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textarea-vertical-align="top" fo:min-height="14.572cm"/>
    </style:style>
    <style:style style:name="pr7" style:family="presentation" style:parent-style-name="Default-title">
      <style:graphic-properties fo:min-height="1.436cm"/>
    </style:style>
    <style:style style:name="pr8" style:family="presentation" style:parent-style-name="Default-subtitle">
      <style:graphic-properties draw:fill-color="#ffffff" draw:textarea-vertical-align="top" fo:min-height="12.6cm"/>
    </style:style>
    <style:style style:name="pr9" style:family="presentation" style:parent-style-name="Default-subtitle">
      <style:graphic-properties draw:fill-color="#ffffff" draw:textarea-vertical-align="top" fo:min-height="13.2cm"/>
    </style:style>
    <style:style style:name="pr10" style:family="presentation" style:parent-style-name="Default-title">
      <style:graphic-properties fo:min-height="1.836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773cm"/>
    </style:style>
    <style:style style:name="pr13" style:family="presentation" style:parent-style-name="Default-title">
      <style:graphic-properties draw:textarea-vertical-align="top" fo:min-height="14.772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9.999cm"/>
    </style:style>
    <style:style style:name="pr16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9.705cm" style:use-optimal-column-width="false"/>
    </style:style>
    <style:style style:name="co3" style:family="table-column">
      <style:table-column-properties style:column-width="6.452cm" style:use-optimal-column-width="false"/>
    </style:style>
    <style:style style:name="co4" style:family="table-column">
      <style:table-column-properties style:column-width="10.385cm" style:use-optimal-column-width="false"/>
    </style:style>
    <style:style style:name="co5" style:family="table-column">
      <style:table-column-properties style:column-width="7.106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ro3" style:family="table-row">
      <style:table-row-properties style:row-height="2.321cm"/>
    </style:style>
    <style:style style:name="ro4" style:family="table-row">
      <style:table-row-properties style:row-height="1.965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10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1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1"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Liberation Serif1" fo:font-size="12pt" style:font-size-asian="12pt" style:font-size-complex="12pt"/>
    </style:style>
    <style:style style:name="T9" style:family="text">
      <style:text-properties style:font-name="Liberation Serif1" fo:font-size="32pt" style:font-size-asian="32pt" style:font-size-complex="32pt"/>
    </style:style>
    <style:style style:name="T10" style:family="text">
      <style:text-properties style:font-name="Liberation Serif1" fo:font-size="6pt" style:font-size-asian="6pt" style:font-size-complex="6pt"/>
    </style:style>
    <style:style style:name="T11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erif1" fo:font-size="36pt"/>
    </style:style>
    <style:style style:name="T17" style:family="text">
      <style:text-properties fo:color="#cf3834" style:font-name="Liberation Serif1" fo:font-size="36pt"/>
    </style:style>
    <style:style style:name="T18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INDEFINITE INTEGRATION</text:span><text:span text:style-name="T1"><text:line-break/></text:span><text:span text:style-name="T1">Part – 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4" draw:layer="layout" svg:width="25.199cm" svg:height="1.6cm" svg:x="1.4cm" svg:y="0.337cm" presentation:class="title" presentation:user-transformed="true">
          <draw:text-box>
            <text:p xml:id="id2" text:id="id2"><text:span text:style-name="T2">Definition ( Meaning ) of integration</text:span></text:p>
          </draw:text-box>
        </draw:frame>
        <draw:frame presentation:style-name="pr5" draw:text-style-name="P6" draw:layer="layout" svg:width="25.8cm" svg:height="13cm" svg:x="1.4cm" svg:y="2.2cm" presentation:class="outline" presentation:user-transformed="true">
          <draw:text-box>
            <text:list text:style-name="L2">
              <text:list-header>
                <text:p text:style-name="P5"><text:span text:style-name="T3"><text:s text:c="30"/></text:span></text:p>
                <text:p text:style-name="P5"><text:span text:style-name="T4"><text:s text:c="2"/></text:span></text:p>
              </text:list-header>
            </text:list>
          </draw:text-box>
        </draw:frame>
        <draw:g xml:id="id3" draw:id="id3">
          <svg:title>TexMaths</svg:title>
          <svg:desc>28§display§\text {If }f(x)§svg§600§FALSE§</svg:desc>
          <draw:polygon draw:style-name="gr2" draw:text-style-name="P7" draw:layer="layout" svg:width="2.705cm" svg:height="0.886cm" svg:x="2.702cm" svg:y="2.655cm" svg:viewBox="0 0 2706 887" draw:points="1353,887 0,887 0,0 2706,0 2706,887">
            <text:p/>
          </draw:polygon>
          <draw:path draw:style-name="gr3" draw:text-style-name="P8" draw:layer="layout" svg:width="0.301cm" svg:height="0.674cm" svg:x="2.68cm" svg:y="2.671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9cm" svg:height="0.696cm" svg:x="3.041cm" svg:y="2.651cm" svg:viewBox="0 0 320 697" svg:d="M141 271v-114c0-88 47-135 92-135 2 0 16 0 31 7-11 5-29 16-29 40 0 23 16 43 43 43 29 0 42-20 42-43 0-35-35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3.69cm" svg:y="2.65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4.322cm" svg:y="2.6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636cm" svg:y="2.909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60-128 160-152 0-9-9-9-12-9-9 0-11 2-13 9-32 107-101 130-132 130-38 0-54-32-54-65 0-23 7-43 18-88z">
            <text:p/>
          </draw:path>
          <draw:path draw:style-name="gr3" draw:text-style-name="P8" draw:layer="layout" svg:width="0.23cm" svg:height="0.985cm" svg:x="5.227cm" svg:y="2.60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5" draw:id="id5">
          <svg:title>TexMaths</svg:title>
          <svg:desc>28§display§g(x)§svg§600§FALSE§</svg:desc>
          <draw:polygon draw:style-name="gr2" draw:text-style-name="P7" draw:layer="layout" svg:width="1.635cm" svg:height="0.886cm" svg:x="7.915cm" svg:y="2.555cm" svg:viewBox="0 0 1636 887" draw:points="819,887 0,887 0,0 1636,0 1636,887">
            <text:p/>
          </draw:polygon>
          <draw:path draw:style-name="gr3" draw:text-style-name="P8" draw:layer="layout" svg:width="0.453cm" svg:height="0.638cm" svg:x="7.881cm" svg:y="2.809cm" svg:viewBox="0 0 454 639" svg:d="M450 65c2-7 4-11 4-18 0-18-13-27-29-27-11 0-36 7-40 43-18-38-54-63-92-63-114 0-235 139-235 280 0 99 61 157 130 157 58 0 105-47 116-58v2c-20 87-33 128-33 130-2 9-36 107-141 107-20 0-52-2-79-11 30-9 41-33 41-51 0-16-11-34-38-34-23 0-54 18-54 56 0 40 36 61 132 61 123 0 195-77 208-137zM322 309c-6 27-29 52-51 70-20 18-52 36-79 36-49 0-64-52-64-90 0-49 29-166 56-215 26-49 69-88 109-88 65 0 79 79 79 86 0 4 0 9-3 13z">
            <text:p/>
          </draw:path>
          <draw:path draw:style-name="gr3" draw:text-style-name="P8" draw:layer="layout" svg:width="0.23cm" svg:height="0.985cm" svg:x="8.467cm" svg:y="2.50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91cm" svg:height="0.447cm" svg:x="8.781cm" svg:y="2.809cm" svg:viewBox="0 0 492 448" svg:d="M302 139c5-27 27-117 96-117 7 0 30 0 50 12-27 6-47 31-47 53 0 16 11 36 38 36 22 0 53-18 53-58 0-52-58-65-91-65-59 0-92 52-106 76-24-67-76-76-105-76-103 0-159 128-159 152 0 9 9 9 12 9 8 0 11 0 13-9 34-105 98-130 132-130 18 0 54 9 54 65 0 32-18 99-54 236-16 62-51 103-94 103-7 0-29 0-49-11 24-7 47-27 47-54s-23-36-38-36c-29 0-54 27-54 58 0 45 49 65 92 65 67 0 103-69 105-76 11 38 47 76 105 76 103 0 159-128 159-152 0-9-9-9-11-9-9 0-11 2-14 9-31 107-100 130-132 130-38 0-53-32-53-65 0-23 6-43 18-88z">
            <text:p/>
          </draw:path>
          <draw:path draw:style-name="gr3" draw:text-style-name="P8" draw:layer="layout" svg:width="0.23cm" svg:height="0.985cm" svg:x="9.369cm" svg:y="2.5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" draw:id="id7">
          <svg:title>TexMaths</svg:title>
          <svg:desc>28§display§\frac{d}{dx}[ g(x) ] = f(x)§svg§600§FALSE§</svg:desc>
          <draw:polygon draw:style-name="gr2" draw:text-style-name="P7" draw:layer="layout" svg:width="6.603cm" svg:height="1.936cm" svg:x="2.632cm" svg:y="3.655cm" svg:viewBox="0 0 6604 1937" draw:points="3301,1937 0,1937 0,0 6604,0 6604,1937">
            <text:p/>
          </draw:polygon>
          <draw:path draw:style-name="gr3" draw:text-style-name="P8" draw:layer="layout" svg:width="0.469cm" svg:height="0.696cm" svg:x="2.903cm" svg:y="3.6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2.583cm" svg:y="4.688cm" svg:viewBox="0 0 1077 43" draw:points="537,43 0,43 0,0 1077,0 1077,43">
            <text:p/>
          </draw:polygon>
          <draw:path draw:style-name="gr3" draw:text-style-name="P8" draw:layer="layout" svg:width="0.469cm" svg:height="0.696cm" svg:x="2.623cm" svg:y="4.94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123cm" svg:y="5.1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3.891cm" svg:y="4.21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4.063cm" svg:y="4.5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2 309c-6 27-29 52-51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4.65cm" svg:y="4.2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964cm" svg:y="4.5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5.555cm" svg:y="4.2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5.902cm" svg:y="4.217cm" svg:viewBox="0 0 137 985" draw:points="137,0 0,0 0,40 96,40 96,947 0,947 0,985 137,985">
            <text:p/>
          </draw:polygon>
          <draw:path draw:style-name="gr3" draw:text-style-name="P8" draw:layer="layout" svg:width="0.655cm" svg:height="0.232cm" svg:x="6.482cm" svg:y="4.5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519cm" svg:y="4.2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8.151cm" svg:y="4.2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8.464cm" svg:y="4.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9.055cm" svg:y="4.2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8" draw:id="id8">
          <svg:title>TexMaths</svg:title>
          <svg:desc>28§display§\text {then } f(x) \text { is called the Derivative of } g(x)§svg§600§FALSE§</svg:desc>
          <draw:polygon draw:style-name="gr2" draw:text-style-name="P7" draw:layer="layout" svg:width="17.432cm" svg:height="0.886cm" svg:x="9.714cm" svg:y="4.355cm" svg:viewBox="0 0 17433 887" draw:points="8718,887 0,887 0,0 17433,0 17433,887">
            <text:p/>
          </draw:polygon>
          <draw:path draw:style-name="gr3" draw:text-style-name="P8" draw:layer="layout" svg:width="0.31cm" svg:height="0.617cm" svg:x="9.683cm" svg:y="4.4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0.079cm" svg:y="4.3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0.62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1.063cm" svg:y="4.6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11.959cm" svg:y="4.35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2.593cm" svg:y="4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906cm" svg:y="4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495cm" svg:y="4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4.18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4.456cm" svg:y="4.6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5.173cm" svg:y="4.6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15.619cm" svg:y="4.6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6.1cm" svg:y="4.3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16.376cm" svg:y="4.3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6.64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17.086cm" svg:y="4.3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cm" svg:height="0.617cm" svg:x="17.946cm" svg:y="4.4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8.343cm" svg:y="4.3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8.885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662cm" svg:height="0.674cm" svg:x="19.657cm" svg:y="4.371cm" svg:viewBox="0 0 663 675" svg:d="M0 0v31h25c76 0 76 12 76 45v522c0 36 0 45-76 45h-25v32h361c165 0 302-146 302-332 0-188-132-343-302-343zM235 643c-47 0-49-7-49-38v-536c0-31 2-38 49-38h99c60 0 130 21 179 92 43 59 51 144 51 220 0 110-17 168-53 217-20 27-76 83-177 83z">
            <text:p/>
          </draw:path>
          <draw:path draw:style-name="gr3" draw:text-style-name="P8" draw:layer="layout" svg:width="0.382cm" svg:height="0.454cm" svg:x="20.401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0.84cm" svg:y="4.6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21.2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21.49cm" svg:y="4.6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1.976cm" svg:y="4.6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22.446cm" svg:y="4.4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22.84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23.102cm" svg:y="4.6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23.60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24.368cm" svg:y="4.60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4.865cm" svg:y="4.3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54cm" svg:height="0.638cm" svg:x="25.477cm" svg:y="4.609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6.064cm" svg:y="4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6.377cm" svg:y="4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6.966cm" svg:y="4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" draw:id="id9">
          <svg:title>TexMaths</svg:title>
          <svg:desc>28§display§\text { and } g(x) \text{ is called the Anti Derivative of } f(x). §svg§600§FALSE§</svg:desc>
          <draw:polygon draw:style-name="gr2" draw:text-style-name="P7" draw:layer="layout" svg:width="19.636cm" svg:height="0.886cm" svg:x="2.595cm" svg:y="5.855cm" svg:viewBox="0 0 19637 887" draw:points="9818,887 0,887 0,0 19637,0 19637,887">
            <text:p/>
          </draw:polygon>
          <draw:path draw:style-name="gr3" draw:text-style-name="P8" draw:layer="layout" svg:width="0.445cm" svg:height="0.454cm" svg:x="2.586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3.07cm" svg:y="6.1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3.619cm" svg:y="5.8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4.474cm" svg:y="6.109cm" svg:viewBox="0 0 455 639" svg:d="M450 65c3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5.061cm" svg:y="5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375cm" svg:y="6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5.966cm" svg:y="5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6.652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925cm" svg:y="6.1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7.642cm" svg:y="6.1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8.088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8.572cm" svg:y="5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8.845cm" svg:y="5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9.114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557cm" svg:y="5.8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0.417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0.812cm" svg:y="5.8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356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676cm" svg:height="0.707cm" svg:x="12.124cm" svg:y="5.84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496cm" svg:height="0.436cm" svg:x="12.861cm" svg:y="6.1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3.37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766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662cm" svg:height="0.674cm" svg:x="14.369cm" svg:y="5.871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382cm" svg:height="0.454cm" svg:x="15.113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5.552cm" svg:y="6.1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5.942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6.201cm" svg:y="6.1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6.687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7.158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554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7.814cm" svg:y="6.1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18.316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9.08cm" svg:y="6.1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9.577cm" svg:y="5.8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20.227cm" svg:y="5.85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20.859cm" svg:y="5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1.172cm" svg:y="6.1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21.764cm" svg:y="5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107cm" svg:height="0.107cm" svg:x="22.173cm" svg:y="6.44cm" svg:viewBox="0 0 108 108" svg:d="M108 54c0-29-25-54-54-54s-54 25-54 54 25 54 54 54 54-25 54-54z">
            <text:p/>
          </draw:path>
        </draw:g>
        <draw:g xml:id="id10" draw:id="id10">
          <svg:title>TexMaths</svg:title>
          <svg:desc>28§display§\text {We know}§svg§600§FALSE§</svg:desc>
          <draw:polygon draw:style-name="gr2" draw:text-style-name="P7" draw:layer="layout" svg:width="3.821cm" svg:height="0.606cm" svg:x="22.819cm" svg:y="5.955cm" svg:viewBox="0 0 3822 607" draw:points="1911,607 0,607 0,0 3822,0 3822,607">
            <text:p/>
          </draw:polygon>
          <draw:path draw:style-name="gr3" draw:text-style-name="P8" draw:layer="layout" svg:width="0.976cm" svg:height="0.696cm" svg:x="22.788cm" svg:y="5.917cm" svg:viewBox="0 0 977 697" svg:d="M878 96c18-56 61-65 99-65v-31c-29 2-58 2-90 2-27 0-92-2-116-2v31c65 0 85 34 85 52 0 7-2 13-5 20l-147 455-157-484c-3-2-5-9-5-14 0-29 58-29 83-29v-31c-36 2-103 2-139 2-38 0-80-2-121-2v31c56 0 76 0 90 36l20 67-137 424-159-484c0-5-2-11-2-14 0-29 58-29 83-29v-31c-36 2-103 2-139 2-38 0-81-2-121-2v31c74 0 78 5 90 41l197 605c2 9 7 20 20 20s16-7 18-20l163-502 164 502c2 9 7 20 18 20 16 0 16-7 20-20z">
            <text:p/>
          </draw:path>
          <draw:path draw:style-name="gr3" draw:text-style-name="P8" draw:layer="layout" svg:width="0.382cm" svg:height="0.454cm" svg:x="23.727cm" svg:y="6.148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76cm" svg:height="0.685cm" svg:x="24.493cm" svg:y="5.906cm" svg:viewBox="0 0 477 686" svg:d="M76 609c0 45-9 45-76 45v32c34-3 78-3 108-3 29 0 69 0 109 3v-32c-67 0-78 0-78-45v-100l63-54c76 103 118 159 118 177s-15 22-35 22v32c26-3 87-3 107-3 29 0 56 0 85 3v-32c-36 0-58 0-96-51l-126-177c0-3-4-9-4-12 0-4 69-62 78-71 63-49 106-52 126-52v-31c-29 2-41 2-70 2-35 0-96-2-109-2v31c18 0 29 11 29 25 0 18-16 31-23 38l-139 121v-475l-143 11v32c69 0 76 6 76 53z">
            <text:p/>
          </draw:path>
          <draw:path draw:style-name="gr3" draw:text-style-name="P8" draw:layer="layout" svg:width="0.496cm" svg:height="0.436cm" svg:x="25.017cm" svg:y="6.15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5.56cm" svg:y="6.1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676cm" svg:height="0.436cm" svg:x="26.014cm" svg:y="6.166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2 0 16-9 18-18z">
            <text:p/>
          </draw:path>
        </draw:g>
        <draw:g xml:id="id11" draw:id="id11">
          <svg:title>TexMaths</svg:title>
          <svg:desc>28§display§\text {that the derivative of a costant is zero}§svg§600§FALSE§</svg:desc>
          <draw:polygon draw:style-name="gr2" draw:text-style-name="P7" draw:layer="layout" svg:width="16.32cm" svg:height="0.606cm" svg:x="2.821cm" svg:y="7.155cm" svg:viewBox="0 0 16321 607" draw:points="8161,607 0,607 0,0 16321,0 16321,607">
            <text:p/>
          </draw:polygon>
          <draw:path draw:style-name="gr3" draw:text-style-name="P8" draw:layer="layout" svg:width="0.31cm" svg:height="0.617cm" svg:x="2.79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3.186cm" svg:y="7.11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3.742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1cm" svg:height="0.617cm" svg:x="4.212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1cm" svg:height="0.617cm" svg:x="4.923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319cm" svg:y="7.11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861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6.632cm" svg:y="7.117cm" svg:viewBox="0 0 488 697" svg:d="M343 632v65l145-11v-32c-69 0-78-6-78-54v-600l-141 11v32c67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382cm" svg:height="0.454cm" svg:x="7.174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611cm" svg:y="7.36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212cm" svg:height="0.66cm" svg:x="8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8.26cm" svg:y="7.37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8.749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1cm" svg:height="0.617cm" svg:x="9.217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9.613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9.873cm" svg:y="7.37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0.375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1.141cm" svg:y="7.3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1.636cm" svg:y="7.106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445cm" svg:height="0.454cm" svg:x="12.275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75cm" svg:height="0.454cm" svg:x="13.088cm" svg:y="7.359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518cm" svg:y="7.35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015cm" svg:y="7.3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08cm" svg:height="0.617cm" svg:x="14.389cm" svg:y="7.19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45cm" svg:height="0.454cm" svg:x="14.795cm" svg:y="7.359cm" svg:viewBox="0 0 446 455" svg:d="M287 367c4 41 31 81 78 81 20 0 81-13 81-94v-54h-25v54c0 58-25 65-36 65-31 0-36-45-36-49v-200c0-40 0-78-35-116-38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96cm" svg:height="0.436cm" svg:x="15.279cm" svg:y="7.36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5.785cm" svg:y="7.19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6.508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6.782cm" svg:y="7.3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69cm" svg:height="0.425cm" svg:x="17.494cm" svg:y="7.375cm" svg:viewBox="0 0 370 426" svg:d="M358 29c9-11 9-11 9-16 0-13-9-13-24-13h-318l-12 159h25c7-101 25-137 134-137h112l-275 372c-9 12-9 14-9 18 0 14 7 14 25 14h327l18-184h-25c-9 116-29 159-146 159h-116z">
            <text:p/>
          </draw:path>
          <draw:path draw:style-name="gr3" draw:text-style-name="P8" draw:layer="layout" svg:width="0.382cm" svg:height="0.454cm" svg:x="17.931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8.368cm" svg:y="7.36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4cm" svg:x="18.753cm" svg:y="7.35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 xml:id="id13" draw:id="id13">
          <svg:title>TexMaths</svg:title>
          <svg:desc>28§display§\frac{d}{dx}[ g(x) + c ] = f(x).§svg§600§FALSE§</svg:desc>
          <draw:polygon draw:style-name="gr2" draw:text-style-name="P7" draw:layer="layout" svg:width="8.518cm" svg:height="1.936cm" svg:x="4.634cm" svg:y="8.155cm" svg:viewBox="0 0 8519 1937" draw:points="4260,1937 0,1937 0,0 8519,0 8519,1937">
            <text:p/>
          </draw:polygon>
          <draw:path draw:style-name="gr3" draw:text-style-name="P8" draw:layer="layout" svg:width="0.469cm" svg:height="0.696cm" svg:x="4.905cm" svg:y="8.1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4.585cm" svg:y="9.188cm" svg:viewBox="0 0 1077 43" draw:points="538,43 0,43 0,0 1077,0 1077,43">
            <text:p/>
          </draw:polygon>
          <draw:path draw:style-name="gr3" draw:text-style-name="P8" draw:layer="layout" svg:width="0.469cm" svg:height="0.696cm" svg:x="4.625cm" svg:y="9.44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5.125cm" svg:y="9.6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5.893cm" svg:y="8.71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6.065cm" svg:y="9.0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6.652cm" svg:y="8.7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6.966cm" svg:y="9.0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7.557cm" svg:y="8.7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657cm" svg:x="8.157cm" svg:y="8.8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127cm" svg:y="9.02cm" svg:viewBox="0 0 385 448" svg:d="M352 60c-16 0-29 0-45 16-16 14-18 31-18 38 0 23 18 34 38 34 29 0 56-23 56-63 0-49-47-85-119-85-132 0-264 141-264 280 0 90 58 168 161 168 141 0 224-105 224-117 0-6-7-13-11-13-7 0-9 2-13 11-79 97-186 97-200 97-60 0-87-48-87-108 0-40 20-137 54-197 29-56 85-99 139-99 33 0 71 12 85 38z">
            <text:p/>
          </draw:path>
          <draw:polygon draw:style-name="gr3" draw:text-style-name="P8" draw:layer="layout" svg:width="0.136cm" svg:height="0.984cm" svg:x="9.532cm" svg:y="8.717cm" svg:viewBox="0 0 137 985" draw:points="137,0 0,0 0,40 96,40 96,947 0,947 0,985 137,985">
            <text:p/>
          </draw:polygon>
          <draw:path draw:style-name="gr3" draw:text-style-name="P8" draw:layer="layout" svg:width="0.655cm" svg:height="0.232cm" svg:x="10.112cm" svg:y="9.0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1.149cm" svg:y="8.7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11.781cm" svg:y="8.7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2.094cm" svg:y="9.0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2.686cm" svg:y="8.7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107cm" svg:height="0.106cm" svg:x="13.095cm" svg:y="9.351cm" svg:viewBox="0 0 108 107" svg:d="M108 54c0-29-25-54-54-54s-54 25-54 54 25 53 54 53 54-24 54-53z">
            <text:p/>
          </draw:path>
        </draw:g>
        <draw:g xml:id="id12" draw:id="id12">
          <svg:title>TexMaths</svg:title>
          <svg:desc>28§display§\therefore§svg§600§FALSE§</svg:desc>
          <draw:polygon draw:style-name="gr2" draw:text-style-name="P7" draw:layer="layout" svg:width="0.528cm" svg:height="0.433cm" svg:x="2.81cm" svg:y="8.955cm" svg:viewBox="0 0 529 434" draw:points="265,434 0,434 0,0 529,0 529,434">
            <text:p/>
          </draw:polygon>
          <draw:path draw:style-name="gr3" draw:text-style-name="P8" draw:layer="layout" svg:width="0.598cm" svg:height="0.531cm" svg:x="2.79cm" svg:y="8.9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" draw:id="id14">
          <svg:title>TexMaths</svg:title>
          <svg:desc>28§display§\text {Here } g( x ) + c \text { is called the}§svg§600§FALSE§</svg:desc>
          <draw:polygon draw:style-name="gr2" draw:text-style-name="P7" draw:layer="layout" svg:width="11.135cm" svg:height="0.886cm" svg:x="13.809cm" svg:y="8.855cm" svg:viewBox="0 0 11136 887" draw:points="5567,887 0,887 0,0 11136,0 11136,887">
            <text:p/>
          </draw:polygon>
          <draw:path draw:style-name="gr3" draw:text-style-name="P8" draw:layer="layout" svg:width="0.673cm" svg:height="0.674cm" svg:x="13.791cm" svg:y="8.871cm" svg:viewBox="0 0 674 675" svg:d="M573 76c0-33 3-45 77-45h24v-31c-33 2-107 2-145 2-36 0-112 0-146-2v31h25c76 0 76 12 76 45v233h-294v-233c0-33 3-45 77-45h24v-31c-33 2-107 2-145 2s-112 0-146-2v31h25c76 0 76 12 76 45v522c0 36 0 45-76 45h-25v32c34-3 108-3 146-3s112 0 145 3v-32h-24c-74 0-77-9-77-45v-260h294v260c0 36 0 45-76 45h-25v32c34-3 108-3 146-3s112 0 145 3v-32h-24c-74 0-77-9-77-45z">
            <text:p/>
          </draw:path>
          <draw:path draw:style-name="gr3" draw:text-style-name="P8" draw:layer="layout" svg:width="0.382cm" svg:height="0.454cm" svg:x="14.526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4.963cm" svg:y="9.1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348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4cm" svg:height="0.638cm" svg:x="16.101cm" svg:y="9.109cm" svg:viewBox="0 0 455 639" svg:d="M450 65c3-7 5-11 5-18 0-18-14-27-29-27-12 0-36 7-41 43-18-38-53-63-92-63-114 0-235 139-235 280 0 99 61 157 130 157 58 0 105-47 117-58v2c-21 87-34 128-34 130-2 9-36 107-141 107-20 0-52-2-78-11 29-9 40-33 40-51 0-16-11-34-38-34-23 0-54 18-54 56 0 40 36 61 132 61 123 0 195-77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6.688cm" svg:y="8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001cm" svg:y="9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17.593cm" svg:y="8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8.193cm" svg:y="8.9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9.163cm" svg:y="9.10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19.909cm" svg:y="8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0.182cm" svg:y="9.1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0.899cm" svg:y="9.1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1.345cm" svg:y="9.10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1.826cm" svg:y="8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22.1cm" svg:y="8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22.369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812cm" svg:y="8.862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cm" svg:height="0.617cm" svg:x="23.672cm" svg:y="8.9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4.069cm" svg:y="8.862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4.611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5" draw:id="id15">
          <svg:title>TexMaths</svg:title>
          <svg:desc>28§display§\text {Anti Derivative or}§svg§600§FALSE§</svg:desc>
          <draw:polygon draw:style-name="gr2" draw:text-style-name="P7" draw:layer="layout" svg:width="7.711cm" svg:height="0.618cm" svg:x="2.909cm" svg:y="10.555cm" svg:viewBox="0 0 7712 619" draw:points="3857,619 0,619 0,0 7712,0 7712,619">
            <text:p/>
          </draw:polygon>
          <draw:path draw:style-name="gr3" draw:text-style-name="P8" draw:layer="layout" svg:width="0.675cm" svg:height="0.708cm" svg:x="2.891cm" svg:y="10.506cm" svg:viewBox="0 0 676 709" svg:d="M361 20c-5-13-7-20-23-20-15 0-18 7-22 20l-206 590c-18 52-56 65-110 67v32c22-2 65-5 101-5 31 0 83 3 114 5v-32c-49 0-74-24-74-51 0-2 0-11 0-14l47-130h244l52 151c0 4 2 11 2 15 0 29-54 29-81 29v32c36-5 103-5 142-5 42 0 87 3 129 5v-32h-18c-58 0-73-6-82-40zM309 130l112 321h-222z">
            <text:p/>
          </draw:path>
          <draw:path draw:style-name="gr3" draw:text-style-name="P8" draw:layer="layout" svg:width="0.496cm" svg:height="0.436cm" svg:x="3.63cm" svg:y="10.77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4.136cm" svg:y="10.605cm" svg:viewBox="0 0 311 619" svg:d="M152 213h141v-31h-141v-182h-24c0 81-32 186-128 191v22h85v271c0 124 92 135 128 135 69 0 98-69 98-135v-56h-27v56c0 72-29 110-65 110-67 0-67-89-67-107z">
            <text:p/>
          </draw:path>
          <draw:path draw:style-name="gr3" draw:text-style-name="P8" draw:layer="layout" svg:width="0.212cm" svg:height="0.661cm" svg:x="4.533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662cm" svg:height="0.674cm" svg:x="5.135cm" svg:y="10.537cm" svg:viewBox="0 0 663 675" svg:d="M0 0v31h25c76 0 76 12 76 45v523c0 36 0 45-76 45h-25v31h361c165 0 302-146 302-332 0-188-132-343-302-343zM235 644c-47 0-49-7-49-38v-536c0-32 2-39 49-39h99c60 0 130 21 179 92 42 59 51 144 51 220 0 110-17 168-53 218-20 27-76 83-177 83z">
            <text:p/>
          </draw:path>
          <draw:path draw:style-name="gr3" draw:text-style-name="P8" draw:layer="layout" svg:width="0.382cm" svg:height="0.454cm" svg:x="5.881cm" svg:y="10.77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6.318cm" svg:y="10.7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6.708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83cm" svg:height="0.436cm" svg:x="6.967cm" svg:y="10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45cm" svg:height="0.454cm" svg:x="7.456cm" svg:y="10.771cm" svg:viewBox="0 0 446 455" svg:d="M287 368c4 40 31 81 78 81 20 0 81-14 81-95v-53h-25v53c0 59-25 65-36 65-31 0-36-44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7.924cm" svg:y="10.605cm" svg:viewBox="0 0 309 619" svg:d="M152 213h141v-31h-141v-182h-24c0 81-32 186-128 191v22h85v271c0 124 92 135 128 135 69 0 96-69 96-135v-56h-25v56c0 72-29 110-65 110-67 0-67-89-67-107z">
            <text:p/>
          </draw:path>
          <draw:path draw:style-name="gr3" draw:text-style-name="P8" draw:layer="layout" svg:width="0.212cm" svg:height="0.661cm" svg:x="8.32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83cm" svg:height="0.436cm" svg:x="8.58cm" svg:y="10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9.082cm" svg:y="10.77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9.846cm" svg:y="10.771cm" svg:viewBox="0 0 439 455" svg:d="M439 231c0-126-101-231-220-231-123 0-219 108-219 231 0 128 103 224 219 224 119 0 220-98 220-224zM219 431c-42 0-85-23-111-68-25-42-25-103-25-139 0-38 0-92 22-137 27-44 74-65 114-65 43 0 86 21 112 63 25 43 25 101 25 139 0 36 0 90-22 133-20 44-65 74-115 74z">
            <text:p/>
          </draw:path>
          <draw:path draw:style-name="gr3" draw:text-style-name="P8" draw:layer="layout" svg:width="0.333cm" svg:height="0.436cm" svg:x="10.338cm" svg:y="10.7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</draw:g>
        <draw:g xml:id="id16" draw:id="id16">
          <svg:title>TexMaths</svg:title>
          <svg:desc>28§display§\text { Primitive or}§svg§600§FALSE§</svg:desc>
          <draw:polygon draw:style-name="gr2" draw:text-style-name="P7" draw:layer="layout" svg:width="5.089cm" svg:height="0.586cm" svg:x="11.109cm" svg:y="10.556cm" svg:viewBox="0 0 5090 587" draw:points="2545,587 0,587 0,0 5090,0 5090,587">
            <text:p/>
          </draw:polygon>
          <draw:path draw:style-name="gr3" draw:text-style-name="P8" draw:layer="layout" svg:width="0.581cm" svg:height="0.674cm" svg:x="11.093cm" svg:y="10.507cm" svg:viewBox="0 0 582 675" svg:d="M190 363h166c119 0 226-81 226-179 0-97-98-184-233-184h-349v31h25c76 0 76 12 76 45v523c0 35 0 44-76 44h-25v32c34-2 108-2 146-2s112 0 145 2v-32h-22c-76 0-79-9-79-44zM186 336v-267c0-31 2-38 49-38h88c156 0 156 104 156 153 0 47 0 152-156 152z">
            <text:p/>
          </draw:path>
          <draw:path draw:style-name="gr3" draw:text-style-name="P8" draw:layer="layout" svg:width="0.333cm" svg:height="0.436cm" svg:x="11.756cm" svg:y="10.74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2.148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2.419cm" svg:y="10.745cm" svg:viewBox="0 0 771 437" svg:d="M76 96v267c0 43-9 43-76 43v31c34 0 85-2 112-2 25 0 76 2 110 2v-31c-65 0-76 0-76-43v-184c0-103 69-157 132-157s74 54 74 110v231c0 43-11 43-79 43v31c36 0 85-2 112-2s79 2 112 2v-31c-67 0-78 0-78-43v-184c0-103 72-157 134-157 61 0 72 54 72 110v231c0 43-11 43-76 43v31c33 0 85-2 112-2 25 0 76 2 110 2v-31c-52 0-76 0-76-29v-189c0-85 0-116-32-152-13-16-47-36-103-36-83 0-128 58-143 96-14-85-88-96-132-96-72 0-119 43-146 103v-103l-139 11v32c69 0 76 6 76 53z">
            <text:p/>
          </draw:path>
          <draw:path draw:style-name="gr3" draw:text-style-name="P8" draw:layer="layout" svg:width="0.212cm" svg:height="0.66cm" svg:x="13.241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13.501cm" svg:y="10.574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8" draw:layer="layout" svg:width="0.212cm" svg:height="0.66cm" svg:x="13.898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4.156cm" svg:y="10.756cm" svg:viewBox="0 0 484 437" svg:d="M392 96c9-22 27-65 92-65v-31c-22 2-52 2-74 2-25 0-69-2-87-2v31c38 0 49 23 49 43 0 9-2 11-7 22l-101 254-112-276c-4-13-4-16-4-18 0-25 38-25 56-25v-31c-29 0-85 2-108 2-27 0-67 0-96-2v31c63 0 67 5 78 36l144 352c4 14 7 18 20 18s18-9 20-18z">
            <text:p/>
          </draw:path>
          <draw:path draw:style-name="gr3" draw:text-style-name="P8" draw:layer="layout" svg:width="0.382cm" svg:height="0.454cm" svg:x="14.657cm" svg:y="10.738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5.424cm" svg:y="10.738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5.914cm" svg:y="10.74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</draw:g>
        <draw:g xml:id="id17" draw:id="id17">
          <svg:title>TexMaths</svg:title>
          <svg:desc>28§display§\text {Indefinte Integration}§svg§600§FALSE§</svg:desc>
          <draw:polygon draw:style-name="gr2" draw:text-style-name="P7" draw:layer="layout" svg:width="8.741cm" svg:height="0.8cm" svg:x="16.816cm" svg:y="10.556cm" svg:viewBox="0 0 8742 801" draw:points="4372,801 0,801 0,0 8742,0 8742,801">
            <text:p/>
          </draw:polygon>
          <draw:path draw:style-name="gr3" draw:text-style-name="P8" draw:layer="layout" svg:width="0.301cm" svg:height="0.674cm" svg:x="16.794cm" svg:y="10.529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496cm" svg:height="0.437cm" svg:x="17.155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7.703cm" svg:y="10.518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18.243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4cm" svg:height="0.697cm" svg:x="18.68cm" svg:y="10.507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496cm" svg:height="0.437cm" svg:x="19.231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9.737cm" svg:y="10.59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20.129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1cm" svg:height="0.674cm" svg:x="20.895cm" svg:y="10.529cm" svg:viewBox="0 0 302 675" svg:d="M195 76c0-33 4-45 83-45h24v-31c-33 2-112 2-150 2-40 0-116 0-152-2v31h27c76 0 81 12 81 45v523c0 36-5 45-81 45h-27v31c36-2 112-2 150-2 40 0 119 0 152 2v-31h-24c-79 0-83-9-83-45z">
            <text:p/>
          </draw:path>
          <draw:path draw:style-name="gr3" draw:text-style-name="P8" draw:layer="layout" svg:width="0.496cm" svg:height="0.437cm" svg:x="21.254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21.76cm" svg:y="10.59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22.152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2.589cm" svg:y="10.75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23.081cm" svg:y="10.76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3.48cm" svg:y="10.76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23.95cm" svg:y="10.59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24.347cm" svg:y="10.5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4.616cm" svg:y="10.76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5.111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4" draw:id="id4">
          <svg:title>TexMaths</svg:title>
          <svg:desc>28§display§\text {and }§svg§600§FALSE§</svg:desc>
          <draw:polygon draw:style-name="gr2" draw:text-style-name="P7" draw:layer="layout" svg:width="1.459cm" svg:height="0.597cm" svg:x="5.889cm" svg:y="2.655cm" svg:viewBox="0 0 1460 598" draw:points="730,598 0,598 0,0 1460,0 1460,598">
            <text:p/>
          </draw:polygon>
          <draw:path draw:style-name="gr3" draw:text-style-name="P8" draw:layer="layout" svg:width="0.444cm" svg:height="0.454cm" svg:x="5.88cm" svg:y="2.848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8" draw:layer="layout" svg:width="0.496cm" svg:height="0.436cm" svg:x="6.364cm" svg:y="2.855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6.912cm" svg:y="2.606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draw:g xml:id="id6" draw:id="id6">
          <svg:title>TexMaths</svg:title>
          <svg:desc>28§display§\text {are two given functions such that }§svg§600§FALSE§</svg:desc>
          <draw:polygon draw:style-name="gr2" draw:text-style-name="P7" draw:layer="layout" svg:width="14.184cm" svg:height="0.8cm" svg:x="9.992cm" svg:y="2.655cm" svg:viewBox="0 0 14185 801" draw:points="7091,801 0,801 0,0 14185,0 14185,801">
            <text:p/>
          </draw:polygon>
          <draw:path draw:style-name="gr3" draw:text-style-name="P8" draw:layer="layout" svg:width="0.445cm" svg:height="0.454cm" svg:x="9.983cm" svg:y="2.8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0.462cm" svg:y="2.86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848cm" svg:y="2.8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1.605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675cm" svg:height="0.437cm" svg:x="11.959cm" svg:y="2.875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38cm" svg:height="0.454cm" svg:x="12.651cm" svg:y="2.8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51cm" svg:height="0.652cm" svg:x="13.473cm" svg:y="2.85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212cm" svg:height="0.661cm" svg:x="13.968cm" svg:y="2.64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14.228cm" svg:y="2.875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382cm" svg:height="0.454cm" svg:x="14.729cm" svg:y="2.8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15.171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19cm" svg:height="0.697cm" svg:x="16.046cm" svg:y="2.606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6.346cm" svg:y="2.86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96cm" svg:height="0.437cm" svg:x="16.893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7.442cm" svg:y="2.86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1cm" svg:height="0.618cm" svg:x="17.863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18.259cm" svg:y="2.64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528cm" svg:y="2.8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025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9.572cm" svg:y="2.8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0.289cm" svg:y="2.8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448cm" svg:x="20.676cm" svg:y="2.86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75cm" svg:height="0.454cm" svg:x="21.225cm" svg:y="2.86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96cm" svg:height="0.686cm" svg:x="21.632cm" svg:y="2.617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1cm" svg:height="0.618cm" svg:x="22.495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22.889cm" svg:y="2.617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23.447cm" svg:y="2.8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3.915cm" svg:y="2.696cm" svg:viewBox="0 0 309 619" svg:d="M152 213h141v-31h-141v-182h-24c0 81-32 186-128 191v22h85v272c0 123 92 134 128 134 69 0 96-69 96-134v-56h-25v56c0 71-29 110-64 110-68 0-68-90-68-108z">
            <text:p/>
          </draw:path>
        </draw:g>
        <draw:g xml:id="id18" draw:id="id18">
          <svg:title>TexMaths</svg:title>
          <svg:desc>28§display§\text {of } f(x).§svg§600§FALSE§</svg:desc>
          <draw:polygon draw:style-name="gr2" draw:text-style-name="P7" draw:layer="layout" svg:width="3.127cm" svg:height="0.886cm" svg:x="2.916cm" svg:y="11.655cm" svg:viewBox="0 0 3128 887" draw:points="1563,887 0,887 0,0 3128,0 3128,887">
            <text:p/>
          </draw:polygon>
          <draw:path draw:style-name="gr3" draw:text-style-name="P8" draw:layer="layout" svg:width="0.438cm" svg:height="0.454cm" svg:x="2.894cm" svg:y="11.904cm" svg:viewBox="0 0 439 455" svg:d="M439 231c0-126-101-231-220-231-123 0-219 108-219 231 0 128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319cm" svg:height="0.696cm" svg:x="3.391cm" svg:y="11.651cm" svg:viewBox="0 0 320 697" svg:d="M141 271v-114c0-88 47-135 92-135 2 0 16 0 31 7-11 5-29 16-29 40 0 23 16 43 43 43 29 0 42-20 42-43 0-35-36-69-87-69-70 0-155 52-155 157v114h-78v29h78v321c0 45-11 45-78 45v31c40-2 85-5 114-5 41 0 85 0 126 5v-31h-21c-73 0-76-12-76-48v-318h115v-29z">
            <text:p/>
          </draw:path>
          <draw:path draw:style-name="gr3" draw:text-style-name="P8" draw:layer="layout" svg:width="0.492cm" svg:height="0.898cm" svg:x="4.041cm" svg:y="11.651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4.672cm" svg:y="11.60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92cm" svg:height="0.447cm" svg:x="4.986cm" svg:y="11.90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8" draw:layer="layout" svg:width="0.23cm" svg:height="0.985cm" svg:x="5.577cm" svg:y="11.6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106cm" svg:height="0.107cm" svg:x="5.987cm" svg:y="12.24cm" svg:viewBox="0 0 107 108" svg:d="M107 54c0-29-24-54-53-54s-54 25-54 54 25 54 54 54 53-25 53-54z">
            <text:p/>
          </draw:path>
        </draw:g>
        <draw:g xml:id="id19" draw:id="id19">
          <svg:title>TexMaths</svg:title>
          <svg:desc>28§display§\text {It is symbolically represented as }§svg§600§FALSE§</svg:desc>
          <draw:polygon draw:style-name="gr2" draw:text-style-name="P7" draw:layer="layout" svg:width="13.675cm" svg:height="0.788cm" svg:x="6.919cm" svg:y="11.755cm" svg:viewBox="0 0 13676 789" draw:points="6837,789 0,789 0,0 13676,0 13676,789">
            <text:p/>
          </draw:polygon>
          <draw:path draw:style-name="gr3" draw:text-style-name="P8" draw:layer="layout" svg:width="0.301cm" svg:height="0.674cm" svg:x="6.897cm" svg:y="11.717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cm" svg:height="0.618cm" svg:x="7.244cm" svg:y="11.784cm" svg:viewBox="0 0 311 619" svg:d="M152 213h141v-31h-141v-182h-24c0 81-32 186-128 191v22h85v271c0 124 92 135 128 135 69 0 98-70 98-135v-56h-26v56c0 72-30 110-65 110-68 0-68-89-68-107z">
            <text:p/>
          </draw:path>
          <draw:path draw:style-name="gr3" draw:text-style-name="P8" draw:layer="layout" svg:width="0.212cm" svg:height="0.661cm" svg:x="7.968cm" svg:y="11.73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8.241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8.958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3cm" svg:height="0.627cm" svg:x="9.332cm" svg:y="11.966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3-56 125-112z">
            <text:p/>
          </draw:path>
          <draw:path draw:style-name="gr3" draw:text-style-name="P8" draw:layer="layout" svg:width="0.77cm" svg:height="0.436cm" svg:x="9.865cm" svg:y="11.955cm" svg:viewBox="0 0 771 437" svg:d="M76 96v267c0 43-11 43-76 43v31c34 0 85-2 112-2 25 0 76 2 110 2v-31c-65 0-76 0-76-43v-184c0-103 69-157 132-157s74 54 74 110v231c0 43-11 43-79 43v31c36 0 85-2 112-2s79 2 112 2v-31c-67 0-78 0-78-43v-184c0-103 72-157 134-157 63 0 72 54 72 110v231c0 43-9 43-76 43v31c33 0 85-2 112-2 24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8" draw:layer="layout" svg:width="0.487cm" svg:height="0.696cm" svg:x="10.654cm" svg:y="11.706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438cm" svg:height="0.454cm" svg:x="11.227cm" svg:y="11.94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221cm" svg:height="0.685cm" svg:x="11.725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12cm" svg:height="0.661cm" svg:x="11.998cm" svg:y="11.73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75cm" svg:height="0.454cm" svg:x="12.273cm" svg:y="11.948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45cm" svg:height="0.454cm" svg:x="12.717cm" svg:y="11.948cm" svg:viewBox="0 0 446 455" svg:d="M289 368c2 40 29 80 76 80 20 0 81-13 81-94v-54h-25v54c0 59-24 65-36 65-31 0-36-45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221cm" svg:height="0.685cm" svg:x="13.201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13.474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83cm" svg:height="0.627cm" svg:x="13.734cm" svg:y="11.966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1-56 125-112z">
            <text:p/>
          </draw:path>
          <draw:path draw:style-name="gr3" draw:text-style-name="P8" draw:layer="layout" svg:width="0.333cm" svg:height="0.436cm" svg:x="14.59cm" svg:y="11.95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975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27cm" svg:x="15.414cm" svg:y="11.95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15.961cm" svg:y="11.95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6.346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6.787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17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7.612cm" svg:y="11.955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8.12cm" svg:y="11.784cm" svg:viewBox="0 0 309 619" svg:d="M152 213h141v-31h-141v-182h-24c0 81-32 186-128 191v22h85v271c0 124 92 135 128 135 69 0 96-70 96-135v-56h-24v56c0 72-30 110-65 110-68 0-68-89-68-107z">
            <text:p/>
          </draw:path>
          <draw:path draw:style-name="gr3" draw:text-style-name="P8" draw:layer="layout" svg:width="0.382cm" svg:height="0.454cm" svg:x="18.51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8.954cm" svg:y="11.706cm" svg:viewBox="0 0 488 697" svg:d="M343 632v65l145-11v-31c-69 0-78-7-78-54v-601l-141 11v32c69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19.836cm" svg:y="11.948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0.32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</draw:g>
        <draw:g xml:id="id20" draw:id="id20">
          <svg:title>TexMaths</svg:title>
          <svg:desc>28§display§\int f(x) dx = g(x) + c,§svg§600§FALSE§</svg:desc>
          <draw:polygon draw:style-name="gr2" draw:text-style-name="P7" draw:layer="layout" svg:width="9.014cm" svg:height="2.09cm" svg:x="2.797cm" svg:y="12.955cm" svg:viewBox="0 0 9015 2091" draw:points="4507,2091 0,2091 0,0 9015,0 9015,2091">
            <text:p/>
          </draw:polygon>
          <draw:path draw:style-name="gr3" draw:text-style-name="P8" draw:layer="layout" svg:width="0.875cm" svg:height="2.189cm" svg:x="2.804cm" svg:y="12.906cm" svg:viewBox="0 0 876 2190" svg:d="M47 2145c31 0 49-22 49-47 0-34-24-49-47-49-24 0-49 15-49 49 0 52 49 92 110 92 150 0 206-231 275-516 76-311 141-627 195-943 36-209 72-406 106-534 11-49 44-175 85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92cm" svg:height="0.898cm" svg:x="3.948cm" svg:y="13.5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7 34-62 56-181 56-188z">
            <text:p/>
          </draw:path>
          <draw:path draw:style-name="gr3" draw:text-style-name="P8" draw:layer="layout" svg:width="0.23cm" svg:height="0.985cm" svg:x="4.58cm" svg:y="13.5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4.896cm" svg:y="13.8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8" draw:layer="layout" svg:width="0.23cm" svg:height="0.985cm" svg:x="5.485cm" svg:y="13.507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5.85cm" svg:y="13.563cm" svg:viewBox="0 0 470 697" svg:d="M470 11c0-2 0-11-13-11s-108 9-125 11c-7 0-14 5-14 18 0 14 9 14 25 14 47 0 49 6 49 15l-4 20-59 234c-18-36-47-63-92-63-114 0-237 146-237 289 0 94 54 159 132 159 20 0 70-4 128-74 9 41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6.352cm" svg:y="13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655cm" svg:height="0.232cm" svg:x="7.215cm" svg:y="13.8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8.214cm" svg:y="13.812cm" svg:viewBox="0 0 455 639" svg:d="M450 65c3-7 5-11 5-18 0-18-14-27-29-27-12 0-36 7-41 43-18-38-53-63-92-63-114 0-235 139-235 280 0 99 61 157 130 157 58 0 105-47 117-58v2c-20 87-34 128-34 130-2 9-36 108-141 108-20 0-52-3-78-12 29-9 40-33 40-51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8.801cm" svg:y="13.5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9.114cm" svg:y="13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23cm" svg:height="0.985cm" svg:x="9.704cm" svg:y="13.507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658cm" svg:x="10.306cm" svg:y="13.67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1.274cm" svg:y="13.812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115cm" svg:height="0.295cm" svg:x="11.745cm" svg:y="14.141cm" svg:viewBox="0 0 116 296" svg:d="M116 103c0-65-24-103-62-103-34 0-54 25-54 52 0 26 20 53 54 53 11 0 24-4 33-13 5-2 5-2 7-2 0 0 2 0 2 13 0 74-36 135-69 166-11 11-11 13-11 16 0 9 4 11 11 11 11 0 89-76 89-193z">
            <text:p/>
          </draw:path>
        </draw:g>
        <draw:g xml:id="id21" draw:id="id21">
          <svg:title>TexMaths</svg:title>
          <svg:desc>28§display§c \text { is called canstant of integration }§svg§600§FALSE§</svg:desc>
          <draw:polygon draw:style-name="gr2" draw:text-style-name="P7" draw:layer="layout" svg:width="14.182cm" svg:height="0.8cm" svg:x="12.508cm" svg:y="13.656cm" svg:viewBox="0 0 14183 801" draw:points="7092,801 0,801 0,0 14183,0 14183,801">
            <text:p/>
          </draw:polygon>
          <draw:path draw:style-name="gr3" draw:text-style-name="P8" draw:layer="layout" svg:width="0.384cm" svg:height="0.448cm" svg:x="12.499cm" svg:y="13.867cm" svg:viewBox="0 0 385 449" svg:d="M352 61c-16 0-29 0-45 15-16 14-18 32-18 38 0 23 18 34 38 34 29 0 56-22 56-63 0-49-47-85-119-85-132 0-264 141-264 280 0 90 58 169 161 169 141 0 224-106 224-117 0-7-6-13-11-13-7 0-7 2-13 11-79 96-186 96-200 96-60 0-87-47-87-107 0-41 20-137 54-198 29-56 85-99 139-99 33 0 71 12 85 39z">
            <text:p/>
          </draw:path>
          <draw:path draw:style-name="gr3" draw:text-style-name="P8" draw:layer="layout" svg:width="0.212cm" svg:height="0.661cm" svg:x="13.245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3.518cm" svg:y="13.86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4.235cm" svg:y="13.861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4.681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5.165cm" svg:y="13.61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5.438cm" svg:y="13.61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5.707cm" svg:y="13.8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6.151cm" svg:y="13.61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75cm" svg:height="0.454cm" svg:x="17.024cm" svg:y="13.861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7.47cm" svg:y="13.861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496cm" svg:height="0.437cm" svg:x="17.952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8.501cm" svg:y="13.86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18.875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45cm" svg:height="0.454cm" svg:x="19.28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9.762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0.268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38cm" svg:height="0.454cm" svg:x="20.987cm" svg:y="13.86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1.484cm" svg:y="13.607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212cm" svg:height="0.661cm" svg:x="22.114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385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2.894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382cm" svg:height="0.454cm" svg:x="23.283cm" svg:y="13.8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2cm" svg:height="0.652cm" svg:x="23.722cm" svg:y="13.856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24.213cm" svg:y="13.86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4.614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5.082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212cm" svg:height="0.661cm" svg:x="25.479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5.748cm" svg:y="13.86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37cm" svg:x="26.243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6" draw:text-style-name="P9" draw:layer="layout" svg:width="26.4cm" svg:height="14.572cm" svg:x="1cm" svg:y="0.628cm" presentation:class="title" presentation:user-transformed="true">
          <draw:text-box>
            <text:list text:style-name="L1">
              <text:list-header>
                <text:p text:style-name="P5"><text:span text:style-name="T3"><text:s/></text:span><text:span text:style-name="T3"><text:line-break/></text:span><text:span text:style-name="T3"> <text:s text:c="4"/></text:span><text:span text:style-name="T3"><text:line-break/></text:span><text:span text:style-name="T3"> <text:s text:c="3"/></text:span><text:span text:style-name="T3"><text:line-break/></text:span><text:span text:style-name="T3"> <text:s text:c="4"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text:s/></text:span></text:p>
              </text:list-header>
            </text:list>
          </draw:text-box>
        </draw:frame>
        <draw:g xml:id="id26" draw:id="id26">
          <svg:title>TexMaths</svg:title>
          <svg:desc>28§display§\int g(x)dx = f(x) §svg§600§FALSE§</svg:desc>
          <draw:polygon draw:style-name="gr2" draw:text-style-name="P7" draw:layer="layout" svg:width="7.087cm" svg:height="2.09cm" svg:x="6.193cm" svg:y="7.221cm" svg:viewBox="0 0 7088 2091" draw:points="3544,2091 0,2091 0,0 7088,0 7088,2091">
            <text:p/>
          </draw:polygon>
          <draw:path draw:style-name="gr3" draw:text-style-name="P8" draw:layer="layout" svg:width="0.875cm" svg:height="2.189cm" svg:x="6.2cm" svg:y="7.172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54cm" svg:height="0.638cm" svg:x="7.306cm" svg:y="8.078cm" svg:viewBox="0 0 455 639" svg:d="M450 65c3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7.893cm" svg:y="7.77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8.207cm" svg:y="8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8-9-11-9-9 0-11 2-13 9-32 107-101 130-132 130-38 0-54-31-54-65 0-23 7-43 18-88z">
            <text:p/>
          </draw:path>
          <draw:path draw:style-name="gr3" draw:text-style-name="P8" draw:layer="layout" svg:width="0.23cm" svg:height="0.985cm" svg:x="8.798cm" svg:y="7.77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9.163cm" svg:y="7.829cm" svg:viewBox="0 0 470 697" svg:d="M470 11c0-2 0-11-13-11s-108 9-125 11c-7 0-14 5-14 18 0 14 9 14 25 14 47 0 49 6 49 15l-4 20-59 234c-18-36-47-63-92-63-114 0-237 146-237 289 0 94 54 159 132 159 20 0 70-4 128-74 9 41 42 74 89 74 36 0 59-22 74-56 16-34 30-94 30-96 0-12-9-12-12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9.665cm" svg:y="8.07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8" draw:layer="layout" svg:width="0.655cm" svg:height="0.232cm" svg:x="10.528cm" svg:y="8.1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1.563cm" svg:y="7.818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7 33-62 56-181 56-188z">
            <text:p/>
          </draw:path>
          <draw:path draw:style-name="gr3" draw:text-style-name="P8" draw:layer="layout" svg:width="0.23cm" svg:height="0.985cm" svg:x="12.197cm" svg:y="7.77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12.51cm" svg:y="8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23cm" svg:height="0.985cm" svg:x="13.099cm" svg:y="7.77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</draw:g>
        <draw:g xml:id="id22" draw:id="id22">
          <svg:title>TexMaths</svg:title>
          <svg:desc>28§display§\text {In other words if } g(x) \text { is a continuous function of } x \text { then}§svg§600§FALSE§</svg:desc>
          <draw:polygon draw:style-name="gr2" draw:text-style-name="P7" draw:layer="layout" svg:width="24.085cm" svg:height="0.886cm" svg:x="2.92cm" svg:y="1.158cm" svg:viewBox="0 0 24086 887" draw:points="12044,887 0,887 0,0 24086,0 24086,887">
            <text:p/>
          </draw:polygon>
          <draw:path draw:style-name="gr3" draw:text-style-name="P8" draw:layer="layout" svg:width="0.301cm" svg:height="0.674cm" svg:x="2.898cm" svg:y="1.174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496cm" svg:height="0.436cm" svg:x="3.259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4.128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4.612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008cm" svg:y="1.16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55cm" svg:y="1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987cm" svg:y="1.4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675cm" svg:height="0.436cm" svg:x="6.69cm" svg:y="1.423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8" draw:layer="layout" svg:width="0.438cm" svg:height="0.454cm" svg:x="7.385cm" svg:y="1.40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7.877cm" svg:y="1.4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7cm" svg:height="0.696cm" svg:x="8.267cm" svg:y="1.16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24cm" svg:height="0.454cm" svg:x="8.814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9.531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9.804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54cm" svg:height="0.638cm" svg:x="10.413cm" svg:y="1.41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1.002cm" svg:y="1.1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316cm" svg:y="1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1.905cm" svg:y="1.1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2.593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2.866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3.592cm" svg:y="1.40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14.402cm" svg:y="1.40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835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5.33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5.836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16.232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6.506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7.025cm" svg:y="1.41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7.568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8.065cm" svg:y="1.41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24cm" svg:height="0.454cm" svg:x="18.611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9cm" svg:height="0.696cm" svg:x="19.328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19.628cm" svg:y="1.41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20.175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20.724cm" svg:y="1.40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1cm" svg:height="0.617cm" svg:x="21.145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21.541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21.81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2.307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3.176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3.674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447cm" svg:x="24.299cm" svg:y="1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31cm" svg:height="0.617cm" svg:x="25.179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5.575cm" svg:y="1.16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6.117cm" svg:y="1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26.559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</draw:g>
        <draw:g xml:id="id23" draw:id="id23">
          <svg:title>TexMaths</svg:title>
          <svg:desc>28§display§\text {there eists a function } f(x) \text { such that } f'(x) = g(x). \text { We}§svg§600§FALSE§</svg:desc>
          <draw:polygon draw:style-name="gr2" draw:text-style-name="P7" draw:layer="layout" svg:width="23.164cm" svg:height="0.939cm" svg:x="2.93cm" svg:y="2.561cm" svg:viewBox="0 0 23165 940" draw:points="11584,940 0,940 0,0 23165,0 23165,940">
            <text:p/>
          </draw:polygon>
          <draw:path draw:style-name="gr3" draw:text-style-name="P8" draw:layer="layout" svg:width="0.31cm" svg:height="0.617cm" svg:x="2.899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6cm" svg:height="0.684cm" svg:x="3.296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838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33cm" svg:height="0.436cm" svg:x="4.274cm" svg:y="2.86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662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82cm" svg:height="0.454cm" svg:x="5.426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212cm" svg:height="0.66cm" svg:x="5.869cm" svg:y="2.64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6.143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1cm" svg:height="0.617cm" svg:x="6.517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324cm" svg:height="0.454cm" svg:x="6.913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7.639cm" svg:y="2.861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319cm" svg:height="0.695cm" svg:x="8.45cm" svg:y="2.611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96cm" svg:height="0.447cm" svg:x="8.748cm" svg:y="2.868cm" svg:viewBox="0 0 497 448" svg:d="M354 358v90l143-11v-32c-69 0-76-6-76-53v-352l-145 11v32c69 0 76 6 76 53v177c0 85-47 152-119 152-83 0-87-44-87-96v-329l-146 11v32c76 0 76 2 76 89v148c0 78 0 168 152 168 54 0 99-27 126-90z">
            <text:p/>
          </draw:path>
          <draw:path draw:style-name="gr3" draw:text-style-name="P8" draw:layer="layout" svg:width="0.496cm" svg:height="0.436cm" svg:x="9.297cm" svg:y="2.86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9.846cm" svg:y="2.861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31cm" svg:height="0.617cm" svg:x="10.267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212cm" svg:height="0.66cm" svg:x="10.663cm" svg:y="2.64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38cm" svg:height="0.454cm" svg:x="10.932cm" svg:y="2.861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496cm" svg:height="0.436cm" svg:x="11.427cm" svg:y="2.86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897cm" svg:x="12.323cm" svg:y="2.611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23cm" svg:height="0.984cm" svg:x="12.957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271cm" svg:y="2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13.86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324cm" svg:height="0.454cm" svg:x="14.548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6cm" svg:height="0.447cm" svg:x="14.935cm" svg:y="2.868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3" draw:text-style-name="P8" draw:layer="layout" svg:width="0.375cm" svg:height="0.454cm" svg:x="15.484cm" svg:y="2.861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96cm" svg:height="0.684cm" svg:x="15.892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08cm" svg:height="0.617cm" svg:x="16.754cm" svg:y="2.69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6cm" svg:height="0.684cm" svg:x="17.149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445cm" svg:height="0.454cm" svg:x="17.706cm" svg:y="2.861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31cm" svg:height="0.617cm" svg:x="18.175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2cm" svg:height="0.897cm" svg:x="18.921cm" svg:y="2.611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9.487cm" svg:y="2.512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828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0.144cm" svg:y="2.8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23cm" svg:height="0.984cm" svg:x="20.733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1.387cm" svg:y="2.9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22.386cm" svg:y="2.868cm" svg:viewBox="0 0 455 638" svg:d="M450 65c3-7 5-11 5-18 0-18-14-27-29-27-12 0-38 7-41 43-18-38-53-63-92-63-114 0-235 139-235 280 0 98 61 157 130 157 58 0 105-47 117-59v3c-21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22.973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287cm" svg:y="2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3.878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107cm" svg:height="0.106cm" svg:x="24.288cm" svg:y="3.199cm" svg:viewBox="0 0 108 107" svg:d="M108 54c0-29-25-54-54-54s-54 25-54 54 25 53 54 53 54-24 54-53z">
            <text:p/>
          </draw:path>
          <draw:path draw:style-name="gr3" draw:text-style-name="P8" draw:layer="layout" svg:width="0.976cm" svg:height="0.695cm" svg:x="24.823cm" svg:y="2.631cm" svg:viewBox="0 0 977 696" svg:d="M878 96c18-56 61-65 99-65v-31c-29 2-61 2-90 2-27 0-92-2-116-2v31c65 0 85 34 85 52 0 7-3 13-5 20l-148 455-159-484c0-2-2-9-2-14 0-29 58-29 83-29v-31c-36 2-103 2-139 2-38 0-81-2-121-2v31c56 0 76 0 90 36l20 67-137 424-159-484c0-5-2-11-2-14 0-29 58-29 83-29v-31c-36 2-103 2-139 2-38 0-81-2-121-2v31c74 0 78 5 90 41l197 604c2 9 6 20 18 20 15 0 18-6 20-20l163-501 164 501c2 9 7 20 18 20 15 0 15-6 20-20z">
            <text:p/>
          </draw:path>
          <draw:path draw:style-name="gr3" draw:text-style-name="P8" draw:layer="layout" svg:width="0.382cm" svg:height="0.454cm" svg:x="25.762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</draw:g>
        <draw:g xml:id="id24" draw:id="id24">
          <svg:title>TexMaths</svg:title>
          <svg:desc>28§display§\text {call } f(x) \text { is an integral of } g(x) \text { and the operation of}§svg§600§FALSE§</svg:desc>
          <draw:polygon draw:style-name="gr2" draw:text-style-name="P7" draw:layer="layout" svg:width="22.026cm" svg:height="0.886cm" svg:x="2.915cm" svg:y="4.262cm" svg:viewBox="0 0 22027 887" draw:points="11014,887 0,887 0,0 22027,0 22027,887">
            <text:p/>
          </draw:polygon>
          <draw:path draw:style-name="gr3" draw:text-style-name="P8" draw:layer="layout" svg:width="0.375cm" svg:height="0.454cm" svg:x="2.899cm" svg:y="4.51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3.345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3.826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4.1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2cm" svg:height="0.898cm" svg:x="4.722cm" svg:y="4.25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354cm" svg:y="4.2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667cm" svg:y="4.5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6.259cm" svg:y="4.2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6.946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7.22cm" svg:y="4.51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7.943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27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9.301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574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0.08cm" svg:y="4.34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10.472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0.909cm" svg:y="4.50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33cm" svg:height="0.436cm" svg:x="11.402cm" svg:y="4.5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1.8cm" svg:y="4.511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2.284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2.88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3.377cm" svg:y="4.258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54cm" svg:height="0.638cm" svg:x="13.989cm" svg:y="4.51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576cm" svg:y="4.2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889cm" svg:y="4.5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5.478cm" svg:y="4.2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45cm" svg:height="0.454cm" svg:x="16.175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6.656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7.205cm" svg:y="4.269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8.065cm" svg:y="4.3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8.462cm" svg:y="4.269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004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9.77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87cm" svg:height="0.626cm" svg:x="20.263cm" svg:y="4.51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82cm" svg:height="0.454cm" svg:x="20.836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1.273cm" svg:y="4.5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1.671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22.142cm" svg:y="4.3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22.538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22.807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3.302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4.173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4.671cm" svg:y="4.25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draw:g xml:id="id25" draw:id="id25">
          <svg:title>TexMaths</svg:title>
          <svg:desc>28§display§\text {finding the integral is called integration}§svg§600§FALSE§</svg:desc>
          <draw:polygon draw:style-name="gr2" draw:text-style-name="P7" draw:layer="layout" svg:width="16.895cm" svg:height="0.8cm" svg:x="2.921cm" svg:y="5.862cm" svg:viewBox="0 0 16896 801" draw:points="8449,801 0,801 0,0 16896,0 16896,801">
            <text:p/>
          </draw:polygon>
          <draw:path draw:style-name="gr3" draw:text-style-name="P8" draw:layer="layout" svg:width="0.494cm" svg:height="0.697cm" svg:x="2.899cm" svg:y="5.813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496cm" svg:height="0.437cm" svg:x="3.45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3.999cm" svg:y="5.824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4.545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4.816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5.361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08cm" svg:height="0.618cm" svg:x="6.172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566cm" svg:y="5.824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11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7.881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8.152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8.658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9.05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9.487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9.98cm" svg:y="6.0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0.378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862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11.463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1.736cm" svg:y="6.06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2.455cm" svg:y="6.067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2.898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382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3.655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3.924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4.368cm" svg:y="5.824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5.241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5.515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6.021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6.411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6.85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7.34cm" svg:y="6.0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7.741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09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8.606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875cm" svg:y="6.067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37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27" draw:id="id27">
          <svg:title>TexMaths</svg:title>
          <svg:desc>28§display§\text {Thus,}§svg§600§FALSE§</svg:desc>
          <draw:polygon draw:style-name="gr2" draw:text-style-name="P7" draw:layer="layout" svg:width="2.269cm" svg:height="0.777cm" svg:x="2.912cm" svg:y="10.763cm" svg:viewBox="0 0 2270 778" draw:points="1134,778 0,778 0,0 2270,0 2270,778">
            <text:p/>
          </draw:polygon>
          <draw:path draw:style-name="gr3" draw:text-style-name="P8" draw:layer="layout" svg:width="0.64cm" svg:height="0.667cm" svg:x="2.899cm" svg:y="10.73cm" svg:viewBox="0 0 641 668" svg:d="M623 0h-605l-18 222h25c13-159 29-191 177-191 18 0 44 0 53 3 21 2 21 13 21 35v523c0 33 0 47-103 47h-39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3.605cm" svg:y="10.714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4.124cm" svg:y="10.963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8" draw:layer="layout" svg:width="0.324cm" svg:height="0.454cm" svg:x="4.673cm" svg:y="10.956cm" svg:viewBox="0 0 325 455" svg:d="M173 251c22 4 103 20 103 92 0 49-34 90-112 90-83 0-119-57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116cm" svg:height="0.295cm" svg:x="5.113cm" svg:y="11.292cm" svg:viewBox="0 0 117 296" svg:d="M117 103c0-63-23-103-63-103-36 0-54 27-54 52 0 26 18 53 54 53 15 0 27-6 38-13l2-2c0 0 2 0 2 13 0 65-29 126-74 173-4 4-6 6-6 9 0 9 4 11 11 11 11 0 90-79 90-193z">
            <text:p/>
          </draw:path>
        </draw:g>
        <draw:g xml:id="id28" draw:id="id28">
          <svg:title>TexMaths</svg:title>
          <svg:desc>28§display§\int f'(x)dx = \int \frac{d}{dx}[\ f(x)\ ] dx  = f (x)§svg§600§FALSE§</svg:desc>
          <draw:polygon draw:style-name="gr2" draw:text-style-name="P7" draw:layer="layout" svg:width="15.412cm" svg:height="2.098cm" svg:x="5.993cm" svg:y="10.021cm" svg:viewBox="0 0 15413 2099" draw:points="7706,2099 0,2099 0,0 15413,0 15413,2099">
            <text:p/>
          </draw:polygon>
          <draw:path draw:style-name="gr3" draw:text-style-name="P8" draw:layer="layout" svg:width="0.875cm" svg:height="2.188cm" svg:x="6cm" svg:y="9.981cm" svg:viewBox="0 0 876 2189" svg:d="M47 2144c31 0 49-22 49-47 0-33-24-49-47-49-24 0-49 16-49 49 0 52 49 92 110 92 150 0 206-231 275-515 76-312 141-628 195-944 36-208 72-405 106-533 11-49 44-175 85-175 29 0 53 18 58 23-34 2-49 22-49 47 0 33 24 49 47 49 24 0 49-16 49-49 0-54-54-92-108-92-76 0-130 108-186 309-2 9-136 504-244 1150-27 150-56 316-87 452-18 72-63 258-143 258-36 0-59-25-61-25z">
            <text:p/>
          </draw:path>
          <draw:path draw:style-name="gr3" draw:text-style-name="P8" draw:layer="layout" svg:width="0.492cm" svg:height="0.897cm" svg:x="7.144cm" svg:y="10.626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174cm" svg:height="0.357cm" svg:x="7.713cm" svg:y="10.5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8.054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68cm" svg:y="10.88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8.957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469cm" svg:height="0.696cm" svg:x="9.324cm" svg:y="10.6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ath draw:style-name="gr3" draw:text-style-name="P8" draw:layer="layout" svg:width="0.492cm" svg:height="0.447cm" svg:x="9.824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10.686cm" svg:y="10.9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75cm" svg:height="2.188cm" svg:x="11.726cm" svg:y="9.981cm" svg:viewBox="0 0 876 2189" svg:d="M47 2144c31 0 49-22 49-47 0-33-24-49-47-49-24 0-49 16-49 49 0 52 49 92 110 92 150 0 206-231 275-515 76-312 141-628 195-944 36-208 72-405 106-533 11-49 44-175 85-175 29 0 53 18 58 23-34 2-49 22-49 47 0 33 24 49 47 49 24 0 49-16 49-49 0-54-54-92-108-92-76 0-130 108-186 309-2 9-136 504-244 1150-27 150-56 316-87 452-18 72-63 258-143 258-36 0-59-25-61-25z">
            <text:p/>
          </draw:path>
          <draw:path draw:style-name="gr3" draw:text-style-name="P8" draw:layer="layout" svg:width="0.469cm" svg:height="0.696cm" svg:x="13.258cm" svg:y="9.972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2 0 78 81 78 87 0 5-2 12-4 16z">
            <text:p/>
          </draw:path>
          <draw:polygon draw:style-name="gr3" draw:text-style-name="P8" draw:layer="layout" svg:width="1.077cm" svg:height="0.042cm" svg:x="12.938cm" svg:y="11.054cm" svg:viewBox="0 0 1078 43" draw:points="538,43 0,43 0,0 1078,0 1078,43">
            <text:p/>
          </draw:polygon>
          <draw:path draw:style-name="gr3" draw:text-style-name="P8" draw:layer="layout" svg:width="0.469cm" svg:height="0.696cm" svg:x="12.976cm" svg:y="11.31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2 0 78 81 78 87 0 5-2 12-4 16z">
            <text:p/>
          </draw:path>
          <draw:path draw:style-name="gr3" draw:text-style-name="P8" draw:layer="layout" svg:width="0.492cm" svg:height="0.447cm" svg:x="13.478cm" svg:y="11.5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olygon draw:style-name="gr3" draw:text-style-name="P8" draw:layer="layout" svg:width="0.136cm" svg:height="0.985cm" svg:x="14.246cm" svg:y="10.584cm" svg:viewBox="0 0 137 986" draw:points="137,986 137,948 40,948 40,40 137,40 137,0 0,0 0,986">
            <text:p/>
          </draw:polygon>
          <draw:path draw:style-name="gr3" draw:text-style-name="P8" draw:layer="layout" svg:width="0.492cm" svg:height="0.897cm" svg:x="14.784cm" svg:y="10.626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8" draw:layer="layout" svg:width="0.23cm" svg:height="0.985cm" svg:x="15.418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5.731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16.32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0.136cm" svg:height="0.985cm" svg:x="16.997cm" svg:y="10.584cm" svg:viewBox="0 0 137 986" draw:points="137,0 0,0 0,40 96,40 96,948 0,948 0,986 137,986">
            <text:p/>
          </draw:polygon>
          <draw:path draw:style-name="gr3" draw:text-style-name="P8" draw:layer="layout" svg:width="0.469cm" svg:height="0.696cm" svg:x="17.288cm" svg:y="10.6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8" draw:layer="layout" svg:width="0.492cm" svg:height="0.447cm" svg:x="17.79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18.652cm" svg:y="10.9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9.687cm" svg:y="10.626cm" svg:viewBox="0 0 493 898" svg:d="M311 300h86c17 0 29 0 29-18 0-11-12-11-27-11h-83l22-114c3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23cm" svg:height="0.985cm" svg:x="20.321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0.635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21.224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 xml:id="id29" draw:id="id29">
          <svg:title>TexMaths</svg:title>
          <svg:desc>28§display§\text {NOTE :  Differentiation and Integration are  reverse}§svg§600§FALSE§</svg:desc>
          <draw:polygon draw:style-name="gr2" draw:text-style-name="P7" draw:layer="layout" svg:width="21.845cm" svg:height="0.8cm" svg:x="2.919cm" svg:y="12.864cm" svg:viewBox="0 0 21846 801" draw:points="10923,801 0,801 0,0 21846,0 21846,801">
            <text:p/>
          </draw:polygon>
          <draw:path draw:style-name="gr3" draw:text-style-name="P8" draw:layer="layout" svg:width="0.673cm" svg:height="0.674cm" svg:x="2.901cm" svg:y="12.837cm" svg:viewBox="0 0 674 675" svg:d="M197 13c-9-13-11-13-29-13h-168v31h29c14 0 34 0 49 3 23 2 23 2 23 22v516c0 27 0 72-101 72v31c34 0 83-2 116-2 32 0 81 2 115 2v-31c-101 0-101-45-101-72v-514c4 5 4 5 9 12l403 592c9 13 9 13 16 13 15 0 15-6 15-24v-548c0-27 0-72 101-72v-31c-33 0-83 2-116 2-32 0-81-2-114-2v31c100 0 100 45 100 72v424z">
            <text:p/>
          </draw:path>
          <draw:path draw:style-name="gr3" draw:text-style-name="P8" draw:layer="layout" svg:width="0.655cm" svg:height="0.717cm" svg:x="3.663cm" svg:y="12.815cm" svg:viewBox="0 0 656 718" svg:d="M656 361c0-202-147-361-329-361-177 0-327 159-327 361 0 204 152 357 327 357 182 0 329-157 329-357zM329 693c-96 0-228-87-228-345 0-256 145-323 226-323 87 0 229 69 229 323 0 262-137 345-227 345z">
            <text:p/>
          </draw:path>
          <draw:path draw:style-name="gr3" draw:text-style-name="P8" draw:layer="layout" svg:width="0.64cm" svg:height="0.668cm" svg:x="4.409cm" svg:y="12.842cm" svg:viewBox="0 0 641 669" svg:d="M623 0h-605l-18 222h25c13-159 29-191 177-191 18 0 44 0 53 3 21 2 21 13 21 36v522c0 34 0 47-104 47h-38v30c41-3 142-3 186-3 45 0 148 0 189 3v-30h-41c-103 0-103-13-103-47v-522c0-21 0-34 18-36 9-3 36-3 56-3 148 0 164 32 177 191h25z">
            <text:p/>
          </draw:path>
          <draw:path draw:style-name="gr3" draw:text-style-name="P8" draw:layer="layout" svg:width="0.611cm" svg:height="0.672cm" svg:x="5.116cm" svg:y="12.84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107cm" svg:height="0.425cm" svg:x="6.167cm" svg:y="13.084cm" svg:viewBox="0 0 108 426" svg:d="M108 52c0-27-25-52-54-52s-54 25-54 52c0 29 25 53 54 53s54-24 54-53zM108 375c0-29-25-52-54-52s-54 23-54 52 25 51 54 51 54-22 54-51z">
            <text:p/>
          </draw:path>
          <draw:path draw:style-name="gr3" draw:text-style-name="P8" draw:layer="layout" svg:width="0.662cm" svg:height="0.674cm" svg:x="6.718cm" svg:y="12.837cm" svg:viewBox="0 0 663 675" svg:d="M0 0v31h25c76 0 76 12 76 45v523c0 36 0 45-76 45h-25v31h361c165 0 302-145 302-332 0-188-132-343-302-343zM235 644c-47 0-49-7-49-38v-536c0-32 2-39 49-39h99c60 0 130 21 179 92 43 59 52 144 52 220 0 110-18 169-54 218-20 27-76 83-177 83z">
            <text:p/>
          </draw:path>
          <draw:path draw:style-name="gr3" draw:text-style-name="P8" draw:layer="layout" svg:width="0.212cm" svg:height="0.661cm" svg:x="7.466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593cm" svg:height="0.697cm" svg:x="7.735cm" svg:y="12.815cm" svg:viewBox="0 0 594 698" svg:d="M417 301h112v-30h-117v-114c0-90 49-135 92-135 5 0 18 0 34 7-12 5-29 16-29 41 0 22 15 42 42 42s43-20 43-42c0-36-34-70-90-70-58 0-103 38-107 43-30-39-83-43-110-43-94 0-209 52-209 159v112h-78v30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8.31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48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33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9.574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0.081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0.477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45cm" svg:height="0.454cm" svg:x="10.759cm" svg:y="13.06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1.23cm" svg:y="12.90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11.626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1.893cm" svg:y="13.06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2.39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3.275cm" svg:y="13.06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3.757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4.306cm" svg:y="12.826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8" draw:layer="layout" svg:width="0.301cm" svg:height="0.674cm" svg:x="15.175cm" svg:y="12.837cm" svg:viewBox="0 0 302 675" svg:d="M195 76c0-33 2-45 81-45h26v-31c-35 2-114 2-150 2-40 0-118 0-152-2v31h27c76 0 81 12 81 45v523c0 36-5 45-81 45h-27v31c34-2 112-2 150-2s117 0 152 2v-31h-26c-79 0-81-9-81-45z">
            <text:p/>
          </draw:path>
          <draw:path draw:style-name="gr3" draw:text-style-name="P8" draw:layer="layout" svg:width="0.496cm" svg:height="0.437cm" svg:x="15.533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6.039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6.43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2cm" svg:height="0.652cm" svg:x="16.868cm" svg:y="13.064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7.361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7.76cm" svg:y="13.069cm" svg:viewBox="0 0 446 455" svg:d="M287 368c4 40 31 81 78 81 20 0 81-14 81-94v-54h-25v54c0 58-24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3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8.627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896cm" svg:y="13.06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391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20.275cm" svg:y="13.069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33cm" svg:height="0.437cm" svg:x="20.755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1.14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1.904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289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3cm" svg:height="0.437cm" svg:x="22.719cm" svg:y="13.084cm" svg:viewBox="0 0 484 438" svg:d="M392 96c9-22 27-65 92-65v-31c-23 2-52 2-74 2-25 0-69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23.219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3.658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24cm" svg:height="0.454cm" svg:x="24.048cm" svg:y="13.06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4.43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30" draw:id="id30">
          <svg:title>TexMaths</svg:title>
          <svg:desc>28§display§\text {process of each other}§svg§600§FALSE§</svg:desc>
          <draw:polygon draw:style-name="gr2" draw:text-style-name="P7" draw:layer="layout" svg:width="8.885cm" svg:height="0.788cm" svg:x="6.725cm" svg:y="14.064cm" svg:viewBox="0 0 8886 789" draw:points="4444,789 0,789 0,0 8886,0 8886,789">
            <text:p/>
          </draw:polygon>
          <draw:path draw:style-name="gr3" draw:text-style-name="P8" draw:layer="layout" svg:width="0.487cm" svg:height="0.627cm" svg:x="6.703cm" svg:y="14.27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7.25cm" svg:y="14.2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7.635cm" svg:y="14.26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75cm" svg:height="0.454cm" svg:x="8.161cm" svg:y="14.268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8.594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9.035cm" svg:y="14.26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9.422cm" svg:y="14.26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0.135cm" svg:y="14.26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0.632cm" svg:y="14.015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82cm" svg:height="0.454cm" svg:x="11.255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45cm" svg:height="0.454cm" svg:x="11.707cm" svg:y="14.268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2.191cm" svg:y="14.268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6cm" svg:height="0.685cm" svg:x="12.599cm" svg:y="14.02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38cm" svg:height="0.454cm" svg:x="13.47cm" svg:y="14.26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cm" svg:height="0.618cm" svg:x="13.952cm" svg:y="14.105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4.348cm" svg:y="14.02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4.89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15.329cm" svg:y="14.2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31" text:id="id31"><text:span text:style-name="T5">Elementary Integrations</text:span></text:p>
          </draw:text-box>
        </draw:frame>
        <draw:frame presentation:style-name="pr8" draw:text-style-name="P11" draw:layer="layout" svg:width="26.2cm" svg:height="12.6cm" svg:x="1cm" svg:y="2.4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33" draw:id="id33">
          <svg:title>TexMaths</svg:title>
          <svg:desc>26§display§\frac{d}{dx}\left( \frac{x^{n+1}}{n+1} + c \right) =§svg§600§FALSE§</svg:desc>
          <draw:polygon draw:style-name="gr2" draw:text-style-name="P7" draw:layer="layout" svg:width="7.281cm" svg:height="2.151cm" svg:x="3.854cm" svg:y="2.775cm" svg:viewBox="0 0 7282 2152" draw:points="3640,2152 0,2152 0,0 7282,0 7282,2152">
            <text:p/>
          </draw:polygon>
          <draw:path draw:style-name="gr3" draw:text-style-name="P8" draw:layer="layout" svg:width="0.436cm" svg:height="0.646cm" svg:x="4.105cm" svg:y="2.85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3.808cm" svg:y="3.856cm" svg:viewBox="0 0 1001 40" draw:points="499,40 0,40 0,0 1001,0 1001,40">
            <text:p/>
          </draw:polygon>
          <draw:path draw:style-name="gr3" draw:text-style-name="P8" draw:layer="layout" svg:width="0.436cm" svg:height="0.646cm" svg:x="3.845cm" svg:y="4.09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4.309cm" svg:y="4.32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45cm" svg:height="2.193cm" svg:x="5.258cm" svg:y="2.779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457cm" svg:height="0.415cm" svg:x="5.965cm" svg:y="3.0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8" draw:layer="layout" svg:width="0.392cm" svg:height="0.29cm" svg:x="6.491cm" svg:y="2.872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71cm" svg:height="0.473cm" svg:x="6.957cm" svg:y="2.758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34cm" svg:height="0.425cm" svg:x="7.544cm" svg:y="2.729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8" draw:layer="layout" svg:width="2.123cm" svg:height="0.039cm" svg:x="5.851cm" svg:y="3.856cm" svg:viewBox="0 0 2124 40" draw:points="1063,40 0,40 0,0 2124,0 2124,40">
            <text:p/>
          </draw:polygon>
          <draw:path draw:style-name="gr3" draw:text-style-name="P8" draw:layer="layout" svg:width="0.496cm" svg:height="0.415cm" svg:x="5.878cm" svg:y="4.326cm" svg:viewBox="0 0 497 416" svg:d="M54 351c-2 15-8 36-8 40 0 17 12 25 27 25 10 0 27-8 33-25 2-2 13-46 19-69l19-83c6-19 12-39 16-60 4-17 11-44 11-46 14-29 64-112 149-112 42 0 50 33 50 64 0 56-43 175-58 212-8 23-10 34-10 44 0 44 33 75 75 75 87 0 120-133 120-141 0-9-8-9-10-9-11 0-11 2-15 17-19 62-48 112-93 112-15 0-21-8-21-29 0-23 8-46 16-67 17-47 55-149 55-201 0-61-40-98-105-98-83 0-128 58-143 79-4-50-42-79-85-79-42 0-59 35-69 52-15 31-27 85-27 89 0 9 8 9 10 9 11 0 11 0 17-21 15-65 33-108 67-108 18 0 29 10 29 41 0 19-4 30-15 77z">
            <text:p/>
          </draw:path>
          <draw:path draw:style-name="gr3" draw:text-style-name="P8" draw:layer="layout" svg:width="0.608cm" svg:height="0.61cm" svg:x="6.654cm" svg:y="4.1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03cm" svg:height="0.61cm" svg:x="7.598cm" svg:y="4.122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8" draw:layer="layout" svg:width="0.608cm" svg:height="0.61cm" svg:x="8.336cm" svg:y="3.57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9.237cm" svg:y="3.7cm" svg:viewBox="0 0 358 416" svg:d="M327 56c-15 0-27 0-42 15-15 12-15 29-15 35 0 21 15 31 34 31 27 0 52-21 52-58 0-46-44-79-111-79-122 0-245 131-245 260 0 83 54 156 150 156 131 0 208-98 208-108 0-6-6-13-11-13-6 0-6 2-12 11-73 89-173 89-185 89-56 0-81-44-81-100 0-37 18-127 50-183 27-52 79-91 129-91 31 0 66 10 79 35z">
            <text:p/>
          </draw:path>
          <draw:path draw:style-name="gr3" draw:text-style-name="P8" draw:layer="layout" svg:width="0.45cm" svg:height="2.193cm" svg:x="9.626cm" svg:y="2.779cm" svg:viewBox="0 0 451 2194" svg:d="M451 1098c0-360-83-722-316-996-19-21-52-58-89-92-13-10-15-10-27-10-11 0-19 0-19 8 0 4 4 9 6 11 31 33 94 93 154 193 148 235 217 533 217 884 0 247-34 564-186 836-72 131-149 206-187 245-2 3-4 5-4 9 0 8 8 8 19 8 12 0 14 0 29-14 308-279 403-697 403-1082z">
            <text:p/>
          </draw:path>
          <draw:path draw:style-name="gr3" draw:text-style-name="P8" draw:layer="layout" svg:width="0.608cm" svg:height="0.215cm" svg:x="10.573cm" svg:y="3.769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2" draw:id="id32">
          <svg:title>TexMaths</svg:title>
          <svg:desc>28§display§(01)§svg§600§FALSE§</svg:desc>
          <draw:polygon draw:style-name="gr2" draw:text-style-name="P7" draw:layer="layout" svg:width="1.554cm" svg:height="0.886cm" svg:x="1.702cm" svg:y="3.537cm" svg:viewBox="0 0 1555 887" draw:points="777,887 0,887 0,0 1555,0 1555,887">
            <text:p/>
          </draw:polygon>
          <draw:path draw:style-name="gr3" draw:text-style-name="P8" draw:layer="layout" svg:width="0.23cm" svg:height="0.985cm" svg:x="1.749cm" svg:y="3.4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4cm" svg:y="3.5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26cm" svg:height="0.658cm" svg:x="2.616cm" svg:y="3.57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075cm" svg:y="3.4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34" draw:id="id34">
          <svg:title>TexMaths</svg:title>
          <svg:desc>26§display§\frac{(n+1)x^n }{n+1} =§svg§600§FALSE§</svg:desc>
          <draw:polygon draw:style-name="gr2" draw:text-style-name="P7" draw:layer="layout" svg:width="4.785cm" svg:height="1.915cm" svg:x="11.851cm" svg:y="2.775cm" svg:viewBox="0 0 4786 1916" draw:points="2392,1916 0,1916 0,0 4786,0 4786,1916">
            <text:p/>
          </draw:polygon>
          <draw:path draw:style-name="gr3" draw:text-style-name="P8" draw:layer="layout" svg:width="0.213cm" svg:height="0.915cm" svg:x="11.894cm" svg:y="2.729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8" draw:layer="layout" svg:width="0.496cm" svg:height="0.415cm" svg:x="12.188cm" svg:y="3.01cm" svg:viewBox="0 0 497 416" svg:d="M54 352c-2 14-8 35-8 39 0 17 12 25 27 25 10 0 27-8 33-25 2-2 13-46 19-68l19-84c6-18 12-39 16-60 4-17 11-44 11-46 14-29 62-112 149-112 42 0 50 33 50 64 0 56-43 175-58 213-8 22-10 33-10 43 0 44 33 75 75 75 87 0 120-133 120-141 0-9-8-9-10-9-11 0-11 2-15 17-19 62-48 112-93 112-15 0-21-8-21-29 0-23 8-46 16-66 17-48 55-150 55-202 0-61-38-98-104-98-84 0-129 58-144 79-4-50-42-79-85-79-42 0-59 35-69 52-15 31-27 85-27 89 0 9 8 9 10 9 11 0 11 0 17-21 15-64 33-108 67-108 18 0 29 10 29 41 0 19-4 30-15 77z">
            <text:p/>
          </draw:path>
          <draw:path draw:style-name="gr3" draw:text-style-name="P8" draw:layer="layout" svg:width="0.608cm" svg:height="0.611cm" svg:x="12.964cm" svg:y="2.881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3.908cm" svg:y="2.80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213cm" svg:height="0.915cm" svg:x="14.334cm" svg:y="2.729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8" draw:layer="layout" svg:width="0.457cm" svg:height="0.415cm" svg:x="14.665cm" svg:y="3.0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392cm" svg:height="0.29cm" svg:x="15.192cm" svg:y="2.8cm" svg:viewBox="0 0 393 291" svg:d="M48 243c-2 9-6 25-6 27 0 15 12 21 22 21 11 0 21-8 25-14 3-7 9-27 11-40 4-12 10-41 14-58 5-15 9-29 11-44 8-27 8-31 27-58 19-25 48-58 98-58 37 0 37 31 37 43 0 40-27 111-37 138-9 18-11 25-11 35 0 33 29 56 61 56 64 0 93-89 93-100 0-8-8-8-10-8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olygon draw:style-name="gr3" draw:text-style-name="P8" draw:layer="layout" svg:width="3.854cm" svg:height="0.039cm" svg:x="11.805cm" svg:y="3.786cm" svg:viewBox="0 0 3855 40" draw:points="1928,40 0,40 0,0 3855,0 3855,40">
            <text:p/>
          </draw:polygon>
          <draw:path draw:style-name="gr3" draw:text-style-name="P8" draw:layer="layout" svg:width="0.496cm" svg:height="0.415cm" svg:x="12.697cm" svg:y="4.256cm" svg:viewBox="0 0 497 416" svg:d="M54 352c-2 14-8 35-8 39 0 17 12 25 27 25 10 0 27-8 33-25 2-2 13-46 19-68l19-84c6-18 12-39 16-60 4-17 11-44 11-46 14-29 62-112 149-112 42 0 50 33 50 64 0 56-43 175-58 213-8 22-10 33-10 43 0 44 33 75 75 75 87 0 120-133 120-141 0-9-8-9-10-9-11 0-11 2-15 17-19 62-48 112-93 112-15 0-21-8-21-29 0-23 8-46 16-66 17-48 55-150 55-202 0-61-40-98-104-98-84 0-129 58-144 79-4-50-42-79-85-79-42 0-59 35-69 52-15 31-27 85-27 89 0 9 8 9 10 9 11 0 11 0 17-21 15-64 33-108 67-108 18 0 29 10 29 41 0 19-4 30-15 77z">
            <text:p/>
          </draw:path>
          <draw:path draw:style-name="gr3" draw:text-style-name="P8" draw:layer="layout" svg:width="0.608cm" svg:height="0.611cm" svg:x="13.473cm" svg:y="4.12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4.418cm" svg:y="4.0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608cm" svg:height="0.215cm" svg:x="16.074cm" svg:y="3.697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5" draw:id="id35">
          <svg:title>TexMaths</svg:title>
          <svg:desc>26§display§x^n§svg§600§FALSE§</svg:desc>
          <draw:polygon draw:style-name="gr2" draw:text-style-name="P7" draw:layer="layout" svg:width="0.852cm" svg:height="0.579cm" svg:x="17.125cm" svg:y="3.376cm" svg:viewBox="0 0 853 580" draw:points="427,580 0,580 0,0 853,0 853,580">
            <text:p/>
          </draw:polygon>
          <draw:path draw:style-name="gr3" draw:text-style-name="P8" draw:layer="layout" svg:width="0.457cm" svg:height="0.414cm" svg:x="17.106cm" svg:y="3.586cm" svg:viewBox="0 0 458 415" svg:d="M281 129c4-25 25-108 89-108 7 0 28 0 46 10-25 6-43 29-43 50 0 15 10 33 35 33 21 0 50-16 50-54 0-48-54-60-85-60-55 0-86 48-98 71-23-63-71-71-98-71-96 0-148 118-148 141 0 9 8 9 11 9 8 0 10 0 12-9 31-97 92-120 123-120 16 0 50 8 50 60 0 29-17 91-50 218-15 58-48 96-88 96-6 0-27 0-45-11 23-6 43-25 43-50 0-24-20-33-35-33-27 0-50 25-50 54 0 42 46 60 85 60 63 0 96-64 98-70 11 35 44 70 98 70 96 0 148-118 148-141 0-8-9-8-11-8-8 0-10 2-12 8-29 100-94 121-123 121-35 0-50-29-50-61 0-20 6-39 17-81z">
            <text:p/>
          </draw:path>
          <draw:path draw:style-name="gr3" draw:text-style-name="P8" draw:layer="layout" svg:width="0.392cm" svg:height="0.29cm" svg:x="17.633cm" svg:y="3.33cm" svg:viewBox="0 0 393 291" svg:d="M48 243c-2 8-6 25-6 27 0 15 12 21 23 21 10 0 20-8 25-15 2-6 8-27 10-39 4-13 10-42 14-58 5-15 9-29 11-44 8-27 8-31 27-58 19-25 48-58 98-58 37 0 37 31 37 43 0 40-27 110-37 137-9 19-11 25-11 36 0 33 30 56 61 56 64 0 93-89 93-100 0-8-8-8-10-8-8 0-10 4-13 12-14 50-41 77-68 77-13 0-15-8-15-23 0-14 2-23 15-52 6-20 33-87 33-124 0-63-50-73-83-73-54 0-90 33-108 58-7-43-44-58-69-58-29 0-44 21-52 35-15 23-23 61-23 63 0 8 8 8 10 8 11 0 11-2 15-19 10-37 23-68 48-68 17 0 21 12 21 31 0 12-7 35-11 54-4 16-10 43-14 56z">
            <text:p/>
          </draw:path>
        </draw:g>
        <draw:g xml:id="id36" draw:id="id36">
          <svg:title>TexMaths</svg:title>
          <svg:desc>28§display§\therefore§svg§600§FALSE§</svg:desc>
          <draw:polygon draw:style-name="gr2" draw:text-style-name="P7" draw:layer="layout" svg:width="0.528cm" svg:height="0.433cm" svg:x="3.811cm" svg:y="6.455cm" svg:viewBox="0 0 529 434" draw:points="265,434 0,434 0,0 529,0 529,434">
            <text:p/>
          </draw:polygon>
          <draw:path draw:style-name="gr3" draw:text-style-name="P8" draw:layer="layout" svg:width="0.598cm" svg:height="0.531cm" svg:x="3.791cm" svg:y="6.4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7" draw:id="id37">
          <svg:title>TexMaths</svg:title>
          <svg:desc>26§display§\smallint x^ndx = §svg§600§FALSE§</svg:desc>
          <draw:polygon draw:style-name="gr2" draw:text-style-name="P7" draw:layer="layout" svg:width="3.473cm" svg:height="0.767cm" svg:x="5.395cm" svg:y="6.218cm" svg:viewBox="0 0 3474 768" draw:points="1736,768 0,768 0,0 3474,0 3474,768">
            <text:p/>
          </draw:polygon>
          <draw:path draw:style-name="gr3" draw:text-style-name="P8" draw:layer="layout" svg:width="0.382cm" svg:height="0.853cm" svg:x="5.399cm" svg:y="6.176cm" svg:viewBox="0 0 383 854" svg:d="M347 37c-31 3-39 25-39 38 0 23 18 37 37 37s38-12 38-39c0-36-30-73-73-73-77 0-94 100-108 171-25 137-44 254-59 414-4 48-10 100-16 144-8 69-23 106-56 106-15 0-29-10-36-19 32 0 40-23 40-37 0-21-19-36-38-36-18 0-37 11-37 38 0 35 29 73 73 73 77 0 93-98 108-173 25-131 44-248 58-410 4-50 10-102 17-146 8-69 23-104 56-104 17 0 29 8 35 16z">
            <text:p/>
          </draw:path>
          <draw:path draw:style-name="gr3" draw:text-style-name="P8" draw:layer="layout" svg:width="0.456cm" svg:height="0.416cm" svg:x="6.01cm" svg:y="6.428cm" svg:viewBox="0 0 457 417" svg:d="M281 129c4-25 25-108 89-108 6 0 27 0 46 10-25 6-44 29-44 50 0 15 11 34 36 34 20 0 49-17 49-55 0-48-54-60-85-60-54 0-85 48-98 71-22-63-70-71-97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3 8-29 100-93 121-122 121-36 0-50-29-50-61 0-21 6-39 16-81z">
            <text:p/>
          </draw:path>
          <draw:path draw:style-name="gr3" draw:text-style-name="P8" draw:layer="layout" svg:width="0.392cm" svg:height="0.291cm" svg:x="6.536cm" svg:y="6.172cm" svg:viewBox="0 0 393 292" svg:d="M48 244c-2 8-6 25-6 27 0 14 12 21 22 21 11 0 21-9 25-15 2-6 9-27 11-40 4-12 10-41 14-58 5-14 9-29 11-44 8-27 8-31 27-58 18-25 48-58 97-58 38 0 38 31 38 43 0 40-27 111-38 138-8 19-10 25-10 35 0 34 29 57 60 57 65 0 94-90 94-100 0-9-8-9-10-9-9 0-11 4-13 13-14 50-41 77-69 77-12 0-14-9-14-23 0-15 2-23 14-52 7-21 34-88 34-125 0-63-50-73-83-73-54 0-90 33-109 58-6-43-43-58-68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36cm" svg:height="0.647cm" svg:x="7.04cm" svg:y="6.197cm" svg:viewBox="0 0 437 648" svg:d="M437 10c0-2 0-10-13-10-12 0-100 8-116 10-7 0-13 5-13 17 0 13 9 13 23 13 44 0 46 6 46 14l-4 19-54 216c-17-33-44-58-86-58-106 0-220 136-220 269 0 87 50 148 123 148 18 0 64-5 118-69 8 37 40 69 83 69 34 0 54-21 69-52 15-32 27-88 27-90 0-10-8-10-10-10-11 0-11 4-13 16-17 61-33 115-71 115-25 0-27-23-27-42 0-23 2-29 7-44zM245 527c-4 17-4 19-18 35-40 50-77 65-102 65-46 0-61-50-61-86 0-45 30-160 52-202 27-54 69-87 106-87 61 0 73 75 73 81 0 4-2 11-4 15z">
            <text:p/>
          </draw:path>
          <draw:path draw:style-name="gr3" draw:text-style-name="P8" draw:layer="layout" svg:width="0.456cm" svg:height="0.416cm" svg:x="7.505cm" svg:y="6.428cm" svg:viewBox="0 0 457 417" svg:d="M281 129c4-25 25-108 89-108 6 0 27 0 46 10-25 6-44 29-44 50 0 15 11 34 36 34 20 0 49-17 49-55 0-48-54-60-85-60-54 0-85 48-98 71-22-63-70-71-97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3 8-29 100-93 121-122 121-36 0-50-29-50-61 0-21 6-39 16-81z">
            <text:p/>
          </draw:path>
          <draw:path draw:style-name="gr3" draw:text-style-name="P8" draw:layer="layout" svg:width="0.608cm" svg:height="0.216cm" svg:x="8.306cm" svg:y="6.497cm" svg:viewBox="0 0 609 217" svg:d="M578 37c15 0 31 0 31-18 0-19-16-19-29-19h-549c-14 0-31 0-31 19 0 18 17 18 31 18zM580 217c13 0 29 0 29-19s-16-19-31-19h-547c-14 0-31 0-31 19s17 19 31 19z">
            <text:p/>
          </draw:path>
        </draw:g>
        <draw:g xml:id="id38" draw:id="id38">
          <svg:title>TexMaths</svg:title>
          <svg:desc>26§display§ \frac{x^{n+1}}{n+1} + c§svg§600§FALSE§</svg:desc>
          <draw:polygon draw:style-name="gr2" draw:text-style-name="P7" draw:layer="layout" svg:width="3.651cm" svg:height="1.987cm" svg:x="9.953cm" svg:y="5.476cm" svg:viewBox="0 0 3652 1988" draw:points="1826,1988 0,1988 0,0 3652,0 3652,1988">
            <text:p/>
          </draw:polygon>
          <draw:path draw:style-name="gr3" draw:text-style-name="P8" draw:layer="layout" svg:width="0.457cm" svg:height="0.415cm" svg:x="10.021cm" svg:y="5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8" draw:layer="layout" svg:width="0.392cm" svg:height="0.29cm" svg:x="10.548cm" svg:y="5.574cm" svg:viewBox="0 0 393 291" svg:d="M48 243c-2 9-6 25-6 27 0 15 12 21 22 21 11 0 21-8 25-14 3-7 9-27 11-40 4-12 10-41 14-58 5-15 9-29 11-44 8-27 8-31 27-58 19-25 48-58 98-58 37 0 37 31 37 43 0 40-27 111-37 138-9 18-11 25-11 35 0 33 29 56 61 56 64 0 93-89 93-100 0-8-8-8-10-8-9 0-11 4-13 13-14 49-41 76-68 76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71cm" svg:height="0.473cm" svg:x="11.014cm" svg:y="5.459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34cm" svg:height="0.425cm" svg:x="11.6cm" svg:y="5.43cm" svg:viewBox="0 0 235 426" svg:d="M146 19c0-19-2-19-19-19-42 40-100 42-127 42v22c15 0 58 0 94-18v328c0 21 0 30-65 30h-25v22c13 0 92-2 115-2 20 0 101 2 116 2v-22h-25c-64 0-64-9-64-30z">
            <text:p/>
          </draw:path>
          <draw:polygon draw:style-name="gr3" draw:text-style-name="P8" draw:layer="layout" svg:width="2.123cm" svg:height="0.039cm" svg:x="9.907cm" svg:y="6.557cm" svg:viewBox="0 0 2124 40" draw:points="1063,40 0,40 0,0 2124,0 2124,40">
            <text:p/>
          </draw:polygon>
          <draw:path draw:style-name="gr3" draw:text-style-name="P8" draw:layer="layout" svg:width="0.496cm" svg:height="0.415cm" svg:x="9.934cm" svg:y="7.027cm" svg:viewBox="0 0 497 416" svg:d="M54 352c-2 14-8 35-8 39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6 17-48 54-150 54-202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8" draw:layer="layout" svg:width="0.608cm" svg:height="0.611cm" svg:x="10.71cm" svg:y="6.898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8" draw:layer="layout" svg:width="0.303cm" svg:height="0.611cm" svg:x="11.654cm" svg:y="6.824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8" draw:layer="layout" svg:width="0.608cm" svg:height="0.611cm" svg:x="12.393cm" svg:y="6.272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8" draw:layer="layout" svg:width="0.357cm" svg:height="0.415cm" svg:x="13.293cm" svg:y="6.401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</draw:g>
        <draw:g xml:id="id44" draw:id="id44">
          <svg:title>TexMaths</svg:title>
          <svg:desc>26§display§\frac{d}{dx}\left( 2\sqrt{x} + c \right) =§svg§600§FALSE§</svg:desc>
          <draw:polygon draw:style-name="gr2" draw:text-style-name="P7" draw:layer="layout" svg:width="6.173cm" svg:height="1.798cm" svg:x="3.854cm" svg:y="10.376cm" svg:viewBox="0 0 6174 1799" draw:points="3087,1799 0,1799 0,0 6174,0 6174,1799">
            <text:p/>
          </draw:polygon>
          <draw:path draw:style-name="gr3" draw:text-style-name="P8" draw:layer="layout" svg:width="0.436cm" svg:height="0.646cm" svg:x="4.105cm" svg:y="10.33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3.808cm" svg:y="11.335cm" svg:viewBox="0 0 1001 40" draw:points="499,40 0,40 0,0 1001,0 1001,40">
            <text:p/>
          </draw:polygon>
          <draw:path draw:style-name="gr3" draw:text-style-name="P8" draw:layer="layout" svg:width="0.436cm" svg:height="0.646cm" svg:x="3.845cm" svg:y="11.576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4.309cm" svg:y="11.8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24cm" svg:height="1.097cm" svg:x="5.206cm" svg:y="10.806cm" svg:viewBox="0 0 241 1098" svg:d="M241 1088c0-2-2-4-4-8-41-44-106-119-143-269-21-83-30-177-30-262 0-241 57-410 169-528 8-9 8-11 8-13 0-8-8-8-12-8-13 0-63 54-75 69-94 110-154 274-154 480 0 129 23 314 144 468 10 11 68 81 85 81 4 0 12 0 12-10z">
            <text:p/>
          </draw:path>
          <draw:path draw:style-name="gr3" draw:text-style-name="P8" draw:layer="layout" svg:width="0.365cm" svg:height="0.611cm" svg:x="5.533cm" svg:y="10.9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8" draw:layer="layout" svg:width="0.715cm" svg:height="0.914cm" svg:x="6.011cm" svg:y="10.844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8" draw:layer="layout" svg:width="0.523cm" svg:height="0.039cm" svg:x="6.706cm" svg:y="10.844cm" svg:viewBox="0 0 524 40" draw:points="262,40 0,40 0,0 524,0 524,40">
            <text:p/>
          </draw:polygon>
          <draw:path draw:style-name="gr3" draw:text-style-name="P8" draw:layer="layout" svg:width="0.457cm" svg:height="0.415cm" svg:x="6.733cm" svg:y="11.1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609cm" svg:height="0.611cm" svg:x="7.482cm" svg:y="11.05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8" draw:layer="layout" svg:width="0.357cm" svg:height="0.415cm" svg:x="8.383cm" svg:y="11.179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8" draw:layer="layout" svg:width="0.24cm" svg:height="1.097cm" svg:x="8.78cm" svg:y="10.806cm" svg:viewBox="0 0 241 1098" svg:d="M241 549c0-129-23-314-143-468-11-12-71-81-88-81-4 0-10 2-10 8 0 4 2 7 6 11 44 48 104 120 142 266 21 83 29 179 29 264 0 92-8 185-31 275-36 129-90 202-138 254-8 8-8 8-8 10 0 8 6 10 10 10 15 0 65-56 77-68 94-113 154-277 154-481z">
            <text:p/>
          </draw:path>
          <draw:path draw:style-name="gr3" draw:text-style-name="P8" draw:layer="layout" svg:width="0.609cm" svg:height="0.215cm" svg:x="9.464cm" svg:y="11.247cm" svg:viewBox="0 0 610 216" svg:d="M578 37c15 0 32 0 32-18 0-19-17-19-30-19h-549c-14 0-31 0-31 19 0 18 17 18 31 18zM580 216c13 0 30 0 30-18 0-19-17-19-32-19h-547c-14 0-31 0-31 19 0 18 17 18 31 18z">
            <text:p/>
          </draw:path>
        </draw:g>
        <draw:g xml:id="id43" draw:id="id43">
          <svg:title>TexMaths</svg:title>
          <svg:desc>28§display§(03)§svg§600§FALSE§</svg:desc>
          <draw:polygon draw:style-name="gr2" draw:text-style-name="P7" draw:layer="layout" svg:width="1.554cm" svg:height="0.886cm" svg:x="1.703cm" svg:y="10.937cm" svg:viewBox="0 0 1555 887" draw:points="777,887 0,887 0,0 1555,0 1555,887">
            <text:p/>
          </draw:polygon>
          <draw:path draw:style-name="gr3" draw:text-style-name="P8" draw:layer="layout" svg:width="0.23cm" svg:height="0.985cm" svg:x="1.75cm" svg:y="10.8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5cm" svg:y="10.9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2.57cm" svg:y="10.97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3.076cm" svg:y="10.8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5" draw:id="id45">
          <svg:title>TexMaths</svg:title>
          <svg:desc>26§display§\frac{2}{2\sqrt{x}} =§svg§600§FALSE§</svg:desc>
          <draw:polygon draw:style-name="gr2" draw:text-style-name="P7" draw:layer="layout" svg:width="2.671cm" svg:height="1.985cm" svg:x="10.954cm" svg:y="10.376cm" svg:viewBox="0 0 2672 1986" draw:points="1337,1986 0,1986 0,0 2672,0 2672,1986">
            <text:p/>
          </draw:polygon>
          <draw:path draw:style-name="gr3" draw:text-style-name="P8" draw:layer="layout" svg:width="0.365cm" svg:height="0.61cm" svg:x="11.596cm" svg:y="10.33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olygon draw:style-name="gr3" draw:text-style-name="P8" draw:layer="layout" svg:width="1.742cm" svg:height="0.039cm" svg:x="10.908cm" svg:y="11.309cm" svg:viewBox="0 0 1743 40" draw:points="871,40 0,40 0,0 1743,0 1743,40">
            <text:p/>
          </draw:polygon>
          <draw:path draw:style-name="gr3" draw:text-style-name="P8" draw:layer="layout" svg:width="0.365cm" svg:height="0.61cm" svg:x="10.954cm" svg:y="11.57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714cm" svg:height="0.914cm" svg:x="11.432cm" svg:y="11.492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2.127cm" svg:y="11.492cm" svg:viewBox="0 0 524 40" draw:points="262,40 0,40 0,0 524,0 524,40">
            <text:p/>
          </draw:polygon>
          <draw:path draw:style-name="gr3" draw:text-style-name="P8" draw:layer="layout" svg:width="0.457cm" svg:height="0.415cm" svg:x="12.154cm" svg:y="11.78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608cm" svg:height="0.215cm" svg:x="13.063cm" svg:y="11.22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46" draw:id="id46">
          <svg:title>TexMaths</svg:title>
          <svg:desc>26§display§\frac{1}{\sqrt{x}}§svg§600§FALSE§</svg:desc>
          <draw:polygon draw:style-name="gr2" draw:text-style-name="P7" draw:layer="layout" svg:width="1.192cm" svg:height="1.985cm" svg:x="14.653cm" svg:y="10.277cm" svg:viewBox="0 0 1193 1986" draw:points="596,1986 0,1986 0,0 1193,0 1193,1986">
            <text:p/>
          </draw:polygon>
          <draw:path draw:style-name="gr3" draw:text-style-name="P8" draw:layer="layout" svg:width="0.302cm" svg:height="0.61cm" svg:x="15.101cm" svg:y="10.231cm" svg:viewBox="0 0 303 611" svg:d="M189 23c0-21 0-23-21-23-58 58-139 58-168 58v29c19 0 73 0 121-25v476c0 34-3 44-86 44h-29v29c31-4 112-4 148-4 37 0 116 0 149 4v-29h-29c-83 0-85-10-85-44z">
            <text:p/>
          </draw:path>
          <draw:polygon draw:style-name="gr3" draw:text-style-name="P8" draw:layer="layout" svg:width="1.283cm" svg:height="0.039cm" svg:x="14.607cm" svg:y="11.21cm" svg:viewBox="0 0 1284 40" draw:points="642,40 0,40 0,0 1284,0 1284,40">
            <text:p/>
          </draw:polygon>
          <draw:path draw:style-name="gr3" draw:text-style-name="P8" draw:layer="layout" svg:width="0.714cm" svg:height="0.914cm" svg:x="14.673cm" svg:y="11.393cm" svg:viewBox="0 0 715 915" svg:d="M289 819l-160-355c-6-15-13-15-15-15 0 0-6 0-14 6l-88 67c-12 8-12 12-12 14 0 5 2 11 8 11 7 0 23-13 31-21 7-4 21-15 30-21l180 395c7 15 13 15 21 15 13 0 15-4 23-17l415-861c7-14 7-16 7-18 0-11-9-19-19-19-8 0-15 4-21 19z">
            <text:p/>
          </draw:path>
          <draw:polygon draw:style-name="gr3" draw:text-style-name="P8" draw:layer="layout" svg:width="0.523cm" svg:height="0.039cm" svg:x="15.367cm" svg:y="11.393cm" svg:viewBox="0 0 524 40" draw:points="262,40 0,40 0,0 524,0 524,40">
            <text:p/>
          </draw:polygon>
          <draw:path draw:style-name="gr3" draw:text-style-name="P8" draw:layer="layout" svg:width="0.456cm" svg:height="0.415cm" svg:x="15.394cm" svg:y="11.684cm" svg:viewBox="0 0 457 416" svg:d="M280 129c5-25 25-108 90-108 6 0 27 0 46 10-25 6-44 29-44 50 0 15 10 33 35 33 21 0 50-16 50-54 0-48-54-60-85-60-54 0-85 48-98 71-23-63-70-71-97-71-96 0-148 119-148 141 0 9 8 9 10 9 9 0 11 0 13-9 31-97 91-120 123-120 16 0 49 8 49 60 0 29-16 92-49 218-15 59-48 96-88 96-6 0-27 0-45-10 22-7 43-25 43-50s-21-34-35-34c-27 0-50 25-50 55 0 41 46 60 85 60 63 0 96-65 98-71 10 35 43 71 97 71 96 0 148-119 148-142 0-8-8-8-10-8-9 0-11 2-13 8-29 100-93 121-122 121-36 0-50-29-50-60 0-21 6-40 16-81z">
            <text:p/>
          </draw:path>
        </draw:g>
        <draw:g xml:id="id47" draw:id="id47">
          <svg:title>TexMaths</svg:title>
          <svg:desc>28§display§\therefore§svg§600§FALSE§</svg:desc>
          <draw:polygon draw:style-name="gr2" draw:text-style-name="P7" draw:layer="layout" svg:width="0.528cm" svg:height="0.433cm" svg:x="3.812cm" svg:y="13.655cm" svg:viewBox="0 0 529 434" draw:points="265,434 0,434 0,0 529,0 529,434">
            <text:p/>
          </draw:polygon>
          <draw:path draw:style-name="gr3" draw:text-style-name="P8" draw:layer="layout" svg:width="0.598cm" svg:height="0.531cm" svg:x="3.792cm" svg:y="13.6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8" draw:id="id48">
          <svg:title>TexMaths</svg:title>
          <svg:desc>24§display§\int  \frac{1}{\sqrt{x}} dx = §svg§600§FALSE§</svg:desc>
          <draw:polygon draw:style-name="gr2" draw:text-style-name="P7" draw:layer="layout" svg:width="4.051cm" svg:height="1.848cm" svg:x="5.895cm" svg:y="12.816cm" svg:viewBox="0 0 4052 1849" draw:points="2025,1849 0,1849 0,0 4052,0 4052,1849">
            <text:p/>
          </draw:polygon>
          <draw:path draw:style-name="gr3" draw:text-style-name="P8" draw:layer="layout" svg:width="0.749cm" svg:height="1.875cm" svg:x="5.901cm" svg:y="12.774cm" svg:viewBox="0 0 750 1876" svg:d="M40 1838c27 0 43-19 43-40 0-29-22-43-41-43-21 0-42 14-42 43 0 44 42 78 94 78 129 0 177-197 236-441 65-267 121-538 167-809 31-179 62-348 90-457 10-42 39-150 73-150 25 0 46 16 50 19-29 2-42 20-42 41 0 29 21 42 40 42 21 0 42-13 42-42 0-46-46-79-92-79-65 0-111 92-159 265-2 8-117 432-209 985-23 129-48 271-75 388-15 62-54 221-123 221-31 0-50-21-52-21z">
            <text:p/>
          </draw:path>
          <draw:path draw:style-name="gr3" draw:text-style-name="P8" draw:layer="layout" svg:width="0.279cm" svg:height="0.564cm" svg:x="7.394cm" svg:y="12.789cm" svg:viewBox="0 0 280 565" svg:d="M175 21c0-19 0-21-20-21-53 54-128 54-155 54v27c17 0 67 0 111-23v439c0 31-2 41-78 41h-27v27c29-4 103-4 136-4 35 0 108 0 138 4v-27h-27c-76 0-78-10-78-41z">
            <text:p/>
          </draw:path>
          <draw:polygon draw:style-name="gr3" draw:text-style-name="P8" draw:layer="layout" svg:width="1.185cm" svg:height="0.035cm" svg:x="6.937cm" svg:y="13.694cm" svg:viewBox="0 0 1186 36" draw:points="593,36 0,36 0,0 1186,0 1186,36">
            <text:p/>
          </draw:polygon>
          <draw:path draw:style-name="gr3" draw:text-style-name="P8" draw:layer="layout" svg:width="0.659cm" svg:height="0.844cm" svg:x="6.999cm" svg:y="13.863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8" draw:layer="layout" svg:width="0.483cm" svg:height="0.035cm" svg:x="7.64cm" svg:y="13.863cm" svg:viewBox="0 0 484 36" draw:points="242,36 0,36 0,0 484,0 484,36">
            <text:p/>
          </draw:polygon>
          <draw:path draw:style-name="gr3" draw:text-style-name="P8" draw:layer="layout" svg:width="0.421cm" svg:height="0.383cm" svg:x="7.665cm" svg:y="14.13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  <draw:path draw:style-name="gr3" draw:text-style-name="P8" draw:layer="layout" svg:width="0.402cm" svg:height="0.596cm" svg:x="8.258cm" svg:y="13.33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6 486c-3 15-3 17-17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8.688cm" svg:y="13.5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8" draw:layer="layout" svg:width="0.561cm" svg:height="0.199cm" svg:x="9.427cm" svg:y="13.613cm" svg:viewBox="0 0 562 200" svg:d="M534 35c13 0 28 0 28-18 0-17-15-17-26-17h-507c-14 0-29 0-29 17 0 18 15 18 29 18zM536 200c11 0 26 0 26-18 0-17-15-17-28-17h-505c-14 0-29 0-29 17 0 18 15 18 29 18z">
            <text:p/>
          </draw:path>
        </draw:g>
        <draw:g xml:id="id49" draw:id="id49">
          <svg:title>TexMaths</svg:title>
          <svg:desc>28§display§2 \sqrt{x} + c§svg§600§FALSE§</svg:desc>
          <draw:polygon draw:style-name="gr2" draw:text-style-name="P7" draw:layer="layout" svg:width="3.405cm" svg:height="0.886cm" svg:x="10.709cm" svg:y="13.278cm" svg:viewBox="0 0 3406 887" draw:points="1703,887 0,887 0,0 3406,0 3406,887">
            <text:p/>
          </draw:polygon>
          <draw:path draw:style-name="gr3" draw:text-style-name="P8" draw:layer="layout" svg:width="0.393cm" svg:height="0.658cm" svg:x="10.709cm" svg:y="13.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77cm" svg:height="0.985cm" svg:x="11.224cm" svg:y="13.229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8" draw:layer="layout" svg:width="0.564cm" svg:height="0.042cm" svg:x="11.973cm" svg:y="13.229cm" svg:viewBox="0 0 565 43" draw:points="282,43 0,43 0,0 565,0 565,43">
            <text:p/>
          </draw:polygon>
          <draw:path draw:style-name="gr3" draw:text-style-name="P8" draw:layer="layout" svg:width="0.492cm" svg:height="0.447cm" svg:x="12.002cm" svg:y="13.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658cm" svg:x="12.808cm" svg:y="13.451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3" draw:text-style-name="P8" draw:layer="layout" svg:width="0.384cm" svg:height="0.447cm" svg:x="13.779cm" svg:y="13.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39" draw:id="id39">
          <svg:title>TexMaths</svg:title>
          <svg:desc>28§display§(02)§svg§600§FALSE§</svg:desc>
          <draw:polygon draw:style-name="gr2" draw:text-style-name="P7" draw:layer="layout" svg:width="1.554cm" svg:height="0.886cm" svg:x="1.703cm" svg:y="8.437cm" svg:viewBox="0 0 1555 887" draw:points="777,887 0,887 0,0 1555,0 1555,887">
            <text:p/>
          </draw:polygon>
          <draw:path draw:style-name="gr3" draw:text-style-name="P8" draw:layer="layout" svg:width="0.23cm" svg:height="0.985cm" svg:x="1.75cm" svg:y="8.3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5cm" svg:y="8.4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93cm" svg:height="0.658cm" svg:x="2.577cm" svg:y="8.47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3.076cm" svg:y="8.3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0" draw:id="id40">
          <svg:title>TexMaths</svg:title>
          <svg:desc>26§display§\smallint dx = §svg§600§FALSE§</svg:desc>
          <draw:polygon draw:style-name="gr2" draw:text-style-name="P7" draw:layer="layout" svg:width="2.456cm" svg:height="0.76cm" svg:x="4.396cm" svg:y="8.42cm" svg:viewBox="0 0 2457 761" draw:points="1228,761 0,761 0,0 2457,0 2457,761">
            <text:p/>
          </draw:polygon>
          <draw:path draw:style-name="gr3" draw:text-style-name="P8" draw:layer="layout" svg:width="0.382cm" svg:height="0.852cm" svg:x="4.4cm" svg:y="8.37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8" draw:layer="layout" svg:width="0.436cm" svg:height="0.646cm" svg:x="5.022cm" svg:y="8.39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0-50-60-85 0-46 29-160 52-202 27-54 68-87 106-87 60 0 72 75 72 81 0 4-2 10-4 14z">
            <text:p/>
          </draw:path>
          <draw:path draw:style-name="gr3" draw:text-style-name="P8" draw:layer="layout" svg:width="0.457cm" svg:height="0.415cm" svg:x="5.486cm" svg:y="8.62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3-6 43-25 43-50s-20-33-35-33c-27 0-50 25-50 54 0 41 46 60 85 60 63 0 94-64 98-71 11 36 44 71 98 71 96 0 148-118 148-141 0-9-9-9-11-9-8 0-10 2-12 9-29 99-94 120-123 120-35 0-50-29-50-60 0-21 6-40 17-81z">
            <text:p/>
          </draw:path>
          <draw:path draw:style-name="gr3" draw:text-style-name="P8" draw:layer="layout" svg:width="0.609cm" svg:height="0.215cm" svg:x="6.287cm" svg:y="8.692cm" svg:viewBox="0 0 610 216" svg:d="M578 37c15 0 32 0 32-18 0-19-17-19-29-19h-550c-14 0-31 0-31 19 0 18 17 18 31 18zM581 216c12 0 29 0 29-18 0-19-17-19-32-19h-547c-14 0-31 0-31 19 0 18 17 18 31 18z">
            <text:p/>
          </draw:path>
        </draw:g>
        <draw:g xml:id="id41" draw:id="id41">
          <svg:title>TexMaths</svg:title>
          <svg:desc>26§display§x + c§svg§600§FALSE§</svg:desc>
          <draw:polygon draw:style-name="gr2" draw:text-style-name="P7" draw:layer="layout" svg:width="1.942cm" svg:height="0.516cm" svg:x="7.426cm" svg:y="8.478cm" svg:viewBox="0 0 1943 517" draw:points="971,517 0,517 0,0 1943,0 1943,517">
            <text:p/>
          </draw:polygon>
          <draw:path draw:style-name="gr3" draw:text-style-name="P8" draw:layer="layout" svg:width="0.457cm" svg:height="0.415cm" svg:x="7.407cm" svg:y="8.561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608cm" svg:height="0.61cm" svg:x="8.156cm" svg:y="8.432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9.056cm" svg:y="8.561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42" draw:id="id42">
          <svg:title>TexMaths</svg:title>
          <svg:desc>26§display§.\ .\ . \ \ [\ \text {Check !!!}\ ]§svg§600§FALSE§</svg:desc>
          <draw:polygon draw:style-name="gr2" draw:text-style-name="P7" draw:layer="layout" svg:width="6.401cm" svg:height="0.823cm" svg:x="11.909cm" svg:y="8.381cm" svg:viewBox="0 0 6402 824" draw:points="3201,824 0,824 0,0 6402,0 6402,824">
            <text:p/>
          </draw:polygon>
          <draw:path draw:style-name="gr3" draw:text-style-name="P8" draw:layer="layout" svg:width="0.099cm" svg:height="0.099cm" svg:x="11.942cm" svg:y="8.92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2.5cm" svg:y="8.92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059cm" svg:y="8.924cm" svg:viewBox="0 0 100 100" svg:d="M100 50c0-27-23-50-50-50s-50 23-50 50 23 50 50 50 50-23 50-50z">
            <text:p/>
          </draw:path>
          <draw:polygon draw:style-name="gr3" draw:text-style-name="P8" draw:layer="layout" svg:width="0.126cm" svg:height="0.914cm" svg:x="13.952cm" svg:y="8.335cm" svg:viewBox="0 0 127 915" draw:points="127,915 127,880 37,880 37,37 127,37 127,0 0,0 0,915">
            <text:p/>
          </draw:polygon>
          <draw:path draw:style-name="gr3" draw:text-style-name="P8" draw:layer="layout" svg:width="0.559cm" svg:height="0.664cm" svg:x="14.453cm" svg:y="8.377cm" svg:viewBox="0 0 560 665" svg:d="M0 333c0 189 148 332 318 332 150 0 242-126 242-232 0-9 0-15-13-15-10 0-10 4-10 15-9 131-106 205-206 205-56 0-237-31-237-305 0-273 178-304 235-304 99 0 183 83 199 216 2 13 2 17 15 17 17 0 17-4 17-23v-216c0-17 0-23-11-23-4 0-8 0-14 10l-46 69c-36-33-81-79-171-79-170 0-318 146-318 333z">
            <text:p/>
          </draw:path>
          <draw:path draw:style-name="gr3" draw:text-style-name="P8" draw:layer="layout" svg:width="0.461cm" svg:height="0.635cm" svg:x="15.091cm" svg:y="8.38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8" draw:layer="layout" svg:width="0.355cm" svg:height="0.421cm" svg:x="15.595cm" svg:y="8.61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6.007cm" svg:y="8.612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42cm" svg:height="0.635cm" svg:x="16.381cm" svg:y="8.387cm" svg:viewBox="0 0 443 636" svg:d="M71 566c0 41-9 41-71 41v29c31-2 73-2 100-2s64 0 102 2v-29c-63 0-73 0-73-41v-94l60-50c69 96 108 148 108 164 0 17-14 21-33 21v29c27-2 81-2 100-2 27 0 52 0 79 2v-29c-33 0-54 0-89-48l-117-164c0-2-4-8-4-10 0-4 64-59 73-67 58-46 98-48 116-48v-29c-27 2-37 2-64 2-34 0-90-2-102-2v29c16 0 27 11 27 23 0 17-15 29-21 36l-129 112v-441l-133 10v30c64 0 71 6 71 49z">
            <text:p/>
          </draw:path>
          <draw:path draw:style-name="gr3" draw:text-style-name="P8" draw:layer="layout" svg:width="0.099cm" svg:height="0.656cm" svg:x="17.221cm" svg:y="8.366cm" svg:viewBox="0 0 100 657" svg:d="M62 464l38-418c0-29-27-46-50-46-25 0-50 17-50 46l37 418c0 14 0 21 13 21 8 0 12-5 12-21zM100 607c0-27-23-48-50-48s-50 21-50 48 23 50 50 50 50-23 50-50z">
            <text:p/>
          </draw:path>
          <draw:path draw:style-name="gr3" draw:text-style-name="P8" draw:layer="layout" svg:width="0.099cm" svg:height="0.656cm" svg:x="17.475cm" svg:y="8.366cm" svg:viewBox="0 0 100 657" svg:d="M62 464l38-418c0-29-27-46-50-46-25 0-50 17-50 46l35 418c2 14 2 21 15 21 8 0 12-5 12-21zM100 607c0-27-23-48-50-48s-50 21-50 48 23 50 50 50 50-23 50-50z">
            <text:p/>
          </draw:path>
          <draw:path draw:style-name="gr3" draw:text-style-name="P8" draw:layer="layout" svg:width="0.099cm" svg:height="0.656cm" svg:x="17.729cm" svg:y="8.366cm" svg:viewBox="0 0 100 657" svg:d="M62 464l38-418c0-29-27-46-50-46-25 0-50 17-50 46l35 418c2 14 2 21 15 21 8 0 12-5 12-21zM100 607c0-27-23-48-50-48s-50 21-50 48 23 50 50 50 50-23 50-50z">
            <text:p/>
          </draw:path>
          <draw:polygon draw:style-name="gr3" draw:text-style-name="P8" draw:layer="layout" svg:width="0.126cm" svg:height="0.914cm" svg:x="18.23cm" svg:y="8.335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1" anim:sub-item="text" smil:attributeName="visibility" smil:to="visible"/>
                  <anim:animate smil:begin="0s" smil:dur="0.5s" smil:fill="hold" smil:decelerate="0.5" smil:targetElement="id31" anim:sub-item="text" smil:attributeName="rotate" smil:values="-90;0" smil:keyTimes="0;1"/>
                  <anim:animate smil:begin="0s" smil:dur="0.5s" smil:fill="hold" smil:decelerate="0.5" smil:targetElement="id31" anim:sub-item="text" smil:attributeName="width" smil:values="width;width*.05" smil:keyTimes="0;1"/>
                  <anim:animate smil:begin="0.5s" smil:dur="0.5s" smil:fill="hold" smil:accelerate="0.5" smil:targetElement="id31" anim:sub-item="text" smil:attributeName="width" smil:values="width*.05;width" smil:keyTimes="0;1"/>
                  <anim:animate smil:dur="1s" smil:fill="hold" smil:targetElement="id31" anim:sub-item="text" smil:attributeName="height" smil:values="height;height" smil:keyTimes="0;1"/>
                  <anim:animate smil:begin="0s" smil:dur="0.5s" smil:fill="hold" smil:decelerate="0.5" smil:targetElement="id31" anim:sub-item="text" smil:attributeName="x" smil:values="x+.4;x" smil:keyTimes="0;1"/>
                  <anim:animate smil:begin="0s" smil:dur="0.5s" smil:fill="hold" smil:decelerate="0.5" smil:targetElement="id31" anim:sub-item="text" smil:attributeName="y" smil:values="y-.2;y+.1" smil:keyTimes="0;1"/>
                  <anim:animate smil:begin="0.5s" smil:dur="0.5s" smil:fill="hold" smil:accelerate="0.5" smil:targetElement="id31" anim:sub-item="text" smil:attributeName="y" smil:values="y+.1;y" smil:keyTimes="0;1"/>
                  <anim:transitionFilter smil:begin="0s" smil:dur="1s" smil:decelerate="0.5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50" text:id="id50"><text:span text:style-name="T5">Elementary Integration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52" draw:id="id52">
          <svg:title>TexMaths</svg:title>
          <svg:desc>28§display§\frac{d}{dx}\left( \sin x + c \right) =§svg§600§FALSE§</svg:desc>
          <draw:polygon draw:style-name="gr2" draw:text-style-name="P7" draw:layer="layout" svg:width="6.57cm" svg:height="1.936cm" svg:x="3.157cm" svg:y="2.379cm" svg:viewBox="0 0 6571 1937" draw:points="3286,1937 0,1937 0,0 6571,0 6571,1937">
            <text:p/>
          </draw:polygon>
          <draw:path draw:style-name="gr3" draw:text-style-name="P8" draw:layer="layout" svg:width="0.469cm" svg:height="0.696cm" svg:x="3.428cm" svg:y="2.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08cm" svg:y="3.412cm" svg:viewBox="0 0 1077 43" draw:points="538,43 0,43 0,0 1077,0 1077,43">
            <text:p/>
          </draw:polygon>
          <draw:path draw:style-name="gr3" draw:text-style-name="P8" draw:layer="layout" svg:width="0.469cm" svg:height="0.696cm" svg:x="3.148cm" svg:y="3.6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48cm" svg:y="3.9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2cm" svg:y="2.94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24cm" svg:height="0.454cm" svg:x="4.88cm" svg:y="3.23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5.267cm" svg:y="3.0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5.54cm" svg:y="3.24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6.248cm" svg:y="3.244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7cm" svg:x="7.054cm" svg:y="3.1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024cm" svg:y="3.244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466cm" svg:y="2.9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9.122cm" svg:y="3.318cm" svg:viewBox="0 0 656 233" svg:d="M623 40c15 0 33 0 33-20s-18-20-31-20h-591c-16 0-34 0-34 20s18 20 34 20zM625 233c13 0 31 0 31-20s-18-20-33-20h-589c-16 0-34 0-34 20s18 20 34 20z">
            <text:p/>
          </draw:path>
        </draw:g>
        <draw:g xml:id="id51" draw:id="id51">
          <svg:title>TexMaths</svg:title>
          <svg:desc>28§display§(04)§svg§600§FALSE§</svg:desc>
          <draw:polygon draw:style-name="gr2" draw:text-style-name="P7" draw:layer="layout" svg:width="1.554cm" svg:height="0.886cm" svg:x="1.103cm" svg:y="3.038cm" svg:viewBox="0 0 1555 887" draw:points="777,887 0,887 0,0 1555,0 1555,887">
            <text:p/>
          </draw:polygon>
          <draw:path draw:style-name="gr3" draw:text-style-name="P8" draw:layer="layout" svg:width="0.23cm" svg:height="0.985cm" svg:x="1.15cm" svg:y="2.9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5cm" svg:y="3.072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38cm" svg:height="0.667cm" svg:x="1.957cm" svg:y="3.061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.476cm" svg:y="2.9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3" draw:id="id53">
          <svg:title>TexMaths</svg:title>
          <svg:desc>28§display§\cos x§svg§600§FALSE§</svg:desc>
          <draw:polygon draw:style-name="gr2" draw:text-style-name="P7" draw:layer="layout" svg:width="1.902cm" svg:height="0.355cm" svg:x="10.123cm" svg:y="3.28cm" svg:viewBox="0 0 1903 356" draw:points="952,356 0,356 0,0 1903,0 1903,356">
            <text:p/>
          </draw:polygon>
          <draw:path draw:style-name="gr3" draw:text-style-name="P8" draw:layer="layout" svg:width="0.375cm" svg:height="0.453cm" svg:x="10.107cm" svg:y="3.231cm" svg:viewBox="0 0 376 454" svg:d="M83 228c0-161 80-203 132-203 9 0 72 0 107 35-40 5-47 34-47 47 0 25 18 45 45 45s47-18 47-47c0-67-76-105-152-105-123 0-215 107-215 228 0 128 99 226 213 226 132 0 163-119 163-130 0-9-9-9-11-9-9 0-11 5-13 9-30 92-95 105-130 105-52 0-139-42-139-201z">
            <text:p/>
          </draw:path>
          <draw:path draw:style-name="gr3" draw:text-style-name="P8" draw:layer="layout" svg:width="0.438cm" svg:height="0.453cm" svg:x="10.539cm" svg:y="3.231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8" draw:layer="layout" svg:width="0.324cm" svg:height="0.453cm" svg:x="11.034cm" svg:y="3.231cm" svg:viewBox="0 0 325 454" svg:d="M172 250c23 5 103 21 103 92 0 49-33 90-112 90-82 0-118-56-136-141-2-11-5-16-14-16-13 0-13 7-13 25v129c0 18 0 25 11 25 5 0 7-2 25-20 2-2 2-5 20-22 43 40 87 42 107 42 115 0 162-67 162-139 0-51-32-80-43-94-33-31-72-38-112-47-56-11-123-22-123-80 0-36 27-76 112-76 107 0 114 89 116 121 0 9 9 9 12 9 13 0 13-5 13-25v-98c0-18 0-25-11-25-5 0-7 0-20 11-3 5-14 14-18 16-36-27-79-27-92-27-121 0-159 67-159 121 0 36 16 62 43 85 31 24 60 31 129 44z">
            <text:p/>
          </draw:path>
          <draw:path draw:style-name="gr3" draw:text-style-name="P8" draw:layer="layout" svg:width="0.492cm" svg:height="0.446cm" svg:x="11.582cm" svg:y="3.238cm" svg:viewBox="0 0 493 447" svg:d="M302 139c5-27 27-117 97-117 6 0 29 0 49 12-27 6-47 31-47 53 0 16 11 36 38 36 22 0 54-18 54-58 0-52-59-65-92-65-58 0-92 51-105 76-25-67-77-76-106-76-103 0-159 127-159 152 0 9 9 9 12 9 8 0 11 0 13-9 34-105 98-130 132-130 18 0 54 9 54 65 0 32-18 99-54 235-16 63-51 103-94 103-7 0-29 0-49-11 24-7 47-27 47-54s-23-36-38-36c-29 0-54 27-54 58 0 45 49 65 92 65 67 0 103-69 105-76 11 38 47 76 105 76 103 0 159-127 159-152 0-9-9-9-11-9-9 0-11 3-13 9-32 108-101 130-133 130-38 0-53-31-53-65 0-22 6-42 18-87z">
            <text:p/>
          </draw:path>
        </draw:g>
        <draw:g xml:id="id54" draw:id="id54">
          <svg:title>TexMaths</svg:title>
          <svg:desc>26§display§\therefore§svg§600§FALSE§</svg:desc>
          <draw:polygon draw:style-name="gr2" draw:text-style-name="P7" draw:layer="layout" svg:width="0.49cm" svg:height="0.402cm" svg:x="14.91cm" svg:y="3.252cm" svg:viewBox="0 0 491 403" draw:points="246,403 0,403 0,0 491,0 491,403">
            <text:p/>
          </draw:polygon>
          <draw:path draw:style-name="gr3" draw:text-style-name="P8" draw:layer="layout" svg:width="0.555cm" svg:height="0.493cm" svg:x="14.891cm" svg:y="3.20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55" draw:id="id55">
          <svg:title>TexMaths</svg:title>
          <svg:desc>28§display§\smallint \cos x dx = §svg§600§FALSE§</svg:desc>
          <draw:polygon draw:style-name="gr2" draw:text-style-name="P7" draw:layer="layout" svg:width="4.688cm" svg:height="0.818cm" svg:x="16.094cm" svg:y="3.024cm" svg:viewBox="0 0 4689 819" draw:points="2345,819 0,819 0,0 4689,0 4689,819">
            <text:p/>
          </draw:polygon>
          <draw:path draw:style-name="gr3" draw:text-style-name="P8" draw:layer="layout" svg:width="0.411cm" svg:height="0.917cm" svg:x="16.098cm" svg:y="2.975cm" svg:viewBox="0 0 412 918" svg:d="M374 40c-33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9-74 24-112 60-112 18 0 31 9 38 18z">
            <text:p/>
          </draw:path>
          <draw:path draw:style-name="gr3" draw:text-style-name="P8" draw:layer="layout" svg:width="0.375cm" svg:height="0.454cm" svg:x="16.762cm" svg:y="3.239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7.194cm" svg:y="3.23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4cm" svg:x="17.691cm" svg:y="3.23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8.238cm" svg:y="3.2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8 76 100 0 156-128 156-152 0-9-8-9-11-9-9 0-11 2-13 9-32 107-101 129-132 129-38 0-54-31-54-65 0-22 7-42 18-87z">
            <text:p/>
          </draw:path>
          <draw:path draw:style-name="gr3" draw:text-style-name="P8" draw:layer="layout" svg:width="0.469cm" svg:height="0.695cm" svg:x="18.811cm" svg:y="2.997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9.313cm" svg:y="3.2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8-9-11-9-9 0-11 2-13 9-32 107-99 129-132 129-38 0-54-31-54-65 0-22 7-42 18-87z">
            <text:p/>
          </draw:path>
          <draw:path draw:style-name="gr3" draw:text-style-name="P8" draw:layer="layout" svg:width="0.655cm" svg:height="0.232cm" svg:x="20.176cm" svg:y="3.318cm" svg:viewBox="0 0 656 233" svg:d="M623 40c15 0 33 0 33-20s-18-20-31-20h-591c-16 0-34 0-34 20s18 20 34 20zM625 233c13 0 31 0 31-20s-18-20-33-20h-589c-16 0-34 0-34 20s18 20 34 20z">
            <text:p/>
          </draw:path>
        </draw:g>
        <draw:g xml:id="id56" draw:id="id56">
          <svg:title>TexMaths</svg:title>
          <svg:desc>28§display§\sin x + c§svg§600§FALSE§</svg:desc>
          <draw:polygon draw:style-name="gr2" draw:text-style-name="P7" draw:layer="layout" svg:width="3.464cm" svg:height="0.643cm" svg:x="21.427cm" svg:y="2.98cm" svg:viewBox="0 0 3465 644" draw:points="1732,644 0,644 0,0 3465,0 3465,644">
            <text:p/>
          </draw:polygon>
          <draw:path draw:style-name="gr3" draw:text-style-name="P8" draw:layer="layout" svg:width="0.324cm" svg:height="0.455cm" svg:x="21.409cm" svg:y="3.149cm" svg:viewBox="0 0 325 456" svg:d="M173 251c22 5 103 21 103 92 0 50-34 90-112 90-83 0-119-56-137-141-2-12-5-16-14-16-13 0-13 7-13 25v130c0 18 0 25 11 25 5 0 7-3 25-21 2-2 2-4 20-22 43 40 87 43 108 43 114 0 161-68 161-140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212cm" svg:height="0.661cm" svg:x="21.799cm" svg:y="2.931cm" svg:viewBox="0 0 213 662" svg:d="M143 224l-139 12v31c65 0 74 5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07cm" svg:y="3.155cm" svg:viewBox="0 0 497 438" svg:d="M76 96v268c0 42-9 42-76 42v32c34 0 85-3 112-3 25 0 76 3 110 3v-32c-65 0-76 0-76-42v-184c0-104 69-158 132-158s74 54 74 110v232c0 42-11 42-76 42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22.778cm" svg:y="3.155cm" svg:viewBox="0 0 493 449" svg:d="M303 139c4-27 26-117 96-117 7 0 29 0 49 12-27 6-47 31-47 54 0 15 11 35 38 35 23 0 54-18 54-58 0-52-58-65-92-65-58 0-92 52-105 76-25-67-76-76-106-76-103 0-159 128-159 153 0 9 9 9 12 9 9 0 11 0 13-9 34-106 99-131 132-131 18 0 54 9 54 66 0 31-18 98-54 235-15 63-51 103-94 103-7 0-29 0-49-11 24-7 47-27 47-54s-23-36-38-36c-29 0-54 27-54 59 0 45 49 65 92 65 67 0 103-70 105-76 11 38 47 76 106 76 103 0 159-128 159-153 0-9-9-9-12-9-9 0-11 2-13 9-31 108-101 130-132 130-38 0-54-31-54-65 0-22 7-42 18-87z">
            <text:p/>
          </draw:path>
          <draw:path draw:style-name="gr3" draw:text-style-name="P8" draw:layer="layout" svg:width="0.656cm" svg:height="0.659cm" svg:x="23.587cm" svg:y="3.016cm" svg:viewBox="0 0 657 660" svg:d="M350 350h275c14 0 32 0 32-20s-18-20-32-20h-275v-276c0-16 0-34-21-34-20 0-20 18-20 34v276h-275c-16 0-34 0-34 20s18 20 34 20h275v276c0 14 0 34 20 34 21 0 21-20 21-34z">
            <text:p/>
          </draw:path>
          <draw:path draw:style-name="gr3" draw:text-style-name="P8" draw:layer="layout" svg:width="0.384cm" svg:height="0.448cm" svg:x="24.558cm" svg:y="3.155cm" svg:viewBox="0 0 385 449" svg:d="M352 61c-16 0-29 0-45 15-16 14-18 32-18 38 0 23 18 34 38 34 29 0 56-22 56-63 0-49-47-85-119-85-132 0-264 141-264 280 0 90 58 169 161 169 142 0 224-106 224-117 0-7-6-13-11-13-6 0-9 2-13 11-79 96-186 96-200 96-60 0-87-47-87-107 0-41 20-137 54-198 29-56 85-99 139-99 33 0 71 12 85 39z">
            <text:p/>
          </draw:path>
        </draw:g>
        <draw:g xml:id="id58" draw:id="id58">
          <svg:title>TexMaths</svg:title>
          <svg:desc>28§display§\frac{d}{dx}\left( - \cos x + c \right) =§svg§600§FALSE§</svg:desc>
          <draw:polygon draw:style-name="gr2" draw:text-style-name="P7" draw:layer="layout" svg:width="7.611cm" svg:height="1.936cm" svg:x="3.159cm" svg:y="4.98cm" svg:viewBox="0 0 7612 1937" draw:points="3806,1937 0,1937 0,0 7612,0 7612,1937">
            <text:p/>
          </draw:polygon>
          <draw:path draw:style-name="gr3" draw:text-style-name="P8" draw:layer="layout" svg:width="0.469cm" svg:height="0.696cm" svg:x="3.43cm" svg:y="4.9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cm" svg:y="6.013cm" svg:viewBox="0 0 1078 43" draw:points="538,43 0,43 0,0 1078,0 1078,43">
            <text:p/>
          </draw:polygon>
          <draw:path draw:style-name="gr3" draw:text-style-name="P8" draw:layer="layout" svg:width="0.469cm" svg:height="0.696cm" svg:x="3.15cm" svg:y="6.2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cm" svg:y="6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564cm" svg:y="5.5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31cm" svg:y="6.01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812cm" svg:y="5.838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244cm" svg:y="5.838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6.741cm" svg:y="5.838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92cm" svg:height="0.447cm" svg:x="7.29cm" svg:y="5.8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657cm" svg:x="8.097cm" svg:y="5.7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067cm" svg:y="5.845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9.508cm" svg:y="5.542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10.165cm" svg:y="5.919cm" svg:viewBox="0 0 656 233" svg:d="M623 40c15 0 33 0 33-20s-18-20-31-20h-591c-16 0-34 0-34 20s18 20 34 20zM625 233c13 0 31 0 31-20s-18-20-33-20h-589c-16 0-34 0-34 20s18 20 34 20z">
            <text:p/>
          </draw:path>
        </draw:g>
        <draw:g xml:id="id57" draw:id="id57">
          <svg:title>TexMaths</svg:title>
          <svg:desc>28§display§(05)§svg§600§FALSE§</svg:desc>
          <draw:polygon draw:style-name="gr2" draw:text-style-name="P7" draw:layer="layout" svg:width="1.554cm" svg:height="0.886cm" svg:x="1.103cm" svg:y="5.639cm" svg:viewBox="0 0 1555 887" draw:points="777,887 0,887 0,0 1555,0 1555,887">
            <text:p/>
          </draw:polygon>
          <draw:path draw:style-name="gr3" draw:text-style-name="P8" draw:layer="layout" svg:width="0.23cm" svg:height="0.985cm" svg:x="1.15cm" svg:y="5.5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5cm" svg:y="5.673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93cm" svg:height="0.678cm" svg:x="1.977cm" svg:y="5.673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23cm" svg:height="0.985cm" svg:x="2.476cm" svg:y="5.5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9" draw:id="id59">
          <svg:title>TexMaths</svg:title>
          <svg:desc>28§display§\sin x§svg§600§FALSE§</svg:desc>
          <draw:polygon draw:style-name="gr2" draw:text-style-name="P7" draw:layer="layout" svg:width="1.794cm" svg:height="0.572cm" svg:x="11.227cm" svg:y="5.581cm" svg:viewBox="0 0 1795 573" draw:points="899,573 0,573 0,0 1795,0 1795,573">
            <text:p/>
          </draw:polygon>
          <draw:path draw:style-name="gr3" draw:text-style-name="P8" draw:layer="layout" svg:width="0.324cm" svg:height="0.454cm" svg:x="11.209cm" svg:y="5.749cm" svg:viewBox="0 0 325 455" svg:d="M173 251c22 4 103 20 103 92 0 49-34 89-112 89-83 0-119-56-137-141-2-11-5-15-14-15-13 0-13 6-13 24v130c0 18 0 25 11 25 5 0 7-3 25-20 2-3 2-5 20-23 43 40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1.599cm" svg:y="5.53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1.87cm" svg:y="5.756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2.578cm" svg:y="5.75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 xml:id="id60" draw:id="id60">
          <svg:title>TexMaths</svg:title>
          <svg:desc>26§display§\therefore§svg§600§FALSE§</svg:desc>
          <draw:polygon draw:style-name="gr2" draw:text-style-name="P7" draw:layer="layout" svg:width="0.49cm" svg:height="0.402cm" svg:x="14.912cm" svg:y="5.853cm" svg:viewBox="0 0 491 403" draw:points="246,403 0,403 0,0 491,0 491,403">
            <text:p/>
          </draw:polygon>
          <draw:path draw:style-name="gr3" draw:text-style-name="P8" draw:layer="layout" svg:width="0.555cm" svg:height="0.493cm" svg:x="14.893cm" svg:y="5.8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61" draw:id="id61">
          <svg:title>TexMaths</svg:title>
          <svg:desc>28§display§\smallint \sin x dx = §svg§600§FALSE§</svg:desc>
          <draw:polygon draw:style-name="gr2" draw:text-style-name="P7" draw:layer="layout" svg:width="4.578cm" svg:height="0.818cm" svg:x="16.096cm" svg:y="5.625cm" svg:viewBox="0 0 4579 819" draw:points="2289,819 0,819 0,0 4579,0 4579,819">
            <text:p/>
          </draw:polygon>
          <draw:path draw:style-name="gr3" draw:text-style-name="P8" draw:layer="layout" svg:width="0.411cm" svg:height="0.917cm" svg:x="16.1cm" svg:y="5.576cm" svg:viewBox="0 0 412 918" svg:d="M374 40c-34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8-74 24-112 60-112 18 0 31 9 38 18z">
            <text:p/>
          </draw:path>
          <draw:path draw:style-name="gr3" draw:text-style-name="P8" draw:layer="layout" svg:width="0.324cm" svg:height="0.454cm" svg:x="16.764cm" svg:y="5.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7.151cm" svg:y="5.62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3" draw:text-style-name="P8" draw:layer="layout" svg:width="0.496cm" svg:height="0.436cm" svg:x="17.422cm" svg:y="5.8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8.13cm" svg:y="5.84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8 76 100 0 156-128 156-152 0-9-9-9-11-9-9 0-11 2-13 9-32 107-101 129-132 129-38 0-54-31-54-65 0-22 7-42 18-87z">
            <text:p/>
          </draw:path>
          <draw:path draw:style-name="gr3" draw:text-style-name="P8" draw:layer="layout" svg:width="0.469cm" svg:height="0.695cm" svg:x="18.703cm" svg:y="5.598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9.205cm" svg:y="5.84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8" draw:layer="layout" svg:width="0.655cm" svg:height="0.232cm" svg:x="20.068cm" svg:y="5.919cm" svg:viewBox="0 0 656 233" svg:d="M623 40c15 0 33 0 33-20s-18-20-31-20h-591c-16 0-34 0-34 20s18 20 34 20zM625 233c13 0 31 0 31-20s-18-20-33-20h-589c-16 0-34 0-34 20s18 20 34 20z">
            <text:p/>
          </draw:path>
        </draw:g>
        <draw:g xml:id="id62" draw:id="id62">
          <svg:title>TexMaths</svg:title>
          <svg:desc>28§display§- \cos x + c§svg§600§FALSE§</svg:desc>
          <draw:polygon draw:style-name="gr2" draw:text-style-name="P7" draw:layer="layout" svg:width="4.503cm" svg:height="0.556cm" svg:x="21.01cm" svg:y="5.781cm" svg:viewBox="0 0 4504 557" draw:points="2252,557 0,557 0,0 4504,0 4504,557">
            <text:p/>
          </draw:polygon>
          <draw:path draw:style-name="gr3" draw:text-style-name="P8" draw:layer="layout" svg:width="0.602cm" svg:height="0.042cm" svg:x="21.041cm" svg:y="6.041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1.924cm" svg:y="5.864cm" svg:viewBox="0 0 376 454" svg:d="M83 228c0-161 81-203 132-203 9 0 72 0 108 35-41 5-47 34-47 47 0 25 18 45 44 45 27 0 47-18 47-47 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38cm" svg:height="0.453cm" svg:x="22.354cm" svg:y="5.86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3cm" svg:x="22.852cm" svg:y="5.864cm" svg:viewBox="0 0 325 454" svg:d="M173 251c22 4 103 20 103 91 0 50-34 90-112 90-83 0-119-56-137-141-2-11-5-16-14-16-13 0-13 7-13 25v130c0 18 0 24 11 24 5 0 7-2 25-20 2-2 2-4 20-22 43 40 87 42 108 42 114 0 161-67 161-138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92cm" svg:height="0.447cm" svg:x="23.401cm" svg:y="5.871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1-70 105-76 11 38 47 76 105 76 104 0 160-128 160-153 0-9-9-9-12-9-9 0-11 3-13 9-34 108-101 130-132 130-38 0-54-31-54-65 0-22 7-42 18-87z">
            <text:p/>
          </draw:path>
          <draw:path draw:style-name="gr3" draw:text-style-name="P8" draw:layer="layout" svg:width="0.656cm" svg:height="0.657cm" svg:x="24.21cm" svg:y="5.732cm" svg:viewBox="0 0 657 658" svg:d="M350 349h275c14 0 32 0 32-20s-18-20-32-20h-275v-275c0-16 0-34-21-34-20 0-20 18-20 34v275h-275c-16 0-34 0-34 20s18 20 34 20h275v275c0 14 0 34 20 34 21 0 21-20 21-34z">
            <text:p/>
          </draw:path>
          <draw:path draw:style-name="gr3" draw:text-style-name="P8" draw:layer="layout" svg:width="0.384cm" svg:height="0.447cm" svg:x="25.178cm" svg:y="5.871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64" draw:id="id64">
          <svg:title>TexMaths</svg:title>
          <svg:desc>28§display§\frac{d}{dx}\left( \tan x + c \right) =§svg§600§FALSE§</svg:desc>
          <draw:polygon draw:style-name="gr2" draw:text-style-name="P7" draw:layer="layout" svg:width="6.782cm" svg:height="1.936cm" svg:x="3.16cm" svg:y="7.481cm" svg:viewBox="0 0 6783 1937" draw:points="3393,1937 0,1937 0,0 6783,0 6783,1937">
            <text:p/>
          </draw:polygon>
          <draw:path draw:style-name="gr3" draw:text-style-name="P8" draw:layer="layout" svg:width="0.469cm" svg:height="0.696cm" svg:x="3.431cm" svg:y="7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1cm" svg:y="8.514cm" svg:viewBox="0 0 1077 43" draw:points="537,43 0,43 0,0 1077,0 1077,43">
            <text:p/>
          </draw:polygon>
          <draw:path draw:style-name="gr3" draw:text-style-name="P8" draw:layer="layout" svg:width="0.469cm" svg:height="0.696cm" svg:x="3.151cm" svg:y="8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1cm" svg:y="9.0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4cm" svg:y="8.0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1cm" svg:height="0.617cm" svg:x="4.869cm" svg:y="8.176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8" draw:layer="layout" svg:width="0.445cm" svg:height="0.454cm" svg:x="5.274cm" svg:y="8.339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5.756cm" svg:y="8.3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6.464cm" svg:y="8.34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7.272cm" svg:y="8.2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239cm" svg:y="8.346cm" svg:viewBox="0 0 385 448" svg:d="M352 60c-16 0-30 0-45 16-16 14-18 31-18 38 0 23 18 34 38 34 29 0 56-23 56-63 0-49-47-85-119-85-132 0-264 141-264 280 0 90 58 168 161 168 141 0 224-105 224-117 0-6-7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683cm" svg:y="8.0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9.337cm" svg:y="8.42cm" svg:viewBox="0 0 656 233" svg:d="M623 40c15 0 33 0 33-20s-18-20-31-20h-591c-16 0-34 0-34 20s18 20 34 20zM625 233c13 0 31 0 31-20s-18-20-33-20h-589c-16 0-34 0-34 20s18 20 34 20z">
            <text:p/>
          </draw:path>
        </draw:g>
        <draw:g xml:id="id63" draw:id="id63">
          <svg:title>TexMaths</svg:title>
          <svg:desc>28§display§(06)§svg§600§FALSE§</svg:desc>
          <draw:polygon draw:style-name="gr2" draw:text-style-name="P7" draw:layer="layout" svg:width="1.554cm" svg:height="0.886cm" svg:x="1.005cm" svg:y="8.04cm" svg:viewBox="0 0 1555 887" draw:points="777,887 0,887 0,0 1555,0 1555,887">
            <text:p/>
          </draw:polygon>
          <draw:path draw:style-name="gr3" draw:text-style-name="P8" draw:layer="layout" svg:width="0.23cm" svg:height="0.985cm" svg:x="1.052cm" svg:y="7.9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7cm" svg:y="8.07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872cm" svg:y="8.074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2.378cm" svg:y="7.9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5" draw:id="id65">
          <svg:title>TexMaths</svg:title>
          <svg:desc>28§display§\sec^2 x§svg§600§FALSE§</svg:desc>
          <draw:polygon draw:style-name="gr2" draw:text-style-name="P7" draw:layer="layout" svg:width="2.29cm" svg:height="0.777cm" svg:x="10.428cm" svg:y="7.882cm" svg:viewBox="0 0 2291 778" draw:points="1144,778 0,778 0,0 2291,0 2291,778">
            <text:p/>
          </draw:polygon>
          <draw:path draw:style-name="gr3" draw:text-style-name="P8" draw:layer="layout" svg:width="0.324cm" svg:height="0.454cm" svg:x="10.41cm" svg:y="8.257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10.795cm" svg:y="8.257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8" draw:layer="layout" svg:width="0.375cm" svg:height="0.454cm" svg:x="11.236cm" svg:y="8.257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8" draw:layer="layout" svg:width="0.306cm" svg:height="0.459cm" svg:x="11.684cm" svg:y="7.8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8" draw:layer="layout" svg:width="0.492cm" svg:height="0.447cm" svg:x="12.275cm" svg:y="8.26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 xml:id="id67" draw:id="id67">
          <svg:title>TexMaths</svg:title>
          <svg:desc>28§display§\smallint \sec^2 x dx = §svg§600§FALSE§</svg:desc>
          <draw:polygon draw:style-name="gr2" draw:text-style-name="P7" draw:layer="layout" svg:width="5.074cm" svg:height="0.978cm" svg:x="15.997cm" svg:y="7.924cm" svg:viewBox="0 0 5075 979" draw:points="2537,979 0,979 0,0 5075,0 5075,979">
            <text:p/>
          </draw:polygon>
          <draw:path draw:style-name="gr3" draw:text-style-name="P8" draw:layer="layout" svg:width="0.411cm" svg:height="0.918cm" svg:x="16.001cm" svg:y="8.034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324cm" svg:height="0.454cm" svg:x="16.664cm" svg:y="8.299cm" svg:viewBox="0 0 325 455" svg:d="M172 251c23 4 103 20 103 92 0 49-33 90-112 90-82 0-118-56-136-142-2-11-5-15-14-15-13 0-13 6-13 24v130c0 18 0 25 11 25 5 0 7-2 25-20 2-2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047cm" svg:y="8.299cm" svg:viewBox="0 0 383 455" svg:d="M83 195c7-148 89-173 123-173 101 0 112 133 112 173zM83 215h275c23 0 25 0 25-20 0-99-54-195-177-195-114 0-206 101-206 226 0 133 103 229 217 229 121 0 166-110 166-130 0-9-9-11-13-11-9 0-12 6-12 13-36 103-125 103-134 103-49 0-90-31-112-67-29-47-29-112-29-148z">
            <text:p/>
          </draw:path>
          <draw:path draw:style-name="gr3" draw:text-style-name="P8" draw:layer="layout" svg:width="0.375cm" svg:height="0.454cm" svg:x="17.491cm" svg:y="8.299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3" draw:text-style-name="P8" draw:layer="layout" svg:width="0.306cm" svg:height="0.458cm" svg:x="17.936cm" svg:y="7.87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8.528cm" svg:y="8.3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9.101cm" svg:y="8.057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30-25-30-45 0-25 3-32 7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9.603cm" svg:y="8.3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20.465cm" svg:y="8.377cm" svg:viewBox="0 0 656 233" svg:d="M623 40c15 0 33 0 33-20s-18-20-31-20h-591c-16 0-34 0-34 20s18 20 34 20zM625 233c13 0 31 0 31-20s-18-20-33-20h-589c-16 0-34 0-34 20s18 20 34 20z">
            <text:p/>
          </draw:path>
        </draw:g>
        <draw:g xml:id="id68" draw:id="id68">
          <svg:title>TexMaths</svg:title>
          <svg:desc>28§display§ \tan x + c§svg§600§FALSE§</svg:desc>
          <draw:polygon draw:style-name="gr2" draw:text-style-name="P7" draw:layer="layout" svg:width="3.676cm" svg:height="0.59cm" svg:x="21.542cm" svg:y="8.184cm" svg:viewBox="0 0 3677 591" draw:points="1839,591 0,591 0,0 3677,0 3677,591">
            <text:p/>
          </draw:polygon>
          <draw:path draw:style-name="gr3" draw:text-style-name="P8" draw:layer="layout" svg:width="0.31cm" svg:height="0.616cm" svg:x="21.511cm" svg:y="8.135cm" svg:viewBox="0 0 311 617" svg:d="M152 213h141v-32h-141v-181h-24c0 81-32 186-128 190v23h85v270c0 123 92 134 128 134 69 0 98-69 98-134v-56h-27v56c0 72-29 110-65 110-67 0-67-90-67-108z">
            <text:p/>
          </draw:path>
          <draw:path draw:style-name="gr3" draw:text-style-name="P8" draw:layer="layout" svg:width="0.445cm" svg:height="0.453cm" svg:x="21.916cm" svg:y="8.298cm" svg:viewBox="0 0 446 454" svg:d="M287 367c4 40 31 80 78 80 20 0 81-13 81-94v-53h-25v53c0 59-25 65-36 65-31 0-36-44-36-49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22.4cm" svg:y="8.305cm" svg:viewBox="0 0 497 436" svg:d="M76 96v266c0 43-9 43-76 43v31c34 0 85-2 112-2 25 0 76 2 110 2v-31c-65 0-76 0-76-43v-183c0-103 69-157 132-157 62 0 74 54 74 110v230c0 43-12 43-77 43v31c34 0 86-2 112-2 25 0 77 2 110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23.108cm" svg:y="8.305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2 108-101 130-132 130-38 0-54-31-54-65 0-22 7-42 18-87z">
            <text:p/>
          </draw:path>
          <draw:path draw:style-name="gr3" draw:text-style-name="P8" draw:layer="layout" svg:width="0.655cm" svg:height="0.657cm" svg:x="23.914cm" svg:y="8.166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24.884cm" svg:y="8.305cm" svg:viewBox="0 0 385 447" svg:d="M352 60c-16 0-30 0-45 16-16 13-18 31-18 38 0 22 18 34 38 34 29 0 56-23 56-63 0-49-47-85-119-85-132 0-264 141-264 280 0 89 58 167 161 167 141 0 224-105 224-116 0-7-7-13-11-13-7 0-9 2-13 11-79 96-186 96-200 96-60 0-87-47-87-107 0-41 20-137 54-197 29-56 85-99 139-99 33 0 71 12 85 38z">
            <text:p/>
          </draw:path>
        </draw:g>
        <draw:g xml:id="id70" draw:id="id70">
          <svg:title>TexMaths</svg:title>
          <svg:desc>28§display§\frac{d}{dx}\left( - \cot x + c \right) =§svg§600§FALSE§</svg:desc>
          <draw:polygon draw:style-name="gr2" draw:text-style-name="P7" draw:layer="layout" svg:width="7.603cm" svg:height="1.936cm" svg:x="3.164cm" svg:y="10.081cm" svg:viewBox="0 0 7604 1937" draw:points="3803,1937 0,1937 0,0 7604,0 7604,1937">
            <text:p/>
          </draw:polygon>
          <draw:path draw:style-name="gr3" draw:text-style-name="P8" draw:layer="layout" svg:width="0.469cm" svg:height="0.696cm" svg:x="3.435cm" svg:y="10.032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5cm" svg:y="11.114cm" svg:viewBox="0 0 1077 43" draw:points="538,43 0,43 0,0 1077,0 1077,43">
            <text:p/>
          </draw:polygon>
          <draw:path draw:style-name="gr3" draw:text-style-name="P8" draw:layer="layout" svg:width="0.469cm" svg:height="0.696cm" svg:x="3.155cm" svg:y="11.373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5cm" svg:y="11.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9cm" svg:y="10.6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36cm" svg:y="11.114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816cm" svg:y="10.93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249cm" svg:y="10.93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6.732cm" svg:y="10.7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2cm" svg:height="0.447cm" svg:x="7.288cm" svg:y="10.9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8.097cm" svg:y="10.8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064cm" svg:y="10.946cm" svg:viewBox="0 0 385 448" svg:d="M352 60c-16 0-29 0-45 16-16 14-18 31-18 38 0 23 18 34 38 34 29 0 56-23 56-63 0-49-47-85-119-85-132 0-264 141-264 280 0 90 58 168 161 168 141 0 224-105 224-117 0-6-6-13-11-13-7 0-7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9.508cm" svg:y="10.6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0.162cm" svg:y="11.02cm" svg:viewBox="0 0 656 233" svg:d="M623 40c15 0 33 0 33-20s-18-20-31-20h-591c-16 0-34 0-34 20s18 20 34 20zM625 233c13 0 31 0 31-20s-18-20-33-20h-589c-16 0-34 0-34 20s18 20 34 20z">
            <text:p/>
          </draw:path>
        </draw:g>
        <draw:g xml:id="id69" draw:id="id69">
          <svg:title>TexMaths</svg:title>
          <svg:desc>28§display§(07)§svg§600§FALSE§</svg:desc>
          <draw:polygon draw:style-name="gr2" draw:text-style-name="P7" draw:layer="layout" svg:width="1.554cm" svg:height="0.886cm" svg:x="1.005cm" svg:y="10.64cm" svg:viewBox="0 0 1555 887" draw:points="777,887 0,887 0,0 1555,0 1555,887">
            <text:p/>
          </draw:polygon>
          <draw:path draw:style-name="gr3" draw:text-style-name="P8" draw:layer="layout" svg:width="0.23cm" svg:height="0.985cm" svg:x="1.052cm" svg:y="10.5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7cm" svg:y="10.67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22cm" svg:height="0.689cm" svg:x="1.885cm" svg:y="10.665cm" svg:viewBox="0 0 423 690" svg:d="M417 67c6-13 6-15 6-36h-239c-121 0-124-13-126-31h-24l-34 204h25c2-16 11-79 24-90 7-6 85-6 97-6h206c-11 15-90 123-112 156-88 133-121 269-121 370 0 11 0 56 45 56 47 0 47-45 47-56v-49c0-54 2-110 9-161 4-23 17-108 62-171z">
            <text:p/>
          </draw:path>
          <draw:path draw:style-name="gr3" draw:text-style-name="P8" draw:layer="layout" svg:width="0.23cm" svg:height="0.985cm" svg:x="2.378cm" svg:y="10.5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1" draw:id="id71">
          <svg:title>TexMaths</svg:title>
          <svg:desc>28§display§\text {cosec}^2 x§svg§600§FALSE§</svg:desc>
          <draw:polygon draw:style-name="gr2" draw:text-style-name="P7" draw:layer="layout" svg:width="3.054cm" svg:height="0.777cm" svg:x="11.225cm" svg:y="10.584cm" svg:viewBox="0 0 3055 778" draw:points="1527,778 0,778 0,0 3055,0 3055,778">
            <text:p/>
          </draw:polygon>
          <draw:path draw:style-name="gr3" draw:text-style-name="P8" draw:layer="layout" svg:width="0.375cm" svg:height="0.454cm" svg:x="11.209cm" svg:y="10.959cm" svg:viewBox="0 0 376 455" svg:d="M83 229c0-162 80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1.641cm" svg:y="10.959cm" svg:viewBox="0 0 439 455" svg:d="M439 231c0-126-101-231-220-231-123 0-219 108-219 231 0 128 103 224 219 224 119 0 220-98 220-224zM219 431c-42 0-85-23-111-68-25-42-25-103-25-139 0-38 0-92 22-137 27-44 74-65 114-65 43 0 86 21 110 63 27 43 27 101 27 139 0 36 0 90-22 133-20 44-65 74-115 74z">
            <text:p/>
          </draw:path>
          <draw:path draw:style-name="gr3" draw:text-style-name="P8" draw:layer="layout" svg:width="0.324cm" svg:height="0.454cm" svg:x="12.136cm" svg:y="10.959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2.521cm" svg:y="10.95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2.963cm" svg:y="10.959cm" svg:viewBox="0 0 376 455" svg:d="M83 229c0-162 80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06cm" svg:height="0.459cm" svg:x="13.411cm" svg:y="10.5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3.838cm" svg:y="10.96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73" draw:id="id73">
          <svg:title>TexMaths</svg:title>
          <svg:desc>28§display§\smallint \text {cosec}^2 x dx = §svg§600§FALSE§</svg:desc>
          <draw:polygon draw:style-name="gr2" draw:text-style-name="P7" draw:layer="layout" svg:width="5.838cm" svg:height="0.978cm" svg:x="15.999cm" svg:y="10.624cm" svg:viewBox="0 0 5839 979" draw:points="2920,979 0,979 0,0 5839,0 5839,979">
            <text:p/>
          </draw:polygon>
          <draw:path draw:style-name="gr3" draw:text-style-name="P8" draw:layer="layout" svg:width="0.411cm" svg:height="0.918cm" svg:x="16.003cm" svg:y="10.734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375cm" svg:height="0.454cm" svg:x="16.666cm" svg:y="10.99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099cm" svg:y="10.999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24cm" svg:height="0.454cm" svg:x="17.596cm" svg:y="10.999cm" svg:viewBox="0 0 325 455" svg:d="M172 251c23 4 103 20 103 92 0 49-33 90-112 90-82 0-118-56-136-142-2-11-5-15-14-15-13 0-13 6-13 24v130c0 18 0 25 11 25 5 0 7-2 25-20 2-2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979cm" svg:y="10.999cm" svg:viewBox="0 0 383 455" svg:d="M83 195c7-148 89-173 123-173 101 0 112 133 112 173zM83 215h275c23 0 25 0 25-20 0-99-54-195-177-195-114 0-206 101-206 226 0 133 103 229 217 229 121 0 166-110 166-130 0-9-7-11-13-11-9 0-12 6-12 13-35 103-125 103-134 103-49 0-90-31-112-67-29-47-29-112-29-148z">
            <text:p/>
          </draw:path>
          <draw:path draw:style-name="gr3" draw:text-style-name="P8" draw:layer="layout" svg:width="0.375cm" svg:height="0.454cm" svg:x="18.42cm" svg:y="10.99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18.868cm" svg:y="10.57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9.296cm" svg:y="11.00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69cm" svg:height="0.696cm" svg:x="19.869cm" svg:y="10.757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20.369cm" svg:y="11.0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21.231cm" svg:y="11.077cm" svg:viewBox="0 0 656 233" svg:d="M623 40c15 0 33 0 33-20s-18-20-31-20h-591c-16 0-34 0-34 20s18 20 34 20zM625 233c13 0 31 0 31-20s-18-20-33-20h-589c-16 0-34 0-34 20s18 20 34 20z">
            <text:p/>
          </draw:path>
        </draw:g>
        <draw:g xml:id="id74" draw:id="id74">
          <svg:title>TexMaths</svg:title>
          <svg:desc>28§display§- \cot x + c§svg§600§FALSE§</svg:desc>
          <draw:polygon draw:style-name="gr2" draw:text-style-name="P7" draw:layer="layout" svg:width="4.497cm" svg:height="0.59cm" svg:x="22.112cm" svg:y="10.885cm" svg:viewBox="0 0 4498 591" draw:points="2249,591 0,591 0,0 4498,0 4498,591">
            <text:p/>
          </draw:polygon>
          <draw:path draw:style-name="gr3" draw:text-style-name="P8" draw:layer="layout" svg:width="0.602cm" svg:height="0.042cm" svg:x="22.143cm" svg:y="11.176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3.026cm" svg:y="10.999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23.456cm" svg:y="10.999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23.94cm" svg:y="10.836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24.497cm" svg:y="11.006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55cm" svg:height="0.657cm" svg:x="25.304cm" svg:y="10.86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26.274cm" svg:y="11.006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66" draw:id="id66">
          <svg:title>TexMaths</svg:title>
          <svg:desc>26§display§\therefore§svg§600§FALSE§</svg:desc>
          <draw:polygon draw:style-name="gr2" draw:text-style-name="P7" draw:layer="layout" svg:width="0.49cm" svg:height="0.402cm" svg:x="14.811cm" svg:y="8.253cm" svg:viewBox="0 0 491 403" draw:points="246,403 0,403 0,0 491,0 491,403">
            <text:p/>
          </draw:polygon>
          <draw:path draw:style-name="gr3" draw:text-style-name="P8" draw:layer="layout" svg:width="0.555cm" svg:height="0.493cm" svg:x="14.792cm" svg:y="8.2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2" draw:id="id72">
          <svg:title>TexMaths</svg:title>
          <svg:desc>26§display§\therefore§svg§600§FALSE§</svg:desc>
          <draw:polygon draw:style-name="gr2" draw:text-style-name="P7" draw:layer="layout" svg:width="0.49cm" svg:height="0.402cm" svg:x="15.013cm" svg:y="10.954cm" svg:viewBox="0 0 491 403" draw:points="246,403 0,403 0,0 491,0 491,403">
            <text:p/>
          </draw:polygon>
          <draw:path draw:style-name="gr3" draw:text-style-name="P8" draw:layer="layout" svg:width="0.555cm" svg:height="0.493cm" svg:x="14.994cm" svg:y="10.90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6" draw:id="id76">
          <svg:title>TexMaths</svg:title>
          <svg:desc>28§display§\frac{d}{dx}\left( \sec x + c \right) =§svg§600§FALSE§</svg:desc>
          <draw:polygon draw:style-name="gr2" draw:text-style-name="P7" draw:layer="layout" svg:width="6.626cm" svg:height="1.936cm" svg:x="3.162cm" svg:y="12.682cm" svg:viewBox="0 0 6627 1937" draw:points="3314,1937 0,1937 0,0 6627,0 6627,1937">
            <text:p/>
          </draw:polygon>
          <draw:path draw:style-name="gr3" draw:text-style-name="P8" draw:layer="layout" svg:width="0.47cm" svg:height="0.696cm" svg:x="3.433cm" svg:y="12.633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3cm" svg:y="13.715cm" svg:viewBox="0 0 1078 43" draw:points="538,43 0,43 0,0 1078,0 1078,43">
            <text:p/>
          </draw:polygon>
          <draw:path draw:style-name="gr3" draw:text-style-name="P8" draw:layer="layout" svg:width="0.47cm" svg:height="0.696cm" svg:x="3.153cm" svg:y="13.974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3cm" svg:y="14.22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4cm" svg:x="4.567cm" svg:y="13.2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24cm" svg:height="0.454cm" svg:x="4.885cm" svg:y="13.54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4cm" svg:x="5.268cm" svg:y="13.54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5.712cm" svg:y="13.54cm" svg:viewBox="0 0 376 455" svg:d="M83 228c0-161 81-203 132-203 9 0 72 0 108 35-43 5-47 34-47 47 0 25 18 45 44 45 27 0 47-18 47-47 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92cm" svg:height="0.447cm" svg:x="6.308cm" svg:y="13.54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101 130-132 130-38 0-54-32-54-65 0-23 7-43 18-88z">
            <text:p/>
          </draw:path>
          <draw:path draw:style-name="gr3" draw:text-style-name="P8" draw:layer="layout" svg:width="0.655cm" svg:height="0.657cm" svg:x="7.117cm" svg:y="13.408cm" svg:viewBox="0 0 656 658" svg:d="M350 349h275c14 0 31 0 31-20s-17-20-31-20h-275v-275c0-16 0-34-21-34-20 0-20 18-20 34v275h-275c-16 0-34 0-34 20s18 20 34 20h275v276c0 13 0 33 20 33 21 0 21-20 21-33z">
            <text:p/>
          </draw:path>
          <draw:path draw:style-name="gr3" draw:text-style-name="P8" draw:layer="layout" svg:width="0.384cm" svg:height="0.447cm" svg:x="8.087cm" svg:y="13.547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528cm" svg:y="13.244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9.183cm" svg:y="13.621cm" svg:viewBox="0 0 656 233" svg:d="M623 40c16 0 33 0 33-20s-17-20-31-20h-591c-16 0-34 0-34 20s18 20 34 20zM625 233c14 0 31 0 31-20s-17-20-33-20h-589c-16 0-34 0-34 20s18 20 34 20z">
            <text:p/>
          </draw:path>
        </draw:g>
        <draw:g xml:id="id75" draw:id="id75">
          <svg:title>TexMaths</svg:title>
          <svg:desc>28§display§(08)§svg§600§FALSE§</svg:desc>
          <draw:polygon draw:style-name="gr2" draw:text-style-name="P7" draw:layer="layout" svg:width="1.554cm" svg:height="0.886cm" svg:x="1.006cm" svg:y="13.241cm" svg:viewBox="0 0 1555 887" draw:points="777,887 0,887 0,0 1555,0 1555,887">
            <text:p/>
          </draw:polygon>
          <draw:path draw:style-name="gr3" draw:text-style-name="P8" draw:layer="layout" svg:width="0.23cm" svg:height="0.985cm" svg:x="1.053cm" svg:y="13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8cm" svg:y="13.27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873cm" svg:y="13.275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2.379cm" svg:y="13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7" draw:id="id77">
          <svg:title>TexMaths</svg:title>
          <svg:desc>28§display§\sec x \tan x§svg§600§FALSE§</svg:desc>
          <draw:polygon draw:style-name="gr2" draw:text-style-name="P7" draw:layer="layout" svg:width="4.16cm" svg:height="0.519cm" svg:x="10.128cm" svg:y="13.383cm" svg:viewBox="0 0 4161 520" draw:points="2080,520 0,520 0,0 4161,0 4161,520">
            <text:p/>
          </draw:polygon>
          <draw:path draw:style-name="gr3" draw:text-style-name="P8" draw:layer="layout" svg:width="0.324cm" svg:height="0.454cm" svg:x="10.11cm" svg:y="13.498cm" svg:viewBox="0 0 325 455" svg:d="M172 251c23 5 103 20 103 92 0 49-33 90-112 90-82 0-118-56-136-141-2-12-5-16-14-16-13 0-13 7-13 25v130c0 18 0 24 11 24 5 0 7-2 25-20 2-2 2-4 20-22 43 40 87 42 107 42 115 0 162-67 162-139 0-51-32-81-43-94-33-31-71-38-112-47-56-11-123-22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10.495cm" svg:y="13.498cm" svg:viewBox="0 0 383 455" svg:d="M83 195c7-148 89-173 123-173 101 0 112 133 112 173zM83 215h275c23 0 25 0 25-20 0-99-54-195-177-195-114 0-206 101-206 227 0 132 103 228 217 228 121 0 166-110 166-130 0-9-9-11-13-11-9 0-12 7-12 13-36 104-125 104-134 104-49 0-90-32-112-68-29-47-29-112-29-148z">
            <text:p/>
          </draw:path>
          <draw:path draw:style-name="gr3" draw:text-style-name="P8" draw:layer="layout" svg:width="0.375cm" svg:height="0.454cm" svg:x="10.936cm" svg:y="13.498cm" svg:viewBox="0 0 376 455" svg:d="M83 229c0-162 80-204 132-204 9 0 72 0 107 36-40 4-47 33-47 47 0 24 18 45 45 45s47-18 47-48c0-67-76-105-152-105-123 0-215 108-215 229 0 128 99 226 213 226 132 0 163-119 163-130 0-9-9-9-11-9-9 0-11 5-13 9-30 92-94 106-130 106-52 0-139-43-139-202z">
            <text:p/>
          </draw:path>
          <draw:path draw:style-name="gr3" draw:text-style-name="P8" draw:layer="layout" svg:width="0.492cm" svg:height="0.448cm" svg:x="11.534cm" svg:y="13.504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9 0-54-31-54-65 0-22 7-43 18-87z">
            <text:p/>
          </draw:path>
          <draw:path draw:style-name="gr3" draw:text-style-name="P8" draw:layer="layout" svg:width="0.31cm" svg:height="0.618cm" svg:x="12.251cm" svg:y="13.334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8" draw:layer="layout" svg:width="0.445cm" svg:height="0.454cm" svg:x="12.656cm" svg:y="13.498cm" svg:viewBox="0 0 446 455" svg:d="M287 368c4 40 31 81 78 81 20 0 81-14 81-95v-53h-25v53c0 59-25 65-36 65-31 0-36-44-36-49v-200c0-40 0-78-35-116-39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3.138cm" svg:y="13.504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13.845cm" svg:y="13.504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4 65 65 0 101-70 103-77 11 38 47 77 108 77 100 0 156-128 156-153 0-9-9-9-11-9-9 0-11 2-13 9-32 108-99 130-132 130-39 0-54-31-54-65 0-22 7-43 18-87z">
            <text:p/>
          </draw:path>
        </draw:g>
        <draw:g xml:id="id79" draw:id="id79">
          <svg:title>TexMaths</svg:title>
          <svg:desc>28§display§\smallint \sec x \tan x dx = §svg§600§FALSE§</svg:desc>
          <draw:polygon draw:style-name="gr2" draw:text-style-name="P7" draw:layer="layout" svg:width="6.944cm" svg:height="0.818cm" svg:x="15.799cm" svg:y="13.326cm" svg:viewBox="0 0 6945 819" draw:points="3471,819 0,819 0,0 6945,0 6945,819">
            <text:p/>
          </draw:polygon>
          <draw:path draw:style-name="gr3" draw:text-style-name="P8" draw:layer="layout" svg:width="0.411cm" svg:height="0.917cm" svg:x="15.803cm" svg:y="13.277cm" svg:viewBox="0 0 412 918" svg:d="M374 40c-34 3-43 27-43 41 0 24 21 40 41 40s40-14 40-43c0-38-31-78-78-78-83 0-101 107-117 184-27 147-47 273-62 445-5 52-12 108-18 155-9 74-25 114-61 114-16 0-31-11-38-20 34 0 43-25 43-41 0-22-21-38-41-38s-40 12-40 41c0 38 31 78 78 78 83 0 101-105 117-186 27-141 47-266 63-441 4-54 11-110 17-157 9-74 25-112 61-112 18 0 31 9 38 18z">
            <text:p/>
          </draw:path>
          <draw:path draw:style-name="gr3" draw:text-style-name="P8" draw:layer="layout" svg:width="0.324cm" svg:height="0.454cm" svg:x="16.466cm" svg:y="13.541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6.849cm" svg:y="13.541cm" svg:viewBox="0 0 383 455" svg:d="M83 195c7-148 89-173 123-173 101 0 112 132 112 173zM83 215h275c23 0 25 0 25-20 0-99-54-195-177-195-114 0-206 101-206 226 0 132 103 229 217 229 121 0 166-110 166-130 0-9-9-12-13-12-9 0-12 7-12 14-36 103-125 103-134 103-49 0-90-31-112-67-29-47-29-112-29-148z">
            <text:p/>
          </draw:path>
          <draw:path draw:style-name="gr3" draw:text-style-name="P8" draw:layer="layout" svg:width="0.375cm" svg:height="0.454cm" svg:x="17.293cm" svg:y="13.541cm" svg:viewBox="0 0 376 455" svg:d="M83 228c0-161 80-203 132-203 9 0 72 0 107 35-40 5-47 34-47 47 0 25 18 45 45 45s47-18 47-47c0-67-76-105-152-105-123 0-215 107-215 228 0 128 99 227 213 227 132 0 163-119 163-130 0-9-9-9-11-9-9 0-11 4-13 9-30 91-94 105-130 105-52 0-139-43-139-202z">
            <text:p/>
          </draw:path>
          <draw:path draw:style-name="gr3" draw:text-style-name="P8" draw:layer="layout" svg:width="0.492cm" svg:height="0.447cm" svg:x="17.888cm" svg:y="13.546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99 129-132 129-38 0-54-31-54-65 0-22 7-42 18-87z">
            <text:p/>
          </draw:path>
          <draw:path draw:style-name="gr3" draw:text-style-name="P8" draw:layer="layout" svg:width="0.31cm" svg:height="0.617cm" svg:x="18.605cm" svg:y="13.376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8" draw:layer="layout" svg:width="0.445cm" svg:height="0.454cm" svg:x="19.01cm" svg:y="13.541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19.492cm" svg:y="13.5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0.2cm" svg:y="13.546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469cm" svg:height="0.695cm" svg:x="20.773cm" svg:y="13.299cm" svg:viewBox="0 0 470 696" svg:d="M470 11c0-2 0-11-13-11-14 0-108 9-126 11-6 0-13 5-13 18 0 14 9 14 25 14 47 0 49 6 49 15l-2 20-61 233c-18-36-47-62-92-62-114 0-237 145-237 288 0 94 54 159 132 159 20 0 70-4 128-74 9 41 42 74 89 74 36 0 59-22 74-56 16-33 29-94 29-96 0-11-9-11-11-11-11 0-11 4-13 18-18 65-36 123-76 123-27 0-30-25-30-45 0-24 3-31 7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21.275cm" svg:y="13.54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8" draw:layer="layout" svg:width="0.655cm" svg:height="0.232cm" svg:x="22.137cm" svg:y="13.62cm" svg:viewBox="0 0 656 233" svg:d="M623 40c15 0 33 0 33-20s-18-20-31-20h-591c-16 0-34 0-34 20s18 20 34 20zM625 233c13 0 31 0 31-20s-18-20-33-20h-589c-16 0-34 0-34 20s18 20 34 20z">
            <text:p/>
          </draw:path>
        </draw:g>
        <draw:g xml:id="id80" draw:id="id80">
          <svg:title>TexMaths</svg:title>
          <svg:desc>28§display§\sec x + c§svg§600§FALSE§</svg:desc>
          <draw:polygon draw:style-name="gr2" draw:text-style-name="P7" draw:layer="layout" svg:width="3.519cm" svg:height="0.556cm" svg:x="23.232cm" svg:y="13.384cm" svg:viewBox="0 0 3520 557" draw:points="1759,557 0,557 0,0 3520,0 3520,557">
            <text:p/>
          </draw:polygon>
          <draw:path draw:style-name="gr3" draw:text-style-name="P8" draw:layer="layout" svg:width="0.324cm" svg:height="0.453cm" svg:x="23.214cm" svg:y="13.467cm" svg:viewBox="0 0 325 454" svg:d="M173 251c22 4 103 20 103 91 0 50-34 90-112 90-83 0-119-56-137-141-2-11-5-16-14-16-13 0-13 7-13 25v130c0 18 0 24 11 24 5 0 7-2 25-20 2-2 2-4 20-22 43 40 87 42 108 42 114 0 161-67 161-138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3cm" svg:x="23.599cm" svg:y="13.467cm" svg:viewBox="0 0 383 454" svg:d="M83 195c7-148 90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75cm" svg:height="0.453cm" svg:x="24.041cm" svg:y="13.467cm" svg:viewBox="0 0 376 454" svg:d="M83 228c0-161 81-203 132-203 9 0 72 0 108 35-41 5-47 34-47 47 0 25 18 45 44 45 27 0 47-18 47-47 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92cm" svg:height="0.447cm" svg:x="24.639cm" svg:y="13.474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4 0 160-128 160-153 0-9-9-9-12-9-9 0-11 3-13 9-31 108-101 130-132 130-38 0-54-31-54-65 0-22 7-42 18-87z">
            <text:p/>
          </draw:path>
          <draw:path draw:style-name="gr3" draw:text-style-name="P8" draw:layer="layout" svg:width="0.655cm" svg:height="0.657cm" svg:x="25.446cm" svg:y="13.335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8" draw:layer="layout" svg:width="0.384cm" svg:height="0.447cm" svg:x="26.416cm" svg:y="13.474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78" draw:id="id78">
          <svg:title>TexMaths</svg:title>
          <svg:desc>26§display§\therefore§svg§600§FALSE§</svg:desc>
          <draw:polygon draw:style-name="gr2" draw:text-style-name="P7" draw:layer="layout" svg:width="0.49cm" svg:height="0.402cm" svg:x="15.012cm" svg:y="13.453cm" svg:viewBox="0 0 491 403" draw:points="246,403 0,403 0,0 491,0 491,403">
            <text:p/>
          </draw:polygon>
          <draw:path draw:style-name="gr3" draw:text-style-name="P8" draw:layer="layout" svg:width="0.555cm" svg:height="0.493cm" svg:x="14.993cm" svg:y="13.4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0" anim:sub-item="text" smil:attributeName="visibility" smil:to="visible"/>
                  <anim:animate smil:begin="0s" smil:dur="0.5s" smil:fill="hold" smil:decelerate="0.5" smil:targetElement="id50" anim:sub-item="text" smil:attributeName="rotate" smil:values="-90;0" smil:keyTimes="0;1"/>
                  <anim:animate smil:begin="0s" smil:dur="0.5s" smil:fill="hold" smil:decelerate="0.5" smil:targetElement="id50" anim:sub-item="text" smil:attributeName="width" smil:values="width;width*.05" smil:keyTimes="0;1"/>
                  <anim:animate smil:begin="0.5s" smil:dur="0.5s" smil:fill="hold" smil:accelerate="0.5" smil:targetElement="id50" anim:sub-item="text" smil:attributeName="width" smil:values="width*.05;width" smil:keyTimes="0;1"/>
                  <anim:animate smil:dur="1s" smil:fill="hold" smil:targetElement="id50" anim:sub-item="text" smil:attributeName="height" smil:values="height;height" smil:keyTimes="0;1"/>
                  <anim:animate smil:begin="0s" smil:dur="0.5s" smil:fill="hold" smil:decelerate="0.5" smil:targetElement="id50" anim:sub-item="text" smil:attributeName="x" smil:values="x+.4;x" smil:keyTimes="0;1"/>
                  <anim:animate smil:begin="0s" smil:dur="0.5s" smil:fill="hold" smil:decelerate="0.5" smil:targetElement="id50" anim:sub-item="text" smil:attributeName="y" smil:values="y-.2;y+.1" smil:keyTimes="0;1"/>
                  <anim:animate smil:begin="0.5s" smil:dur="0.5s" smil:fill="hold" smil:accelerate="0.5" smil:targetElement="id50" anim:sub-item="text" smil:attributeName="y" smil:values="y+.1;y" smil:keyTimes="0;1"/>
                  <anim:transitionFilter smil:begin="0s" smil:dur="1s" smil:decelerate="0.5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81" text:id="id81"><text:span text:style-name="T5">Elementary Integration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89" draw:id="id89">
          <svg:title>TexMaths</svg:title>
          <svg:desc>28§display§\frac{d}{dx}\left( e^x + c \right) = §svg§600§FALSE§</svg:desc>
          <draw:polygon draw:style-name="gr2" draw:text-style-name="P7" draw:layer="layout" svg:width="5.59cm" svg:height="1.936cm" svg:x="3.459cm" svg:y="6.379cm" svg:viewBox="0 0 5591 1937" draw:points="2796,1937 0,1937 0,0 5591,0 5591,1937">
            <text:p/>
          </draw:polygon>
          <draw:path draw:style-name="gr3" draw:text-style-name="P8" draw:layer="layout" svg:width="0.469cm" svg:height="0.696cm" svg:x="3.73cm" svg:y="6.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41cm" svg:y="7.412cm" svg:viewBox="0 0 1078 43" draw:points="538,43 0,43 0,0 1078,0 1078,43">
            <text:p/>
          </draw:polygon>
          <draw:path draw:style-name="gr3" draw:text-style-name="P8" draw:layer="layout" svg:width="0.469cm" svg:height="0.696cm" svg:x="3.45cm" svg:y="7.6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95cm" svg:y="7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864cm" svg:y="6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cm" svg:height="0.447cm" svg:x="5.195cm" svg:y="7.24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8" draw:layer="layout" svg:width="0.371cm" svg:height="0.313cm" svg:x="5.641cm" svg:y="6.968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655cm" svg:height="0.657cm" svg:x="6.378cm" svg:y="7.1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7.346cm" svg:y="7.244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7.787cm" svg:y="6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8.444cm" svg:y="7.318cm" svg:viewBox="0 0 656 233" svg:d="M623 40c15 0 33 0 33-20s-18-20-31-20h-591c-16 0-34 0-34 20s18 20 34 20zM625 233c13 0 31 0 31-20s-18-20-33-20h-589c-16 0-34 0-34 20s18 20 34 20z">
            <text:p/>
          </draw:path>
        </draw:g>
        <draw:g xml:id="id88" draw:id="id88">
          <svg:title>TexMaths</svg:title>
          <svg:desc>28§display§(10)§svg§600§FALSE§</svg:desc>
          <draw:polygon draw:style-name="gr2" draw:text-style-name="P7" draw:layer="layout" svg:width="1.554cm" svg:height="0.886cm" svg:x="1.103cm" svg:y="7.038cm" svg:viewBox="0 0 1555 887" draw:points="777,887 0,887 0,0 1555,0 1555,887">
            <text:p/>
          </draw:polygon>
          <draw:path draw:style-name="gr3" draw:text-style-name="P8" draw:layer="layout" svg:width="0.23cm" svg:height="0.985cm" svg:x="1.15cm" svg:y="6.9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4cm" svg:y="7.07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1.968cm" svg:y="7.072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23cm" svg:height="0.985cm" svg:x="2.476cm" svg:y="6.9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1" draw:id="id91">
          <svg:title>TexMaths</svg:title>
          <svg:desc>28§display§\therefore§svg§600§FALSE§</svg:desc>
          <draw:polygon draw:style-name="gr2" draw:text-style-name="P7" draw:layer="layout" svg:width="0.528cm" svg:height="0.433cm" svg:x="13.012cm" svg:y="7.255cm" svg:viewBox="0 0 529 434" draw:points="265,434 0,434 0,0 529,0 529,434">
            <text:p/>
          </draw:polygon>
          <draw:path draw:style-name="gr3" draw:text-style-name="P8" draw:layer="layout" svg:width="0.598cm" svg:height="0.531cm" svg:x="12.992cm" svg:y="7.2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2" draw:id="id92">
          <svg:title>TexMaths</svg:title>
          <svg:desc>28§display§\smallint e^x dx = §svg§600§FALSE§</svg:desc>
          <draw:polygon draw:style-name="gr2" draw:text-style-name="P7" draw:layer="layout" svg:width="3.596cm" svg:height="0.827cm" svg:x="14.096cm" svg:y="7.025cm" svg:viewBox="0 0 3597 828" draw:points="1798,828 0,828 0,0 3597,0 3597,828">
            <text:p/>
          </draw:polygon>
          <draw:path draw:style-name="gr3" draw:text-style-name="P8" draw:layer="layout" svg:width="0.411cm" svg:height="0.919cm" svg:x="14.1cm" svg:y="6.98cm" svg:viewBox="0 0 412 920" svg:d="M374 40c-34 3-43 27-43 41 0 24 21 40 41 40s40-13 40-43c0-38-31-78-78-78-83 0-101 108-117 184-27 148-47 274-62 446-5 52-12 108-18 155-9 74-25 114-61 114-16 0-31-11-38-20 34 0 43-25 43-40 0-23-21-38-41-38s-40 11-40 40c0 38 31 79 78 79 83 0 101-106 117-187 27-141 47-267 63-441 4-54 11-110 17-157 9-74 25-113 61-113 18 0 31 9 38 18z">
            <text:p/>
          </draw:path>
          <draw:path draw:style-name="gr3" draw:text-style-name="P8" draw:layer="layout" svg:width="0.38cm" svg:height="0.448cm" svg:x="14.775cm" svg:y="7.252cm" svg:viewBox="0 0 381 449" svg:d="M139 209c29 0 103-3 152-23 70-29 74-87 74-101 0-45-38-85-105-85-110 0-260 96-260 269 0 101 58 180 155 180 143 0 226-106 226-117 0-7-7-14-14-14-4 0-6 3-11 12-78 96-186 96-199 96-76 0-85-83-85-114 0-11 0-43 15-103zM94 186c38-150 139-164 166-164 47 0 71 30 71 63 0 101-156 101-197 101z">
            <text:p/>
          </draw:path>
          <draw:path draw:style-name="gr3" draw:text-style-name="P8" draw:layer="layout" svg:width="0.371cm" svg:height="0.313cm" svg:x="15.22cm" svg:y="6.976cm" svg:viewBox="0 0 372 314" svg:d="M139 233c-7 23-29 61-65 61-2 0-22 0-38-9 29-9 31-34 31-38 0-16-11-27-27-27-20 0-40 18-40 42 0 36 38 52 72 52 33 0 60-20 78-49 18 36 56 49 83 49 81 0 121-87 121-108 0-9-9-9-11-9-9 0-9 5-12 14-15 47-56 83-96 83-27 0-42-18-42-45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3" draw:text-style-name="P8" draw:layer="layout" svg:width="0.469cm" svg:height="0.696cm" svg:x="15.722cm" svg:y="7.003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30-25-30-45 0-24 3-31 7-47zM264 567c-4 18-4 21-20 39-42 53-83 69-110 69-49 0-65-54-65-92 0-49 32-173 56-217 30-59 74-95 115-95 65 0 78 81 78 88 0 4-2 11-4 16z">
            <text:p/>
          </draw:path>
          <draw:path draw:style-name="gr3" draw:text-style-name="P8" draw:layer="layout" svg:width="0.492cm" svg:height="0.448cm" svg:x="16.224cm" svg:y="7.252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8 0-54-31-54-65 0-22 7-43 18-87z">
            <text:p/>
          </draw:path>
          <draw:path draw:style-name="gr3" draw:text-style-name="P8" draw:layer="layout" svg:width="0.655cm" svg:height="0.232cm" svg:x="17.086cm" svg:y="7.326cm" svg:viewBox="0 0 656 233" svg:d="M623 40c15 0 33 0 33-20s-18-20-31-20h-591c-16 0-34 0-34 20s18 20 34 20zM625 233c13 0 31 0 31-20s-18-20-33-20h-589c-16 0-34 0-34 20s18 20 34 20z">
            <text:p/>
          </draw:path>
        </draw:g>
        <draw:g xml:id="id93" draw:id="id93">
          <svg:title>TexMaths</svg:title>
          <svg:desc>26§display§e^x + c§svg§600§FALSE§</svg:desc>
          <draw:polygon draw:style-name="gr2" draw:text-style-name="P7" draw:layer="layout" svg:width="2.305cm" svg:height="0.643cm" svg:x="18.413cm" svg:y="7.076cm" svg:viewBox="0 0 2306 644" draw:points="1152,644 0,644 0,0 2306,0 2306,644">
            <text:p/>
          </draw:polygon>
          <draw:path draw:style-name="gr3" draw:text-style-name="P8" draw:layer="layout" svg:width="0.353cm" svg:height="0.415cm" svg:x="18.409cm" svg:y="7.286cm" svg:viewBox="0 0 354 416" svg:d="M129 193c27 0 96-2 141-20 65-27 69-82 69-94 0-42-35-79-98-79-102 0-241 89-241 249 0 94 54 167 143 167 134 0 211-98 211-108 0-7-7-13-13-13-4 0-6 2-10 11-73 89-173 89-185 89-71 0-79-77-79-106 0-10 0-40 14-96zM87 173c36-140 129-152 154-152 44 0 67 27 67 58 0 94-146 94-183 94z">
            <text:p/>
          </draw:path>
          <draw:path draw:style-name="gr3" draw:text-style-name="P8" draw:layer="layout" svg:width="0.344cm" svg:height="0.29cm" svg:x="18.823cm" svg:y="7.03cm" svg:viewBox="0 0 345 291" svg:d="M129 216c-6 21-27 56-60 56-2 0-21 0-36-8 27-8 29-31 29-35 0-15-10-25-25-25-18 0-37 16-37 39 0 33 35 48 67 48 31 0 56-19 72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8" draw:layer="layout" svg:width="0.608cm" svg:height="0.61cm" svg:x="19.507cm" svg:y="7.157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20.407cm" svg:y="7.286cm" svg:viewBox="0 0 358 416" svg:d="M326 56c-14 0-27 0-41 15-15 12-17 29-17 35 0 21 17 31 36 31 27 0 52-21 52-58 0-46-44-79-111-79-122 0-245 131-245 260 0 83 54 156 150 156 131 0 208-98 208-108 0-7-7-13-11-13-6 0-8 2-12 11-73 89-173 89-185 89-56 0-81-44-81-100 0-37 18-127 50-183 27-52 79-91 128-91 32 0 67 10 79 35z">
            <text:p/>
          </draw:path>
        </draw:g>
        <draw:g xml:id="id95" draw:id="id95">
          <svg:title>TexMaths</svg:title>
          <svg:desc>28§display§\frac{d}{dx}\left( \frac{a^x }{\log a} + c \right) =§svg§600§FALSE§</svg:desc>
          <draw:polygon draw:style-name="gr2" draw:text-style-name="P7" draw:layer="layout" svg:width="7.513cm" svg:height="2.263cm" svg:x="3.359cm" svg:y="9.482cm" svg:viewBox="0 0 7514 2264" draw:points="3757,2264 0,2264 0,0 7514,0 7514,2264">
            <text:p/>
          </draw:polygon>
          <draw:path draw:style-name="gr3" draw:text-style-name="P8" draw:layer="layout" svg:width="0.469cm" svg:height="0.696cm" svg:x="3.63cm" svg:y="9.511cm" svg:viewBox="0 0 470 697" svg:d="M470 11c0-2 0-11-13-11s-108 9-125 11c-7 0-14 5-14 18 0 14 9 14 25 14 47 0 49 6 49 15l-4 20-59 233c-18-36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31cm" svg:y="10.593cm" svg:viewBox="0 0 1078 43" draw:points="538,43 0,43 0,0 1078,0 1078,43">
            <text:p/>
          </draw:polygon>
          <draw:path draw:style-name="gr3" draw:text-style-name="P8" draw:layer="layout" svg:width="0.469cm" svg:height="0.696cm" svg:x="3.35cm" svg:y="10.851cm" svg:viewBox="0 0 470 697" svg:d="M470 11c0-2 0-11-13-11s-108 9-125 11c-7 0-14 5-14 18 0 14 9 14 25 14 47 0 49 6 49 15l-4 20-59 233c-18-36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85cm" svg:y="11.0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485cm" svg:height="2.362cm" svg:x="4.871cm" svg:y="9.433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8" draw:layer="layout" svg:width="0.452cm" svg:height="0.447cm" svg:x="6.018cm" svg:y="9.76cm" svg:viewBox="0 0 453 448" svg:d="M329 63c-18-36-47-63-92-63-114 0-237 146-237 289 0 94 54 159 132 159 20 0 70-5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371cm" svg:height="0.313cm" svg:x="6.534cm" svg:y="9.534cm" svg:viewBox="0 0 372 314" svg:d="M139 233c-7 22-29 60-65 60-2 0-22 0-38-9 29-9 31-33 31-38 0-15-11-26-27-26-20 0-40 17-40 42 0 36 38 52 72 52 33 0 60-21 78-50 18 36 56 50 83 50 81 0 121-88 121-108 0-9-9-9-11-9-9 0-9 5-11 14-16 47-59 82-97 82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1.957cm" svg:height="0.042cm" svg:x="5.51cm" svg:y="10.593cm" svg:viewBox="0 0 1958 43" draw:points="979,43 0,43 0,0 1958,0 1958,43">
            <text:p/>
          </draw:polygon>
          <draw:path draw:style-name="gr3" draw:text-style-name="P8" draw:layer="layout" svg:width="0.221cm" svg:height="0.684cm" svg:x="5.541cm" svg:y="10.85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81cm" svg:y="11.09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6.303cm" svg:y="11.08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452cm" svg:height="0.447cm" svg:x="6.984cm" svg:y="11.099cm" svg:viewBox="0 0 453 448" svg:d="M329 63c-18-36-47-63-92-63-114 0-237 146-237 289 0 94 54 159 132 159 20 0 70-5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8" draw:layer="layout" svg:width="0.655cm" svg:height="0.658cm" svg:x="7.858cm" svg:y="10.28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84cm" svg:height="0.447cm" svg:x="8.825cm" svg:y="10.425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3" draw:text-style-name="P8" draw:layer="layout" svg:width="0.485cm" svg:height="2.362cm" svg:x="9.247cm" svg:y="9.433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655cm" svg:height="0.232cm" svg:x="10.264cm" svg:y="10.499cm" svg:viewBox="0 0 656 233" svg:d="M623 40c15 0 33 0 33-20s-18-20-31-20h-591c-16 0-34 0-34 20s18 20 34 20zM625 233c13 0 31 0 31-20s-18-20-33-20h-589c-16 0-34 0-34 20s18 20 34 20z">
            <text:p/>
          </draw:path>
        </draw:g>
        <draw:g xml:id="id94" draw:id="id94">
          <svg:title>TexMaths</svg:title>
          <svg:desc>28§display§(11)§svg§600§FALSE§</svg:desc>
          <draw:polygon draw:style-name="gr2" draw:text-style-name="P7" draw:layer="layout" svg:width="1.554cm" svg:height="0.886cm" svg:x="1.103cm" svg:y="10.14cm" svg:viewBox="0 0 1555 887" draw:points="777,887 0,887 0,0 1555,0 1555,887">
            <text:p/>
          </draw:polygon>
          <draw:path draw:style-name="gr3" draw:text-style-name="P8" draw:layer="layout" svg:width="0.23cm" svg:height="0.985cm" svg:x="1.15cm" svg:y="10.0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4cm" svg:y="10.1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26cm" svg:height="0.658cm" svg:x="2.017cm" svg:y="10.1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2.476cm" svg:y="10.0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7" draw:id="id97">
          <svg:title>TexMaths</svg:title>
          <svg:desc>28§display§\therefore§svg§600§FALSE§</svg:desc>
          <draw:polygon draw:style-name="gr2" draw:text-style-name="P7" draw:layer="layout" svg:width="0.528cm" svg:height="0.433cm" svg:x="13.014cm" svg:y="10.356cm" svg:viewBox="0 0 529 434" draw:points="265,434 0,434 0,0 529,0 529,434">
            <text:p/>
          </draw:polygon>
          <draw:path draw:style-name="gr3" draw:text-style-name="P8" draw:layer="layout" svg:width="0.598cm" svg:height="0.531cm" svg:x="12.994cm" svg:y="10.3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8" draw:id="id98">
          <svg:title>TexMaths</svg:title>
          <svg:desc>26§display§\smallint a^x dx = §svg§600§FALSE§</svg:desc>
          <draw:polygon draw:style-name="gr2" draw:text-style-name="P7" draw:layer="layout" svg:width="3.398cm" svg:height="0.767cm" svg:x="14.097cm" svg:y="10.122cm" svg:viewBox="0 0 3399 768" draw:points="1700,768 0,768 0,0 3399,0 3399,768">
            <text:p/>
          </draw:polygon>
          <draw:path draw:style-name="gr3" draw:text-style-name="P8" draw:layer="layout" svg:width="0.382cm" svg:height="0.853cm" svg:x="14.101cm" svg:y="10.08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8" draw:layer="layout" svg:width="0.419cm" svg:height="0.416cm" svg:x="14.723cm" svg:y="10.332cm" svg:viewBox="0 0 420 417" svg:d="M306 58c-17-33-44-58-85-58-107 0-221 135-221 269 0 87 50 148 123 148 18 0 64-5 118-69 9 37 40 69 84 69 33 0 54-21 68-50 15-34 27-90 27-92 0-8-8-8-10-8-11 0-11 2-13 16-16 59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8" draw:layer="layout" svg:width="0.344cm" svg:height="0.291cm" svg:x="15.2cm" svg:y="10.076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8" draw:layer="layout" svg:width="0.436cm" svg:height="0.647cm" svg:x="15.666cm" svg:y="10.101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8" draw:layer="layout" svg:width="0.457cm" svg:height="0.416cm" svg:x="16.132cm" svg:y="10.332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100 71 94 0 146-119 146-142 0-8-9-8-11-8-8 0-10 2-12 8-29 100-94 121-123 121-35 0-50-29-50-61 0-21 6-39 17-81z">
            <text:p/>
          </draw:path>
          <draw:path draw:style-name="gr3" draw:text-style-name="P8" draw:layer="layout" svg:width="0.609cm" svg:height="0.216cm" svg:x="16.932cm" svg:y="10.401cm" svg:viewBox="0 0 610 217" svg:d="M578 37c15 0 32 0 32-18 0-19-17-19-30-19h-549c-14 0-31 0-31 19 0 18 17 18 31 18zM580 217c13 0 30 0 30-19s-17-19-32-19h-547c-14 0-31 0-31 19s17 19 31 19z">
            <text:p/>
          </draw:path>
        </draw:g>
        <draw:g xml:id="id99" draw:id="id99">
          <svg:title>TexMaths</svg:title>
          <svg:desc>28§display§\frac{a^x}{\log a} + c§svg§600§FALSE§</svg:desc>
          <draw:polygon draw:style-name="gr2" draw:text-style-name="P7" draw:layer="layout" svg:width="3.6cm" svg:height="2.107cm" svg:x="18.158cm" svg:y="9.482cm" svg:viewBox="0 0 3601 2108" draw:points="1801,2108 0,2108 0,0 3601,0 3601,2108">
            <text:p/>
          </draw:polygon>
          <draw:path draw:style-name="gr3" draw:text-style-name="P8" draw:layer="layout" svg:width="0.451cm" svg:height="0.447cm" svg:x="18.617cm" svg:y="9.659cm" svg:viewBox="0 0 452 448" svg:d="M329 63c-18-36-47-63-92-63-114 0-237 146-237 289 0 94 54 159 132 159 20 0 70-4 128-74 9 40 42 74 89 74 36 0 59-22 74-54 16-36 29-96 29-98 0-9-9-9-11-9-11 0-11 2-13 18-18 62-36 121-76 121-27 0-30-25-30-45 0-23 3-29 14-74 11-40 11-52 20-87l36-139c7-29 7-29 7-34 0-18-12-27-27-27-25 0-41 23-43 43zM264 320c-4 18-4 18-20 36-42 54-83 70-110 70-49 0-65-54-65-92 0-49 32-173 56-218 30-58 74-94 115-94 65 0 78 81 78 88 0 4-2 11-4 15z">
            <text:p/>
          </draw:path>
          <draw:path draw:style-name="gr3" draw:text-style-name="P8" draw:layer="layout" svg:width="0.371cm" svg:height="0.313cm" svg:x="19.132cm" svg:y="9.433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olygon draw:style-name="gr3" draw:text-style-name="P8" draw:layer="layout" svg:width="1.956cm" svg:height="0.042cm" svg:x="18.109cm" svg:y="10.495cm" svg:viewBox="0 0 1957 43" draw:points="979,43 0,43 0,0 1957,0 1957,43">
            <text:p/>
          </draw:polygon>
          <draw:path draw:style-name="gr3" draw:text-style-name="P8" draw:layer="layout" svg:width="0.221cm" svg:height="0.685cm" svg:x="18.14cm" svg:y="10.753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8.409cm" svg:y="10.995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8.902cm" svg:y="10.99cm" svg:viewBox="0 0 452 652" svg:d="M193 278c-88 0-88-99-88-121 0-27 2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8" draw:layer="layout" svg:width="0.451cm" svg:height="0.447cm" svg:x="19.583cm" svg:y="10.999cm" svg:viewBox="0 0 452 448" svg:d="M329 63c-18-36-47-63-92-63-114 0-237 146-237 289 0 94 54 159 132 159 20 0 70-4 128-74 9 40 42 74 89 74 36 0 59-22 74-54 16-36 29-96 29-98 0-9-9-9-11-9-11 0-11 2-13 18-18 62-36 121-76 121-27 0-30-25-30-45 0-23 3-29 14-74 11-40 11-52 20-87l36-139c7-29 7-29 7-34 0-18-12-27-27-27-25 0-41 23-43 43zM264 320c-4 18-4 18-20 36-42 54-83 70-110 70-49 0-65-54-65-92 0-49 32-173 56-218 30-58 74-94 115-94 65 0 78 81 78 88 0 4-2 11-4 15z">
            <text:p/>
          </draw:path>
          <draw:path draw:style-name="gr3" draw:text-style-name="P8" draw:layer="layout" svg:width="0.655cm" svg:height="0.658cm" svg:x="20.456cm" svg:y="10.18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8" draw:layer="layout" svg:width="0.384cm" svg:height="0.447cm" svg:x="21.426cm" svg:y="10.325cm" svg:viewBox="0 0 385 448" svg:d="M352 60c-16 0-30 0-45 16-16 14-18 32-18 38 0 23 18 34 38 34 29 0 56-23 56-63 0-49-47-85-119-85-132 0-264 141-264 280 0 90 58 168 161 168 141 0 224-105 224-116 0-7-7-14-11-14-7 0-9 2-13 11-79 97-186 97-200 97-60 0-87-47-87-108 0-40 20-137 54-197 29-56 85-99 139-99 33 0 71 12 85 38z">
            <text:p/>
          </draw:path>
        </draw:g>
        <draw:g xml:id="id102" draw:id="id102">
          <svg:title>TexMaths</svg:title>
          <svg:desc>28§display§\frac{d}{dx}\left( \log x + c \right) =§svg§600§FALSE§</svg:desc>
          <draw:polygon draw:style-name="gr2" draw:text-style-name="P7" draw:layer="layout" svg:width="6.634cm" svg:height="1.936cm" svg:x="3.161cm" svg:y="12.582cm" svg:viewBox="0 0 6635 1937" draw:points="3318,1937 0,1937 0,0 6635,0 6635,1937">
            <text:p/>
          </draw:polygon>
          <draw:path draw:style-name="gr3" draw:text-style-name="P8" draw:layer="layout" svg:width="0.469cm" svg:height="0.696cm" svg:x="3.432cm" svg:y="12.5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2cm" svg:y="13.615cm" svg:viewBox="0 0 1078 43" draw:points="538,43 0,43 0,0 1078,0 1078,43">
            <text:p/>
          </draw:polygon>
          <draw:path draw:style-name="gr3" draw:text-style-name="P8" draw:layer="layout" svg:width="0.469cm" svg:height="0.696cm" svg:x="3.152cm" svg:y="13.8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2cm" svg:y="14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566cm" svg:y="13.1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221cm" svg:height="0.684cm" svg:x="4.884cm" svg:y="13.198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153cm" svg:y="13.4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5.646cm" svg:y="13.436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492cm" svg:height="0.447cm" svg:x="6.315cm" svg:y="13.4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7cm" svg:x="7.124cm" svg:y="13.3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092cm" svg:y="13.447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533cm" svg:y="13.1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9.19cm" svg:y="13.521cm" svg:viewBox="0 0 656 233" svg:d="M623 40c15 0 33 0 33-20s-18-20-31-20h-591c-16 0-34 0-34 20s18 20 34 20zM625 233c13 0 31 0 31-20s-18-20-33-20h-589c-16 0-34 0-34 20s18 20 34 20z">
            <text:p/>
          </draw:path>
        </draw:g>
        <draw:g xml:id="id101" draw:id="id101">
          <svg:title>TexMaths</svg:title>
          <svg:desc>28§display§(12)§svg§600§FALSE§</svg:desc>
          <draw:polygon draw:style-name="gr2" draw:text-style-name="P7" draw:layer="layout" svg:width="1.554cm" svg:height="0.886cm" svg:x="1.104cm" svg:y="13.24cm" svg:viewBox="0 0 1555 887" draw:points="777,887 0,887 0,0 1555,0 1555,887">
            <text:p/>
          </draw:polygon>
          <draw:path draw:style-name="gr3" draw:text-style-name="P8" draw:layer="layout" svg:width="0.23cm" svg:height="0.985cm" svg:x="1.151cm" svg:y="13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5cm" svg:y="13.2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1.978cm" svg:y="13.27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2.477cm" svg:y="13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03" draw:id="id103">
          <svg:title>TexMaths</svg:title>
          <svg:desc>28§display§\frac{1}{x}§svg§600§FALSE§</svg:desc>
          <draw:polygon draw:style-name="gr2" draw:text-style-name="P7" draw:layer="layout" svg:width="0.466cm" svg:height="1.91cm" svg:x="10.358cm" svg:y="12.681cm" svg:viewBox="0 0 467 1911" draw:points="234,1911 0,1911 0,0 467,0 467,1911">
            <text:p/>
          </draw:polygon>
          <draw:path draw:style-name="gr3" draw:text-style-name="P8" draw:layer="layout" svg:width="0.327cm" svg:height="0.658cm" svg:x="10.433cm" svg:y="12.632cm" svg:viewBox="0 0 328 659" svg:d="M204 25c0-23 0-25-22-25-63 63-151 63-182 63v31c20 0 79 0 130-27v513c0 36-2 47-92 47h-31v32c33-5 121-5 159-5 41 0 126 0 162 5v-32h-32c-89 0-92-11-92-47z">
            <text:p/>
          </draw:path>
          <draw:polygon draw:style-name="gr3" draw:text-style-name="P8" draw:layer="layout" svg:width="0.565cm" svg:height="0.042cm" svg:x="10.309cm" svg:y="13.687cm" svg:viewBox="0 0 566 43" draw:points="283,43 0,43 0,0 566,0 566,43">
            <text:p/>
          </draw:polygon>
          <draw:path draw:style-name="gr3" draw:text-style-name="P8" draw:layer="layout" svg:width="0.493cm" svg:height="0.447cm" svg:x="10.338cm" svg:y="14.194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1 25-7 47-27 47-54s-22-36-38-36c-29 0-54 27-54 58 0 45 49 65 92 65 67 0 101-69 106-76 11 38 47 76 105 76 104 0 160-128 160-152 0-9-9-9-12-9-9 0-11 2-13 9-31 107-101 130-133 130-38 0-53-32-53-65 0-23 6-43 18-88z">
            <text:p/>
          </draw:path>
        </draw:g>
        <draw:g xml:id="id105" draw:id="id105">
          <svg:title>TexMaths</svg:title>
          <svg:desc>28§display§\int \frac{1}{x} dx = §svg§600§FALSE§</svg:desc>
          <draw:polygon draw:style-name="gr2" draw:text-style-name="P7" draw:layer="layout" svg:width="3.908cm" svg:height="2.09cm" svg:x="13.997cm" svg:y="12.624cm" svg:viewBox="0 0 3909 2091" draw:points="1953,2091 0,2091 0,0 3909,0 3909,2091">
            <text:p/>
          </draw:polygon>
          <draw:path draw:style-name="gr3" draw:text-style-name="P8" draw:layer="layout" svg:width="0.875cm" svg:height="2.189cm" svg:x="14.004cm" svg:y="12.575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326cm" svg:height="0.658cm" svg:x="15.337cm" svg:y="12.593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564cm" svg:height="0.042cm" svg:x="15.213cm" svg:y="13.649cm" svg:viewBox="0 0 565 43" draw:points="282,43 0,43 0,0 565,0 565,43">
            <text:p/>
          </draw:polygon>
          <draw:path draw:style-name="gr3" draw:text-style-name="P8" draw:layer="layout" svg:width="0.492cm" svg:height="0.447cm" svg:x="15.242cm" svg:y="14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8" draw:layer="layout" svg:width="0.469cm" svg:height="0.696cm" svg:x="15.935cm" svg:y="13.232cm" svg:viewBox="0 0 470 697" svg:d="M470 11c0-2 0-11-13-11s-108 9-125 11c-7 0-14 5-14 18 0 14 9 14 25 14 47 0 49 6 49 15l-4 20-59 234c-18-36-47-63-92-63-114 0-237 146-237 289 0 94 54 159 132 159 20 0 70-4 128-74 9 41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6.434cm" svg:y="13.48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8" draw:layer="layout" svg:width="0.655cm" svg:height="0.232cm" svg:x="17.297cm" svg:y="13.555cm" svg:viewBox="0 0 656 233" svg:d="M623 40c15 0 33 0 33-20s-18-20-31-20h-591c-16 0-34 0-34 20s18 20 34 20zM625 233c13 0 31 0 31-20s-18-20-33-20h-589c-16 0-34 0-34 20s18 20 34 20z">
            <text:p/>
          </draw:path>
        </draw:g>
        <draw:g xml:id="id106" draw:id="id106">
          <svg:title>TexMaths</svg:title>
          <svg:desc>28§display§ \log x + c§svg§600§FALSE§</svg:desc>
          <draw:polygon draw:style-name="gr2" draw:text-style-name="P7" draw:layer="layout" svg:width="3.527cm" svg:height="0.788cm" svg:x="18.43cm" svg:y="13.283cm" svg:viewBox="0 0 3528 789" draw:points="1763,789 0,789 0,0 3528,0 3528,789">
            <text:p/>
          </draw:polygon>
          <draw:path draw:style-name="gr3" draw:text-style-name="P8" draw:layer="layout" svg:width="0.221cm" svg:height="0.685cm" svg:x="18.412cm" svg:y="13.234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8.681cm" svg:y="13.47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9.174cm" svg:y="13.47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7 0 197 85 0 51-71 101-167 101z">
            <text:p/>
          </draw:path>
          <draw:path draw:style-name="gr3" draw:text-style-name="P8" draw:layer="layout" svg:width="0.492cm" svg:height="0.447cm" svg:x="19.843cm" svg:y="13.4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20.652cm" svg:y="13.34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21.622cm" svg:y="13.48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104" draw:id="id104">
          <svg:title>TexMaths</svg:title>
          <svg:desc>28§display§\therefore§svg§600§FALSE§</svg:desc>
          <draw:polygon draw:style-name="gr2" draw:text-style-name="P7" draw:layer="layout" svg:width="0.528cm" svg:height="0.433cm" svg:x="13.013cm" svg:y="13.356cm" svg:viewBox="0 0 529 434" draw:points="265,434 0,434 0,0 529,0 529,434">
            <text:p/>
          </draw:polygon>
          <draw:path draw:style-name="gr3" draw:text-style-name="P8" draw:layer="layout" svg:width="0.598cm" svg:height="0.531cm" svg:x="12.993cm" svg:y="13.3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0" draw:id="id90">
          <svg:title>TexMaths</svg:title>
          <svg:desc>28§display§e^x§svg§600§FALSE§</svg:desc>
          <draw:polygon draw:style-name="gr2" draw:text-style-name="P7" draw:layer="layout" svg:width="0.763cm" svg:height="0.623cm" svg:x="9.607cm" svg:y="6.938cm" svg:viewBox="0 0 764 624" draw:points="381,624 0,624 0,0 764,0 764,624">
            <text:p/>
          </draw:polygon>
          <draw:path draw:style-name="gr3" draw:text-style-name="P8" draw:layer="layout" svg:width="0.38cm" svg:height="0.446cm" svg:x="9.603cm" svg:y="7.164cm" svg:viewBox="0 0 381 447" svg:d="M139 208c29 0 103-2 152-22 70-30 74-88 74-101 0-45-38-85-105-85-110 0-260 96-260 268 0 101 58 179 155 179 143 0 226-105 226-116 0-7-7-14-13-14-5 0-7 3-12 12-78 96-186 96-199 96-76 0-85-83-85-114 0-11 0-43 15-103zM94 186c38-150 139-164 166-164 47 0 72 29 72 63 0 101-157 101-198 101z">
            <text:p/>
          </draw:path>
          <draw:path draw:style-name="gr3" draw:text-style-name="P8" draw:layer="layout" svg:width="0.371cm" svg:height="0.312cm" svg:x="10.049cm" svg:y="6.889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0 22-76 49-14-29-45-49-83-49-78 0-123 85-123 105 0 9 9 9 11 9 9 0 11-2 13-11 18-54 61-83 97-83 22 0 40 11 40 45 0 13-9 49-13 71z">
            <text:p/>
          </draw:path>
        </draw:g>
        <draw:g xml:id="id96" draw:id="id96">
          <svg:title>TexMaths</svg:title>
          <svg:desc>28§display§a^x§svg§600§FALSE§</svg:desc>
          <draw:polygon draw:style-name="gr2" draw:text-style-name="P7" draw:layer="layout" svg:width="0.824cm" svg:height="0.623cm" svg:x="11.613cm" svg:y="10.138cm" svg:viewBox="0 0 825 624" draw:points="412,624 0,624 0,0 825,0 825,624">
            <text:p/>
          </draw:polygon>
          <draw:path draw:style-name="gr3" draw:text-style-name="P8" draw:layer="layout" svg:width="0.452cm" svg:height="0.446cm" svg:x="11.604cm" svg:y="10.364cm" svg:viewBox="0 0 453 447" svg:d="M329 63c-18-36-47-63-92-63-114 0-237 145-237 288 0 94 54 159 132 159 20 0 70-4 128-74 9 41 42 74 90 74 35 0 58-22 73-54 16-35 30-96 30-98 0-9-9-9-12-9-11 0-11 2-13 18-18 63-36 121-76 121-27 0-29-25-29-45 0-22 2-29 13-74 11-40 11-51 20-87l36-139c7-29 7-29 7-33 0-18-11-27-27-27-25 0-40 22-43 43zM264 320c-4 18-4 18-20 35-42 54-83 70-110 70-49 0-65-54-65-92 0-49 32-172 56-217 30-58 74-94 115-94 65 0 78 81 78 88 0 4-2 11-4 15z">
            <text:p/>
          </draw:path>
          <draw:path draw:style-name="gr3" draw:text-style-name="P8" draw:layer="layout" svg:width="0.371cm" svg:height="0.312cm" svg:x="12.117cm" svg:y="10.089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1 22-76 49-14-29-45-49-83-49-79 0-123 85-123 105 0 9 9 9 11 9 9 0 11-2 13-11 18-54 61-83 97-83 22 0 40 11 40 45 0 13-9 49-13 71z">
            <text:p/>
          </draw:path>
        </draw:g>
        <draw:g xml:id="id83" draw:id="id83">
          <svg:title>TexMaths</svg:title>
          <svg:desc>28§display§\frac{d}{dx}\left( - \text { cosec }x + c \right) =§svg§600§FALSE§</svg:desc>
          <draw:polygon draw:style-name="gr2" draw:text-style-name="P7" draw:layer="layout" svg:width="8.813cm" svg:height="1.936cm" svg:x="3.168cm" svg:y="2.183cm" svg:viewBox="0 0 8814 1937" draw:points="4406,1937 0,1937 0,0 8814,0 8814,1937">
            <text:p/>
          </draw:polygon>
          <draw:path draw:style-name="gr3" draw:text-style-name="P8" draw:layer="layout" svg:width="0.469cm" svg:height="0.696cm" svg:x="3.439cm" svg:y="2.13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9cm" svg:y="3.216cm" svg:viewBox="0 0 1077 43" draw:points="538,43 0,43 0,0 1077,0 1077,43">
            <text:p/>
          </draw:polygon>
          <draw:path draw:style-name="gr3" draw:text-style-name="P8" draw:layer="layout" svg:width="0.469cm" svg:height="0.696cm" svg:x="3.159cm" svg:y="3.47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9cm" svg:y="3.7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73cm" svg:y="2.74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4cm" svg:y="3.216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986cm" svg:y="3.04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416cm" svg:y="3.04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6.913cm" svg:y="3.04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7.296cm" svg:y="3.04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7.74cm" svg:y="3.04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92cm" svg:height="0.447cm" svg:x="8.501cm" svg:y="3.0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9.308cm" svg:y="2.9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10.277cm" svg:y="3.048cm" svg:viewBox="0 0 385 448" svg:d="M352 60c-16 0-29 0-45 16-16 14-18 31-18 38 0 23 18 34 38 34 29 0 56-23 56-63 0-49-47-85-119-85-132 0-264 141-264 280 0 90 58 168 161 168 141 0 224-105 224-117 0-6-6-13-11-13-7 0-7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10.719cm" svg:y="2.7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1.373cm" svg:y="3.122cm" svg:viewBox="0 0 656 233" svg:d="M623 40c15 0 33 0 33-20s-18-20-31-20h-591c-16 0-34 0-34 20s18 20 34 20zM625 233c13 0 31 0 31-20s-18-20-33-20h-589c-16 0-34 0-34 20s18 20 34 20z">
            <text:p/>
          </draw:path>
        </draw:g>
        <draw:g xml:id="id82" draw:id="id82">
          <svg:title>TexMaths</svg:title>
          <svg:desc>28§display§(09)§svg§600§FALSE§</svg:desc>
          <draw:polygon draw:style-name="gr2" draw:text-style-name="P7" draw:layer="layout" svg:width="1.554cm" svg:height="0.886cm" svg:x="1.107cm" svg:y="2.742cm" svg:viewBox="0 0 1555 887" draw:points="777,887 0,887 0,0 1555,0 1555,887">
            <text:p/>
          </draw:polygon>
          <draw:path draw:style-name="gr3" draw:text-style-name="P8" draw:layer="layout" svg:width="0.23cm" svg:height="0.985cm" svg:x="1.154cm" svg:y="2.6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9cm" svg:y="2.776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974cm" svg:y="2.776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8" draw:layer="layout" svg:width="0.23cm" svg:height="0.985cm" svg:x="2.48cm" svg:y="2.6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4" draw:id="id84">
          <svg:title>TexMaths</svg:title>
          <svg:desc>28§display§\text {cosec } x \cot x§svg§600§FALSE§</svg:desc>
          <draw:polygon draw:style-name="gr2" draw:text-style-name="P7" draw:layer="layout" svg:width="5.145cm" svg:height="0.519cm" svg:x="12.531cm" svg:y="2.888cm" svg:viewBox="0 0 5146 520" draw:points="2572,520 0,520 0,0 5146,0 5146,520">
            <text:p/>
          </draw:polygon>
          <draw:path draw:style-name="gr3" draw:text-style-name="P8" draw:layer="layout" svg:width="0.375cm" svg:height="0.454cm" svg:x="12.515cm" svg:y="3.003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2.947cm" svg:y="3.003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24cm" svg:height="0.454cm" svg:x="13.442cm" svg:y="3.003cm" svg:viewBox="0 0 325 455" svg:d="M173 251c22 5 103 20 103 92 0 49-34 90-112 90-83 0-119-56-137-141-2-12-5-16-14-16-13 0-13 7-13 25v130c0 18 0 24 11 24 5 0 7-2 25-20 2-2 2-4 20-22 43 40 87 42 108 42 114 0 161-67 161-139 0-51-32-81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13.828cm" svg:y="3.003cm" svg:viewBox="0 0 383 455" svg:d="M83 195c7-148 90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4.269cm" svg:y="3.003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2cm" svg:height="0.448cm" svg:x="15.031cm" svg:y="3.009cm" svg:viewBox="0 0 493 449" svg:d="M302 139c5-27 27-117 97-117 4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1-70 105-77 11 38 47 77 105 77 103 0 160-128 160-153 0-9-9-9-12-9-9 0-11 2-13 9-34 108-101 130-132 130-38 0-54-31-54-65 0-22 7-43 18-87z">
            <text:p/>
          </draw:path>
          <draw:path draw:style-name="gr3" draw:text-style-name="P8" draw:layer="layout" svg:width="0.375cm" svg:height="0.454cm" svg:x="15.761cm" svg:y="3.003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6.194cm" svg:y="3.003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08cm" svg:height="0.618cm" svg:x="16.678cm" svg:y="2.839cm" svg:viewBox="0 0 309 619" svg:d="M152 213h141v-31h-141v-182h-24c0 81-32 186-128 191v22h85v271c0 124 92 135 128 135 69 0 96-70 96-135v-56h-24v56c0 72-30 110-65 110-68 0-68-89-68-107z">
            <text:p/>
          </draw:path>
          <draw:path draw:style-name="gr3" draw:text-style-name="P8" draw:layer="layout" svg:width="0.492cm" svg:height="0.448cm" svg:x="17.233cm" svg:y="3.009cm" svg:viewBox="0 0 493 449" svg:d="M302 139c5-27 27-117 97-117 6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3-70 105-77 11 38 47 77 105 77 103 0 160-128 160-153 0-9-9-9-12-9-9 0-11 2-13 9-32 108-101 130-132 130-38 0-54-31-54-65 0-22 7-43 18-87z">
            <text:p/>
          </draw:path>
        </draw:g>
        <draw:g xml:id="id86" draw:id="id86">
          <svg:title>TexMaths</svg:title>
          <svg:desc>28§display§\smallint \text {cosec } x \cot x dx = §svg§600§FALSE§</svg:desc>
          <draw:polygon draw:style-name="gr2" draw:text-style-name="P7" draw:layer="layout" svg:width="7.93cm" svg:height="0.818cm" svg:x="13.302cm" svg:y="4.527cm" svg:viewBox="0 0 7931 819" draw:points="3965,819 0,819 0,0 7931,0 7931,819">
            <text:p/>
          </draw:polygon>
          <draw:path draw:style-name="gr3" draw:text-style-name="P8" draw:layer="layout" svg:width="0.411cm" svg:height="0.917cm" svg:x="13.306cm" svg:y="4.478cm" svg:viewBox="0 0 412 918" svg:d="M374 40c-33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9-74 24-112 60-112 18 0 31 9 38 18z">
            <text:p/>
          </draw:path>
          <draw:path draw:style-name="gr3" draw:text-style-name="P8" draw:layer="layout" svg:width="0.375cm" svg:height="0.454cm" svg:x="13.97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4.402cm" svg:y="4.742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4cm" svg:x="14.899cm" svg:y="4.742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4cm" svg:x="15.282cm" svg:y="4.742cm" svg:viewBox="0 0 383 455" svg:d="M83 195c7-148 90-173 123-173 101 0 112 132 112 173zM83 215h275c23 0 25 0 25-20 0-99-54-195-177-195-114 0-206 101-206 226 0 132 103 229 217 229 121 0 166-110 166-130 0-9-7-12-13-12-9 0-12 7-12 14-35 103-125 103-134 103-49 0-90-31-112-67-29-47-29-112-29-148z">
            <text:p/>
          </draw:path>
          <draw:path draw:style-name="gr3" draw:text-style-name="P8" draw:layer="layout" svg:width="0.375cm" svg:height="0.454cm" svg:x="15.724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92cm" svg:height="0.447cm" svg:x="16.485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4 65 65 0 101-70 103-76 11 38 47 76 108 76 100 0 157-128 157-152 0-9-9-9-12-9-9 0-11 2-13 9-32 107-101 129-132 129-38 0-54-31-54-65 0-22 7-42 18-87z">
            <text:p/>
          </draw:path>
          <draw:path draw:style-name="gr3" draw:text-style-name="P8" draw:layer="layout" svg:width="0.375cm" svg:height="0.454cm" svg:x="17.216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7.648cm" svg:y="4.742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08cm" svg:height="0.617cm" svg:x="18.132cm" svg:y="4.577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8" draw:layer="layout" svg:width="0.492cm" svg:height="0.447cm" svg:x="18.688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4 65 65 0 101-70 103-76 11 38 47 76 108 76 100 0 157-128 157-152 0-9-9-9-12-9-9 0-11 2-13 9-32 107-99 129-132 129-38 0-54-31-54-65 0-22 7-42 18-87z">
            <text:p/>
          </draw:path>
          <draw:path draw:style-name="gr3" draw:text-style-name="P8" draw:layer="layout" svg:width="0.469cm" svg:height="0.695cm" svg:x="19.261cm" svg:y="4.5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49 0-65-54-65-92 0-49 32-172 56-217 30-58 74-94 115-94 62 0 78 81 78 87 0 5-2 11-4 16z">
            <text:p/>
          </draw:path>
          <draw:path draw:style-name="gr3" draw:text-style-name="P8" draw:layer="layout" svg:width="0.492cm" svg:height="0.447cm" svg:x="19.763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3 0 160-128 160-152 0-9-9-9-12-9-9 0-11 2-13 9-32 107-101 129-132 129-38 0-54-31-54-65 0-22 7-42 18-87z">
            <text:p/>
          </draw:path>
          <draw:path draw:style-name="gr3" draw:text-style-name="P8" draw:layer="layout" svg:width="0.655cm" svg:height="0.232cm" svg:x="20.626cm" svg:y="4.821cm" svg:viewBox="0 0 656 233" svg:d="M623 40c15 0 33 0 33-20s-18-20-31-20h-591c-16 0-34 0-34 20s18 20 34 20zM625 233c13 0 31 0 31-20s-18-20-33-20h-589c-16 0-34 0-34 20s18 20 34 20z">
            <text:p/>
          </draw:path>
        </draw:g>
        <draw:g xml:id="id87" draw:id="id87">
          <svg:title>TexMaths</svg:title>
          <svg:desc>28§display§- \text { cosec }x + c§svg§600§FALSE§</svg:desc>
          <draw:polygon draw:style-name="gr2" draw:text-style-name="P7" draw:layer="layout" svg:width="5.704cm" svg:height="0.556cm" svg:x="21.517cm" svg:y="4.687cm" svg:viewBox="0 0 5705 557" draw:points="2853,557 0,557 0,0 5705,0 5705,557">
            <text:p/>
          </draw:polygon>
          <draw:path draw:style-name="gr3" draw:text-style-name="P8" draw:layer="layout" svg:width="0.602cm" svg:height="0.042cm" svg:x="21.548cm" svg:y="4.94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2.594cm" svg:y="4.7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38cm" svg:height="0.453cm" svg:x="23.027cm" svg:y="4.77cm" svg:viewBox="0 0 439 454" svg:d="M439 231c0-126-101-231-220-231-123 0-219 107-219 231 0 127 103 223 219 223 119 0 220-98 220-223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324cm" svg:height="0.453cm" svg:x="23.524cm" svg:y="4.77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3cm" svg:x="23.907cm" svg:y="4.7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75cm" svg:height="0.453cm" svg:x="24.35cm" svg:y="4.7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92cm" svg:height="0.447cm" svg:x="25.11cm" svg:y="4.777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9-9-11-9-9 0-11 3-13 9-32 108-99 130-132 130-38 0-54-31-54-65 0-22 7-42 18-87z">
            <text:p/>
          </draw:path>
          <draw:path draw:style-name="gr3" draw:text-style-name="P8" draw:layer="layout" svg:width="0.655cm" svg:height="0.657cm" svg:x="25.918cm" svg:y="4.638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7cm" svg:x="26.886cm" svg:y="4.777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85" draw:id="id85">
          <svg:title>TexMaths</svg:title>
          <svg:desc>26§display§\therefore§svg§600§FALSE§</svg:desc>
          <draw:polygon draw:style-name="gr2" draw:text-style-name="P7" draw:layer="layout" svg:width="0.49cm" svg:height="0.402cm" svg:x="12.215cm" svg:y="4.755cm" svg:viewBox="0 0 491 403" draw:points="246,403 0,403 0,0 491,0 491,403">
            <text:p/>
          </draw:polygon>
          <draw:path draw:style-name="gr3" draw:text-style-name="P8" draw:layer="layout" svg:width="0.555cm" svg:height="0.493cm" svg:x="12.196cm" svg:y="4.70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00" draw:id="id100">
          <svg:title>TexMaths</svg:title>
          <svg:desc>22§display§.\ . \ \ [\ \text {Check !!!}\ ]§svg§600§FALSE§</svg:desc>
          <draw:polygon draw:style-name="gr2" draw:text-style-name="P7" draw:layer="layout" svg:width="4.943cm" svg:height="0.696cm" svg:x="22.41cm" svg:y="10.175cm" svg:viewBox="0 0 4944 697" draw:points="2473,697 0,697 0,0 4944,0 4944,697">
            <text:p/>
          </draw:polygon>
          <draw:path draw:style-name="gr3" draw:text-style-name="P8" draw:layer="layout" svg:width="0.083cm" svg:height="0.083cm" svg:x="22.438cm" svg:y="10.63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2.91cm" svg:y="10.634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3.665cm" svg:y="10.136cm" svg:viewBox="0 0 107 774" draw:points="107,774 107,744 32,744 32,32 107,32 107,0 0,0 0,774">
            <text:p/>
          </draw:polygon>
          <draw:path draw:style-name="gr3" draw:text-style-name="P8" draw:layer="layout" svg:width="0.472cm" svg:height="0.562cm" svg:x="24.089cm" svg:y="10.171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8" draw:layer="layout" svg:width="0.39cm" svg:height="0.537cm" svg:x="24.63cm" svg:y="10.18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25.057cm" svg:y="10.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25.404cm" svg:y="10.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74cm" svg:height="0.537cm" svg:x="25.723cm" svg:y="10.18cm" svg:viewBox="0 0 375 538" svg:d="M60 478c0 36-7 36-60 36v24c26-1 62-1 84-1 23 0 55 0 87 1v-24c-53 0-62 0-62-36v-79l49-42c60 81 94 125 94 139s-13 18-28 18v24c21-1 68-1 84-1 23 0 44 0 67 1v-24c-28 0-46 0-76-41l-98-139c0-2-4-7-4-9 0-3 55-49 62-56 49-39 82-40 98-40v-25c-23 2-33 2-54 2-28 0-76-2-87-2v25c15 0 23 8 23 19 0 14-12 25-17 30l-109 95v-373l-113 9v24c55 0 60 6 60 43z">
            <text:p/>
          </draw:path>
          <draw:path draw:style-name="gr3" draw:text-style-name="P8" draw:layer="layout" svg:width="0.083cm" svg:height="0.555cm" svg:x="26.434cm" svg:y="10.162cm" svg:viewBox="0 0 84 556" svg:d="M53 392l31-353c0-25-22-39-42-39-21 0-42 14-42 39l30 353c2 13 2 18 12 18 7 0 11-4 11-18zM84 514c0-23-19-41-42-41s-42 18-42 41 19 42 42 42 42-19 42-42z">
            <text:p/>
          </draw:path>
          <draw:path draw:style-name="gr3" draw:text-style-name="P8" draw:layer="layout" svg:width="0.083cm" svg:height="0.555cm" svg:x="26.648cm" svg:y="10.162cm" svg:viewBox="0 0 84 556" svg:d="M53 392l31-353c0-25-22-39-42-39-21 0-42 14-42 39l32 353c0 13 0 18 10 18 7 0 11-4 11-18zM84 514c0-23-19-41-42-41s-42 18-42 41 19 42 42 42 42-19 42-42z">
            <text:p/>
          </draw:path>
          <draw:path draw:style-name="gr3" draw:text-style-name="P8" draw:layer="layout" svg:width="0.083cm" svg:height="0.555cm" svg:x="26.863cm" svg:y="10.162cm" svg:viewBox="0 0 84 556" svg:d="M53 392l31-353c0-25-22-39-42-39-21 0-42 14-42 39l30 353c2 13 2 18 12 18 7 0 11-4 11-18zM84 514c0-23-19-41-42-41s-42 18-42 41 19 42 42 42 42-19 42-42z">
            <text:p/>
          </draw:path>
          <draw:polygon draw:style-name="gr3" draw:text-style-name="P8" draw:layer="layout" svg:width="0.106cm" svg:height="0.773cm" svg:x="27.286cm" svg:y="10.136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1" anim:sub-item="text" smil:attributeName="visibility" smil:to="visible"/>
                  <anim:animate smil:begin="0s" smil:dur="0.5s" smil:fill="hold" smil:decelerate="0.5" smil:targetElement="id81" anim:sub-item="text" smil:attributeName="rotate" smil:values="-90;0" smil:keyTimes="0;1"/>
                  <anim:animate smil:begin="0s" smil:dur="0.5s" smil:fill="hold" smil:decelerate="0.5" smil:targetElement="id81" anim:sub-item="text" smil:attributeName="width" smil:values="width;width*.05" smil:keyTimes="0;1"/>
                  <anim:animate smil:begin="0.5s" smil:dur="0.5s" smil:fill="hold" smil:accelerate="0.5" smil:targetElement="id81" anim:sub-item="text" smil:attributeName="width" smil:values="width*.05;width" smil:keyTimes="0;1"/>
                  <anim:animate smil:dur="1s" smil:fill="hold" smil:targetElement="id81" anim:sub-item="text" smil:attributeName="height" smil:values="height;height" smil:keyTimes="0;1"/>
                  <anim:animate smil:begin="0s" smil:dur="0.5s" smil:fill="hold" smil:decelerate="0.5" smil:targetElement="id81" anim:sub-item="text" smil:attributeName="x" smil:values="x+.4;x" smil:keyTimes="0;1"/>
                  <anim:animate smil:begin="0s" smil:dur="0.5s" smil:fill="hold" smil:decelerate="0.5" smil:targetElement="id81" anim:sub-item="text" smil:attributeName="y" smil:values="y-.2;y+.1" smil:keyTimes="0;1"/>
                  <anim:animate smil:begin="0.5s" smil:dur="0.5s" smil:fill="hold" smil:accelerate="0.5" smil:targetElement="id81" anim:sub-item="text" smil:attributeName="y" smil:values="y+.1;y" smil:keyTimes="0;1"/>
                  <anim:transitionFilter smil:begin="0s" smil:dur="1s" smil:decelerate="0.5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1+width/2;x" smil:keyTimes="0;1"/>
                  <anim:animate smil:dur="0.5s" smil:fill="hold" smil:targetElement="id10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107" text:id="id107"><text:span text:style-name="T5">Algebra Integration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08" draw:id="id108">
          <svg:title>TexMaths</svg:title>
          <svg:desc>28§display§\text {If } f \text{ and } g \text { are real valued integrable functions of } x, \text { then }§svg§600§FALSE§</svg:desc>
          <draw:polygon draw:style-name="gr2" draw:text-style-name="P7" draw:layer="layout" svg:width="24.347cm" svg:height="0.8cm" svg:x="2.525cm" svg:y="3.14cm" svg:viewBox="0 0 24348 801" draw:points="12174,801 0,801 0,0 24348,0 24348,801">
            <text:p/>
          </draw:polygon>
          <draw:path draw:style-name="gr3" draw:text-style-name="P8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8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5.449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8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18.371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0.584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0.853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1.34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2.609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3.104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2cm" svg:height="0.448cm" svg:x="23.729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8" draw:layer="layout" svg:width="0.308cm" svg:height="0.618cm" svg:x="25.048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5.442cm" svg:y="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5.9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26.42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110" draw:id="id110">
          <svg:title>TexMaths</svg:title>
          <svg:desc>28§display§\smallint [\ f(x) \pm g(x)\ ] dx = \smallint f(x) dx \pm \smallint g(x) dx§svg§600§FALSE§</svg:desc>
          <draw:polygon draw:style-name="gr2" draw:text-style-name="P7" draw:layer="layout" svg:width="17.386cm" svg:height="0.886cm" svg:x="4.003cm" svg:y="5.24cm" svg:viewBox="0 0 17387 887" draw:points="8693,887 0,887 0,0 17387,0 17387,887">
            <text:p/>
          </draw:polygon>
          <draw:path draw:style-name="gr3" draw:text-style-name="P8" draw:layer="layout" svg:width="0.411cm" svg:height="0.918cm" svg:x="4.007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8" draw:layer="layout" svg:width="0.136cm" svg:height="0.985cm" svg:x="4.59cm" svg:y="5.191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5.127cm" svg:y="5.23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759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07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664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7.262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54cm" svg:height="0.638cm" svg:x="8.207cm" svg:y="5.494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8.79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10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9.69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0.376cm" svg:y="5.191cm" svg:viewBox="0 0 137 986" draw:points="137,0 0,0 0,40 96,40 96,948 0,948 0,986 137,986">
            <text:p/>
          </draw:polygon>
          <draw:path draw:style-name="gr3" draw:text-style-name="P8" draw:layer="layout" svg:width="0.469cm" svg:height="0.696cm" svg:x="10.667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1.166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2.029cm" svg:y="5.5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13.068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8" draw:layer="layout" svg:width="0.492cm" svg:height="0.898cm" svg:x="13.749cm" svg:y="5.236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4.383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697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5.286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5.651cm" svg:y="5.247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6.15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8cm" svg:height="0.658cm" svg:x="16.959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11cm" svg:height="0.918cm" svg:x="17.945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8" draw:layer="layout" svg:width="0.454cm" svg:height="0.638cm" svg:x="18.588cm" svg:y="5.49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9.17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48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20.07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0.444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20.946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09" draw:id="id109">
          <svg:title>TexMaths</svg:title>
          <svg:desc>28§display§(1)§svg§600§FALSE§</svg:desc>
          <draw:polygon draw:style-name="gr2" draw:text-style-name="P7" draw:layer="layout" svg:width="1.061cm" svg:height="0.886cm" svg:x="2.304cm" svg:y="5.239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5.1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5cm" svg:y="5.2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7cm" svg:y="5.1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2" draw:id="id112">
          <svg:title>TexMaths</svg:title>
          <svg:desc>28§display§\smallint [\ k_1f(x) \pm k_2g(x)\ ] dx = k_1 \smallint f(x) dx \pm k_2 \smallint g(x) dx§svg§600§FALSE§</svg:desc>
          <draw:polygon draw:style-name="gr2" draw:text-style-name="P7" draw:layer="layout" svg:width="21.527cm" svg:height="0.886cm" svg:x="4.003cm" svg:y="7.242cm" svg:viewBox="0 0 21528 887" draw:points="10765,887 0,887 0,0 21528,0 21528,887">
            <text:p/>
          </draw:polygon>
          <draw:path draw:style-name="gr3" draw:text-style-name="P8" draw:layer="layout" svg:width="0.411cm" svg:height="0.918cm" svg:x="4.007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8" draw:layer="layout" svg:width="0.136cm" svg:height="0.985cm" svg:x="4.59cm" svg:y="7.193cm" svg:viewBox="0 0 137 986" draw:points="137,986 137,948 40,948 40,40 137,40 137,0 0,0 0,986">
            <text:p/>
          </draw:polygon>
          <draw:path draw:style-name="gr3" draw:text-style-name="P8" draw:layer="layout" svg:width="0.447cm" svg:height="0.696cm" svg:x="5.13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" draw:text-style-name="P8" draw:layer="layout" svg:width="0.252cm" svg:height="0.458cm" svg:x="5.663cm" svg:y="7.6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492cm" svg:height="0.898cm" svg:x="6.079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6.71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7.027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7.618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8.216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47cm" svg:height="0.696cm" svg:x="9.2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306cm" svg:height="0.458cm" svg:x="9.702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54cm" svg:height="0.638cm" svg:x="10.116cm" svg:y="7.496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0.70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016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1.606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282cm" svg:y="7.193cm" svg:viewBox="0 0 137 986" draw:points="137,0 0,0 0,40 96,40 96,948 0,948 0,986 137,986">
            <text:p/>
          </draw:polygon>
          <draw:path draw:style-name="gr3" draw:text-style-name="P8" draw:layer="layout" svg:width="0.469cm" svg:height="0.696cm" svg:x="12.573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3.075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3.937cm" svg:y="7.5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47cm" svg:height="0.696cm" svg:x="14.974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252cm" svg:height="0.458cm" svg:x="15.508cm" svg:y="7.62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411cm" svg:height="0.918cm" svg:x="16.092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92cm" svg:height="0.898cm" svg:x="16.775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17.407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721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8.312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8.677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9.179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8cm" svg:height="0.658cm" svg:x="19.985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47cm" svg:height="0.696cm" svg:x="20.969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306cm" svg:height="0.458cm" svg:x="21.47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11cm" svg:height="0.918cm" svg:x="22.086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54cm" svg:height="0.638cm" svg:x="22.732cm" svg:y="7.49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3.318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3.632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24.221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4.588cm" svg:y="7.249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25.09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11" draw:id="id111">
          <svg:title>TexMaths</svg:title>
          <svg:desc>28§display§(2)§svg§600§FALSE§</svg:desc>
          <draw:polygon draw:style-name="gr2" draw:text-style-name="P7" draw:layer="layout" svg:width="1.061cm" svg:height="0.886cm" svg:x="2.304cm" svg:y="7.2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7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687cm" svg:y="7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187cm" svg:y="7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7" anim:sub-item="text" smil:attributeName="visibility" smil:to="visible"/>
                  <anim:animate smil:begin="0s" smil:dur="0.5s" smil:fill="hold" smil:decelerate="0.5" smil:targetElement="id107" anim:sub-item="text" smil:attributeName="rotate" smil:values="-90;0" smil:keyTimes="0;1"/>
                  <anim:animate smil:begin="0s" smil:dur="0.5s" smil:fill="hold" smil:decelerate="0.5" smil:targetElement="id107" anim:sub-item="text" smil:attributeName="width" smil:values="width;width*.05" smil:keyTimes="0;1"/>
                  <anim:animate smil:begin="0.5s" smil:dur="0.5s" smil:fill="hold" smil:accelerate="0.5" smil:targetElement="id107" anim:sub-item="text" smil:attributeName="width" smil:values="width*.05;width" smil:keyTimes="0;1"/>
                  <anim:animate smil:dur="1s" smil:fill="hold" smil:targetElement="id107" anim:sub-item="text" smil:attributeName="height" smil:values="height;height" smil:keyTimes="0;1"/>
                  <anim:animate smil:begin="0s" smil:dur="0.5s" smil:fill="hold" smil:decelerate="0.5" smil:targetElement="id107" anim:sub-item="text" smil:attributeName="x" smil:values="x+.4;x" smil:keyTimes="0;1"/>
                  <anim:animate smil:begin="0s" smil:dur="0.5s" smil:fill="hold" smil:decelerate="0.5" smil:targetElement="id107" anim:sub-item="text" smil:attributeName="y" smil:values="y-.2;y+.1" smil:keyTimes="0;1"/>
                  <anim:animate smil:begin="0.5s" smil:dur="0.5s" smil:fill="hold" smil:accelerate="0.5" smil:targetElement="id107" anim:sub-item="text" smil:attributeName="y" smil:values="y+.1;y" smil:keyTimes="0;1"/>
                  <anim:transitionFilter smil:begin="0s" smil:dur="1s" smil:decelerate="0.5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5.199cm" svg:height="1.836cm" svg:x="1.438cm" svg:y="0.364cm" presentation:class="title" presentation:user-transformed="true">
          <draw:text-box>
            <text:p xml:id="id113" text:id="id113"><text:span text:style-name="T5">Example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5" draw:id="id115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14" draw:id="id114">
          <svg:title>TexMaths</svg:title>
          <svg:desc>28§display§\text {(I)}§svg§600§FALSE§</svg:desc>
          <draw:polygon draw:style-name="gr2" draw:text-style-name="P7" draw:layer="layout" svg:width="0.924cm" svg:height="0.886cm" svg:x="2.305cm" svg:y="2.539cm" svg:viewBox="0 0 925 887" draw:points="464,887 0,887 0,0 925,0 925,887">
            <text:p/>
          </draw:polygon>
          <draw:path draw:style-name="gr3" draw:text-style-name="P8" draw:layer="layout" svg:width="0.23cm" svg:height="0.985cm" svg:x="2.3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.6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3.051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6" draw:id="id116">
          <svg:title>TexMaths</svg:title>
          <svg:desc>28§display§(1)§svg§600§FALSE§</svg:desc>
          <draw:polygon draw:style-name="gr2" draw:text-style-name="P7" draw:layer="layout" svg:width="1.061cm" svg:height="0.886cm" svg:x="2.306cm" svg:y="4.339cm" svg:viewBox="0 0 1062 887" draw:points="531,887 0,887 0,0 1062,0 1062,887">
            <text:p/>
          </draw:polygon>
          <draw:path draw:style-name="gr3" draw:text-style-name="P8" draw:layer="layout" svg:width="0.23cm" svg:height="0.985cm" svg:x="2.353cm" svg:y="4.2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7cm" svg:y="4.3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9cm" svg:y="4.2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7" draw:id="id117">
          <svg:title>TexMaths</svg:title>
          <svg:desc>28§display§\smallint ( 2x + 3x^2 + 4x^3 + 5 )dx§svg§600§FALSE§</svg:desc>
          <draw:polygon draw:style-name="gr2" draw:text-style-name="P7" draw:layer="layout" svg:width="10.366cm" svg:height="1.012cm" svg:x="3.706cm" svg:y="4.14cm" svg:viewBox="0 0 10367 1013" draw:points="5183,1013 0,1013 0,0 10367,0 10367,1013">
            <text:p/>
          </draw:polygon>
          <draw:path draw:style-name="gr3" draw:text-style-name="P8" draw:layer="layout" svg:width="0.411cm" svg:height="0.918cm" svg:x="3.71cm" svg:y="4.25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4.273cm" svg:y="4.2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4.609cm" svg:y="4.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5.079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5.888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6.858cm" svg:y="4.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7.337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7.915cm" svg:y="4.09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8.585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9.543cm" svg:y="4.2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0.036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17cm" svg:height="0.472cm" svg:x="10.607cm" svg:y="4.091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8cm" svg:x="11.284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2.263cm" svg:y="4.3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8" draw:layer="layout" svg:width="0.23cm" svg:height="0.985cm" svg:x="12.762cm" svg:y="4.2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3.127cm" svg:y="4.273cm" svg:viewBox="0 0 470 697" svg:d="M470 11c0-2 0-11-13-11s-108 9-125 11c-7 0-14 5-14 18 0 14 9 14 25 14 47 0 49 6 49 15l-4 20-59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3.629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18" draw:id="id118">
          <svg:title>TexMaths</svg:title>
          <svg:desc>28§display§(2)§svg§600§FALSE§</svg:desc>
          <draw:polygon draw:style-name="gr2" draw:text-style-name="P7" draw:layer="layout" svg:width="1.061cm" svg:height="0.886cm" svg:x="15.106cm" svg:y="4.34cm" svg:viewBox="0 0 1062 887" draw:points="531,887 0,887 0,0 1062,0 1062,887">
            <text:p/>
          </draw:polygon>
          <draw:path draw:style-name="gr3" draw:text-style-name="P8" draw:layer="layout" svg:width="0.23cm" svg:height="0.985cm" svg:x="15.153cm" svg:y="4.2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15.489cm" svg:y="4.3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15.989cm" svg:y="4.2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9" draw:id="id119">
          <svg:title>TexMaths</svg:title>
          <svg:desc>28§display§\smallint ( x^{\frac{3}{2}} - 5\sin x + 3\sqrt{x}} )dx§svg§600§FALSE§</svg:desc>
          <draw:polygon draw:style-name="gr2" draw:text-style-name="P7" draw:layer="layout" svg:width="10.271cm" svg:height="1.146cm" svg:x="16.608cm" svg:y="4.041cm" svg:viewBox="0 0 10272 1147" draw:points="5136,1147 0,1147 0,0 10272,0 10272,1147">
            <text:p/>
          </draw:polygon>
          <draw:path draw:style-name="gr3" draw:text-style-name="P8" draw:layer="layout" svg:width="0.411cm" svg:height="0.918cm" svg:x="16.612cm" svg:y="4.286cm" svg:viewBox="0 0 412 919" svg:d="M374 40c-34 3-43 27-43 41 0 24 21 40 41 40s40-13 40-43c0-38-31-78-78-78-83 0-101 108-117 184-27 148-47 273-62 446-5 51-12 107-18 154-9 74-25 115-61 115-16 0-31-12-38-21 34 0 43-24 43-40 0-22-21-38-41-38s-40 11-40 40c0 38 31 79 78 79 83 0 101-106 117-186 27-141 47-267 63-442 4-53 11-109 17-157 9-73 25-112 61-112 18 0 31 9 38 18z">
            <text:p/>
          </draw:path>
          <draw:path draw:style-name="gr3" draw:text-style-name="P8" draw:layer="layout" svg:width="0.23cm" svg:height="0.985cm" svg:x="17.175cm" svg:y="4.2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488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57cm" svg:height="0.34cm" svg:x="18.18cm" svg:y="3.992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olygon draw:style-name="gr3" draw:text-style-name="P8" draw:layer="layout" svg:width="0.335cm" svg:height="0.035cm" svg:x="18.142cm" svg:y="4.395cm" svg:viewBox="0 0 336 36" draw:points="168,36 0,36 0,0 336,0 336,36">
            <text:p/>
          </draw:polygon>
          <draw:path draw:style-name="gr3" draw:text-style-name="P8" draw:layer="layout" svg:width="0.245cm" svg:height="0.328cm" svg:x="18.187cm" svg:y="4.494cm" svg:viewBox="0 0 246 329" svg:d="M246 235h-20c-2 9-6 41-13 45-5 2-47 2-54 2h-99c34-24 72-51 101-71 45-32 85-61 85-112 0-63-58-99-130-99-67 0-116 38-116 87 0 25 22 30 29 30 14 0 29-9 29-30 0-18-13-26-29-29 16-22 43-36 76-36 50 0 90 30 90 77 0 42-29 74-67 105l-121 103c-7 5-7 4-7 9v13h231z">
            <text:p/>
          </draw:path>
          <draw:path draw:style-name="gr3" draw:text-style-name="P8" draw:layer="layout" svg:width="0.602cm" svg:height="0.042cm" svg:x="18.944cm" svg:y="4.72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19.896cm" svg:y="4.335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324cm" svg:height="0.454cm" svg:x="20.534cm" svg:y="4.55cm" svg:viewBox="0 0 325 455" svg:d="M172 251c23 4 103 20 103 92 0 49-33 90-111 90-83 0-119-57-137-142-2-11-5-15-14-15-13 0-13 6-13 24v130c0 18 0 25 11 25 5 0 7-2 25-20 2-2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20.922cm" svg:y="4.33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1.195cm" svg:y="4.557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1.903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22.709cm" svg:y="4.41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3.681cm" svg:y="4.335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769cm" svg:height="0.985cm" svg:x="24.203cm" svg:y="4.194cm" svg:viewBox="0 0 770 986" svg:d="M311 883l-172-383c-7-16-14-16-16-16 0 0-7 0-15 7l-95 71c-13 9-13 14-13 16 0 5 2 11 9 11s25-13 34-22c6-5 22-16 31-22l195 425c6 16 13 16 22 16 14 0 16-4 25-18l448-928c6-15 6-18 6-20 0-11-8-20-20-20-9 0-15 4-22 20z">
            <text:p/>
          </draw:path>
          <draw:polygon draw:style-name="gr3" draw:text-style-name="P8" draw:layer="layout" svg:width="0.563cm" svg:height="0.042cm" svg:x="24.951cm" svg:y="4.194cm" svg:viewBox="0 0 564 43" draw:points="282,43 0,43 0,0 564,0 564,43">
            <text:p/>
          </draw:polygon>
          <draw:path draw:style-name="gr3" draw:text-style-name="P8" draw:layer="layout" svg:width="0.492cm" svg:height="0.447cm" svg:x="24.98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5.569cm" svg:y="4.25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5.935cm" svg:y="4.308cm" svg:viewBox="0 0 470 697" svg:d="M470 11c0-2 0-11-13-11-14 0-108 9-126 11-6 0-13 5-13 18 0 14 9 14 25 14 47 0 49 6 49 15l-2 20-61 234c-18-36-47-63-92-63-114 0-237 145-237 289 0 94 54 159 132 159 20 0 70-5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26.436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</draw:g>
        <draw:g xml:id="id120" draw:id="id120">
          <svg:title>TexMaths</svg:title>
          <svg:desc>28§display§(3)§svg§600§FALSE§</svg:desc>
          <draw:polygon draw:style-name="gr2" draw:text-style-name="P7" draw:layer="layout" svg:width="1.061cm" svg:height="0.886cm" svg:x="2.307cm" svg:y="5.94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5.8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5.974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19cm" svg:y="5.8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5" draw:id="id125">
          <svg:title>TexMaths</svg:title>
          <svg:desc>26§display§\int \left(  \sec^2 x - \frac{3}{x} + \frac{5}{2\sqrt{x}}  \right)dx§svg§600§FALSE§</svg:desc>
          <draw:polygon draw:style-name="gr2" draw:text-style-name="P7" draw:layer="layout" svg:width="10.623cm" svg:height="2.101cm" svg:x="3.707cm" svg:y="7.438cm" svg:viewBox="0 0 10624 2102" draw:points="5312,2102 0,2102 0,0 10624,0 10624,2102">
            <text:p/>
          </draw:polygon>
          <draw:path draw:style-name="gr3" draw:text-style-name="P8" draw:layer="layout" svg:width="0.812cm" svg:height="2.031cm" svg:x="3.713cm" svg:y="7.473cm" svg:viewBox="0 0 813 2032" svg:d="M44 1990c29 0 45-21 45-43 0-32-22-46-43-46-23 0-46 14-46 46 0 47 46 85 102 85 139 0 191-214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4.918cm" svg:y="7.392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1cm" svg:height="0.421cm" svg:x="5.429cm" svg:y="8.3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5.787cm" svg:y="8.307cm" svg:viewBox="0 0 356 422" svg:d="M77 181c6-137 83-160 114-160 94 0 104 122 104 160zM77 200h256c21 0 23 0 23-19 0-92-50-181-165-181-106 0-191 94-191 210 0 123 96 212 202 212 112 0 154-102 154-120 0-9-7-11-13-11-8 0-10 6-10 13-33 95-117 95-125 95-46 0-83-29-104-62-27-44-27-104-27-137z">
            <text:p/>
          </draw:path>
          <draw:path draw:style-name="gr3" draw:text-style-name="P8" draw:layer="layout" svg:width="0.348cm" svg:height="0.421cm" svg:x="6.197cm" svg:y="8.3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6.613cm" svg:y="7.91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7.162cm" svg:y="8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8cm" svg:height="0.039cm" svg:x="7.935cm" svg:y="8.469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8.955cm" svg:y="7.4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523cm" svg:height="0.039cm" svg:x="8.884cm" svg:y="8.469cm" svg:viewBox="0 0 524 40" draw:points="262,40 0,40 0,0 524,0 524,40">
            <text:p/>
          </draw:polygon>
          <draw:path draw:style-name="gr3" draw:text-style-name="P8" draw:layer="layout" svg:width="0.457cm" svg:height="0.415cm" svg:x="8.911cm" svg:y="8.93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9.77cm" svg:y="8.1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29cm" svg:x="11.43cm" svg:y="7.4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1.742cm" svg:height="0.039cm" svg:x="10.741cm" svg:y="8.469cm" svg:viewBox="0 0 1743 40" draw:points="871,40 0,40 0,0 1743,0 1743,40">
            <text:p/>
          </draw:polygon>
          <draw:path draw:style-name="gr3" draw:text-style-name="P8" draw:layer="layout" svg:width="0.365cm" svg:height="0.61cm" svg:x="10.787cm" svg:y="8.7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714cm" svg:height="0.914cm" svg:x="11.265cm" svg:y="8.652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1.96cm" svg:y="8.652cm" svg:viewBox="0 0 524 40" draw:points="262,40 0,40 0,0 524,0 524,40">
            <text:p/>
          </draw:polygon>
          <draw:path draw:style-name="gr3" draw:text-style-name="P8" draw:layer="layout" svg:width="0.457cm" svg:height="0.415cm" svg:x="11.987cm" svg:y="8.94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2.624cm" svg:y="7.392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3.454cm" svg:y="8.08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3.919cm" svg:y="8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</draw:g>
        <draw:g xml:id="id122" draw:id="id122">
          <svg:title>TexMaths</svg:title>
          <svg:desc>28§display§(4)§svg§600§FALSE§</svg:desc>
          <draw:polygon draw:style-name="gr2" draw:text-style-name="P7" draw:layer="layout" svg:width="1.061cm" svg:height="0.886cm" svg:x="15.107cm" svg:y="5.941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5.8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15.468cm" svg:y="5.964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15.99cm" svg:y="5.8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7" draw:id="id127">
          <svg:title>TexMaths</svg:title>
          <svg:desc>28§display§\int \left( \frac{\sqrt{x} - 1}{x - \sqrt{x}} \right)dx§svg§600§FALSE§</svg:desc>
          <draw:polygon draw:style-name="gr2" draw:text-style-name="P7" draw:layer="layout" svg:width="7.076cm" svg:height="2.263cm" svg:x="16.71cm" svg:y="7.344cm" svg:viewBox="0 0 7077 2264" draw:points="3539,2264 0,2264 0,0 7077,0 7077,2264">
            <text:p/>
          </draw:polygon>
          <draw:path draw:style-name="gr3" draw:text-style-name="P8" draw:layer="layout" svg:width="0.875cm" svg:height="2.187cm" svg:x="16.717cm" svg:y="7.382cm" svg:viewBox="0 0 876 2188" svg:d="M47 2143c31 0 49-22 49-47 0-33-24-49-47-49-24 0-49 16-49 49 0 52 49 92 110 92 150 0 206-230 275-515 76-311 141-627 195-943 36-208 72-405 105-533 12-49 45-175 85-175 30 0 54 18 59 23-34 2-50 22-50 47 0 33 25 49 47 49 25 0 50-16 50-49 0-54-54-92-108-92-76 0-130 108-186 309-2 9-136 504-244 1149-27 150-56 316-87 453-18 71-63 257-143 257-36 0-59-25-61-25z">
            <text:p/>
          </draw:path>
          <draw:path draw:style-name="gr3" draw:text-style-name="P8" draw:layer="layout" svg:width="0.485cm" svg:height="2.362cm" svg:x="18.014cm" svg:y="7.29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769cm" svg:height="0.985cm" svg:x="18.757cm" svg:y="7.308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0.563cm" svg:height="0.042cm" svg:x="19.505cm" svg:y="7.308cm" svg:viewBox="0 0 564 43" draw:points="282,43 0,43 0,0 564,0 564,43">
            <text:p/>
          </draw:polygon>
          <draw:path draw:style-name="gr3" draw:text-style-name="P8" draw:layer="layout" svg:width="0.492cm" svg:height="0.447cm" svg:x="19.534cm" svg:y="7.62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1cm" svg:height="0.042cm" svg:x="20.37cm" svg:y="7.79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8cm" svg:x="21.36cm" svg:y="7.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3.148cm" svg:height="0.042cm" svg:x="18.652cm" svg:y="8.455cm" svg:viewBox="0 0 3149 43" draw:points="1575,43 0,43 0,0 3149,0 3149,43">
            <text:p/>
          </draw:polygon>
          <draw:path draw:style-name="gr3" draw:text-style-name="P8" draw:layer="layout" svg:width="0.492cm" svg:height="0.447cm" svg:x="18.679cm" svg:y="8.96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99 130-132 130-38 0-54-32-54-65 0-23 7-43 18-88z">
            <text:p/>
          </draw:path>
          <draw:path draw:style-name="gr3" draw:text-style-name="P8" draw:layer="layout" svg:width="0.601cm" svg:height="0.042cm" svg:x="19.514cm" svg:y="9.136cm" svg:viewBox="0 0 602 43" svg:d="M569 43c16 0 33 0 33-23 0-20-17-20-33-20h-535c-16 0-34 0-34 20 0 23 18 23 34 23z">
            <text:p/>
          </draw:path>
          <draw:path draw:style-name="gr3" draw:text-style-name="P8" draw:layer="layout" svg:width="0.769cm" svg:height="0.985cm" svg:x="20.488cm" svg:y="8.652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0.563cm" svg:height="0.042cm" svg:x="21.236cm" svg:y="8.652cm" svg:viewBox="0 0 564 43" draw:points="282,43 0,43 0,0 564,0 564,43">
            <text:p/>
          </draw:polygon>
          <draw:path draw:style-name="gr3" draw:text-style-name="P8" draw:layer="layout" svg:width="0.492cm" svg:height="0.447cm" svg:x="21.266cm" svg:y="8.96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21.951cm" svg:y="7.295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469cm" svg:height="0.696cm" svg:x="22.845cm" svg:y="8.039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3.346cm" svg:y="8.28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</draw:g>
        <draw:g xml:id="id124" draw:id="id124">
          <svg:title>TexMaths</svg:title>
          <svg:desc>28§display§(5)§svg§600§FALSE§</svg:desc>
          <draw:polygon draw:style-name="gr2" draw:text-style-name="P7" draw:layer="layout" svg:width="1.061cm" svg:height="0.886cm" svg:x="2.307cm" svg:y="7.941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7.8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69cm" svg:y="7.975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19cm" svg:y="7.8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9" draw:id="id129">
          <svg:title>TexMaths</svg:title>
          <svg:desc>24§display§\int \left(  \frac{e^x \cos x - 4^x \tan x}{4^x \cos x } \right)dx§svg§600§FALSE§</svg:desc>
          <draw:polygon draw:style-name="gr2" draw:text-style-name="P7" draw:layer="layout" svg:width="9.937cm" svg:height="1.941cm" svg:x="3.709cm" svg:y="10.237cm" svg:viewBox="0 0 9938 1942" draw:points="4969,1942 0,1942 0,0 9938,0 9938,1942">
            <text:p/>
          </draw:polygon>
          <draw:path draw:style-name="gr3" draw:text-style-name="P8" draw:layer="layout" svg:width="0.75cm" svg:height="1.875cm" svg:x="3.715cm" svg:y="10.2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6cm" svg:y="10.195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5.412cm" svg:y="10.47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5.794cm" svg:y="10.281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6.36cm" svg:y="10.4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729cm" svg:y="10.4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7.155cm" svg:y="10.4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7.626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8.34cm" svg:y="10.619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9.137cm" svg:y="10.27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9.565cm" svg:y="10.281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266cm" svg:height="0.529cm" svg:x="10.116cm" svg:y="10.32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381cm" svg:height="0.389cm" svg:x="10.464cm" svg:y="10.4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0.878cm" svg:y="10.4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1.485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olygon draw:style-name="gr3" draw:text-style-name="P8" draw:layer="layout" svg:width="6.569cm" svg:height="0.035cm" svg:x="5.374cm" svg:y="11.19cm" svg:viewBox="0 0 6570 36" draw:points="3285,36 0,36 0,0 6570,0 6570,36">
            <text:p/>
          </draw:polygon>
          <draw:path draw:style-name="gr3" draw:text-style-name="P8" draw:layer="layout" svg:width="0.375cm" svg:height="0.571cm" svg:x="7.311cm" svg:y="11.42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7.737cm" svg:y="11.493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8.304cm" svg:y="11.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8.674cm" svg:y="11.6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1cm" svg:y="11.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9.569cm" svg:y="11.6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416cm" svg:height="2.025cm" svg:x="12.072cm" svg:y="10.1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2.839cm" svg:y="10.8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3.269cm" svg:y="11.0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</draw:g>
        <draw:g xml:id="id126" draw:id="id126">
          <svg:title>TexMaths</svg:title>
          <svg:desc>28§display§(6)§svg§600§FALSE§</svg:desc>
          <draw:polygon draw:style-name="gr2" draw:text-style-name="P7" draw:layer="layout" svg:width="1.061cm" svg:height="0.886cm" svg:x="15.107cm" svg:y="7.942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7.8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7.976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5.99cm" svg:y="7.8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3" draw:id="id123">
          <svg:title>TexMaths</svg:title>
          <svg:desc>28§display§\smallint ( \tan x + \cot x )^2 dx§svg§600§FALSE§</svg:desc>
          <draw:polygon draw:style-name="gr2" draw:text-style-name="P7" draw:layer="layout" svg:width="8.05cm" svg:height="1.012cm" svg:x="16.609cm" svg:y="5.741cm" svg:viewBox="0 0 8051 1013" draw:points="4025,1013 0,1013 0,0 8051,0 8051,1013">
            <text:p/>
          </draw:polygon>
          <draw:path draw:style-name="gr3" draw:text-style-name="P8" draw:layer="layout" svg:width="0.411cm" svg:height="0.918cm" svg:x="16.613cm" svg:y="5.8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17.176cm" svg:y="5.8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17.48cm" svg:y="5.9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17.886cm" svg:y="6.1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8.367cm" svg:y="6.1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9.075cm" svg:y="6.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9.884cm" svg:y="5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20.845cm" svg:y="6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21.277cm" svg:y="6.1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21.761cm" svg:y="5.9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22.317cm" svg:y="6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22.908cm" svg:y="5.8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23.278cm" svg:y="5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69cm" svg:height="0.696cm" svg:x="23.714cm" svg:y="5.874cm" svg:viewBox="0 0 470 697" svg:d="M470 11c0-2 0-11-13-11s-108 9-125 11c-7 0-14 5-14 18 0 14 9 14 25 14 47 0 49 6 49 15l-2 20-61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24.216cm" svg:y="6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121" draw:id="id121">
          <svg:title>TexMaths</svg:title>
          <svg:desc>28§display§\smallint ( \sec^2 x + \text {cosec}x \cot x ) dx§svg§600§FALSE§</svg:desc>
          <draw:polygon draw:style-name="gr2" draw:text-style-name="P7" draw:layer="layout" svg:width="10.808cm" svg:height="1.012cm" svg:x="3.711cm" svg:y="5.741cm" svg:viewBox="0 0 10809 1013" draw:points="5404,1013 0,1013 0,0 10809,0 10809,1013">
            <text:p/>
          </draw:polygon>
          <draw:path draw:style-name="gr3" draw:text-style-name="P8" draw:layer="layout" svg:width="0.411cm" svg:height="0.918cm" svg:x="3.715cm" svg:y="5.851cm" svg:viewBox="0 0 412 919" svg:d="M374 40c-34 3-43 27-43 41 0 24 21 40 41 40s40-13 40-43c0-38-31-78-78-78-83 0-101 108-117 184-27 148-47 273-62 446-5 52-12 108-18 155-9 74-25 114-61 114-16 0-31-11-38-20 34 0 43-25 43-41 0-22-21-38-41-38s-40 12-40 41c0 38 31 78 78 78 83 0 101-105 117-186 27-141 47-267 63-442 4-53 11-109 17-156 9-74 25-113 61-113 18 0 31 9 38 18z">
            <text:p/>
          </draw:path>
          <draw:path draw:style-name="gr3" draw:text-style-name="P8" draw:layer="layout" svg:width="0.23cm" svg:height="0.985cm" svg:x="4.278cm" svg:y="5.818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324cm" svg:height="0.454cm" svg:x="4.596cm" svg:y="6.116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4.979cm" svg:y="6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5.422cm" svg:y="6.116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5.87cm" svg:y="5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6.461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7.268cm" svg:y="5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8.231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8.661cm" svg:y="6.116cm" svg:viewBox="0 0 439 455" svg:d="M439 231c0-126-101-231-220-231-123 0-219 108-219 231 0 128 103 224 219 224 119 0 220-99 220-224zM219 430c-42 0-85-22-111-67-25-42-25-103-25-139 0-38 0-92 22-137 27-44 74-65 114-65 43 0 86 21 112 63 25 43 25 101 25 139 0 36 0 90-22 132-20 45-65 74-115 74z">
            <text:p/>
          </draw:path>
          <draw:path draw:style-name="gr3" draw:text-style-name="P8" draw:layer="layout" svg:width="0.324cm" svg:height="0.454cm" svg:x="9.158cm" svg:y="6.116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9.541cm" svg:y="6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984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92cm" svg:height="0.447cm" svg:x="10.417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75cm" svg:height="0.454cm" svg:x="11.149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1.579cm" svg:y="6.116cm" svg:viewBox="0 0 439 455" svg:d="M439 231c0-126-101-231-220-231-123 0-219 108-219 231 0 128 103 224 219 224 119 0 220-99 220-224zM219 430c-42 0-85-22-111-67-25-42-25-103-25-139 0-38 0-92 22-137 27-44 74-65 114-65 43 0 86 21 112 63 25 43 25 101 25 139 0 36 0 90-22 132-20 45-65 74-115 74z">
            <text:p/>
          </draw:path>
          <draw:path draw:style-name="gr3" draw:text-style-name="P8" draw:layer="layout" svg:width="0.308cm" svg:height="0.618cm" svg:x="12.063cm" svg:y="5.95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8" draw:layer="layout" svg:width="0.492cm" svg:height="0.447cm" svg:x="12.62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3.21cm" svg:y="5.818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469cm" svg:height="0.696cm" svg:x="13.575cm" svg:y="5.874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4.076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28" draw:id="id128">
          <svg:title>TexMaths</svg:title>
          <svg:desc>28§display§(7)§svg§600§FALSE§</svg:desc>
          <draw:polygon draw:style-name="gr2" draw:text-style-name="P7" draw:layer="layout" svg:width="1.061cm" svg:height="0.886cm" svg:x="2.307cm" svg:y="10.742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0.6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695cm" svg:y="10.767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19cm" svg:y="10.6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0" draw:id="id130">
          <svg:title>TexMaths</svg:title>
          <svg:desc>28§display§(8)§svg§600§FALSE§</svg:desc>
          <draw:polygon draw:style-name="gr2" draw:text-style-name="P7" draw:layer="layout" svg:width="1.061cm" svg:height="0.886cm" svg:x="15.107cm" svg:y="10.743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0.6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0.77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15.99cm" svg:y="10.6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1" draw:id="id131">
          <svg:title>TexMaths</svg:title>
          <svg:desc>26§display§\int \left(  \frac{1}{\sin^2 x \cos^2 x} \right)dx§svg§600§FALSE§</svg:desc>
          <draw:polygon draw:style-name="gr2" draw:text-style-name="P7" draw:layer="layout" svg:width="8.317cm" svg:height="2.101cm" svg:x="16.708cm" svg:y="10.24cm" svg:viewBox="0 0 8318 2102" draw:points="4158,2102 0,2102 0,0 8318,0 8318,2102">
            <text:p/>
          </draw:polygon>
          <draw:path draw:style-name="gr3" draw:text-style-name="P8" draw:layer="layout" svg:width="0.812cm" svg:height="2.031cm" svg:x="16.714cm" svg:y="10.275cm" svg:viewBox="0 0 813 2032" svg:d="M44 1990c29 0 45-21 45-43 0-32-22-46-43-46-23 0-46 14-46 46 0 47 46 85 102 85 139 0 191-214 256-479 70-289 131-582 181-875 33-193 66-376 98-495 10-46 41-162 79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17.919cm" svg:y="10.194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3cm" svg:height="0.61cm" svg:x="20.698cm" svg:y="10.29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4.669cm" svg:height="0.039cm" svg:x="18.511cm" svg:y="11.271cm" svg:viewBox="0 0 4670 40" draw:points="2334,40 0,40 0,0 4670,0 4670,40">
            <text:p/>
          </draw:polygon>
          <draw:path draw:style-name="gr3" draw:text-style-name="P8" draw:layer="layout" svg:width="0.301cm" svg:height="0.421cm" svg:x="18.541cm" svg:y="11.80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8.9cm" svg:y="11.60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9.154cm" svg:y="11.8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284cm" svg:height="0.425cm" svg:x="19.672cm" svg:y="11.40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20.221cm" svg:y="11.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348cm" svg:height="0.421cm" svg:x="20.901cm" svg:y="11.80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07cm" svg:height="0.421cm" svg:x="21.301cm" svg:y="11.80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21.763cm" svg:y="11.80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284cm" svg:height="0.425cm" svg:x="22.133cm" svg:y="11.52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22.682cm" svg:y="11.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23.318cm" svg:y="10.194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24.148cm" svg:y="10.884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24.614cm" svg:y="11.1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132" draw:id="id132">
          <svg:title>TexMaths</svg:title>
          <svg:desc>28§display§\int \left( e^{\log_e 3x^2} - 3^{\log_3 4x^3} \right)dx§svg§600§FALSE§</svg:desc>
          <draw:polygon draw:style-name="gr2" draw:text-style-name="P7" draw:layer="layout" svg:width="11.186cm" svg:height="2.09cm" svg:x="3.811cm" svg:y="12.646cm" svg:viewBox="0 0 11187 2091" draw:points="5595,2091 0,2091 0,0 11187,0 11187,2091">
            <text:p/>
          </draw:polygon>
          <draw:path draw:style-name="gr3" draw:text-style-name="P8" draw:layer="layout" svg:width="0.875cm" svg:height="2.189cm" svg:x="3.818cm" svg:y="12.597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0 108-186 309-2 9-136 505-244 1150-27 150-56 316-87 453-18 72-63 258-143 258-36 0-59-25-61-25z">
            <text:p/>
          </draw:path>
          <draw:path draw:style-name="gr3" draw:text-style-name="P8" draw:layer="layout" svg:width="0.375cm" svg:height="1.772cm" svg:x="5.088cm" svg:y="12.805cm" svg:viewBox="0 0 376 1773" svg:d="M331 1764c3 0 12 9 12 9h22c2 0 11 0 11-9 0-4-2-7-4-9-36-36-90-90-150-197-108-191-146-435-146-670 0-437 123-695 298-870 2-2 2-7 2-9 0-9-6-9-18-9-13 0-15 0-24 9-94 81-200 217-269 426-43 130-65 287-65 450 0 236 43 500 197 729 27 38 65 78 65 78 9 14 22 30 31 36z">
            <text:p/>
          </draw:path>
          <draw:path draw:style-name="gr3" draw:text-style-name="P8" draw:layer="layout" svg:width="0.38cm" svg:height="0.447cm" svg:x="5.542cm" svg:y="13.503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1 30 71 63 0 101-156 101-197 101z">
            <text:p/>
          </draw:path>
          <draw:path draw:style-name="gr3" draw:text-style-name="P8" draw:layer="layout" svg:width="0.156cm" svg:height="0.479cm" svg:x="5.995cm" svg:y="13.052cm" svg:viewBox="0 0 157 480" svg:d="M105 0l-105 7v27c47 0 52 4 52 38v354c0 29-7 29-52 29v25c2 0 49-3 78-3 27 0 52 0 79 3v-25c-45 0-52 0-52-29z">
            <text:p/>
          </draw:path>
          <draw:path draw:style-name="gr3" draw:text-style-name="P8" draw:layer="layout" svg:width="0.339cm" svg:height="0.315cm" svg:x="6.205cm" svg:y="13.222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8" draw:layer="layout" svg:width="0.351cm" svg:height="0.454cm" svg:x="6.597cm" svg:y="13.22cm" svg:viewBox="0 0 352 455" svg:d="M72 188c11 7 36 23 76 23 71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8 6-22 9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39cm" svg:height="0.225cm" svg:x="7.03cm" svg:y="13.496cm" svg:viewBox="0 0 240 226" svg:d="M85 108c52 0 139-7 139-63 0-25-25-45-69-45-70 0-155 45-155 128 0 45 29 98 105 98 9 0 50 0 83-13 31-14 52-36 52-43 0-2-7-11-12-11-2 0-2 0-9 9-24 27-69 40-114 40-40 0-60-24-60-62 0-5 0-18 4-38zM54 92c22-70 85-74 98-74 25 0 47 9 47 27 0 47-91 47-116 47z">
            <text:p/>
          </draw:path>
          <draw:path draw:style-name="gr3" draw:text-style-name="P8" draw:layer="layout" svg:width="0.317cm" svg:height="0.472cm" svg:x="7.527cm" svg:y="13.072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8" draw:layer="layout" svg:width="0.371cm" svg:height="0.313cm" svg:x="7.914cm" svg:y="13.22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245cm" svg:height="0.329cm" svg:x="8.373cm" svg:y="12.906cm" svg:viewBox="0 0 246 330" svg:d="M246 235h-20c-2 9-7 41-13 45-5 2-47 2-54 2h-96c31-24 69-51 98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8" draw:layer="layout" svg:width="0.601cm" svg:height="0.042cm" svg:x="9.061cm" svg:y="13.671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10.006cm" svg:y="13.28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156cm" svg:height="0.479cm" svg:x="10.494cm" svg:y="13.052cm" svg:viewBox="0 0 157 480" svg:d="M105 0l-105 7v27c47 0 52 4 52 38v354c0 29-7 29-52 29v25c2 0 49-3 78-3 27 0 52 0 79 3v-25c-45 0-52 0-52-29z">
            <text:p/>
          </draw:path>
          <draw:path draw:style-name="gr3" draw:text-style-name="P8" draw:layer="layout" svg:width="0.339cm" svg:height="0.315cm" svg:x="10.705cm" svg:y="13.222cm" svg:viewBox="0 0 340 316" svg:d="M340 161c0-87-73-161-170-161-96 0-170 74-170 161 0 88 76 155 170 155s170-67 170-155zM170 294c-27 0-62-7-87-43-18-27-20-63-20-96 0-29 0-70 24-101 18-20 47-34 83-34 41 0 70 18 85 41 20 26 23 62 23 94 0 33-3 71-23 98s-51 41-85 41z">
            <text:p/>
          </draw:path>
          <draw:path draw:style-name="gr3" draw:text-style-name="P8" draw:layer="layout" svg:width="0.351cm" svg:height="0.454cm" svg:x="11.099cm" svg:y="13.22cm" svg:viewBox="0 0 352 455" svg:d="M74 188c9 7 34 23 74 23 71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8 6-22 11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57cm" svg:height="0.34cm" svg:x="11.513cm" svg:y="13.38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339cm" svg:height="0.465cm" svg:x="12.02cm" svg:y="13.065cm" svg:viewBox="0 0 340 466" svg:d="M340 354v-27h-78v-307c0-16 0-20-16-20-6 0-9 0-18 9l-228 318v27h204v56c0 23 0 32-56 32h-18v24c34 0 78-2 103-2s69 2 105 2v-24h-20c-56 0-56-9-56-32v-56zM208 74v253h-183z">
            <text:p/>
          </draw:path>
          <draw:path draw:style-name="gr3" draw:text-style-name="P8" draw:layer="layout" svg:width="0.371cm" svg:height="0.313cm" svg:x="12.418cm" svg:y="13.22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257cm" svg:height="0.34cm" svg:x="12.871cm" svg:y="12.90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375cm" svg:height="1.772cm" svg:x="13.299cm" svg:y="12.805cm" svg:viewBox="0 0 376 1773" svg:d="M376 885c0-282-67-582-262-804-13-16-49-54-74-74-6-7-9-7-22-7-9 0-18 0-18 9 0 4 4 9 7 11 33 34 87 88 148 197 107 189 145 433 145 668 0 429-119 691-296 870-2 2-4 7-4 9 0 9 9 9 18 9 13 0 16 0 25-7 94-80 199-217 268-426 43-134 65-295 65-455z">
            <text:p/>
          </draw:path>
          <draw:path draw:style-name="gr3" draw:text-style-name="P8" draw:layer="layout" svg:width="0.469cm" svg:height="0.696cm" svg:x="14.056cm" svg:y="13.254cm" svg:viewBox="0 0 470 697" svg:d="M470 11c0-2 0-11-13-11-14 0-108 9-126 11-6 0-13 5-13 18 0 14 9 14 25 14 47 0 49 6 49 15l-5 20-58 234c-18-36-47-63-92-63-114 0-237 146-237 289 0 94 54 159 132 159 20 0 70-4 128-74 9 41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4.557cm" svg:y="13.50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</draw:g>
        <draw:g xml:id="id133" draw:id="id133">
          <svg:title>TexMaths</svg:title>
          <svg:desc>28§display§(9)§svg§600§FALSE§</svg:desc>
          <draw:polygon draw:style-name="gr2" draw:text-style-name="P7" draw:layer="layout" svg:width="1.061cm" svg:height="0.886cm" svg:x="2.307cm" svg:y="13.243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3.1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13.277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8" draw:layer="layout" svg:width="0.23cm" svg:height="0.985cm" svg:x="3.19cm" svg:y="13.1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3" anim:sub-item="text" smil:attributeName="visibility" smil:to="visible"/>
                  <anim:animate smil:begin="0s" smil:dur="0.5s" smil:fill="hold" smil:decelerate="0.5" smil:targetElement="id113" anim:sub-item="text" smil:attributeName="rotate" smil:values="-90;0" smil:keyTimes="0;1"/>
                  <anim:animate smil:begin="0s" smil:dur="0.5s" smil:fill="hold" smil:decelerate="0.5" smil:targetElement="id113" anim:sub-item="text" smil:attributeName="width" smil:values="width;width*.05" smil:keyTimes="0;1"/>
                  <anim:animate smil:begin="0.5s" smil:dur="0.5s" smil:fill="hold" smil:accelerate="0.5" smil:targetElement="id113" anim:sub-item="text" smil:attributeName="width" smil:values="width*.05;width" smil:keyTimes="0;1"/>
                  <anim:animate smil:dur="1s" smil:fill="hold" smil:targetElement="id113" anim:sub-item="text" smil:attributeName="height" smil:values="height;height" smil:keyTimes="0;1"/>
                  <anim:animate smil:begin="0s" smil:dur="0.5s" smil:fill="hold" smil:decelerate="0.5" smil:targetElement="id113" anim:sub-item="text" smil:attributeName="x" smil:values="x+.4;x" smil:keyTimes="0;1"/>
                  <anim:animate smil:begin="0s" smil:dur="0.5s" smil:fill="hold" smil:decelerate="0.5" smil:targetElement="id113" anim:sub-item="text" smil:attributeName="y" smil:values="y-.2;y+.1" smil:keyTimes="0;1"/>
                  <anim:animate smil:begin="0.5s" smil:dur="0.5s" smil:fill="hold" smil:accelerate="0.5" smil:targetElement="id113" anim:sub-item="text" smil:attributeName="y" smil:values="y+.1;y" smil:keyTimes="0;1"/>
                  <anim:transitionFilter smil:begin="0s" smil:dur="1s" smil:decelerate="0.5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628cm" presentation:class="title" presentation:user-transformed="true">
          <draw:text-box>
            <text:p><text:s/></text:p>
          </draw:text-box>
        </draw:frame>
        <draw:g xml:id="id137" draw:id="id137">
          <svg:title>TexMaths</svg:title>
          <svg:desc>28§display§= \smallint ( 2x + 3x^2 + 4x^3 + 5 )dx§svg§600§FALSE§</svg:desc>
          <draw:polygon draw:style-name="gr2" draw:text-style-name="P7" draw:layer="layout" svg:width="11.402cm" svg:height="1.012cm" svg:x="6.507cm" svg:y="0.941cm" svg:viewBox="0 0 11403 1013" draw:points="5703,1013 0,1013 0,0 11403,0 11403,1013">
            <text:p/>
          </draw:polygon>
          <draw:path draw:style-name="gr3" draw:text-style-name="P8" draw:layer="layout" svg:width="0.655cm" svg:height="0.232cm" svg:x="6.514cm" svg:y="1.3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1cm" svg:y="1.0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3cm" svg:y="1.0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8.447cm" svg:y="1.1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8.919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9.726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0.698cm" svg:y="1.10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1.177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11.753cm" svg:y="0.8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2.425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3.381cm" svg:y="1.08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3.874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317cm" svg:height="0.472cm" svg:x="14.445cm" svg:y="0.89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8cm" svg:x="15.124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6.103cm" svg:y="1.101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8" draw:layer="layout" svg:width="0.23cm" svg:height="0.985cm" svg:x="16.6cm" svg:y="1.0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6.967cm" svg:y="1.074cm" svg:viewBox="0 0 470 697" svg:d="M470 11c0-2 0-11-13-11s-108 9-125 11c-7 0-14 5-14 18 0 14 9 14 25 14 47 0 49 6 49 15l-4 20-59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7.469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35" draw:id="id135">
          <svg:title>TexMaths</svg:title>
          <svg:desc>28§display§\text {Let,}§svg§600§FALSE§</svg:desc>
          <draw:polygon draw:style-name="gr2" draw:text-style-name="P7" draw:layer="layout" svg:width="1.538cm" svg:height="0.765cm" svg:x="3.625cm" svg:y="1.1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0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3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1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6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36" draw:id="id136">
          <svg:title>TexMaths</svg:title>
          <svg:desc>28§display§\text {I}§svg§600§FALSE§</svg:desc>
          <draw:polygon draw:style-name="gr2" draw:text-style-name="P7" draw:layer="layout" svg:width="0.229cm" svg:height="0.575cm" svg:x="5.731cm" svg:y="1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38" draw:id="id138">
          <svg:title>TexMaths</svg:title>
          <svg:desc>28§display§= 2 \smallint x dx + 3 \smallint x^2 dx+ 4 \smallint x^3 dx + 5 \smallint dx§svg§600§FALSE§</svg:desc>
          <draw:polygon draw:style-name="gr2" draw:text-style-name="P7" draw:layer="layout" svg:width="16.73cm" svg:height="0.978cm" svg:x="6.509cm" svg:y="2.542cm" svg:viewBox="0 0 16731 979" draw:points="8366,979 0,979 0,0 16731,0 16731,979">
            <text:p/>
          </draw:polygon>
          <draw:path draw:style-name="gr3" draw:text-style-name="P8" draw:layer="layout" svg:width="0.655cm" svg:height="0.232cm" svg:x="6.516cm" svg:y="2.9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548cm" svg:y="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411cm" svg:height="0.918cm" svg:x="8.209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6-53 11-109 17-157 9-73 25-112 61-112 18 0 31 9 38 18z">
            <text:p/>
          </draw:path>
          <draw:path draw:style-name="gr3" draw:text-style-name="P8" draw:layer="layout" svg:width="0.492cm" svg:height="0.447cm" svg:x="8.865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69cm" svg:height="0.696cm" svg:x="9.439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9.94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0.749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1.719cm" svg:y="2.70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411cm" svg:height="0.918cm" svg:x="12.389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492cm" svg:height="0.447cm" svg:x="13.045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06cm" svg:height="0.458cm" svg:x="13.623cm" svg:y="2.49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69cm" svg:height="0.696cm" svg:x="14.059cm" svg:y="2.675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4.561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5.37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6.326cm" svg:y="2.6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11cm" svg:height="0.918cm" svg:x="17.007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6-53 11-109 17-157 9-73 25-112 61-112 18 0 31 9 38 18z">
            <text:p/>
          </draw:path>
          <draw:path draw:style-name="gr3" draw:text-style-name="P8" draw:layer="layout" svg:width="0.492cm" svg:height="0.447cm" svg:x="17.666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18.237cm" svg:y="2.493cm" svg:viewBox="0 0 318 473" svg:d="M152 229c54 0 92 38 92 112 0 85-49 109-89 109-27 0-90-6-119-47 33-2 40-24 40-38 0-22-16-38-38-38-18 0-38 11-38 38 0 68 72 108 157 108 96 0 161-63 161-132 0-54-43-108-119-126 72-25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8" draw:layer="layout" svg:width="0.469cm" svg:height="0.696cm" svg:x="18.68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9.182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19.988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78cm" svg:x="20.967cm" svg:y="2.70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411cm" svg:height="0.918cm" svg:x="21.628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5-141 47-267 63-442 4-53 11-109 17-157 9-73 25-112 61-112 18 0 31 9 38 18z">
            <text:p/>
          </draw:path>
          <draw:path draw:style-name="gr3" draw:text-style-name="P8" draw:layer="layout" svg:width="0.469cm" svg:height="0.696cm" svg:x="22.298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22.799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39" draw:id="id139">
          <svg:title>TexMaths</svg:title>
          <svg:desc>26§display§= 2 \left( \frac{x^2}{2} \right) + 3 \left( \frac{x^3}{3} \right)+ 4 \left( \frac{x^4}{4} \right) + 5 ( x ) + c §svg§600§FALSE§</svg:desc>
          <draw:polygon draw:style-name="gr2" draw:text-style-name="P7" draw:layer="layout" svg:width="16.744cm" svg:height="2.159cm" svg:x="6.512cm" svg:y="4.039cm" svg:viewBox="0 0 16745 2160" draw:points="8373,2160 0,2160 0,0 16745,0 16745,2160">
            <text:p/>
          </draw:polygon>
          <draw:path draw:style-name="gr3" draw:text-style-name="P8" draw:layer="layout" svg:width="0.608cm" svg:height="0.215cm" svg:x="6.518cm" svg:y="5.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477cm" svg:y="4.76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8" draw:layer="layout" svg:width="0.45cm" svg:height="2.195cm" svg:x="8.23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8.848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8" draw:layer="layout" svg:width="0.284cm" svg:height="0.426cm" svg:x="9.385cm" svg:y="3.99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8" draw:layer="layout" svg:width="0.933cm" svg:height="0.039cm" svg:x="8.823cm" svg:y="5.127cm" svg:viewBox="0 0 934 40" draw:points="468,40 0,40 0,0 934,0 934,40">
            <text:p/>
          </draw:polygon>
          <draw:path draw:style-name="gr3" draw:text-style-name="P8" draw:layer="layout" svg:width="0.365cm" svg:height="0.611cm" svg:x="9.106cm" svg:y="5.394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8" draw:layer="layout" svg:width="0.45cm" svg:height="2.195cm" svg:x="9.896cm" svg:y="4.049cm" svg:viewBox="0 0 451 2196" svg:d="M451 1099c0-360-83-722-316-997-19-21-52-58-89-92-13-10-15-10-27-10-11 0-19 0-19 8 0 4 4 9 6 11 31 33 94 93 154 193 148 235 217 533 217 885 0 248-34 564-186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0.791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1.692cm" svg:y="4.765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cm" svg:height="2.195cm" svg:x="12.453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13.073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8" draw:layer="layout" svg:width="0.294cm" svg:height="0.438cm" svg:x="13.603cm" svg:y="3.999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1-15 31-34 0-18-12-31-31-33 23-29 67-35 90-35 29 0 70 14 70 70 0 28-10 57-27 75-21 25-37 27-71 30-16 0-16 0-20 2 0 0-7 0-7 8s7 8 17 8z">
            <text:p/>
          </draw:path>
          <draw:polygon draw:style-name="gr3" draw:text-style-name="P8" draw:layer="layout" svg:width="0.933cm" svg:height="0.039cm" svg:x="13.046cm" svg:y="5.127cm" svg:viewBox="0 0 934 40" draw:points="468,40 0,40 0,0 934,0 934,40">
            <text:p/>
          </draw:polygon>
          <draw:path draw:style-name="gr3" draw:text-style-name="P8" draw:layer="layout" svg:width="0.38cm" svg:height="0.63cm" svg:x="13.322cm" svg:y="5.394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cm" svg:height="2.195cm" svg:x="14.119cm" svg:y="4.049cm" svg:viewBox="0 0 451 2196" svg:d="M451 1099c0-360-83-722-316-997-19-21-52-58-89-92-13-10-15-10-27-10-11 0-19 0-19 8 0 4 4 9 6 11 31 33 94 93 154 193 148 235 214 533 214 885 0 248-31 564-183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5.014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407cm" svg:height="0.619cm" svg:x="15.902cm" svg:y="4.75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5cm" svg:height="2.195cm" svg:x="16.676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17.296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315cm" svg:height="0.432cm" svg:x="17.816cm" svg:y="3.993cm" svg:viewBox="0 0 316 433" svg:d="M316 329v-25h-73v-285c0-15 0-19-12-19-8 0-11 0-19 8l-212 296v25h189v52c0 21 0 29-52 29h-16v23c31 0 72-2 95-2s65 2 98 2v-23h-19c-52 0-52-8-52-29v-52zM193 69v235h-170z">
            <text:p/>
          </draw:path>
          <draw:polygon draw:style-name="gr3" draw:text-style-name="P8" draw:layer="layout" svg:width="0.933cm" svg:height="0.039cm" svg:x="17.268cm" svg:y="5.127cm" svg:viewBox="0 0 934 40" draw:points="468,40 0,40 0,0 934,0 934,40">
            <text:p/>
          </draw:polygon>
          <draw:path draw:style-name="gr3" draw:text-style-name="P8" draw:layer="layout" svg:width="0.407cm" svg:height="0.619cm" svg:x="17.533cm" svg:y="5.383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5cm" svg:height="2.195cm" svg:x="18.342cm" svg:y="4.049cm" svg:viewBox="0 0 451 2196" svg:d="M451 1099c0-360-83-722-316-997-16-21-52-58-89-92-13-10-15-10-27-10-11 0-19 0-19 8 0 4 4 9 6 11 31 33 94 93 154 193 148 235 217 533 217 885 0 248-34 564-186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9.238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65cm" svg:height="0.63cm" svg:x="20.145cm" svg:y="4.765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7 62 167 166 167 107 0 200-88 200-204z">
            <text:p/>
          </draw:path>
          <draw:path draw:style-name="gr3" draw:text-style-name="P8" draw:layer="layout" svg:width="0.213cm" svg:height="0.915cm" svg:x="20.649cm" svg:y="4.688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8" draw:layer="layout" svg:width="0.457cm" svg:height="0.415cm" svg:x="20.94cm" svg:y="4.971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  <draw:path draw:style-name="gr3" draw:text-style-name="P8" draw:layer="layout" svg:width="0.213cm" svg:height="0.915cm" svg:x="21.487cm" svg:y="4.68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611cm" svg:x="22.045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57cm" svg:height="0.415cm" svg:x="22.945cm" svg:y="4.971cm" svg:viewBox="0 0 358 416" svg:d="M327 56c-15 0-27 0-42 15-15 12-17 29-17 35 0 21 17 31 36 31 27 0 52-20 52-58 0-46-44-79-111-79-122 0-245 131-245 260 0 83 54 156 150 156 131 0 208-98 208-108 0-6-6-12-11-12-6 0-8 2-12 10-73 89-173 89-185 89-56 0-81-43-81-99 0-38 18-127 50-184 27-52 79-91 129-91 31 0 66 10 79 35z">
            <text:p/>
          </draw:path>
        </draw:g>
        <draw:g xml:id="id134" draw:id="id134">
          <svg:title>TexMaths</svg:title>
          <svg:desc>28§display§(1)§svg§600§FALSE§</svg:desc>
          <draw:polygon draw:style-name="gr2" draw:text-style-name="P7" draw:layer="layout" svg:width="1.061cm" svg:height="0.886cm" svg:x="2.208cm" svg:y="1.042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0.9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629cm" svg:y="1.076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091cm" svg:y="0.9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0" draw:id="id140">
          <svg:title>TexMaths</svg:title>
          <svg:desc>28§display§= x^2 + x^3 + x^4 + 5x + c§svg§600§FALSE§</svg:desc>
          <draw:polygon draw:style-name="gr2" draw:text-style-name="P7" draw:layer="layout" svg:width="10.243cm" svg:height="0.856cm" svg:x="6.511cm" svg:y="6.741cm" svg:viewBox="0 0 10244 857" draw:points="5121,857 0,857 0,0 10244,0 10244,857">
            <text:p/>
          </draw:polygon>
          <draw:path draw:style-name="gr3" draw:text-style-name="P8" draw:layer="layout" svg:width="0.655cm" svg:height="0.232cm" svg:x="6.518cm" svg:y="7.2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8cm" svg:x="7.528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06cm" svg:height="0.459cm" svg:x="8.106cm" svg:y="6.699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8" draw:layer="layout" svg:width="0.655cm" svg:height="0.659cm" svg:x="8.778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492cm" svg:height="0.448cm" svg:x="9.737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9-9-11-9-9 0-11 2-13 9-32 108-101 130-132 130-38 0-54-31-54-65 0-22 7-42 18-87z">
            <text:p/>
          </draw:path>
          <draw:path draw:style-name="gr3" draw:text-style-name="P8" draw:layer="layout" svg:width="0.317cm" svg:height="0.472cm" svg:x="10.308cm" svg:y="6.699cm" svg:viewBox="0 0 318 473" svg:d="M152 229c54 0 92 38 92 112 0 85-49 110-89 110-27 0-90-7-119-47 33-2 40-25 40-38 0-23-16-38-38-38-18 0-38 11-38 38 0 67 72 107 157 107 96 0 161-62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9cm" svg:x="10.984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492cm" svg:height="0.448cm" svg:x="11.943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39cm" svg:height="0.466cm" svg:x="12.503cm" svg:y="6.692cm" svg:viewBox="0 0 340 467" svg:d="M340 354v-26h-78v-308c0-16 0-20-13-20-9 0-12 0-21 9l-228 319v26h204v57c0 22 0 31-56 31h-18v25c34 0 78-3 103-3s69 3 105 3v-25h-20c-56 0-56-9-56-31v-57zM208 74v254h-183z">
            <text:p/>
          </draw:path>
          <draw:path draw:style-name="gr3" draw:text-style-name="P8" draw:layer="layout" svg:width="0.655cm" svg:height="0.659cm" svg:x="13.191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93cm" svg:height="0.679cm" svg:x="14.17cm" svg:y="6.907cm" svg:viewBox="0 0 394 680" svg:d="M394 460c0-117-80-218-188-218-47 0-90 16-125 52v-193c20 7 53 13 85 13 121 0 190-89 190-103 0-7-2-11-9-11-2 0-4 0-9 2-20 9-67 29-134 29-40 0-85-6-132-27-7-4-9-4-12-4-8 0-8 9-8 25v291c0 18 0 27 13 27 7 0 9-2 11-9 11-15 49-69 128-69 51 0 76 45 85 63 16 38 18 76 18 125 0 34 0 94-25 135-22 38-60 65-105 65-72 0-128-52-146-110 3 0 7 0 18 0 32 0 50-25 50-47 0-25-18-50-50-50-15 0-49 7-49 54 0 83 67 180 179 180 114 0 215-94 215-220z">
            <text:p/>
          </draw:path>
          <draw:path draw:style-name="gr3" draw:text-style-name="P8" draw:layer="layout" svg:width="0.492cm" svg:height="0.448cm" svg:x="14.642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8 77 100 0 156-128 156-153 0-9-9-9-11-9-9 0-11 2-13 9-32 108-101 130-132 130-38 0-54-31-54-65 0-22 7-42 18-87z">
            <text:p/>
          </draw:path>
          <draw:path draw:style-name="gr3" draw:text-style-name="P8" draw:layer="layout" svg:width="0.655cm" svg:height="0.659cm" svg:x="15.449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84cm" svg:height="0.448cm" svg:x="16.419cm" svg:y="7.127cm" svg:viewBox="0 0 385 449" svg:d="M352 61c-16 0-29 0-45 15-16 14-18 32-18 38 0 23 18 34 38 34 29 0 56-22 56-63 0-49-47-85-119-85-132 0-264 141-264 280 0 90 58 169 161 169 141 0 224-106 224-117 0-7-6-13-11-13-7 0-9 2-13 11-79 96-186 96-200 96-60 0-87-47-87-107 0-41 20-137 54-198 29-56 85-99 139-99 33 0 71 12 85 39z">
            <text:p/>
          </draw:path>
        </draw:g>
        <draw:g xml:id="id146" draw:id="id146">
          <svg:title>TexMaths</svg:title>
          <svg:desc>26§display§= \smallint ( x^{\frac{3}{2}} - 5\sin x + 3\sqrt{x}} )dx§svg§600§FALSE§</svg:desc>
          <draw:polygon draw:style-name="gr2" draw:text-style-name="P7" draw:layer="layout" svg:width="10.504cm" svg:height="1.064cm" svg:x="6.508cm" svg:y="8.239cm" svg:viewBox="0 0 10505 1065" draw:points="5253,1065 0,1065 0,0 10505,0 10505,1065">
            <text:p/>
          </draw:polygon>
          <draw:path draw:style-name="gr3" draw:text-style-name="P8" draw:layer="layout" svg:width="0.609cm" svg:height="0.215cm" svg:x="6.514cm" svg:y="8.78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77cm" svg:y="8.466cm" svg:viewBox="0 0 383 853" svg:d="M347 37c-31 3-39 25-39 38 0 23 19 37 37 37 19 0 38-12 38-39 0-36-29-73-73-73-77 0-94 100-108 171-25 137-44 254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8" draw:layer="layout" svg:width="0.213cm" svg:height="0.915cm" svg:x="8cm" svg:y="8.43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457cm" svg:height="0.415cm" svg:x="8.291cm" svg:y="8.71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38cm" svg:height="0.315cm" svg:x="8.934cm" svg:y="8.193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8.896cm" svg:y="8.568cm" svg:viewBox="0 0 312 33" draw:points="156,33 0,33 0,0 312,0 312,33">
            <text:p/>
          </draw:polygon>
          <draw:path draw:style-name="gr3" draw:text-style-name="P8" draw:layer="layout" svg:width="0.228cm" svg:height="0.305cm" svg:x="8.938cm" svg:y="8.659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559cm" svg:height="0.039cm" svg:x="9.643cm" svg:y="8.873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3cm" svg:x="10.525cm" svg:y="8.511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7 0 200-88 200-204z">
            <text:p/>
          </draw:path>
          <draw:path draw:style-name="gr3" draw:text-style-name="P8" draw:layer="layout" svg:width="0.301cm" svg:height="0.421cm" svg:x="11.12cm" svg:y="8.711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197cm" svg:height="0.613cm" svg:x="11.48cm" svg:y="8.50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1.734cm" svg:y="8.71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7cm" svg:height="0.415cm" svg:x="12.391cm" svg:y="8.717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609cm" svg:height="0.611cm" svg:x="13.14cm" svg:y="8.588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4.041cm" svg:y="8.511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715cm" svg:height="0.915cm" svg:x="14.527cm" svg:y="8.38cm" svg:viewBox="0 0 716 916" svg:d="M289 820l-160-356c-6-15-13-15-15-15 0 0-6 0-14 7l-88 66c-12 9-12 13-12 15 0 4 2 10 8 10 7 0 23-12 32-21 6-4 20-14 29-20l181 395c6 15 12 15 20 15 13 0 15-5 23-17l416-862c7-14 7-16 7-18 0-11-9-19-19-19-8 0-15 4-21 19z">
            <text:p/>
          </draw:path>
          <draw:polygon draw:style-name="gr3" draw:text-style-name="P8" draw:layer="layout" svg:width="0.523cm" svg:height="0.039cm" svg:x="15.222cm" svg:y="8.38cm" svg:viewBox="0 0 524 40" draw:points="262,40 0,40 0,0 524,0 524,40">
            <text:p/>
          </draw:polygon>
          <draw:path draw:style-name="gr3" draw:text-style-name="P8" draw:layer="layout" svg:width="0.457cm" svg:height="0.415cm" svg:x="15.247cm" svg:y="8.717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213cm" svg:height="0.915cm" svg:x="15.796cm" svg:y="8.43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436cm" svg:height="0.646cm" svg:x="16.135cm" svg:y="8.486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6.601cm" svg:y="8.71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</draw:g>
        <draw:g xml:id="id144" draw:id="id144">
          <svg:title>TexMaths</svg:title>
          <svg:desc>28§display§\text {Let,}§svg§600§FALSE§</svg:desc>
          <draw:polygon draw:style-name="gr2" draw:text-style-name="P7" draw:layer="layout" svg:width="1.538cm" svg:height="0.765cm" svg:x="3.625cm" svg:y="8.6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8.5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8.8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8.6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9.1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45" draw:id="id145">
          <svg:title>TexMaths</svg:title>
          <svg:desc>28§display§\text {I}§svg§600§FALSE§</svg:desc>
          <draw:polygon draw:style-name="gr2" draw:text-style-name="P7" draw:layer="layout" svg:width="0.229cm" svg:height="0.575cm" svg:x="5.731cm" svg:y="8.6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8.5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3" draw:id="id143">
          <svg:title>TexMaths</svg:title>
          <svg:desc>28§display§(2)§svg§600§FALSE§</svg:desc>
          <draw:polygon draw:style-name="gr2" draw:text-style-name="P7" draw:layer="layout" svg:width="1.061cm" svg:height="0.886cm" svg:x="2.208cm" svg:y="8.5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8.4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591cm" svg:y="8.577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091cm" svg:y="8.4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7" draw:id="id147">
          <svg:title>TexMaths</svg:title>
          <svg:desc>26§display§= \smallint x^{\frac{3}{2}}dx - 5 \smallint \sin x dx+ 3 \smallint x^{\frac{1}{2}}dx§svg§600§FALSE§</svg:desc>
          <draw:polygon draw:style-name="gr2" draw:text-style-name="P7" draw:layer="layout" svg:width="13.177cm" svg:height="1.036cm" svg:x="6.508cm" svg:y="9.64cm" svg:viewBox="0 0 13178 1037" draw:points="6588,1037 0,1037 0,0 13178,0 13178,1037">
            <text:p/>
          </draw:polygon>
          <draw:path draw:style-name="gr3" draw:text-style-name="P8" draw:layer="layout" svg:width="0.609cm" svg:height="0.215cm" svg:x="6.514cm" svg:y="10.18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77cm" svg:y="9.867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7 108-172 25-132 44-248 58-410 4-50 11-102 17-146 8-69 23-104 56-104 17 0 29 8 35 16z">
            <text:p/>
          </draw:path>
          <draw:path draw:style-name="gr3" draw:text-style-name="P8" draw:layer="layout" svg:width="0.457cm" svg:height="0.415cm" svg:x="8.089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238cm" svg:height="0.315cm" svg:x="8.73cm" svg:y="9.594cm" svg:viewBox="0 0 239 316" svg:d="M114 154c44 0 71 27 71 73s-29 71-69 71c-6 0-60 0-83-23 19-4 23-19 23-29 0-17-12-27-27-27-14 0-29 8-29 29 0 48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8.694cm" svg:y="9.969cm" svg:viewBox="0 0 312 33" draw:points="156,33 0,33 0,0 312,0 312,33">
            <text:p/>
          </draw:polygon>
          <draw:path draw:style-name="gr3" draw:text-style-name="P8" draw:layer="layout" svg:width="0.228cm" svg:height="0.305cm" svg:x="8.736cm" svg:y="10.06cm" svg:viewBox="0 0 229 306" svg:d="M229 219h-19c-2 8-6 37-12 41-5 2-44 2-50 2h-92c31-23 67-48 94-66 41-29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436cm" svg:height="0.646cm" svg:x="9.196cm" svg:y="9.887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8 0-61-49-61-85 0-46 30-160 52-202 28-54 69-87 107-87 58 0 72 75 72 81 0 4-2 10-4 15z">
            <text:p/>
          </draw:path>
          <draw:path draw:style-name="gr3" draw:text-style-name="P8" draw:layer="layout" svg:width="0.457cm" svg:height="0.415cm" svg:x="9.66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559cm" svg:height="0.039cm" svg:x="10.438cm" svg:y="10.275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3cm" svg:x="11.32cm" svg:y="9.912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7 64 167 166 167 107 0 200-88 200-204z">
            <text:p/>
          </draw:path>
          <draw:path draw:style-name="gr3" draw:text-style-name="P8" draw:layer="layout" svg:width="0.382cm" svg:height="0.852cm" svg:x="11.935cm" svg:y="9.867cm" svg:viewBox="0 0 383 853" svg:d="M347 37c-31 3-39 25-39 38 0 23 19 37 37 37 19 0 38-12 38-39 0-36-29-73-73-73-77 0-94 100-108 171-25 137-44 254-58 414-5 48-11 100-17 143-8 69-23 107-56 107-17 0-29-11-36-19 32 0 40-23 40-38 0-20-19-35-38-35-18 0-37 10-37 37 0 36 29 73 73 73 77 0 93-97 108-172 23-132 44-248 58-410 4-50 11-102 17-146 8-69 23-104 56-104 17 0 29 8 35 16z">
            <text:p/>
          </draw:path>
          <draw:path draw:style-name="gr3" draw:text-style-name="P8" draw:layer="layout" svg:width="0.301cm" svg:height="0.422cm" svg:x="12.549cm" svg:y="10.112cm" svg:viewBox="0 0 302 423" svg:d="M160 233c21 4 96 19 96 85 0 46-31 84-104 84-77 0-110-52-127-131-2-11-4-15-13-15-12 0-12 6-12 23v121c0 16 0 23 10 23 5 0 7-3 23-19 2-2 2-4 19-21 40 37 81 40 100 40 106 0 150-63 150-130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197cm" svg:height="0.613cm" svg:x="12.909cm" svg:y="9.9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3.163cm" svg:y="10.118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7cm" svg:height="0.415cm" svg:x="13.8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436cm" svg:height="0.646cm" svg:x="14.353cm" svg:y="9.887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8" draw:layer="layout" svg:width="0.457cm" svg:height="0.415cm" svg:x="14.819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609cm" svg:height="0.611cm" svg:x="15.567cm" svg:y="9.989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6.468cm" svg:y="9.912cm" svg:viewBox="0 0 381 631" svg:d="M229 287c75-23 127-87 127-160 0-75-81-127-169-127-93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17.09cm" svg:y="9.867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7 108-172 25-132 44-248 58-410 4-50 11-102 17-146 8-69 23-104 56-104 17 0 29 8 35 16z">
            <text:p/>
          </draw:path>
          <draw:path draw:style-name="gr3" draw:text-style-name="P8" draw:layer="layout" svg:width="0.457cm" svg:height="0.415cm" svg:x="17.70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188cm" svg:height="0.305cm" svg:x="18.372cm" svg:y="9.594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8" draw:layer="layout" svg:width="0.311cm" svg:height="0.032cm" svg:x="18.307cm" svg:y="9.969cm" svg:viewBox="0 0 312 33" draw:points="156,33 0,33 0,0 312,0 312,33">
            <text:p/>
          </draw:polygon>
          <draw:path draw:style-name="gr3" draw:text-style-name="P8" draw:layer="layout" svg:width="0.228cm" svg:height="0.305cm" svg:x="18.349cm" svg:y="10.06cm" svg:viewBox="0 0 229 306" svg:d="M229 219h-19c-2 8-6 37-12 41-5 2-44 2-50 2h-90c29-23 65-48 92-66 41-29 79-57 79-104 0-59-54-92-121-92-62 0-108 35-108 81 0 23 21 27 27 27 13 0 27-8 27-27 0-16-12-25-27-27 15-21 40-33 71-33 46 0 83 27 83 71 0 39-27 68-62 97l-113 96c-6 4-6 4-6 8v13h214z">
            <text:p/>
          </draw:path>
          <draw:path draw:style-name="gr3" draw:text-style-name="P8" draw:layer="layout" svg:width="0.436cm" svg:height="0.646cm" svg:x="18.808cm" svg:y="9.887cm" svg:viewBox="0 0 437 647" svg:d="M437 10c0-2 0-10-13-10-12 0-99 8-116 10-6 0-13 5-13 17 0 13 9 13 23 13 44 0 46 6 46 14l-2 19-56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19.274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</draw:g>
        <draw:g xml:id="id148" draw:id="id148">
          <svg:title>TexMaths</svg:title>
          <svg:desc>24§display§=  \frac{x^{5/2}}{5/2}} - 5 ( - \cos x )+  3\times  \frac{x^{3/2}}{3/2} + c
§svg§600§FALSE§</svg:desc>
          <draw:polygon draw:style-name="gr2" draw:text-style-name="P7" draw:layer="layout" svg:width="12.831cm" svg:height="2.025cm" svg:x="6.512cm" svg:y="11.038cm" svg:viewBox="0 0 12832 2026" draw:points="6417,2026 0,2026 0,0 12832,0 12832,2026">
            <text:p/>
          </draw:polygon>
          <draw:path draw:style-name="gr3" draw:text-style-name="P8" draw:layer="layout" svg:width="0.562cm" svg:height="0.199cm" svg:x="6.518cm" svg:y="12.00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383cm" svg:x="7.485cm" svg:y="11.3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262cm" svg:height="0.404cm" svg:x="7.981cm" svg:y="11.046cm" svg:viewBox="0 0 263 405" svg:d="M56 63c28 8 48 8 57 8 77 0 125-54 125-63 0-6-6-8-8-8s-2 0-5 2c-14 6-45 17-89 17-17 0-48-2-88-15-6-4-6-4-8-4-7 0-7 6-7 15v175c0 12 0 17 9 17 6 0 6 0 14-7 25-33 61-37 82-37 35 0 52 27 54 33 12 19 13 42 13 77 0 17 0 51-17 78-15 21-40 35-69 35-38 0-79-21-94-60 23 2 35-13 35-28 0-25-22-31-31-31 0 0-29 0-29 33 0 53 48 105 121 105 75 0 142-56 142-130 0-68-52-129-125-129-27 0-57 6-82 29z">
            <text:p/>
          </draw:path>
          <draw:path draw:style-name="gr3" draw:text-style-name="P8" draw:layer="layout" svg:width="0.254cm" svg:height="0.592cm" svg:x="8.325cm" svg:y="10.996cm" svg:viewBox="0 0 255 593" svg:d="M252 27c3-8 3-10 3-12 0-9-7-15-13-15-10 0-14 8-17 15l-221 551c-4 8-4 10-4 12 0 9 8 15 13 15 12 0 14-7 18-15z">
            <text:p/>
          </draw:path>
          <draw:path draw:style-name="gr3" draw:text-style-name="P8" draw:layer="layout" svg:width="0.262cm" svg:height="0.393cm" svg:x="8.662cm" svg:y="11.04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8" draw:layer="layout" svg:width="1.543cm" svg:height="0.035cm" svg:x="7.461cm" svg:y="12.088cm" svg:viewBox="0 0 1544 36" draw:points="772,36 0,36 0,0 1544,0 1544,36">
            <text:p/>
          </draw:polygon>
          <draw:path draw:style-name="gr3" draw:text-style-name="P8" draw:layer="layout" svg:width="0.337cm" svg:height="0.581cm" svg:x="7.643cm" svg:y="12.33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329cm" svg:height="0.844cm" svg:x="8.067cm" svg:y="12.261cm" svg:viewBox="0 0 330 845" svg:d="M326 33c4-12 4-16 4-16 0-9-7-17-17-17-6 0-12 2-13 8l-296 806c-4 10-4 13-4 15 0 8 8 16 17 16 12 0 14-6 19-19z">
            <text:p/>
          </draw:path>
          <draw:path draw:style-name="gr3" draw:text-style-name="P8" draw:layer="layout" svg:width="0.337cm" svg:height="0.563cm" svg:x="8.486cm" svg:y="12.33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5-8 7-64 7-81 7z">
            <text:p/>
          </draw:path>
          <draw:path draw:style-name="gr3" draw:text-style-name="P8" draw:layer="layout" svg:width="0.515cm" svg:height="0.035cm" svg:x="9.363cm" svg:y="12.08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0.177cm" svg:y="11.754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0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642cm" svg:y="11.68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515cm" svg:height="0.035cm" svg:x="10.955cm" svg:y="12.08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1.712cm" svg:y="11.93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08cm" svg:y="11.93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06cm" svg:y="11.93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2.977cm" svg:y="11.94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8" draw:layer="layout" svg:width="0.197cm" svg:height="0.844cm" svg:x="13.482cm" svg:y="11.68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62cm" svg:height="0.563cm" svg:x="13.996cm" svg:y="11.823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8" draw:layer="layout" svg:width="0.35cm" svg:height="0.581cm" svg:x="14.83cm" svg:y="11.75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408cm" svg:height="0.408cm" svg:x="15.527cm" svg:y="11.902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421cm" svg:height="0.383cm" svg:x="16.372cm" svg:y="11.37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272cm" svg:height="0.404cm" svg:x="16.861cm" svg:y="11.04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8" draw:layer="layout" svg:width="0.254cm" svg:height="0.592cm" svg:x="17.211cm" svg:y="10.996cm" svg:viewBox="0 0 255 593" svg:d="M252 27c3-8 3-10 3-12 0-9-7-15-13-15-10 0-14 8-17 15l-221 551c-4 8-4 10-4 12 0 9 8 15 13 15 12 0 14-7 18-15z">
            <text:p/>
          </draw:path>
          <draw:path draw:style-name="gr3" draw:text-style-name="P8" draw:layer="layout" svg:width="0.262cm" svg:height="0.393cm" svg:x="17.549cm" svg:y="11.04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8" draw:layer="layout" svg:width="1.543cm" svg:height="0.035cm" svg:x="16.348cm" svg:y="12.088cm" svg:viewBox="0 0 1544 36" draw:points="772,36 0,36 0,0 1544,0 1544,36">
            <text:p/>
          </draw:polygon>
          <draw:path draw:style-name="gr3" draw:text-style-name="P8" draw:layer="layout" svg:width="0.35cm" svg:height="0.581cm" svg:x="16.521cm" svg:y="12.33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329cm" svg:height="0.844cm" svg:x="16.953cm" svg:y="12.261cm" svg:viewBox="0 0 330 845" svg:d="M326 33c4-12 4-16 4-16 0-9-7-17-17-17-6 0-12 2-13 8l-296 806c-4 10-4 13-4 15 0 8 8 16 17 16 12 0 14-6 19-19z">
            <text:p/>
          </draw:path>
          <draw:path draw:style-name="gr3" draw:text-style-name="P8" draw:layer="layout" svg:width="0.337cm" svg:height="0.563cm" svg:x="17.372cm" svg:y="12.33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5-8 7-64 7-81 7z">
            <text:p/>
          </draw:path>
          <draw:path draw:style-name="gr3" draw:text-style-name="P8" draw:layer="layout" svg:width="0.562cm" svg:height="0.563cm" svg:x="18.226cm" svg:y="11.823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8" draw:layer="layout" svg:width="0.329cm" svg:height="0.383cm" svg:x="19.056cm" svg:y="11.943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</draw:g>
        <draw:g xml:id="id151" draw:id="id151">
          <svg:title>TexMaths</svg:title>
          <svg:desc>26§display§=  \frac{2}{5} x^\frac{5}{2} + 5 \cos x +  2 x^\frac{3}{2} + c
§svg§600§FALSE§</svg:desc>
          <draw:polygon draw:style-name="gr2" draw:text-style-name="P7" draw:layer="layout" svg:width="10.454cm" svg:height="1.784cm" svg:x="6.513cm" svg:y="13.546cm" svg:viewBox="0 0 10455 1785" draw:points="5227,1785 0,1785 0,0 10455,0 10455,1785">
            <text:p/>
          </draw:polygon>
          <draw:path draw:style-name="gr3" draw:text-style-name="P8" draw:layer="layout" svg:width="0.608cm" svg:height="0.215cm" svg:x="6.519cm" svg:y="14.39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586cm" svg:y="13.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olygon draw:style-name="gr3" draw:text-style-name="P8" draw:layer="layout" svg:width="0.459cm" svg:height="0.039cm" svg:x="7.54cm" svg:y="14.48cm" svg:viewBox="0 0 460 40" draw:points="229,40 0,40 0,0 460,0 460,40">
            <text:p/>
          </draw:polygon>
          <draw:path draw:style-name="gr3" draw:text-style-name="P8" draw:layer="layout" svg:width="0.365cm" svg:height="0.63cm" svg:x="7.586cm" svg:y="14.746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6 0 200-88 200-204z">
            <text:p/>
          </draw:path>
          <draw:path draw:style-name="gr3" draw:text-style-name="P8" draw:layer="layout" svg:width="0.457cm" svg:height="0.415cm" svg:x="8.135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6 0-50-29-50-60 0-21 6-40 17-81z">
            <text:p/>
          </draw:path>
          <draw:path draw:style-name="gr3" draw:text-style-name="P8" draw:layer="layout" svg:width="0.228cm" svg:height="0.315cm" svg:x="8.782cm" svg:y="13.8cm" svg:viewBox="0 0 229 316" svg:d="M48 52c25 6 46 6 50 6 31 0 56-8 66-14 13-7 44-25 44-36 0-8-6-8-6-8-2 0-2 0-9 2-16 6-45 13-74 13-27 0-52-5-77-13-7-2-7-2-7-2-8 0-8 6-8 12v140c0 6 0 12 10 12 5 0 5 0 9-6 18-19 43-29 75-29 25 0 41 15 47 25 11 15 13 35 13 58 0 19-2 46-21 63-21 20-46 23-56 23-31 0-64-13-79-40 21-2 27-15 27-27 0-15-12-25-27-25-8 0-25 6-25 27 0 46 44 83 104 83 69 0 125-45 125-102 0-52-44-102-108-102-29 0-52 9-73 23z">
            <text:p/>
          </draw:path>
          <draw:polygon draw:style-name="gr3" draw:text-style-name="P8" draw:layer="layout" svg:width="0.311cm" svg:height="0.032cm" svg:x="8.74cm" svg:y="14.174cm" svg:viewBox="0 0 312 33" draw:points="156,33 0,33 0,0 312,0 312,33">
            <text:p/>
          </draw:polygon>
          <draw:path draw:style-name="gr3" draw:text-style-name="P8" draw:layer="layout" svg:width="0.228cm" svg:height="0.305cm" svg:x="8.782cm" svg:y="14.266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608cm" svg:height="0.611cm" svg:x="9.46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3cm" svg:x="10.369cm" svg:y="14.118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9 62 167 166 167 106 0 200-88 200-204z">
            <text:p/>
          </draw:path>
          <draw:path draw:style-name="gr3" draw:text-style-name="P8" draw:layer="layout" svg:width="0.348cm" svg:height="0.421cm" svg:x="10.964cm" svg:y="14.318cm" svg:viewBox="0 0 349 422" svg:d="M77 212c0-150 75-189 123-189 8 0 66 0 99 33-39 4-43 31-43 44 0 23 16 42 41 42s44-17 44-44c0-63-71-98-141-98-115 0-200 100-200 212 0 119 92 210 198 210 122 0 151-110 151-120 0-9-8-9-10-9-8 0-10 5-12 9-28 85-88 98-121 98-48 0-129-40-129-188z">
            <text:p/>
          </draw:path>
          <draw:path draw:style-name="gr3" draw:text-style-name="P8" draw:layer="layout" svg:width="0.407cm" svg:height="0.421cm" svg:x="11.363cm" svg:y="14.31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8" draw:layer="layout" svg:width="0.301cm" svg:height="0.421cm" svg:x="11.825cm" svg:y="14.318cm" svg:viewBox="0 0 302 422" svg:d="M160 233c21 4 96 19 96 85 0 46-31 84-104 84-77 0-110-52-127-131-2-11-4-15-13-15-12 0-12 6-12 23v121c0 16 0 22 10 22 5 0 7-2 23-18 2-2 2-4 19-21 40 37 81 39 100 39 106 0 150-62 150-129 0-47-30-75-40-87-31-29-66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8" draw:layer="layout" svg:width="0.457cm" svg:height="0.415cm" svg:x="12.334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6 0-50-29-50-60 0-21 6-40 17-81z">
            <text:p/>
          </draw:path>
          <draw:path draw:style-name="gr3" draw:text-style-name="P8" draw:layer="layout" svg:width="0.608cm" svg:height="0.611cm" svg:x="13.083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11cm" svg:x="13.992cm" svg:y="14.11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4.431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4 120-123 120-36 0-50-29-50-60 0-21 6-40 17-81z">
            <text:p/>
          </draw:path>
          <draw:path draw:style-name="gr3" draw:text-style-name="P8" draw:layer="layout" svg:width="0.238cm" svg:height="0.315cm" svg:x="15.071cm" svg:y="13.8cm" svg:viewBox="0 0 239 316" svg:d="M114 154c44 0 71 27 71 73s-29 71-69 71c-6 0-60 0-83-23 19-4 23-19 23-29 0-17-12-28-27-28-14 0-29 9-29 30 0 47 54 68 116 68 77 0 123-45 123-89 0-38-33-71-85-83 54-17 69-52 69-77 0-40-46-67-104-67-57 0-102 25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15.036cm" svg:y="14.174cm" svg:viewBox="0 0 312 33" draw:points="156,33 0,33 0,0 312,0 312,33">
            <text:p/>
          </draw:polygon>
          <draw:path draw:style-name="gr3" draw:text-style-name="P8" draw:layer="layout" svg:width="0.228cm" svg:height="0.305cm" svg:x="15.078cm" svg:y="14.266cm" svg:viewBox="0 0 229 306" svg:d="M229 218h-19c-2 9-6 38-12 42-5 2-44 2-50 2h-90c29-23 65-48 92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608cm" svg:height="0.611cm" svg:x="15.756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57cm" svg:height="0.415cm" svg:x="16.656cm" svg:y="14.324cm" svg:viewBox="0 0 358 416" svg:d="M327 56c-15 0-28 0-42 15-15 12-17 29-17 35 0 21 17 31 36 31 27 0 52-20 52-58 0-46-44-79-111-79-122 0-245 131-245 260 0 83 54 156 150 156 131 0 208-98 208-108 0-6-7-13-11-13-6 0-6 3-12 11-73 89-173 89-185 89-56 0-81-43-81-100 0-37 18-126 50-183 27-52 79-91 128-91 32 0 67 10 80 35z">
            <text:p/>
          </draw:path>
        </draw:g>
        <draw:g xml:id="id142" draw:id="id142">
          <svg:title>TexMaths</svg:title>
          <svg:desc>28§display§\text {I}§svg§600§FALSE§</svg:desc>
          <draw:polygon draw:style-name="gr2" draw:text-style-name="P7" draw:layer="layout" svg:width="0.229cm" svg:height="0.575cm" svg:x="5.731cm" svg:y="7.0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6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1" draw:id="id141">
          <svg:title>TexMaths</svg:title>
          <svg:desc>28§display§\therefore§svg§600§FALSE§</svg:desc>
          <draw:polygon draw:style-name="gr2" draw:text-style-name="P7" draw:layer="layout" svg:width="0.528cm" svg:height="0.433cm" svg:x="4.328cm" svg:y="7.1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7.0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0" draw:id="id150">
          <svg:title>TexMaths</svg:title>
          <svg:desc>28§display§\text {I}§svg§600§FALSE§</svg:desc>
          <draw:polygon draw:style-name="gr2" draw:text-style-name="P7" draw:layer="layout" svg:width="0.229cm" svg:height="0.575cm" svg:x="5.732cm" svg:y="14.2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4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9" draw:id="id149">
          <svg:title>TexMaths</svg:title>
          <svg:desc>28§display§\therefore§svg§600§FALSE§</svg:desc>
          <draw:polygon draw:style-name="gr2" draw:text-style-name="P7" draw:layer="layout" svg:width="0.528cm" svg:height="0.433cm" svg:x="4.329cm" svg:y="14.341cm" svg:viewBox="0 0 529 434" draw:points="265,434 0,434 0,0 529,0 529,434">
            <text:p/>
          </draw:polygon>
          <draw:path draw:style-name="gr3" draw:text-style-name="P8" draw:layer="layout" svg:width="0.598cm" svg:height="0.531cm" svg:x="4.309cm" svg:y="14.2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width*0.05;width" smil:keyTimes="0;1"/>
                  <anim:animate smil:dur="0.5s" smil:fill="hold" smil:targetElement="id135" smil:attributeName="height" smil:values="height;height" smil:keyTimes="0;1"/>
                  <anim:animate smil:dur="0.5s" smil:fill="hold" smil:targetElement="id135" smil:attributeName="x" smil:values="x-.2;x" smil:keyTimes="0;1"/>
                  <anim:animate smil:dur="0.5s" smil:fill="hold" smil:targetElement="id135" smil:attributeName="y" smil:values="y;y" smil:keyTimes="0;1"/>
                  <anim:transitionFilter smil:dur="0.5s" smil:targetElement="id13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55" draw:id="id155">
          <svg:title>TexMaths</svg:title>
          <svg:desc>28§display§= \smallint ( \sec^2 x + \text {cosec }x \cot x ) dx§svg§600§FALSE§</svg:desc>
          <draw:polygon draw:style-name="gr2" draw:text-style-name="P7" draw:layer="layout" svg:width="12.175cm" svg:height="1.012cm" svg:x="6.509cm" svg:y="0.941cm" svg:viewBox="0 0 12176 1013" draw:points="6088,1013 0,1013 0,0 12176,0 12176,1013">
            <text:p/>
          </draw:polygon>
          <draw:path draw:style-name="gr3" draw:text-style-name="P8" draw:layer="layout" svg:width="0.655cm" svg:height="0.232cm" svg:x="6.516cm" svg:y="1.3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1.051cm" svg:viewBox="0 0 412 919" svg:d="M374 40c-34 3-43 27-43 41 0 24 21 40 41 40s40-13 40-43c0-38-31-78-78-78-83 0-101 108-117 184-27 148-47 273-62 446-5 52-12 108-18 155-9 74-25 114-61 114-16 0-31-11-38-20 34 0 43-25 43-41 0-22-21-38-41-38s-40 12-40 41c0 38 31 78 78 78 83 0 101-105 117-186 27-141 47-267 63-442 4-53 11-109 17-156 9-74 25-113 61-113 18 0 31 9 38 18z">
            <text:p/>
          </draw:path>
          <draw:path draw:style-name="gr3" draw:text-style-name="P8" draw:layer="layout" svg:width="0.23cm" svg:height="0.985cm" svg:x="8.115cm" svg:y="1.0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4cm" svg:height="0.454cm" svg:x="8.433cm" svg:y="1.316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816cm" svg:y="1.3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26cm" svg:y="1.316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9.707cm" svg:y="0.8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297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11.105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2.068cm" svg:y="1.316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498cm" svg:y="1.316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2.996cm" svg:y="1.316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3.379cm" svg:y="1.3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3.822cm" svg:y="1.316cm" svg:viewBox="0 0 376 455" svg:d="M83 229c0-162 81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92cm" svg:height="0.447cm" svg:x="14.581cm" svg:y="1.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75cm" svg:height="0.454cm" svg:x="15.314cm" svg:y="1.316cm" svg:viewBox="0 0 376 455" svg:d="M83 229c0-162 81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746cm" svg:y="1.316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8" draw:layer="layout" svg:width="0.308cm" svg:height="0.618cm" svg:x="16.228cm" svg:y="1.1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6.785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7.374cm" svg:y="1.0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7.742cm" svg:y="1.074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2 0 78 81 78 88 0 4-2 11-4 15z">
            <text:p/>
          </draw:path>
          <draw:path draw:style-name="gr3" draw:text-style-name="P8" draw:layer="layout" svg:width="0.492cm" svg:height="0.447cm" svg:x="18.241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</draw:g>
        <draw:g xml:id="id153" draw:id="id153">
          <svg:title>TexMaths</svg:title>
          <svg:desc>28§display§\text {Let,}§svg§600§FALSE§</svg:desc>
          <draw:polygon draw:style-name="gr2" draw:text-style-name="P7" draw:layer="layout" svg:width="1.538cm" svg:height="0.765cm" svg:x="3.625cm" svg:y="1.1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0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3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1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6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54" draw:id="id154">
          <svg:title>TexMaths</svg:title>
          <svg:desc>28§display§\text {I}§svg§600§FALSE§</svg:desc>
          <draw:polygon draw:style-name="gr2" draw:text-style-name="P7" draw:layer="layout" svg:width="0.229cm" svg:height="0.575cm" svg:x="5.731cm" svg:y="1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6" draw:id="id156">
          <svg:title>TexMaths</svg:title>
          <svg:desc>28§display§= \smallint \sec^2 x dx + \smallint \text {cosec }x \cot x dx§svg§600§FALSE§</svg:desc>
          <draw:polygon draw:style-name="gr2" draw:text-style-name="P7" draw:layer="layout" svg:width="13.331cm" svg:height="0.978cm" svg:x="6.509cm" svg:y="2.542cm" svg:viewBox="0 0 13332 979" draw:points="6666,979 0,979 0,0 13332,0 13332,979">
            <text:p/>
          </draw:polygon>
          <draw:path draw:style-name="gr3" draw:text-style-name="P8" draw:layer="layout" svg:width="0.655cm" svg:height="0.232cm" svg:x="6.516cm" svg:y="2.9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2.652cm" svg:viewBox="0 0 412 919" svg:d="M374 40c-34 3-42 27-42 41 0 24 20 40 40 40s40-13 40-43c0-38-31-78-78-78-83 0-101 108-117 184-27 148-47 273-62 446-5 51-12 107-18 154-9 74-25 115-61 115-16 0-31-11-38-20 34 0 43-25 43-41 0-22-21-38-41-38s-40 11-40 40c0 39 31 79 78 79 83 0 101-105 117-186 27-141 47-267 63-442 4-53 11-109 18-157 8-73 24-112 60-112 18 0 31 9 38 18z">
            <text:p/>
          </draw:path>
          <draw:path draw:style-name="gr3" draw:text-style-name="P8" draw:layer="layout" svg:width="0.324cm" svg:height="0.454cm" svg:x="8.214cm" svg:y="2.917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597cm" svg:y="2.91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04cm" svg:y="2.91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9.488cm" svg:y="2.49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0.08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0.653cm" svg:y="2.675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1.153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1.961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11cm" svg:height="0.918cm" svg:x="12.945cm" svg:y="2.652cm" svg:viewBox="0 0 412 919" svg:d="M374 40c-34 3-42 27-42 41 0 24 20 40 40 40s40-13 40-43c0-38-31-78-78-78-83 0-101 108-117 184-27 148-47 273-62 446-5 51-12 107-18 154-9 74-25 115-61 115-16 0-31-11-38-20 34 0 43-25 43-41 0-22-21-38-41-38s-40 11-40 40c0 39 31 79 78 79 83 0 101-105 117-186 25-141 47-267 63-442 4-53 11-109 18-157 8-73 24-112 60-112 18 0 31 9 38 18z">
            <text:p/>
          </draw:path>
          <draw:path draw:style-name="gr3" draw:text-style-name="P8" draw:layer="layout" svg:width="0.375cm" svg:height="0.454cm" svg:x="13.608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038cm" svg:y="2.91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535cm" svg:y="2.917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4.918cm" svg:y="2.91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5.361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2cm" svg:height="0.447cm" svg:x="16.123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75cm" svg:height="0.454cm" svg:x="16.853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286cm" svg:y="2.91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17.769cm" svg:y="2.75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2cm" svg:height="0.447cm" svg:x="18.325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8.898cm" svg:y="2.675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9.4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57" draw:id="id157">
          <svg:title>TexMaths</svg:title>
          <svg:desc>28§display§= \tan x + ( - \text {cosec }x ) + c §svg§600§FALSE§</svg:desc>
          <draw:polygon draw:style-name="gr2" draw:text-style-name="P7" draw:layer="layout" svg:width="10.531cm" svg:height="0.886cm" svg:x="6.514cm" svg:y="4.043cm" svg:viewBox="0 0 10532 887" draw:points="5266,887 0,887 0,0 10532,0 10532,887">
            <text:p/>
          </draw:polygon>
          <draw:path draw:style-name="gr3" draw:text-style-name="P8" draw:layer="layout" svg:width="0.655cm" svg:height="0.232cm" svg:x="6.521cm" svg:y="4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7cm" svg:x="7.522cm" svg:y="4.126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45cm" svg:height="0.454cm" svg:x="7.927cm" svg:y="4.29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09cm" svg:y="4.29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17cm" svg:y="4.2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9.925cm" svg:y="4.1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3cm" svg:height="0.985cm" svg:x="10.951cm" svg:y="3.9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1.318cm" svg:y="4.46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035cm" svg:y="4.29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467cm" svg:y="4.2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2.965cm" svg:y="4.2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3.348cm" svg:y="4.2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3.791cm" svg:y="4.29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2cm" svg:height="0.447cm" svg:x="14.551cm" svg:y="4.2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5.14cm" svg:y="3.9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74cm" svg:y="4.1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6.71cm" svg:y="4.297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152" draw:id="id152">
          <svg:title>TexMaths</svg:title>
          <svg:desc>28§display§(3)§svg§600§FALSE§</svg:desc>
          <draw:polygon draw:style-name="gr2" draw:text-style-name="P7" draw:layer="layout" svg:width="1.061cm" svg:height="0.886cm" svg:x="2.208cm" svg:y="1.0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0.9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.077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091cm" svg:y="0.9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64" draw:id="id164">
          <svg:title>TexMaths</svg:title>
          <svg:desc>28§display§= \smallint ( \tan x + \cot x )^2 dx§svg§600§FALSE§</svg:desc>
          <draw:polygon draw:style-name="gr2" draw:text-style-name="P7" draw:layer="layout" svg:width="9.086cm" svg:height="1.012cm" svg:x="6.509cm" svg:y="6.942cm" svg:viewBox="0 0 9087 1013" draw:points="4545,1013 0,1013 0,0 9087,0 9087,1013">
            <text:p/>
          </draw:polygon>
          <draw:path draw:style-name="gr3" draw:text-style-name="P8" draw:layer="layout" svg:width="0.655cm" svg:height="0.232cm" svg:x="6.516cm" svg:y="7.3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7.052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5cm" svg:y="7.0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8.42cm" svg:y="7.151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8.825cm" svg:y="7.317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9.307cm" svg:y="7.3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0.015cm" svg:y="7.3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0.823cm" svg:y="7.182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1.784cm" svg:y="7.317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216cm" svg:y="7.31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8cm" svg:x="12.7cm" svg:y="7.1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3.256cm" svg:y="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3.845cm" svg:y="7.0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4.217cm" svg:y="6.8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69cm" svg:height="0.696cm" svg:x="14.653cm" svg:y="7.075cm" svg:viewBox="0 0 470 697" svg:d="M470 11c0-2 0-11-13-11s-108 9-125 11c-7 0-14 5-14 18 0 14 9 14 25 14 47 0 49 6 49 15l-2 20-61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5.155cm" svg:y="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162" draw:id="id162">
          <svg:title>TexMaths</svg:title>
          <svg:desc>28§display§\text {Let,}§svg§600§FALSE§</svg:desc>
          <draw:polygon draw:style-name="gr2" draw:text-style-name="P7" draw:layer="layout" svg:width="1.538cm" svg:height="0.765cm" svg:x="3.625cm" svg:y="7.1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7.0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7.3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7.1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7.6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63" draw:id="id163">
          <svg:title>TexMaths</svg:title>
          <svg:desc>28§display§\text {I}§svg§600§FALSE§</svg:desc>
          <draw:polygon draw:style-name="gr2" draw:text-style-name="P7" draw:layer="layout" svg:width="0.229cm" svg:height="0.575cm" svg:x="5.731cm" svg:y="7.1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7.0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1" draw:id="id161">
          <svg:title>TexMaths</svg:title>
          <svg:desc>28§display§(4)§svg§600§FALSE§</svg:desc>
          <draw:polygon draw:style-name="gr2" draw:text-style-name="P7" draw:layer="layout" svg:width="1.061cm" svg:height="0.886cm" svg:x="2.208cm" svg:y="7.0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6.9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2.569cm" svg:y="7.066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3.091cm" svg:y="6.9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59" draw:id="id159">
          <svg:title>TexMaths</svg:title>
          <svg:desc>28§display§\text {I}§svg§600§FALSE§</svg:desc>
          <draw:polygon draw:style-name="gr2" draw:text-style-name="P7" draw:layer="layout" svg:width="0.229cm" svg:height="0.575cm" svg:x="5.731cm" svg:y="5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5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8" draw:id="id158">
          <svg:title>TexMaths</svg:title>
          <svg:desc>28§display§\therefore§svg§600§FALSE§</svg:desc>
          <draw:polygon draw:style-name="gr2" draw:text-style-name="P7" draw:layer="layout" svg:width="0.528cm" svg:height="0.433cm" svg:x="4.328cm" svg:y="5.5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5.4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70" draw:id="id170">
          <svg:title>TexMaths</svg:title>
          <svg:desc>28§display§\text {I}§svg§600§FALSE§</svg:desc>
          <draw:polygon draw:style-name="gr2" draw:text-style-name="P7" draw:layer="layout" svg:width="0.229cm" svg:height="0.575cm" svg:x="5.732cm" svg:y="14.1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4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9" draw:id="id169">
          <svg:title>TexMaths</svg:title>
          <svg:desc>28§display§\therefore§svg§600§FALSE§</svg:desc>
          <draw:polygon draw:style-name="gr2" draw:text-style-name="P7" draw:layer="layout" svg:width="0.528cm" svg:height="0.433cm" svg:x="4.329cm" svg:y="14.341cm" svg:viewBox="0 0 529 434" draw:points="265,434 0,434 0,0 529,0 529,434">
            <text:p/>
          </draw:polygon>
          <draw:path draw:style-name="gr3" draw:text-style-name="P8" draw:layer="layout" svg:width="0.598cm" svg:height="0.531cm" svg:x="4.309cm" svg:y="14.2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0" draw:id="id160">
          <svg:title>TexMaths</svg:title>
          <svg:desc>28§display§= \tan x - \text {cosec }x + c §svg§600§FALSE§</svg:desc>
          <draw:polygon draw:style-name="gr2" draw:text-style-name="P7" draw:layer="layout" svg:width="9.002cm" svg:height="0.59cm" svg:x="6.515cm" svg:y="5.546cm" svg:viewBox="0 0 9003 591" draw:points="4500,591 0,591 0,0 9003,0 9003,591">
            <text:p/>
          </draw:polygon>
          <draw:path draw:style-name="gr3" draw:text-style-name="P8" draw:layer="layout" svg:width="0.655cm" svg:height="0.232cm" svg:x="6.522cm" svg:y="5.74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23cm" svg:y="5.497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28cm" svg:y="5.66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1cm" svg:y="5.667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18cm" svg:y="5.667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53cm" svg:y="5.83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8cm" svg:y="5.6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2cm" svg:y="5.66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24cm" svg:height="0.453cm" svg:x="11.817cm" svg:y="5.66cm" svg:viewBox="0 0 325 454" svg:d="M172 251c23 4 104 20 104 91 0 49-34 90-112 90-83 0-119-56-137-141-2-11-5-16-14-16-13 0-13 7-13 25v130c0 17 0 24 11 24 5 0 7-2 25-20 2-2 2-4 20-22 43 40 87 42 108 42 114 0 161-67 161-139 0-51-32-80-43-94-33-31-71-38-112-47-56-11-123-22-123-80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8" draw:layer="layout" svg:width="0.382cm" svg:height="0.453cm" svg:x="12.2cm" svg:y="5.66cm" svg:viewBox="0 0 383 454" svg:d="M83 195c7-148 89-173 123-173 101 0 112 132 112 173zM83 215h275c23 0 25 0 25-20 0-99-54-195-177-195-114 0-206 101-206 226 0 132 103 228 217 228 121 0 166-110 166-130 0-9-9-11-13-11-9 0-12 7-12 14-35 103-125 103-134 103-49 0-90-32-112-68-29-47-29-111-29-147z">
            <text:p/>
          </draw:path>
          <draw:path draw:style-name="gr3" draw:text-style-name="P8" draw:layer="layout" svg:width="0.375cm" svg:height="0.453cm" svg:x="12.644cm" svg:y="5.6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92cm" svg:height="0.446cm" svg:x="13.403cm" svg:y="5.667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101 130-132 130-38 0-54-31-54-65 0-22 7-42 18-87z">
            <text:p/>
          </draw:path>
          <draw:path draw:style-name="gr3" draw:text-style-name="P8" draw:layer="layout" svg:width="0.655cm" svg:height="0.657cm" svg:x="14.212cm" svg:y="5.528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5.182cm" svg:y="5.667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165" draw:id="id165">
          <svg:title>TexMaths</svg:title>
          <svg:desc>28§display§= \smallint ( \tan^2 x + 2\tan x \cot x + \cot^2 x ) dx§svg§600§FALSE§</svg:desc>
          <draw:polygon draw:style-name="gr2" draw:text-style-name="P7" draw:layer="layout" svg:width="15.736cm" svg:height="1.012cm" svg:x="6.51cm" svg:y="8.341cm" svg:viewBox="0 0 15737 1013" draw:points="7869,1013 0,1013 0,0 15737,0 15737,1013">
            <text:p/>
          </draw:polygon>
          <draw:path draw:style-name="gr3" draw:text-style-name="P8" draw:layer="layout" svg:width="0.655cm" svg:height="0.232cm" svg:x="6.517cm" svg:y="8.7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4cm" svg:y="8.4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6cm" svg:y="8.4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8.421cm" svg:y="8.5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8.826cm" svg:y="8.7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9.308cm" svg:y="8.7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6cm" svg:height="0.459cm" svg:x="9.865cm" svg:y="8.2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457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11.265cm" svg:y="8.5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2.242cm" svg:y="8.5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308cm" svg:height="0.618cm" svg:x="12.869cm" svg:y="8.5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45cm" svg:height="0.454cm" svg:x="13.274cm" svg:y="8.7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3.756cm" svg:y="8.7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4.464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375cm" svg:height="0.454cm" svg:x="15.194cm" svg:y="8.716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626cm" svg:y="8.71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8cm" svg:x="16.11cm" svg:y="8.5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6.666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7.474cm" svg:y="8.5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8.435cm" svg:y="8.7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8.867cm" svg:y="8.7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9.351cm" svg:y="8.5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306cm" svg:height="0.459cm" svg:x="19.759cm" svg:y="8.2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20.348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20.939cm" svg:y="8.4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21.304cm" svg:y="8.474cm" svg:viewBox="0 0 470 697" svg:d="M470 11c0-2 0-11-13-11-14 0-108 9-125 11-7 0-14 5-14 18 0 14 9 14 25 14 47 0 49 6 49 15l-4 20-59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21.806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66" draw:id="id166">
          <svg:title>TexMaths</svg:title>
          <svg:desc>28§display§= \smallint ( \sec^2 x - 1 + 2 + \text {cosec}^2 x - 1 ) dx§svg§600§FALSE§</svg:desc>
          <draw:polygon draw:style-name="gr2" draw:text-style-name="P7" draw:layer="layout" svg:width="15.171cm" svg:height="1.012cm" svg:x="6.51cm" svg:y="9.741cm" svg:viewBox="0 0 15172 1013" draw:points="7587,1013 0,1013 0,0 15172,0 15172,1013">
            <text:p/>
          </draw:polygon>
          <draw:path draw:style-name="gr3" draw:text-style-name="P8" draw:layer="layout" svg:width="0.655cm" svg:height="0.232cm" svg:x="6.517cm" svg:y="10.1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4cm" svg:y="9.851cm" svg:viewBox="0 0 412 919" svg:d="M374 40c-33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6cm" svg:y="9.8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4cm" svg:height="0.454cm" svg:x="8.434cm" svg:y="10.11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817cm" svg:y="10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261cm" svg:y="10.116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9.709cm" svg:y="9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298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602cm" svg:height="0.042cm" svg:x="11.134cm" svg:y="10.29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2.124cm" svg:y="9.90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655cm" svg:height="0.658cm" svg:x="12.8cm" svg:y="9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3.779cm" svg:y="9.9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8" draw:layer="layout" svg:width="0.655cm" svg:height="0.658cm" svg:x="14.496cm" svg:y="9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5.459cm" svg:y="10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889cm" svg:y="10.1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6.387cm" svg:y="10.11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6.77cm" svg:y="10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7.213cm" svg:y="10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17.661cm" svg:y="9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8.087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602cm" svg:height="0.042cm" svg:x="18.923cm" svg:y="10.29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9.913cm" svg:y="9.90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20.372cm" svg:y="9.8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20.739cm" svg:y="9.874cm" svg:viewBox="0 0 470 697" svg:d="M470 11c0-2 0-11-13-11s-108 9-125 11c-7 0-14 5-14 18 0 14 9 14 25 14 47 0 49 6 49 15l-4 20-59 234c-18-36-47-63-92-63-114 0-237 146-237 289 0 94 54 159 132 159 20 0 70-4 128-74 9 41 42 74 89 74 36 0 59-22 74-56 16-33 30-94 30-96 0-11-9-11-12-11-11 0-11 4-13 18-18 65-36 123-76 123-27 0-29-25-29-45 0-25 2-31 6-47zM264 567c-4 18-4 20-20 38-42 54-83 70-110 70-51 0-65-54-65-92 0-49 32-173 56-218 30-58 74-94 115-94 62 0 78 81 78 88 0 4-2 11-4 15z">
            <text:p/>
          </draw:path>
          <draw:path draw:style-name="gr3" draw:text-style-name="P8" draw:layer="layout" svg:width="0.492cm" svg:height="0.447cm" svg:x="21.241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</draw:g>
        <draw:g xml:id="id167" draw:id="id167">
          <svg:title>TexMaths</svg:title>
          <svg:desc>28§display§= \smallint \sec^2 x dx + \smallint \text {cosec}^2 x dx§svg§600§FALSE§</svg:desc>
          <draw:polygon draw:style-name="gr2" draw:text-style-name="P7" draw:layer="layout" svg:width="11.245cm" svg:height="0.978cm" svg:x="6.511cm" svg:y="11.041cm" svg:viewBox="0 0 11246 979" draw:points="5623,979 0,979 0,0 11246,0 11246,979">
            <text:p/>
          </draw:polygon>
          <draw:path draw:style-name="gr3" draw:text-style-name="P8" draw:layer="layout" svg:width="0.655cm" svg:height="0.232cm" svg:x="6.518cm" svg:y="11.4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5cm" svg:y="11.151cm" svg:viewBox="0 0 412 919" svg:d="M374 40c-33 3-42 27-42 41 0 24 20 40 40 40s40-13 40-43c0-38-31-78-78-78-83 0-101 108-117 184-27 148-47 273-62 446-5 51-12 107-18 154-9 74-25 115-61 115-16 0-31-11-38-20 34 0 43-25 43-41 0-22-21-38-41-38s-40 11-40 40c0 39 31 79 78 79 83 0 101-105 117-186 27-141 47-267 63-442 4-53 11-109 18-157 9-73 24-112 60-112 18 0 31 9 38 18z">
            <text:p/>
          </draw:path>
          <draw:path draw:style-name="gr3" draw:text-style-name="P8" draw:layer="layout" svg:width="0.324cm" svg:height="0.454cm" svg:x="8.216cm" svg:y="11.4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599cm" svg:y="11.4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042cm" svg:y="11.416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9.49cm" svg:y="10.99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0.082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469cm" svg:height="0.696cm" svg:x="10.655cm" svg:y="11.174cm" svg:viewBox="0 0 470 697" svg:d="M470 11c0-2 0-11-13-11s-108 9-125 11c-7 0-14 5-14 18 0 14 9 14 25 14 47 0 49 6 49 15l-2 20-61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1.155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658cm" svg:x="11.964cm" svg:y="11.28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11cm" svg:height="0.918cm" svg:x="12.947cm" svg:y="11.151cm" svg:viewBox="0 0 412 919" svg:d="M374 40c-33 3-42 27-42 41 0 24 20 40 40 40s40-13 40-43c0-38-31-78-78-78-83 0-101 108-117 184-27 148-47 273-62 446-5 51-12 107-18 154-9 74-25 115-61 115-16 0-31-11-38-20 34 0 43-25 43-41 0-22-21-38-41-38s-40 11-40 40c0 39 31 79 78 79 83 0 101-105 117-186 25-141 47-267 63-442 4-53 11-109 18-157 9-73 24-112 60-112 18 0 31 9 38 18z">
            <text:p/>
          </draw:path>
          <draw:path draw:style-name="gr3" draw:text-style-name="P8" draw:layer="layout" svg:width="0.375cm" svg:height="0.454cm" svg:x="13.61cm" svg:y="11.41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04cm" svg:y="11.4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538cm" svg:y="11.4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4.921cm" svg:y="11.4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5.364cm" svg:y="11.41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15.812cm" svg:y="10.99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6.238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469cm" svg:height="0.696cm" svg:x="16.811cm" svg:y="11.174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7.313cm" svg:y="11.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</draw:g>
        <draw:g xml:id="id168" draw:id="id168">
          <svg:title>TexMaths</svg:title>
          <svg:desc>28§display§= \tan x + ( - \cot x ) + c§svg§600§FALSE§</svg:desc>
          <draw:polygon draw:style-name="gr2" draw:text-style-name="P7" draw:layer="layout" svg:width="9.652cm" svg:height="0.886cm" svg:x="6.511cm" svg:y="12.541cm" svg:viewBox="0 0 9653 887" draw:points="4827,887 0,887 0,0 9653,0 9653,887">
            <text:p/>
          </draw:polygon>
          <draw:path draw:style-name="gr3" draw:text-style-name="P8" draw:layer="layout" svg:width="0.655cm" svg:height="0.232cm" svg:x="6.518cm" svg:y="12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7cm" svg:x="7.519cm" svg:y="12.62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45cm" svg:height="0.454cm" svg:x="7.925cm" svg:y="12.7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06cm" svg:y="12.79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14cm" svg:y="12.7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658cm" svg:x="9.923cm" svg:y="12.6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3cm" svg:height="0.985cm" svg:x="10.949cm" svg:y="12.4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1.316cm" svg:y="12.965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196cm" svg:y="12.7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629cm" svg:y="12.7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13.113cm" svg:y="12.62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3.668cm" svg:y="12.7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14.257cm" svg:y="12.4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4.858cm" svg:y="12.6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5.828cm" svg:y="12.795cm" svg:viewBox="0 0 385 448" svg:d="M352 61c-16 0-29 0-45 15-16 14-16 32-16 38 0 23 16 34 36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</draw:g>
        <draw:g xml:id="id171" draw:id="id171">
          <svg:title>TexMaths</svg:title>
          <svg:desc>28§display§= \tan x - \cot x  + c§svg§600§FALSE§</svg:desc>
          <draw:polygon draw:style-name="gr2" draw:text-style-name="P7" draw:layer="layout" svg:width="7.955cm" svg:height="0.59cm" svg:x="6.511cm" svg:y="14.142cm" svg:viewBox="0 0 7956 591" draw:points="3978,591 0,591 0,0 7956,0 7956,591">
            <text:p/>
          </draw:polygon>
          <draw:path draw:style-name="gr3" draw:text-style-name="P8" draw:layer="layout" svg:width="0.655cm" svg:height="0.232cm" svg:x="6.518cm" svg:y="14.33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19cm" svg:y="14.093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24cm" svg:y="14.256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06cm" svg:y="14.263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14cm" svg:y="14.263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49cm" svg:y="14.43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3cm" svg:y="14.25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16cm" svg:y="14.256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11.8cm" svg:y="14.093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12.355cm" svg:y="14.263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3" draw:text-style-name="P8" draw:layer="layout" svg:width="0.655cm" svg:height="0.657cm" svg:x="13.164cm" svg:y="14.124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4.134cm" svg:y="14.263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75" draw:id="id175">
          <svg:title>TexMaths</svg:title>
          <svg:desc>26§display§= \int \left(  \sec^2 x - \frac{3}{x} + \frac{5}{2\sqrt{x}}  \right)dx§svg§600§FALSE§</svg:desc>
          <draw:polygon draw:style-name="gr2" draw:text-style-name="P7" draw:layer="layout" svg:width="11.586cm" svg:height="2.101cm" svg:x="6.509cm" svg:y="0.838cm" svg:viewBox="0 0 11587 2102" draw:points="5795,2102 0,2102 0,0 11587,0 11587,2102">
            <text:p/>
          </draw:polygon>
          <draw:path draw:style-name="gr3" draw:text-style-name="P8" draw:layer="layout" svg:width="0.608cm" svg:height="0.215cm" svg:x="6.515cm" svg:y="1.7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478cm" svg:y="0.873cm" svg:viewBox="0 0 813 2032" svg:d="M44 1990c29 0 45-21 45-43 0-32-22-46-43-46-23 0-46 14-46 46 0 47 46 85 102 85 139 0 191-214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8.685cm" svg:y="0.792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1cm" svg:height="0.421cm" svg:x="9.196cm" svg:y="1.7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9.552cm" svg:y="1.7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9.964cm" svg:y="1.7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10.38cm" svg:y="1.31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0.929cm" svg:y="1.7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8cm" svg:height="0.039cm" svg:x="11.703cm" svg:y="1.869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2.722cm" svg:y="0.8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523cm" svg:height="0.039cm" svg:x="12.651cm" svg:y="1.869cm" svg:viewBox="0 0 524 40" draw:points="262,40 0,40 0,0 524,0 524,40">
            <text:p/>
          </draw:polygon>
          <draw:path draw:style-name="gr3" draw:text-style-name="P8" draw:layer="layout" svg:width="0.457cm" svg:height="0.415cm" svg:x="12.676cm" svg:y="2.33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13.537cm" svg:y="1.5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29cm" svg:x="15.197cm" svg:y="0.8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1.742cm" svg:height="0.039cm" svg:x="14.508cm" svg:y="1.869cm" svg:viewBox="0 0 1743 40" draw:points="871,40 0,40 0,0 1743,0 1743,40">
            <text:p/>
          </draw:polygon>
          <draw:path draw:style-name="gr3" draw:text-style-name="P8" draw:layer="layout" svg:width="0.365cm" svg:height="0.61cm" svg:x="14.554cm" svg:y="2.1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714cm" svg:height="0.914cm" svg:x="15.032cm" svg:y="2.052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5.727cm" svg:y="2.052cm" svg:viewBox="0 0 524 40" draw:points="262,40 0,40 0,0 524,0 524,40">
            <text:p/>
          </draw:polygon>
          <draw:path draw:style-name="gr3" draw:text-style-name="P8" draw:layer="layout" svg:width="0.457cm" svg:height="0.415cm" svg:x="15.754cm" svg:y="2.34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6.391cm" svg:y="0.792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7.221cm" svg:y="1.48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7.686cm" svg:y="1.7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</draw:g>
        <draw:g xml:id="id173" draw:id="id173">
          <svg:title>TexMaths</svg:title>
          <svg:desc>28§display§\text {Let,}§svg§600§FALSE§</svg:desc>
          <draw:polygon draw:style-name="gr2" draw:text-style-name="P7" draw:layer="layout" svg:width="1.538cm" svg:height="0.765cm" svg:x="3.625cm" svg:y="1.6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5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8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6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2.1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74" draw:id="id174">
          <svg:title>TexMaths</svg:title>
          <svg:desc>28§display§\text {I}§svg§600§FALSE§</svg:desc>
          <draw:polygon draw:style-name="gr2" draw:text-style-name="P7" draw:layer="layout" svg:width="0.229cm" svg:height="0.575cm" svg:x="5.731cm" svg:y="1.6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72" draw:id="id172">
          <svg:title>TexMaths</svg:title>
          <svg:desc>28§display§(5)§svg§600§FALSE§</svg:desc>
          <draw:polygon draw:style-name="gr2" draw:text-style-name="P7" draw:layer="layout" svg:width="1.061cm" svg:height="0.886cm" svg:x="2.208cm" svg:y="1.5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.4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591cm" svg:y="1.577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091cm" svg:y="1.4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82" draw:id="id182">
          <svg:title>TexMaths</svg:title>
          <svg:desc>28§display§\text {Let,}§svg§600§FALSE§</svg:desc>
          <draw:polygon draw:style-name="gr2" draw:text-style-name="P7" draw:layer="layout" svg:width="1.538cm" svg:height="0.765cm" svg:x="3.625cm" svg:y="10.3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0.2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0.5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0.3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0.8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83" draw:id="id183">
          <svg:title>TexMaths</svg:title>
          <svg:desc>28§display§\text {I}§svg§600§FALSE§</svg:desc>
          <draw:polygon draw:style-name="gr2" draw:text-style-name="P7" draw:layer="layout" svg:width="0.229cm" svg:height="0.575cm" svg:x="5.731cm" svg:y="10.3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10.2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81" draw:id="id181">
          <svg:title>TexMaths</svg:title>
          <svg:desc>28§display§(6)§svg§600§FALSE§</svg:desc>
          <draw:polygon draw:style-name="gr2" draw:text-style-name="P7" draw:layer="layout" svg:width="1.061cm" svg:height="0.886cm" svg:x="2.208cm" svg:y="10.2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0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0.278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3.091cm" svg:y="10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79" draw:id="id179">
          <svg:title>TexMaths</svg:title>
          <svg:desc>28§display§\text {I}§svg§600§FALSE§</svg:desc>
          <draw:polygon draw:style-name="gr2" draw:text-style-name="P7" draw:layer="layout" svg:width="0.229cm" svg:height="0.575cm" svg:x="5.731cm" svg:y="8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78" draw:id="id178">
          <svg:title>TexMaths</svg:title>
          <svg:desc>28§display§\therefore§svg§600§FALSE§</svg:desc>
          <draw:polygon draw:style-name="gr2" draw:text-style-name="P7" draw:layer="layout" svg:width="0.528cm" svg:height="0.433cm" svg:x="4.328cm" svg:y="8.2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8.1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84" draw:id="id184">
          <svg:title>TexMaths</svg:title>
          <svg:desc>26§display§= \int \left( \frac{\sqrt{x} - 1}{x - \sqrt{x}} \right)dx§svg§600§FALSE§</svg:desc>
          <draw:polygon draw:style-name="gr2" draw:text-style-name="P7" draw:layer="layout" svg:width="7.537cm" svg:height="2.101cm" svg:x="6.612cm" svg:y="9.539cm" svg:viewBox="0 0 7538 2102" draw:points="3769,2102 0,2102 0,0 7538,0 7538,2102">
            <text:p/>
          </draw:polygon>
          <draw:path draw:style-name="gr3" draw:text-style-name="P8" draw:layer="layout" svg:width="0.608cm" svg:height="0.215cm" svg:x="6.618cm" svg:y="10.4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581cm" svg:y="9.574cm" svg:viewBox="0 0 813 2032" svg:d="M44 1990c29 0 45-21 45-43 0-32-22-46-43-46-23 0-46 14-46 46 0 47 46 85 102 85 139 0 191-214 256-479 70-289 131-582 181-875 33-193 66-376 98-495 10-46 41-162 79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8.788cm" svg:y="9.49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715cm" svg:height="0.914cm" svg:x="9.478cm" svg:y="9.505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523cm" svg:height="0.039cm" svg:x="10.173cm" svg:y="9.505cm" svg:viewBox="0 0 524 40" draw:points="262,40 0,40 0,0 524,0 524,40">
            <text:p/>
          </draw:polygon>
          <draw:path draw:style-name="gr3" draw:text-style-name="P8" draw:layer="layout" svg:width="0.457cm" svg:height="0.415cm" svg:x="10.2cm" svg:y="9.7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9cm" svg:height="0.039cm" svg:x="10.974cm" svg:y="9.953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cm" svg:x="11.893cm" svg:y="9.59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2.924cm" svg:height="0.039cm" svg:x="9.379cm" svg:y="10.57cm" svg:viewBox="0 0 2925 40" draw:points="1462,40 0,40 0,0 2925,0 2925,40">
            <text:p/>
          </draw:polygon>
          <draw:path draw:style-name="gr3" draw:text-style-name="P8" draw:layer="layout" svg:width="0.457cm" svg:height="0.415cm" svg:x="9.406cm" svg:y="11.04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9cm" svg:height="0.039cm" svg:x="10.181cm" svg:y="11.202cm" svg:viewBox="0 0 560 40" svg:d="M528 40c15 0 32 0 32-21 0-19-17-19-32-19h-497c-14 0-31 0-31 19 0 21 17 21 31 21z">
            <text:p/>
          </draw:path>
          <draw:path draw:style-name="gr3" draw:text-style-name="P8" draw:layer="layout" svg:width="0.715cm" svg:height="0.914cm" svg:x="11.084cm" svg:y="10.753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523cm" svg:height="0.039cm" svg:x="11.781cm" svg:y="10.753cm" svg:viewBox="0 0 524 40" draw:points="262,40 0,40 0,0 524,0 524,40">
            <text:p/>
          </draw:polygon>
          <draw:path draw:style-name="gr3" draw:text-style-name="P8" draw:layer="layout" svg:width="0.457cm" svg:height="0.415cm" svg:x="11.806cm" svg:y="11.04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2.445cm" svg:y="9.49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3.275cm" svg:y="10.18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3.738cm" svg:y="10.4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176" draw:id="id176">
          <svg:title>TexMaths</svg:title>
          <svg:desc>26§display§= \int \sec^2 x dx - 3\int \frac{1}{x} dx + \frac{5}{2} \int \frac{1}{\sqrt{x}} dx§svg§600§FALSE§</svg:desc>
          <draw:polygon draw:style-name="gr2" draw:text-style-name="P7" draw:layer="layout" svg:width="15.197cm" svg:height="2.003cm" svg:x="6.51cm" svg:y="3.338cm" svg:viewBox="0 0 15198 2004" draw:points="7600,2004 0,2004 0,0 15198,0 15198,2004">
            <text:p/>
          </draw:polygon>
          <draw:path draw:style-name="gr3" draw:text-style-name="P8" draw:layer="layout" svg:width="0.608cm" svg:height="0.215cm" svg:x="6.516cm" svg:y="4.2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3cm" svg:x="7.479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1cm" svg:height="0.422cm" svg:x="8.525cm" svg:y="4.127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2cm" svg:x="8.881cm" svg:y="4.127cm" svg:viewBox="0 0 356 423" svg:d="M77 181c6-137 83-160 114-160 94 0 104 123 104 160zM77 200h256c21 0 23 0 23-19 0-91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8" draw:layer="layout" svg:width="0.348cm" svg:height="0.422cm" svg:x="9.293cm" svg:y="4.127cm" svg:viewBox="0 0 349 423" svg:d="M77 212c0-150 75-189 123-189 8 0 66 0 100 33-40 4-44 31-44 44 0 23 16 42 41 42s44-17 44-44c0-63-71-98-141-98-115 0-200 100-200 212 0 119 92 211 198 211 122 0 151-111 151-121 0-9-8-9-10-9-8 0-10 5-12 9-27 85-88 98-121 98-48 0-129-40-129-188z">
            <text:p/>
          </draw:path>
          <draw:path draw:style-name="gr3" draw:text-style-name="P8" draw:layer="layout" svg:width="0.284cm" svg:height="0.426cm" svg:x="9.707cm" svg:y="3.73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10.256cm" svg:y="4.133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3-12 9-32 100-94 120-123 120-35 0-50-29-50-60 0-21 6-39 17-81z">
            <text:p/>
          </draw:path>
          <draw:path draw:style-name="gr3" draw:text-style-name="P8" draw:layer="layout" svg:width="0.436cm" svg:height="0.646cm" svg:x="10.788cm" svg:y="3.902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7-23-27-42 0-23 2-29 6-44zM245 527c-4 16-4 18-18 35-40 50-77 65-102 65-46 0-61-50-61-86 0-46 30-160 52-202 28-54 69-87 107-87 60 0 72 75 72 81 0 4-2 10-4 15z">
            <text:p/>
          </draw:path>
          <draw:path draw:style-name="gr3" draw:text-style-name="P8" draw:layer="layout" svg:width="0.457cm" svg:height="0.415cm" svg:x="11.254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5 0 147-118 147-141 0-9-8-9-10-9-8 0-10 3-12 9-30 100-94 120-123 120-35 0-50-29-50-60 0-21 6-39 17-81z">
            <text:p/>
          </draw:path>
          <draw:path draw:style-name="gr3" draw:text-style-name="P8" draw:layer="layout" svg:width="0.559cm" svg:height="0.039cm" svg:x="12.028cm" svg:y="4.289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12.906cm" svg:y="3.927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8" draw:layer="layout" svg:width="0.812cm" svg:height="2.033cm" svg:x="13.528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3cm" svg:height="0.611cm" svg:x="14.765cm" svg:y="3.30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523cm" svg:height="0.039cm" svg:x="14.651cm" svg:y="4.289cm" svg:viewBox="0 0 524 40" draw:points="262,40 0,40 0,0 524,0 524,40">
            <text:p/>
          </draw:polygon>
          <draw:path draw:style-name="gr3" draw:text-style-name="P8" draw:layer="layout" svg:width="0.457cm" svg:height="0.415cm" svg:x="14.678cm" svg:y="4.759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3-12 9-32 100-94 120-123 120-35 0-50-29-50-60 0-21 6-39 17-81z">
            <text:p/>
          </draw:path>
          <draw:path draw:style-name="gr3" draw:text-style-name="P8" draw:layer="layout" svg:width="0.436cm" svg:height="0.646cm" svg:x="15.321cm" svg:y="3.902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7-23-27-42 0-23 2-29 6-44zM245 527c-4 16-4 18-18 35-40 50-77 65-102 65-48 0-61-50-61-86 0-46 30-160 52-202 28-54 69-87 107-87 58 0 72 75 72 81 0 4-2 10-4 15z">
            <text:p/>
          </draw:path>
          <draw:path draw:style-name="gr3" draw:text-style-name="P8" draw:layer="layout" svg:width="0.457cm" svg:height="0.415cm" svg:x="15.784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  <draw:path draw:style-name="gr3" draw:text-style-name="P8" draw:layer="layout" svg:width="0.608cm" svg:height="0.611cm" svg:x="16.535cm" svg:y="4.00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3cm" svg:x="17.555cm" svg:y="3.309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9 62 167 166 167 106 0 200-88 200-204z">
            <text:p/>
          </draw:path>
          <draw:polygon draw:style-name="gr3" draw:text-style-name="P8" draw:layer="layout" svg:width="0.459cm" svg:height="0.039cm" svg:x="17.509cm" svg:y="4.289cm" svg:viewBox="0 0 460 40" draw:points="229,40 0,40 0,0 460,0 460,40">
            <text:p/>
          </draw:polygon>
          <draw:path draw:style-name="gr3" draw:text-style-name="P8" draw:layer="layout" svg:width="0.365cm" svg:height="0.611cm" svg:x="17.555cm" svg:y="4.55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21 81-6 8-66 8-85 8z">
            <text:p/>
          </draw:path>
          <draw:path draw:style-name="gr3" draw:text-style-name="P8" draw:layer="layout" svg:width="0.812cm" svg:height="2.033cm" svg:x="18.278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3cm" svg:height="0.611cm" svg:x="19.897cm" svg:y="3.309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8" draw:layer="layout" svg:width="1.284cm" svg:height="0.039cm" svg:x="19.402cm" svg:y="4.289cm" svg:viewBox="0 0 1285 40" draw:points="643,40 0,40 0,0 1285,0 1285,40">
            <text:p/>
          </draw:polygon>
          <draw:path draw:style-name="gr3" draw:text-style-name="P8" draw:layer="layout" svg:width="0.715cm" svg:height="0.915cm" svg:x="19.468cm" svg:y="4.472cm" svg:viewBox="0 0 716 916" svg:d="M289 820l-160-356c-6-14-13-14-15-14 0 0-6 0-14 6l-88 66c-12 9-12 13-12 15 0 4 2 10 8 10 7 0 23-12 32-20 6-5 20-15 29-21l181 395c6 15 12 15 20 15 13 0 15-4 23-17l416-862c7-14 7-16 7-18 0-11-9-19-19-19-9 0-15 4-21 19z">
            <text:p/>
          </draw:path>
          <draw:polygon draw:style-name="gr3" draw:text-style-name="P8" draw:layer="layout" svg:width="0.523cm" svg:height="0.039cm" svg:x="20.165cm" svg:y="4.472cm" svg:viewBox="0 0 524 40" draw:points="262,40 0,40 0,0 524,0 524,40">
            <text:p/>
          </draw:polygon>
          <draw:path draw:style-name="gr3" draw:text-style-name="P8" draw:layer="layout" svg:width="0.457cm" svg:height="0.415cm" svg:x="20.19cm" svg:y="4.764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  <draw:path draw:style-name="gr3" draw:text-style-name="P8" draw:layer="layout" svg:width="0.436cm" svg:height="0.646cm" svg:x="20.833cm" svg:y="3.902cm" svg:viewBox="0 0 437 647" svg:d="M437 10c0-2 0-10-13-10-12 0-100 8-116 10-6 0-13 5-13 17 0 13 9 13 23 13 44 0 46 6 46 14l-2 19-56 216c-17-33-44-58-86-58-106 0-220 135-220 269 0 87 50 147 123 147 18 0 64-4 118-68 9 37 40 68 83 68 34 0 55-20 69-52 15-31 27-87 27-89 0-11-8-11-10-11-11 0-11 5-13 17-16 60-33 115-70 115-25 0-27-23-27-42 0-23 2-29 6-44zM245 527c-4 16-4 18-18 35-40 50-77 65-102 65-46 0-61-50-61-86 0-46 32-160 52-202 28-54 69-87 107-87 60 0 72 75 72 81 0 4-2 10-4 15z">
            <text:p/>
          </draw:path>
          <draw:path draw:style-name="gr3" draw:text-style-name="P8" draw:layer="layout" svg:width="0.457cm" svg:height="0.415cm" svg:x="21.298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</draw:g>
        <draw:g xml:id="id177" draw:id="id177">
          <svg:title>TexMaths</svg:title>
          <svg:desc>26§display§= \tan x - 3 \log x+ \frac{5}{2} ( 2 \sqrt{x} )  + c §svg§600§FALSE§</svg:desc>
          <draw:polygon draw:style-name="gr2" draw:text-style-name="P7" draw:layer="layout" svg:width="12.204cm" svg:height="1.761cm" svg:x="6.511cm" svg:y="5.738cm" svg:viewBox="0 0 12205 1762" draw:points="6103,1762 0,1762 0,0 12205,0 12205,1762">
            <text:p/>
          </draw:polygon>
          <draw:path draw:style-name="gr3" draw:text-style-name="P8" draw:layer="layout" svg:width="0.608cm" svg:height="0.215cm" svg:x="6.517cm" svg:y="6.58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288cm" svg:height="0.573cm" svg:x="7.447cm" svg:y="6.357cm" svg:viewBox="0 0 289 574" svg:d="M141 197h131v-29h-131v-168h-22c0 75-30 173-119 177v20h79v252c0 114 85 125 119 125 64 0 91-65 91-125v-52h-25v52c0 66-27 102-60 102-63 0-63-83-63-100z">
            <text:p/>
          </draw:path>
          <draw:path draw:style-name="gr3" draw:text-style-name="P8" draw:layer="layout" svg:width="0.413cm" svg:height="0.421cm" svg:x="7.823cm" svg:y="6.509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461cm" svg:height="0.404cm" svg:x="8.271cm" svg:y="6.51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8" draw:layer="layout" svg:width="0.457cm" svg:height="0.415cm" svg:x="8.928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559cm" svg:height="0.038cm" svg:x="9.704cm" svg:y="6.671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9cm" svg:x="10.579cm" svg:y="6.30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205cm" svg:height="0.635cm" svg:x="11.181cm" svg:y="6.284cm" svg:viewBox="0 0 206 636" svg:d="M133 0l-133 10v29c64 0 73 7 73 50v476c0 42-11 42-73 42v29c31-2 79-2 102-2s69 0 104 2v-29c-62 0-73 0-73-42z">
            <text:p/>
          </draw:path>
          <draw:path draw:style-name="gr3" draw:text-style-name="P8" draw:layer="layout" svg:width="0.407cm" svg:height="0.421cm" svg:x="11.43cm" svg:y="6.509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8" draw:layer="layout" svg:width="0.419cm" svg:height="0.604cm" svg:x="11.886cm" svg:y="6.505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8" draw:layer="layout" svg:width="0.457cm" svg:height="0.415cm" svg:x="12.51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608cm" svg:height="0.61cm" svg:x="13.258cm" svg:y="6.38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65cm" svg:height="0.629cm" svg:x="14.278cm" svg:y="5.692cm" svg:viewBox="0 0 366 630" svg:d="M366 426c0-108-75-202-175-202-43 0-83 15-116 48v-178c19 6 50 12 79 12 112 0 177-83 177-96 0-6-2-10-9-10-2 0-4 0-8 2-19 8-62 27-125 27-37 0-79-6-122-25-7-4-9-4-11-4-8 0-8 8-8 23v270c0 17 0 25 12 25 7 0 9-2 11-8 10-15 45-65 118-65 48 0 73 42 79 58 15 36 17 71 17 117 0 31 0 87-23 125-21 35-56 60-98 60-66 0-118-48-135-102 2 0 6 0 17 0 29 0 46-23 46-44 0-23-17-45-46-45-15 0-46 6-46 49 0 79 64 167 166 167 106 0 200-88 200-204z">
            <text:p/>
          </draw:path>
          <draw:polygon draw:style-name="gr3" draw:text-style-name="P8" draw:layer="layout" svg:width="0.459cm" svg:height="0.038cm" svg:x="14.232cm" svg:y="6.671cm" svg:viewBox="0 0 460 39" draw:points="229,39 0,39 0,0 460,0 460,39">
            <text:p/>
          </draw:polygon>
          <draw:path draw:style-name="gr3" draw:text-style-name="P8" draw:layer="layout" svg:width="0.365cm" svg:height="0.61cm" svg:x="14.278cm" svg:y="6.937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213cm" svg:height="0.913cm" svg:x="14.889cm" svg:y="6.232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365cm" svg:height="0.61cm" svg:x="15.199cm" svg:y="6.30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8" draw:layer="layout" svg:width="0.715cm" svg:height="0.913cm" svg:x="15.677cm" svg:y="6.178cm" svg:viewBox="0 0 716 914" svg:d="M289 819l-160-356c-6-14-13-14-15-14 0 0-6 0-14 6l-88 67c-12 8-12 12-12 14 0 4 2 11 8 11 7 0 23-13 32-21 6-4 20-15 29-21l181 395c6 14 12 14 20 14 13 0 15-4 23-16l416-861c7-14 7-16 7-18 0-11-9-19-19-19-9 0-15 4-21 19z">
            <text:p/>
          </draw:path>
          <draw:polygon draw:style-name="gr3" draw:text-style-name="P8" draw:layer="layout" svg:width="0.523cm" svg:height="0.038cm" svg:x="16.372cm" svg:y="6.178cm" svg:viewBox="0 0 524 39" draw:points="262,39 0,39 0,0 524,0 524,39">
            <text:p/>
          </draw:polygon>
          <draw:path draw:style-name="gr3" draw:text-style-name="P8" draw:layer="layout" svg:width="0.457cm" svg:height="0.415cm" svg:x="16.399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13cm" svg:height="0.913cm" svg:x="16.946cm" svg:y="6.232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8" draw:layer="layout" svg:width="0.608cm" svg:height="0.61cm" svg:x="17.504cm" svg:y="6.38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18.404cm" svg:y="6.515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180" draw:id="id180">
          <svg:title>TexMaths</svg:title>
          <svg:desc>28§display§= \tan x - 3 \log x+ 5 \sqrt{x} + c §svg§600§FALSE§</svg:desc>
          <draw:polygon draw:style-name="gr2" draw:text-style-name="P7" draw:layer="layout" svg:width="11.648cm" svg:height="0.902cm" svg:x="6.513cm" svg:y="7.941cm" svg:viewBox="0 0 11649 903" draw:points="5823,903 0,903 0,0 11649,0 11649,903">
            <text:p/>
          </draw:polygon>
          <draw:path draw:style-name="gr3" draw:text-style-name="P8" draw:layer="layout" svg:width="0.655cm" svg:height="0.232cm" svg:x="6.52cm" svg:y="8.3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8cm" svg:x="7.521cm" svg:y="8.083cm" svg:viewBox="0 0 311 619" svg:d="M152 213h141v-31h-141v-182h-24c0 81-32 186-128 191v22h85v271c0 123 92 135 128 135 69 0 98-70 98-135v-56h-27v56c0 72-29 110-65 110-67 0-67-90-67-108z">
            <text:p/>
          </draw:path>
          <draw:path draw:style-name="gr3" draw:text-style-name="P8" draw:layer="layout" svg:width="0.445cm" svg:height="0.454cm" svg:x="7.926cm" svg:y="8.248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408cm" svg:y="8.25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9.116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601cm" svg:height="0.042cm" svg:x="9.951cm" svg:y="8.423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10.894cm" svg:y="8.03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21cm" svg:height="0.685cm" svg:x="11.541cm" svg:y="8.0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1.81cm" svg:y="8.248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2.3cm" svg:y="8.24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19 125 117 0 220-51 220-127 0-36-16-86-65-115-54-27-110-27-170-27-25 0-67 0-74 0-31-4-54-36-54-67zM219 628c-100 0-167-50-167-101 0-47 38-83 80-85h58c85 0 197 0 197 85 0 51-71 101-168 101z">
            <text:p/>
          </draw:path>
          <draw:path draw:style-name="gr3" draw:text-style-name="P8" draw:layer="layout" svg:width="0.492cm" svg:height="0.447cm" svg:x="12.972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8" draw:layer="layout" svg:width="0.655cm" svg:height="0.658cm" svg:x="13.779cm" svg:y="8.11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78cm" svg:x="14.757cm" svg:y="8.033cm" svg:viewBox="0 0 394 679" svg:d="M394 460c0-117-80-218-188-218-47 0-90 16-125 52v-193c20 7 53 13 85 13 121 0 190-89 190-103 0-7-2-11-9-11-2 0-4 0-9 2-20 9-67 29-134 29-41 0-85-6-132-27-7-4-9-4-12-4-8 0-8 9-8 25v291c0 18 0 27 13 27 7 0 9-2 11-9 11-16 49-69 128-69 51 0 76 44 85 62 16 38 18 76 18 126 0 33 0 94-25 134-22 38-60 65-105 65-72 0-128-51-146-110 3 0 7 0 18 0 32 0 50-24 50-47 0-24-18-49-50-49-15 0-49 7-49 54 0 83 67 179 179 179 114 0 215-94 215-219z">
            <text:p/>
          </draw:path>
          <draw:path draw:style-name="gr3" draw:text-style-name="P8" draw:layer="layout" svg:width="0.769cm" svg:height="0.985cm" svg:x="15.273cm" svg:y="7.892cm" svg:viewBox="0 0 770 986" svg:d="M311 883l-172-383c-7-16-14-16-16-16 0 0-7 0-15 7l-95 72c-13 9-13 13-13 15 0 5 2 12 9 12s25-14 34-23c6-4 22-16 31-22l195 426c6 15 13 15 22 15 14 0 16-4 25-18l448-928c6-15 6-18 6-20 0-11-8-20-20-20-9 0-15 4-22 20z">
            <text:p/>
          </draw:path>
          <draw:polygon draw:style-name="gr3" draw:text-style-name="P8" draw:layer="layout" svg:width="0.563cm" svg:height="0.042cm" svg:x="16.021cm" svg:y="7.892cm" svg:viewBox="0 0 564 43" draw:points="282,43 0,43 0,0 564,0 564,43">
            <text:p/>
          </draw:polygon>
          <draw:path draw:style-name="gr3" draw:text-style-name="P8" draw:layer="layout" svg:width="0.492cm" svg:height="0.447cm" svg:x="16.05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8" draw:layer="layout" svg:width="0.655cm" svg:height="0.658cm" svg:x="16.856cm" svg:y="8.11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7.826cm" svg:y="8.25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185" draw:id="id185">
          <svg:title>TexMaths</svg:title>
          <svg:desc>24§display§= \int \left( \frac{\sqrt{x} - 1}{ \left( \sqrt{x} \right)^2 - \sqrt{x}} \right)dx§svg§600§FALSE§</svg:desc>
          <draw:polygon draw:style-name="gr2" draw:text-style-name="P7" draw:layer="layout" svg:width="8.789cm" svg:height="2.445cm" svg:x="6.512cm" svg:y="12.236cm" svg:viewBox="0 0 8790 2446" draw:points="4395,2446 0,2446 0,0 8790,0 8790,2446">
            <text:p/>
          </draw:polygon>
          <draw:path draw:style-name="gr3" draw:text-style-name="P8" draw:layer="layout" svg:width="0.562cm" svg:height="0.199cm" svg:x="6.518cm" svg:y="13.3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7cm" svg:y="12.522cm" svg:viewBox="0 0 751 1875" svg:d="M40 1837c27 0 43-19 43-40 0-29-22-42-41-42-21 0-42 13-42 42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41cm" svg:height="2.531cm" svg:x="8.543cm" svg:y="12.194cm" svg:viewBox="0 0 442 2532" svg:d="M442 2522c0-2 0-3-6-9-81-98-148-206-198-325-111-257-155-558-155-923 0-359 40-674 167-950 48-108 113-208 188-300 2-2 4-3 4-7 0-8-6-8-20-8-11 0-13 0-15 2-2 0-54 52-119 144-148 207-223 455-261 706-21 137-27 275-27 413 0 315 40 637 175 927 61 129 142 244 224 332 8 6 10 8 23 8 14 0 20 0 20-10z">
            <text:p/>
          </draw:path>
          <draw:path draw:style-name="gr3" draw:text-style-name="P8" draw:layer="layout" svg:width="0.659cm" svg:height="0.844cm" svg:x="10.074cm" svg:y="12.459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0.715cm" svg:y="12.459cm" svg:viewBox="0 0 484 36" draw:points="242,36 0,36 0,0 484,0 484,36">
            <text:p/>
          </draw:polygon>
          <draw:path draw:style-name="gr3" draw:text-style-name="P8" draw:layer="layout" svg:width="0.421cm" svg:height="0.383cm" svg:x="10.74cm" svg:y="12.72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1.454cm" svg:y="12.872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12.303cm" svg:y="12.538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8" draw:layer="layout" svg:width="4.436cm" svg:height="0.035cm" svg:x="9.114cm" svg:y="13.442cm" svg:viewBox="0 0 4437 36" draw:points="2220,36 0,36 0,0 4437,0 4437,36">
            <text:p/>
          </draw:polygon>
          <draw:path draw:style-name="gr3" draw:text-style-name="P8" draw:layer="layout" svg:width="0.197cm" svg:height="0.844cm" svg:x="9.196cm" svg:y="13.7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659cm" svg:height="0.844cm" svg:x="9.503cm" svg:y="13.783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0.145cm" svg:y="13.783cm" svg:viewBox="0 0 484 36" draw:points="242,36 0,36 0,0 484,0 484,36">
            <text:p/>
          </draw:polygon>
          <draw:path draw:style-name="gr3" draw:text-style-name="P8" draw:layer="layout" svg:width="0.421cm" svg:height="0.383cm" svg:x="10.17cm" svg:y="14.0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197cm" svg:height="0.844cm" svg:x="10.675cm" svg:y="13.7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62cm" svg:height="0.393cm" svg:x="10.991cm" svg:y="13.565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515cm" svg:height="0.035cm" svg:x="11.59cm" svg:y="14.196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12.426cm" svg:y="13.783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3.067cm" svg:y="13.783cm" svg:viewBox="0 0 484 36" draw:points="242,36 0,36 0,0 484,0 484,36">
            <text:p/>
          </draw:polygon>
          <draw:path draw:style-name="gr3" draw:text-style-name="P8" draw:layer="layout" svg:width="0.421cm" svg:height="0.383cm" svg:x="13.092cm" svg:y="14.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441cm" svg:height="2.531cm" svg:x="13.679cm" svg:y="12.194cm" svg:viewBox="0 0 442 2532" svg:d="M442 1265c0-315-41-637-175-925-62-129-142-244-225-332-7-8-9-8-23-8-11 0-19 0-19 8 0 4 4 7 6 11 80 98 148 206 198 323 111 259 155 560 155 923 0 359-42 676-167 952-48 108-113 208-188 298-2 2-4 5-4 7 0 10 8 10 19 10 12 0 14 0 16-2 1-2 53-52 119-146 147-207 222-455 261-706 19-137 27-275 27-413z">
            <text:p/>
          </draw:path>
          <draw:path draw:style-name="gr3" draw:text-style-name="P8" draw:layer="layout" svg:width="0.402cm" svg:height="0.596cm" svg:x="14.492cm" svg:y="13.08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14.922cm" svg:y="13.29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86" draw:id="id186">
          <svg:title>TexMaths</svg:title>
          <svg:desc>28§display§\text {I}§svg§600§FALSE§</svg:desc>
          <draw:polygon draw:style-name="gr2" draw:text-style-name="P7" draw:layer="layout" svg:width="0.229cm" svg:height="0.575cm" svg:x="5.731cm" svg:y="1.6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3" draw:id="id193">
          <svg:title>TexMaths</svg:title>
          <svg:desc>28§display§\text {Let,}§svg§600§FALSE§</svg:desc>
          <draw:polygon draw:style-name="gr2" draw:text-style-name="P7" draw:layer="layout" svg:width="1.538cm" svg:height="0.765cm" svg:x="3.625cm" svg:y="7.8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7.7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8.0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7.8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8.3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94" draw:id="id194">
          <svg:title>TexMaths</svg:title>
          <svg:desc>28§display§\text {I}§svg§600§FALSE§</svg:desc>
          <draw:polygon draw:style-name="gr2" draw:text-style-name="P7" draw:layer="layout" svg:width="0.229cm" svg:height="0.575cm" svg:x="5.731cm" svg:y="7.8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7.7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2" draw:id="id192">
          <svg:title>TexMaths</svg:title>
          <svg:desc>28§display§(7)§svg§600§FALSE§</svg:desc>
          <draw:polygon draw:style-name="gr2" draw:text-style-name="P7" draw:layer="layout" svg:width="1.061cm" svg:height="0.886cm" svg:x="2.208cm" svg:y="7.7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7.6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6cm" svg:y="7.769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1cm" svg:y="7.6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89" draw:id="id189">
          <svg:title>TexMaths</svg:title>
          <svg:desc>28§display§\therefore§svg§600§FALSE§</svg:desc>
          <draw:polygon draw:style-name="gr2" draw:text-style-name="P7" draw:layer="layout" svg:width="0.528cm" svg:height="0.433cm" svg:x="4.328cm" svg:y="6.1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6.0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95" draw:id="id195">
          <svg:title>TexMaths</svg:title>
          <svg:desc>24§display§= \int \left(  \frac{e^x \cos x - 4^x \tan x}{4^x \cos x } \right)dx§svg§600§FALSE§</svg:desc>
          <draw:polygon draw:style-name="gr2" draw:text-style-name="P7" draw:layer="layout" svg:width="10.827cm" svg:height="1.941cm" svg:x="6.511cm" svg:y="7.236cm" svg:viewBox="0 0 10828 1942" draw:points="5414,1942 0,1942 0,0 10828,0 10828,1942">
            <text:p/>
          </draw:polygon>
          <draw:path draw:style-name="gr3" draw:text-style-name="P8" draw:layer="layout" svg:width="0.562cm" svg:height="0.199cm" svg:x="6.517cm" svg:y="8.1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7.269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7.1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9.105cm" svg:y="7.47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9.487cm" svg:y="7.28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10.051cm" svg:y="7.469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422cm" svg:y="7.46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848cm" svg:y="7.46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1.318cm" svg:y="7.4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ath draw:style-name="gr3" draw:text-style-name="P8" draw:layer="layout" svg:width="0.515cm" svg:height="0.035cm" svg:x="12.032cm" svg:y="7.618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12.829cm" svg:y="7.275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13.255cm" svg:y="7.28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266cm" svg:height="0.529cm" svg:x="13.808cm" svg:y="7.328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381cm" svg:height="0.389cm" svg:x="14.156cm" svg:y="7.469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4.569cm" svg:y="7.4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5.175cm" svg:y="7.4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olygon draw:style-name="gr3" draw:text-style-name="P8" draw:layer="layout" svg:width="6.569cm" svg:height="0.035cm" svg:x="9.064cm" svg:y="8.189cm" svg:viewBox="0 0 6570 36" draw:points="3285,36 0,36 0,0 6570,0 6570,36">
            <text:p/>
          </draw:polygon>
          <draw:path draw:style-name="gr3" draw:text-style-name="P8" draw:layer="layout" svg:width="0.375cm" svg:height="0.571cm" svg:x="11.003cm" svg:y="8.42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11.43cm" svg:y="8.492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11.996cm" svg:y="8.619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365cm" svg:y="8.6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791cm" svg:y="8.61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3.261cm" svg:y="8.62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8" draw:layer="layout" svg:width="0.416cm" svg:height="2.025cm" svg:x="15.765cm" svg:y="7.194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6.531cm" svg:y="7.832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6.961cm" svg:y="8.04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draw:g xml:id="id187" draw:id="id187">
          <svg:title>TexMaths</svg:title>
          <svg:desc>24§display§= \int \left( \frac{\sqrt{x} - 1}{ \sqrt{x} ( \sqrt{x} - 1 )}\right) dx§svg§600§FALSE§</svg:desc>
          <draw:polygon draw:style-name="gr2" draw:text-style-name="P7" draw:layer="layout" svg:width="8.737cm" svg:height="1.941cm" svg:x="6.514cm" svg:y="0.936cm" svg:viewBox="0 0 8738 1942" draw:points="4370,1942 0,1942 0,0 8738,0 8738,1942">
            <text:p/>
          </draw:polygon>
          <draw:path draw:style-name="gr3" draw:text-style-name="P8" draw:layer="layout" svg:width="0.562cm" svg:height="0.199cm" svg:x="6.52cm" svg:y="1.8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9cm" svg:y="0.969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2cm" svg:y="0.8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659cm" svg:height="0.844cm" svg:x="10.051cm" svg:y="0.906cm" svg:viewBox="0 0 660 845" svg:d="M267 757l-148-329c-6-13-11-13-13-13 0 0-6 0-14 6l-80 61c-12 8-12 12-12 13 0 4 2 10 8 10 5 0 21-11 28-19 6-4 20-14 29-19l165 365c6 13 12 13 20 13 11 0 13-4 21-15l384-795c5-14 5-16 5-18 0-9-7-17-17-17-7 0-13 4-19 17z">
            <text:p/>
          </draw:path>
          <draw:polygon draw:style-name="gr3" draw:text-style-name="P8" draw:layer="layout" svg:width="0.483cm" svg:height="0.035cm" svg:x="10.692cm" svg:y="0.906cm" svg:viewBox="0 0 484 36" draw:points="242,36 0,36 0,0 484,0 484,36">
            <text:p/>
          </draw:polygon>
          <draw:path draw:style-name="gr3" draw:text-style-name="P8" draw:layer="layout" svg:width="0.421cm" svg:height="0.383cm" svg:x="10.717cm" svg:y="1.1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1.431cm" svg:y="1.318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2.28cm" svg:y="0.98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4.48cm" svg:height="0.035cm" svg:x="9.068cm" svg:y="1.889cm" svg:viewBox="0 0 4481 36" draw:points="2241,36 0,36 0,0 4481,0 4481,36">
            <text:p/>
          </draw:polygon>
          <draw:path draw:style-name="gr3" draw:text-style-name="P8" draw:layer="layout" svg:width="0.659cm" svg:height="0.844cm" svg:x="9.129cm" svg:y="2.058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0.483cm" svg:height="0.035cm" svg:x="9.77cm" svg:y="2.058cm" svg:viewBox="0 0 484 36" draw:points="242,36 0,36 0,0 484,0 484,36">
            <text:p/>
          </draw:polygon>
          <draw:path draw:style-name="gr3" draw:text-style-name="P8" draw:layer="layout" svg:width="0.421cm" svg:height="0.383cm" svg:x="9.795cm" svg:y="2.3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197cm" svg:height="0.844cm" svg:x="10.337cm" svg:y="2.0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659cm" svg:height="0.844cm" svg:x="10.642cm" svg:y="2.058cm" svg:viewBox="0 0 660 845" svg:d="M267 757l-148-329c-6-13-11-13-13-13 0 0-6 0-14 6l-80 61c-12 8-12 12-12 13 0 4 2 10 8 10 5 0 21-11 28-19 6-4 20-14 29-19l165 365c6 13 12 13 20 13 11 0 13-4 21-15l384-795c5-14 5-16 5-18 0-9-7-17-17-17-7 0-13 4-19 17z">
            <text:p/>
          </draw:path>
          <draw:polygon draw:style-name="gr3" draw:text-style-name="P8" draw:layer="layout" svg:width="0.483cm" svg:height="0.035cm" svg:x="11.285cm" svg:y="2.058cm" svg:viewBox="0 0 484 36" draw:points="242,36 0,36 0,0 484,0 484,36">
            <text:p/>
          </draw:polygon>
          <draw:path draw:style-name="gr3" draw:text-style-name="P8" draw:layer="layout" svg:width="0.421cm" svg:height="0.383cm" svg:x="11.308cm" svg:y="2.3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2.024cm" svg:y="2.473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2.873cm" svg:y="2.13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3.267cm" svg:y="2.0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3.677cm" svg:y="0.894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8" draw:layer="layout" svg:width="0.402cm" svg:height="0.596cm" svg:x="14.444cm" svg:y="1.53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14.874cm" svg:y="1.74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188" draw:id="id188">
          <svg:title>TexMaths</svg:title>
          <svg:desc>24§display§= \int  \frac{1}{ \sqrt{x}} dx§svg§600§FALSE§</svg:desc>
          <draw:polygon draw:style-name="gr2" draw:text-style-name="P7" draw:layer="layout" svg:width="4.061cm" svg:height="1.848cm" svg:x="6.515cm" svg:y="3.436cm" svg:viewBox="0 0 4062 1849" draw:points="2031,1849 0,1849 0,0 4062,0 4062,1849">
            <text:p/>
          </draw:polygon>
          <draw:path draw:style-name="gr3" draw:text-style-name="P8" draw:layer="layout" svg:width="0.561cm" svg:height="0.199cm" svg:x="6.521cm" svg:y="4.23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5cm" svg:x="7.41cm" svg:y="3.394cm" svg:viewBox="0 0 751 1876" svg:d="M40 1838c27 0 43-19 43-40 0-29-22-43-41-43-21 0-42 14-42 43 0 44 42 78 94 78 129 0 177-197 236-441 65-267 121-538 167-809 31-179 62-348 90-457 10-42 39-150 73-150 25 0 46 16 50 19-29 2-42 20-42 41 0 29 21 42 40 42 21 0 43-13 43-42 0-46-47-79-93-79-65 0-111 92-159 265-2 8-117 432-209 985-23 129-48 271-75 388-15 62-54 221-123 221-31 0-50-21-52-21z">
            <text:p/>
          </draw:path>
          <draw:path draw:style-name="gr3" draw:text-style-name="P8" draw:layer="layout" svg:width="0.279cm" svg:height="0.564cm" svg:x="8.905cm" svg:y="3.40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1.185cm" svg:height="0.035cm" svg:x="8.448cm" svg:y="4.314cm" svg:viewBox="0 0 1186 36" draw:points="593,36 0,36 0,0 1186,0 1186,36">
            <text:p/>
          </draw:polygon>
          <draw:path draw:style-name="gr3" draw:text-style-name="P8" draw:layer="layout" svg:width="0.659cm" svg:height="0.844cm" svg:x="8.509cm" svg:y="4.483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8" draw:layer="layout" svg:width="0.483cm" svg:height="0.035cm" svg:x="9.151cm" svg:y="4.483cm" svg:viewBox="0 0 484 36" draw:points="242,36 0,36 0,0 484,0 484,36">
            <text:p/>
          </draw:polygon>
          <draw:path draw:style-name="gr3" draw:text-style-name="P8" draw:layer="layout" svg:width="0.421cm" svg:height="0.383cm" svg:x="9.175cm" svg:y="4.7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8" draw:layer="layout" svg:width="0.402cm" svg:height="0.596cm" svg:x="9.767cm" svg:y="3.95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10.197cm" svg:y="4.1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</draw:g>
        <draw:g xml:id="id190" draw:id="id190">
          <svg:title>TexMaths</svg:title>
          <svg:desc>28§display§\text {I}§svg§600§FALSE§</svg:desc>
          <draw:polygon draw:style-name="gr2" draw:text-style-name="P7" draw:layer="layout" svg:width="0.229cm" svg:height="0.575cm" svg:x="5.733cm" svg:y="6.0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5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1" draw:id="id191">
          <svg:title>TexMaths</svg:title>
          <svg:desc>28§display§= 2 \sqrt{x} + c§svg§600§FALSE§</svg:desc>
          <draw:polygon draw:style-name="gr2" draw:text-style-name="P7" draw:layer="layout" svg:width="4.441cm" svg:height="0.886cm" svg:x="6.517cm" svg:y="5.744cm" svg:viewBox="0 0 4442 887" draw:points="2222,887 0,887 0,0 4442,0 4442,887">
            <text:p/>
          </draw:polygon>
          <draw:path draw:style-name="gr3" draw:text-style-name="P8" draw:layer="layout" svg:width="0.655cm" svg:height="0.232cm" svg:x="6.524cm" svg:y="6.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556cm" svg:y="5.836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8" draw:layer="layout" svg:width="0.77cm" svg:height="0.985cm" svg:x="8.07cm" svg:y="5.695cm" svg:viewBox="0 0 771 986" svg:d="M311 883l-172-383c-7-16-14-16-16-16 0 0-7 0-15 7l-95 71c-13 9-13 14-13 16 0 5 2 11 9 11s25-13 34-22c6-5 22-16 31-22l195 425c7 16 13 16 22 16 14 0 16-4 25-18l448-928c7-15 7-18 7-20 0-11-9-20-21-20-8 0-15 4-22 20z">
            <text:p/>
          </draw:path>
          <draw:polygon draw:style-name="gr3" draw:text-style-name="P8" draw:layer="layout" svg:width="0.564cm" svg:height="0.042cm" svg:x="8.82cm" svg:y="5.695cm" svg:viewBox="0 0 565 43" draw:points="282,43 0,43 0,0 565,0 565,43">
            <text:p/>
          </draw:polygon>
          <draw:path draw:style-name="gr3" draw:text-style-name="P8" draw:layer="layout" svg:width="0.492cm" svg:height="0.447cm" svg:x="8.847cm" svg:y="6.0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658cm" svg:x="9.656cm" svg:y="5.9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0.626cm" svg:y="6.056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196" draw:id="id196">
          <svg:title>TexMaths</svg:title>
          <svg:desc>24§display§= \int \left(  \frac{e^x }{4^x } - \frac{\tan x}{\cos x} \right)dx§svg§600§FALSE§</svg:desc>
          <draw:polygon draw:style-name="gr2" draw:text-style-name="P7" draw:layer="layout" svg:width="8.179cm" svg:height="1.941cm" svg:x="6.511cm" svg:y="9.736cm" svg:viewBox="0 0 8180 1942" draw:points="4089,1942 0,1942 0,0 8180,0 8180,1942">
            <text:p/>
          </draw:polygon>
          <draw:path draw:style-name="gr3" draw:text-style-name="P8" draw:layer="layout" svg:width="0.561cm" svg:height="0.199cm" svg:x="6.517cm" svg:y="10.608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5cm" svg:x="7.406cm" svg:y="9.769cm" svg:viewBox="0 0 751 1876" svg:d="M40 1838c27 0 43-19 43-41 0-28-22-42-41-42-21 0-42 14-42 42 0 45 42 79 94 79 129 0 177-198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9.6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9.118cm" svg:y="9.974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8" draw:layer="layout" svg:width="0.318cm" svg:height="0.268cm" svg:x="9.5cm" svg:y="9.78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olygon draw:style-name="gr3" draw:text-style-name="P8" draw:layer="layout" svg:width="0.847cm" svg:height="0.035cm" svg:x="9.064cm" svg:y="10.689cm" svg:viewBox="0 0 848 36" draw:points="424,36 0,36 0,0 848,0 848,36">
            <text:p/>
          </draw:polygon>
          <draw:path draw:style-name="gr3" draw:text-style-name="P8" draw:layer="layout" svg:width="0.375cm" svg:height="0.571cm" svg:x="9.089cm" svg:y="10.92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9.515cm" svg:y="10.992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515cm" svg:height="0.035cm" svg:x="10.27cm" svg:y="10.689cm" svg:viewBox="0 0 516 36" svg:d="M488 36c13 0 28 0 28-19 0-17-15-17-28-17h-459c-14 0-29 0-29 17 0 19 15 19 29 19z">
            <text:p/>
          </draw:path>
          <draw:path draw:style-name="gr3" draw:text-style-name="P8" draw:layer="layout" svg:width="0.264cm" svg:height="0.529cm" svg:x="11.16cm" svg:y="9.828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381cm" svg:height="0.389cm" svg:x="11.508cm" svg:y="9.969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1.921cm" svg:y="9.9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2.527cm" svg:y="9.9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olygon draw:style-name="gr3" draw:text-style-name="P8" draw:layer="layout" svg:width="1.842cm" svg:height="0.035cm" svg:x="11.145cm" svg:y="10.689cm" svg:viewBox="0 0 1843 36" draw:points="921,36 0,36 0,0 1843,0 1843,36">
            <text:p/>
          </draw:polygon>
          <draw:path draw:style-name="gr3" draw:text-style-name="P8" draw:layer="layout" svg:width="0.322cm" svg:height="0.389cm" svg:x="11.218cm" svg:y="11.119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587cm" svg:y="11.1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13cm" svg:y="11.11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2.483cm" svg:y="11.12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8" draw:layer="layout" svg:width="0.416cm" svg:height="2.025cm" svg:x="13.117cm" svg:y="9.694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881cm" svg:y="10.332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4.311cm" svg:y="10.54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</draw:g>
        <draw:g xml:id="id197" draw:id="id197">
          <svg:title>TexMaths</svg:title>
          <svg:desc>24§display§= \int \left[ \left( \frac{e}{4}\right)^x - \sec x \tan x} \right] dx§svg§600§FALSE§</svg:desc>
          <draw:polygon draw:style-name="gr2" draw:text-style-name="P7" draw:layer="layout" svg:width="10.387cm" svg:height="1.791cm" svg:x="6.512cm" svg:y="12.337cm" svg:viewBox="0 0 10388 1792" draw:points="5194,1792 0,1792 0,0 10388,0 10388,1792">
            <text:p/>
          </draw:polygon>
          <draw:path draw:style-name="gr3" draw:text-style-name="P8" draw:layer="layout" svg:width="0.562cm" svg:height="0.199cm" svg:x="6.518cm" svg:y="13.13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75cm" svg:height="1.876cm" svg:x="7.407cm" svg:y="12.295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olygon draw:style-name="gr3" draw:text-style-name="P8" draw:layer="layout" svg:width="0.193cm" svg:height="1.519cm" svg:x="8.536cm" svg:y="12.474cm" svg:viewBox="0 0 194 1520" draw:points="0,1520 194,1520 194,1481 40,1481 40,40 194,40 194,0 0,0">
            <text:p/>
          </draw:polygon>
          <draw:path draw:style-name="gr3" draw:text-style-name="P8" draw:layer="layout" svg:width="0.322cm" svg:height="1.519cm" svg:x="8.895cm" svg:y="12.474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8" draw:layer="layout" svg:width="0.325cm" svg:height="0.383cm" svg:x="9.402cm" svg:y="12.501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olygon draw:style-name="gr3" draw:text-style-name="P8" draw:layer="layout" svg:width="0.423cm" svg:height="0.036cm" svg:x="9.348cm" svg:y="13.215cm" svg:viewBox="0 0 424 37" draw:points="211,37 0,37 0,0 424,0 424,37">
            <text:p/>
          </draw:polygon>
          <draw:path draw:style-name="gr3" draw:text-style-name="P8" draw:layer="layout" svg:width="0.375cm" svg:height="0.572cm" svg:x="9.371cm" svg:y="13.452cm" svg:viewBox="0 0 376 573" svg:d="M225 434v73c0 31 0 41-64 41h-17v25c35-2 79-2 113-2 37 0 81 0 116 2v-25h-18c-63 0-65-10-65-41v-73h86v-27h-86v-386c0-15 0-21-14-21-7 0-9 0-15 10l-261 397v27zM230 407h-207l207-315z">
            <text:p/>
          </draw:path>
          <draw:path draw:style-name="gr3" draw:text-style-name="P8" draw:layer="layout" svg:width="0.322cm" svg:height="1.519cm" svg:x="9.901cm" svg:y="12.474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8" draw:layer="layout" svg:width="0.318cm" svg:height="0.268cm" svg:x="10.402cm" svg:y="12.42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516cm" svg:height="0.036cm" svg:x="11.057cm" svg:y="13.215cm" svg:viewBox="0 0 517 37" svg:d="M488 37c13 0 29 0 29-20 0-17-16-17-29-17h-459c-14 0-29 0-29 17 0 20 15 20 29 20z">
            <text:p/>
          </draw:path>
          <draw:path draw:style-name="gr3" draw:text-style-name="P8" draw:layer="layout" svg:width="0.277cm" svg:height="0.389cm" svg:x="11.858cm" svg:y="13.06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2.186cm" svg:y="13.06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8" draw:layer="layout" svg:width="0.322cm" svg:height="0.389cm" svg:x="12.566cm" svg:y="13.065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421cm" svg:height="0.383cm" svg:x="13.077cm" svg:y="13.0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264cm" svg:height="0.529cm" svg:x="13.691cm" svg:y="12.92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4.039cm" svg:y="13.06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4.454cm" svg:y="13.0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21cm" svg:height="0.383cm" svg:x="15.06cm" svg:y="13.071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8" draw:layer="layout" svg:width="0.193cm" svg:height="1.519cm" svg:x="15.533cm" svg:y="12.474cm" svg:viewBox="0 0 194 1520" draw:points="154,1481 0,1481 0,1520 194,1520 194,0 0,0 0,40 154,40">
            <text:p/>
          </draw:polygon>
          <draw:path draw:style-name="gr3" draw:text-style-name="P8" draw:layer="layout" svg:width="0.402cm" svg:height="0.596cm" svg:x="16.089cm" svg:y="12.85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8" draw:layer="layout" svg:width="0.421cm" svg:height="0.383cm" svg:x="16.52cm" svg:y="13.0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98" draw:id="id198">
          <svg:title>TexMaths</svg:title>
          <svg:desc>28§display§\text {I}§svg§600§FALSE§</svg:desc>
          <draw:polygon draw:style-name="gr2" draw:text-style-name="P7" draw:layer="layout" svg:width="0.229cm" svg:height="0.575cm" svg:x="5.731cm" svg:y="1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6" draw:id="id206">
          <svg:title>TexMaths</svg:title>
          <svg:desc>28§display§\text {Let,}§svg§600§FALSE§</svg:desc>
          <draw:polygon draw:style-name="gr2" draw:text-style-name="P7" draw:layer="layout" svg:width="1.538cm" svg:height="0.765cm" svg:x="3.625cm" svg:y="10.8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0.7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1.0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0.8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1.3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07" draw:id="id207">
          <svg:title>TexMaths</svg:title>
          <svg:desc>28§display§\text {I}§svg§600§FALSE§</svg:desc>
          <draw:polygon draw:style-name="gr2" draw:text-style-name="P7" draw:layer="layout" svg:width="0.229cm" svg:height="0.575cm" svg:x="5.731cm" svg:y="10.8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10.7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5" draw:id="id205">
          <svg:title>TexMaths</svg:title>
          <svg:desc>28§display§(8)§svg§600§FALSE§</svg:desc>
          <draw:polygon draw:style-name="gr2" draw:text-style-name="P7" draw:layer="layout" svg:width="1.061cm" svg:height="0.886cm" svg:x="2.208cm" svg:y="10.7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0.6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0.778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3.091cm" svg:y="10.6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02" draw:id="id202">
          <svg:title>TexMaths</svg:title>
          <svg:desc>28§display§\therefore§svg§600§FALSE§</svg:desc>
          <draw:polygon draw:style-name="gr2" draw:text-style-name="P7" draw:layer="layout" svg:width="0.528cm" svg:height="0.433cm" svg:x="4.328cm" svg:y="8.4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8.3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8" draw:id="id208">
          <svg:title>TexMaths</svg:title>
          <svg:desc>24§display§= \int \left(  \frac{1}{\sin^2 x \cos^2 x} \right)dx§svg§600§FALSE§</svg:desc>
          <draw:polygon draw:style-name="gr2" draw:text-style-name="P7" draw:layer="layout" svg:width="8.566cm" svg:height="1.941cm" svg:x="6.512cm" svg:y="10.236cm" svg:viewBox="0 0 8567 1942" draw:points="4283,1942 0,1942 0,0 8567,0 8567,1942">
            <text:p/>
          </draw:polygon>
          <draw:path draw:style-name="gr3" draw:text-style-name="P8" draw:layer="layout" svg:width="0.562cm" svg:height="0.199cm" svg:x="6.518cm" svg:y="11.1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7cm" svg:y="10.269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cm" svg:y="10.1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1.083cm" svg:y="10.28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4.309cm" svg:height="0.035cm" svg:x="9.066cm" svg:y="11.189cm" svg:viewBox="0 0 4310 36" draw:points="2154,36 0,36 0,0 4310,0 4310,36">
            <text:p/>
          </draw:polygon>
          <draw:path draw:style-name="gr3" draw:text-style-name="P8" draw:layer="layout" svg:width="0.277cm" svg:height="0.389cm" svg:x="9.094cm" svg:y="11.6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426cm" svg:y="11.4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661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0.139cm" svg:y="11.31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421cm" svg:height="0.383cm" svg:x="10.646cm" svg:y="11.6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322cm" svg:height="0.389cm" svg:x="11.272cm" svg:y="11.68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642cm" svg:y="11.68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68cm" svg:y="11.6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41cm" svg:y="11.42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421cm" svg:height="0.383cm" svg:x="12.917cm" svg:y="11.6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416cm" svg:height="2.025cm" svg:x="13.504cm" svg:y="10.194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4.271cm" svg:y="10.832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4.701cm" svg:y="11.04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draw:g xml:id="id203" draw:id="id203">
          <svg:title>TexMaths</svg:title>
          <svg:desc>28§display§\text {I}§svg§600§FALSE§</svg:desc>
          <draw:polygon draw:style-name="gr2" draw:text-style-name="P7" draw:layer="layout" svg:width="0.229cm" svg:height="0.575cm" svg:x="5.733cm" svg:y="8.3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8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9" draw:id="id209">
          <svg:title>TexMaths</svg:title>
          <svg:desc>24§display§= \int \left(  \frac{\sin^2 x + \cos^2 x}{\sin^2 x \cos^2 x} \right)dx§svg§600§FALSE§</svg:desc>
          <draw:polygon draw:style-name="gr2" draw:text-style-name="P7" draw:layer="layout" svg:width="9.456cm" svg:height="2.034cm" svg:x="6.512cm" svg:y="12.737cm" svg:viewBox="0 0 9457 2035" draw:points="4728,2035 0,2035 0,0 9457,0 9457,2035">
            <text:p/>
          </draw:polygon>
          <draw:path draw:style-name="gr3" draw:text-style-name="P8" draw:layer="layout" svg:width="0.561cm" svg:height="0.199cm" svg:x="6.518cm" svg:y="13.70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4cm" svg:x="7.407cm" svg:y="12.864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ath draw:style-name="gr3" draw:text-style-name="P8" draw:layer="layout" svg:width="0.416cm" svg:height="2.024cm" svg:x="8.52cm" svg:y="12.789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277cm" svg:height="0.389cm" svg:x="9.094cm" svg:y="13.064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426cm" svg:y="12.87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9.66cm" svg:y="13.06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138cm" svg:y="12.695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0.645cm" svg:y="13.06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8" draw:layer="layout" svg:width="0.561cm" svg:height="0.563cm" svg:x="11.336cm" svg:y="12.95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8" draw:layer="layout" svg:width="0.322cm" svg:height="0.389cm" svg:x="12.162cm" svg:y="13.064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532cm" svg:y="13.06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959cm" svg:y="13.064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3.3cm" svg:y="12.74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3.805cm" svg:y="13.06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olygon draw:style-name="gr3" draw:text-style-name="P8" draw:layer="layout" svg:width="5.198cm" svg:height="0.035cm" svg:x="9.065cm" svg:y="13.785cm" svg:viewBox="0 0 5199 36" draw:points="2599,36 0,36 0,0 5199,0 5199,36">
            <text:p/>
          </draw:polygon>
          <draw:path draw:style-name="gr3" draw:text-style-name="P8" draw:layer="layout" svg:width="0.277cm" svg:height="0.389cm" svg:x="9.539cm" svg:y="14.277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872cm" svg:y="14.0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106cm" svg:y="14.28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584cm" svg:y="13.90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1.091cm" svg:y="14.28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8" draw:layer="layout" svg:width="0.322cm" svg:height="0.389cm" svg:x="11.716cm" svg:y="14.27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087cm" svg:y="14.2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13cm" svg:y="14.277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855cm" svg:y="14.01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3.362cm" svg:y="14.28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8" draw:layer="layout" svg:width="0.416cm" svg:height="2.024cm" svg:x="14.395cm" svg:y="12.789cm" svg:viewBox="0 0 417 2025" svg:d="M417 1013c0-332-77-666-292-919-16-19-48-54-83-84-11-10-13-10-25-10-9 0-17 0-17 8 0 4 4 7 6 9 29 31 86 87 142 179 136 217 199 491 199 816 0 228-30 520-170 771-68 121-139 190-173 227-2 2-4 3-4 7 0 8 8 8 17 8 12 0 14 0 27-13 284-258 373-643 373-999z">
            <text:p/>
          </draw:path>
          <draw:path draw:style-name="gr3" draw:text-style-name="P8" draw:layer="layout" svg:width="0.402cm" svg:height="0.596cm" svg:x="15.161cm" svg:y="13.426cm" svg:viewBox="0 0 403 597" svg:d="M403 10c0-2 0-10-11-10-12 0-93 8-108 10-6 0-11 3-11 15 0 11 7 11 21 11 40 0 42 6 42 14l-2 17-52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5.589cm" svg:y="13.63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199" draw:id="id199">
          <svg:title>TexMaths</svg:title>
          <svg:desc>24§display§= \int \left( \frac{e}{4}\right)^x dx - \smallint \sec x \tan x  dx§svg§600§FALSE§</svg:desc>
          <draw:polygon draw:style-name="gr2" draw:text-style-name="P7" draw:layer="layout" svg:width="11.098cm" svg:height="1.791cm" svg:x="6.513cm" svg:y="0.737cm" svg:viewBox="0 0 11099 1792" draw:points="5549,1792 0,1792 0,0 11099,0 11099,1792">
            <text:p/>
          </draw:polygon>
          <draw:path draw:style-name="gr3" draw:text-style-name="P8" draw:layer="layout" svg:width="0.562cm" svg:height="0.199cm" svg:x="6.519cm" svg:y="1.53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75cm" svg:height="1.876cm" svg:x="7.408cm" svg:y="0.695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8" draw:layer="layout" svg:width="0.322cm" svg:height="1.519cm" svg:x="8.497cm" svg:y="0.874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8" draw:layer="layout" svg:width="0.325cm" svg:height="0.383cm" svg:x="9.003cm" svg:y="0.90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olygon draw:style-name="gr3" draw:text-style-name="P8" draw:layer="layout" svg:width="0.423cm" svg:height="0.036cm" svg:x="8.95cm" svg:y="1.615cm" svg:viewBox="0 0 424 37" draw:points="211,37 0,37 0,0 424,0 424,37">
            <text:p/>
          </draw:polygon>
          <draw:path draw:style-name="gr3" draw:text-style-name="P8" draw:layer="layout" svg:width="0.375cm" svg:height="0.572cm" svg:x="8.975cm" svg:y="1.852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22cm" svg:height="1.519cm" svg:x="9.505cm" svg:y="0.874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8" draw:layer="layout" svg:width="0.318cm" svg:height="0.268cm" svg:x="10.006cm" svg:y="0.822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8" draw:layer="layout" svg:width="0.402cm" svg:height="0.596cm" svg:x="10.576cm" svg:y="1.258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1.006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16cm" svg:height="0.036cm" svg:x="11.721cm" svg:y="1.615cm" svg:viewBox="0 0 517 37" svg:d="M488 37c13 0 29 0 29-20 0-17-16-17-29-17h-459c-14 0-29 0-29 17 0 20 15 20 29 20z">
            <text:p/>
          </draw:path>
          <draw:path draw:style-name="gr3" draw:text-style-name="P8" draw:layer="layout" svg:width="0.352cm" svg:height="0.787cm" svg:x="12.541cm" svg:y="1.239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1-121 40-228 54-378 4-46 9-94 15-135 8-63 21-96 52-96 15 0 27 8 33 16z">
            <text:p/>
          </draw:path>
          <draw:path draw:style-name="gr3" draw:text-style-name="P8" draw:layer="layout" svg:width="0.277cm" svg:height="0.389cm" svg:x="13.109cm" svg:y="1.46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8" draw:layer="layout" svg:width="0.327cm" svg:height="0.389cm" svg:x="13.437cm" svg:y="1.465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13.817cm" svg:y="1.465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421cm" svg:height="0.383cm" svg:x="14.328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8" draw:layer="layout" svg:width="0.264cm" svg:height="0.529cm" svg:x="14.943cm" svg:y="1.32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5.29cm" svg:y="1.46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5.703cm" svg:y="1.4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21cm" svg:height="0.383cm" svg:x="16.31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402cm" svg:height="0.596cm" svg:x="16.801cm" svg:y="1.25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17.232cm" svg:y="1.471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</draw:g>
        <draw:g xml:id="id200" draw:id="id200">
          <svg:title>TexMaths</svg:title>
          <svg:desc>24§display§= \frac{(e/4)^x}{\log (e/4) } - \sec x + c§svg§600§FALSE§</svg:desc>
          <draw:polygon draw:style-name="gr2" draw:text-style-name="P7" draw:layer="layout" svg:width="8.122cm" svg:height="1.909cm" svg:x="6.515cm" svg:y="3.037cm" svg:viewBox="0 0 8123 1910" draw:points="4061,1910 0,1910 0,0 8123,0 8123,1910">
            <text:p/>
          </draw:polygon>
          <draw:path draw:style-name="gr3" draw:text-style-name="P8" draw:layer="layout" svg:width="0.562cm" svg:height="0.199cm" svg:x="6.521cm" svg:y="3.8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3cm" svg:x="7.88cm" svg:y="2.995cm" svg:viewBox="0 0 198 844" svg:d="M198 837c0-2 0-4-16-19-105-106-132-265-132-396 0-146 33-293 136-399 12-10 12-11 12-15 0-6-4-8-10-8-7 0-84 58-134 165-44 92-54 186-54 257 0 67 10 169 56 265 52 104 125 157 132 157 6 0 10-1 10-7z">
            <text:p/>
          </draw:path>
          <draw:path draw:style-name="gr3" draw:text-style-name="P8" draw:layer="layout" svg:width="0.325cm" svg:height="0.383cm" svg:x="8.165cm" svg:y="3.254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29cm" svg:height="0.843cm" svg:x="8.564cm" svg:y="2.995cm" svg:viewBox="0 0 330 844" svg:d="M326 33c4-12 4-16 4-16 0-9-7-17-17-17-6 0-12 2-13 8l-296 806c-4 9-4 13-4 15 0 8 8 15 17 15 12 0 14-5 19-19z">
            <text:p/>
          </draw:path>
          <draw:path draw:style-name="gr3" draw:text-style-name="P8" draw:layer="layout" svg:width="0.375cm" svg:height="0.571cm" svg:x="8.963cm" svg:y="3.056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197cm" svg:height="0.843cm" svg:x="9.409cm" svg:y="2.99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8" draw:layer="layout" svg:width="0.318cm" svg:height="0.268cm" svg:x="9.718cm" svg:y="3.06cm" svg:viewBox="0 0 319 269" svg:d="M119 200c-6 19-25 51-56 51-2 0-19 0-32-7 25-8 27-29 27-33 0-13-10-23-23-23-18 0-35 15-35 37 0 30 33 44 61 44 29 0 52-18 68-43 15 31 48 43 71 43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8" draw:layer="layout" svg:width="2.983cm" svg:height="0.035cm" svg:x="7.464cm" svg:y="3.97cm" svg:viewBox="0 0 2984 36" draw:points="1492,36 0,36 0,0 2984,0 2984,36">
            <text:p/>
          </draw:polygon>
          <draw:path draw:style-name="gr3" draw:text-style-name="P8" draw:layer="layout" svg:width="0.189cm" svg:height="0.586cm" svg:x="7.492cm" svg:y="4.191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375cm" svg:height="0.389cm" svg:x="7.723cm" svg:y="4.39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8" draw:layer="layout" svg:width="0.387cm" svg:height="0.557cm" svg:x="8.143cm" svg:y="4.394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8" draw:layer="layout" svg:width="0.197cm" svg:height="0.843cm" svg:x="8.637cm" svg:y="4.145cm" svg:viewBox="0 0 198 844" svg:d="M198 837c0-2 0-4-16-19-105-106-132-265-132-396 0-146 33-293 136-399 12-10 12-11 12-15 0-6-4-8-10-8-7 0-84 58-134 165-44 92-54 186-54 257 0 67 10 169 56 265 52 104 125 157 132 157 6 0 10-1 10-7z">
            <text:p/>
          </draw:path>
          <draw:path draw:style-name="gr3" draw:text-style-name="P8" draw:layer="layout" svg:width="0.325cm" svg:height="0.383cm" svg:x="8.921cm" svg:y="4.404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29cm" svg:height="0.843cm" svg:x="9.322cm" svg:y="4.145cm" svg:viewBox="0 0 330 844" svg:d="M326 33c4-12 4-16 4-16 0-9-7-17-17-17-6 0-12 2-13 8l-296 806c-4 9-4 13-4 15 0 8 8 15 17 15 12 0 14-5 19-19z">
            <text:p/>
          </draw:path>
          <draw:path draw:style-name="gr3" draw:text-style-name="P8" draw:layer="layout" svg:width="0.375cm" svg:height="0.571cm" svg:x="9.72cm" svg:y="4.206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197cm" svg:height="0.843cm" svg:x="10.167cm" svg:y="4.14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8" draw:layer="layout" svg:width="0.516cm" svg:height="0.035cm" svg:x="10.805cm" svg:y="3.97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1.608cm" svg:y="3.82cm" svg:viewBox="0 0 278 390" svg:d="M148 215c19 4 88 17 88 79 0 42-29 76-96 76-71 0-102-48-117-121-2-9-4-13-11-13-12 0-12 6-12 21v111c0 16 0 22 10 22 3 0 5-2 21-18 2-2 2-4 17-19 36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27cm" svg:height="0.389cm" svg:x="11.936cm" svg:y="3.82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8" draw:layer="layout" svg:width="0.322cm" svg:height="0.389cm" svg:x="12.316cm" svg:y="3.82cm" svg:viewBox="0 0 323 390" svg:d="M71 196c0-138 69-175 113-175 8 0 62 0 93 31-37 4-41 29-41 40 0 21 16 39 39 39s40-16 40-41c0-57-65-90-131-90-105 0-184 92-184 196 0 109 84 194 182 194 114 0 141-102 141-112 0-7-8-7-10-7-8 0-10 3-12 7-24 79-80 90-111 90-44 0-119-36-119-172z">
            <text:p/>
          </draw:path>
          <draw:path draw:style-name="gr3" draw:text-style-name="P8" draw:layer="layout" svg:width="0.421cm" svg:height="0.383cm" svg:x="12.827cm" svg:y="3.82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2 0-46-27-46-56 0-19 6-36 15-75z">
            <text:p/>
          </draw:path>
          <draw:path draw:style-name="gr3" draw:text-style-name="P8" draw:layer="layout" svg:width="0.562cm" svg:height="0.563cm" svg:x="13.518cm" svg:y="3.70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4.35cm" svg:y="3.826cm" svg:viewBox="0 0 330 384" svg:d="M301 52c-13 0-24 0-38 13-13 12-15 27-15 33 0 19 15 29 32 29 25 0 48-20 48-54 0-42-40-73-101-73-114 0-227 121-227 240 0 77 50 144 138 144 121 0 192-90 192-100 0-6-5-11-9-11-6 0-8 1-12 9-67 83-159 83-171 83-52 0-75-41-75-92 0-35 18-118 46-169 25-48 73-85 120-85 28 0 61 10 72 33z">
            <text:p/>
          </draw:path>
        </draw:g>
        <draw:g xml:id="id201" draw:id="id201">
          <svg:title>TexMaths</svg:title>
          <svg:desc>24§display§= \frac{e^x/4^x}{\log e - \log 4 } - \sec x + c§svg§600§FALSE§</svg:desc>
          <draw:polygon draw:style-name="gr2" draw:text-style-name="P7" draw:layer="layout" svg:width="9.447cm" svg:height="1.871cm" svg:x="6.516cm" svg:y="5.438cm" svg:viewBox="0 0 9448 1872" draw:points="4724,1872 0,1872 0,0 9448,0 9448,1872">
            <text:p/>
          </draw:polygon>
          <draw:path draw:style-name="gr3" draw:text-style-name="P8" draw:layer="layout" svg:width="0.562cm" svg:height="0.199cm" svg:x="6.522cm" svg:y="6.2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25cm" svg:height="0.383cm" svg:x="8.615cm" svg:y="5.65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8.997cm" svg:y="5.461cm" svg:viewBox="0 0 319 269" svg:d="M119 200c-6 19-25 51-56 51-2 0-19 0-32-7 25-8 27-29 27-33 0-13-10-23-23-23-18 0-35 15-35 37 0 30 33 44 61 44 29 0 52-18 68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9cm" svg:height="0.844cm" svg:x="9.439cm" svg:y="5.396cm" svg:viewBox="0 0 330 845" svg:d="M326 33c4-12 4-16 4-16 0-9-7-17-17-17-6 0-12 2-13 8l-296 806c-4 10-4 13-4 15 0 8 8 16 17 16 12 0 14-6 19-20z">
            <text:p/>
          </draw:path>
          <draw:path draw:style-name="gr3" draw:text-style-name="P8" draw:layer="layout" svg:width="0.375cm" svg:height="0.571cm" svg:x="9.838cm" svg:y="5.457cm" svg:viewBox="0 0 376 572" svg:d="M227 434v73c0 30-2 40-66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318cm" svg:height="0.268cm" svg:x="10.264cm" svg:y="5.461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8" draw:layer="layout" svg:width="4.308cm" svg:height="0.035cm" svg:x="7.465cm" svg:y="6.371cm" svg:viewBox="0 0 4309 36" draw:points="2155,36 0,36 0,0 4309,0 4309,36">
            <text:p/>
          </draw:polygon>
          <draw:path draw:style-name="gr3" draw:text-style-name="P8" draw:layer="layout" svg:width="0.189cm" svg:height="0.586cm" svg:x="7.493cm" svg:y="6.592cm" svg:viewBox="0 0 190 587" svg:d="M123 0l-123 10v26c60 0 67 6 67 47v439c0 39-9 39-67 39v26c29-2 73-2 94-2s63 0 96 2v-26c-58 0-67 0-67-39z">
            <text:p/>
          </draw:path>
          <draw:path draw:style-name="gr3" draw:text-style-name="P8" draw:layer="layout" svg:width="0.375cm" svg:height="0.389cm" svg:x="7.724cm" svg:y="6.79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387cm" svg:height="0.558cm" svg:x="8.144cm" svg:y="6.79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8" draw:layer="layout" svg:width="0.325cm" svg:height="0.383cm" svg:x="8.734cm" svg:y="6.8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516cm" svg:height="0.035cm" svg:x="9.346cm" svg:y="6.949cm" svg:viewBox="0 0 517 36" svg:d="M488 36c13 0 29 0 29-19 0-17-16-17-29-17h-459c-14 0-29 0-29 17 0 19 15 19 29 19z">
            <text:p/>
          </draw:path>
          <draw:path draw:style-name="gr3" draw:text-style-name="P8" draw:layer="layout" svg:width="0.189cm" svg:height="0.586cm" svg:x="10.147cm" svg:y="6.592cm" svg:viewBox="0 0 190 587" svg:d="M123 0l-123 10v26c60 0 67 6 67 47v439c0 39-9 39-67 39v26c29-2 73-2 94-2s63 0 96 2v-26c-58 0-67 0-67-39z">
            <text:p/>
          </draw:path>
          <draw:path draw:style-name="gr3" draw:text-style-name="P8" draw:layer="layout" svg:width="0.375cm" svg:height="0.389cm" svg:x="10.378cm" svg:y="6.79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87cm" svg:height="0.558cm" svg:x="10.8cm" svg:y="6.79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8" draw:layer="layout" svg:width="0.375cm" svg:height="0.571cm" svg:x="11.374cm" svg:y="6.607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516cm" svg:height="0.035cm" svg:x="12.131cm" svg:y="6.371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2.932cm" svg:y="6.221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27cm" svg:height="0.389cm" svg:x="13.26cm" svg:y="6.221cm" svg:viewBox="0 0 328 390" svg:d="M71 167c6-127 77-148 106-148 86 0 96 113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322cm" svg:height="0.389cm" svg:x="13.64cm" svg:y="6.221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421cm" svg:height="0.383cm" svg:x="14.151cm" svg:y="6.2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8" draw:layer="layout" svg:width="0.562cm" svg:height="0.563cm" svg:x="14.844cm" svg:y="6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15.676cm" svg:y="6.227cm" svg:viewBox="0 0 330 384" svg:d="M301 52c-13 0-24 0-38 13-13 12-15 27-15 33 0 19 15 29 32 29 25 0 48-20 48-54 0-42-40-73-101-73-114 0-227 121-227 240 0 77 50 144 138 144 121 0 192-90 192-100 0-6-5-11-9-11-6 0-8 2-12 9-67 83-159 83-171 83-52 0-75-41-75-92 0-35 18-118 46-169 25-48 73-85 120-85 28 0 61 10 72 33z">
            <text:p/>
          </draw:path>
        </draw:g>
        <draw:g xml:id="id204" draw:id="id204">
          <svg:title>TexMaths</svg:title>
          <svg:desc>24§display§= \frac{e^x}{4^x ( 1 - \log 4 ) } - \sec x + c§svg§600§FALSE§</svg:desc>
          <draw:polygon draw:style-name="gr2" draw:text-style-name="P7" draw:layer="layout" svg:width="9.747cm" svg:height="1.842cm" svg:x="6.516cm" svg:y="7.639cm" svg:viewBox="0 0 9748 1843" draw:points="4873,1843 0,1843 0,0 9748,0 9748,1843">
            <text:p/>
          </draw:polygon>
          <draw:path draw:style-name="gr3" draw:text-style-name="P8" draw:layer="layout" svg:width="0.562cm" svg:height="0.199cm" svg:x="6.522cm" svg:y="8.4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25cm" svg:height="0.383cm" svg:x="9.4cm" svg:y="7.791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18cm" svg:height="0.268cm" svg:x="9.782cm" svg:y="7.597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8" draw:layer="layout" svg:width="4.609cm" svg:height="0.035cm" svg:x="7.464cm" svg:y="8.507cm" svg:viewBox="0 0 4610 36" draw:points="2304,36 0,36 0,0 4610,0 4610,36">
            <text:p/>
          </draw:polygon>
          <draw:path draw:style-name="gr3" draw:text-style-name="P8" draw:layer="layout" svg:width="0.375cm" svg:height="0.571cm" svg:x="7.489cm" svg:y="8.741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318cm" svg:height="0.268cm" svg:x="7.916cm" svg:y="8.808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8" draw:layer="layout" svg:width="0.197cm" svg:height="0.844cm" svg:x="8.396cm" svg:y="8.6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279cm" svg:height="0.563cm" svg:x="8.714cm" svg:y="8.75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9.319cm" svg:y="9.084cm" svg:viewBox="0 0 516 36" svg:d="M488 36c13 0 28 0 28-19 0-17-15-17-28-17h-459c-14 0-29 0-29 17 0 19 15 19 29 19z">
            <text:p/>
          </draw:path>
          <draw:path draw:style-name="gr3" draw:text-style-name="P8" draw:layer="layout" svg:width="0.189cm" svg:height="0.586cm" svg:x="10.12cm" svg:y="8.727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375cm" svg:height="0.389cm" svg:x="10.35cm" svg:y="8.93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387cm" svg:height="0.558cm" svg:x="10.773cm" svg:y="8.931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60 84 108 188 108 100 0 188-45 188-110 0-31-13-73-55-98-46-23-94-23-146-23-21 0-58 0-64 0-27-4-46-31-46-57zM188 537c-86 0-144-42-144-86 0-40 33-71 69-73h50c73 0 169 0 169 73 0 44-61 86-144 86z">
            <text:p/>
          </draw:path>
          <draw:path draw:style-name="gr3" draw:text-style-name="P8" draw:layer="layout" svg:width="0.375cm" svg:height="0.571cm" svg:x="11.347cm" svg:y="8.741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197cm" svg:height="0.844cm" svg:x="11.792cm" svg:y="8.6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515cm" svg:height="0.035cm" svg:x="12.431cm" svg:y="8.507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3.232cm" svg:y="8.3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13.56cm" svg:y="8.35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22cm" svg:height="0.389cm" svg:x="13.941cm" svg:y="8.3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421cm" svg:height="0.383cm" svg:x="14.451cm" svg:y="8.36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5.144cm" svg:y="8.24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5.976cm" svg:y="8.361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10" draw:id="id210">
          <svg:title>TexMaths</svg:title>
          <svg:desc>28§display§\text {I}§svg§600§FALSE§</svg:desc>
          <draw:polygon draw:style-name="gr2" draw:text-style-name="P7" draw:layer="layout" svg:width="0.229cm" svg:height="0.575cm" svg:x="5.731cm" svg:y="1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4" draw:id="id214">
          <svg:title>TexMaths</svg:title>
          <svg:desc>28§display§\therefore§svg§600§FALSE§</svg:desc>
          <draw:polygon draw:style-name="gr2" draw:text-style-name="P7" draw:layer="layout" svg:width="0.528cm" svg:height="0.433cm" svg:x="4.328cm" svg:y="6.5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6.4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5" draw:id="id215">
          <svg:title>TexMaths</svg:title>
          <svg:desc>28§display§\text {I}§svg§600§FALSE§</svg:desc>
          <draw:polygon draw:style-name="gr2" draw:text-style-name="P7" draw:layer="layout" svg:width="0.229cm" svg:height="0.575cm" svg:x="5.733cm" svg:y="6.4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6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1" draw:id="id211">
          <svg:title>TexMaths</svg:title>
          <svg:desc>24§display§= \int \left(  \frac{\sin^2 x }{\sin^2 x \cos^2 x} + \frac{ \cos^2 x}{\sin^2 x \cos^2 x} \right)dx§svg§600§FALSE§</svg:desc>
          <draw:polygon draw:style-name="gr2" draw:text-style-name="P7" draw:layer="layout" svg:width="14.108cm" svg:height="2.034cm" svg:x="6.514cm" svg:y="0.739cm" svg:viewBox="0 0 14109 2035" draw:points="7054,2035 0,2035 0,0 14109,0 14109,2035">
            <text:p/>
          </draw:polygon>
          <draw:path draw:style-name="gr3" draw:text-style-name="P8" draw:layer="layout" svg:width="0.562cm" svg:height="0.199cm" svg:x="6.52cm" svg:y="1.70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9cm" svg:y="0.866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8.522cm" svg:y="0.791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277cm" svg:height="0.389cm" svg:x="10.231cm" svg:y="1.0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0.565cm" svg:y="0.87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798cm" svg:y="1.07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1.278cm" svg:y="0.6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1.783cm" svg:y="1.07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4.31cm" svg:height="0.035cm" svg:x="9.068cm" svg:y="1.787cm" svg:viewBox="0 0 4311 36" draw:points="2154,36 0,36 0,0 4311,0 4311,36">
            <text:p/>
          </draw:polygon>
          <draw:path draw:style-name="gr3" draw:text-style-name="P8" draw:layer="layout" svg:width="0.277cm" svg:height="0.389cm" svg:x="9.097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429cm" svg:y="2.09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9.663cm" svg:y="2.28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141cm" svg:y="1.9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0.648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322cm" svg:height="0.389cm" svg:x="11.274cm" svg:y="2.27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644cm" svg:y="2.27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71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413cm" svg:y="2.0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2.919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3.712cm" svg:y="1.52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5.727cm" svg:y="1.066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6.097cm" svg:y="1.0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6.523cm" svg:y="1.0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6.865cm" svg:y="0.745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7.372cm" svg:y="1.07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olygon draw:style-name="gr3" draw:text-style-name="P8" draw:layer="layout" svg:width="4.31cm" svg:height="0.035cm" svg:x="14.609cm" svg:y="1.787cm" svg:viewBox="0 0 4311 36" draw:points="2154,36 0,36 0,0 4311,0 4311,36">
            <text:p/>
          </draw:polygon>
          <draw:path draw:style-name="gr3" draw:text-style-name="P8" draw:layer="layout" svg:width="0.277cm" svg:height="0.389cm" svg:x="14.638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4.97cm" svg:y="2.09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5.204cm" svg:y="2.28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5.682cm" svg:y="1.9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6.189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322cm" svg:height="0.389cm" svg:x="16.815cm" svg:y="2.27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7.186cm" svg:y="2.27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7.612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7.954cm" svg:y="2.0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8.461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416cm" svg:height="2.024cm" svg:x="19.048cm" svg:y="0.791cm" svg:viewBox="0 0 417 2025" svg:d="M417 1013c0-332-77-666-292-919-17-19-48-54-83-84-11-10-13-10-25-10-9 0-17 0-17 8 0 4 4 7 6 9 29 31 86 87 142 179 136 217 198 491 198 816 0 228-29 520-169 771-68 121-139 190-173 227-2 2-4 3-4 7 0 8 8 8 17 8 12 0 14 0 27-13 284-258 373-643 373-999z">
            <text:p/>
          </draw:path>
          <draw:path draw:style-name="gr3" draw:text-style-name="P8" draw:layer="layout" svg:width="0.402cm" svg:height="0.596cm" svg:x="19.814cm" svg:y="1.428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20.245cm" svg:y="1.64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212" draw:id="id212">
          <svg:title>TexMaths</svg:title>
          <svg:desc>26§display§= \smallint \left(  \sec^2 x + \text {cosec}^2 x \right)dx§svg§600§FALSE§</svg:desc>
          <draw:polygon draw:style-name="gr2" draw:text-style-name="P7" draw:layer="layout" svg:width="9.797cm" svg:height="1.03cm" svg:x="6.516cm" svg:y="3.545cm" svg:viewBox="0 0 9798 1031" draw:points="4898,1031 0,1031 0,0 9798,0 9798,1031">
            <text:p/>
          </draw:polygon>
          <draw:path draw:style-name="gr3" draw:text-style-name="P8" draw:layer="layout" svg:width="0.608cm" svg:height="0.215cm" svg:x="6.522cm" svg:y="3.9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7.485cm" svg:y="3.647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4cm" svg:height="1.097cm" svg:x="8.209cm" svg:y="3.524cm" svg:viewBox="0 0 241 1098" svg:d="M241 1088c0-2-2-5-4-9-41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8" draw:layer="layout" svg:width="0.301cm" svg:height="0.421cm" svg:x="8.519cm" svg:y="3.8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8.875cm" svg:y="3.8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9.286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9.7cm" svg:y="3.49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0.249cm" svg:y="3.89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11cm" svg:y="3.76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48cm" svg:height="0.421cm" svg:x="11.892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07cm" svg:height="0.421cm" svg:x="12.294cm" svg:y="3.8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12.756cm" svg:y="3.8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13.111cm" svg:y="3.8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3.523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13.937cm" svg:y="3.49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4.334cm" svg:y="3.8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4cm" svg:height="1.097cm" svg:x="14.871cm" svg:y="3.524cm" svg:viewBox="0 0 241 1098" svg:d="M241 549c0-129-23-314-143-468-11-12-71-81-88-81-4 0-10 2-10 8 0 4 2 7 6 11 44 48 104 120 142 266 20 83 29 179 29 264 0 92-9 185-31 275-36 128-90 201-138 253-8 9-8 9-8 11 0 8 6 10 10 10 15 0 65-56 77-69 94-112 154-276 154-480z">
            <text:p/>
          </draw:path>
          <draw:path draw:style-name="gr3" draw:text-style-name="P8" draw:layer="layout" svg:width="0.436cm" svg:height="0.646cm" svg:x="15.437cm" svg:y="3.66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6-40 49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5.902cm" svg:y="3.8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</draw:g>
        <draw:g xml:id="id213" draw:id="id213">
          <svg:title>TexMaths</svg:title>
          <svg:desc>26§display§= \smallint \sec^2 x dx + \smallint \text {cosec}^2 x dx§svg§600§FALSE§</svg:desc>
          <draw:polygon draw:style-name="gr2" draw:text-style-name="P7" draw:layer="layout" svg:width="10.441cm" svg:height="0.908cm" svg:x="6.517cm" svg:y="4.947cm" svg:viewBox="0 0 10442 909" draw:points="5221,909 0,909 0,0 10442,0 10442,909">
            <text:p/>
          </draw:polygon>
          <draw:path draw:style-name="gr3" draw:text-style-name="P8" draw:layer="layout" svg:width="0.608cm" svg:height="0.215cm" svg:x="6.523cm" svg:y="5.3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7.486cm" svg:y="5.049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8" draw:layer="layout" svg:width="0.301cm" svg:height="0.421cm" svg:x="8.1cm" svg:y="5.294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8.456cm" svg:y="5.29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348cm" svg:height="0.421cm" svg:x="8.868cm" svg:y="5.294cm" svg:viewBox="0 0 349 422" svg:d="M77 212c0-150 75-189 123-189 8 0 66 0 100 33-38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284cm" svg:height="0.426cm" svg:x="9.284cm" svg:y="4.901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9.833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8" draw:layer="layout" svg:width="0.436cm" svg:height="0.646cm" svg:x="10.365cm" svg:y="5.07cm" svg:viewBox="0 0 437 647" svg:d="M437 10c0-2 0-10-13-10-12 0-100 8-116 10-6 0-13 5-13 17 0 13 9 13 23 13 44 0 46 6 46 14l-2 19-56 216c-17-33-44-58-86-58-106 0-220 135-220 268 0 88 50 148 123 148 18 0 64-4 118-68 9 37 40 68 83 68 34 0 55-21 69-52 15-31 27-87 27-89 0-11-8-11-10-11-11 0-11 4-13 17-16 60-33 114-70 114-25 0-27-22-27-41 0-23 2-29 6-44zM245 527c-4 16-4 18-18 35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0.829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39 17-81z">
            <text:p/>
          </draw:path>
          <draw:path draw:style-name="gr3" draw:text-style-name="P8" draw:layer="layout" svg:width="0.608cm" svg:height="0.611cm" svg:x="11.58cm" svg:y="5.169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2cm" svg:height="0.852cm" svg:x="12.493cm" svg:y="5.049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3-132 44-248 58-410 4-50 11-102 17-146 8-69 23-104 56-104 17 0 29 8 35 16z">
            <text:p/>
          </draw:path>
          <draw:path draw:style-name="gr3" draw:text-style-name="P8" draw:layer="layout" svg:width="0.348cm" svg:height="0.421cm" svg:x="13.109cm" svg:y="5.294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407cm" svg:height="0.421cm" svg:x="13.508cm" svg:y="5.294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8" draw:layer="layout" svg:width="0.301cm" svg:height="0.421cm" svg:x="13.97cm" svg:y="5.294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14.326cm" svg:y="5.29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348cm" svg:height="0.421cm" svg:x="14.738cm" svg:y="5.294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284cm" svg:height="0.426cm" svg:x="15.154cm" svg:y="4.901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15.549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  <draw:path draw:style-name="gr3" draw:text-style-name="P8" draw:layer="layout" svg:width="0.436cm" svg:height="0.646cm" svg:x="16.081cm" svg:y="5.07cm" svg:viewBox="0 0 437 647" svg:d="M437 10c0-2 0-10-13-10-12 0-100 8-116 10-6 0-13 5-13 17 0 13 9 13 23 13 44 0 46 6 46 14l-4 19-54 216c-17-33-44-58-86-58-106 0-220 135-220 268 0 88 50 148 123 148 18 0 64-4 118-68 9 37 40 68 83 68 34 0 55-21 69-52 15-31 27-87 27-89 0-11-8-11-10-11-11 0-11 4-13 17-16 60-33 114-70 114-25 0-27-22-27-41 0-23 2-29 6-44zM245 527c-4 16-4 18-18 35-40 50-77 64-102 64-48 0-61-50-61-85 0-46 30-160 52-202 28-54 69-87 107-87 58 0 72 75 72 81 0 4-2 10-4 15z">
            <text:p/>
          </draw:path>
          <draw:path draw:style-name="gr3" draw:text-style-name="P8" draw:layer="layout" svg:width="0.457cm" svg:height="0.415cm" svg:x="16.547cm" svg:y="5.298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</draw:g>
        <draw:g xml:id="id220" draw:id="id220">
          <svg:title>TexMaths</svg:title>
          <svg:desc>26§display§= \int \left( e^{\log_e 3x^2} - 3^{\log_3 4x^3} \right)dx§svg§600§FALSE§</svg:desc>
          <draw:polygon draw:style-name="gr2" draw:text-style-name="P7" draw:layer="layout" svg:width="11.354cm" svg:height="1.94cm" svg:x="6.518cm" svg:y="7.547cm" svg:viewBox="0 0 11355 1941" draw:points="5679,1941 0,1941 0,0 11355,0 11355,1941">
            <text:p/>
          </draw:polygon>
          <draw:path draw:style-name="gr3" draw:text-style-name="P8" draw:layer="layout" svg:width="0.608cm" svg:height="0.215cm" svg:x="6.524cm" svg:y="8.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2cm" svg:x="7.487cm" svg:y="7.501cm" svg:viewBox="0 0 813 2033" svg:d="M44 1991c29 0 45-20 45-43 0-32-22-46-43-46-23 0-46 14-46 46 0 48 46 85 102 85 139 0 191-214 256-479 70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348cm" svg:height="1.645cm" svg:x="8.667cm" svg:y="7.695cm" svg:viewBox="0 0 349 1646" svg:d="M308 1638c2 0 10 8 10 8h21c2 0 10 0 10-8 0-5-2-7-4-9-33-33-83-83-139-183-100-177-135-403-135-622 0-406 114-645 276-807 2-2 2-7 2-9 0-8-6-8-16-8-13 0-15 0-23 8-87 75-185 202-250 396-39 120-60 266-60 418 0 218 40 464 183 676 25 36 60 73 60 73 9 13 21 27 29 33z">
            <text:p/>
          </draw:path>
          <draw:path draw:style-name="gr3" draw:text-style-name="P8" draw:layer="layout" svg:width="0.353cm" svg:height="0.415cm" svg:x="9.091cm" svg:y="8.34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8" draw:layer="layout" svg:width="0.145cm" svg:height="0.444cm" svg:x="9.509cm" svg:y="7.923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9.707cm" svg:y="8.082cm" svg:viewBox="0 0 316 293" svg:d="M316 150c0-81-68-150-158-150-89 0-158 69-158 150s71 143 158 143 158-62 158-143zM158 273c-25 0-58-7-81-40-17-25-19-58-19-89 0-27 0-65 23-94 17-19 44-31 77-31 38 0 65 16 79 37 19 25 19 58 19 88 0 31 0 66-19 91s-48 38-79 38z">
            <text:p/>
          </draw:path>
          <draw:path draw:style-name="gr3" draw:text-style-name="P8" draw:layer="layout" svg:width="0.326cm" svg:height="0.421cm" svg:x="10.071cm" svg:y="8.079cm" svg:viewBox="0 0 327 422" svg:d="M67 175c10 6 33 21 70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9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22cm" svg:height="0.209cm" svg:x="10.47cm" svg:y="8.335cm" svg:viewBox="0 0 223 210" svg:d="M79 100c48 0 129-6 129-58 0-23-23-42-64-42-65 0-144 42-144 119 0 41 27 91 98 91 8 0 46 0 77-12 29-13 48-34 48-40 0-2-7-10-11-10-2 0-2 0-8 8-23 25-65 38-106 38-38 0-56-23-56-59 0-4 0-16 4-35zM50 85c21-64 79-68 91-68 23 0 44 8 44 25 0 43-85 43-108 43z">
            <text:p/>
          </draw:path>
          <draw:path draw:style-name="gr3" draw:text-style-name="P8" draw:layer="layout" svg:width="0.294cm" svg:height="0.438cm" svg:x="10.934cm" svg:y="7.942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8" draw:layer="layout" svg:width="0.344cm" svg:height="0.29cm" svg:x="11.294cm" svg:y="8.08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228cm" svg:height="0.305cm" svg:x="11.72cm" svg:y="7.788cm" svg:viewBox="0 0 229 306" svg:d="M229 218h-19c-2 9-6 38-12 42-5 2-44 2-50 2h-90c29-23 65-48 92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559cm" svg:height="0.039cm" svg:x="12.359cm" svg:y="8.49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13.235cm" svg:y="8.136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145cm" svg:height="0.444cm" svg:x="13.69cm" svg:y="7.923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13.886cm" svg:y="8.082cm" svg:viewBox="0 0 316 293" svg:d="M316 150c0-81-68-150-158-150-89 0-158 69-158 150s71 143 158 143 158-62 158-143zM158 273c-25 0-58-7-81-40-17-25-19-58-19-89 0-27 0-65 23-94 17-19 44-31 77-31 38 0 65 16 79 37 19 25 21 58 21 88 0 31-2 66-21 91s-48 38-79 38z">
            <text:p/>
          </draw:path>
          <draw:path draw:style-name="gr3" draw:text-style-name="P8" draw:layer="layout" svg:width="0.326cm" svg:height="0.421cm" svg:x="14.25cm" svg:y="8.079cm" svg:viewBox="0 0 327 422" svg:d="M69 175c8 6 31 21 68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11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38cm" svg:height="0.315cm" svg:x="14.637cm" svg:y="8.233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ath draw:style-name="gr3" draw:text-style-name="P8" draw:layer="layout" svg:width="0.315cm" svg:height="0.432cm" svg:x="15.107cm" svg:y="7.936cm" svg:viewBox="0 0 316 433" svg:d="M316 329v-25h-73v-285c0-15 0-19-14-19-6 0-9 0-17 8l-212 296v25h189v52c0 21 0 29-52 29h-16v23c31 0 72-2 95-2s65 2 98 2v-23h-19c-52 0-52-8-52-29v-52zM193 69v235h-170z">
            <text:p/>
          </draw:path>
          <draw:path draw:style-name="gr3" draw:text-style-name="P8" draw:layer="layout" svg:width="0.344cm" svg:height="0.29cm" svg:x="15.475cm" svg:y="8.08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238cm" svg:height="0.315cm" svg:x="15.895cm" svg:y="7.788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ath draw:style-name="gr3" draw:text-style-name="P8" draw:layer="layout" svg:width="0.348cm" svg:height="1.645cm" svg:x="16.294cm" svg:y="7.695cm" svg:viewBox="0 0 349 1646" svg:d="M349 822c0-262-62-541-243-747-12-15-46-50-69-69-6-6-8-6-20-6-9 0-17 0-17 8 0 4 4 9 6 11 31 31 81 81 138 183 99 175 135 401 135 620 0 397-111 641-275 807-2 2-4 7-4 9 0 8 8 8 17 8 12 0 14 0 23-6 87-75 185-202 249-396 40-124 60-274 60-422z">
            <text:p/>
          </draw:path>
          <draw:path draw:style-name="gr3" draw:text-style-name="P8" draw:layer="layout" svg:width="0.436cm" svg:height="0.646cm" svg:x="16.998cm" svg:y="8.111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8" draw:layer="layout" svg:width="0.457cm" svg:height="0.415cm" svg:x="17.461cm" svg:y="8.34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</draw:g>
        <draw:g xml:id="id218" draw:id="id218">
          <svg:title>TexMaths</svg:title>
          <svg:desc>28§display§\text {Let,}§svg§600§FALSE§</svg:desc>
          <draw:polygon draw:style-name="gr2" draw:text-style-name="P7" draw:layer="layout" svg:width="1.538cm" svg:height="0.765cm" svg:x="3.626cm" svg:y="8.242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8.1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8.4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8.2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8.7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19" draw:id="id219">
          <svg:title>TexMaths</svg:title>
          <svg:desc>28§display§\text {I}§svg§600§FALSE§</svg:desc>
          <draw:polygon draw:style-name="gr2" draw:text-style-name="P7" draw:layer="layout" svg:width="0.229cm" svg:height="0.575cm" svg:x="5.732cm" svg:y="8.244cm" svg:viewBox="0 0 230 576" draw:points="116,576 0,576 0,0 230,0 230,576">
            <text:p/>
          </draw:polygon>
          <draw:path draw:style-name="gr3" draw:text-style-name="P8" draw:layer="layout" svg:width="0.301cm" svg:height="0.674cm" svg:x="5.71cm" svg:y="8.1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7" draw:id="id217">
          <svg:title>TexMaths</svg:title>
          <svg:desc>28§display§(9)§svg§600§FALSE§</svg:desc>
          <draw:polygon draw:style-name="gr2" draw:text-style-name="P7" draw:layer="layout" svg:width="1.061cm" svg:height="0.886cm" svg:x="2.209cm" svg:y="8.144cm" svg:viewBox="0 0 1062 887" draw:points="531,887 0,887 0,0 1062,0 1062,887">
            <text:p/>
          </draw:polygon>
          <draw:path draw:style-name="gr3" draw:text-style-name="P8" draw:layer="layout" svg:width="0.23cm" svg:height="0.985cm" svg:x="2.256cm" svg:y="8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3cm" svg:y="8.178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8" draw:layer="layout" svg:width="0.23cm" svg:height="0.985cm" svg:x="3.092cm" svg:y="8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16" draw:id="id216">
          <svg:title>TexMaths</svg:title>
          <svg:desc>28§display§= \tan x  - \cot x + c§svg§600§FALSE§</svg:desc>
          <draw:polygon draw:style-name="gr2" draw:text-style-name="P7" draw:layer="layout" svg:width="7.955cm" svg:height="0.59cm" svg:x="6.517cm" svg:y="6.451cm" svg:viewBox="0 0 7956 591" draw:points="3978,591 0,591 0,0 7956,0 7956,591">
            <text:p/>
          </draw:polygon>
          <draw:path draw:style-name="gr3" draw:text-style-name="P8" draw:layer="layout" svg:width="0.655cm" svg:height="0.232cm" svg:x="6.524cm" svg:y="6.64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25cm" svg:y="6.402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3cm" svg:y="6.565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12cm" svg:y="6.572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2cm" svg:y="6.572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55cm" svg:y="6.742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9cm" svg:y="6.565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22cm" svg:y="6.565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11.806cm" svg:y="6.402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12.361cm" svg:y="6.572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3" draw:text-style-name="P8" draw:layer="layout" svg:width="0.655cm" svg:height="0.657cm" svg:x="13.17cm" svg:y="6.4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4.14cm" svg:y="6.572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221" draw:id="id221">
          <svg:title>TexMaths</svg:title>
          <svg:desc>26§display§= \smallint \left(  3x^2 - 4x^3 \right)dx§svg§600§FALSE§</svg:desc>
          <draw:polygon draw:style-name="gr2" draw:text-style-name="P7" draw:layer="layout" svg:width="7.351cm" svg:height="1.03cm" svg:x="6.519cm" svg:y="9.847cm" svg:viewBox="0 0 7352 1031" draw:points="3676,1031 0,1031 0,0 7352,0 7352,1031">
            <text:p/>
          </draw:polygon>
          <draw:path draw:style-name="gr3" draw:text-style-name="P8" draw:layer="layout" svg:width="0.609cm" svg:height="0.215cm" svg:x="6.525cm" svg:y="10.26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88cm" svg:y="9.949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4cm" svg:height="1.097cm" svg:x="8.212cm" svg:y="9.826cm" svg:viewBox="0 0 241 1098" svg:d="M241 1088c0-2-2-5-4-9-41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8" draw:layer="layout" svg:width="0.38cm" svg:height="0.629cm" svg:x="8.531cm" svg:y="9.994cm" svg:viewBox="0 0 381 630" svg:d="M229 287c75-23 127-87 127-160 0-75-79-127-169-127-91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7cm" svg:height="0.415cm" svg:x="8.976cm" svg:y="10.19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8" draw:layer="layout" svg:width="0.284cm" svg:height="0.425cm" svg:x="9.511cm" svg:y="9.80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559cm" svg:height="0.039cm" svg:x="10.16cm" svg:y="10.356cm" svg:viewBox="0 0 560 40" svg:d="M528 40c15 0 32 0 32-21 0-19-17-19-32-19h-497c-14 0-31 0-31 19 0 21 17 21 31 21z">
            <text:p/>
          </draw:path>
          <draw:path draw:style-name="gr3" draw:text-style-name="P8" draw:layer="layout" svg:width="0.407cm" svg:height="0.619cm" svg:x="11.023cm" svg:y="9.984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457cm" svg:height="0.415cm" svg:x="11.481cm" svg:y="10.198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8" draw:layer="layout" svg:width="0.294cm" svg:height="0.438cm" svg:x="12.011cm" svg:y="9.801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0 29-17 0-17 0-21 2 0 0-7 0-7 9 0 8 7 8 17 8z">
            <text:p/>
          </draw:path>
          <draw:path draw:style-name="gr3" draw:text-style-name="P8" draw:layer="layout" svg:width="0.24cm" svg:height="1.097cm" svg:x="12.427cm" svg:y="9.826cm" svg:viewBox="0 0 241 1098" svg:d="M241 549c0-129-23-314-143-468-11-12-71-81-88-81-4 0-10 2-10 8 0 4 2 7 6 11 44 48 104 120 142 266 21 83 29 179 29 264 0 92-8 185-31 275-36 128-90 201-138 253-8 9-8 9-8 11 0 8 6 10 10 10 15 0 65-56 77-69 94-112 154-276 154-480z">
            <text:p/>
          </draw:path>
          <draw:path draw:style-name="gr3" draw:text-style-name="P8" draw:layer="layout" svg:width="0.436cm" svg:height="0.646cm" svg:x="12.995cm" svg:y="9.96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2 2-29 6-43zM245 526c-4 17-4 19-18 36-40 49-77 64-102 64-46 0-61-50-61-85 0-46 30-160 53-202 27-54 68-87 106-87 60 0 72 75 72 81 0 4-2 10-4 14z">
            <text:p/>
          </draw:path>
          <draw:path draw:style-name="gr3" draw:text-style-name="P8" draw:layer="layout" svg:width="0.457cm" svg:height="0.415cm" svg:x="13.461cm" svg:y="10.19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</draw:g>
        <draw:g xml:id="id223" draw:id="id223">
          <svg:title>TexMaths</svg:title>
          <svg:desc>26§display§= 3 \smallint x^2 dx - 4 \smallint x^3 dx§svg§600§FALSE§</svg:desc>
          <draw:polygon draw:style-name="gr2" draw:text-style-name="P7" draw:layer="layout" svg:width="8.299cm" svg:height="0.908cm" svg:x="6.519cm" svg:y="11.348cm" svg:viewBox="0 0 8300 909" draw:points="4150,909 0,909 0,0 8300,0 8300,909">
            <text:p/>
          </draw:polygon>
          <draw:path draw:style-name="gr3" draw:text-style-name="P8" draw:layer="layout" svg:width="0.609cm" svg:height="0.215cm" svg:x="6.525cm" svg:y="11.76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cm" svg:height="0.63cm" svg:x="7.476cm" svg:y="11.496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8.098cm" svg:y="11.45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6-50 11-102 17-146 8-69 23-104 56-104 17 0 29 8 35 16z">
            <text:p/>
          </draw:path>
          <draw:path draw:style-name="gr3" draw:text-style-name="P8" draw:layer="layout" svg:width="0.457cm" svg:height="0.415cm" svg:x="8.707cm" svg:y="11.699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  <draw:path draw:style-name="gr3" draw:text-style-name="P8" draw:layer="layout" svg:width="0.284cm" svg:height="0.426cm" svg:x="9.244cm" svg:y="11.302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36cm" svg:height="0.646cm" svg:x="9.65cm" svg:y="11.471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0.116cm" svg:y="11.69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39 17-81z">
            <text:p/>
          </draw:path>
          <draw:path draw:style-name="gr3" draw:text-style-name="P8" draw:layer="layout" svg:width="0.559cm" svg:height="0.039cm" svg:x="10.892cm" svg:y="11.858cm" svg:viewBox="0 0 560 40" svg:d="M528 40c15 0 32 0 32-21 0-19-17-19-32-19h-497c-14 0-31 0-31 19 0 21 17 21 31 21z">
            <text:p/>
          </draw:path>
          <draw:path draw:style-name="gr3" draw:text-style-name="P8" draw:layer="layout" svg:width="0.407cm" svg:height="0.619cm" svg:x="11.755cm" svg:y="11.48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382cm" svg:height="0.852cm" svg:x="12.389cm" svg:y="11.45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6-50 11-102 17-146 8-69 23-104 56-104 17 0 29 8 35 16z">
            <text:p/>
          </draw:path>
          <draw:path draw:style-name="gr3" draw:text-style-name="P8" draw:layer="layout" svg:width="0.457cm" svg:height="0.415cm" svg:x="12.999cm" svg:y="11.69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8" draw:layer="layout" svg:width="0.294cm" svg:height="0.438cm" svg:x="13.529cm" svg:y="11.302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1-15 31-34 0-18-12-31-31-33 23-29 67-35 90-35 29 0 70 14 70 70 0 28-10 57-27 75-21 25-37 27-71 30-16 0-16 0-20 2 0 0-7 0-7 8s7 8 17 8z">
            <text:p/>
          </draw:path>
          <draw:path draw:style-name="gr3" draw:text-style-name="P8" draw:layer="layout" svg:width="0.436cm" svg:height="0.646cm" svg:x="13.941cm" svg:y="11.471cm" svg:viewBox="0 0 437 647" svg:d="M437 10c0-2 0-10-13-10-12 0-99 8-116 10-6 0-13 5-13 17 0 13 9 13 23 13 44 0 46 6 46 14l-4 19-54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4.407cm" svg:y="11.699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</draw:g>
        <draw:g xml:id="id224" draw:id="id224">
          <svg:title>TexMaths</svg:title>
          <svg:desc>24§display§= 3 \left( \frac{x^3}{3} \right) - 4 \left( \frac{x^4}{4} \right) + c§svg§600§FALSE§</svg:desc>
          <draw:polygon draw:style-name="gr2" draw:text-style-name="P7" draw:layer="layout" svg:width="8.967cm" svg:height="1.992cm" svg:x="6.519cm" svg:y="12.744cm" svg:viewBox="0 0 8968 1993" draw:points="4484,1993 0,1993 0,0 8968,0 8968,1993">
            <text:p/>
          </draw:polygon>
          <draw:path draw:style-name="gr3" draw:text-style-name="P8" draw:layer="layout" svg:width="0.562cm" svg:height="0.199cm" svg:x="6.525cm" svg:y="13.66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7.402cm" svg:y="13.415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s-100-15-131-65c31 5 56-14 56-47 0-30-21-48-46-48-21 0-48 14-48 50 0 77 79 133 171 133 104 0 180-77 180-163 0-69-53-135-140-154z">
            <text:p/>
          </draw:path>
          <draw:path draw:style-name="gr3" draw:text-style-name="P8" draw:layer="layout" svg:width="0.416cm" svg:height="2.025cm" svg:x="8.105cm" svg:y="12.754cm" svg:viewBox="0 0 417 2026" svg:d="M417 2018c0-3-2-5-4-7-31-33-88-89-144-181-137-217-198-491-198-816 0-229 31-520 169-772 67-121 136-190 175-227 2-2 2-3 2-7 0-8-6-8-18-8-11 0-13 0-26 13-285 258-373 644-373 999 0 332 77 667 292 920 17 19 48 54 84 85 10 9 12 9 23 9 12 0 18 0 18-8z">
            <text:p/>
          </draw:path>
          <draw:path draw:style-name="gr3" draw:text-style-name="P8" draw:layer="layout" svg:width="0.421cm" svg:height="0.383cm" svg:x="8.675cm" svg:y="13.03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8" draw:layer="layout" svg:width="0.272cm" svg:height="0.404cm" svg:x="9.165cm" svg:y="12.708cm" svg:viewBox="0 0 273 405" svg:d="M131 196c46 0 78 33 78 96 0 73-42 94-76 94-24 0-77-6-102-40 29-2 34-21 34-33 0-19-13-33-32-33-16 0-33 10-33 33 0 58 61 92 134 92 83 0 139-54 139-113 0-46-37-92-102-108 61-21 84-67 84-101 0-48-53-83-121-83-65 0-115 33-115 79 0 21 12 32 31 32 17 0 29-13 29-30 0-18-12-29-29-31 21-27 61-33 83-33 26 0 65 14 65 66 0 25-8 51-25 69-19 23-35 25-65 27-16 0-16 0-20 2 0 0-5 0-5 7 0 8 5 8 15 8z">
            <text:p/>
          </draw:path>
          <draw:polygon draw:style-name="gr3" draw:text-style-name="P8" draw:layer="layout" svg:width="0.861cm" svg:height="0.035cm" svg:x="8.652cm" svg:y="13.749cm" svg:viewBox="0 0 862 36" draw:points="432,36 0,36 0,0 862,0 862,36">
            <text:p/>
          </draw:polygon>
          <draw:path draw:style-name="gr3" draw:text-style-name="P8" draw:layer="layout" svg:width="0.35cm" svg:height="0.581cm" svg:x="8.906cm" svg:y="13.995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s-100-15-131-65c31 5 56-14 56-47 0-30-21-48-46-48-21 0-48 14-48 50 0 77 79 133 171 133 104 0 180-77 180-163 0-69-53-135-140-154z">
            <text:p/>
          </draw:path>
          <draw:path draw:style-name="gr3" draw:text-style-name="P8" draw:layer="layout" svg:width="0.416cm" svg:height="2.025cm" svg:x="9.643cm" svg:y="12.754cm" svg:viewBox="0 0 417 2026" svg:d="M417 1014c0-332-77-666-292-920-17-19-48-54-83-84-11-10-13-10-25-10-9 0-17 0-17 8 0 4 4 7 6 9 29 31 86 87 142 179 136 217 200 492 200 816 0 229-31 521-171 772-68 121-139 190-173 227-2 2-4 4-4 7 0 8 8 8 17 8 12 0 14 0 27-13 284-258 373-644 373-999z">
            <text:p/>
          </draw:path>
          <draw:path draw:style-name="gr3" draw:text-style-name="P8" draw:layer="layout" svg:width="0.516cm" svg:height="0.035cm" svg:x="10.492cm" svg:y="13.749cm" svg:viewBox="0 0 517 36" svg:d="M488 36c13 0 29 0 29-19 0-17-16-17-29-17h-459c-14 0-29 0-29 17 0 19 15 19 29 19z">
            <text:p/>
          </draw:path>
          <draw:path draw:style-name="gr3" draw:text-style-name="P8" draw:layer="layout" svg:width="0.375cm" svg:height="0.571cm" svg:x="11.289cm" svg:y="13.40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416cm" svg:height="2.025cm" svg:x="12.003cm" svg:y="12.754cm" svg:viewBox="0 0 417 2026" svg:d="M417 2018c0-3-2-5-4-7-31-33-88-89-144-181-137-217-198-491-198-816 0-229 31-520 169-772 67-121 136-190 175-227 2-2 2-3 2-7 0-8-6-8-18-8-11 0-13 0-26 13-285 258-373 644-373 999 0 332 77 667 292 920 17 19 48 54 84 85 10 9 12 9 23 9 12 0 18 0 18-8z">
            <text:p/>
          </draw:path>
          <draw:path draw:style-name="gr3" draw:text-style-name="P8" draw:layer="layout" svg:width="0.421cm" svg:height="0.383cm" svg:x="12.576cm" svg:y="13.03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8" draw:layer="layout" svg:width="0.291cm" svg:height="0.398cm" svg:x="13.056cm" svg:y="12.702cm" svg:viewBox="0 0 292 399" svg:d="M292 303v-23h-67v-263c0-13 0-17-12-17-8 0-9 0-17 8l-196 272v23h175v48c0 20 0 27-48 27h-16v21c29 0 68-1 89-1s59 1 90 1v-21h-17c-48 0-48-7-48-27v-48zM179 63v217h-158z">
            <text:p/>
          </draw:path>
          <draw:polygon draw:style-name="gr3" draw:text-style-name="P8" draw:layer="layout" svg:width="0.861cm" svg:height="0.035cm" svg:x="12.551cm" svg:y="13.749cm" svg:viewBox="0 0 862 36" draw:points="432,36 0,36 0,0 862,0 862,36">
            <text:p/>
          </draw:polygon>
          <draw:path draw:style-name="gr3" draw:text-style-name="P8" draw:layer="layout" svg:width="0.375cm" svg:height="0.571cm" svg:x="12.795cm" svg:y="13.98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416cm" svg:height="2.025cm" svg:x="13.542cm" svg:y="12.754cm" svg:viewBox="0 0 417 2026" svg:d="M417 1014c0-332-77-666-292-920-17-19-48-54-83-84-11-10-13-10-25-10-9 0-17 0-17 8 0 4 4 7 6 9 29 31 86 87 142 179 136 217 198 492 198 816 0 229-29 521-169 772-68 121-139 190-173 227-2 2-4 4-4 7 0 8 8 8 17 8 12 0 14 0 27-13 284-258 373-644 373-999z">
            <text:p/>
          </draw:path>
          <draw:path draw:style-name="gr3" draw:text-style-name="P8" draw:layer="layout" svg:width="0.562cm" svg:height="0.564cm" svg:x="14.367cm" svg:y="13.48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9cm" svg:height="0.383cm" svg:x="15.199cm" svg:y="13.60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225" draw:id="id225">
          <svg:title>TexMaths</svg:title>
          <svg:desc>28§display§\therefore§svg§600§FALSE§</svg:desc>
          <draw:polygon draw:style-name="gr2" draw:text-style-name="P7" draw:layer="layout" svg:width="0.528cm" svg:height="0.433cm" svg:x="16.329cm" svg:y="13.542cm" svg:viewBox="0 0 529 434" draw:points="265,434 0,434 0,0 529,0 529,434">
            <text:p/>
          </draw:polygon>
          <draw:path draw:style-name="gr3" draw:text-style-name="P8" draw:layer="layout" svg:width="0.598cm" svg:height="0.531cm" svg:x="16.309cm" svg:y="13.49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6" draw:id="id226">
          <svg:title>TexMaths</svg:title>
          <svg:desc>28§display§\text {I}§svg§600§FALSE§</svg:desc>
          <draw:polygon draw:style-name="gr2" draw:text-style-name="P7" draw:layer="layout" svg:width="0.229cm" svg:height="0.575cm" svg:x="17.734cm" svg:y="13.444cm" svg:viewBox="0 0 230 576" draw:points="116,576 0,576 0,0 230,0 230,576">
            <text:p/>
          </draw:polygon>
          <draw:path draw:style-name="gr3" draw:text-style-name="P8" draw:layer="layout" svg:width="0.301cm" svg:height="0.674cm" svg:x="17.712cm" svg:y="13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7" draw:id="id227">
          <svg:title>TexMaths</svg:title>
          <svg:desc>26§display§= x^3 - x^4 + c§svg§600§FALSE§</svg:desc>
          <draw:polygon draw:style-name="gr2" draw:text-style-name="P7" draw:layer="layout" svg:width="5.366cm" svg:height="0.794cm" svg:x="18.52cm" svg:y="13.248cm" svg:viewBox="0 0 5367 795" draw:points="2684,795 0,795 0,0 5367,0 5367,795">
            <text:p/>
          </draw:polygon>
          <draw:path draw:style-name="gr3" draw:text-style-name="P8" draw:layer="layout" svg:width="0.609cm" svg:height="0.216cm" svg:x="18.526cm" svg:y="13.675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8" draw:layer="layout" svg:width="0.457cm" svg:height="0.415cm" svg:x="19.464cm" svg:y="13.60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8" draw:layer="layout" svg:width="0.294cm" svg:height="0.438cm" svg:x="19.995cm" svg:y="13.208cm" svg:viewBox="0 0 295 439" svg:d="M141 212c50 0 86 36 86 104 0 80-46 102-83 102-25 0-84-6-111-43 31-2 38-23 38-36 0-20-15-35-36-35-16 0-35 10-35 35 0 63 67 100 146 100 89 0 149-58 149-123 0-50-39-99-110-116 67-23 92-73 92-110 0-53-59-90-131-90-71 0-125 35-125 85 0 23 12 36 33 36 19 0 33-15 33-34 0-18-14-31-33-33 23-29 67-35 90-35 29 0 70 14 70 71 0 27-10 56-27 74-21 25-37 28-71 30-16 0-16 0-20 2 0 0-7 0-7 8s7 8 17 8z">
            <text:p/>
          </draw:path>
          <draw:path draw:style-name="gr3" draw:text-style-name="P8" draw:layer="layout" svg:width="0.559cm" svg:height="0.039cm" svg:x="20.65cm" svg:y="13.764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415cm" svg:x="21.516cm" svg:y="13.60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4 0 146-118 146-141 0-9-9-9-11-9-8 0-10 3-12 9-29 100-94 121-123 121-35 0-50-30-50-61 0-21 6-39 17-81z">
            <text:p/>
          </draw:path>
          <draw:path draw:style-name="gr3" draw:text-style-name="P8" draw:layer="layout" svg:width="0.315cm" svg:height="0.432cm" svg:x="22.036cm" svg:y="13.202cm" svg:viewBox="0 0 316 433" svg:d="M316 329v-25h-73v-285c0-15 0-19-12-19-8 0-10 0-19 8l-212 296v25h189v52c0 21 0 29-52 29h-16v23c31 0 72-2 95-2s65 2 98 2v-23h-19c-52 0-52-8-52-29v-52zM193 69v235h-170z">
            <text:p/>
          </draw:path>
          <draw:path draw:style-name="gr3" draw:text-style-name="P8" draw:layer="layout" svg:width="0.609cm" svg:height="0.611cm" svg:x="22.674cm" svg:y="13.479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57cm" svg:height="0.415cm" svg:x="23.575cm" svg:y="13.606cm" svg:viewBox="0 0 358 416" svg:d="M327 56c-15 0-27 0-42 15-15 12-17 29-17 35 0 21 17 31 36 31 27 0 52-20 52-58 0-46-44-79-111-79-122 0-245 131-245 260 0 84 54 156 150 156 131 0 208-97 208-108 0-6-6-12-11-12-6 0-6 2-12 10-73 90-173 90-185 90-56 0-81-44-81-100 0-38 18-127 50-184 27-52 79-91 129-91 31 0 66 10 79 35z">
            <text:p/>
          </draw:path>
        </draw:g>
        <draw:g xml:id="id222" draw:id="id222">
          <svg:title>TexMaths</svg:title>
          <svg:desc>26§display§.\  .\ .\ \ [ \ a^{\log _a f(x)} = f(x) \ ]§svg§600§FALSE§</svg:desc>
          <draw:polygon draw:style-name="gr2" draw:text-style-name="P7" draw:layer="layout" svg:width="9.308cm" svg:height="0.995cm" svg:x="16.62cm" svg:y="9.749cm" svg:viewBox="0 0 9309 996" draw:points="4654,996 0,996 0,0 9309,0 9309,996">
            <text:p/>
          </draw:polygon>
          <draw:path draw:style-name="gr3" draw:text-style-name="P8" draw:layer="layout" svg:width="0.099cm" svg:height="0.099cm" svg:x="16.653cm" svg:y="10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211cm" svg:y="10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77cm" svg:y="10.462cm" svg:viewBox="0 0 100 100" svg:d="M100 50c0-27-23-50-50-50s-50 23-50 50 23 50 50 50 50-23 50-50z">
            <text:p/>
          </draw:path>
          <draw:polygon draw:style-name="gr3" draw:text-style-name="P8" draw:layer="layout" svg:width="0.126cm" svg:height="0.913cm" svg:x="18.663cm" svg:y="9.876cm" svg:viewBox="0 0 127 914" draw:points="127,914 127,879 37,879 37,37 127,37 127,0 0,0 0,914">
            <text:p/>
          </draw:polygon>
          <draw:path draw:style-name="gr3" draw:text-style-name="P8" draw:layer="layout" svg:width="0.419cm" svg:height="0.415cm" svg:x="19.15cm" svg:y="10.156cm" svg:viewBox="0 0 420 416" svg:d="M306 58c-17-33-44-58-85-58-107 0-221 135-221 268 0 87 50 148 123 148 18 0 64-4 118-69 9 38 40 69 84 69 33 0 54-21 68-50 15-33 27-90 27-92 0-8-8-8-10-8-9 0-11 2-13 17-16 58-33 112-70 112-25 0-27-23-27-42 0-20 2-27 12-68 10-38 10-48 19-81l33-129c6-27 6-27 6-31 0-17-10-25-25-25-23 0-37 20-39 39zM245 297c-4 17-4 17-16 33-42 50-79 65-104 65-46 0-61-50-61-85 0-46 30-160 52-202 28-54 69-87 107-87 60 0 72 75 72 81 0 4-2 10-4 14z">
            <text:p/>
          </draw:path>
          <draw:path draw:style-name="gr3" draw:text-style-name="P8" draw:layer="layout" svg:width="0.145cm" svg:height="0.444cm" svg:x="19.632cm" svg:y="9.738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19.828cm" svg:y="9.896cm" svg:viewBox="0 0 316 293" svg:d="M316 150c0-81-68-150-158-150-89 0-158 69-158 150s71 143 158 143 158-62 158-143zM158 272c-25 0-58-6-81-39-17-25-19-58-19-90 0-27 0-64 23-93 17-19 44-31 77-31 38 0 65 16 79 37 19 25 19 58 19 87 0 32 0 67-19 92s-48 37-79 37z">
            <text:p/>
          </draw:path>
          <draw:path draw:style-name="gr3" draw:text-style-name="P8" draw:layer="layout" svg:width="0.326cm" svg:height="0.421cm" svg:x="20.192cm" svg:y="9.894cm" svg:viewBox="0 0 327 422" svg:d="M67 175c10 6 33 20 70 20 67 0 115-43 115-93 0-27-11-46-27-63 29-20 54-20 66-20-4 2-6 4-6 14 0 13 8 21 21 21 8 0 21-6 21-21 0-14-13-33-40-33-8 0-44 2-75 29-19-14-46-23-73-23-66 0-116 44-116 96 0 25 14 48 31 64-4 7-19 27-19 52 0 9 2 38 27 56-29 11-62 32-62 65 0 48 71 83 158 83 81 0 158-33 158-83 0-21-8-54-43-75-38-19-77-19-140-19-12 0-37 0-41-2-21-4-34-23-34-41 0-17 6-21 9-27zM139 177c-64 0-64-63-64-75 0-11 0-38 12-54 11-11 27-23 50-23 65 0 65 62 65 77 0 8 0 35-15 52-8 10-25 23-48 23zM139 287c57 0 138 0 138 52 0 33-52 62-119 62-69 0-118-29-118-62 0-23 20-50 62-52z">
            <text:p/>
          </draw:path>
          <draw:path draw:style-name="gr3" draw:text-style-name="P8" draw:layer="layout" svg:width="0.265cm" svg:height="0.209cm" svg:x="20.589cm" svg:y="10.15cm" svg:viewBox="0 0 266 210" svg:d="M218 54c3-8 7-27 7-29 0-8-7-17-17-17-8 0-19 7-23 19-8-10-27-27-56-27-65 0-129 62-129 129 0 48 35 81 81 81 38 0 67-27 73-33 8 23 33 33 54 33 19 0 31-13 40-27 12-19 18-42 18-46 0-6-8-6-8-6-8 0-10 2-13 10-8 34-20 52-35 52-12 0-19-10-19-25 0-6 5-25 7-37zM156 143c-2 7-2 7-10 17-17 19-42 33-65 33-14 0-39-8-39-48 0-20 10-68 27-93 18-25 41-35 60-35 21 0 42 12 48 39z">
            <text:p/>
          </draw:path>
          <draw:path draw:style-name="gr3" draw:text-style-name="P8" draw:layer="layout" svg:width="0.34cm" svg:height="0.581cm" svg:x="21.113cm" svg:y="9.732cm" svg:viewBox="0 0 341 582" svg:d="M214 197h65c12 0 21 0 21-12 0-10-9-10-21-10h-58c14-81 18-111 24-129 3-15 17-27 32-27 2 0 18 0 31 6-27 8-29 31-29 35 0 15 12 25 27 25 16 0 35-14 35-39 0-29-31-46-64-46-27 0-59 17-77 48-13 25-17 52-31 127h-50c-15 0-23 0-23 14 0 8 8 8 20 8h48c0 5-41 235-56 304-4 14-14 64-46 64 0 0-16 0-29-8 27-8 29-31 29-35 0-15-10-23-25-23-18 0-37 14-37 37 0 29 31 46 62 46 42 0 69-42 77-56 23-44 38-123 40-129z">
            <text:p/>
          </draw:path>
          <draw:path draw:style-name="gr3" draw:text-style-name="P8" draw:layer="layout" svg:width="0.168cm" svg:height="0.639cm" svg:x="21.567cm" svg:y="9.703cm" svg:viewBox="0 0 169 640" svg:d="M156 0c-123 85-156 222-156 320 0 89 27 231 156 320 4 0 13 0 13-6 0-4-3-6-7-10-87-77-118-188-118-304 0-172 66-258 120-305 2-3 5-5 5-7 0-8-9-8-13-8z">
            <text:p/>
          </draw:path>
          <draw:path draw:style-name="gr3" draw:text-style-name="P8" draw:layer="layout" svg:width="0.344cm" svg:height="0.29cm" svg:x="21.81cm" svg:y="9.9cm" svg:viewBox="0 0 345 291" svg:d="M129 216c-6 21-27 56-60 56-2 0-21 0-36-8 27-8 29-31 29-35 0-15-10-25-25-25-18 0-37 16-37 39 0 33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168cm" svg:height="0.639cm" svg:x="22.239cm" svg:y="9.703cm" svg:viewBox="0 0 169 640" svg:d="M12 0c-4 0-12 0-12 8 0 2 2 4 6 9 56 52 117 137 117 303 0 133-42 235-111 297-12 13-12 13-12 17 0 2 2 6 8 6 9 0 69-41 113-122 29-52 48-123 48-198 0-89-28-231-157-320z">
            <text:p/>
          </draw:path>
          <draw:path draw:style-name="gr3" draw:text-style-name="P8" draw:layer="layout" svg:width="0.609cm" svg:height="0.215cm" svg:x="22.83cm" svg:y="10.225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8" draw:layer="layout" svg:width="0.457cm" svg:height="0.832cm" svg:x="23.793cm" svg:y="9.915cm" svg:viewBox="0 0 458 833" svg:d="M289 279h79c17 0 27 0 27-17 0-11-10-11-25-11h-77l19-106c4-18 17-83 23-93 8-19 25-31 44-31 4 0 27 0 43 16-39 2-48 36-48 48 0 23 17 33 34 33 23 0 50-20 50-56 0-41-42-62-79-62-32 0-90 17-117 108-6 19-8 27-31 143h-62c-19 0-28 0-28 17 0 11 7 11 25 11h61l-69 361c-17 90-33 173-79 173-4 0-27 0-46-17 44-2 52-35 52-50 0-21-16-31-35-31-23 0-50 21-50 54 0 42 40 64 79 64 50 0 85-54 102-89 29-58 52-168 52-175z">
            <text:p/>
          </draw:path>
          <draw:path draw:style-name="gr3" draw:text-style-name="P8" draw:layer="layout" svg:width="0.213cm" svg:height="0.913cm" svg:x="24.379cm" svg:y="9.876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457cm" svg:height="0.415cm" svg:x="24.671cm" svg:y="10.156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13cm" svg:height="0.913cm" svg:x="25.22cm" svg:y="9.876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olygon draw:style-name="gr3" draw:text-style-name="P8" draw:layer="layout" svg:width="0.126cm" svg:height="0.913cm" svg:x="25.848cm" svg:y="9.876cm" svg:viewBox="0 0 127 914" draw:points="127,0 0,0 0,37 89,37 89,879 0,879 0,914 127,91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7" smil:attributeName="visibility" smil:to="visible"/>
                  <anim:animate smil:dur="0.5s" smil:fill="hold" smil:targetElement="id217" smil:attributeName="width" smil:values="width*0.05;width" smil:keyTimes="0;1"/>
                  <anim:animate smil:dur="0.5s" smil:fill="hold" smil:targetElement="id217" smil:attributeName="height" smil:values="height;height" smil:keyTimes="0;1"/>
                  <anim:animate smil:dur="0.5s" smil:fill="hold" smil:targetElement="id217" smil:attributeName="x" smil:values="x-.2;x" smil:keyTimes="0;1"/>
                  <anim:animate smil:dur="0.5s" smil:fill="hold" smil:targetElement="id217" smil:attributeName="y" smil:values="y;y" smil:keyTimes="0;1"/>
                  <anim:transitionFilter smil:dur="0.5s" smil:targetElement="id21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1+width/2;x" smil:keyTimes="0;1"/>
                  <anim:animate smil:dur="0.5s" smil:fill="hold" smil:targetElement="id2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26" smil:attributeName="visibility" smil:to="visible"/>
                  <anim:animate smil:dur="0.25s" smil:fill="hold" smil:targetElement="id226" smil:attributeName="width" smil:values="width*0.05;width" smil:keyTimes="0;1"/>
                  <anim:animate smil:dur="0.25s" smil:fill="hold" smil:targetElement="id226" smil:attributeName="height" smil:values="height;height" smil:keyTimes="0;1"/>
                  <anim:animate smil:dur="0.25s" smil:fill="hold" smil:targetElement="id226" smil:attributeName="x" smil:values="x-.2;x" smil:keyTimes="0;1"/>
                  <anim:animate smil:dur="0.25s" smil:fill="hold" smil:targetElement="id226" smil:attributeName="y" smil:values="y;y" smil:keyTimes="0;1"/>
                  <anim:transitionFilter smil:dur="0.2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6.4cm" svg:height="14.773cm" svg:x="0.8cm" svg:y="0.627cm" presentation:class="title" presentation:user-transformed="true">
          <draw:text-box>
            <text:p text:style-name="P5"><text:span text:style-name="T8"><text:tab/></text:span><text:span text:style-name="T8"><text:tab/></text:span><text:span text:style-name="T9"><text:line-break/></text:span><text:span text:style-name="T9"> <text:s text:c="7"/></text:span><text:span text:style-name="T9"><text:line-break/></text:span><text:span text:style-name="T8"><text:tab/></text:span><text:span text:style-name="T8"><text:tab/></text:span><text:span text:style-name="T9"><text:line-break/></text:span><text:span text:style-name="T9"><text:tab/></text:span><text:span text:style-name="T9"><text:tab/></text:span></text:p>
          </draw:text-box>
        </draw:frame>
        <draw:frame draw:style-name="standard" xml:id="id229" draw:id="id229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232" draw:id="id232">
          <svg:title>TexMaths</svg:title>
          <svg:desc>20§display§\frac{(ax +b)^{n+1}}{a(n+1)} + c§svg§600§FALSE§</svg:desc>
          <draw:polygon draw:style-name="gr2" draw:text-style-name="P7" draw:layer="layout" svg:width="4.751cm" svg:height="1.645cm" svg:x="17.625cm" svg:y="2.183cm" svg:viewBox="0 0 4752 1646" draw:points="2376,1646 0,1646 0,0 4752,0 4752,1646">
            <text:p/>
          </draw:polygon>
          <draw:path draw:style-name="gr3" draw:text-style-name="P8" draw:layer="layout" svg:width="0.164cm" svg:height="0.703cm" svg:x="17.659cm" svg:y="2.2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7.891cm" svg:y="2.4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351cm" svg:height="0.319cm" svg:x="18.256cm" svg:y="2.4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8" draw:layer="layout" svg:width="0.468cm" svg:height="0.469cm" svg:x="18.831cm" svg:y="2.3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19.529cm" svg:y="2.2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8" draw:layer="layout" svg:width="0.164cm" svg:height="0.703cm" svg:x="19.838cm" svg:y="2.2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8" draw:layer="layout" svg:width="0.301cm" svg:height="0.223cm" svg:x="20.094cm" svg:y="2.2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8" draw:layer="layout" svg:width="0.362cm" svg:height="0.364cm" svg:x="20.452cm" svg:y="2.1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8" draw:layer="layout" svg:width="0.18cm" svg:height="0.327cm" svg:x="20.903cm" svg:y="2.1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8" draw:layer="layout" svg:width="3.575cm" svg:height="0.029cm" svg:x="17.59cm" svg:y="3.015cm" svg:viewBox="0 0 3576 30" draw:points="1789,30 0,30 0,0 3576,0 3576,30">
            <text:p/>
          </draw:polygon>
          <draw:path draw:style-name="gr3" draw:text-style-name="P8" draw:layer="layout" svg:width="0.322cm" svg:height="0.319cm" svg:x="18.131cm" svg:y="3.3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164cm" svg:height="0.703cm" svg:x="18.544cm" svg:y="3.1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81cm" svg:height="0.319cm" svg:x="18.768cm" svg:y="3.3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8" draw:layer="layout" svg:width="0.468cm" svg:height="0.469cm" svg:x="19.364cm" svg:y="3.2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33cm" svg:height="0.469cm" svg:x="20.091cm" svg:y="3.2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164cm" svg:height="0.703cm" svg:x="20.42cm" svg:y="3.1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8" draw:layer="layout" svg:width="0.468cm" svg:height="0.469cm" svg:x="21.444cm" svg:y="2.7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2.137cm" svg:y="2.8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31" draw:id="id231">
          <svg:title>TexMaths</svg:title>
          <svg:desc>26§display§\smallint ( ax + b )^n dx§svg§600§FALSE§</svg:desc>
          <draw:polygon draw:style-name="gr2" draw:text-style-name="P7" draw:layer="layout" svg:width="5.072cm" svg:height="0.823cm" svg:x="7.691cm" svg:y="2.592cm" svg:viewBox="0 0 5073 824" draw:points="2536,824 0,824 0,0 5073,0 5073,824">
            <text:p/>
          </draw:polygon>
          <draw:path draw:style-name="gr3" draw:text-style-name="P8" draw:layer="layout" svg:width="0.382cm" svg:height="0.852cm" svg:x="7.695cm" svg:y="2.5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13cm" svg:height="0.914cm" svg:x="8.217cm" svg:y="2.5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419cm" svg:height="0.415cm" svg:x="8.519cm" svg:y="2.8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8.993cm" svg:y="2.8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61cm" svg:x="9.742cm" svg:y="2.6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38cm" svg:height="0.646cm" svg:x="10.649cm" svg:y="2.5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8" draw:layer="layout" svg:width="0.213cm" svg:height="0.914cm" svg:x="11.05cm" svg:y="2.5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392cm" svg:height="0.29cm" svg:x="11.383cm" svg:y="2.5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36cm" svg:height="0.646cm" svg:x="11.886cm" svg:y="2.5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8" draw:layer="layout" svg:width="0.457cm" svg:height="0.415cm" svg:x="12.352cm" svg:y="2.8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237" draw:id="id237">
          <svg:title>TexMaths</svg:title>
          <svg:desc>24§display§\smallint \sin (ax + b) dx§svg§600§FALSE§</svg:desc>
          <draw:polygon draw:style-name="gr2" draw:text-style-name="P7" draw:layer="layout" svg:width="5.398cm" svg:height="0.759cm" svg:x="7.192cm" svg:y="6.491cm" svg:viewBox="0 0 5399 760" draw:points="2699,760 0,760 0,0 5399,0 5399,760">
            <text:p/>
          </draw:polygon>
          <draw:path draw:style-name="gr3" draw:text-style-name="P8" draw:layer="layout" svg:width="0.352cm" svg:height="0.786cm" svg:x="7.196cm" svg:y="6.478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77cm" svg:height="0.389cm" svg:x="7.764cm" svg:y="6.7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8.096cm" svg:y="6.5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8.329cm" svg:y="6.70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8.855cm" svg:y="6.44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87cm" svg:height="0.383cm" svg:x="9.133cm" svg:y="6.708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8" draw:layer="layout" svg:width="0.421cm" svg:height="0.383cm" svg:x="9.569cm" svg:y="6.70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6 111-113 111-33 0-46-27-46-56 0-19 6-36 15-75z">
            <text:p/>
          </draw:path>
          <draw:path draw:style-name="gr3" draw:text-style-name="P8" draw:layer="layout" svg:width="0.562cm" svg:height="0.564cm" svg:x="10.262cm" svg:y="6.58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12cm" svg:height="0.596cm" svg:x="11.097cm" svg:y="6.497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8" draw:layer="layout" svg:width="0.197cm" svg:height="0.844cm" svg:x="11.468cm" svg:y="6.44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1.782cm" svg:y="6.497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8" draw:layer="layout" svg:width="0.421cm" svg:height="0.383cm" svg:x="12.211cm" svg:y="6.70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6 111-113 111-33 0-46-27-46-56 0-19 6-36 15-75z">
            <text:p/>
          </draw:path>
        </draw:g>
        <draw:g xml:id="id228" draw:id="id228">
          <svg:title>TexMaths</svg:title>
          <svg:desc>26§display§\text {Integrations involving composite functions}§svg§600§FALSE§</svg:desc>
          <draw:polygon draw:style-name="gr2" draw:text-style-name="P7" draw:layer="layout" svg:width="16.801cm" svg:height="0.742cm" svg:x="5.538cm" svg:y="0.947cm" svg:viewBox="0 0 16802 743" draw:points="8401,743 0,743 0,0 16802,0 16802,743">
            <text:p/>
          </draw:polygon>
          <draw:path draw:style-name="gr3" draw:text-style-name="P8" draw:layer="layout" svg:width="0.28cm" svg:height="0.626cm" svg:x="5.517cm" svg:y="0.922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8" draw:layer="layout" svg:width="0.461cm" svg:height="0.405cm" svg:x="5.852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288cm" svg:height="0.574cm" svg:x="6.322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6.686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419cm" svg:height="0.605cm" svg:x="7.092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09cm" svg:height="0.405cm" svg:x="7.549cm" svg:y="1.14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7.919cm" svg:y="1.13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8.354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8.722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8.972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9.434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9.941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0.607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0.859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405cm" svg:x="11.331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07cm" svg:height="0.422cm" svg:x="11.795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12.256cm" svg:y="0.91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48cm" svg:height="0.405cm" svg:x="12.498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197cm" svg:height="0.613cm" svg:x="12.993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246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3.75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48cm" svg:height="0.422cm" svg:x="14.517cm" svg:y="1.136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4.917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715cm" svg:height="0.405cm" svg:x="15.378cm" svg:y="1.143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52cm" svg:height="0.582cm" svg:x="16.136cm" svg:y="1.1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8" draw:layer="layout" svg:width="0.407cm" svg:height="0.422cm" svg:x="16.668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301cm" svg:height="0.422cm" svg:x="17.13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7.49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88cm" svg:height="0.574cm" svg:x="17.731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18.095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18.81cm" svg:y="0.901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61cm" svg:height="0.415cm" svg:x="19.089cm" svg:y="1.143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61cm" svg:height="0.405cm" svg:x="19.59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0.422cm" svg:x="20.106cm" svg:y="1.136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286cm" svg:height="0.574cm" svg:x="20.499cm" svg:y="0.984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8" draw:layer="layout" svg:width="0.197cm" svg:height="0.613cm" svg:x="20.868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21.115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21.57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22.084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230" draw:id="id230">
          <svg:title>TexMaths</svg:title>
          <svg:desc>28§display§01§svg§600§FALSE§</svg:desc>
          <draw:polygon draw:style-name="gr2" draw:text-style-name="P7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8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8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233" draw:id="id233">
          <svg:title>TexMaths</svg:title>
          <svg:desc>28§display§02§svg§600§FALSE§</svg:desc>
          <draw:polygon draw:style-name="gr2" draw:text-style-name="P7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8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236" draw:id="id236">
          <svg:title>TexMaths</svg:title>
          <svg:desc>28§display§03§svg§600§FALSE§</svg:desc>
          <draw:polygon draw:style-name="gr2" draw:text-style-name="P7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8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239" draw:id="id239">
          <svg:title>TexMaths</svg:title>
          <svg:desc>28§display§04§svg§600§FALSE§</svg:desc>
          <draw:polygon draw:style-name="gr2" draw:text-style-name="P7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8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8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242" draw:id="id242">
          <svg:title>TexMaths</svg:title>
          <svg:desc>28§display§05§svg§600§FALSE§</svg:desc>
          <draw:polygon draw:style-name="gr2" draw:text-style-name="P7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8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45" draw:id="id245">
          <svg:title>TexMaths</svg:title>
          <svg:desc>28§display§06§svg§600§FALSE§</svg:desc>
          <draw:polygon draw:style-name="gr2" draw:text-style-name="P7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8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248" draw:id="id248">
          <svg:title>TexMaths</svg:title>
          <svg:desc>28§display§07§svg§600§FALSE§</svg:desc>
          <draw:polygon draw:style-name="gr2" draw:text-style-name="P7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8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8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234" draw:id="id234">
          <svg:title>TexMaths</svg:title>
          <svg:desc>20§display§\int \frac{1}{ \sqrt{ax + b} } dx§svg§600§FALSE§</svg:desc>
          <draw:polygon draw:style-name="gr2" draw:text-style-name="P7" draw:layer="layout" svg:width="4.176cm" svg:height="1.541cm" svg:x="7.692cm" svg:y="4.182cm" svg:viewBox="0 0 4177 1542" draw:points="2088,1542 0,1542 0,0 4177,0 4177,1542">
            <text:p/>
          </draw:polygon>
          <draw:path draw:style-name="gr3" draw:text-style-name="P8" draw:layer="layout" svg:width="0.625cm" svg:height="1.563cm" svg:x="7.697cm" svg:y="4.147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8" draw:layer="layout" svg:width="0.233cm" svg:height="0.47cm" svg:x="9.708cm" svg:y="4.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8" draw:layer="layout" svg:width="2.521cm" svg:height="0.029cm" svg:x="8.561cm" svg:y="4.914cm" svg:viewBox="0 0 2522 30" draw:points="1261,30 0,30 0,0 2522,0 2522,30">
            <text:p/>
          </draw:polygon>
          <draw:path draw:style-name="gr3" draw:text-style-name="P8" draw:layer="layout" svg:width="0.55cm" svg:height="0.703cm" svg:x="8.612cm" svg:y="5.055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8" draw:layer="layout" svg:width="1.935cm" svg:height="0.029cm" svg:x="9.147cm" svg:y="5.055cm" svg:viewBox="0 0 1936 30" draw:points="968,30 0,30 0,0 1936,0 1936,30">
            <text:p/>
          </draw:polygon>
          <draw:path draw:style-name="gr3" draw:text-style-name="P8" draw:layer="layout" svg:width="0.322cm" svg:height="0.319cm" svg:x="9.175cm" svg:y="5.343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351cm" svg:height="0.319cm" svg:x="9.539cm" svg:y="5.34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8" draw:layer="layout" svg:width="0.468cm" svg:height="0.47cm" svg:x="10.116cm" svg:y="5.24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6cm" svg:height="0.497cm" svg:x="10.813cm" svg:y="5.16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8" draw:layer="layout" svg:width="0.335cm" svg:height="0.497cm" svg:x="11.193cm" svg:y="4.616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11.552cm" svg:y="4.79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235" draw:id="id235">
          <svg:title>TexMaths</svg:title>
          <svg:desc>20§display§\frac{2\sqrt{ax + b}}{a} + c§svg§600§FALSE§</svg:desc>
          <draw:polygon draw:style-name="gr2" draw:text-style-name="P7" draw:layer="layout" svg:width="4.047cm" svg:height="1.493cm" svg:x="18.326cm" svg:y="4.283cm" svg:viewBox="0 0 4048 1494" draw:points="2024,1494 0,1494 0,0 4048,0 4048,1494">
            <text:p/>
          </draw:polygon>
          <draw:path draw:style-name="gr3" draw:text-style-name="P8" draw:layer="layout" svg:width="0.281cm" svg:height="0.469cm" svg:x="18.326cm" svg:y="4.378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8" draw:layer="layout" svg:width="0.549cm" svg:height="0.703cm" svg:x="18.694cm" svg:y="4.248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8" draw:layer="layout" svg:width="1.935cm" svg:height="0.029cm" svg:x="19.229cm" svg:y="4.248cm" svg:viewBox="0 0 1936 30" draw:points="968,30 0,30 0,0 1936,0 1936,30">
            <text:p/>
          </draw:polygon>
          <draw:path draw:style-name="gr3" draw:text-style-name="P8" draw:layer="layout" svg:width="0.322cm" svg:height="0.319cm" svg:x="19.256cm" svg:y="4.534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351cm" svg:height="0.319cm" svg:x="19.62cm" svg:y="4.53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8" draw:layer="layout" svg:width="0.468cm" svg:height="0.469cm" svg:x="20.196cm" svg:y="4.43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20.894cm" svg:y="4.358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8" draw:layer="layout" svg:width="2.872cm" svg:height="0.029cm" svg:x="18.291cm" svg:y="5.131cm" svg:viewBox="0 0 2873 30" draw:points="1437,30 0,30 0,0 2873,0 2873,30">
            <text:p/>
          </draw:polygon>
          <draw:path draw:style-name="gr3" draw:text-style-name="P8" draw:layer="layout" svg:width="0.322cm" svg:height="0.319cm" svg:x="19.569cm" svg:y="5.492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468cm" svg:height="0.469cm" svg:x="21.443cm" svg:y="4.912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2.134cm" svg:y="5.01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38" draw:id="id238">
          <svg:title>TexMaths</svg:title>
          <svg:desc>20§display§- \frac{\cos (ax + b)}{a} + c§svg§600§FALSE§</svg:desc>
          <draw:polygon draw:style-name="gr2" draw:text-style-name="P7" draw:layer="layout" svg:width="5.23cm" svg:height="1.423cm" svg:x="17.192cm" svg:y="6.183cm" svg:viewBox="0 0 5231 1424" draw:points="2615,1424 0,1424 0,0 5231,0 5231,1424">
            <text:p/>
          </draw:polygon>
          <draw:path draw:style-name="gr3" draw:text-style-name="P8" draw:layer="layout" svg:width="0.429cm" svg:height="0.029cm" svg:x="17.214cm" svg:y="6.9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7.811cm" svg:y="6.3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8.12cm" svg:y="6.3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18.475cm" svg:y="6.3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64cm" svg:height="0.703cm" svg:x="18.799cm" svg:y="6.1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031cm" svg:y="6.3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8" draw:layer="layout" svg:width="0.351cm" svg:height="0.319cm" svg:x="19.394cm" svg:y="6.3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469cm" svg:x="19.971cm" svg:y="6.2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667cm" svg:y="6.1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8" draw:layer="layout" svg:width="0.164cm" svg:height="0.703cm" svg:x="20.976cm" svg:y="6.1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423cm" svg:height="0.029cm" svg:x="17.787cm" svg:y="6.961cm" svg:viewBox="0 0 3424 30" draw:points="1712,30 0,30 0,0 3424,0 3424,30">
            <text:p/>
          </draw:polygon>
          <draw:path draw:style-name="gr3" draw:text-style-name="P8" draw:layer="layout" svg:width="0.322cm" svg:height="0.319cm" svg:x="19.341cm" svg:y="7.3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1.49cm" svg:y="6.7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183cm" svg:y="6.8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0" draw:id="id240">
          <svg:title>TexMaths</svg:title>
          <svg:desc>24§display§\smallint \cos (ax + b) dx§svg§600§FALSE§</svg:desc>
          <draw:polygon draw:style-name="gr2" draw:text-style-name="P7" draw:layer="layout" svg:width="5.491cm" svg:height="0.76cm" svg:x="7.192cm" svg:y="8.393cm" svg:viewBox="0 0 5492 761" draw:points="2745,761 0,761 0,0 5492,0 5492,761">
            <text:p/>
          </draw:polygon>
          <draw:path draw:style-name="gr3" draw:text-style-name="P8" draw:layer="layout" svg:width="0.352cm" svg:height="0.786cm" svg:x="7.196cm" svg:y="8.3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321cm" svg:height="0.389cm" svg:x="7.764cm" svg:y="8.606cm" svg:viewBox="0 0 322 390" svg:d="M71 196c0-138 69-175 113-175 8 0 62 0 92 31-34 4-40 29-40 40 0 21 15 39 38 39 24 0 41-16 41-41 0-57-65-90-131-90-105 0-184 92-184 196 0 109 84 194 182 194 114 0 140-102 140-112 0-7-7-7-9-7-8 0-10 4-12 7-25 79-80 91-111 91-44 0-119-37-119-173z">
            <text:p/>
          </draw:path>
          <draw:path draw:style-name="gr3" draw:text-style-name="P8" draw:layer="layout" svg:width="0.375cm" svg:height="0.389cm" svg:x="8.134cm" svg:y="8.6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561cm" svg:y="8.606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948cm" svg:y="8.351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8" draw:layer="layout" svg:width="0.387cm" svg:height="0.383cm" svg:x="9.227cm" svg:y="8.61cm" svg:viewBox="0 0 388 384" svg:d="M282 54c-15-31-40-54-79-54-97 0-203 125-203 248 0 80 46 136 113 136 18 0 60-4 110-63 7 34 36 63 76 63 31 0 50-19 64-46 13-31 25-83 25-84 0-8-8-8-10-8-9 0-9 2-11 15-16 54-31 104-66 104-23 0-25-21-25-39 0-19 2-24 12-63 8-34 10-44 17-75l31-119c6-25 6-25 6-29 0-15-10-23-23-23-21 0-35 19-37 37zM227 275c-4 15-4 15-18 30-36 46-71 60-94 60-44 0-55-46-55-79 0-42 26-148 47-186 25-50 64-81 98-81 56 0 68 69 68 75 0 4-2 10-4 14z">
            <text:p/>
          </draw:path>
          <draw:path draw:style-name="gr3" draw:text-style-name="P8" draw:layer="layout" svg:width="0.421cm" svg:height="0.383cm" svg:x="9.662cm" svg:y="8.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8" draw:layer="layout" svg:width="0.561cm" svg:height="0.564cm" svg:x="10.355cm" svg:y="8.491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8" draw:layer="layout" svg:width="0.312cm" svg:height="0.596cm" svg:x="11.19cm" svg:y="8.399cm" svg:viewBox="0 0 313 597" svg:d="M163 10c0-2 0-10-11-10-20 0-81 8-104 8-6 2-15 2-15 17 0 11 7 11 19 11 42 0 44 6 44 14 0 6-8 35-13 52l-70 276c-9 43-13 56-13 87 0 78 44 132 107 132 100 0 206-126 206-247 0-79-46-137-113-137-39 0-75 25-100 52zM83 328c5-17 5-19 13-28 42-56 79-68 102-68 30 0 53 25 53 79 0 50-28 148-44 181-27 55-67 86-100 86-28 0-55-23-55-84 0-18 0-33 13-87z">
            <text:p/>
          </draw:path>
          <draw:path draw:style-name="gr3" draw:text-style-name="P8" draw:layer="layout" svg:width="0.197cm" svg:height="0.844cm" svg:x="11.561cm" svg:y="8.3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1.874cm" svg:y="8.399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12.304cm" svg:y="8.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</draw:g>
        <draw:g xml:id="id243" draw:id="id243">
          <svg:title>TexMaths</svg:title>
          <svg:desc>24§display§\smallint \sec^2 (ax + b) dx§svg§600§FALSE§</svg:desc>
          <draw:polygon draw:style-name="gr2" draw:text-style-name="P7" draw:layer="layout" svg:width="5.825cm" svg:height="0.867cm" svg:x="7.193cm" svg:y="10.293cm" svg:viewBox="0 0 5826 868" draw:points="2913,868 0,868 0,0 5826,0 5826,868">
            <text:p/>
          </draw:polygon>
          <draw:path draw:style-name="gr3" draw:text-style-name="P8" draw:layer="layout" svg:width="0.352cm" svg:height="0.787cm" svg:x="7.197cm" svg:y="10.387cm" svg:viewBox="0 0 353 788" svg:d="M321 35c-29 2-37 23-37 34 0 21 17 35 35 35 17 0 34-12 34-37 0-32-27-67-67-67-71 0-86 92-100 158-23 126-40 234-54 382-3 44-9 92-15 132-8 64-21 98-52 98-13 0-27-9-32-17 28 0 36-21 36-34 0-20-17-33-34-33-18 0-35 10-35 35 0 32 27 67 67 67 71 0 87-91 100-160 23-121 40-228 54-378 4-46 9-94 15-135 8-63 21-96 52-96 15 0 27 8 33 16z">
            <text:p/>
          </draw:path>
          <draw:path draw:style-name="gr3" draw:text-style-name="P8" draw:layer="layout" svg:width="0.277cm" svg:height="0.389cm" svg:x="7.765cm" svg:y="10.61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8.094cm" svg:y="10.614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8" draw:layer="layout" svg:width="0.322cm" svg:height="0.389cm" svg:x="8.474cm" svg:y="10.614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262cm" svg:height="0.393cm" svg:x="8.856cm" svg:y="10.25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197cm" svg:height="0.844cm" svg:x="9.28cm" svg:y="10.35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87cm" svg:height="0.383cm" svg:x="9.559cm" svg:y="10.618cm" svg:viewBox="0 0 388 384" svg:d="M282 54c-15-31-40-54-78-54-98 0-204 125-204 248 0 81 46 136 113 136 18 0 60-4 110-63 7 34 36 63 77 63 30 0 49-19 63-46 13-31 25-82 25-84 0-8-8-8-10-8-7 0-9 2-11 15-16 54-31 104-66 104-23 0-24-21-24-38 0-20 1-25 11-64 10-34 10-44 17-75l31-119c6-25 6-25 6-29 0-15-10-23-23-23-21 0-35 20-37 37zM227 275c-4 15-4 15-16 30-38 47-73 60-96 60-42 0-55-46-55-79 0-42 28-148 48-186 24-50 63-81 97-81 56 0 68 69 68 75 0 4-2 10-4 14z">
            <text:p/>
          </draw:path>
          <draw:path draw:style-name="gr3" draw:text-style-name="P8" draw:layer="layout" svg:width="0.421cm" svg:height="0.383cm" svg:x="9.996cm" svg:y="10.61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8" draw:layer="layout" svg:width="0.562cm" svg:height="0.564cm" svg:x="10.688cm" svg:y="10.49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12cm" svg:height="0.597cm" svg:x="11.525cm" svg:y="10.407cm" svg:viewBox="0 0 313 598" svg:d="M163 10c0-2 0-10-11-10-20 0-81 8-104 8-6 2-15 2-15 17 0 12 7 12 19 12 42 0 44 5 44 13 0 6-8 35-13 52l-70 277c-9 42-13 55-13 86 0 79 44 133 108 133 99 0 205-127 205-248 0-79-46-137-113-137-39 0-75 25-100 52zM83 329c5-18 5-20 13-29 42-56 79-68 102-68 30 0 54 25 54 79 0 50-29 148-45 181-27 56-67 86-99 86-29 0-56-23-56-84 0-17 0-33 13-87z">
            <text:p/>
          </draw:path>
          <draw:path draw:style-name="gr3" draw:text-style-name="P8" draw:layer="layout" svg:width="0.197cm" svg:height="0.844cm" svg:x="11.895cm" svg:y="10.35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12.208cm" svg:y="10.407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8" draw:layer="layout" svg:width="0.421cm" svg:height="0.383cm" svg:x="12.639cm" svg:y="10.61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draw:g xml:id="id246" draw:id="id246">
          <svg:title>TexMaths</svg:title>
          <svg:desc>22§display§\smallint \text {cosec}^2 (ax + b) dx§svg§600§FALSE§</svg:desc>
          <draw:polygon draw:style-name="gr2" draw:text-style-name="P7" draw:layer="layout" svg:width="6.068cm" svg:height="0.795cm" svg:x="7.193cm" svg:y="12.093cm" svg:viewBox="0 0 6069 796" draw:points="3034,796 0,796 0,0 6069,0 6069,796">
            <text:p/>
          </draw:polygon>
          <draw:path draw:style-name="gr3" draw:text-style-name="P8" draw:layer="layout" svg:width="0.323cm" svg:height="0.721cm" svg:x="7.197cm" svg:y="12.179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8" draw:layer="layout" svg:width="0.295cm" svg:height="0.356cm" svg:x="7.717cm" svg:y="12.38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8.057cm" svg:y="12.3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8.448cm" svg:y="12.38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8.749cm" svg:y="12.387cm" svg:viewBox="0 0 301 357" svg:d="M65 153c5-116 71-135 97-135 79 0 88 103 88 135zM65 169h217c17 0 19 0 19-16 0-77-42-153-139-153-90 0-162 79-162 178 0 104 81 179 171 179 95 0 130-86 130-102 0-7-5-9-11-9-7 0-8 6-8 11-29 81-99 81-106 81-39 0-70-25-88-53-23-37-23-88-23-116z">
            <text:p/>
          </draw:path>
          <draw:path draw:style-name="gr3" draw:text-style-name="P8" draw:layer="layout" svg:width="0.295cm" svg:height="0.356cm" svg:x="9.096cm" svg:y="12.38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cm" svg:height="0.36cm" svg:x="9.448cm" svg:y="12.0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9.837cm" svg:y="12.1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55cm" svg:height="0.351cm" svg:x="10.092cm" svg:y="12.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8" draw:layer="layout" svg:width="0.386cm" svg:height="0.351cm" svg:x="10.493cm" svg:y="12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1.127cm" svg:y="12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86cm" svg:height="0.546cm" svg:x="11.894cm" svg:y="12.197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8" draw:layer="layout" svg:width="0.18cm" svg:height="0.773cm" svg:x="12.234cm" svg:y="12.15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2.521cm" svg:y="12.19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2.915cm" svg:y="12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41" draw:id="id241">
          <svg:title>TexMaths</svg:title>
          <svg:desc>20§display§ \frac{\sin (ax + b)}{a} + c§svg§600§FALSE§</svg:desc>
          <draw:polygon draw:style-name="gr2" draw:text-style-name="P7" draw:layer="layout" svg:width="4.519cm" svg:height="1.423cm" svg:x="17.827cm" svg:y="7.983cm" svg:viewBox="0 0 4520 1424" draw:points="2261,1424 0,1424 0,0 4520,0 4520,1424">
            <text:p/>
          </draw:polygon>
          <draw:path draw:style-name="gr3" draw:text-style-name="P8" draw:layer="layout" svg:width="0.231cm" svg:height="0.324cm" svg:x="17.814cm" svg:y="8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51cm" svg:height="0.471cm" svg:x="18.093cm" svg:y="8.0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354cm" svg:height="0.311cm" svg:x="18.286cm" svg:y="8.1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64cm" svg:height="0.703cm" svg:x="18.725cm" svg:y="7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8.957cm" svg:y="8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19.32cm" svg:y="8.1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469cm" svg:x="19.898cm" svg:y="8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594cm" svg:y="7.9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0.902cm" svg:y="7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45cm" svg:height="0.029cm" svg:x="17.792cm" svg:y="8.761cm" svg:viewBox="0 0 3346 30" draw:points="1672,30 0,30 0,0 3346,0 3346,30">
            <text:p/>
          </draw:polygon>
          <draw:path draw:style-name="gr3" draw:text-style-name="P8" draw:layer="layout" svg:width="0.322cm" svg:height="0.319cm" svg:x="19.306cm" svg:y="9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21.416cm" svg:y="8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109cm" svg:y="8.6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4" draw:id="id244">
          <svg:title>TexMaths</svg:title>
          <svg:desc>22§display§ \frac{\tan (ax + b)}{a} + c§svg§600§FALSE§</svg:desc>
          <draw:polygon draw:style-name="gr2" draw:text-style-name="P7" draw:layer="layout" svg:width="5.14cm" svg:height="1.565cm" svg:x="17.332cm" svg:y="9.788cm" svg:viewBox="0 0 5141 1566" draw:points="2569,1566 0,1566 0,0 5141,0 5141,1566">
            <text:p/>
          </draw:polygon>
          <draw:path draw:style-name="gr3" draw:text-style-name="P8" draw:layer="layout" svg:width="0.244cm" svg:height="0.485cm" svg:x="17.307cm" svg:y="9.85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7.626cm" svg:y="9.983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8.006cm" svg:y="9.98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8.486cm" svg:y="9.7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4cm" svg:height="0.351cm" svg:x="18.741cm" svg:y="9.98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386cm" svg:height="0.351cm" svg:x="19.141cm" svg:y="9.9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19.776cm" svg:y="9.8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20.542cm" svg:y="9.793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8" draw:layer="layout" svg:width="0.18cm" svg:height="0.773cm" svg:x="20.881cm" svg:y="9.7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3.846cm" svg:height="0.032cm" svg:x="17.293cm" svg:y="10.643cm" svg:viewBox="0 0 3847 33" draw:points="1924,33 0,33 0,0 3847,0 3847,33">
            <text:p/>
          </draw:polygon>
          <draw:path draw:style-name="gr3" draw:text-style-name="P8" draw:layer="layout" svg:width="0.354cm" svg:height="0.351cm" svg:x="19.042cm" svg:y="11.04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515cm" svg:height="0.516cm" svg:x="21.446cm" svg:y="10.4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22.208cm" svg:y="10.51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247" draw:id="id247">
          <svg:title>TexMaths</svg:title>
          <svg:desc>20§display§- \frac{ \cot (ax + b)}{a} + c§svg§600§FALSE§</svg:desc>
          <draw:polygon draw:style-name="gr2" draw:text-style-name="P7" draw:layer="layout" svg:width="5.224cm" svg:height="1.423cm" svg:x="17.294cm" svg:y="11.683cm" svg:viewBox="0 0 5225 1424" draw:points="2612,1424 0,1424 0,0 5225,0 5225,1424">
            <text:p/>
          </draw:polygon>
          <draw:path draw:style-name="gr3" draw:text-style-name="P8" draw:layer="layout" svg:width="0.429cm" svg:height="0.029cm" svg:x="17.316cm" svg:y="12.4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7.913cm" svg:y="11.8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8.222cm" svg:y="11.8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21cm" svg:height="0.44cm" svg:x="18.567cm" svg:y="11.7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8" draw:layer="layout" svg:width="0.164cm" svg:height="0.703cm" svg:x="18.897cm" svg:y="11.6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129cm" svg:y="11.8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351cm" svg:height="0.319cm" svg:x="19.492cm" svg:y="11.8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0.07cm" svg:y="11.7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765cm" svg:y="11.6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1.074cm" svg:y="11.6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418cm" svg:height="0.029cm" svg:x="17.889cm" svg:y="12.461cm" svg:viewBox="0 0 3419 30" draw:points="1710,30 0,30 0,0 3419,0 3419,30">
            <text:p/>
          </draw:polygon>
          <draw:path draw:style-name="gr3" draw:text-style-name="P8" draw:layer="layout" svg:width="0.322cm" svg:height="0.319cm" svg:x="19.441cm" svg:y="12.8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1.588cm" svg:y="12.2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279cm" svg:y="12.341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49" draw:id="id249">
          <svg:title>TexMaths</svg:title>
          <svg:desc>22§display§\smallint \sec (ax + b) \tan (ax + b)dx§svg§600§FALSE§</svg:desc>
          <draw:polygon draw:style-name="gr2" draw:text-style-name="P7" draw:layer="layout" svg:width="8.967cm" svg:height="0.696cm" svg:x="7.194cm" svg:y="13.993cm" svg:viewBox="0 0 8968 697" draw:points="4483,697 0,697 0,0 8968,0 8968,697">
            <text:p/>
          </draw:polygon>
          <draw:path draw:style-name="gr3" draw:text-style-name="P8" draw:layer="layout" svg:width="0.323cm" svg:height="0.72cm" svg:x="7.198cm" svg:y="13.98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8" draw:layer="layout" svg:width="0.254cm" svg:height="0.356cm" svg:x="7.719cm" svg:y="14.18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02cm" svg:y="14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8.368cm" svg:y="14.18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8cm" svg:height="0.773cm" svg:x="8.761cm" svg:y="13.95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55cm" svg:height="0.351cm" svg:x="9.016cm" svg:y="14.191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9.417cm" svg:y="14.1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0.051cm" svg:y="14.0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0.818cm" svg:y="13.9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8" draw:layer="layout" svg:width="0.18cm" svg:height="0.773cm" svg:x="11.158cm" svg:y="13.95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242cm" svg:height="0.485cm" svg:x="11.558cm" svg:y="14.058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8" draw:layer="layout" svg:width="0.349cm" svg:height="0.356cm" svg:x="11.876cm" svg:y="14.188cm" svg:viewBox="0 0 350 357" svg:d="M225 288c4 32 25 64 62 64 16 0 63-11 63-74v-42h-19v42c0 46-19 51-28 51-25 0-28-35-28-39v-156c0-32 0-62-29-92s-68-42-105-42c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2.255cm" svg:y="14.19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2.737cm" svg:y="13.95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55cm" svg:height="0.351cm" svg:x="12.992cm" svg:y="14.191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13.392cm" svg:y="14.1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4.027cm" svg:y="14.0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4.793cm" svg:y="13.9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8" draw:layer="layout" svg:width="0.18cm" svg:height="0.773cm" svg:x="15.133cm" svg:y="13.95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369cm" svg:height="0.546cm" svg:x="15.419cm" svg:y="13.99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8" draw:layer="layout" svg:width="0.386cm" svg:height="0.351cm" svg:x="15.814cm" svg:y="14.1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50" draw:id="id250">
          <svg:title>TexMaths</svg:title>
          <svg:desc>20§display§\frac{ \sec (ax + b)}{a} + c§svg§600§FALSE§</svg:desc>
          <draw:polygon draw:style-name="gr2" draw:text-style-name="P7" draw:layer="layout" svg:width="4.559cm" svg:height="1.423cm" svg:x="17.73cm" svg:y="13.583cm" svg:viewBox="0 0 4560 1424" draw:points="2280,1424 0,1424 0,0 4560,0 4560,1424">
            <text:p/>
          </draw:polygon>
          <draw:path draw:style-name="gr3" draw:text-style-name="P8" draw:layer="layout" svg:width="0.231cm" svg:height="0.324cm" svg:x="17.717cm" svg:y="13.7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7.993cm" svg:y="13.7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68cm" svg:height="0.324cm" svg:x="18.308cm" svg:y="13.7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164cm" svg:height="0.703cm" svg:x="18.666cm" svg:y="13.5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8.898cm" svg:y="13.7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19.263cm" svg:y="13.7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19.839cm" svg:y="13.6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536cm" svg:y="13.5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0.845cm" svg:y="13.5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83cm" svg:height="0.029cm" svg:x="17.695cm" svg:y="14.361cm" svg:viewBox="0 0 3384 30" draw:points="1693,30 0,30 0,0 3384,0 3384,30">
            <text:p/>
          </draw:polygon>
          <draw:path draw:style-name="gr3" draw:text-style-name="P8" draw:layer="layout" svg:width="0.322cm" svg:height="0.319cm" svg:x="19.229cm" svg:y="14.7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21.357cm" svg:y="14.1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05cm" svg:y="14.2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28" smil:attributeName="visibility" smil:to="visible"/>
                  <anim:animate smil:begin="0s" smil:dur="0.5s" smil:fill="hold" smil:decelerate="0.5" smil:targetElement="id228" smil:attributeName="rotate" smil:values="-90;0" smil:keyTimes="0;1"/>
                  <anim:animate smil:begin="0s" smil:dur="0.5s" smil:fill="hold" smil:decelerate="0.5" smil:targetElement="id228" smil:attributeName="width" smil:values="width;width*.05" smil:keyTimes="0;1"/>
                  <anim:animate smil:begin="0.5s" smil:dur="0.5s" smil:fill="hold" smil:accelerate="0.5" smil:targetElement="id228" smil:attributeName="width" smil:values="width*.05;width" smil:keyTimes="0;1"/>
                  <anim:animate smil:dur="1s" smil:fill="hold" smil:targetElement="id228" smil:attributeName="height" smil:values="height;height" smil:keyTimes="0;1"/>
                  <anim:animate smil:begin="0s" smil:dur="0.5s" smil:fill="hold" smil:decelerate="0.5" smil:targetElement="id228" smil:attributeName="x" smil:values="x+.4;x" smil:keyTimes="0;1"/>
                  <anim:animate smil:begin="0s" smil:dur="0.5s" smil:fill="hold" smil:decelerate="0.5" smil:targetElement="id228" smil:attributeName="y" smil:values="y-.2;y+.1" smil:keyTimes="0;1"/>
                  <anim:animate smil:begin="0.5s" smil:dur="0.5s" smil:fill="hold" smil:accelerate="0.5" smil:targetElement="id228" smil:attributeName="y" smil:values="y+.1;y" smil:keyTimes="0;1"/>
                  <anim:transitionFilter smil:begin="0s" smil:dur="1s" smil:decelerate="0.5" smil:targetElement="id2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6.4cm" svg:height="14.773cm" svg:x="0.8cm" svg:y="0.627cm" presentation:class="title" presentation:user-transformed="true">
          <draw:text-box>
            <text:p xml:id="id265" text:id="id265" text:style-name="P5"><text:span text:style-name="T8"><text:tab/></text:span><text:span text:style-name="T8"><text:tab/></text:span><text:span text:style-name="T9"><text:line-break/></text:span><text:span text:style-name="T9"> <text:s text:c="7"/></text:span><text:span text:style-name="T9"><text:line-break/></text:span><text:span text:style-name="T8"><text:tab/></text:span><text:span text:style-name="T8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1"/></text:span><text:span text:style-name="T9"><text:line-break/></text:span><text:span text:style-name="T9"><text:line-break/></text:span><text:span text:style-name="T3"><text:tab/></text:span><text:span text:style-name="T3"> </text:span><text:span text:style-name="T11">Result 01 :</text:span></text:p>
          </draw:text-box>
        </draw:frame>
        <draw:frame draw:style-name="standard" xml:id="id252" draw:id="id252" draw:layer="layout" svg:width="20.567cm" svg:height="8.185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</table:table-row>
            <table:table-row table:style-name="ro4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255" draw:id="id255">
          <svg:title>TexMaths</svg:title>
          <svg:desc>20§display§- \frac{\text {cosec}(ax +b)}{a} + c§svg§600§FALSE§</svg:desc>
          <draw:polygon draw:style-name="gr2" draw:text-style-name="P7" draw:layer="layout" svg:width="5.854cm" svg:height="1.423cm" svg:x="17.79cm" svg:y="2.183cm" svg:viewBox="0 0 5855 1424" draw:points="2928,1424 0,1424 0,0 5855,0 5855,1424">
            <text:p/>
          </draw:polygon>
          <draw:path draw:style-name="gr3" draw:text-style-name="P8" draw:layer="layout" svg:width="0.429cm" svg:height="0.029cm" svg:x="17.812cm" svg:y="2.9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8.409cm" svg:y="2.3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8.718cm" svg:y="2.3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19.073cm" svg:y="2.3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9.347cm" svg:y="2.3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68cm" svg:height="0.324cm" svg:x="19.664cm" svg:y="2.36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164cm" svg:height="0.703cm" svg:x="20.022cm" svg:y="2.1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20.254cm" svg:y="2.3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351cm" svg:height="0.319cm" svg:x="20.617cm" svg:y="2.3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1.195cm" svg:y="2.2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1.891cm" svg:y="2.1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2.2cm" svg:y="2.1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4.047cm" svg:height="0.029cm" svg:x="18.385cm" svg:y="2.961cm" svg:viewBox="0 0 4048 30" draw:points="2024,30 0,30 0,0 4048,0 4048,30">
            <text:p/>
          </draw:polygon>
          <draw:path draw:style-name="gr3" draw:text-style-name="P8" draw:layer="layout" svg:width="0.322cm" svg:height="0.319cm" svg:x="20.251cm" svg:y="3.3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22.714cm" svg:y="2.7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3.405cm" svg:y="2.8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54" draw:id="id254">
          <svg:title>TexMaths</svg:title>
          <svg:desc>22§display§\smallint \text {cosec}( ax + b ) \cot (ax + b) dx§svg§600§FALSE§</svg:desc>
          <draw:polygon draw:style-name="gr2" draw:text-style-name="P7" draw:layer="layout" svg:width="9.609cm" svg:height="0.696cm" svg:x="7.294cm" svg:y="2.59cm" svg:viewBox="0 0 9610 697" draw:points="4804,697 0,697 0,0 9610,0 9610,697">
            <text:p/>
          </draw:polygon>
          <draw:path draw:style-name="gr3" draw:text-style-name="P8" draw:layer="layout" svg:width="0.323cm" svg:height="0.72cm" svg:x="7.298cm" svg:y="2.577cm" svg:viewBox="0 0 324 721" svg:d="M294 32c-27 1-34 21-34 31 0 20 16 32 32 32s32-11 32-33c0-30-25-62-62-62-65 0-79 84-91 144-21 116-37 215-50 350-3 41-8 85-14 122-7 58-19 89-47 89-12 0-25-8-30-15 26 0 33-20 33-32 0-18-15-30-31-30s-32 9-32 32c0 30 25 61 62 61 65 0 79-82 91-146 21-111 37-209 49-346 4-43 9-87 14-123 7-59 20-88 48-88 14 0 25 7 30 14z">
            <text:p/>
          </draw:path>
          <draw:path draw:style-name="gr3" draw:text-style-name="P8" draw:layer="layout" svg:width="0.295cm" svg:height="0.356cm" svg:x="7.818cm" svg:y="2.78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8.158cm" svg:y="2.7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8.549cm" svg:y="2.7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85cm" svg:y="2.785cm" svg:viewBox="0 0 301 357" svg:d="M65 153c5-116 71-135 97-135 79 0 88 103 88 135zM65 169h217c17 0 19 0 19-16 0-77-42-153-139-153-90 0-162 79-162 178 0 103 81 179 171 179 95 0 130-86 130-102 0-7-5-9-11-9-7 0-8 6-8 11-29 81-99 81-106 81-39 0-70-25-88-53-23-37-23-88-23-116z">
            <text:p/>
          </draw:path>
          <draw:path draw:style-name="gr3" draw:text-style-name="P8" draw:layer="layout" svg:width="0.295cm" svg:height="0.356cm" svg:x="9.196cm" svg:y="2.78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8cm" svg:height="0.773cm" svg:x="9.591cm" svg:y="2.5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4cm" svg:height="0.351cm" svg:x="9.846cm" svg:y="2.788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10.247cm" svg:y="2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10.88cm" svg:y="2.6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1.648cm" svg:y="2.595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8" draw:layer="layout" svg:width="0.18cm" svg:height="0.773cm" svg:x="11.987cm" svg:y="2.5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95cm" svg:height="0.356cm" svg:x="12.397cm" svg:y="2.78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2.737cm" svg:y="2.7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3.117cm" svg:y="2.655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18cm" svg:height="0.773cm" svg:x="13.48cm" svg:y="2.5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4cm" svg:height="0.351cm" svg:x="13.735cm" svg:y="2.788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14.134cm" svg:y="2.7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4.77cm" svg:y="2.6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5.535cm" svg:y="2.595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8" draw:layer="layout" svg:width="0.18cm" svg:height="0.773cm" svg:x="15.875cm" svg:y="2.5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69cm" svg:height="0.546cm" svg:x="16.162cm" svg:y="2.595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8" draw:layer="layout" svg:width="0.386cm" svg:height="0.351cm" svg:x="16.556cm" svg:y="2.7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57" draw:id="id257">
          <svg:title>TexMaths</svg:title>
          <svg:desc>26§display§\smallint e^{ax + b} dx§svg§600§FALSE§</svg:desc>
          <draw:polygon draw:style-name="gr2" draw:text-style-name="P7" draw:layer="layout" svg:width="3.666cm" svg:height="0.929cm" svg:x="7.492cm" svg:y="4.496cm" svg:viewBox="0 0 3667 930" draw:points="1833,930 0,930 0,0 3667,0 3667,930">
            <text:p/>
          </draw:polygon>
          <draw:path draw:style-name="gr3" draw:text-style-name="P8" draw:layer="layout" svg:width="0.382cm" svg:height="0.852cm" svg:x="7.496cm" svg:y="4.61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353cm" svg:height="0.415cm" svg:x="8.122cm" svg:y="4.868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8" draw:layer="layout" svg:width="0.328cm" svg:height="0.29cm" svg:x="8.545cm" svg:y="4.612cm" svg:viewBox="0 0 329 291" svg:d="M233 37c-15-20-35-37-67-37-83 0-166 92-166 183 0 62 42 108 98 108 33 0 64-21 91-46 13 40 50 46 67 46 23 0 37-14 50-35 14-25 23-61 23-65 0-8-9-8-11-8-8 0-10 4-14 21-9 31-21 68-48 68-17 0-21-14-21-31 0-10 6-35 10-52 5-16 11-43 15-58l12-48c5-16 11-48 11-50 0-14-11-21-21-21s-25 9-29 25zM191 204c-4 19-18 31-33 43-6 5-31 25-58 25-25 0-48-16-48-62 0-33 19-106 33-131 29-52 63-60 81-60 46 0 57 48 57 56 0 2 0 6-3 8z">
            <text:p/>
          </draw:path>
          <draw:path draw:style-name="gr3" draw:text-style-name="P8" draw:layer="layout" svg:width="0.344cm" svg:height="0.29cm" svg:x="8.934cm" svg:y="4.612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473cm" svg:x="9.362cm" svg:y="4.498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61cm" svg:height="0.452cm" svg:x="9.919cm" svg:y="4.45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8" draw:layer="layout" svg:width="0.436cm" svg:height="0.646cm" svg:x="10.281cm" svg:y="4.63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457cm" svg:height="0.415cm" svg:x="10.747cm" svg:y="4.86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</draw:g>
        <draw:g xml:id="id251" draw:id="id251">
          <svg:title>TexMaths</svg:title>
          <svg:desc>26§display§\text {Integrations involving composite functions}§svg§600§FALSE§</svg:desc>
          <draw:polygon draw:style-name="gr2" draw:text-style-name="P7" draw:layer="layout" svg:width="16.801cm" svg:height="0.742cm" svg:x="6.038cm" svg:y="0.947cm" svg:viewBox="0 0 16802 743" draw:points="8401,743 0,743 0,0 16802,0 16802,743">
            <text:p/>
          </draw:polygon>
          <draw:path draw:style-name="gr3" draw:text-style-name="P8" draw:layer="layout" svg:width="0.28cm" svg:height="0.626cm" svg:x="6.017cm" svg:y="0.922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8" draw:layer="layout" svg:width="0.461cm" svg:height="0.405cm" svg:x="6.352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288cm" svg:height="0.574cm" svg:x="6.822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7.186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419cm" svg:height="0.605cm" svg:x="7.592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09cm" svg:height="0.405cm" svg:x="8.049cm" svg:y="1.14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8.419cm" svg:y="1.13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8.854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9.222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9.472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9.934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10.441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1.107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1.359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405cm" svg:x="11.831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07cm" svg:height="0.422cm" svg:x="12.295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12.756cm" svg:y="0.91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48cm" svg:height="0.405cm" svg:x="12.998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197cm" svg:height="0.613cm" svg:x="13.493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746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4.25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48cm" svg:height="0.422cm" svg:x="15.017cm" svg:y="1.136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5.417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715cm" svg:height="0.405cm" svg:x="15.878cm" svg:y="1.143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52cm" svg:height="0.582cm" svg:x="16.636cm" svg:y="1.1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8" draw:layer="layout" svg:width="0.407cm" svg:height="0.422cm" svg:x="17.168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301cm" svg:height="0.422cm" svg:x="17.63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7.99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88cm" svg:height="0.574cm" svg:x="18.231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18.595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19.31cm" svg:y="0.901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61cm" svg:height="0.415cm" svg:x="19.589cm" svg:y="1.143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61cm" svg:height="0.405cm" svg:x="20.09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0.422cm" svg:x="20.606cm" svg:y="1.136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286cm" svg:height="0.574cm" svg:x="20.999cm" svg:y="0.984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8" draw:layer="layout" svg:width="0.197cm" svg:height="0.613cm" svg:x="21.368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21.615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22.07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22.584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253" draw:id="id253">
          <svg:title>TexMaths</svg:title>
          <svg:desc>28§display§08§svg§600§FALSE§</svg:desc>
          <draw:polygon draw:style-name="gr2" draw:text-style-name="P7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8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256" draw:id="id256">
          <svg:title>TexMaths</svg:title>
          <svg:desc>28§display§09§svg§600§FALSE§</svg:desc>
          <draw:polygon draw:style-name="gr2" draw:text-style-name="P7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8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259" draw:id="id259">
          <svg:title>TexMaths</svg:title>
          <svg:desc>28§display§10§svg§600§FALSE§</svg:desc>
          <draw:polygon draw:style-name="gr2" draw:text-style-name="P7" draw:layer="layout" svg:width="0.849cm" svg:height="0.579cm" svg:x="4.994cm" svg:y="6.695cm" svg:viewBox="0 0 850 580" draw:points="424,580 0,580 0,0 850,0 850,580">
            <text:p/>
          </draw:polygon>
          <draw:path draw:style-name="gr3" draw:text-style-name="P8" draw:layer="layout" svg:width="0.326cm" svg:height="0.657cm" svg:x="5.032cm" svg:y="6.6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8" draw:layer="layout" svg:width="0.416cm" svg:height="0.677cm" svg:x="5.476cm" svg:y="6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262" draw:id="id262">
          <svg:title>TexMaths</svg:title>
          <svg:desc>28§display§11§svg§600§FALSE§</svg:desc>
          <draw:polygon draw:style-name="gr2" draw:text-style-name="P7" draw:layer="layout" svg:width="0.807cm" svg:height="0.556cm" svg:x="5.095cm" svg:y="8.896cm" svg:viewBox="0 0 808 557" draw:points="403,557 0,557 0,0 808,0 808,557">
            <text:p/>
          </draw:polygon>
          <draw:path draw:style-name="gr3" draw:text-style-name="P8" draw:layer="layout" svg:width="0.326cm" svg:height="0.657cm" svg:x="5.133cm" svg:y="8.8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8" draw:layer="layout" svg:width="0.326cm" svg:height="0.657cm" svg:x="5.625cm" svg:y="8.8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263" draw:id="id263">
          <svg:title>TexMaths</svg:title>
          <svg:desc>20§display§\int \frac{1}{ax + b} dx§svg§600§FALSE§</svg:desc>
          <draw:polygon draw:style-name="gr2" draw:text-style-name="P7" draw:layer="layout" svg:width="3.59cm" svg:height="1.493cm" svg:x="7.392cm" svg:y="8.483cm" svg:viewBox="0 0 3591 1494" draw:points="1795,1494 0,1494 0,0 3591,0 3591,1494">
            <text:p/>
          </draw:polygon>
          <draw:path draw:style-name="gr3" draw:text-style-name="P8" draw:layer="layout" svg:width="0.625cm" svg:height="1.563cm" svg:x="7.397cm" svg:y="8.448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8" draw:layer="layout" svg:width="0.233cm" svg:height="0.47cm" svg:x="9.115cm" svg:y="8.4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8" draw:layer="layout" svg:width="1.935cm" svg:height="0.029cm" svg:x="8.261cm" svg:y="9.215cm" svg:viewBox="0 0 1936 30" draw:points="968,30 0,30 0,0 1936,0 1936,30">
            <text:p/>
          </draw:polygon>
          <draw:path draw:style-name="gr3" draw:text-style-name="P8" draw:layer="layout" svg:width="0.322cm" svg:height="0.319cm" svg:x="8.29cm" svg:y="9.577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351cm" svg:height="0.319cm" svg:x="8.653cm" svg:y="9.5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8" draw:layer="layout" svg:width="0.468cm" svg:height="0.47cm" svg:x="9.231cm" svg:y="9.47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6cm" svg:height="0.497cm" svg:x="9.927cm" svg:y="9.399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8" draw:layer="layout" svg:width="0.335cm" svg:height="0.497cm" svg:x="10.308cm" svg:y="8.91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10.666cm" svg:y="9.0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258" draw:id="id258">
          <svg:title>TexMaths</svg:title>
          <svg:desc>20§display§\frac{e^{ax + b}}{a} + c§svg§600§FALSE§</svg:desc>
          <draw:polygon draw:style-name="gr2" draw:text-style-name="P7" draw:layer="layout" svg:width="2.841cm" svg:height="1.493cm" svg:x="19.426cm" svg:y="4.184cm" svg:viewBox="0 0 2842 1494" draw:points="1421,1494 0,1494 0,0 2842,0 2842,1494">
            <text:p/>
          </draw:polygon>
          <draw:path draw:style-name="gr3" draw:text-style-name="P8" draw:layer="layout" svg:width="0.271cm" svg:height="0.319cm" svg:x="19.423cm" svg:y="4.436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8" draw:layer="layout" svg:width="0.252cm" svg:height="0.223cm" svg:x="19.748cm" svg:y="4.274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8" draw:layer="layout" svg:width="0.265cm" svg:height="0.223cm" svg:x="20.047cm" svg:y="4.274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8" draw:layer="layout" svg:width="0.362cm" svg:height="0.364cm" svg:x="20.377cm" svg:y="4.186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8" draw:layer="layout" svg:width="0.201cm" svg:height="0.348cm" svg:x="20.805cm" svg:y="4.149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8" draw:layer="layout" svg:width="1.666cm" svg:height="0.029cm" svg:x="19.391cm" svg:y="5.031cm" svg:viewBox="0 0 1667 30" draw:points="834,30 0,30 0,0 1667,0 1667,30">
            <text:p/>
          </draw:polygon>
          <draw:path draw:style-name="gr3" draw:text-style-name="P8" draw:layer="layout" svg:width="0.322cm" svg:height="0.319cm" svg:x="20.066cm" svg:y="5.393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468cm" svg:height="0.47cm" svg:x="21.335cm" svg:y="4.81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74cm" svg:height="0.319cm" svg:x="22.028cm" svg:y="4.911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261" draw:id="id261">
          <svg:title>TexMaths</svg:title>
          <svg:desc>20§display§\frac{a^{(px + q)}}{p\log a} + c§svg§600§FALSE§</svg:desc>
          <draw:polygon draw:style-name="gr2" draw:text-style-name="P7" draw:layer="layout" svg:width="3.337cm" svg:height="1.657cm" svg:x="19.028cm" svg:y="6.185cm" svg:viewBox="0 0 3338 1658" draw:points="1669,1658 0,1658 0,0 3338,0 3338,1658">
            <text:p/>
          </draw:polygon>
          <draw:path draw:style-name="gr3" draw:text-style-name="P8" draw:layer="layout" svg:width="0.322cm" svg:height="0.319cm" svg:x="19.022cm" svg:y="6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129cm" svg:height="0.492cm" svg:x="19.422cm" svg:y="6.15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8" draw:layer="layout" svg:width="0.276cm" svg:height="0.313cm" svg:x="19.583cm" svg:y="6.302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0-8z">
            <text:p/>
          </draw:path>
          <draw:path draw:style-name="gr3" draw:text-style-name="P8" draw:layer="layout" svg:width="0.265cm" svg:height="0.223cm" svg:x="19.897cm" svg:y="6.30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8" draw:layer="layout" svg:width="0.362cm" svg:height="0.364cm" svg:x="20.227cm" svg:y="6.21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8" draw:layer="layout" svg:width="0.221cm" svg:height="0.313cm" svg:x="20.654cm" svg:y="6.302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8" draw:layer="layout" svg:width="0.129cm" svg:height="0.492cm" svg:x="20.934cm" svg:y="6.15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8" draw:layer="layout" svg:width="2.162cm" svg:height="0.029cm" svg:x="18.993cm" svg:y="7.061cm" svg:viewBox="0 0 2163 30" draw:points="1082,30 0,30 0,0 2163,0 2163,30">
            <text:p/>
          </draw:polygon>
          <draw:path draw:style-name="gr3" draw:text-style-name="P8" draw:layer="layout" svg:width="0.367cm" svg:height="0.447cm" svg:x="19.118cm" svg:y="7.421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8" draw:layer="layout" svg:width="0.157cm" svg:height="0.489cm" svg:x="19.635cm" svg:y="7.245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313cm" svg:height="0.324cm" svg:x="19.825cm" svg:y="7.41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5cm" svg:x="20.177cm" svg:y="7.41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22cm" svg:height="0.319cm" svg:x="20.664cm" svg:y="7.421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7cm" svg:x="21.435cm" svg:y="6.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74cm" svg:height="0.319cm" svg:x="22.128cm" svg:y="6.93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4" draw:id="id264">
          <svg:title>TexMaths</svg:title>
          <svg:desc>20§display§ \frac{\log (ax + b)}{a} + c§svg§600§FALSE§</svg:desc>
          <draw:polygon draw:style-name="gr2" draw:text-style-name="P7" draw:layer="layout" svg:width="4.563cm" svg:height="1.423cm" svg:x="18.727cm" svg:y="8.583cm" svg:viewBox="0 0 4564 1424" draw:points="2283,1424 0,1424 0,0 4564,0 4564,1424">
            <text:p/>
          </draw:polygon>
          <draw:path draw:style-name="gr3" draw:text-style-name="P8" draw:layer="layout" svg:width="0.157cm" svg:height="0.488cm" svg:x="18.714cm" svg:y="8.588cm" svg:viewBox="0 0 158 489" svg:d="M102 0l-102 8v22c50 0 56 5 56 39v366c0 32-8 32-56 32v22c24-1 61-1 78-1 18 0 53 0 80 1v-22c-48 0-56 0-56-32z">
            <text:p/>
          </draw:path>
          <draw:path draw:style-name="gr3" draw:text-style-name="P8" draw:layer="layout" svg:width="0.313cm" svg:height="0.324cm" svg:x="18.906cm" svg:y="8.7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4cm" svg:x="19.258cm" svg:y="8.7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164cm" svg:height="0.703cm" svg:x="19.669cm" svg:y="8.5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901cm" svg:y="8.7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20.265cm" svg:y="8.7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0.842cm" svg:y="8.6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1.538cm" svg:y="8.5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1.847cm" svg:y="8.5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89cm" svg:height="0.029cm" svg:x="18.692cm" svg:y="9.361cm" svg:viewBox="0 0 3390 30" draw:points="1694,30 0,30 0,0 3390,0 3390,30">
            <text:p/>
          </draw:polygon>
          <draw:path draw:style-name="gr3" draw:text-style-name="P8" draw:layer="layout" svg:width="0.322cm" svg:height="0.319cm" svg:x="20.228cm" svg:y="9.7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2.36cm" svg:y="9.1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3.053cm" svg:y="9.2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0" draw:id="id260">
          <svg:title>TexMaths</svg:title>
          <svg:desc>26§display§\smallint a^{px + q} dx§svg§600§FALSE§</svg:desc>
          <draw:polygon draw:style-name="gr2" draw:text-style-name="P7" draw:layer="layout" svg:width="3.739cm" svg:height="0.882cm" svg:x="7.393cm" svg:y="6.596cm" svg:viewBox="0 0 3740 883" draw:points="1870,883 0,883 0,0 3740,0 3740,883">
            <text:p/>
          </draw:polygon>
          <draw:path draw:style-name="gr3" draw:text-style-name="P8" draw:layer="layout" svg:width="0.382cm" svg:height="0.852cm" svg:x="7.397cm" svg:y="6.6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8" draw:layer="layout" svg:width="0.419cm" svg:height="0.415cm" svg:x="8.019cm" svg:y="6.92cm" svg:viewBox="0 0 420 416" svg:d="M306 58c-17-33-44-58-86-58-106 0-220 135-220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8" draw:layer="layout" svg:width="0.359cm" svg:height="0.407cm" svg:x="8.464cm" svg:y="6.6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8" draw:layer="layout" svg:width="0.344cm" svg:height="0.29cm" svg:x="8.872cm" svg:y="6.6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474cm" svg:x="9.301cm" svg:y="6.55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8" draw:layer="layout" svg:width="0.288cm" svg:height="0.407cm" svg:x="9.856cm" svg:y="6.6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8" draw:layer="layout" svg:width="0.436cm" svg:height="0.646cm" svg:x="10.257cm" svg:y="6.689cm" svg:viewBox="0 0 437 647" svg:d="M437 10c0-2 0-10-13-10-12 0-99 8-116 10-6 0-13 5-13 17 0 13 9 13 23 13 44 0 46 6 46 14l-4 19-54 216c-17-33-44-58-86-58-106 0-220 135-220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10.723cm" svg:y="6.9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</draw:g>
        <draw:g xml:id="id266" draw:id="id266">
          <svg:title>TexMaths</svg:title>
          <svg:desc>28§display§\text {If}§svg§600§FALSE§</svg:desc>
          <draw:polygon draw:style-name="gr2" draw:text-style-name="P7" draw:layer="layout" svg:width="0.607cm" svg:height="0.597cm" svg:x="7.343cm" svg:y="10.952cm" svg:viewBox="0 0 608 598" draw:points="304,598 0,598 0,0 608,0 608,598">
            <text:p/>
          </draw:polygon>
          <draw:path draw:style-name="gr3" draw:text-style-name="P8" draw:layer="layout" svg:width="0.301cm" svg:height="0.674cm" svg:x="7.321cm" svg:y="10.925cm" svg:viewBox="0 0 302 675" svg:d="M195 76c0-33 4-45 80-45h27v-31c-34 2-112 2-150 2-40 0-118 0-152-2v31h27c76 0 80 12 80 45v522c0 36-4 45-80 45h-27v32c34-3 112-3 150-3 40 0 118 0 152 3v-32h-27c-76 0-80-9-80-45z">
            <text:p/>
          </draw:path>
          <draw:path draw:style-name="gr3" draw:text-style-name="P8" draw:layer="layout" svg:width="0.319cm" svg:height="0.696cm" svg:x="7.681cm" svg:y="10.903cm" svg:viewBox="0 0 320 697" svg:d="M141 271v-114c0-88 47-135 92-135 2 0 15 0 31 7-11 5-29 16-29 40 0 23 16 43 42 43 29 0 43-20 43-43 0-35-36-69-87-69-70 0-155 52-155 157v114h-78v29h78v321c0 45-11 45-78 45v31c40-2 85-4 114-4 40 0 85 0 125 4v-31h-20c-74 0-76-12-76-47v-319h114v-29z">
            <text:p/>
          </draw:path>
        </draw:g>
        <draw:g xml:id="id267" draw:id="id267">
          <svg:title>TexMaths</svg:title>
          <svg:desc>28§display§\smallint f(x)\ dx = g( x ) + c§svg§600§FALSE§</svg:desc>
          <draw:polygon draw:style-name="gr2" draw:text-style-name="P7" draw:layer="layout" svg:width="8.675cm" svg:height="0.886cm" svg:x="8.596cm" svg:y="10.8cm" svg:viewBox="0 0 8676 887" draw:points="4339,887 0,887 0,0 8676,0 8676,887">
            <text:p/>
          </draw:polygon>
          <draw:path draw:style-name="gr3" draw:text-style-name="P8" draw:layer="layout" svg:width="0.411cm" svg:height="0.918cm" svg:x="8.6cm" svg:y="10.78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92cm" svg:height="0.898cm" svg:x="9.281cm" svg:y="10.79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9.915cm" svg:y="10.75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229cm" svg:y="11.0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818cm" svg:y="10.75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1.513cm" svg:y="10.80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2.014cm" svg:y="11.05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2.877cm" svg:y="11.1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3.876cm" svg:y="11.05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463cm" svg:y="10.75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776cm" svg:y="11.05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5.368cm" svg:y="10.75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968cm" svg:y="10.91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6.936cm" svg:y="11.054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268" draw:id="id268">
          <svg:title>TexMaths</svg:title>
          <svg:desc>28§display§\text {then}§svg§600§FALSE§</svg:desc>
          <draw:polygon draw:style-name="gr2" draw:text-style-name="P7" draw:layer="layout" svg:width="1.794cm" svg:height="0.597cm" svg:x="18.251cm" svg:y="10.954cm" svg:viewBox="0 0 1795 598" draw:points="898,598 0,598 0,0 1795,0 1795,598">
            <text:p/>
          </draw:polygon>
          <draw:path draw:style-name="gr3" draw:text-style-name="P8" draw:layer="layout" svg:width="0.31cm" svg:height="0.618cm" svg:x="18.22cm" svg:y="10.983cm" svg:viewBox="0 0 311 619" svg:d="M152 213h141v-31h-141v-182h-24c0 81-32 186-128 190v23h85v271c0 123 92 135 128 135 69 0 98-70 98-135v-56h-27v56c0 72-29 110-65 110-67 0-67-90-67-108z">
            <text:p/>
          </draw:path>
          <draw:path draw:style-name="gr3" draw:text-style-name="P8" draw:layer="layout" svg:width="0.496cm" svg:height="0.685cm" svg:x="18.616cm" svg:y="10.905cm" svg:viewBox="0 0 497 686" svg:d="M76 610c0 44-9 44-76 44v32c34-2 85-2 112-2 25 0 76 0 110 2v-32c-65 0-76 0-76-44v-182c0-103 69-157 132-157 62 0 73 54 73 110v229c0 44-11 44-76 44v32c34-2 85-2 112-2 25 0 76 0 110 2v-32c-52 0-76 0-76-29v-188c0-85 0-117-31-152-14-16-47-36-103-36-86 0-128 60-144 96v-345l-143 11v32c69 0 76 6 76 53z">
            <text:p/>
          </draw:path>
          <draw:path draw:style-name="gr3" draw:text-style-name="P8" draw:layer="layout" svg:width="0.382cm" svg:height="0.454cm" svg:x="19.158cm" svg:y="11.147cm" svg:viewBox="0 0 383 455" svg:d="M83 195c7-148 89-173 123-173 101 0 112 133 112 173zM83 215h275c23 0 25 0 25-20 0-99-54-195-177-195-114 0-206 101-206 226 0 133 103 229 217 229 121 0 166-110 166-130 0-9-9-11-14-11-9 0-11 6-11 13-36 103-125 103-134 103-49 0-90-31-112-67-29-47-29-112-29-148z">
            <text:p/>
          </draw:path>
          <draw:path draw:style-name="gr3" draw:text-style-name="P8" draw:layer="layout" svg:width="0.496cm" svg:height="0.436cm" svg:x="19.599cm" svg:y="11.154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</draw:g>
        <draw:g xml:id="id269" draw:id="id269">
          <svg:title>TexMaths</svg:title>
          <svg:desc>28§display§\smallint f(ax + b) = \frac{g( ax + b )}{a} + c§svg§600§FALSE§</svg:desc>
          <draw:polygon draw:style-name="gr2" draw:text-style-name="P7" draw:layer="layout" svg:width="11.8cm" svg:height="1.992cm" svg:x="8.596cm" svg:y="12.5cm" svg:viewBox="0 0 11801 1993" draw:points="5900,1993 0,1993 0,0 11801,0 11801,1993">
            <text:p/>
          </draw:polygon>
          <draw:path draw:style-name="gr3" draw:text-style-name="P8" draw:layer="layout" svg:width="0.411cm" svg:height="0.917cm" svg:x="8.6cm" svg:y="13.15cm" svg:viewBox="0 0 412 918" svg:d="M374 40c-34 3-42 27-42 41 0 24 20 40 40 40s40-13 40-43c0-38-31-78-78-78-83 0-101 108-117 184-27 147-47 273-62 445-5 52-12 108-18 155-9 74-25 114-61 114-16 0-31-11-38-20 34 0 43-25 43-40 0-23-21-38-41-38s-40 11-40 40c0 38 31 78 78 78 83 0 101-105 117-186 27-141 47-266 63-441 4-54 11-110 18-157 8-74 24-112 60-112 18 0 31 9 38 18z">
            <text:p/>
          </draw:path>
          <draw:path draw:style-name="gr3" draw:text-style-name="P8" draw:layer="layout" svg:width="0.492cm" svg:height="0.897cm" svg:x="9.281cm" svg:y="13.16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3" draw:text-style-name="P8" draw:layer="layout" svg:width="0.23cm" svg:height="0.985cm" svg:x="9.915cm" svg:y="13.1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1cm" svg:height="0.447cm" svg:x="10.24cm" svg:y="13.421cm" svg:viewBox="0 0 452 448" svg:d="M329 63c-18-36-47-63-92-63-114 0-237 146-237 289 0 94 54 159 132 159 20 0 70-5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0.749cm" svg:y="13.4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1.557cm" svg:y="13.2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64cm" svg:height="0.696cm" svg:x="12.532cm" svg:y="13.172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" draw:text-style-name="P8" draw:layer="layout" svg:width="0.23cm" svg:height="0.985cm" svg:x="12.964cm" svg:y="13.11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13.62cm" svg:y="13.4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14.736cm" svg:y="12.753cm" svg:viewBox="0 0 455 638" svg:d="M450 65c2-7 5-11 5-18 0-18-14-27-29-27-12 0-38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23cm" svg:height="0.985cm" svg:x="15.323cm" svg:y="12.4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1cm" svg:height="0.447cm" svg:x="15.648cm" svg:y="12.753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492cm" svg:height="0.447cm" svg:x="16.158cm" svg:y="12.7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6.965cm" svg:y="12.6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64cm" svg:height="0.696cm" svg:x="17.942cm" svg:y="12.507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" draw:text-style-name="P8" draw:layer="layout" svg:width="0.23cm" svg:height="0.985cm" svg:x="18.372cm" svg:y="12.45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3.98cm" svg:height="0.042cm" svg:x="14.72cm" svg:y="13.589cm" svg:viewBox="0 0 3981 43" draw:points="1989,43 0,43 0,0 3981,0 3981,43">
            <text:p/>
          </draw:polygon>
          <draw:path draw:style-name="gr3" draw:text-style-name="P8" draw:layer="layout" svg:width="0.451cm" svg:height="0.447cm" svg:x="16.49cm" svg:y="14.095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655cm" svg:height="0.658cm" svg:x="19.091cm" svg:y="13.2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84cm" svg:height="0.447cm" svg:x="20.061cm" svg:y="13.421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51" smil:attributeName="visibility" smil:to="visible"/>
                  <anim:animate smil:begin="0s" smil:dur="0.5s" smil:fill="hold" smil:decelerate="0.5" smil:targetElement="id251" smil:attributeName="rotate" smil:values="-90;0" smil:keyTimes="0;1"/>
                  <anim:animate smil:begin="0s" smil:dur="0.5s" smil:fill="hold" smil:decelerate="0.5" smil:targetElement="id251" smil:attributeName="width" smil:values="width;width*.05" smil:keyTimes="0;1"/>
                  <anim:animate smil:begin="0.5s" smil:dur="0.5s" smil:fill="hold" smil:accelerate="0.5" smil:targetElement="id251" smil:attributeName="width" smil:values="width*.05;width" smil:keyTimes="0;1"/>
                  <anim:animate smil:dur="1s" smil:fill="hold" smil:targetElement="id251" smil:attributeName="height" smil:values="height;height" smil:keyTimes="0;1"/>
                  <anim:animate smil:begin="0s" smil:dur="0.5s" smil:fill="hold" smil:decelerate="0.5" smil:targetElement="id251" smil:attributeName="x" smil:values="x+.4;x" smil:keyTimes="0;1"/>
                  <anim:animate smil:begin="0s" smil:dur="0.5s" smil:fill="hold" smil:decelerate="0.5" smil:targetElement="id251" smil:attributeName="y" smil:values="y-.2;y+.1" smil:keyTimes="0;1"/>
                  <anim:animate smil:begin="0.5s" smil:dur="0.5s" smil:fill="hold" smil:accelerate="0.5" smil:targetElement="id251" smil:attributeName="y" smil:values="y+.1;y" smil:keyTimes="0;1"/>
                  <anim:transitionFilter smil:begin="0s" smil:dur="1s" smil:decelerate="0.5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3" smil:attributeName="visibility" smil:to="visible"/>
                  <anim:animate smil:dur="0.5s" smil:fill="hold" smil:targetElement="id253" smil:attributeName="width" smil:values="width*0.05;width" smil:keyTimes="0;1"/>
                  <anim:animate smil:dur="0.5s" smil:fill="hold" smil:targetElement="id253" smil:attributeName="height" smil:values="height;height" smil:keyTimes="0;1"/>
                  <anim:animate smil:dur="0.5s" smil:fill="hold" smil:targetElement="id253" smil:attributeName="x" smil:values="x-.2;x" smil:keyTimes="0;1"/>
                  <anim:animate smil:dur="0.5s" smil:fill="hold" smil:targetElement="id253" smil:attributeName="y" smil:values="y;y" smil:keyTimes="0;1"/>
                  <anim:transitionFilter smil:dur="0.5s" smil:targetElement="id25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anim:sub-item="text" smil:attributeName="visibility" smil:to="visible"/>
                  <anim:animate smil:dur="0.5s" smil:fill="hold" smil:targetElement="id265" anim:sub-item="text" smil:attributeName="width" smil:values="width*0.05;width" smil:keyTimes="0;1"/>
                  <anim:animate smil:dur="0.5s" smil:fill="hold" smil:targetElement="id265" anim:sub-item="text" smil:attributeName="height" smil:values="height;height" smil:keyTimes="0;1"/>
                  <anim:animate smil:dur="0.5s" smil:fill="hold" smil:targetElement="id265" anim:sub-item="text" smil:attributeName="x" smil:values="x-.2;x" smil:keyTimes="0;1"/>
                  <anim:animate smil:dur="0.5s" smil:fill="hold" smil:targetElement="id265" anim:sub-item="text" smil:attributeName="y" smil:values="y;y" smil:keyTimes="0;1"/>
                  <anim:transitionFilter smil:dur="0.5s" smil:targetElement="id26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5.199cm" svg:height="1.836cm" svg:x="1.438cm" svg:y="0.364cm" presentation:class="title" presentation:user-transformed="true">
          <draw:text-box>
            <text:p xml:id="id270" text:id="id270"><text:span text:style-name="T5">Example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72" draw:id="id272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271" draw:id="id271">
          <svg:title>TexMaths</svg:title>
          <svg:desc>28§display§\text {(I)}§svg§600§FALSE§</svg:desc>
          <draw:polygon draw:style-name="gr2" draw:text-style-name="P7" draw:layer="layout" svg:width="0.924cm" svg:height="0.886cm" svg:x="2.305cm" svg:y="2.539cm" svg:viewBox="0 0 925 887" draw:points="464,887 0,887 0,0 925,0 925,887">
            <text:p/>
          </draw:polygon>
          <draw:path draw:style-name="gr3" draw:text-style-name="P8" draw:layer="layout" svg:width="0.23cm" svg:height="0.985cm" svg:x="2.3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.6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3.051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3" draw:id="id273">
          <svg:title>TexMaths</svg:title>
          <svg:desc>28§display§(1)§svg§600§FALSE§</svg:desc>
          <draw:polygon draw:style-name="gr2" draw:text-style-name="P7" draw:layer="layout" svg:width="1.061cm" svg:height="0.886cm" svg:x="2.306cm" svg:y="4.639cm" svg:viewBox="0 0 1062 887" draw:points="531,887 0,887 0,0 1062,0 1062,887">
            <text:p/>
          </draw:polygon>
          <draw:path draw:style-name="gr3" draw:text-style-name="P8" draw:layer="layout" svg:width="0.23cm" svg:height="0.985cm" svg:x="2.353cm" svg:y="4.5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7cm" svg:y="4.6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9cm" svg:y="4.5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4" draw:id="id274">
          <svg:title>TexMaths</svg:title>
          <svg:desc>24§display§\int \left( \frac{2x^3 - x^2 + 3x - 6}{2x - 3} \right)dx§svg§600§FALSE§</svg:desc>
          <draw:polygon draw:style-name="gr2" draw:text-style-name="P7" draw:layer="layout" svg:width="9.929cm" svg:height="1.986cm" svg:x="3.708cm" svg:y="4.134cm" svg:viewBox="0 0 9930 1987" draw:points="4965,1987 0,1987 0,0 9930,0 9930,1987">
            <text:p/>
          </draw:polygon>
          <draw:path draw:style-name="gr3" draw:text-style-name="P8" draw:layer="layout" svg:width="0.75cm" svg:height="1.874cm" svg:x="3.714cm" svg:y="4.213cm" svg:viewBox="0 0 751 1875" svg:d="M40 1837c27 0 43-19 43-40 0-29-22-43-41-43-21 0-42 14-42 43 0 44 42 78 94 78 129 0 177-197 236-441 66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4.825cm" svg:y="4.138cm" svg:viewBox="0 0 417 2025" svg:d="M417 2017c0-4-2-6-4-7-31-33-89-89-144-181-137-217-198-491-198-816 0-228 31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337cm" svg:height="0.563cm" svg:x="5.415cm" svg:y="4.22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5.818cm" svg:y="4.41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272cm" svg:height="0.404cm" svg:x="6.308cm" svg:y="4.09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8" draw:layer="layout" svg:width="0.515cm" svg:height="0.035cm" svg:x="6.912cm" svg:y="4.562cm" svg:viewBox="0 0 516 36" svg:d="M488 36c13 0 28 0 28-19 0-17-15-17-28-17h-459c-14 0-29 0-29 17 0 19 15 19 29 19z">
            <text:p/>
          </draw:path>
          <draw:path draw:style-name="gr3" draw:text-style-name="P8" draw:layer="layout" svg:width="0.421cm" svg:height="0.383cm" svg:x="7.709cm" svg:y="4.41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262cm" svg:height="0.392cm" svg:x="8.204cm" svg:y="4.09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563cm" svg:x="8.78cm" svg:y="4.29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5cm" svg:height="0.581cm" svg:x="9.612cm" svg:y="4.22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023cm" svg:y="4.41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0.737cm" svg:y="4.562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1.547cm" svg:y="4.228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olygon draw:style-name="gr3" draw:text-style-name="P8" draw:layer="layout" svg:width="6.561cm" svg:height="0.035cm" svg:x="5.373cm" svg:y="5.132cm" svg:viewBox="0 0 6562 36" draw:points="3281,36 0,36 0,0 6562,0 6562,36">
            <text:p/>
          </draw:polygon>
          <draw:path draw:style-name="gr3" draw:text-style-name="P8" draw:layer="layout" svg:width="0.337cm" svg:height="0.563cm" svg:x="7.517cm" svg:y="5.37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7.92cm" svg:y="5.5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8.635cm" svg:y="5.712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9.445cm" svg:y="5.37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16cm" svg:height="2.024cm" svg:x="12.064cm" svg:y="4.138cm" svg:viewBox="0 0 417 2025" svg:d="M417 1013c0-332-77-666-292-919-17-19-48-54-83-84-11-10-13-10-25-10-9 0-17 0-17 8 0 4 4 7 6 9 29 31 86 87 142 179 136 217 198 491 198 816 0 228-29 520-169 771-68 121-139 190-173 227-2 1-4 3-4 7 0 8 8 8 17 8 12 0 14 0 27-14 284-257 373-642 373-998z">
            <text:p/>
          </draw:path>
          <draw:path draw:style-name="gr3" draw:text-style-name="P8" draw:layer="layout" svg:width="0.402cm" svg:height="0.596cm" svg:x="12.83cm" svg:y="4.77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3.26cm" svg:y="4.98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275" draw:id="id275">
          <svg:title>TexMaths</svg:title>
          <svg:desc>28§display§(2)§svg§600§FALSE§</svg:desc>
          <draw:polygon draw:style-name="gr2" draw:text-style-name="P7" draw:layer="layout" svg:width="1.061cm" svg:height="0.886cm" svg:x="15.106cm" svg:y="4.64cm" svg:viewBox="0 0 1062 887" draw:points="531,887 0,887 0,0 1062,0 1062,887">
            <text:p/>
          </draw:polygon>
          <draw:path draw:style-name="gr3" draw:text-style-name="P8" draw:layer="layout" svg:width="0.23cm" svg:height="0.985cm" svg:x="15.153cm" svg:y="4.5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15.489cm" svg:y="4.6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15.989cm" svg:y="4.5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6" draw:id="id276">
          <svg:title>TexMaths</svg:title>
          <svg:desc>24§display§\int \left( \frac{1}{\sqrt{3x + 1} - \sqrt{3x - 5} } \right)dx§svg§600§FALSE§</svg:desc>
          <draw:polygon draw:style-name="gr2" draw:text-style-name="P7" draw:layer="layout" svg:width="10.519cm" svg:height="1.941cm" svg:x="16.409cm" svg:y="4.035cm" svg:viewBox="0 0 10520 1942" draw:points="5259,1942 0,1942 0,0 10520,0 10520,1942">
            <text:p/>
          </draw:polygon>
          <draw:path draw:style-name="gr3" draw:text-style-name="P8" draw:layer="layout" svg:width="0.75cm" svg:height="1.875cm" svg:x="16.415cm" svg:y="4.068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17.526cm" svg:y="3.99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21.512cm" svg:y="4.0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7.151cm" svg:height="0.035cm" svg:x="18.074cm" svg:y="4.988cm" svg:viewBox="0 0 7152 36" draw:points="3575,36 0,36 0,0 7152,0 7152,36">
            <text:p/>
          </draw:polygon>
          <draw:path draw:style-name="gr3" draw:text-style-name="P8" draw:layer="layout" svg:width="0.659cm" svg:height="0.844cm" svg:x="18.135cm" svg:y="5.1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8.776cm" svg:y="5.157cm" svg:viewBox="0 0 2358 36" draw:points="1179,36 0,36 0,0 2358,0 2358,36">
            <text:p/>
          </draw:polygon>
          <draw:path draw:style-name="gr3" draw:text-style-name="P8" draw:layer="layout" svg:width="0.35cm" svg:height="0.581cm" svg:x="18.811cm" svg:y="5.2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9.222cm" svg:y="5.4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62cm" svg:height="0.564cm" svg:x="19.915cm" svg:y="5.3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9cm" svg:height="0.564cm" svg:x="20.787cm" svg:y="5.29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21.39cm" svg:y="5.625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22.225cm" svg:y="5.1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22.866cm" svg:y="5.157cm" svg:viewBox="0 0 2358 36" draw:points="1179,36 0,36 0,0 2358,0 2358,36">
            <text:p/>
          </draw:polygon>
          <draw:path draw:style-name="gr3" draw:text-style-name="P8" draw:layer="layout" svg:width="0.35cm" svg:height="0.581cm" svg:x="22.902cm" svg:y="5.2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23.313cm" svg:y="5.4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24.028cm" svg:y="5.6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844cm" svg:y="5.291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416cm" svg:height="2.025cm" svg:x="25.354cm" svg:y="3.9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26.119cm" svg:y="4.6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26.549cm" svg:y="4.8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277" draw:id="id277">
          <svg:title>TexMaths</svg:title>
          <svg:desc>28§display§(3)§svg§600§FALSE§</svg:desc>
          <draw:polygon draw:style-name="gr2" draw:text-style-name="P7" draw:layer="layout" svg:width="1.061cm" svg:height="0.886cm" svg:x="2.307cm" svg:y="7.44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7.3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7.474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19cm" svg:y="7.3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9" draw:id="id279">
          <svg:title>TexMaths</svg:title>
          <svg:desc>28§display§(4)§svg§600§FALSE§</svg:desc>
          <draw:polygon draw:style-name="gr2" draw:text-style-name="P7" draw:layer="layout" svg:width="1.061cm" svg:height="0.886cm" svg:x="15.107cm" svg:y="7.441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7.3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15.468cm" svg:y="7.464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15.99cm" svg:y="7.3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4" draw:id="id284">
          <svg:title>TexMaths</svg:title>
          <svg:desc>24§display§\smallint \sqrt{ 1 + \sin 6x}\  dx§svg§600§FALSE§</svg:desc>
          <draw:polygon draw:style-name="gr2" draw:text-style-name="P7" draw:layer="layout" svg:width="5.904cm" svg:height="0.846cm" svg:x="16.713cm" svg:y="10.141cm" svg:viewBox="0 0 5905 847" draw:points="2951,847 0,847 0,0 5905,0 5905,847">
            <text:p/>
          </draw:polygon>
          <draw:path draw:style-name="gr3" draw:text-style-name="P8" draw:layer="layout" svg:width="0.352cm" svg:height="0.786cm" svg:x="16.717cm" svg:y="10.24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66cm" svg:height="0.844cm" svg:x="17.318cm" svg:y="10.099cm" svg:viewBox="0 0 661 845" svg:d="M267 756l-148-328c-6-13-11-13-13-13 0 0-6 0-14 5l-80 62c-12 7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3.534cm" svg:height="0.035cm" svg:x="17.959cm" svg:y="10.099cm" svg:viewBox="0 0 3535 36" draw:points="1767,36 0,36 0,0 3535,0 3535,36">
            <text:p/>
          </draw:polygon>
          <draw:path draw:style-name="gr3" draw:text-style-name="P8" draw:layer="layout" svg:width="0.279cm" svg:height="0.563cm" svg:x="18.034cm" svg:y="10.285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8" draw:layer="layout" svg:width="0.562cm" svg:height="0.563cm" svg:x="18.616cm" svg:y="10.35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7cm" svg:height="0.389cm" svg:x="19.44cm" svg:y="10.468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19.774cm" svg:y="10.28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20.006cm" svg:y="10.47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20.625cm" svg:y="10.285cm" svg:viewBox="0 0 351 582" svg:d="M77 286v-21c0-213 105-244 148-244 21 0 55 6 75 35-14 0-47 0-47 36 0 27 20 40 39 40 13 0 38-7 38-40 0-52-36-92-107-92-108 0-223 109-223 296 0 226 98 286 177 286 94 0 174-79 174-190 0-108-74-190-169-190-57 0-88 44-105 84zM177 559c-54 0-79-52-83-64-15-40-15-107-15-123 0-65 27-151 103-151 14 0 52 0 79 54 16 30 16 74 16 115 0 40 0 82-16 113-25 52-65 56-84 56z">
            <text:p/>
          </draw:path>
          <draw:path draw:style-name="gr3" draw:text-style-name="P8" draw:layer="layout" svg:width="0.421cm" svg:height="0.383cm" svg:x="21.035cm" svg:y="10.47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8" draw:layer="layout" svg:width="0.402cm" svg:height="0.596cm" svg:x="21.807cm" svg:y="10.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22.238cm" svg:y="10.47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</draw:g>
        <draw:g xml:id="id281" draw:id="id281">
          <svg:title>TexMaths</svg:title>
          <svg:desc>28§display§(5)§svg§600§FALSE§</svg:desc>
          <draw:polygon draw:style-name="gr2" draw:text-style-name="P7" draw:layer="layout" svg:width="1.061cm" svg:height="0.886cm" svg:x="2.307cm" svg:y="10.141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0.0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69cm" svg:y="10.175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19cm" svg:y="10.0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6" draw:id="id286">
          <svg:title>TexMaths</svg:title>
          <svg:desc>24§display§\smallint \sin^3 2x\ dx§svg§600§FALSE§</svg:desc>
          <draw:polygon draw:style-name="gr2" draw:text-style-name="P7" draw:layer="layout" svg:width="4.126cm" svg:height="0.845cm" svg:x="4.01cm" svg:y="12.239cm" svg:viewBox="0 0 4127 846" draw:points="2064,846 0,846 0,0 4127,0 4127,846">
            <text:p/>
          </draw:polygon>
          <draw:path draw:style-name="gr3" draw:text-style-name="P8" draw:layer="layout" svg:width="0.352cm" svg:height="0.786cm" svg:x="4.014cm" svg:y="12.339cm" svg:viewBox="0 0 353 787" svg:d="M321 35c-29 1-37 23-37 34 0 21 17 35 35 35 17 0 34-12 34-37 0-32-27-67-67-67-71 0-86 92-100 157-23 127-40 235-53 382-4 45-10 92-16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4.582cm" svg:y="12.566cm" svg:viewBox="0 0 278 390" svg:d="M148 215c19 4 88 17 88 79 0 42-29 76-96 76-71 0-102-48-117-120-2-10-4-14-11-14-12 0-12 6-12 21v112c0 15 0 21 10 21 3 0 5-2 21-18 2-2 2-3 17-19 36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4.914cm" svg:y="12.37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5.147cm" svg:y="12.571cm" svg:viewBox="0 0 426 374" svg:d="M65 83v228c0 36-7 36-65 36v27c29 0 73-2 96-2 21 0 65 2 94 2v-27c-56 0-65 0-65-36v-157c0-89 59-135 113-135s63 46 63 94v198c0 36-9 36-65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272cm" svg:height="0.404cm" svg:x="5.621cm" svg:y="12.197cm" svg:viewBox="0 0 273 405" svg:d="M131 196c46 0 78 32 78 96 0 73-42 94-76 94-24 0-77-6-102-41 29-1 34-21 34-32 0-19-13-33-32-33-16 0-33 10-33 33 0 57 61 92 134 92 83 0 139-54 139-113 0-46-37-92-102-108 61-21 84-67 84-101 0-48-53-83-121-83-65 0-115 33-115 79 0 21 12 32 31 32 17 0 31-13 31-30 0-18-14-29-31-31 21-27 61-33 83-33 26 0 65 14 65 66 0 24-10 51-25 69-19 23-35 25-65 27-16 0-16 0-20 1 0 0-5 0-5 8s5 8 15 8z">
            <text:p/>
          </draw:path>
          <draw:path draw:style-name="gr3" draw:text-style-name="P8" draw:layer="layout" svg:width="0.337cm" svg:height="0.563cm" svg:x="6.151cm" svg:y="12.38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421cm" svg:height="0.383cm" svg:x="6.554cm" svg:y="12.571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10 137-131 0-7-8-7-10-7-8 0-10 2-12 7-28 92-86 112-113 112-32 0-46-27-46-56 0-19 6-36 15-75z">
            <text:p/>
          </draw:path>
          <draw:path draw:style-name="gr3" draw:text-style-name="P8" draw:layer="layout" svg:width="0.402cm" svg:height="0.596cm" svg:x="7.328cm" svg:y="12.35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6-148 48-186 25-50 63-81 97-81 56 0 68 69 68 75 0 4-2 10-4 14z">
            <text:p/>
          </draw:path>
          <draw:path draw:style-name="gr3" draw:text-style-name="P8" draw:layer="layout" svg:width="0.421cm" svg:height="0.383cm" svg:x="7.757cm" svg:y="12.571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2 65 87 0 135-110 135-131 0-7-8-7-10-7-8 0-10 2-12 7-26 92-86 112-113 112-32 0-46-27-46-56 0-19 6-36 15-75z">
            <text:p/>
          </draw:path>
        </draw:g>
        <draw:g xml:id="id283" draw:id="id283">
          <svg:title>TexMaths</svg:title>
          <svg:desc>28§display§(6)§svg§600§FALSE§</svg:desc>
          <draw:polygon draw:style-name="gr2" draw:text-style-name="P7" draw:layer="layout" svg:width="1.061cm" svg:height="0.886cm" svg:x="15.107cm" svg:y="10.142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0.0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0.176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5.99cm" svg:y="10.0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5" draw:id="id285">
          <svg:title>TexMaths</svg:title>
          <svg:desc>28§display§(7)§svg§600§FALSE§</svg:desc>
          <draw:polygon draw:style-name="gr2" draw:text-style-name="P7" draw:layer="layout" svg:width="1.061cm" svg:height="0.886cm" svg:x="2.307cm" svg:y="12.342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2.2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695cm" svg:y="12.367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19cm" svg:y="12.2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7" draw:id="id287">
          <svg:title>TexMaths</svg:title>
          <svg:desc>28§display§(8)§svg§600§FALSE§</svg:desc>
          <draw:polygon draw:style-name="gr2" draw:text-style-name="P7" draw:layer="layout" svg:width="1.061cm" svg:height="0.886cm" svg:x="15.107cm" svg:y="12.343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2.2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2.37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15.99cm" svg:y="12.2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8" draw:id="id278">
          <svg:title>TexMaths</svg:title>
          <svg:desc>24§display§\int \left( \frac{2x - 5}{ \sqrt{3x - 2} } \right)dx§svg§600§FALSE§</svg:desc>
          <draw:polygon draw:style-name="gr2" draw:text-style-name="P7" draw:layer="layout" svg:width="6.43cm" svg:height="1.941cm" svg:x="3.709cm" svg:y="6.835cm" svg:viewBox="0 0 6431 1942" draw:points="3214,1942 0,1942 0,0 6431,0 6431,1942">
            <text:p/>
          </draw:polygon>
          <draw:path draw:style-name="gr3" draw:text-style-name="P8" draw:layer="layout" svg:width="0.75cm" svg:height="1.875cm" svg:x="3.715cm" svg:y="6.868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7cm" svg:y="6.793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337cm" svg:height="0.564cm" svg:x="5.767cm" svg:y="6.8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6.171cm" svg:y="7.07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516cm" svg:height="0.035cm" svg:x="6.887cm" svg:y="7.217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7.701cm" svg:y="6.8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olygon draw:style-name="gr3" draw:text-style-name="P8" draw:layer="layout" svg:width="3.06cm" svg:height="0.035cm" svg:x="5.374cm" svg:y="7.788cm" svg:viewBox="0 0 3061 36" draw:points="1530,36 0,36 0,0 3061,0 3061,36">
            <text:p/>
          </draw:polygon>
          <draw:path draw:style-name="gr3" draw:text-style-name="P8" draw:layer="layout" svg:width="0.66cm" svg:height="0.844cm" svg:x="5.435cm" svg:y="7.957cm" svg:viewBox="0 0 661 845" svg:d="M267 757l-148-329c-6-13-11-13-13-13 0 0-6 0-14 6l-80 61c-12 8-12 12-12 13 0 4 2 10 8 10 5 0 21-11 28-19 6-4 20-14 27-19l167 365c6 13 12 13 20 13 11 0 13-4 21-15l384-795c6-14 6-16 6-18 0-9-8-17-18-17-7 0-13 4-19 17z">
            <text:p/>
          </draw:path>
          <draw:polygon draw:style-name="gr3" draw:text-style-name="P8" draw:layer="layout" svg:width="2.357cm" svg:height="0.035cm" svg:x="6.077cm" svg:y="7.957cm" svg:viewBox="0 0 2358 36" draw:points="1179,36 0,36 0,0 2358,0 2358,36">
            <text:p/>
          </draw:polygon>
          <draw:path draw:style-name="gr3" draw:text-style-name="P8" draw:layer="layout" svg:width="0.35cm" svg:height="0.581cm" svg:x="6.111cm" svg:y="8.0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6.522cm" svg:y="8.28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8" draw:layer="layout" svg:width="0.516cm" svg:height="0.035cm" svg:x="7.238cm" svg:y="8.425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64cm" svg:x="8.052cm" svg:y="8.0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16cm" svg:height="2.025cm" svg:x="8.563cm" svg:y="6.7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9.329cm" svg:y="7.4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9.76cm" svg:y="7.64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</draw:g>
        <draw:g xml:id="id280" draw:id="id280">
          <svg:title>TexMaths</svg:title>
          <svg:desc>24§display§\int \left( \frac{1}{ 1 + \sin 3x } \right)dx§svg§600§FALSE§</svg:desc>
          <draw:polygon draw:style-name="gr2" draw:text-style-name="P7" draw:layer="layout" svg:width="6.903cm" svg:height="1.941cm" svg:x="16.71cm" svg:y="6.835cm" svg:viewBox="0 0 6904 1942" draw:points="3453,1942 0,1942 0,0 6904,0 6904,1942">
            <text:p/>
          </draw:polygon>
          <draw:path draw:style-name="gr3" draw:text-style-name="P8" draw:layer="layout" svg:width="0.75cm" svg:height="1.875cm" svg:x="16.716cm" svg:y="6.868cm" svg:viewBox="0 0 751 1876" svg:d="M40 1838c27 0 43-19 43-41 0-28-22-42-41-42-21 0-42 14-42 42 0 45 42 79 94 79 129 0 177-198 236-441 66-267 121-538 167-809 31-179 62-348 91-457 9-42 38-150 73-150 25 0 46 16 50 19-29 2-43 20-43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17.828cm" svg:y="6.793cm" svg:viewBox="0 0 417 2026" svg:d="M417 2018c0-4-2-5-4-7-31-33-88-89-144-181-136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20.005cm" svg:y="6.8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534cm" svg:height="0.035cm" svg:x="18.375cm" svg:y="7.788cm" svg:viewBox="0 0 3535 36" draw:points="1767,36 0,36 0,0 3535,0 3535,36">
            <text:p/>
          </draw:polygon>
          <draw:path draw:style-name="gr3" draw:text-style-name="P8" draw:layer="layout" svg:width="0.279cm" svg:height="0.564cm" svg:x="18.45cm" svg:y="8.03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9.032cm" svg:y="8.10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9.856cm" svg:y="8.218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181cm" svg:height="0.566cm" svg:x="20.188cm" svg:y="8.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422cm" svg:y="8.222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21.039cm" svg:y="8.03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21.449cm" svg:y="8.222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416cm" svg:height="2.025cm" svg:x="22.039cm" svg:y="6.7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22.805cm" svg:y="7.431cm" svg:viewBox="0 0 403 597" svg:d="M403 10c0-2 0-10-11-10-12 0-92 8-108 10-6 0-11 3-11 15 0 11 7 11 21 11 40 0 42 6 42 14l-4 17-50 200c-15-31-40-54-78-54-98 0-204 125-204 248 0 81 46 136 113 136 18 0 60-4 110-63 7 34 36 63 77 63 30 0 50-19 63-48s25-80 25-82c0-10-8-10-10-10-9 0-9 4-11 15-16 56-31 106-66 106-23 0-24-21-24-38 0-21 1-27 5-41zM227 486c-4 15-4 17-18 33-36 46-71 59-94 59-42 0-55-46-55-79 0-42 26-148 48-186 25-50 63-81 97-81 56 0 68 69 68 75 0 4-2 10-4 14z">
            <text:p/>
          </draw:path>
          <draw:path draw:style-name="gr3" draw:text-style-name="P8" draw:layer="layout" svg:width="0.421cm" svg:height="0.383cm" svg:x="23.234cm" svg:y="7.64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282" draw:id="id282">
          <svg:title>TexMaths</svg:title>
          <svg:desc>24§display§\int \left( \frac{\cos (2x - 5)}{ 1 - \cos (2x - 5)} \right)dx§svg§600§FALSE§</svg:desc>
          <draw:polygon draw:style-name="gr2" draw:text-style-name="P7" draw:layer="layout" svg:width="8.964cm" svg:height="1.941cm" svg:x="3.709cm" svg:y="9.535cm" svg:viewBox="0 0 8965 1942" draw:points="4481,1942 0,1942 0,0 8965,0 8965,1942">
            <text:p/>
          </draw:polygon>
          <draw:path draw:style-name="gr3" draw:text-style-name="P8" draw:layer="layout" svg:width="0.75cm" svg:height="1.875cm" svg:x="3.715cm" svg:y="9.568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6cm" svg:y="9.49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128cm" svg:y="9.76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499cm" svg:y="9.76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923cm" svg:y="9.7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313cm" svg:y="9.5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99cm" svg:y="9.5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002cm" svg:y="9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8.718cm" svg:y="9.9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34cm" svg:y="9.5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61cm" svg:y="9.5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5.374cm" svg:y="10.488cm" svg:viewBox="0 0 5597 36" draw:points="2798,36 0,36 0,0 5597,0 5597,36">
            <text:p/>
          </draw:polygon>
          <draw:path draw:style-name="gr3" draw:text-style-name="P8" draw:layer="layout" svg:width="0.279cm" svg:height="0.564cm" svg:x="5.449cm" svg:y="10.73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6.051cm" svg:y="11.06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6.854cm" svg:y="10.9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225cm" svg:y="10.91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7.651cm" svg:y="10.9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039cm" svg:y="10.66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8.325cm" svg:y="10.73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73cm" svg:y="10.9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9.444cm" svg:y="11.0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0.26cm" svg:y="10.734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688cm" svg:y="10.66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1.099cm" svg:y="9.4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1.863cm" svg:y="10.1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2.294cm" svg:y="10.3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288" draw:id="id288">
          <svg:title>TexMaths</svg:title>
          <svg:desc>24§display§\smallint \cos 3x \cos 7x\  dx§svg§600§FALSE§</svg:desc>
          <draw:polygon draw:style-name="gr2" draw:text-style-name="P7" draw:layer="layout" svg:width="6.154cm" svg:height="0.702cm" svg:x="16.712cm" svg:y="12.343cm" svg:viewBox="0 0 6155 703" draw:points="3077,703 0,703 0,0 6155,0 6155,703">
            <text:p/>
          </draw:polygon>
          <draw:path draw:style-name="gr3" draw:text-style-name="P8" draw:layer="layout" svg:width="0.352cm" svg:height="0.786cm" svg:x="16.716cm" svg:y="12.301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17.284cm" svg:y="12.528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7.655cm" svg:y="12.5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8.081cm" svg:y="12.528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8.561cm" svg:y="12.343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8.972cm" svg:y="12.53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322cm" svg:height="0.389cm" svg:x="19.597cm" svg:y="12.528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9.968cm" svg:y="12.5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20.394cm" svg:y="12.528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62cm" svg:height="0.59cm" svg:x="20.888cm" svg:y="12.336cm" svg:viewBox="0 0 363 591" svg:d="M355 58c8-12 8-14 8-31h-206c-103 0-105-12-107-27h-21l-29 175h21c2-14 10-68 21-77 6-6 73-6 83-6h176c-9 14-76 106-96 135-74 113-103 230-103 316 0 10 0 48 38 48 40 0 40-38 40-48v-42c0-46 2-94 10-138 2-19 13-92 52-146z">
            <text:p/>
          </draw:path>
          <draw:path draw:style-name="gr3" draw:text-style-name="P8" draw:layer="layout" svg:width="0.421cm" svg:height="0.383cm" svg:x="21.285cm" svg:y="12.53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402cm" svg:height="0.596cm" svg:x="22.059cm" svg:y="12.32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22.489cm" svg:y="12.53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70" anim:sub-item="text" smil:attributeName="visibility" smil:to="visible"/>
                  <anim:animate smil:begin="0s" smil:dur="0.5s" smil:fill="hold" smil:decelerate="0.5" smil:targetElement="id270" anim:sub-item="text" smil:attributeName="rotate" smil:values="-90;0" smil:keyTimes="0;1"/>
                  <anim:animate smil:begin="0s" smil:dur="0.5s" smil:fill="hold" smil:decelerate="0.5" smil:targetElement="id270" anim:sub-item="text" smil:attributeName="width" smil:values="width;width*.05" smil:keyTimes="0;1"/>
                  <anim:animate smil:begin="0.5s" smil:dur="0.5s" smil:fill="hold" smil:accelerate="0.5" smil:targetElement="id270" anim:sub-item="text" smil:attributeName="width" smil:values="width*.05;width" smil:keyTimes="0;1"/>
                  <anim:animate smil:dur="1s" smil:fill="hold" smil:targetElement="id270" anim:sub-item="text" smil:attributeName="height" smil:values="height;height" smil:keyTimes="0;1"/>
                  <anim:animate smil:begin="0s" smil:dur="0.5s" smil:fill="hold" smil:decelerate="0.5" smil:targetElement="id270" anim:sub-item="text" smil:attributeName="x" smil:values="x+.4;x" smil:keyTimes="0;1"/>
                  <anim:animate smil:begin="0s" smil:dur="0.5s" smil:fill="hold" smil:decelerate="0.5" smil:targetElement="id270" anim:sub-item="text" smil:attributeName="y" smil:values="y-.2;y+.1" smil:keyTimes="0;1"/>
                  <anim:animate smil:begin="0.5s" smil:dur="0.5s" smil:fill="hold" smil:accelerate="0.5" smil:targetElement="id270" anim:sub-item="text" smil:attributeName="y" smil:values="y+.1;y" smil:keyTimes="0;1"/>
                  <anim:transitionFilter smil:begin="0s" smil:dur="1s" smil:decelerate="0.5" smil:targetElement="id2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1" smil:attributeName="visibility" smil:to="visible"/>
                  <anim:animate smil:dur="0.5s" smil:fill="hold" smil:targetElement="id271" smil:attributeName="width" smil:values="width*0.05;width" smil:keyTimes="0;1"/>
                  <anim:animate smil:dur="0.5s" smil:fill="hold" smil:targetElement="id271" smil:attributeName="height" smil:values="height;height" smil:keyTimes="0;1"/>
                  <anim:animate smil:dur="0.5s" smil:fill="hold" smil:targetElement="id271" smil:attributeName="x" smil:values="x-.2;x" smil:keyTimes="0;1"/>
                  <anim:animate smil:dur="0.5s" smil:fill="hold" smil:targetElement="id271" smil:attributeName="y" smil:values="y;y" smil:keyTimes="0;1"/>
                  <anim:transitionFilter smil:dur="0.5s" smil:targetElement="id27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5" smil:attributeName="visibility" smil:to="visible"/>
                  <anim:animate smil:dur="0.5s" smil:fill="hold" smil:targetElement="id285" smil:attributeName="width" smil:values="width*0.05;width" smil:keyTimes="0;1"/>
                  <anim:animate smil:dur="0.5s" smil:fill="hold" smil:targetElement="id285" smil:attributeName="height" smil:values="height;height" smil:keyTimes="0;1"/>
                  <anim:animate smil:dur="0.5s" smil:fill="hold" smil:targetElement="id285" smil:attributeName="x" smil:values="x-.2;x" smil:keyTimes="0;1"/>
                  <anim:animate smil:dur="0.5s" smil:fill="hold" smil:targetElement="id285" smil:attributeName="y" smil:values="y;y" smil:keyTimes="0;1"/>
                  <anim:transitionFilter smil:dur="0.5s" smil:targetElement="id285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7" smil:attributeName="visibility" smil:to="visible"/>
                  <anim:animate smil:dur="0.5s" smil:fill="hold" smil:targetElement="id287" smil:attributeName="width" smil:values="width*0.05;width" smil:keyTimes="0;1"/>
                  <anim:animate smil:dur="0.5s" smil:fill="hold" smil:targetElement="id287" smil:attributeName="height" smil:values="height;height" smil:keyTimes="0;1"/>
                  <anim:animate smil:dur="0.5s" smil:fill="hold" smil:targetElement="id287" smil:attributeName="x" smil:values="x-.2;x" smil:keyTimes="0;1"/>
                  <anim:animate smil:dur="0.5s" smil:fill="hold" smil:targetElement="id287" smil:attributeName="y" smil:values="y;y" smil:keyTimes="0;1"/>
                  <anim:transitionFilter smil:dur="0.5s" smil:targetElement="id287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92" draw:id="id292">
          <svg:title>TexMaths</svg:title>
          <svg:desc>26§display§= \int \left( \frac{2x^3 - x^2 + 3x - 6}{2x - 3} \right)dx§svg§600§FALSE§</svg:desc>
          <draw:polygon draw:style-name="gr2" draw:text-style-name="P7" draw:layer="layout" svg:width="11.721cm" svg:height="2.151cm" svg:x="6.509cm" svg:y="0.539cm" svg:viewBox="0 0 11722 2152" draw:points="5861,2152 0,2152 0,0 11722,0 11722,2152">
            <text:p/>
          </draw:polygon>
          <draw:path draw:style-name="gr3" draw:text-style-name="P8" draw:layer="layout" svg:width="0.608cm" svg:height="0.215cm" svg:x="6.515cm" svg:y="1.53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478cm" svg:y="0.624cm" svg:viewBox="0 0 813 2032" svg:d="M44 1990c29 0 45-21 45-43 0-32-22-46-43-46-23 0-46 14-46 46 0 47 46 85 102 85 139 0 191-214 256-478 70-290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8" draw:layer="layout" svg:width="0.45cm" svg:height="2.193cm" svg:x="8.685cm" svg:y="0.543cm" svg:viewBox="0 0 451 2194" svg:d="M451 2186c0-4-2-6-4-9-33-35-95-95-156-195-147-235-214-532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1cm" svg:x="9.321cm" svg:y="0.64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7cm" svg:height="0.415cm" svg:x="9.76cm" svg:y="0.84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94cm" svg:height="0.438cm" svg:x="10.29cm" svg:y="0.493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2 0 0-7 0-7 9 0 8 7 8 17 8z">
            <text:p/>
          </draw:path>
          <draw:path draw:style-name="gr3" draw:text-style-name="P8" draw:layer="layout" svg:width="0.558cm" svg:height="0.039cm" svg:x="10.943cm" svg:y="1.003cm" svg:viewBox="0 0 559 40" svg:d="M528 40c15 0 31 0 31-21 0-19-16-19-31-19h-497c-14 0-31 0-31 19 0 21 17 21 31 21z">
            <text:p/>
          </draw:path>
          <draw:path draw:style-name="gr3" draw:text-style-name="P8" draw:layer="layout" svg:width="0.457cm" svg:height="0.415cm" svg:x="11.809cm" svg:y="0.84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84cm" svg:height="0.425cm" svg:x="12.345cm" svg:y="0.49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8cm" svg:height="0.61cm" svg:x="12.969cm" svg:y="0.71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87cm" svg:y="0.64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457cm" svg:height="0.415cm" svg:x="14.315cm" svg:y="0.84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8cm" svg:height="0.039cm" svg:x="15.089cm" svg:y="1.003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5.964cm" svg:y="0.641cm" svg:viewBox="0 0 381 630" svg:d="M83 310v-23c0-231 115-264 160-264 23 0 61 6 81 37-14 0-49 0-49 40 0 29 20 43 41 43 15 0 42-8 42-43 0-56-40-100-117-100-116 0-241 119-241 320 0 246 106 310 191 310 102 0 190-85 190-206 0-116-81-206-183-206-63 0-96 48-115 92zM191 605c-58 0-85-56-89-68-17-44-17-117-17-134 0-70 29-164 113-164 14 0 56 0 85 58 17 34 17 82 17 125 0 44 0 90-17 123-27 56-71 60-92 60z">
            <text:p/>
          </draw:path>
          <draw:polygon draw:style-name="gr3" draw:text-style-name="P8" draw:layer="layout" svg:width="7.108cm" svg:height="0.039cm" svg:x="9.275cm" svg:y="1.62cm" svg:viewBox="0 0 7109 40" draw:points="3555,40 0,40 0,0 7109,0 7109,40">
            <text:p/>
          </draw:polygon>
          <draw:path draw:style-name="gr3" draw:text-style-name="P8" draw:layer="layout" svg:width="0.365cm" svg:height="0.61cm" svg:x="11.598cm" svg:y="1.88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7cm" svg:height="0.415cm" svg:x="12.037cm" svg:y="2.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8" draw:layer="layout" svg:width="0.558cm" svg:height="0.039cm" svg:x="12.811cm" svg:y="2.248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3.687cm" svg:y="1.88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45cm" svg:height="2.193cm" svg:x="16.526cm" svg:y="0.543cm" svg:viewBox="0 0 451 2194" svg:d="M451 1098c0-360-83-722-316-996-19-21-52-58-89-92-13-10-15-10-27-10-11 0-19 0-19 8 0 4 4 9 6 11 31 33 94 93 154 193 148 235 214 533 214 884 0 247-31 564-183 836-72 131-149 206-187 245-2 3-4 5-4 9 0 8 8 8 19 8 12 0 14 0 29-14 308-279 403-697 403-1082z">
            <text:p/>
          </draw:path>
          <draw:path draw:style-name="gr3" draw:text-style-name="P8" draw:layer="layout" svg:width="0.436cm" svg:height="0.646cm" svg:x="17.356cm" svg:y="1.23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7.819cm" svg:y="1.46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2 120-123 120-35 0-50-29-50-60 0-21 6-40 17-81z">
            <text:p/>
          </draw:path>
        </draw:g>
        <draw:g xml:id="id290" draw:id="id290">
          <svg:title>TexMaths</svg:title>
          <svg:desc>28§display§\text {Let,}§svg§600§FALSE§</svg:desc>
          <draw:polygon draw:style-name="gr2" draw:text-style-name="P7" draw:layer="layout" svg:width="1.538cm" svg:height="0.765cm" svg:x="3.625cm" svg:y="1.3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2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5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3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8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91" draw:id="id291">
          <svg:title>TexMaths</svg:title>
          <svg:desc>28§display§\text {I}§svg§600§FALSE§</svg:desc>
          <draw:polygon draw:style-name="gr2" draw:text-style-name="P7" draw:layer="layout" svg:width="0.229cm" svg:height="0.575cm" svg:x="5.731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9" draw:id="id289">
          <svg:title>TexMaths</svg:title>
          <svg:desc>28§display§(1)§svg§600§FALSE§</svg:desc>
          <draw:polygon draw:style-name="gr2" draw:text-style-name="P7" draw:layer="layout" svg:width="1.061cm" svg:height="0.886cm" svg:x="1.908cm" svg:y="1.244cm" svg:viewBox="0 0 1062 887" draw:points="531,887 0,887 0,0 1062,0 1062,887">
            <text:p/>
          </draw:polygon>
          <draw:path draw:style-name="gr3" draw:text-style-name="P8" draw:layer="layout" svg:width="0.23cm" svg:height="0.985cm" svg:x="1.955cm" svg:y="1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329cm" svg:y="1.27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2.791cm" svg:y="1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98" draw:id="id298">
          <svg:title>TexMaths</svg:title>
          <svg:desc>26§display§2x - 3§svg§600§FALSE§</svg:desc>
          <draw:polygon draw:style-name="gr2" draw:text-style-name="P7" draw:layer="layout" svg:width="2.423cm" svg:height="0.537cm" svg:x="5.81cm" svg:y="8.141cm" svg:viewBox="0 0 2424 538" draw:points="1213,538 0,538 0,0 2424,0 2424,538">
            <text:p/>
          </draw:polygon>
          <draw:path draw:style-name="gr3" draw:text-style-name="P8" draw:layer="layout" svg:width="0.365cm" svg:height="0.609cm" svg:x="5.81cm" svg:y="8.09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8" draw:layer="layout" svg:width="0.457cm" svg:height="0.414cm" svg:x="6.247cm" svg:y="8.298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3-6 43-25 43-50s-20-33-35-33c-27 0-50 25-50 54 0 41 46 60 85 60 63 0 96-64 98-70 11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7.023cm" svg:y="8.456cm" svg:viewBox="0 0 560 39" svg:d="M529 39c14 0 31 0 31-20 0-19-17-19-31-19h-498c-14 0-31 0-31 19 0 20 17 20 31 20z">
            <text:p/>
          </draw:path>
          <draw:path draw:style-name="gr3" draw:text-style-name="P8" draw:layer="layout" svg:width="0.38cm" svg:height="0.628cm" svg:x="7.899cm" svg:y="8.095cm" svg:viewBox="0 0 381 629" svg:d="M229 286c75-22 127-87 127-159 0-75-79-127-169-127-91 0-162 54-162 125 0 29 21 47 46 47 29 0 48-20 48-47 0-46-44-46-57-46 27-44 88-56 121-56 38 0 90 21 90 102 0 12-2 64-27 105-28 44-59 46-82 48-6 0-29 2-35 2-8 0-15 2-15 11 0 10 7 10 23 10h40c75 0 110 62 110 152 0 124-64 151-104 151-39 0-108-17-141-70 33 6 60-15 60-50 0-34-23-52-50-52-23 0-52 14-52 54 0 83 85 143 185 143 113 0 196-83 196-176 0-75-58-146-152-167z">
            <text:p/>
          </draw:path>
        </draw:g>
        <draw:g xml:id="id293" draw:id="id293">
          <svg:title>TexMaths</svg:title>
          <svg:desc>28§display§\text { when ever the numerator is a polynomial of degree greater}§svg§600§FALSE§</svg:desc>
          <draw:polygon draw:style-name="gr2" draw:text-style-name="P7" draw:layer="layout" svg:width="25.099cm" svg:height="0.8cm" svg:x="1.842cm" svg:y="3.146cm" svg:viewBox="0 0 25100 801" draw:points="12550,801 0,801 0,0 25100,0 25100,801">
            <text:p/>
          </draw:polygon>
          <draw:path draw:style-name="gr3" draw:text-style-name="P8" draw:layer="layout" svg:width="0.675cm" svg:height="0.437cm" svg:x="1.811cm" svg:y="3.366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96cm" svg:height="0.686cm" svg:x="2.534cm" svg:y="3.108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3.07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3.52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4.38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3cm" svg:height="0.437cm" svg:x="4.819cm" svg:y="3.36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382cm" svg:height="0.454cm" svg:x="5.31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5.758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08cm" svg:height="0.618cm" svg:x="6.461cm" svg:y="3.18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857cm" svg:y="3.108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4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8.17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8cm" svg:x="8.687cm" svg:y="3.357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7cm" svg:x="9.234cm" svg:y="3.35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052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0.488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0.887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1.357cm" svg:y="3.18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38cm" svg:height="0.454cm" svg:x="11.749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33cm" svg:height="0.437cm" svg:x="12.24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2.959cm" svg:y="3.13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3.232cm" svg:y="3.35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3.958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14.764cm" svg:y="3.357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38cm" svg:height="0.454cm" svg:x="15.338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5.835cm" svg:y="3.10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627cm" svg:x="16.095cm" svg:y="3.366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1-56 125-112z">
            <text:p/>
          </draw:path>
          <draw:path draw:style-name="gr3" draw:text-style-name="P8" draw:layer="layout" svg:width="0.496cm" svg:height="0.437cm" svg:x="16.626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7.17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77cm" svg:height="0.437cm" svg:x="17.665cm" svg:y="3.35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487cm" svg:y="3.13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45cm" svg:height="0.454cm" svg:x="18.769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9.251cm" svg:y="3.10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9.849cm" svg:y="3.35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0.344cm" svg:y="3.097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87cm" svg:height="0.697cm" svg:x="20.973cm" svg:y="3.10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21.515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1.952cm" svg:y="3.34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333cm" svg:height="0.437cm" svg:x="22.445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83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82cm" svg:height="0.454cm" svg:x="23.267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4.033cm" svg:y="3.34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333cm" svg:height="0.437cm" svg:x="24.526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4.911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25.361cm" svg:y="3.351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25.832cm" svg:y="3.18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26.221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6.66cm" svg:y="3.357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</draw:g>
        <draw:g xml:id="id294" draw:id="id294">
          <svg:title>TexMaths</svg:title>
          <svg:desc>28§display§\text {than or equal to that of the denominator, then express the}§svg§600§FALSE§</svg:desc>
          <draw:polygon draw:style-name="gr2" draw:text-style-name="P7" draw:layer="layout" svg:width="25.18cm" svg:height="0.788cm" svg:x="1.845cm" svg:y="4.348cm" svg:viewBox="0 0 25181 789" draw:points="12590,789 0,789 0,0 25181,0 25181,789">
            <text:p/>
          </draw:polygon>
          <draw:path draw:style-name="gr3" draw:text-style-name="P8" draw:layer="layout" svg:width="0.31cm" svg:height="0.618cm" svg:x="1.81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2.211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2.766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3.25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4.119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4.612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5.327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27cm" svg:x="5.768cm" svg:y="4.559cm" svg:viewBox="0 0 488 628" svg:d="M343 377v177c0 45-11 45-79 45v29c34 0 85-2 112-2s77 2 112 2v-29c-67 0-78 0-78-45v-554h-22l-36 90c-14-27-54-90-132-90-117 0-220 96-220 224 0 124 96 224 211 224 69 0 109-42 132-71zM345 164v139c0 31-18 58-40 83-12 13-43 40-90 40-72 0-132-87-132-202 0-116 69-199 141-199 81 0 121 85 121 139z">
            <text:p/>
          </draw:path>
          <draw:path draw:style-name="gr3" draw:text-style-name="P8" draw:layer="layout" svg:width="0.496cm" svg:height="0.447cm" svg:x="6.285cm" svg:y="4.559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445cm" svg:height="0.454cm" svg:x="6.843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7.327cm" svg:y="4.3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1cm" svg:height="0.618cm" svg:x="7.91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38cm" svg:height="0.454cm" svg:x="8.306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08cm" svg:height="0.618cm" svg:x="9.117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9.511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10.069cm" svg:y="4.552cm" svg:viewBox="0 0 446 455" svg:d="M289 368c2 40 29 80 76 80 20 0 81-13 81-94v-54h-25v54c0 59-24 65-36 65-31 0-36-45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10.539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1.258cm" svg:y="4.552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1.756cm" svg:y="4.299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31cm" svg:height="0.618cm" svg:x="12.37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2.766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3.308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4.079cm" svg:y="4.31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0-96 29-141 22-31 58-63 112-63 36 0 76 14 108 59 11 18 11 20 11 38z">
            <text:p/>
          </draw:path>
          <draw:path draw:style-name="gr3" draw:text-style-name="P8" draw:layer="layout" svg:width="0.382cm" svg:height="0.454cm" svg:x="14.62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5.062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5.604cm" svg:y="4.552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77cm" svg:height="0.436cm" svg:x="16.099cm" svg:y="4.559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6.921cm" svg:y="4.335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7.195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7.75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21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8.611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19.103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115cm" svg:height="0.295cm" svg:x="19.547cm" svg:y="4.889cm" svg:viewBox="0 0 116 296" svg:d="M116 103c0-63-22-103-62-103-36 0-54 27-54 52 0 26 18 53 54 53 15 0 27-6 38-13l2-2c0 0 2 0 2 13 0 65-29 126-74 173-4 4-6 7-6 9 0 9 4 11 11 11 11 0 89-78 89-193z">
            <text:p/>
          </draw:path>
          <draw:path draw:style-name="gr3" draw:text-style-name="P8" draw:layer="layout" svg:width="0.308cm" svg:height="0.618cm" svg:x="20.082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20.477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1.02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21.462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22.33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25cm" svg:x="22.755cm" svg:y="4.568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1 0-23 29-54 87-126l76 99c9 11 21 27 21 33 0 9-9 23-36 25v29c31 0 85-2 107-2 27 0 65 0 94 2v-29c-51 0-69-2-94-31z">
            <text:p/>
          </draw:path>
          <draw:path draw:style-name="gr3" draw:text-style-name="P8" draw:layer="layout" svg:width="0.487cm" svg:height="0.627cm" svg:x="23.288cm" svg:y="4.559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23.837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4.222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24.663cm" svg:y="4.552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5.051cm" svg:y="4.552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25.75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26.149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6.693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</draw:g>
        <draw:g xml:id="id295" draw:id="id295">
          <svg:title>TexMaths</svg:title>
          <svg:desc>28§display§\text {numerator as a multiple of the denominator and a constant}§svg§600§FALSE§</svg:desc>
          <draw:polygon draw:style-name="gr2" draw:text-style-name="P7" draw:layer="layout" svg:width="25.452cm" svg:height="0.788cm" svg:x="1.833cm" svg:y="5.65cm" svg:viewBox="0 0 25453 789" draw:points="12725,789 0,789 0,0 25453,0 25453,789">
            <text:p/>
          </draw:polygon>
          <draw:path draw:style-name="gr3" draw:text-style-name="P8" draw:layer="layout" svg:width="0.496cm" svg:height="0.436cm" svg:x="1.815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7cm" svg:x="2.335cm" svg:y="5.861cm" svg:viewBox="0 0 497 448" svg:d="M354 359v89l143-11v-31c-69 0-76-7-76-54v-352l-145 11v32c69 0 76 6 76 53v178c0 85-47 152-119 152-83 0-87-45-87-96v-330l-146 11v32c76 0 76 2 76 89v148c0 79 0 168 152 168 54 0 99-26 126-89z">
            <text:p/>
          </draw:path>
          <draw:path draw:style-name="gr3" draw:text-style-name="P8" draw:layer="layout" svg:width="0.77cm" svg:height="0.436cm" svg:x="2.881cm" svg:y="5.861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3.697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4.136cm" svg:y="5.86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4.534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5.002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5.394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33cm" svg:height="0.436cm" svg:x="5.887cm" svg:y="5.86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6.615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7.097cm" svg:y="5.854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7.823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77cm" svg:height="0.436cm" svg:x="8.633cm" svg:y="5.86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9.426cm" svg:y="5.861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221cm" svg:height="0.685cm" svg:x="9.973cm" svg:y="5.61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1cm" svg:height="0.618cm" svg:x="10.233cm" svg:y="5.6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212cm" svg:height="0.661cm" svg:x="10.629cm" svg:y="5.637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7cm" svg:height="0.627cm" svg:x="10.898cm" svg:y="5.861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221cm" svg:height="0.685cm" svg:x="11.449cm" svg:y="5.61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1.718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2.484cm" svg:y="5.854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6cm" svg:x="12.979cm" svg:y="5.601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08cm" svg:height="0.618cm" svg:x="13.595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13.989cm" svg:y="5.612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4.533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5.304cm" svg:y="5.612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382cm" svg:height="0.454cm" svg:x="15.846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6.28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6.829cm" svg:y="5.854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77cm" svg:height="0.436cm" svg:x="17.324cm" svg:y="5.861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146cm" svg:y="5.637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8.418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8.975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9.443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9.835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33cm" svg:height="0.436cm" svg:x="20.328cm" svg:y="5.861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1.056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1.538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2.087cm" svg:y="5.612cm" svg:viewBox="0 0 488 697" svg:d="M343 632v65l145-11v-31c-69 0-78-7-78-54v-601l-141 11v32c69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22.969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23.78cm" svg:y="5.854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24.212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36cm" svg:x="24.70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5.256cm" svg:y="5.854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25.63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45cm" svg:height="0.454cm" svg:x="26.036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6.51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27.026cm" svg:y="5.691cm" svg:viewBox="0 0 311 619" svg:d="M152 213h141v-31h-141v-182h-24c0 81-32 186-128 191v22h85v271c0 124 92 135 128 135 69 0 98-70 98-135v-56h-27v56c0 72-29 110-64 110-68 0-68-89-68-107z">
            <text:p/>
          </draw:path>
        </draw:g>
        <draw:g xml:id="id299" draw:id="id299">
          <svg:title>TexMaths</svg:title>
          <svg:desc>26§display§2x^3 - x^2 + 3x - 6§svg§600§FALSE§</svg:desc>
          <draw:polygon draw:style-name="gr2" draw:text-style-name="P7" draw:layer="layout" svg:width="6.978cm" svg:height="0.787cm" svg:x="9.51cm" svg:y="7.941cm" svg:viewBox="0 0 6979 788" draw:points="3491,788 0,788 0,0 6979,0 6979,788">
            <text:p/>
          </draw:polygon>
          <draw:path draw:style-name="gr3" draw:text-style-name="P8" draw:layer="layout" svg:width="0.365cm" svg:height="0.61cm" svg:x="9.51cm" svg:y="8.08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8" draw:layer="layout" svg:width="0.457cm" svg:height="0.415cm" svg:x="9.947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94cm" svg:height="0.437cm" svg:x="10.477cm" svg:y="7.895cm" svg:viewBox="0 0 295 438" svg:d="M141 212c50 0 86 35 86 104 0 79-46 102-83 102-25 0-84-7-111-44 31-2 38-23 38-35 0-21-15-36-36-36-16 0-35 11-35 36 0 62 67 99 146 99 89 0 149-58 149-122 0-50-39-100-110-117 67-22 92-72 92-110 0-52-59-89-131-89-71 0-125 35-125 85 0 23 12 36 33 36 19 0 33-15 33-34 0-18-14-31-33-33 23-29 67-35 90-35 29 0 70 14 70 70 0 27-10 56-27 75-21 25-37 27-71 29-16 0-16 0-20 2 0 0-7 0-7 9 0 8 7 8 17 8z">
            <text:p/>
          </draw:path>
          <draw:path draw:style-name="gr3" draw:text-style-name="P8" draw:layer="layout" svg:width="0.559cm" svg:height="0.038cm" svg:x="11.133cm" svg:y="8.45cm" svg:viewBox="0 0 560 39" svg:d="M528 39c17 0 32 0 32-20 0-19-15-19-32-19h-497c-14 0-31 0-31 19 0 20 17 20 31 20z">
            <text:p/>
          </draw:path>
          <draw:path draw:style-name="gr3" draw:text-style-name="P8" draw:layer="layout" svg:width="0.457cm" svg:height="0.415cm" svg:x="11.998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8" draw:layer="layout" svg:width="0.284cm" svg:height="0.425cm" svg:x="12.533cm" svg:y="7.89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9cm" svg:height="0.61cm" svg:x="13.157cm" svg:y="8.163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8" draw:layer="layout" svg:width="0.38cm" svg:height="0.629cm" svg:x="14.057cm" svg:y="8.088cm" svg:viewBox="0 0 381 630" svg:d="M229 287c75-23 127-88 127-160 0-75-81-127-169-127-93 0-162 54-162 125 0 29 21 47 46 47 29 0 48-20 48-47 0-46-44-46-57-46 27-44 88-56 121-56 38 0 90 21 90 102 0 12-3 64-28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457cm" svg:height="0.415cm" svg:x="14.503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8" draw:layer="layout" svg:width="0.559cm" svg:height="0.038cm" svg:x="15.279cm" svg:y="8.45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9cm" svg:x="16.154cm" svg:y="8.088cm" svg:viewBox="0 0 381 630" svg:d="M83 310v-23c0-231 115-264 160-264 23 0 61 6 82 37-15 0-50 0-50 40 0 29 20 43 41 43 15 0 42-8 42-43 0-56-40-100-117-100-116 0-241 118-241 320 0 245 106 310 191 310 102 0 190-86 190-206 0-116-81-206-183-206-63 0-96 48-115 92zM191 605c-56 0-85-56-89-69-17-44-17-116-17-133 0-71 29-164 113-164 14 0 56 0 85 58 17 33 17 81 17 125 0 43 0 89-17 122-27 57-69 61-92 61z">
            <text:p/>
          </draw:path>
        </draw:g>
        <draw:polyline draw:style-name="gr4" draw:text-style-name="P14" xml:id="id296" draw:id="id296" draw:layer="layout" svg:width="0cm" svg:height="7.599cm" svg:x="8.8cm" svg:y="7.6cm" svg:viewBox="0 0 0 7600" draw:points="0,0 0,7600">
          <text:p/>
        </draw:polyline>
        <draw:polyline draw:style-name="gr4" draw:text-style-name="P14" xml:id="id297" draw:id="id297" draw:layer="layout" svg:width="8.999cm" svg:height="0cm" svg:x="8.8cm" svg:y="7.6cm" svg:viewBox="0 0 9000 0" draw:points="0,0 9000,0">
          <text:p/>
        </draw:polyline>
        <draw:g xml:id="id300" draw:id="id300">
          <svg:title>TexMaths</svg:title>
          <svg:desc>26§display§x^2§svg§600§FALSE§</svg:desc>
          <draw:polygon draw:style-name="gr2" draw:text-style-name="P7" draw:layer="layout" svg:width="0.754cm" svg:height="0.721cm" svg:x="9.629cm" svg:y="6.541cm" svg:viewBox="0 0 755 722" draw:points="378,722 0,722 0,0 755,0 755,722">
            <text:p/>
          </draw:polygon>
          <draw:path draw:style-name="gr3" draw:text-style-name="P8" draw:layer="layout" svg:width="0.456cm" svg:height="0.415cm" svg:x="9.61cm" svg:y="6.893cm" svg:viewBox="0 0 457 416" svg:d="M281 129c4-25 25-108 89-108 6 0 27 0 46 10-25 6-44 29-44 50 0 15 10 34 35 34 21 0 50-17 50-55 0-48-54-60-85-60-54 0-85 48-98 71-22-63-70-71-97-71-96 0-148 119-148 142 0 8 8 8 10 8 9 0 11 0 13-8 31-98 91-121 123-121 16 0 49 8 49 60 0 29-16 92-49 219-15 58-48 96-88 96-6 0-27 0-45-11 22-6 43-25 43-50s-21-33-35-33c-27 0-50 25-50 54 0 42 46 60 85 60 63 0 96-64 98-70 10 35 44 70 98 70 95 0 147-118 147-141 0-9-8-9-10-9-9 0-11 3-13 9-29 100-93 121-122 121-36 0-50-30-50-61 0-21 6-39 16-81z">
            <text:p/>
          </draw:path>
          <draw:path draw:style-name="gr3" draw:text-style-name="P8" draw:layer="layout" svg:width="0.284cm" svg:height="0.426cm" svg:x="10.144cm" svg:y="6.495cm" svg:viewBox="0 0 285 427" svg:d="M285 310h-23c-2 15-8 52-17 58-4 5-54 5-62 5h-119c67-61 90-77 129-109 48-37 92-77 92-139 0-77-69-125-152-125-79 0-133 56-133 115 0 33 27 37 33 37 17 0 36-13 36-35 0-11-5-34-38-34 19-46 63-60 94-60 64 0 97 50 97 102 0 56-39 100-60 125l-156 152c-6 6-6 8-6 25h266z">
            <text:p/>
          </draw:path>
        </draw:g>
        <draw:g xml:id="id301" draw:id="id301">
          <svg:title>TexMaths</svg:title>
          <svg:desc>26§display§2x^3 - 3x^2§svg§600§FALSE§</svg:desc>
          <draw:polygon draw:style-name="gr2" draw:text-style-name="P7" draw:layer="layout" svg:width="3.718cm" svg:height="0.731cm" svg:x="9.611cm" svg:y="9.042cm" svg:viewBox="0 0 3719 732" draw:points="1860,732 0,732 0,0 3719,0 3719,732">
            <text:p/>
          </draw:polygon>
          <draw:path draw:style-name="gr3" draw:text-style-name="P8" draw:layer="layout" svg:width="0.365cm" svg:height="0.611cm" svg:x="9.611cm" svg:y="9.1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0.048cm" svg:y="9.393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94cm" svg:height="0.438cm" svg:x="10.578cm" svg:y="8.996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10 57-27 75-21 25-37 27-71 30-16 0-16 0-20 2 0 0-7 0-7 8s7 8 17 8z">
            <text:p/>
          </draw:path>
          <draw:path draw:style-name="gr3" draw:text-style-name="P8" draw:layer="layout" svg:width="0.559cm" svg:height="0.039cm" svg:x="11.233cm" svg:y="9.552cm" svg:viewBox="0 0 560 40" svg:d="M528 40c17 0 32 0 32-21 0-19-15-19-32-19h-497c-14 0-31 0-31 19 0 21 17 21 31 21z">
            <text:p/>
          </draw:path>
          <draw:path draw:style-name="gr3" draw:text-style-name="P8" draw:layer="layout" svg:width="0.38cm" svg:height="0.629cm" svg:x="12.109cm" svg:y="9.1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7cm" svg:height="0.415cm" svg:x="12.554cm" svg:y="9.39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8 148-141 0-9-9-9-11-9-8 0-10 2-12 9-32 100-94 120-123 120-35 0-50-29-50-60 0-21 6-40 17-81z">
            <text:p/>
          </draw:path>
          <draw:path draw:style-name="gr3" draw:text-style-name="P8" draw:layer="layout" svg:width="0.284cm" svg:height="0.426cm" svg:x="13.091cm" svg:y="8.99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polyline draw:style-name="gr4" draw:text-style-name="P14" xml:id="id302" draw:id="id302" draw:layer="layout" svg:width="8.999cm" svg:height="0cm" svg:x="8.9cm" svg:y="10cm" svg:viewBox="0 0 9000 0" draw:points="0,0 9000,0">
          <text:p/>
        </draw:polyline>
        <draw:g xml:id="id303" draw:id="id303">
          <svg:title>TexMaths</svg:title>
          <svg:desc>26§display§2x^2 + 3x§svg§600§FALSE§</svg:desc>
          <draw:polygon draw:style-name="gr2" draw:text-style-name="P7" draw:layer="layout" svg:width="3.354cm" svg:height="0.787cm" svg:x="11.613cm" svg:y="10.143cm" svg:viewBox="0 0 3355 788" draw:points="1677,788 0,788 0,0 3355,0 3355,788">
            <text:p/>
          </draw:polygon>
          <draw:path draw:style-name="gr3" draw:text-style-name="P8" draw:layer="layout" svg:width="0.365cm" svg:height="0.61cm" svg:x="11.613cm" svg:y="10.2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457cm" svg:height="0.415cm" svg:x="12.05cm" svg:y="10.494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84cm" svg:height="0.425cm" svg:x="12.586cm" svg:y="10.09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61cm" svg:x="13.211cm" svg:y="10.3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38cm" svg:height="0.629cm" svg:x="14.111cm" svg:y="10.29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457cm" svg:height="0.415cm" svg:x="14.556cm" svg:y="10.494cm" svg:viewBox="0 0 458 416" svg:d="M281 129c4-25 25-108 89-108 4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4-65 98-71 10 35 44 71 98 71 96 0 148-119 148-142 0-8-9-8-11-8-8 0-10 2-12 8-32 100-94 121-123 121-35 0-50-29-50-60 0-21 6-40 17-81z">
            <text:p/>
          </draw:path>
        </draw:g>
        <draw:g xml:id="id304" draw:id="id304">
          <svg:title>TexMaths</svg:title>
          <svg:desc>22§display§+§svg§600§FALSE§</svg:desc>
          <draw:polygon draw:style-name="gr2" draw:text-style-name="P7" draw:layer="layout" svg:width="0.481cm" svg:height="0.437cm" svg:x="10.712cm" svg:y="6.836cm" svg:viewBox="0 0 482 438" draw:points="241,438 0,438 0,0 482,0 482,438">
            <text:p/>
          </draw:polygon>
          <draw:path draw:style-name="gr3" draw:text-style-name="P8" draw:layer="layout" svg:width="0.515cm" svg:height="0.516cm" svg:x="10.717cm" svg:y="6.797cm" svg:viewBox="0 0 516 517" svg:d="M275 274h216c11 0 25 0 25-15 0-16-14-16-25-16h-216v-217c0-12 0-26-16-26s-16 14-16 26v217h-217c-12 0-26 0-26 16 0 15 14 15 26 15h217v217c0 10 0 26 16 26s16-16 16-26z">
            <text:p/>
          </draw:path>
        </draw:g>
        <draw:g xml:id="id305" draw:id="id305">
          <svg:title>TexMaths</svg:title>
          <svg:desc>26§display§x§svg§600§FALSE§</svg:desc>
          <draw:polygon draw:style-name="gr2" draw:text-style-name="P7" draw:layer="layout" svg:width="0.39cm" svg:height="0.323cm" svg:x="11.73cm" svg:y="6.941cm" svg:viewBox="0 0 391 324" draw:points="196,324 0,324 0,0 391,0 391,324">
            <text:p/>
          </draw:polygon>
          <draw:path draw:style-name="gr3" draw:text-style-name="P8" draw:layer="layout" svg:width="0.457cm" svg:height="0.415cm" svg:x="11.711cm" svg:y="6.895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 xml:id="id306" draw:id="id306">
          <svg:title>TexMaths</svg:title>
          <svg:desc>26§display§2x^2 - 3x§svg§600§FALSE§</svg:desc>
          <draw:polygon draw:style-name="gr2" draw:text-style-name="P7" draw:layer="layout" svg:width="3.354cm" svg:height="0.731cm" svg:x="11.615cm" svg:y="11.144cm" svg:viewBox="0 0 3355 732" draw:points="1677,732 0,732 0,0 3355,0 3355,732">
            <text:p/>
          </draw:polygon>
          <draw:path draw:style-name="gr3" draw:text-style-name="P8" draw:layer="layout" svg:width="0.365cm" svg:height="0.611cm" svg:x="11.615cm" svg:y="11.29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2.052cm" svg:y="11.49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84cm" svg:height="0.426cm" svg:x="12.588cm" svg:y="11.098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039cm" svg:x="13.237cm" svg:y="11.654cm" svg:viewBox="0 0 560 40" svg:d="M528 40c17 0 32 0 32-21 0-19-15-19-32-19h-497c-14 0-31 0-31 19 0 21 17 21 31 21z">
            <text:p/>
          </draw:path>
          <draw:path draw:style-name="gr3" draw:text-style-name="P8" draw:layer="layout" svg:width="0.38cm" svg:height="0.629cm" svg:x="14.113cm" svg:y="11.29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7cm" svg:height="0.415cm" svg:x="14.558cm" svg:y="11.49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polyline draw:style-name="gr4" draw:text-style-name="P14" xml:id="id307" draw:id="id307" draw:layer="layout" svg:width="8.999cm" svg:height="0cm" svg:x="8.9cm" svg:y="12.1cm" svg:viewBox="0 0 9000 0" draw:points="0,0 9000,0">
          <text:p/>
        </draw:polyline>
        <draw:g xml:id="id308" draw:id="id308">
          <svg:title>TexMaths</svg:title>
          <svg:desc>26§display§6x - 6§svg§600§FALSE§</svg:desc>
          <draw:polygon draw:style-name="gr2" draw:text-style-name="P7" draw:layer="layout" svg:width="2.423cm" svg:height="0.537cm" svg:x="13.424cm" svg:y="12.245cm" svg:viewBox="0 0 2424 538" draw:points="1213,538 0,538 0,0 2424,0 2424,538">
            <text:p/>
          </draw:polygon>
          <draw:path draw:style-name="gr3" draw:text-style-name="P8" draw:layer="layout" svg:width="0.38cm" svg:height="0.628cm" svg:x="13.416cm" svg:y="12.199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  <draw:path draw:style-name="gr3" draw:text-style-name="P8" draw:layer="layout" svg:width="0.457cm" svg:height="0.414cm" svg:x="13.861cm" svg:y="12.402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2-6 43-25 43-50s-21-33-35-33c-27 0-50 25-50 54 0 41 46 60 85 60 63 0 96-64 98-70 10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14.637cm" svg:y="12.56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8cm" svg:x="15.513cm" svg:y="12.199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</draw:g>
        <draw:g xml:id="id309" draw:id="id309">
          <svg:title>TexMaths</svg:title>
          <svg:desc>22§display§+§svg§600§FALSE§</svg:desc>
          <draw:polygon draw:style-name="gr2" draw:text-style-name="P7" draw:layer="layout" svg:width="0.481cm" svg:height="0.437cm" svg:x="12.713cm" svg:y="6.837cm" svg:viewBox="0 0 482 438" draw:points="241,438 0,438 0,0 482,0 482,438">
            <text:p/>
          </draw:polygon>
          <draw:path draw:style-name="gr3" draw:text-style-name="P8" draw:layer="layout" svg:width="0.515cm" svg:height="0.516cm" svg:x="12.718cm" svg:y="6.798cm" svg:viewBox="0 0 516 517" svg:d="M275 274h216c11 0 25 0 25-15 0-16-14-16-25-16h-216v-217c0-12 0-26-16-26s-16 14-16 26v217h-217c-12 0-26 0-26 16 0 15 14 15 26 15h217v217c0 10 0 26 16 26s16-16 16-26z">
            <text:p/>
          </draw:path>
        </draw:g>
        <draw:g xml:id="id310" draw:id="id310">
          <svg:title>TexMaths</svg:title>
          <svg:desc>26§display§3§svg§600§FALSE§</svg:desc>
          <draw:polygon draw:style-name="gr2" draw:text-style-name="P7" draw:layer="layout" svg:width="0.327cm" svg:height="0.537cm" svg:x="13.719cm" svg:y="6.744cm" svg:viewBox="0 0 328 538" draw:points="164,538 0,538 0,0 328,0 328,538">
            <text:p/>
          </draw:polygon>
          <draw:path draw:style-name="gr3" draw:text-style-name="P8" draw:layer="layout" svg:width="0.379cm" svg:height="0.628cm" svg:x="13.711cm" svg:y="6.698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311" draw:id="id311">
          <svg:title>TexMaths</svg:title>
          <svg:desc>26§display§6x - 9§svg§600§FALSE§</svg:desc>
          <draw:polygon draw:style-name="gr2" draw:text-style-name="P7" draw:layer="layout" svg:width="2.423cm" svg:height="0.537cm" svg:x="13.424cm" svg:y="13.247cm" svg:viewBox="0 0 2424 538" draw:points="1213,538 0,538 0,0 2424,0 2424,538">
            <text:p/>
          </draw:polygon>
          <draw:path draw:style-name="gr3" draw:text-style-name="P8" draw:layer="layout" svg:width="0.38cm" svg:height="0.628cm" svg:x="13.416cm" svg:y="13.201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  <draw:path draw:style-name="gr3" draw:text-style-name="P8" draw:layer="layout" svg:width="0.457cm" svg:height="0.414cm" svg:x="13.861cm" svg:y="13.404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2-6 43-25 43-50s-21-33-35-33c-27 0-50 25-50 54 0 41 46 60 85 60 63 0 96-64 98-70 10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14.637cm" svg:y="13.562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8cm" svg:x="15.513cm" svg:y="13.201cm" svg:viewBox="0 0 381 629" svg:d="M300 318v29c0 216-96 257-150 257-17 0-65-2-90-33 40 0 48-27 48-42 0-29-23-43-44-43-14 0-41 8-41 45 0 61 50 98 127 98 118 0 231-125 231-320 0-247-104-309-188-309-49 0-95 17-135 58-37 42-58 79-58 148 0 114 81 203 183 203 56 0 94-37 117-91zM185 388c-14 0-58 0-85-56-17-35-17-81-17-124 0-50 0-94 19-127 25-46 60-58 91-58 44 0 73 31 90 72 10 30 15 88 15 129 0 77-32 164-113 164z">
            <text:p/>
          </draw:path>
        </draw:g>
        <draw:polyline draw:style-name="gr4" draw:text-style-name="P14" xml:id="id312" draw:id="id312" draw:layer="layout" svg:width="8.999cm" svg:height="0cm" svg:x="8.9cm" svg:y="14cm" svg:viewBox="0 0 9000 0" draw:points="0,0 9000,0">
          <text:p/>
        </draw:polyline>
        <draw:g xml:id="id313" draw:id="id313">
          <svg:title>TexMaths</svg:title>
          <svg:desc>26§display§3§svg§600§FALSE§</svg:desc>
          <draw:polygon draw:style-name="gr2" draw:text-style-name="P7" draw:layer="layout" svg:width="0.327cm" svg:height="0.537cm" svg:x="15.524cm" svg:y="14.249cm" svg:viewBox="0 0 328 538" draw:points="164,538 0,538 0,0 328,0 328,538">
            <text:p/>
          </draw:polygon>
          <draw:path draw:style-name="gr3" draw:text-style-name="P8" draw:layer="layout" svg:width="0.379cm" svg:height="0.628cm" svg:x="15.516cm" svg:y="14.20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1+width/2;x" smil:keyTimes="0;1"/>
                  <anim:animate smil:dur="0.5s" smil:fill="hold" smil:targetElement="id29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1+width/2;x" smil:keyTimes="0;1"/>
                  <anim:animate smil:dur="0.5s" smil:fill="hold" smil:targetElement="id2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1+width/2;x" smil:keyTimes="0;1"/>
                  <anim:animate smil:dur="0.5s" smil:fill="hold" smil:targetElement="id30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1+width/2;x" smil:keyTimes="0;1"/>
                  <anim:animate smil:dur="0.5s" smil:fill="hold" smil:targetElement="id30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1+width/2;x" smil:keyTimes="0;1"/>
                  <anim:animate smil:dur="0.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1+width/2;x" smil:keyTimes="0;1"/>
                  <anim:animate smil:dur="0.5s" smil:fill="hold" smil:targetElement="id3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1+width/2;x" smil:keyTimes="0;1"/>
                  <anim:animate smil:dur="0.5s" smil:fill="hold" smil:targetElement="id3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1+width/2;x" smil:keyTimes="0;1"/>
                  <anim:animate smil:dur="0.5s" smil:fill="hold" smil:targetElement="id3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1+width/2;x" smil:keyTimes="0;1"/>
                  <anim:animate smil:dur="0.5s" smil:fill="hold" smil:targetElement="id3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1+width/2;x" smil:keyTimes="0;1"/>
                  <anim:animate smil:dur="0.5s" smil:fill="hold" smil:targetElement="id31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15" draw:id="id315">
          <svg:title>TexMaths</svg:title>
          <svg:desc>26§display§\frac{2x^3 - x^2 + 3x - 6}{2x - 3} =§svg§600§FALSE§</svg:desc>
          <draw:polygon draw:style-name="gr2" draw:text-style-name="P7" draw:layer="layout" svg:width="8.04cm" svg:height="1.931cm" svg:x="3.555cm" svg:y="0.84cm" svg:viewBox="0 0 8041 1932" draw:points="4021,1932 0,1932 0,0 8041,0 8041,1932">
            <text:p/>
          </draw:polygon>
          <draw:path draw:style-name="gr3" draw:text-style-name="P8" draw:layer="layout" svg:width="0.365cm" svg:height="0.61cm" svg:x="3.555cm" svg:y="0.942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3.992cm" svg:y="1.1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4.522cm" svg:y="0.794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ath draw:style-name="gr3" draw:text-style-name="P8" draw:layer="layout" svg:width="0.559cm" svg:height="0.039cm" svg:x="5.177cm" svg:y="1.303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415cm" svg:x="6.043cm" svg:y="1.1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84cm" svg:height="0.425cm" svg:x="6.577cm" svg:y="0.794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8" draw:layer="layout" svg:width="0.608cm" svg:height="0.61cm" svg:x="7.201cm" svg:y="1.01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8.102cm" svg:y="0.942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8.547cm" svg:y="1.1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9.323cm" svg:y="1.303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0.198cm" svg:y="0.942cm" svg:viewBox="0 0 381 630" svg:d="M83 310v-23c0-231 115-264 160-264 23 0 61 6 81 37-14 0-49 0-49 40 0 29 20 43 41 43 15 0 42-8 42-43 0-56-40-100-117-100-116 0-241 119-241 320 0 246 106 310 191 310 102 0 190-85 190-206 0-116-81-206-183-206-63 0-96 48-115 92zM191 605c-58 0-85-56-89-69-17-43-17-116-17-133 0-70 29-164 113-164 14 0 56 0 85 58 17 34 17 81 17 125s0 89-17 123c-27 56-71 60-92 60z">
            <text:p/>
          </draw:path>
          <draw:polygon draw:style-name="gr3" draw:text-style-name="P8" draw:layer="layout" svg:width="7.109cm" svg:height="0.039cm" svg:x="3.509cm" svg:y="1.921cm" svg:viewBox="0 0 7110 40" draw:points="3555,40 0,40 0,0 7110,0 7110,40">
            <text:p/>
          </draw:polygon>
          <draw:path draw:style-name="gr3" draw:text-style-name="P8" draw:layer="layout" svg:width="0.365cm" svg:height="0.61cm" svg:x="5.832cm" svg:y="2.18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6.269cm" svg:y="2.39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559cm" svg:height="0.039cm" svg:x="7.045cm" svg:y="2.549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7.921cm" svg:y="2.187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215cm" svg:x="11.033cm" svg:y="1.834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17" draw:id="id317">
          <svg:title>TexMaths</svg:title>
          <svg:desc>26§display§\frac{3}{2x - 3}§svg§600§FALSE§</svg:desc>
          <draw:polygon draw:style-name="gr2" draw:text-style-name="P7" draw:layer="layout" svg:width="2.461cm" svg:height="1.784cm" svg:x="17.756cm" svg:y="0.942cm" svg:viewBox="0 0 2462 1785" draw:points="1231,1785 0,1785 0,0 2462,0 2462,1785">
            <text:p/>
          </draw:polygon>
          <draw:path draw:style-name="gr3" draw:text-style-name="P8" draw:layer="layout" svg:width="0.379cm" svg:height="0.63cm" svg:x="18.795cm" svg:y="0.896cm" svg:viewBox="0 0 380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5 152-104 152-40 0-108-17-141-71 33 6 60-15 60-50 0-33-23-52-50-52-23 0-52 14-52 54 0 83 85 144 185 144 112 0 195-84 195-177 0-75-58-146-151-167z">
            <text:p/>
          </draw:path>
          <draw:polygon draw:style-name="gr3" draw:text-style-name="P8" draw:layer="layout" svg:width="2.552cm" svg:height="0.039cm" svg:x="17.71cm" svg:y="1.876cm" svg:viewBox="0 0 2553 40" draw:points="1277,40 0,40 0,0 2553,0 2553,40">
            <text:p/>
          </draw:polygon>
          <draw:path draw:style-name="gr3" draw:text-style-name="P8" draw:layer="layout" svg:width="0.365cm" svg:height="0.611cm" svg:x="17.756cm" svg:y="2.14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6cm" svg:height="0.415cm" svg:x="18.192cm" svg:y="2.346cm" svg:viewBox="0 0 457 416" svg:d="M281 129c4-25 25-108 89-108 6 0 27 0 46 10-25 6-44 29-44 50 0 15 11 33 35 33 21 0 50-16 50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1 2-13 9-29 100-93 120-122 120-36 0-50-29-50-60 0-21 6-40 16-81z">
            <text:p/>
          </draw:path>
          <draw:path draw:style-name="gr3" draw:text-style-name="P8" draw:layer="layout" svg:width="0.558cm" svg:height="0.039cm" svg:x="18.968cm" svg:y="2.505cm" svg:viewBox="0 0 559 40" svg:d="M528 40c15 0 31 0 31-21 0-19-16-19-31-19h-497c-14 0-31 0-31 19 0 21 17 21 31 21z">
            <text:p/>
          </draw:path>
          <draw:path draw:style-name="gr3" draw:text-style-name="P8" draw:layer="layout" svg:width="0.379cm" svg:height="0.63cm" svg:x="19.843cm" svg:y="2.142cm" svg:viewBox="0 0 380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5 152-104 152-40 0-108-17-141-71 33 6 60-15 60-50 0-33-23-52-50-52-23 0-52 14-52 54 0 83 85 144 185 144 112 0 195-84 195-177 0-75-58-146-151-167z">
            <text:p/>
          </draw:path>
        </draw:g>
        <draw:g xml:id="id316" draw:id="id316">
          <svg:title>TexMaths</svg:title>
          <svg:desc>26§display§ x^2 + x + 3 \ +§svg§600§FALSE§</svg:desc>
          <draw:polygon draw:style-name="gr2" draw:text-style-name="P7" draw:layer="layout" svg:width="5.018cm" svg:height="0.787cm" svg:x="12.132cm" svg:y="1.343cm" svg:viewBox="0 0 5019 788" draw:points="2508,788 0,788 0,0 5019,0 5019,788">
            <text:p/>
          </draw:polygon>
          <draw:path draw:style-name="gr3" draw:text-style-name="P8" draw:layer="layout" svg:width="0.457cm" svg:height="0.415cm" svg:x="12.113cm" svg:y="1.694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284cm" svg:height="0.425cm" svg:x="12.648cm" svg:y="1.29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61cm" svg:x="13.271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457cm" svg:height="0.415cm" svg:x="14.162cm" svg:y="1.694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3 0 145-119 145-142 0-8-8-8-10-8-8 0-10 2-12 8-30 100-94 121-123 121-36 0-50-29-50-60 0-21 6-40 17-81z">
            <text:p/>
          </draw:path>
          <draw:path draw:style-name="gr3" draw:text-style-name="P8" draw:layer="layout" svg:width="0.608cm" svg:height="0.61cm" svg:x="14.91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38cm" svg:height="0.629cm" svg:x="15.813cm" svg:y="1.49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608cm" svg:height="0.61cm" svg:x="16.587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</draw:g>
        <draw:g xml:id="id314" draw:id="id314">
          <svg:title>TexMaths</svg:title>
          <svg:desc>28§display§\therefore§svg§600§FALSE§</svg:desc>
          <draw:polygon draw:style-name="gr2" draw:text-style-name="P7" draw:layer="layout" svg:width="0.528cm" svg:height="0.433cm" svg:x="2.101cm" svg:y="1.821cm" svg:viewBox="0 0 529 434" draw:points="265,434 0,434 0,0 529,0 529,434">
            <text:p/>
          </draw:polygon>
          <draw:path draw:style-name="gr3" draw:text-style-name="P8" draw:layer="layout" svg:width="0.598cm" svg:height="0.531cm" svg:x="2.081cm" svg:y="1.77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8" draw:id="id318">
          <svg:title>TexMaths</svg:title>
          <svg:desc>28§display§\therefore§svg§600§FALSE§</svg:desc>
          <draw:polygon draw:style-name="gr2" draw:text-style-name="P7" draw:layer="layout" svg:width="0.528cm" svg:height="0.433cm" svg:x="2.102cm" svg:y="4.622cm" svg:viewBox="0 0 529 434" draw:points="265,434 0,434 0,0 529,0 529,434">
            <text:p/>
          </draw:polygon>
          <draw:path draw:style-name="gr3" draw:text-style-name="P8" draw:layer="layout" svg:width="0.598cm" svg:height="0.531cm" svg:x="2.082cm" svg:y="4.5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9" draw:id="id319">
          <svg:title>TexMaths</svg:title>
          <svg:desc>28§display§\text {I}§svg§600§FALSE§</svg:desc>
          <draw:polygon draw:style-name="gr2" draw:text-style-name="P7" draw:layer="layout" svg:width="0.229cm" svg:height="0.575cm" svg:x="3.731cm" svg:y="4.444cm" svg:viewBox="0 0 230 576" draw:points="116,576 0,576 0,0 230,0 230,576">
            <text:p/>
          </draw:polygon>
          <draw:path draw:style-name="gr3" draw:text-style-name="P8" draw:layer="layout" svg:width="0.301cm" svg:height="0.674cm" svg:x="3.709cm" svg:y="4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0" draw:id="id320">
          <svg:title>TexMaths</svg:title>
          <svg:desc>26§display§= \int \left(  x^2 + x + 3 \ + \frac{3}{2x - 3} \right)dx§svg§600§FALSE§</svg:desc>
          <draw:polygon draw:style-name="gr2" draw:text-style-name="P7" draw:layer="layout" svg:width="12.733cm" svg:height="2.101cm" svg:x="4.509cm" svg:y="3.639cm" svg:viewBox="0 0 12734 2102" draw:points="6367,2102 0,2102 0,0 12734,0 12734,2102">
            <text:p/>
          </draw:polygon>
          <draw:path draw:style-name="gr3" draw:text-style-name="P8" draw:layer="layout" svg:width="0.608cm" svg:height="0.215cm" svg:x="4.515cm" svg:y="4.5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5.478cm" svg:y="3.674cm" svg:viewBox="0 0 813 2032" svg:d="M44 1990c29 0 45-21 45-43 0-32-22-46-43-46-23 0-46 14-46 46 0 47 46 85 102 85 139 0 191-214 256-479 70-289 131-582 181-875 33-193 66-376 97-495 11-46 42-162 80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6.685cm" svg:y="3.59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457cm" svg:height="0.415cm" svg:x="7.192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284cm" svg:height="0.425cm" svg:x="7.729cm" svg:y="4.11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8cm" svg:height="0.61cm" svg:x="8.353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9.243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61cm" svg:x="9.992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893cm" svg:y="4.30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608cm" svg:height="0.61cm" svg:x="11.87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93cm" svg:y="3.69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2.553cm" svg:height="0.039cm" svg:x="12.844cm" svg:y="4.67cm" svg:viewBox="0 0 2554 40" draw:points="1277,40 0,40 0,0 2554,0 2554,40">
            <text:p/>
          </draw:polygon>
          <draw:path draw:style-name="gr3" draw:text-style-name="P8" draw:layer="layout" svg:width="0.365cm" svg:height="0.61cm" svg:x="12.89cm" svg:y="4.93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8" draw:layer="layout" svg:width="0.457cm" svg:height="0.415cm" svg:x="13.326cm" svg:y="5.1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9cm" svg:height="0.039cm" svg:x="14.1cm" svg:y="5.29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4.978cm" svg:y="4.936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cm" svg:height="2.193cm" svg:x="15.538cm" svg:y="3.593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6.367cm" svg:y="4.28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8" draw:layer="layout" svg:width="0.457cm" svg:height="0.415cm" svg:x="16.833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</draw:g>
        <draw:g xml:id="id321" draw:id="id321">
          <svg:title>TexMaths</svg:title>
          <svg:desc>26§display§= \smallint x^2\ dx  + \smallint x\ dx + 3\smallint  dx \ + 3\int \frac{1}{2x - 3} \ dx§svg§600§FALSE§</svg:desc>
          <draw:polygon draw:style-name="gr2" draw:text-style-name="P7" draw:layer="layout" svg:width="17.808cm" svg:height="1.94cm" svg:x="4.511cm" svg:y="6.441cm" svg:viewBox="0 0 17809 1941" draw:points="8905,1941 0,1941 0,0 17809,0 17809,1941">
            <text:p/>
          </draw:polygon>
          <draw:path draw:style-name="gr3" draw:text-style-name="P8" draw:layer="layout" svg:width="0.608cm" svg:height="0.215cm" svg:x="4.517cm" svg:y="7.3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5.48cm" svg:y="6.984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8" draw:layer="layout" svg:width="0.457cm" svg:height="0.415cm" svg:x="6.092cm" svg:y="7.2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8" draw:layer="layout" svg:width="0.284cm" svg:height="0.426cm" svg:x="6.626cm" svg:y="6.83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36cm" svg:height="0.646cm" svg:x="7.338cm" svg:y="7.00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8" draw:layer="layout" svg:width="0.457cm" svg:height="0.415cm" svg:x="7.804cm" svg:y="7.2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8" draw:layer="layout" svg:width="0.608cm" svg:height="0.611cm" svg:x="8.552cm" svg:y="7.10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2cm" svg:height="0.852cm" svg:x="9.466cm" svg:y="6.984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8" draw:layer="layout" svg:width="0.457cm" svg:height="0.415cm" svg:x="10.077cm" svg:y="7.2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8" draw:layer="layout" svg:width="0.436cm" svg:height="0.646cm" svg:x="10.913cm" svg:y="7.00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1.379cm" svg:y="7.2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8" draw:layer="layout" svg:width="0.608cm" svg:height="0.611cm" svg:x="12.13cm" svg:y="7.10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cm" svg:height="0.63cm" svg:x="13.031cm" svg:y="7.03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13.651cm" svg:y="6.984cm" svg:viewBox="0 0 383 853" svg:d="M347 37c-31 3-39 25-39 38 0 23 19 37 37 37 19 0 38-12 38-39 0-36-29-73-73-73-77 0-94 100-108 171-25 137-44 253-58 414-5 48-11 100-17 143-8 69-23 106-56 106-17 0-29-10-36-18 32 0 40-23 40-38 0-21-19-35-38-35-18 0-37 10-37 37 0 36 29 73 73 73 77 0 93-98 108-173 23-131 44-247 58-409 4-50 11-102 17-146 8-69 23-104 56-104 17 0 29 8 35 16z">
            <text:p/>
          </draw:path>
          <draw:path draw:style-name="gr3" draw:text-style-name="P8" draw:layer="layout" svg:width="0.436cm" svg:height="0.646cm" svg:x="14.273cm" svg:y="7.00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4.738cm" svg:y="7.2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8" draw:layer="layout" svg:width="0.608cm" svg:height="0.611cm" svg:x="15.793cm" svg:y="7.10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cm" svg:height="0.63cm" svg:x="16.694cm" svg:y="7.03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812cm" svg:height="2.032cm" svg:x="17.316cm" svg:y="6.395cm" svg:viewBox="0 0 813 2033" svg:d="M44 1991c29 0 45-20 45-43 0-32-22-46-43-46-23 0-46 14-46 46 0 48 46 85 102 85 139 0 191-214 256-479 70-289 131-582 181-876 33-193 66-376 97-495 11-46 42-162 80-162 27 0 49 16 54 21-32 2-46 20-46 43 0 32 23 46 44 46 22 0 45-14 45-46 0-50-50-85-100-85-70 0-122 100-172 287-2 8-127 468-227 1068-25 139-52 293-81 420-17 67-58 239-133 239-33 0-54-23-56-23z">
            <text:p/>
          </draw:path>
          <draw:path draw:style-name="gr3" draw:text-style-name="P8" draw:layer="layout" svg:width="0.303cm" svg:height="0.611cm" svg:x="19.57cm" svg:y="6.4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2.553cm" svg:height="0.039cm" svg:x="18.441cm" svg:y="7.392cm" svg:viewBox="0 0 2554 40" draw:points="1277,40 0,40 0,0 2554,0 2554,40">
            <text:p/>
          </draw:polygon>
          <draw:path draw:style-name="gr3" draw:text-style-name="P8" draw:layer="layout" svg:width="0.365cm" svg:height="0.611cm" svg:x="18.487cm" svg:y="7.65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8.923cm" svg:y="7.86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8" draw:layer="layout" svg:width="0.559cm" svg:height="0.039cm" svg:x="19.699cm" svg:y="8.02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20.575cm" svg:y="7.658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36cm" svg:height="0.646cm" svg:x="21.444cm" svg:y="7.005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8" draw:layer="layout" svg:width="0.457cm" svg:height="0.415cm" svg:x="21.91cm" svg:y="7.2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</draw:g>
        <draw:g xml:id="id322" draw:id="id322">
          <svg:title>TexMaths</svg:title>
          <svg:desc>26§display§= \frac{x^3}{3}  + \frac{x^2}{2} + 3 x + 3 \times  \frac{\log ( 2x - 3 )}{2} + c§svg§600§FALSE§</svg:desc>
          <draw:polygon draw:style-name="gr2" draw:text-style-name="P7" draw:layer="layout" svg:width="15.254cm" svg:height="1.931cm" svg:x="4.513cm" svg:y="9.143cm" svg:viewBox="0 0 15255 1932" draw:points="7628,1932 0,1932 0,0 15255,0 15255,1932">
            <text:p/>
          </draw:polygon>
          <draw:path draw:style-name="gr3" draw:text-style-name="P8" draw:layer="layout" svg:width="0.608cm" svg:height="0.215cm" svg:x="4.519cm" svg:y="10.1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415cm" svg:x="5.568cm" svg:y="9.44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6.098cm" svg:y="9.097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olygon draw:style-name="gr3" draw:text-style-name="P8" draw:layer="layout" svg:width="0.933cm" svg:height="0.039cm" svg:x="5.541cm" svg:y="10.224cm" svg:viewBox="0 0 934 40" draw:points="468,40 0,40 0,0 934,0 934,40">
            <text:p/>
          </draw:polygon>
          <draw:path draw:style-name="gr3" draw:text-style-name="P8" draw:layer="layout" svg:width="0.38cm" svg:height="0.629cm" svg:x="5.817cm" svg:y="10.49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61cm" svg:x="6.839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7.837cm" svg:y="9.44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284cm" svg:height="0.425cm" svg:x="8.372cm" svg:y="9.097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olygon draw:style-name="gr3" draw:text-style-name="P8" draw:layer="layout" svg:width="0.933cm" svg:height="0.039cm" svg:x="7.81cm" svg:y="10.224cm" svg:viewBox="0 0 934 40" draw:points="468,40 0,40 0,0 934,0 934,40">
            <text:p/>
          </draw:polygon>
          <draw:path draw:style-name="gr3" draw:text-style-name="P8" draw:layer="layout" svg:width="0.365cm" svg:height="0.61cm" svg:x="8.093cm" svg:y="10.4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9.106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006cm" svg:y="9.862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10.452cm" svg:y="10.06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608cm" svg:height="0.61cm" svg:x="11.203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2.103cm" svg:y="9.862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42cm" svg:height="0.442cm" svg:x="12.858cm" svg:y="10.022cm" svg:viewBox="0 0 443 443" svg:d="M223 195l-183-183c-13-10-15-12-21-12-11 0-19 8-19 19 0 6 2 8 12 18l184 183-184 185c-10 11-12 13-12 19 0 11 8 19 19 19 6 0 8-2 21-13l180-183 192 190c2 2 8 6 12 6 13 0 19-8 19-19 0-2 0-6-2-10-2-2-148-146-193-194l168-166c4-6 19-19 23-23 0-2 4-6 4-12 0-11-6-19-19-19-6 0-10 4-20 15z">
            <text:p/>
          </draw:path>
          <draw:path draw:style-name="gr3" draw:text-style-name="P8" draw:layer="layout" svg:width="0.205cm" svg:height="0.635cm" svg:x="13.778cm" svg:y="9.22cm" svg:viewBox="0 0 206 636" svg:d="M133 0l-133 10v30c64 0 73 6 73 49v477c0 41-11 41-73 41v29c31-2 79-2 102-2s69 0 104 2v-29c-62 0-73 0-73-41z">
            <text:p/>
          </draw:path>
          <draw:path draw:style-name="gr3" draw:text-style-name="P8" draw:layer="layout" svg:width="0.407cm" svg:height="0.421cm" svg:x="14.027cm" svg:y="9.44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419cm" svg:height="0.604cm" svg:x="14.485cm" svg:y="9.44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8" draw:layer="layout" svg:width="0.213cm" svg:height="0.914cm" svg:x="15.019cm" svg:y="9.1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65cm" svg:height="0.61cm" svg:x="15.329cm" svg:y="9.24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15.768cm" svg:y="9.44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16.542cm" svg:y="9.606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7.418cm" svg:y="9.245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13cm" svg:height="0.914cm" svg:x="17.89cm" svg:y="9.1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4.446cm" svg:height="0.039cm" svg:x="13.749cm" svg:y="10.224cm" svg:viewBox="0 0 4447 40" draw:points="2224,40 0,40 0,0 4447,0 4447,40">
            <text:p/>
          </draw:polygon>
          <draw:path draw:style-name="gr3" draw:text-style-name="P8" draw:layer="layout" svg:width="0.365cm" svg:height="0.61cm" svg:x="15.787cm" svg:y="10.4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18.556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19.456cm" svg:y="10.068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323" draw:id="id323">
          <svg:title>TexMaths</svg:title>
          <svg:desc>28§display§\therefore§svg§600§FALSE§</svg:desc>
          <draw:polygon draw:style-name="gr2" draw:text-style-name="P7" draw:layer="layout" svg:width="0.528cm" svg:height="0.433cm" svg:x="2.103cm" svg:y="12.923cm" svg:viewBox="0 0 529 434" draw:points="265,434 0,434 0,0 529,0 529,434">
            <text:p/>
          </draw:polygon>
          <draw:path draw:style-name="gr3" draw:text-style-name="P8" draw:layer="layout" svg:width="0.598cm" svg:height="0.531cm" svg:x="2.083cm" svg:y="12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24" draw:id="id324">
          <svg:title>TexMaths</svg:title>
          <svg:desc>28§display§\text {I}§svg§600§FALSE§</svg:desc>
          <draw:polygon draw:style-name="gr2" draw:text-style-name="P7" draw:layer="layout" svg:width="0.229cm" svg:height="0.575cm" svg:x="3.732cm" svg:y="12.845cm" svg:viewBox="0 0 230 576" draw:points="116,576 0,576 0,0 230,0 230,576">
            <text:p/>
          </draw:polygon>
          <draw:path draw:style-name="gr3" draw:text-style-name="P8" draw:layer="layout" svg:width="0.301cm" svg:height="0.674cm" svg:x="3.71cm" svg:y="12.7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5" draw:id="id325">
          <svg:title>TexMaths</svg:title>
          <svg:desc>26§display§= \frac{x^3}{3}  + \frac{x^2}{2} + 3 x + \frac{3 \log ( 2x - 3 )}{2} + c§svg§600§FALSE§</svg:desc>
          <draw:polygon draw:style-name="gr2" draw:text-style-name="P7" draw:layer="layout" svg:width="14.289cm" svg:height="1.931cm" svg:x="4.514cm" svg:y="12.044cm" svg:viewBox="0 0 14290 1932" draw:points="7145,1932 0,1932 0,0 14290,0 14290,1932">
            <text:p/>
          </draw:polygon>
          <draw:path draw:style-name="gr3" draw:text-style-name="P8" draw:layer="layout" svg:width="0.608cm" svg:height="0.215cm" svg:x="4.52cm" svg:y="13.03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415cm" svg:x="5.569cm" svg:y="12.34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6.099cm" svg:y="11.998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olygon draw:style-name="gr3" draw:text-style-name="P8" draw:layer="layout" svg:width="0.933cm" svg:height="0.039cm" svg:x="5.542cm" svg:y="13.125cm" svg:viewBox="0 0 934 40" draw:points="468,40 0,40 0,0 934,0 934,40">
            <text:p/>
          </draw:polygon>
          <draw:path draw:style-name="gr3" draw:text-style-name="P8" draw:layer="layout" svg:width="0.38cm" svg:height="0.629cm" svg:x="5.818cm" svg:y="13.391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61cm" svg:x="6.84cm" svg:y="12.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7.838cm" svg:y="12.34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284cm" svg:height="0.425cm" svg:x="8.373cm" svg:y="11.998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olygon draw:style-name="gr3" draw:text-style-name="P8" draw:layer="layout" svg:width="0.933cm" svg:height="0.039cm" svg:x="7.811cm" svg:y="13.125cm" svg:viewBox="0 0 934 40" draw:points="468,40 0,40 0,0 934,0 934,40">
            <text:p/>
          </draw:polygon>
          <draw:path draw:style-name="gr3" draw:text-style-name="P8" draw:layer="layout" svg:width="0.365cm" svg:height="0.61cm" svg:x="8.094cm" svg:y="13.391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9.107cm" svg:y="12.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008cm" svg:y="12.763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10.453cm" svg:y="12.96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608cm" svg:height="0.61cm" svg:x="11.204cm" svg:y="12.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2.215cm" svg:y="12.146cm" svg:viewBox="0 0 381 630" svg:d="M229 287c75-23 127-87 127-160 0-75-81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05cm" svg:height="0.635cm" svg:x="12.816cm" svg:y="12.121cm" svg:viewBox="0 0 206 636" svg:d="M133 0l-133 10v30c64 0 73 6 73 49v477c0 41-11 41-73 41v29c31-2 79-2 102-2s69 0 104 2v-29c-62 0-73 0-73-41z">
            <text:p/>
          </draw:path>
          <draw:path draw:style-name="gr3" draw:text-style-name="P8" draw:layer="layout" svg:width="0.407cm" svg:height="0.421cm" svg:x="13.063cm" svg:y="12.34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419cm" svg:height="0.604cm" svg:x="13.521cm" svg:y="12.341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8" draw:layer="layout" svg:width="0.213cm" svg:height="0.914cm" svg:x="14.055cm" svg:y="12.069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65cm" svg:height="0.61cm" svg:x="14.365cm" svg:y="12.146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14.804cm" svg:y="12.34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15.578cm" svg:y="12.507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6.456cm" svg:y="12.146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13cm" svg:height="0.914cm" svg:x="16.926cm" svg:y="12.069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5.054cm" svg:height="0.039cm" svg:x="12.175cm" svg:y="13.125cm" svg:viewBox="0 0 5055 40" draw:points="2527,40 0,40 0,0 5055,0 5055,40">
            <text:p/>
          </draw:polygon>
          <draw:path draw:style-name="gr3" draw:text-style-name="P8" draw:layer="layout" svg:width="0.365cm" svg:height="0.61cm" svg:x="14.519cm" svg:y="13.391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17.594cm" svg:y="12.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18.492cm" svg:y="12.969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30" draw:id="id330">
          <svg:title>TexMaths</svg:title>
          <svg:desc>24§display§= \int \left( \frac{1}{\sqrt{3x + 1} - \sqrt{3x - 5}} \times \frac{\sqrt{3x + 1} + \sqrt{3x - 5}}{\sqrt{3x + 1} + \sqrt{3x - 5} } \right)dx§svg§600§FALSE§</svg:desc>
          <draw:polygon draw:style-name="gr2" draw:text-style-name="P7" draw:layer="layout" svg:width="19.793cm" svg:height="1.984cm" svg:x="6.511cm" svg:y="3.337cm" svg:viewBox="0 0 19794 1985" draw:points="9896,1985 0,1985 0,0 19794,0 19794,1985">
            <text:p/>
          </draw:polygon>
          <draw:path draw:style-name="gr3" draw:text-style-name="P8" draw:layer="layout" svg:width="0.562cm" svg:height="0.199cm" svg:x="6.517cm" svg:y="4.2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6cm" svg:y="3.414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19cm" svg:y="3.339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279cm" svg:height="0.563cm" svg:x="12.505cm" svg:y="3.429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8" draw:layer="layout" svg:width="7.151cm" svg:height="0.035cm" svg:x="9.065cm" svg:y="4.333cm" svg:viewBox="0 0 7152 36" draw:points="3575,36 0,36 0,0 7152,0 7152,36">
            <text:p/>
          </draw:polygon>
          <draw:path draw:style-name="gr3" draw:text-style-name="P8" draw:layer="layout" svg:width="0.659cm" svg:height="0.843cm" svg:x="9.126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7cm" svg:y="4.502cm" svg:viewBox="0 0 2358 36" draw:points="1179,36 0,36 0,0 2358,0 2358,36">
            <text:p/>
          </draw:polygon>
          <draw:path draw:style-name="gr3" draw:text-style-name="P8" draw:layer="layout" svg:width="0.35cm" svg:height="0.581cm" svg:x="9.804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4.63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12.383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3cm" svg:x="13.218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59cm" svg:y="4.502cm" svg:viewBox="0 0 2358 36" draw:points="1179,36 0,36 0,0 2358,0 2358,36">
            <text:p/>
          </draw:polygon>
          <draw:path draw:style-name="gr3" draw:text-style-name="P8" draw:layer="layout" svg:width="0.35cm" svg:height="0.581cm" svg:x="13.894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4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1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4.637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ath draw:style-name="gr3" draw:text-style-name="P8" draw:layer="layout" svg:width="0.408cm" svg:height="0.408cm" svg:x="16.628cm" svg:y="4.147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8" draw:layer="layout" svg:width="0.659cm" svg:height="0.843cm" svg:x="17.511cm" svg:y="3.295cm" svg:viewBox="0 0 660 844" svg:d="M267 756l-148-328c-6-13-11-13-13-13 0 0-6 0-14 5l-80 62c-12 7-12 11-12 13 0 4 2 10 8 10 5 0 21-12 28-19 6-4 20-14 29-20l165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8.152cm" svg:y="3.295cm" svg:viewBox="0 0 2358 36" draw:points="1179,36 0,36 0,0 2358,0 2358,36">
            <text:p/>
          </draw:polygon>
          <draw:path draw:style-name="gr3" draw:text-style-name="P8" draw:layer="layout" svg:width="0.35cm" svg:height="0.581cm" svg:x="18.187cm" svg:y="3.42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8.598cm" svg:y="3.61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9.291cm" svg:y="3.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20.163cm" svg:y="3.429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20.742cm" svg:y="3.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21.601cm" svg:y="3.295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22.242cm" svg:y="3.295cm" svg:viewBox="0 0 2358 36" draw:points="1179,36 0,36 0,0 2358,0 2358,36">
            <text:p/>
          </draw:polygon>
          <draw:path draw:style-name="gr3" draw:text-style-name="P8" draw:layer="layout" svg:width="0.35cm" svg:height="0.581cm" svg:x="22.278cm" svg:y="3.42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22.689cm" svg:y="3.61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515cm" svg:height="0.035cm" svg:x="23.404cm" svg:y="3.76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22cm" svg:y="3.429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8 0 80-21 115-19 32-52 56-90 56-62 0-110-45-125-95 2 0 6 0 15 0 27 0 42-21 42-40 0-21-15-42-42-42-13 0-42 6-42 46 0 73 58 154 154 154 98 0 184-81 184-189z">
            <text:p/>
          </draw:path>
          <draw:polygon draw:style-name="gr3" draw:text-style-name="P8" draw:layer="layout" svg:width="7.151cm" svg:height="0.035cm" svg:x="17.45cm" svg:y="4.333cm" svg:viewBox="0 0 7152 36" draw:points="3575,36 0,36 0,0 7152,0 7152,36">
            <text:p/>
          </draw:polygon>
          <draw:path draw:style-name="gr3" draw:text-style-name="P8" draw:layer="layout" svg:width="0.659cm" svg:height="0.843cm" svg:x="17.511cm" svg:y="4.502cm" svg:viewBox="0 0 660 844" svg:d="M267 756l-148-328c-6-13-11-13-13-13 0 0-6 0-14 5l-80 62c-12 7-12 11-12 13 0 4 2 10 8 10 5 0 21-12 28-19 6-4 20-14 29-20l165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8.152cm" svg:y="4.502cm" svg:viewBox="0 0 2358 36" draw:points="1179,36 0,36 0,0 2358,0 2358,36">
            <text:p/>
          </draw:polygon>
          <draw:path draw:style-name="gr3" draw:text-style-name="P8" draw:layer="layout" svg:width="0.35cm" svg:height="0.581cm" svg:x="18.187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8.598cm" svg:y="4.8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9.291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20.163cm" svg:y="4.63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20.742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21.601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22.242cm" svg:y="4.502cm" svg:viewBox="0 0 2358 36" draw:points="1179,36 0,36 0,0 2358,0 2358,36">
            <text:p/>
          </draw:polygon>
          <draw:path draw:style-name="gr3" draw:text-style-name="P8" draw:layer="layout" svg:width="0.35cm" svg:height="0.581cm" svg:x="22.278cm" svg:y="4.63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22.689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515cm" svg:height="0.035cm" svg:x="23.404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22cm" svg:y="4.637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8 0 80-21 115-19 32-52 56-90 56-62 0-110-45-125-95 2 0 6 0 15 0 27 0 42-21 42-40 0-21-15-42-42-42-13 0-42 6-42 46 0 73 58 154 154 154 98 0 184-81 184-189z">
            <text:p/>
          </draw:path>
          <draw:path draw:style-name="gr3" draw:text-style-name="P8" draw:layer="layout" svg:width="0.416cm" svg:height="2.024cm" svg:x="24.73cm" svg:y="3.339cm" svg:viewBox="0 0 417 2025" svg:d="M417 1013c0-332-77-666-292-919-16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25.494cm" svg:y="3.97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25.925cm" svg:y="4.1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29" draw:id="id329">
          <svg:title>TexMaths</svg:title>
          <svg:desc>24§display§= \int \left( \frac{1}{\sqrt{3x + 1} - \sqrt{3x - 5} } \right)dx§svg§600§FALSE§</svg:desc>
          <draw:polygon draw:style-name="gr2" draw:text-style-name="P7" draw:layer="layout" svg:width="11.41cm" svg:height="1.941cm" svg:x="6.511cm" svg:y="0.635cm" svg:viewBox="0 0 11411 1942" draw:points="5704,1942 0,1942 0,0 11411,0 11411,1942">
            <text:p/>
          </draw:polygon>
          <draw:path draw:style-name="gr3" draw:text-style-name="P8" draw:layer="layout" svg:width="0.562cm" svg:height="0.199cm" svg:x="6.517cm" svg:y="1.50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0.668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0.593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2.505cm" svg:y="0.6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7.151cm" svg:height="0.035cm" svg:x="9.065cm" svg:y="1.588cm" svg:viewBox="0 0 7152 36" draw:points="3575,36 0,36 0,0 7152,0 7152,36">
            <text:p/>
          </draw:polygon>
          <draw:path draw:style-name="gr3" draw:text-style-name="P8" draw:layer="layout" svg:width="0.659cm" svg:height="0.844cm" svg:x="9.126cm" svg:y="1.7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9.767cm" svg:y="1.757cm" svg:viewBox="0 0 2358 36" draw:points="1179,36 0,36 0,0 2358,0 2358,36">
            <text:p/>
          </draw:polygon>
          <draw:path draw:style-name="gr3" draw:text-style-name="P8" draw:layer="layout" svg:width="0.35cm" svg:height="0.581cm" svg:x="9.804cm" svg:y="1.8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215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62cm" svg:height="0.564cm" svg:x="10.906cm" svg:y="1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9cm" svg:height="0.564cm" svg:x="11.778cm" svg:y="1.89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2.382cm" svg:y="2.225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13.218cm" svg:y="1.7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3.859cm" svg:y="1.757cm" svg:viewBox="0 0 2358 36" draw:points="1179,36 0,36 0,0 2358,0 2358,36">
            <text:p/>
          </draw:polygon>
          <draw:path draw:style-name="gr3" draw:text-style-name="P8" draw:layer="layout" svg:width="0.35cm" svg:height="0.581cm" svg:x="13.894cm" svg:y="1.8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304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5.021cm" svg:y="2.2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1.891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416cm" svg:height="2.025cm" svg:x="16.345cm" svg:y="0.5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7.112cm" svg:y="1.2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7.542cm" svg:y="1.4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327" draw:id="id327">
          <svg:title>TexMaths</svg:title>
          <svg:desc>28§display§\text {Let,}§svg§600§FALSE§</svg:desc>
          <draw:polygon draw:style-name="gr2" draw:text-style-name="P7" draw:layer="layout" svg:width="1.538cm" svg:height="0.765cm" svg:x="3.626cm" svg:y="1.341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1.2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1.5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1.3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1.8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28" draw:id="id328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6" draw:id="id326">
          <svg:title>TexMaths</svg:title>
          <svg:desc>28§display§(2)§svg§600§FALSE§</svg:desc>
          <draw:polygon draw:style-name="gr2" draw:text-style-name="P7" draw:layer="layout" svg:width="1.061cm" svg:height="0.886cm" svg:x="1.909cm" svg:y="1.245cm" svg:viewBox="0 0 1062 887" draw:points="531,887 0,887 0,0 1062,0 1062,887">
            <text:p/>
          </draw:polygon>
          <draw:path draw:style-name="gr3" draw:text-style-name="P8" draw:layer="layout" svg:width="0.23cm" svg:height="0.985cm" svg:x="1.956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292cm" svg:y="1.279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2.792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31" draw:id="id331">
          <svg:title>TexMaths</svg:title>
          <svg:desc>24§display§= \int \left( \frac{\sqrt{3x + 1} + \sqrt{3x - 5}}{3x + 1 - 3x + 5} \right)dx§svg§600§FALSE§</svg:desc>
          <draw:polygon draw:style-name="gr2" draw:text-style-name="P7" draw:layer="layout" svg:width="11.41cm" svg:height="1.984cm" svg:x="6.511cm" svg:y="6.439cm" svg:viewBox="0 0 11411 1985" draw:points="5704,1985 0,1985 0,0 11411,0 11411,1985">
            <text:p/>
          </draw:polygon>
          <draw:path draw:style-name="gr3" draw:text-style-name="P8" draw:layer="layout" svg:width="0.562cm" svg:height="0.199cm" svg:x="6.517cm" svg:y="7.3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6cm" svg:y="6.516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19cm" svg:y="6.441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659cm" svg:height="0.843cm" svg:x="9.126cm" svg:y="6.397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7cm" svg:y="6.397cm" svg:viewBox="0 0 2358 36" draw:points="1179,36 0,36 0,0 2358,0 2358,36">
            <text:p/>
          </draw:polygon>
          <draw:path draw:style-name="gr3" draw:text-style-name="P8" draw:layer="layout" svg:width="0.35cm" svg:height="0.581cm" svg:x="9.804cm" svg:y="6.53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6.7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6.60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6.53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12.359cm" svg:y="6.60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13.218cm" svg:y="6.397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59cm" svg:y="6.397cm" svg:viewBox="0 0 2358 36" draw:points="1179,36 0,36 0,0 2358,0 2358,36">
            <text:p/>
          </draw:polygon>
          <draw:path draw:style-name="gr3" draw:text-style-name="P8" draw:layer="layout" svg:width="0.35cm" svg:height="0.581cm" svg:x="13.894cm" svg:y="6.53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4cm" svg:y="6.7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1cm" svg:y="6.86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6.531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olygon draw:style-name="gr3" draw:text-style-name="P8" draw:layer="layout" svg:width="7.151cm" svg:height="0.035cm" svg:x="9.065cm" svg:y="7.435cm" svg:viewBox="0 0 7152 36" draw:points="3575,36 0,36 0,0 7152,0 7152,36">
            <text:p/>
          </draw:polygon>
          <draw:path draw:style-name="gr3" draw:text-style-name="P8" draw:layer="layout" svg:width="0.35cm" svg:height="0.581cm" svg:x="9.804cm" svg:y="7.68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7.8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7.7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7.68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12.382cm" svg:y="8.015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3.191cm" svg:y="7.68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3.602cm" svg:y="7.86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4.295cm" svg:y="7.7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37cm" svg:height="0.581cm" svg:x="15.132cm" svg:y="7.681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416cm" svg:height="2.024cm" svg:x="16.345cm" svg:y="6.441cm" svg:viewBox="0 0 417 2025" svg:d="M417 1013c0-332-77-666-292-919-17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17.112cm" svg:y="7.07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542cm" svg:y="7.29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32" draw:id="id332">
          <svg:title>TexMaths</svg:title>
          <svg:desc>24§display§= \int \left( \frac{\sqrt{3x + 1} + \sqrt{3x - 5}}{6} \right)dx§svg§600§FALSE§</svg:desc>
          <draw:polygon draw:style-name="gr2" draw:text-style-name="P7" draw:layer="layout" svg:width="11.41cm" svg:height="1.984cm" svg:x="6.512cm" svg:y="9.441cm" svg:viewBox="0 0 11411 1985" draw:points="5704,1985 0,1985 0,0 11411,0 11411,1985">
            <text:p/>
          </draw:polygon>
          <draw:path draw:style-name="gr3" draw:text-style-name="P8" draw:layer="layout" svg:width="0.562cm" svg:height="0.199cm" svg:x="6.518cm" svg:y="10.35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7cm" svg:y="9.518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2cm" svg:y="9.443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659cm" svg:height="0.843cm" svg:x="9.127cm" svg:y="9.399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8cm" svg:y="9.399cm" svg:viewBox="0 0 2358 36" draw:points="1179,36 0,36 0,0 2358,0 2358,36">
            <text:p/>
          </draw:polygon>
          <draw:path draw:style-name="gr3" draw:text-style-name="P8" draw:layer="layout" svg:width="0.35cm" svg:height="0.581cm" svg:x="9.805cm" svg:y="9.5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6cm" svg:y="9.7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7cm" svg:y="9.60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9cm" svg:y="9.533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12.36cm" svg:y="9.60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13.219cm" svg:y="9.399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6cm" svg:y="9.399cm" svg:viewBox="0 0 2358 36" draw:points="1179,36 0,36 0,0 2358,0 2358,36">
            <text:p/>
          </draw:polygon>
          <draw:path draw:style-name="gr3" draw:text-style-name="P8" draw:layer="layout" svg:width="0.35cm" svg:height="0.581cm" svg:x="13.895cm" svg:y="9.5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5cm" svg:y="9.7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2cm" svg:y="9.86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8cm" svg:y="9.533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olygon draw:style-name="gr3" draw:text-style-name="P8" draw:layer="layout" svg:width="7.151cm" svg:height="0.035cm" svg:x="9.066cm" svg:y="10.437cm" svg:viewBox="0 0 7152 36" draw:points="3575,36 0,36 0,0 7152,0 7152,36">
            <text:p/>
          </draw:polygon>
          <draw:path draw:style-name="gr3" draw:text-style-name="P8" draw:layer="layout" svg:width="0.35cm" svg:height="0.581cm" svg:x="12.466cm" svg:y="10.683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ath draw:style-name="gr3" draw:text-style-name="P8" draw:layer="layout" svg:width="0.416cm" svg:height="2.024cm" svg:x="16.346cm" svg:y="9.443cm" svg:viewBox="0 0 417 2025" svg:d="M417 1013c0-332-77-666-292-919-17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17.113cm" svg:y="10.0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543cm" svg:y="10.29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33" draw:id="id333">
          <svg:title>TexMaths</svg:title>
          <svg:desc>24§display§= \frac{1}{6} \int \left[  (3x + 1)^\frac{1}{2} + ( 3x - 5 )^\frac{1}{2} \right] dx§svg§600§FALSE§</svg:desc>
          <draw:polygon draw:style-name="gr2" draw:text-style-name="P7" draw:layer="layout" svg:width="12.497cm" svg:height="1.791cm" svg:x="6.513cm" svg:y="12.344cm" svg:viewBox="0 0 12498 1792" draw:points="6248,1792 0,1792 0,0 12498,0 12498,1792">
            <text:p/>
          </draw:polygon>
          <draw:path draw:style-name="gr3" draw:text-style-name="P8" draw:layer="layout" svg:width="0.562cm" svg:height="0.199cm" svg:x="6.519cm" svg:y="13.14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8cm" svg:y="12.31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2cm" svg:y="13.222cm" svg:viewBox="0 0 424 37" draw:points="211,37 0,37 0,0 424,0 424,37">
            <text:p/>
          </draw:polygon>
          <draw:path draw:style-name="gr3" draw:text-style-name="P8" draw:layer="layout" svg:width="0.35cm" svg:height="0.581cm" svg:x="7.498cm" svg:y="13.468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75cm" svg:height="1.876cm" svg:x="8.174cm" svg:y="12.302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olygon draw:style-name="gr3" draw:text-style-name="P8" draw:layer="layout" svg:width="0.193cm" svg:height="1.519cm" svg:x="9.301cm" svg:y="12.481cm" svg:viewBox="0 0 194 1520" draw:points="0,1520 194,1520 194,1481 40,1481 40,40 194,40 194,0 0,0">
            <text:p/>
          </draw:polygon>
          <draw:path draw:style-name="gr3" draw:text-style-name="P8" draw:layer="layout" svg:width="0.197cm" svg:height="0.844cm" svg:x="9.593cm" svg:y="12.81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871cm" svg:y="12.88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0.282cm" svg:y="13.07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0.975cm" svg:y="12.95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847cm" svg:y="12.88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2.241cm" svg:y="12.81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2.682cm" svg:y="12.594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2.623cm" svg:y="12.94cm" svg:viewBox="0 0 288 31" draw:points="144,31 0,31 0,0 288,0 288,31">
            <text:p/>
          </draw:polygon>
          <draw:path draw:style-name="gr3" draw:text-style-name="P8" draw:layer="layout" svg:width="0.21cm" svg:height="0.281cm" svg:x="12.661cm" svg:y="13.024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ath draw:style-name="gr3" draw:text-style-name="P8" draw:layer="layout" svg:width="0.562cm" svg:height="0.564cm" svg:x="13.287cm" svg:y="12.95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197cm" svg:height="0.844cm" svg:x="14.166cm" svg:y="12.81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4.447cm" svg:y="12.88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858cm" svg:y="13.07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515cm" svg:height="0.036cm" svg:x="15.574cm" svg:y="13.222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6.388cm" svg:y="12.88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8" draw:layer="layout" svg:width="0.197cm" svg:height="0.844cm" svg:x="16.816cm" svg:y="12.81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7.258cm" svg:y="12.594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7.198cm" svg:y="12.94cm" svg:viewBox="0 0 288 31" draw:points="144,31 0,31 0,0 288,0 288,31">
            <text:p/>
          </draw:polygon>
          <draw:path draw:style-name="gr3" draw:text-style-name="P8" draw:layer="layout" svg:width="0.21cm" svg:height="0.281cm" svg:x="17.237cm" svg:y="13.024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olygon draw:style-name="gr3" draw:text-style-name="P8" draw:layer="layout" svg:width="0.193cm" svg:height="1.519cm" svg:x="17.644cm" svg:y="12.481cm" svg:viewBox="0 0 194 1520" draw:points="154,1481 0,1481 0,1520 194,1520 194,0 0,0 0,40 154,40">
            <text:p/>
          </draw:polygon>
          <draw:path draw:style-name="gr3" draw:text-style-name="P8" draw:layer="layout" svg:width="0.402cm" svg:height="0.596cm" svg:x="18.2cm" svg:y="12.8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18.631cm" svg:y="13.07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6" draw:text-style-name="P15" draw:layer="layout" svg:width="26.4cm" svg:height="14.5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34" draw:id="id334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5" draw:id="id335">
          <svg:title>TexMaths</svg:title>
          <svg:desc>24§display§= \frac{1}{6}  \left[ \smallint (3x + 1)^\frac{1}{2} dx + \smallint ( 3x - 5 )^\frac{1}{2} dx \right] dx§svg§600§FALSE§</svg:desc>
          <draw:polygon draw:style-name="gr2" draw:text-style-name="P7" draw:layer="layout" svg:width="14.245cm" svg:height="1.647cm" svg:x="6.511cm" svg:y="0.739cm" svg:viewBox="0 0 14246 1648" draw:points="7124,1648 0,1648 0,0 14246,0 14246,1648">
            <text:p/>
          </draw:polygon>
          <draw:path draw:style-name="gr3" draw:text-style-name="P8" draw:layer="layout" svg:width="0.562cm" svg:height="0.199cm" svg:x="6.517cm" svg:y="1.5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6cm" svg:y="0.69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cm" svg:y="1.602cm" svg:viewBox="0 0 424 37" draw:points="211,37 0,37 0,0 424,0 424,37">
            <text:p/>
          </draw:polygon>
          <draw:path draw:style-name="gr3" draw:text-style-name="P8" draw:layer="layout" svg:width="0.35cm" svg:height="0.581cm" svg:x="7.496cm" svg:y="1.848cm" svg:viewBox="0 0 351 582" svg:d="M77 286v-21c0-213 105-244 148-244 21 0 55 6 75 35-14 0-47 0-47 36 0 27 20 41 39 41 13 0 38-8 38-41 0-52-36-92-107-92-108 0-223 110-223 296 0 227 98 286 177 286 94 0 174-79 174-190 0-108-74-190-169-190-57 0-88 44-105 84zM177 559c-54 0-79-52-83-63-15-41-15-108-15-123 0-66 27-152 103-152 14 0 52 0 79 54 16 30 16 75 16 115s0 83-16 113c-25 52-65 56-84 56z">
            <text:p/>
          </draw:path>
          <draw:polygon draw:style-name="gr3" draw:text-style-name="P8" draw:layer="layout" svg:width="0.193cm" svg:height="1.519cm" svg:x="8.314cm" svg:y="0.86cm" svg:viewBox="0 0 194 1520" draw:points="0,1520 194,1520 194,1481 40,1481 40,40 194,40 194,0 0,0">
            <text:p/>
          </draw:polygon>
          <draw:path draw:style-name="gr3" draw:text-style-name="P8" draw:layer="layout" svg:width="0.352cm" svg:height="0.787cm" svg:x="8.569cm" svg:y="1.225cm" svg:viewBox="0 0 353 788" svg:d="M321 35c-29 2-37 23-37 34 0 21 17 35 35 35 17 0 34-12 34-37 0-32-27-67-67-67-71 0-86 92-100 158-23 126-40 234-54 382-3 44-9 92-15 132-8 64-21 98-52 98-15 0-27-9-32-17 28 0 36-21 36-34 0-20-17-33-34-33-18 0-35 10-35 34 0 33 27 68 67 68 71 0 87-91 100-160 21-121 40-228 54-378 4-46 9-94 15-135 8-63 21-96 52-96 15 0 27 8 33 16z">
            <text:p/>
          </draw:path>
          <draw:path draw:style-name="gr3" draw:text-style-name="P8" draw:layer="layout" svg:width="0.197cm" svg:height="0.844cm" svg:x="9.051cm" svg:y="1.19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332cm" svg:y="1.26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743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62cm" svg:height="0.564cm" svg:x="10.434cm" svg:y="1.33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306cm" svg:y="1.26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1.701cm" svg:y="1.19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2.143cm" svg:y="0.974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2.081cm" svg:y="1.319cm" svg:viewBox="0 0 288 31" draw:points="144,31 0,31 0,0 288,0 288,31">
            <text:p/>
          </draw:polygon>
          <draw:path draw:style-name="gr3" draw:text-style-name="P8" draw:layer="layout" svg:width="0.21cm" svg:height="0.281cm" svg:x="12.12cm" svg:y="1.404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ath draw:style-name="gr3" draw:text-style-name="P8" draw:layer="layout" svg:width="0.402cm" svg:height="0.597cm" svg:x="12.546cm" svg:y="1.245cm" svg:viewBox="0 0 403 598" svg:d="M403 10c0-2 0-10-11-10-12 0-92 8-108 10-6 0-11 3-11 15s7 12 21 12c40 0 42 5 42 13l-2 17-52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2.976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62cm" svg:height="0.564cm" svg:x="13.668cm" svg:y="1.33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2cm" svg:height="0.787cm" svg:x="14.51cm" svg:y="1.225cm" svg:viewBox="0 0 353 788" svg:d="M321 35c-29 2-37 23-37 34 0 21 17 35 35 35 17 0 34-12 34-37 0-32-27-67-67-67-71 0-86 92-100 158-23 126-40 234-54 382-3 44-9 92-15 132-8 64-21 98-52 98-13 0-27-9-32-17 28 0 36-21 36-34 0-20-17-33-34-33-18 0-35 10-35 34 0 33 27 68 67 68 71 0 87-91 100-160 21-121 40-228 54-378 4-46 9-94 15-135 8-63 21-96 52-96 15 0 27 8 33 16z">
            <text:p/>
          </draw:path>
          <draw:path draw:style-name="gr3" draw:text-style-name="P8" draw:layer="layout" svg:width="0.197cm" svg:height="0.844cm" svg:x="14.992cm" svg:y="1.19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5.273cm" svg:y="1.26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5.684cm" svg:y="1.458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8" draw:layer="layout" svg:width="0.516cm" svg:height="0.036cm" svg:x="16.4cm" svg:y="1.602cm" svg:viewBox="0 0 517 37" svg:d="M488 37c13 0 29 0 29-20 0-17-16-17-29-17h-459c-14 0-29 0-29 17 0 20 15 20 29 20z">
            <text:p/>
          </draw:path>
          <draw:path draw:style-name="gr3" draw:text-style-name="P8" draw:layer="layout" svg:width="0.337cm" svg:height="0.581cm" svg:x="17.214cm" svg:y="1.268cm" svg:viewBox="0 0 338 582" svg:d="M338 394c0-100-69-187-161-187-41 0-77 14-108 45v-166c17 6 46 12 73 12 104 0 163-77 163-88 0-6-2-10-7-10-2 0-4 0-8 2-17 8-58 25-115 25-35 0-73-6-114-23-5-4-7-4-9-4-8 0-8 8-8 21v250c0 15 0 23 12 23 5 0 7-2 9-8 10-13 43-59 110-59 44 0 67 38 73 54 13 32 15 65 15 107 0 29 0 81-21 115-19 33-52 56-90 56-62 0-110-44-125-94 2 0 6 0 15 0 27 0 42-21 42-40 0-22-15-43-42-43-13 0-42 6-42 46 0 73 60 154 154 154 98 0 184-81 184-188z">
            <text:p/>
          </draw:path>
          <draw:path draw:style-name="gr3" draw:text-style-name="P8" draw:layer="layout" svg:width="0.197cm" svg:height="0.844cm" svg:x="17.642cm" svg:y="1.19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8.084cm" svg:y="0.974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8.024cm" svg:y="1.319cm" svg:viewBox="0 0 288 31" draw:points="144,31 0,31 0,0 288,0 288,31">
            <text:p/>
          </draw:polygon>
          <draw:path draw:style-name="gr3" draw:text-style-name="P8" draw:layer="layout" svg:width="0.21cm" svg:height="0.281cm" svg:x="18.063cm" svg:y="1.404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8" draw:layer="layout" svg:width="0.402cm" svg:height="0.597cm" svg:x="18.487cm" svg:y="1.245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8" draw:layer="layout" svg:width="0.421cm" svg:height="0.383cm" svg:x="18.917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olygon draw:style-name="gr3" draw:text-style-name="P8" draw:layer="layout" svg:width="0.193cm" svg:height="1.519cm" svg:x="19.392cm" svg:y="0.86cm" svg:viewBox="0 0 194 1520" draw:points="154,1481 0,1481 0,1520 194,1520 194,0 0,0 0,40 154,40">
            <text:p/>
          </draw:polygon>
          <draw:path draw:style-name="gr3" draw:text-style-name="P8" draw:layer="layout" svg:width="0.402cm" svg:height="0.597cm" svg:x="19.948cm" svg:y="1.245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20.379cm" svg:y="1.458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</draw:g>
        <draw:g xml:id="id336" draw:id="id336">
          <svg:title>TexMaths</svg:title>
          <svg:desc>24§display§= \frac{1}{6}  \left[  \frac{(3x + 1)^\frac{3}{2}}{\frac{3}{2} (3)} + \frac{(3x - 5)^\frac{3}{2}}{\frac{3}{2} (3)} \right] + c§svg§600§FALSE§</svg:desc>
          <draw:polygon draw:style-name="gr2" draw:text-style-name="P7" draw:layer="layout" svg:width="12.473cm" svg:height="2.445cm" svg:x="6.511cm" svg:y="2.84cm" svg:viewBox="0 0 12474 2446" draw:points="6238,2446 0,2446 0,0 12474,0 12474,2446">
            <text:p/>
          </draw:polygon>
          <draw:path draw:style-name="gr3" draw:text-style-name="P8" draw:layer="layout" svg:width="0.562cm" svg:height="0.199cm" svg:x="6.517cm" svg:y="3.96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36cm" svg:y="3.142cm" svg:viewBox="0 0 280 564" svg:d="M175 21c0-19 0-21-19-21-54 54-129 54-156 54v27c17 0 67 0 111-23v439c0 31-2 40-78 40h-27v27c29-3 103-3 136-3 35 0 108 0 138 3v-27h-27c-76 0-78-9-78-40z">
            <text:p/>
          </draw:path>
          <draw:polygon draw:style-name="gr3" draw:text-style-name="P8" draw:layer="layout" svg:width="0.423cm" svg:height="0.035cm" svg:x="7.459cm" svg:y="4.046cm" svg:viewBox="0 0 424 36" draw:points="211,36 0,36 0,0 424,0 424,36">
            <text:p/>
          </draw:polygon>
          <draw:path draw:style-name="gr3" draw:text-style-name="P8" draw:layer="layout" svg:width="0.35cm" svg:height="0.581cm" svg:x="7.496cm" svg:y="4.29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olygon draw:style-name="gr3" draw:text-style-name="P8" draw:layer="layout" svg:width="0.251cm" svg:height="2.531cm" svg:x="8.356cm" svg:y="2.798cm" svg:viewBox="0 0 252 2532" draw:points="0,2532 252,2532 252,2478 52,2478 52,52 252,52 252,0 0,0">
            <text:p/>
          </draw:polygon>
          <draw:path draw:style-name="gr3" draw:text-style-name="P8" draw:layer="layout" svg:width="0.197cm" svg:height="0.844cm" svg:x="8.801cm" svg:y="3.07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08cm" svg:y="3.14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491cm" svg:y="3.3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62cm" svg:height="0.563cm" svg:x="10.184cm" svg:y="3.2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9cm" svg:height="0.563cm" svg:x="11.055cm" svg:y="3.142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197cm" svg:height="0.844cm" svg:x="11.449cm" svg:y="3.07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1.864cm" svg:y="2.89cm" svg:viewBox="0 0 221 292" svg:d="M106 142c40 0 65 25 65 67s-27 66-63 66c-6 0-56 0-77-22 17-3 21-17 21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1.831cm" svg:y="3.236cm" svg:viewBox="0 0 288 31" draw:points="144,31 0,31 0,0 288,0 288,31">
            <text:p/>
          </draw:polygon>
          <draw:path draw:style-name="gr3" draw:text-style-name="P8" draw:layer="layout" svg:width="0.21cm" svg:height="0.281cm" svg:x="11.87cm" svg:y="3.32cm" svg:viewBox="0 0 211 282" svg:d="M211 202h-17c-2 7-6 34-12 38-3 2-40 2-46 2h-82c27-21 59-44 84-62 39-26 73-51 73-96 0-53-50-84-111-84-58 0-100 33-100 75 0 21 19 25 25 25 11 0 25-8 25-25 0-15-12-23-25-25 11-19 36-31 65-31 42 0 77 25 77 65 0 37-25 64-58 91l-103 88c-6 4-6 4-6 8v11h198z">
            <text:p/>
          </draw:path>
          <draw:polygon draw:style-name="gr3" draw:text-style-name="P8" draw:layer="layout" svg:width="3.545cm" svg:height="0.035cm" svg:x="8.717cm" svg:y="4.046cm" svg:viewBox="0 0 3546 36" draw:points="1772,36 0,36 0,0 3546,0 3546,36">
            <text:p/>
          </draw:polygon>
          <draw:path draw:style-name="gr3" draw:text-style-name="P8" draw:layer="layout" svg:width="0.272cm" svg:height="0.404cm" svg:x="9.813cm" svg:y="4.169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8" draw:layer="layout" svg:width="0.337cm" svg:height="0.035cm" svg:x="9.783cm" svg:y="4.666cm" svg:viewBox="0 0 338 36" draw:points="169,36 0,36 0,0 338,0 338,36">
            <text:p/>
          </draw:polygon>
          <draw:path draw:style-name="gr3" draw:text-style-name="P8" draw:layer="layout" svg:width="0.262cm" svg:height="0.393cm" svg:x="9.819cm" svg:y="4.79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0.303cm" svg:y="4.2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0.583cm" svg:y="4.33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1.017cm" svg:y="4.2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62cm" svg:height="0.563cm" svg:x="12.597cm" svg:y="3.7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197cm" svg:height="0.844cm" svg:x="13.578cm" svg:y="3.07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3.859cm" svg:y="3.14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4.269cm" svg:y="3.3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4.984cm" svg:y="3.476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cm" svg:y="3.142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60 154 154 154 98 0 184-81 184-188z">
            <text:p/>
          </draw:path>
          <draw:path draw:style-name="gr3" draw:text-style-name="P8" draw:layer="layout" svg:width="0.197cm" svg:height="0.844cm" svg:x="16.228cm" svg:y="3.07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6.642cm" svg:y="2.89cm" svg:viewBox="0 0 221 292" svg:d="M106 142c40 0 65 25 65 67s-27 66-63 66c-6 0-56 0-79-22 19-3 23-17 23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6.608cm" svg:y="3.236cm" svg:viewBox="0 0 288 31" draw:points="144,31 0,31 0,0 288,0 288,31">
            <text:p/>
          </draw:polygon>
          <draw:path draw:style-name="gr3" draw:text-style-name="P8" draw:layer="layout" svg:width="0.21cm" svg:height="0.281cm" svg:x="16.646cm" svg:y="3.32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olygon draw:style-name="gr3" draw:text-style-name="P8" draw:layer="layout" svg:width="3.545cm" svg:height="0.035cm" svg:x="13.494cm" svg:y="4.046cm" svg:viewBox="0 0 3546 36" draw:points="1772,36 0,36 0,0 3546,0 3546,36">
            <text:p/>
          </draw:polygon>
          <draw:path draw:style-name="gr3" draw:text-style-name="P8" draw:layer="layout" svg:width="0.272cm" svg:height="0.404cm" svg:x="14.592cm" svg:y="4.169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olygon draw:style-name="gr3" draw:text-style-name="P8" draw:layer="layout" svg:width="0.337cm" svg:height="0.035cm" svg:x="14.559cm" svg:y="4.666cm" svg:viewBox="0 0 338 36" draw:points="169,36 0,36 0,0 338,0 338,36">
            <text:p/>
          </draw:polygon>
          <draw:path draw:style-name="gr3" draw:text-style-name="P8" draw:layer="layout" svg:width="0.262cm" svg:height="0.393cm" svg:x="14.596cm" svg:y="4.79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5.08cm" svg:y="4.2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5.36cm" svg:y="4.33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5.796cm" svg:y="4.2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8" draw:layer="layout" svg:width="0.251cm" svg:height="2.531cm" svg:x="17.149cm" svg:y="2.798cm" svg:viewBox="0 0 252 2532" draw:points="200,2478 0,2478 0,2532 252,2532 252,0 0,0 0,52 200,52">
            <text:p/>
          </draw:polygon>
          <draw:path draw:style-name="gr3" draw:text-style-name="P8" draw:layer="layout" svg:width="0.562cm" svg:height="0.563cm" svg:x="17.867cm" svg:y="3.7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18.697cm" svg:y="3.902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339" draw:id="id339">
          <svg:title>TexMaths</svg:title>
          <svg:desc>24§display§= \frac{1}{27}  \left[  (3x + 1)^\frac{3}{2} + (3x - 5)^\frac{3}{2} \right] + c§svg§600§FALSE§</svg:desc>
          <draw:polygon draw:style-name="gr2" draw:text-style-name="P7" draw:layer="layout" svg:width="12.303cm" svg:height="1.647cm" svg:x="6.511cm" svg:y="5.641cm" svg:viewBox="0 0 12304 1648" draw:points="6152,1648 0,1648 0,0 12304,0 12304,1648">
            <text:p/>
          </draw:polygon>
          <draw:path draw:style-name="gr3" draw:text-style-name="P8" draw:layer="layout" svg:width="0.562cm" svg:height="0.199cm" svg:x="6.517cm" svg:y="6.4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746cm" svg:y="5.599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844cm" svg:height="0.036cm" svg:x="7.46cm" svg:y="6.504cm" svg:viewBox="0 0 845 37" draw:points="422,37 0,37 0,0 845,0 845,37">
            <text:p/>
          </draw:polygon>
          <draw:path draw:style-name="gr3" draw:text-style-name="P8" draw:layer="layout" svg:width="0.337cm" svg:height="0.564cm" svg:x="7.502cm" svg:y="6.7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362cm" svg:height="0.591cm" svg:x="7.93cm" svg:y="6.74cm" svg:viewBox="0 0 363 592" svg:d="M355 58c8-12 8-14 8-31h-206c-103 0-105-12-107-27h-21l-29 175h21c2-14 10-67 21-77 6-6 73-6 83-6h176c-9 14-76 106-96 135-74 113-103 230-103 317 0 9 0 48 38 48 40 0 40-39 40-48v-43c0-46 2-94 8-138 4-19 16-92 54-146z">
            <text:p/>
          </draw:path>
          <draw:polygon draw:style-name="gr3" draw:text-style-name="P8" draw:layer="layout" svg:width="0.193cm" svg:height="1.519cm" svg:x="8.736cm" svg:y="5.762cm" svg:viewBox="0 0 194 1520" draw:points="0,1520 194,1520 194,1481 40,1481 40,40 194,40 194,0 0,0">
            <text:p/>
          </draw:polygon>
          <draw:path draw:style-name="gr3" draw:text-style-name="P8" draw:layer="layout" svg:width="0.197cm" svg:height="0.844cm" svg:x="9.028cm" svg:y="6.0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307cm" svg:y="6.1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718cm" svg:y="6.3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564cm" svg:x="10.411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282cm" svg:y="6.1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1.676cm" svg:y="6.0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22cm" svg:height="0.291cm" svg:x="12.093cm" svg:y="5.876cm" svg:viewBox="0 0 221 292" svg:d="M106 142c40 0 65 25 65 67 0 43-27 66-63 66-6 0-56 0-77-21 17-4 21-18 21-27 0-16-12-25-25-25-14 0-27 7-27 27 0 44 50 63 108 63 71 0 113-42 113-83 0-34-31-65-79-76 50-16 63-48 63-72 0-36-42-61-96-61-51 0-94 23-94 60 0 21 16 25 23 25 14 0 25-8 25-24 0-9-5-21-21-24 19-20 58-22 66-22 30 0 53 18 53 46 0 24-15 64-61 66-12 0-14 0-25 2-4 0-8 0-8 5 0 8 4 8 12 8z">
            <text:p/>
          </draw:path>
          <draw:polygon draw:style-name="gr3" draw:text-style-name="P8" draw:layer="layout" svg:width="0.287cm" svg:height="0.03cm" svg:x="12.058cm" svg:y="6.221cm" svg:viewBox="0 0 288 31" draw:points="144,31 0,31 0,0 288,0 288,31">
            <text:p/>
          </draw:polygon>
          <draw:path draw:style-name="gr3" draw:text-style-name="P8" draw:layer="layout" svg:width="0.21cm" svg:height="0.281cm" svg:x="12.096cm" svg:y="6.306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8" draw:layer="layout" svg:width="0.562cm" svg:height="0.564cm" svg:x="12.722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197cm" svg:height="0.844cm" svg:x="13.604cm" svg:y="6.0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3.882cm" svg:y="6.17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293cm" svg:y="6.3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5cm" svg:height="0.036cm" svg:x="15.009cm" svg:y="6.504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5.825cm" svg:y="6.1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3 58 154 154 154 98 0 184-81 184-188z">
            <text:p/>
          </draw:path>
          <draw:path draw:style-name="gr3" draw:text-style-name="P8" draw:layer="layout" svg:width="0.197cm" svg:height="0.844cm" svg:x="16.251cm" svg:y="6.0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22cm" svg:height="0.291cm" svg:x="16.666cm" svg:y="5.876cm" svg:viewBox="0 0 221 292" svg:d="M106 142c40 0 65 25 65 67 0 43-27 66-63 66-6 0-56 0-79-21 19-4 23-18 23-27 0-16-12-25-25-25-14 0-27 7-27 27 0 44 50 63 108 63 71 0 113-42 113-83 0-34-31-65-79-76 50-16 63-48 63-72 0-36-42-61-96-61-51 0-94 23-94 60 0 21 16 25 23 25 14 0 25-8 25-24 0-9-5-21-21-24 19-20 58-22 66-22 30 0 53 18 53 46 0 24-15 64-61 66-12 0-14 0-25 2-4 0-8 0-8 5 0 8 4 8 12 8z">
            <text:p/>
          </draw:path>
          <draw:polygon draw:style-name="gr3" draw:text-style-name="P8" draw:layer="layout" svg:width="0.287cm" svg:height="0.03cm" svg:x="16.634cm" svg:y="6.221cm" svg:viewBox="0 0 288 31" draw:points="144,31 0,31 0,0 288,0 288,31">
            <text:p/>
          </draw:polygon>
          <draw:path draw:style-name="gr3" draw:text-style-name="P8" draw:layer="layout" svg:width="0.21cm" svg:height="0.281cm" svg:x="16.672cm" svg:y="6.306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8" draw:layer="layout" svg:width="0.193cm" svg:height="1.519cm" svg:x="17.079cm" svg:y="5.762cm" svg:viewBox="0 0 194 1520" draw:points="154,1481 0,1481 0,1520 194,1520 194,0 0,0 0,40 154,40">
            <text:p/>
          </draw:polygon>
          <draw:path draw:style-name="gr3" draw:text-style-name="P8" draw:layer="layout" svg:width="0.562cm" svg:height="0.564cm" svg:x="17.697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9cm" svg:height="0.383cm" svg:x="18.527cm" svg:y="6.36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37" draw:id="id337">
          <svg:title>TexMaths</svg:title>
          <svg:desc>28§display§\therefore§svg§600§FALSE§</svg:desc>
          <draw:polygon draw:style-name="gr2" draw:text-style-name="P7" draw:layer="layout" svg:width="0.528cm" svg:height="0.433cm" svg:x="3.904cm" svg:y="6.423cm" svg:viewBox="0 0 529 434" draw:points="265,434 0,434 0,0 529,0 529,434">
            <text:p/>
          </draw:polygon>
          <draw:path draw:style-name="gr3" draw:text-style-name="P8" draw:layer="layout" svg:width="0.598cm" svg:height="0.531cm" svg:x="3.884cm" svg:y="6.3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38" draw:id="id338">
          <svg:title>TexMaths</svg:title>
          <svg:desc>28§display§\text {I}§svg§600§FALSE§</svg:desc>
          <draw:polygon draw:style-name="gr2" draw:text-style-name="P7" draw:layer="layout" svg:width="0.229cm" svg:height="0.575cm" svg:x="5.732cm" svg:y="6.243cm" svg:viewBox="0 0 230 576" draw:points="116,576 0,576 0,0 230,0 230,576">
            <text:p/>
          </draw:polygon>
          <draw:path draw:style-name="gr3" draw:text-style-name="P8" draw:layer="layout" svg:width="0.301cm" svg:height="0.674cm" svg:x="5.71cm" svg:y="6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3" draw:id="id343">
          <svg:title>TexMaths</svg:title>
          <svg:desc>24§display§= \int \left( \frac{2x - 5}{ \sqrt{3x - 2} } \right)dx§svg§600§FALSE§</svg:desc>
          <draw:polygon draw:style-name="gr2" draw:text-style-name="P7" draw:layer="layout" svg:width="7.318cm" svg:height="1.941cm" svg:x="6.519cm" svg:y="7.743cm" svg:viewBox="0 0 7319 1942" draw:points="3659,1942 0,1942 0,0 7319,0 7319,1942">
            <text:p/>
          </draw:polygon>
          <draw:path draw:style-name="gr3" draw:text-style-name="P8" draw:layer="layout" svg:width="0.562cm" svg:height="0.199cm" svg:x="6.525cm" svg:y="8.6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14cm" svg:y="7.776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7cm" svg:y="7.7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37cm" svg:height="0.564cm" svg:x="9.466cm" svg:y="7.7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9.871cm" svg:y="7.9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0.585cm" svg:y="8.1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1.401cm" svg:y="7.79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olygon draw:style-name="gr3" draw:text-style-name="P8" draw:layer="layout" svg:width="3.059cm" svg:height="0.035cm" svg:x="9.073cm" svg:y="8.696cm" svg:viewBox="0 0 3060 36" draw:points="1530,36 0,36 0,0 3060,0 3060,36">
            <text:p/>
          </draw:polygon>
          <draw:path draw:style-name="gr3" draw:text-style-name="P8" draw:layer="layout" svg:width="0.659cm" svg:height="0.844cm" svg:x="9.134cm" svg:y="8.865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9.775cm" svg:y="8.865cm" svg:viewBox="0 0 2358 36" draw:points="1179,36 0,36 0,0 2358,0 2358,36">
            <text:p/>
          </draw:polygon>
          <draw:path draw:style-name="gr3" draw:text-style-name="P8" draw:layer="layout" svg:width="0.35cm" svg:height="0.581cm" svg:x="9.812cm" svg:y="8.99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223cm" svg:y="9.1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0.937cm" svg:y="9.33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1.753cm" svg:y="8.99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16cm" svg:height="2.025cm" svg:x="12.263cm" svg:y="7.70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03cm" svg:y="8.33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46cm" svg:y="8.5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</draw:g>
        <draw:g xml:id="id341" draw:id="id341">
          <svg:title>TexMaths</svg:title>
          <svg:desc>28§display§\text {Let,}§svg§600§FALSE§</svg:desc>
          <draw:polygon draw:style-name="gr2" draw:text-style-name="P7" draw:layer="layout" svg:width="1.538cm" svg:height="0.765cm" svg:x="3.626cm" svg:y="8.442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8.3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8.6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8.4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8.9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42" draw:id="id342">
          <svg:title>TexMaths</svg:title>
          <svg:desc>28§display§\text {I}§svg§600§FALSE§</svg:desc>
          <draw:polygon draw:style-name="gr2" draw:text-style-name="P7" draw:layer="layout" svg:width="0.229cm" svg:height="0.575cm" svg:x="5.732cm" svg:y="8.444cm" svg:viewBox="0 0 230 576" draw:points="116,576 0,576 0,0 230,0 230,576">
            <text:p/>
          </draw:polygon>
          <draw:path draw:style-name="gr3" draw:text-style-name="P8" draw:layer="layout" svg:width="0.301cm" svg:height="0.674cm" svg:x="5.71cm" svg:y="8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0" draw:id="id340">
          <svg:title>TexMaths</svg:title>
          <svg:desc>28§display§(3)§svg§600§FALSE§</svg:desc>
          <draw:polygon draw:style-name="gr2" draw:text-style-name="P7" draw:layer="layout" svg:width="1.061cm" svg:height="0.886cm" svg:x="2.209cm" svg:y="8.344cm" svg:viewBox="0 0 1062 887" draw:points="531,887 0,887 0,0 1062,0 1062,887">
            <text:p/>
          </draw:polygon>
          <draw:path draw:style-name="gr3" draw:text-style-name="P8" draw:layer="layout" svg:width="0.23cm" svg:height="0.985cm" svg:x="2.256cm" svg:y="8.2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3cm" svg:y="8.378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092cm" svg:y="8.2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44" draw:id="id344">
          <svg:title>TexMaths</svg:title>
          <svg:desc>24§display§= \int \left[ \frac{2\left( x - \frac{5}{2} \right)}{ \sqrt{3x - 2} } \right]dx§svg§600§FALSE§</svg:desc>
          <draw:polygon draw:style-name="gr2" draw:text-style-name="P7" draw:layer="layout" svg:width="7.39cm" svg:height="2.445cm" svg:x="16.421cm" svg:y="7.544cm" svg:viewBox="0 0 7391 2446" draw:points="3694,2446 0,2446 0,0 7391,0 7391,2446">
            <text:p/>
          </draw:polygon>
          <draw:path draw:style-name="gr3" draw:text-style-name="P8" draw:layer="layout" svg:width="0.562cm" svg:height="0.199cm" svg:x="16.427cm" svg:y="8.6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17.316cm" svg:y="7.83cm" svg:viewBox="0 0 751 1875" svg:d="M40 1837c27 0 43-19 43-40 0-29-22-42-41-42-21 0-42 13-42 42 0 44 42 78 94 78 129 0 177-197 236-441 66-267 121-538 167-808 31-179 62-348 91-457 9-42 38-150 73-150 25 0 46 16 49 19-28 2-42 20-42 41 0 28 21 42 41 42 21 0 42-14 42-42 0-46-46-79-92-79-66 0-112 92-160 265-2 8-117 432-209 985-23 128-48 270-75 387-15 62-54 221-123 221-31 0-50-21-52-21z">
            <text:p/>
          </draw:path>
          <draw:polygon draw:style-name="gr3" draw:text-style-name="P8" draw:layer="layout" svg:width="0.251cm" svg:height="2.531cm" svg:x="18.485cm" svg:y="7.502cm" svg:viewBox="0 0 252 2532" draw:points="0,2532 252,2532 252,2478 52,2478 52,52 252,52 252,0 0,0">
            <text:p/>
          </draw:polygon>
          <draw:path draw:style-name="gr3" draw:text-style-name="P8" draw:layer="layout" svg:width="0.337cm" svg:height="0.563cm" svg:x="18.888cm" svg:y="7.79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222cm" svg:height="1.013cm" svg:x="19.537cm" svg:y="7.636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8" draw:layer="layout" svg:width="0.421cm" svg:height="0.383cm" svg:x="19.82cm" svg:y="7.98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8" draw:layer="layout" svg:width="0.516cm" svg:height="0.035cm" svg:x="20.536cm" svg:y="8.126cm" svg:viewBox="0 0 517 36" svg:d="M488 36c13 0 29 0 29-19 0-17-16-17-29-17h-459c-14 0-29 0-29 17 0 19 15 19 29 19z">
            <text:p/>
          </draw:path>
          <draw:path draw:style-name="gr3" draw:text-style-name="P8" draw:layer="layout" svg:width="0.262cm" svg:height="0.404cm" svg:x="21.448cm" svg:y="7.631cm" svg:viewBox="0 0 263 405" svg:d="M54 63c30 8 50 8 59 8 77 0 125-54 125-63 0-6-6-8-8-8-1 0-1 0-5 2-14 6-45 17-89 17-17 0-48-2-88-15-6-4-6-4-8-4-7 0-7 6-7 15v175c0 12 0 17 9 17 6 0 6 0 12-7 27-33 63-37 84-37 35 0 50 27 54 33 12 19 13 42 13 77 0 17 0 51-17 78-15 21-40 35-69 35-38 0-79-21-94-60 23 2 35-13 35-28 0-25-22-31-31-31 0 0-29 0-29 32 0 54 48 106 121 106 75 0 142-56 142-130 0-68-52-129-125-129-27 0-57 6-84 29z">
            <text:p/>
          </draw:path>
          <draw:polygon draw:style-name="gr3" draw:text-style-name="P8" draw:layer="layout" svg:width="0.337cm" svg:height="0.035cm" svg:x="21.41cm" svg:y="8.126cm" svg:viewBox="0 0 338 36" draw:points="169,36 0,36 0,0 338,0 338,36">
            <text:p/>
          </draw:polygon>
          <draw:path draw:style-name="gr3" draw:text-style-name="P8" draw:layer="layout" svg:width="0.262cm" svg:height="0.393cm" svg:x="21.448cm" svg:y="8.25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222cm" svg:height="1.013cm" svg:x="21.884cm" svg:y="7.636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8" draw:layer="layout" svg:width="3.388cm" svg:height="0.035cm" svg:x="18.846cm" svg:y="8.75cm" svg:viewBox="0 0 3389 36" draw:points="1696,36 0,36 0,0 3389,0 3389,36">
            <text:p/>
          </draw:polygon>
          <draw:path draw:style-name="gr3" draw:text-style-name="P8" draw:layer="layout" svg:width="0.66cm" svg:height="0.844cm" svg:x="19.073cm" svg:y="8.919cm" svg:viewBox="0 0 661 845" svg:d="M267 756l-148-328c-6-13-11-13-13-13 0 0-6 0-14 5l-80 62c-12 8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2.357cm" svg:height="0.035cm" svg:x="19.714cm" svg:y="8.919cm" svg:viewBox="0 0 2358 36" draw:points="1179,36 0,36 0,0 2358,0 2358,36">
            <text:p/>
          </draw:polygon>
          <draw:path draw:style-name="gr3" draw:text-style-name="P8" draw:layer="layout" svg:width="0.35cm" svg:height="0.581cm" svg:x="19.749cm" svg:y="9.05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0.16cm" svg:y="9.24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2 0-46-27-46-56 0-19 6-36 15-75z">
            <text:p/>
          </draw:path>
          <draw:path draw:style-name="gr3" draw:text-style-name="P8" draw:layer="layout" svg:width="0.516cm" svg:height="0.035cm" svg:x="20.876cm" svg:y="9.387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63cm" svg:x="21.69cm" svg:y="9.053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0.251cm" svg:height="2.531cm" svg:x="22.345cm" svg:y="7.502cm" svg:viewBox="0 0 252 2532" draw:points="200,2478 0,2478 0,2532 252,2532 252,0 0,0 0,52 200,52">
            <text:p/>
          </draw:polygon>
          <draw:path draw:style-name="gr3" draw:text-style-name="P8" draw:layer="layout" svg:width="0.402cm" svg:height="0.596cm" svg:x="23.001cm" svg:y="8.393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23.432cm" svg:y="8.6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</draw:g>
        <draw:g xml:id="id345" draw:id="id345">
          <svg:title>TexMaths</svg:title>
          <svg:desc>24§display§= \frac{2}{3} \int \left[ \frac{3x - \frac{15}{2} }{ \sqrt{3x - 2} } \right]dx§svg§600§FALSE§</svg:desc>
          <draw:polygon draw:style-name="gr2" draw:text-style-name="P7" draw:layer="layout" svg:width="7.733cm" svg:height="2.061cm" svg:x="6.521cm" svg:y="10.243cm" svg:viewBox="0 0 7734 2062" draw:points="3867,2062 0,2062 0,0 7734,0 7734,2062">
            <text:p/>
          </draw:polygon>
          <draw:path draw:style-name="gr3" draw:text-style-name="P8" draw:layer="layout" svg:width="0.562cm" svg:height="0.199cm" svg:x="6.527cm" svg:y="11.2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12cm" svg:y="10.4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423cm" svg:height="0.035cm" svg:x="7.469cm" svg:y="11.316cm" svg:viewBox="0 0 424 36" draw:points="211,36 0,36 0,0 424,0 424,36">
            <text:p/>
          </draw:polygon>
          <draw:path draw:style-name="gr3" draw:text-style-name="P8" draw:layer="layout" svg:width="0.35cm" svg:height="0.581cm" svg:x="7.506cm" svg:y="11.56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8.182cm" svg:y="10.397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olygon draw:style-name="gr3" draw:text-style-name="P8" draw:layer="layout" svg:width="0.224cm" svg:height="2.024cm" svg:x="9.328cm" svg:y="10.322cm" svg:viewBox="0 0 225 2025" draw:points="0,2025 225,2025 225,1979 46,1979 46,46 225,46 225,0 0,0">
            <text:p/>
          </draw:polygon>
          <draw:path draw:style-name="gr3" draw:text-style-name="P8" draw:layer="layout" svg:width="0.35cm" svg:height="0.581cm" svg:x="9.825cm" svg:y="10.36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36cm" svg:y="10.5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8" draw:layer="layout" svg:width="0.515cm" svg:height="0.035cm" svg:x="10.95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11.889cm" svg:y="10.201cm" svg:viewBox="0 0 217 393" svg:d="M134 17c0-17-2-17-17-17-38 36-92 38-117 38v22c13 0 54 0 86-18v304c0 19 0 26-59 26h-23v21c11 0 84-1 105-1 20 0 95 1 108 1v-21h-23c-60 0-60-7-60-26z">
            <text:p/>
          </draw:path>
          <draw:path draw:style-name="gr3" draw:text-style-name="P8" draw:layer="layout" svg:width="0.262cm" svg:height="0.404cm" svg:x="12.198cm" svg:y="10.201cm" svg:viewBox="0 0 263 405" svg:d="M54 63c30 8 50 8 59 8 77 0 125-54 125-63 0-6-6-8-8-8s-2 0-5 2c-14 6-45 17-89 17-17 0-48-2-88-15-6-4-6-4-8-4-7 0-7 6-7 15v175c0 12 0 17 9 17 6 0 6 0 12-7 27-33 63-37 84-37 35 0 50 27 54 33 12 19 13 42 13 77 0 17 0 51-17 78-15 21-40 35-69 35-38 0-79-21-94-60 23 2 35-13 35-28 0-25-22-31-31-31 0 0-29 0-29 32 0 54 48 106 121 106 75 0 142-56 142-131 0-67-52-128-125-128-27 0-57 6-84 29z">
            <text:p/>
          </draw:path>
          <draw:polygon draw:style-name="gr3" draw:text-style-name="P8" draw:layer="layout" svg:width="0.673cm" svg:height="0.035cm" svg:x="11.826cm" svg:y="10.698cm" svg:viewBox="0 0 674 36" draw:points="338,36 0,36 0,0 674,0 674,36">
            <text:p/>
          </draw:polygon>
          <draw:path draw:style-name="gr3" draw:text-style-name="P8" draw:layer="layout" svg:width="0.262cm" svg:height="0.392cm" svg:x="12.031cm" svg:y="10.8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3.059cm" svg:height="0.035cm" svg:x="9.664cm" svg:y="11.316cm" svg:viewBox="0 0 3060 36" draw:points="1530,36 0,36 0,0 3060,0 3060,36">
            <text:p/>
          </draw:polygon>
          <draw:path draw:style-name="gr3" draw:text-style-name="P8" draw:layer="layout" svg:width="0.659cm" svg:height="0.844cm" svg:x="9.725cm" svg:y="11.485cm" svg:viewBox="0 0 660 845" svg:d="M267 756l-148-328c-6-13-11-13-13-13 0 0-6 0-14 5l-80 62c-12 7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2.357cm" svg:height="0.035cm" svg:x="10.367cm" svg:y="11.485cm" svg:viewBox="0 0 2358 36" draw:points="1179,36 0,36 0,0 2358,0 2358,36">
            <text:p/>
          </draw:polygon>
          <draw:path draw:style-name="gr3" draw:text-style-name="P8" draw:layer="layout" svg:width="0.35cm" svg:height="0.581cm" svg:x="10.403cm" svg:y="11.62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814cm" svg:y="11.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8" draw:layer="layout" svg:width="0.515cm" svg:height="0.035cm" svg:x="11.528cm" svg:y="11.9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2.344cm" svg:y="11.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224cm" svg:height="2.024cm" svg:x="12.838cm" svg:y="10.3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13.445cm" svg:y="10.95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3.875cm" svg:y="11.1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346" draw:id="id346">
          <svg:title>TexMaths</svg:title>
          <svg:desc>24§display§= \frac{2}{3} \int \left[ \frac{3x - 2 + 2 - \frac{15}{2} }{ \sqrt{3x - 2} } \right]dx§svg§600§FALSE§</svg:desc>
          <draw:polygon draw:style-name="gr2" draw:text-style-name="P7" draw:layer="layout" svg:width="10.387cm" svg:height="2.061cm" svg:x="16.421cm" svg:y="10.243cm" svg:viewBox="0 0 10388 2062" draw:points="5193,2062 0,2062 0,0 10388,0 10388,2062">
            <text:p/>
          </draw:polygon>
          <draw:path draw:style-name="gr3" draw:text-style-name="P8" draw:layer="layout" svg:width="0.561cm" svg:height="0.199cm" svg:x="16.427cm" svg:y="11.236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337cm" svg:height="0.563cm" svg:x="17.412cm" svg:y="10.412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8" draw:layer="layout" svg:width="0.423cm" svg:height="0.035cm" svg:x="17.369cm" svg:y="11.316cm" svg:viewBox="0 0 424 36" draw:points="211,36 0,36 0,0 424,0 424,36">
            <text:p/>
          </draw:polygon>
          <draw:path draw:style-name="gr3" draw:text-style-name="P8" draw:layer="layout" svg:width="0.35cm" svg:height="0.581cm" svg:x="17.406cm" svg:y="11.562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18.082cm" svg:y="10.397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olygon draw:style-name="gr3" draw:text-style-name="P8" draw:layer="layout" svg:width="0.224cm" svg:height="2.024cm" svg:x="19.228cm" svg:y="10.322cm" svg:viewBox="0 0 225 2025" draw:points="0,2025 225,2025 225,1979 46,1979 46,46 225,46 225,0 0,0">
            <text:p/>
          </draw:polygon>
          <draw:path draw:style-name="gr3" draw:text-style-name="P8" draw:layer="layout" svg:width="0.35cm" svg:height="0.581cm" svg:x="19.6cm" svg:y="10.364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0.011cm" svg:y="10.5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515cm" svg:height="0.035cm" svg:x="20.725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21.541cm" svg:y="10.364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561cm" svg:height="0.563cm" svg:x="22.155cm" svg:y="10.433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8" draw:layer="layout" svg:width="0.337cm" svg:height="0.563cm" svg:x="22.992cm" svg:y="10.364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515cm" svg:height="0.035cm" svg:x="23.63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24.568cm" svg:y="10.201cm" svg:viewBox="0 0 217 393" svg:d="M134 17c0-17-2-17-17-17-38 36-92 38-117 38v22c13 0 54 0 86-18v304c0 19 0 26-59 26h-23v21c11 0 84-1 105-1 20 0 94 1 108 1v-21h-23c-60 0-60-7-60-26z">
            <text:p/>
          </draw:path>
          <draw:path draw:style-name="gr3" draw:text-style-name="P8" draw:layer="layout" svg:width="0.262cm" svg:height="0.404cm" svg:x="24.877cm" svg:y="10.201cm" svg:viewBox="0 0 263 405" svg:d="M56 63c28 8 48 8 57 8 77 0 125-54 125-63 0-6-6-8-8-8s-2 0-5 2c-14 6-45 17-89 17-17 0-48-2-88-15-6-4-6-4-8-4-7 0-7 6-7 15v175c0 12 0 17 9 17 6 0 6 0 14-7 25-33 61-37 82-37 35 0 52 27 54 33 11 19 13 42 13 77 0 17 0 51-17 78-15 21-40 35-69 35-38 0-79-21-94-60 23 2 35-13 35-28 0-25-22-31-29-31-2 0-31 0-31 32 0 54 48 106 121 106 75 0 142-56 142-131 0-67-52-128-125-128-27 0-57 6-82 29z">
            <text:p/>
          </draw:path>
          <draw:polygon draw:style-name="gr3" draw:text-style-name="P8" draw:layer="layout" svg:width="0.673cm" svg:height="0.035cm" svg:x="24.505cm" svg:y="10.698cm" svg:viewBox="0 0 674 36" draw:points="338,36 0,36 0,0 674,0 674,36">
            <text:p/>
          </draw:polygon>
          <draw:path draw:style-name="gr3" draw:text-style-name="P8" draw:layer="layout" svg:width="0.262cm" svg:height="0.392cm" svg:x="24.71cm" svg:y="10.8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5.716cm" svg:height="0.035cm" svg:x="19.564cm" svg:y="11.316cm" svg:viewBox="0 0 5717 36" draw:points="2859,36 0,36 0,0 5717,0 5717,36">
            <text:p/>
          </draw:polygon>
          <draw:path draw:style-name="gr3" draw:text-style-name="P8" draw:layer="layout" svg:width="0.659cm" svg:height="0.844cm" svg:x="20.954cm" svg:y="11.485cm" svg:viewBox="0 0 660 845" svg:d="M267 756l-148-328c-6-13-11-13-13-13 0 0-6 0-14 5l-80 62c-12 7-12 11-12 13 0 4 2 10 8 10 5 0 21-12 28-19 6-4 20-14 27-20l167 365c6 14 12 14 20 14 11 0 13-4 21-16l384-794c5-14 5-16 5-18 0-9-7-17-17-17-8 0-13 4-19 17z">
            <text:p/>
          </draw:path>
          <draw:polygon draw:style-name="gr3" draw:text-style-name="P8" draw:layer="layout" svg:width="2.356cm" svg:height="0.035cm" svg:x="21.595cm" svg:y="11.485cm" svg:viewBox="0 0 2357 36" draw:points="1179,36 0,36 0,0 2357,0 2357,36">
            <text:p/>
          </draw:polygon>
          <draw:path draw:style-name="gr3" draw:text-style-name="P8" draw:layer="layout" svg:width="0.35cm" svg:height="0.581cm" svg:x="21.629cm" svg:y="11.62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2.04cm" svg:y="11.8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515cm" svg:height="0.035cm" svg:x="22.756cm" svg:y="11.9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23.572cm" svg:y="11.62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8" draw:layer="layout" svg:width="0.224cm" svg:height="2.024cm" svg:x="25.392cm" svg:y="10.3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25.999cm" svg:y="10.95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26.429cm" svg:y="11.17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</draw:g>
        <draw:g xml:id="id347" draw:id="id347">
          <svg:title>TexMaths</svg:title>
          <svg:desc>24§display§= \frac{2}{3} \int \left[ \frac{( 3x - 2 ) - \frac{11}{2} }{ \sqrt{3x - 2} } \right]dx§svg§600§FALSE§</svg:desc>
          <draw:polygon draw:style-name="gr2" draw:text-style-name="P7" draw:layer="layout" svg:width="9.591cm" svg:height="2.061cm" svg:x="6.521cm" svg:y="12.843cm" svg:viewBox="0 0 9592 2062" draw:points="4796,2062 0,2062 0,0 9592,0 9592,2062">
            <text:p/>
          </draw:polygon>
          <draw:path draw:style-name="gr3" draw:text-style-name="P8" draw:layer="layout" svg:width="0.562cm" svg:height="0.199cm" svg:x="6.527cm" svg:y="13.8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12cm" svg:y="13.0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423cm" svg:height="0.035cm" svg:x="7.469cm" svg:y="13.916cm" svg:viewBox="0 0 424 36" draw:points="211,36 0,36 0,0 424,0 424,36">
            <text:p/>
          </draw:polygon>
          <draw:path draw:style-name="gr3" draw:text-style-name="P8" draw:layer="layout" svg:width="0.35cm" svg:height="0.581cm" svg:x="7.506cm" svg:y="14.16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8.182cm" svg:y="12.997cm" svg:viewBox="0 0 751 1875" svg:d="M40 1837c27 0 43-19 43-40 0-29-22-43-41-43-21 0-42 14-42 43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olygon draw:style-name="gr3" draw:text-style-name="P8" draw:layer="layout" svg:width="0.224cm" svg:height="2.024cm" svg:x="9.328cm" svg:y="12.922cm" svg:viewBox="0 0 225 2025" draw:points="0,2025 225,2025 225,1979 46,1979 46,46 225,46 225,0 0,0">
            <text:p/>
          </draw:polygon>
          <draw:path draw:style-name="gr3" draw:text-style-name="P8" draw:layer="layout" svg:width="0.197cm" svg:height="0.844cm" svg:x="9.748cm" svg:y="12.89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5cm" svg:height="0.581cm" svg:x="10.027cm" svg:y="12.964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438cm" svg:y="13.1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515cm" svg:height="0.035cm" svg:x="11.154cm" svg:y="13.29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1.97cm" svg:y="12.96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197cm" svg:height="0.844cm" svg:x="12.396cm" svg:y="12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15cm" svg:height="0.035cm" svg:x="12.933cm" svg:y="13.2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13.872cm" svg:y="12.801cm" svg:viewBox="0 0 217 393" svg:d="M134 17c0-17-2-17-17-17-38 36-92 38-117 38v22c13 0 54 0 86-18v304c0 19 0 26-59 26h-23v21c11 0 84-1 105-1 20 0 95 1 108 1v-21h-23c-60 0-60-7-60-26z">
            <text:p/>
          </draw:path>
          <draw:path draw:style-name="gr3" draw:text-style-name="P8" draw:layer="layout" svg:width="0.216cm" svg:height="0.392cm" svg:x="14.21cm" svg:y="12.801cm" svg:viewBox="0 0 217 393" svg:d="M134 17c0-17-2-17-17-17-38 36-92 38-117 38v22c13 0 54 0 86-18v304c0 19 0 26-59 26h-23v21c11 0 84-1 105-1 20 0 95 1 108 1v-21h-23c-60 0-60-7-60-26z">
            <text:p/>
          </draw:path>
          <draw:polygon draw:style-name="gr3" draw:text-style-name="P8" draw:layer="layout" svg:width="0.673cm" svg:height="0.035cm" svg:x="13.809cm" svg:y="13.298cm" svg:viewBox="0 0 674 36" draw:points="338,36 0,36 0,0 674,0 674,36">
            <text:p/>
          </draw:polygon>
          <draw:path draw:style-name="gr3" draw:text-style-name="P8" draw:layer="layout" svg:width="0.262cm" svg:height="0.392cm" svg:x="14.014cm" svg:y="13.4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4.92cm" svg:height="0.035cm" svg:x="9.664cm" svg:y="13.916cm" svg:viewBox="0 0 4921 36" draw:points="2459,36 0,36 0,0 4921,0 4921,36">
            <text:p/>
          </draw:polygon>
          <draw:path draw:style-name="gr3" draw:text-style-name="P8" draw:layer="layout" svg:width="0.659cm" svg:height="0.844cm" svg:x="10.655cm" svg:y="14.085cm" svg:viewBox="0 0 660 845" svg:d="M267 756l-148-328c-6-13-11-13-13-13 0 0-6 0-14 5l-80 62c-12 7-12 11-12 13 0 4 2 10 8 10 5 0 21-12 28-19 6-4 20-14 29-20l165 365c6 14 12 14 20 14 11 0 13-4 21-16l384-794c5-14 5-16 5-18 0-9-7-17-17-17-8 0-13 4-19 17z">
            <text:p/>
          </draw:path>
          <draw:polygon draw:style-name="gr3" draw:text-style-name="P8" draw:layer="layout" svg:width="2.357cm" svg:height="0.035cm" svg:x="11.296cm" svg:y="14.085cm" svg:viewBox="0 0 2358 36" draw:points="1179,36 0,36 0,0 2358,0 2358,36">
            <text:p/>
          </draw:polygon>
          <draw:path draw:style-name="gr3" draw:text-style-name="P8" draw:layer="layout" svg:width="0.35cm" svg:height="0.581cm" svg:x="11.332cm" svg:y="14.2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1.743cm" svg:y="14.4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8" draw:layer="layout" svg:width="0.515cm" svg:height="0.035cm" svg:x="12.457cm" svg:y="14.5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3.273cm" svg:y="14.2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224cm" svg:height="2.024cm" svg:x="14.696cm" svg:y="12.9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15.303cm" svg:y="13.55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5.733cm" svg:y="13.77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</draw:g>
        <draw:g xml:id="id348" draw:id="id348">
          <svg:title>TexMaths</svg:title>
          <svg:desc>20§display§= \frac{2}{3} \int \left[ \frac{3x - 2}{ \sqrt{3x - 2}} - \frac{11}{2 \sqrt{3x - 2} } \right]dx§svg§600§FALSE§</svg:desc>
          <draw:polygon draw:style-name="gr2" draw:text-style-name="P7" draw:layer="layout" svg:width="10.372cm" svg:height="1.617cm" svg:x="16.524cm" svg:y="13.039cm" svg:viewBox="0 0 10373 1618" draw:points="5187,1618 0,1618 0,0 10373,0 10373,1618">
            <text:p/>
          </draw:polygon>
          <draw:path draw:style-name="gr3" draw:text-style-name="P8" draw:layer="layout" svg:width="0.468cm" svg:height="0.165cm" svg:x="16.529cm" svg:y="13.76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69cm" svg:x="17.35cm" svg:y="13.0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353cm" svg:height="0.029cm" svg:x="17.314cm" svg:y="13.833cm" svg:viewBox="0 0 354 30" draw:points="176,30 0,30 0,0 354,0 354,30">
            <text:p/>
          </draw:polygon>
          <draw:path draw:style-name="gr3" draw:text-style-name="P8" draw:layer="layout" svg:width="0.292cm" svg:height="0.484cm" svg:x="17.345cm" svg:y="14.03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625cm" svg:height="1.562cm" svg:x="17.908cm" svg:y="13.06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olygon draw:style-name="gr3" draw:text-style-name="P8" draw:layer="layout" svg:width="0.186cm" svg:height="1.687cm" svg:x="18.863cm" svg:y="13.004cm" svg:viewBox="0 0 187 1688" draw:points="0,1688 187,1688 187,1650 38,1650 38,38 187,38 187,0 0,0">
            <text:p/>
          </draw:polygon>
          <draw:path draw:style-name="gr3" draw:text-style-name="P8" draw:layer="layout" svg:width="0.292cm" svg:height="0.484cm" svg:x="19.466cm" svg:y="13.07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19.809cm" svg:y="13.2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29cm" svg:height="0.029cm" svg:x="20.404cm" svg:y="13.358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1.084cm" svg:y="13.0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2.549cm" svg:height="0.029cm" svg:x="19.143cm" svg:y="13.833cm" svg:viewBox="0 0 2550 30" draw:points="1275,30 0,30 0,0 2550,0 2550,30">
            <text:p/>
          </draw:polygon>
          <draw:path draw:style-name="gr3" draw:text-style-name="P8" draw:layer="layout" svg:width="0.549cm" svg:height="0.703cm" svg:x="19.194cm" svg:y="13.9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1.964cm" svg:height="0.029cm" svg:x="19.729cm" svg:y="13.974cm" svg:viewBox="0 0 1965 30" draw:points="982,30 0,30 0,0 1965,0 1965,30">
            <text:p/>
          </draw:polygon>
          <draw:path draw:style-name="gr3" draw:text-style-name="P8" draw:layer="layout" svg:width="0.292cm" svg:height="0.484cm" svg:x="19.759cm" svg:y="14.08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20.102cm" svg:y="14.2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29cm" svg:height="0.029cm" svg:x="20.697cm" svg:y="14.364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1.377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21.991cm" svg:y="13.833cm" svg:viewBox="0 0 430 30" svg:d="M406 30c12 0 24 0 24-16 0-14-12-14-24-14h-382c-11 0-24 0-24 14 0 16 13 16 24 16z">
            <text:p/>
          </draw:path>
          <draw:path draw:style-name="gr3" draw:text-style-name="P8" draw:layer="layout" svg:width="0.233cm" svg:height="0.469cm" svg:x="23.882cm" svg:y="13.07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233cm" svg:height="0.469cm" svg:x="24.234cm" svg:y="13.07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8" draw:layer="layout" svg:width="2.901cm" svg:height="0.029cm" svg:x="22.721cm" svg:y="13.833cm" svg:viewBox="0 0 2902 30" draw:points="1451,30 0,30 0,0 2902,0 2902,30">
            <text:p/>
          </draw:polygon>
          <draw:path draw:style-name="gr3" draw:text-style-name="P8" draw:layer="layout" svg:width="0.281cm" svg:height="0.469cm" svg:x="22.756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549cm" svg:height="0.703cm" svg:x="23.124cm" svg:y="13.9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1.964cm" svg:height="0.029cm" svg:x="23.658cm" svg:y="13.974cm" svg:viewBox="0 0 1965 30" draw:points="982,30 0,30 0,0 1965,0 1965,30">
            <text:p/>
          </draw:polygon>
          <draw:path draw:style-name="gr3" draw:text-style-name="P8" draw:layer="layout" svg:width="0.292cm" svg:height="0.484cm" svg:x="23.687cm" svg:y="14.08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24.03cm" svg:y="14.2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29cm" svg:height="0.029cm" svg:x="24.626cm" svg:y="14.364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5.305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186cm" svg:height="1.687cm" svg:x="25.716cm" svg:y="13.004cm" svg:viewBox="0 0 187 1688" draw:points="147,1650 0,1650 0,1688 187,1688 187,0 0,0 0,38 147,38">
            <text:p/>
          </draw:polygon>
          <draw:path draw:style-name="gr3" draw:text-style-name="P8" draw:layer="layout" svg:width="0.335cm" svg:height="0.497cm" svg:x="26.223cm" svg:y="13.53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351cm" svg:height="0.319cm" svg:x="26.58cm" svg:y="13.7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0" smil:attributeName="visibility" smil:to="visible"/>
                  <anim:animate smil:dur="0.5s" smil:fill="hold" smil:targetElement="id340" smil:attributeName="width" smil:values="width*0.05;width" smil:keyTimes="0;1"/>
                  <anim:animate smil:dur="0.5s" smil:fill="hold" smil:targetElement="id340" smil:attributeName="height" smil:values="height;height" smil:keyTimes="0;1"/>
                  <anim:animate smil:dur="0.5s" smil:fill="hold" smil:targetElement="id340" smil:attributeName="x" smil:values="x-.2;x" smil:keyTimes="0;1"/>
                  <anim:animate smil:dur="0.5s" smil:fill="hold" smil:targetElement="id340" smil:attributeName="y" smil:values="y;y" smil:keyTimes="0;1"/>
                  <anim:transitionFilter smil:dur="0.5s" smil:targetElement="id34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1" smil:attributeName="visibility" smil:to="visible"/>
                  <anim:animate smil:dur="0.5s" smil:fill="hold" smil:targetElement="id341" smil:attributeName="width" smil:values="width*0.05;width" smil:keyTimes="0;1"/>
                  <anim:animate smil:dur="0.5s" smil:fill="hold" smil:targetElement="id341" smil:attributeName="height" smil:values="height;height" smil:keyTimes="0;1"/>
                  <anim:animate smil:dur="0.5s" smil:fill="hold" smil:targetElement="id341" smil:attributeName="x" smil:values="x-.2;x" smil:keyTimes="0;1"/>
                  <anim:animate smil:dur="0.5s" smil:fill="hold" smil:targetElement="id341" smil:attributeName="y" smil:values="y;y" smil:keyTimes="0;1"/>
                  <anim:transitionFilter smil:dur="0.5s" smil:targetElement="id34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2" smil:attributeName="visibility" smil:to="visible"/>
                  <anim:animate smil:dur="0.5s" smil:fill="hold" smil:targetElement="id342" smil:attributeName="width" smil:values="width*0.05;width" smil:keyTimes="0;1"/>
                  <anim:animate smil:dur="0.5s" smil:fill="hold" smil:targetElement="id342" smil:attributeName="height" smil:values="height;height" smil:keyTimes="0;1"/>
                  <anim:animate smil:dur="0.5s" smil:fill="hold" smil:targetElement="id342" smil:attributeName="x" smil:values="x-.2;x" smil:keyTimes="0;1"/>
                  <anim:animate smil:dur="0.5s" smil:fill="hold" smil:targetElement="id342" smil:attributeName="y" smil:values="y;y" smil:keyTimes="0;1"/>
                  <anim:transitionFilter smil:dur="0.5s" smil:targetElement="id3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50" draw:id="id350">
          <svg:title>TexMaths</svg:title>
          <svg:desc>24§display§= \frac{2}{3} \int \left[ \sqrt{3x - 2} - \frac{11}{2 \sqrt{3x - 2} } \right]dx§svg§600§FALSE§</svg:desc>
          <draw:polygon draw:style-name="gr2" draw:text-style-name="P7" draw:layer="layout" svg:width="12.245cm" svg:height="1.941cm" svg:x="6.511cm" svg:y="0.737cm" svg:viewBox="0 0 12246 1942" draw:points="6123,1942 0,1942 0,0 12246,0 12246,1942">
            <text:p/>
          </draw:polygon>
          <draw:path draw:style-name="gr3" draw:text-style-name="P8" draw:layer="layout" svg:width="0.562cm" svg:height="0.199cm" svg:x="6.517cm" svg:y="1.6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7.502cm" svg:y="0.7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423cm" svg:height="0.035cm" svg:x="7.459cm" svg:y="1.69cm" svg:viewBox="0 0 424 36" draw:points="211,36 0,36 0,0 424,0 424,36">
            <text:p/>
          </draw:polygon>
          <draw:path draw:style-name="gr3" draw:text-style-name="P8" draw:layer="layout" svg:width="0.35cm" svg:height="0.581cm" svg:x="7.496cm" svg:y="1.9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75cm" svg:height="1.875cm" svg:x="8.172cm" svg:y="0.7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olygon draw:style-name="gr3" draw:text-style-name="P8" draw:layer="layout" svg:width="0.224cm" svg:height="2.025cm" svg:x="9.318cm" svg:y="0.695cm" svg:viewBox="0 0 225 2026" draw:points="0,2026 225,2026 225,1980 46,1980 46,46 225,46 225,0 0,0">
            <text:p/>
          </draw:polygon>
          <draw:path draw:style-name="gr3" draw:text-style-name="P8" draw:layer="layout" svg:width="0.659cm" svg:height="0.844cm" svg:x="9.616cm" svg:y="1.1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0.257cm" svg:y="1.181cm" svg:viewBox="0 0 2358 36" draw:points="1179,36 0,36 0,0 2358,0 2358,36">
            <text:p/>
          </draw:polygon>
          <draw:path draw:style-name="gr3" draw:text-style-name="P8" draw:layer="layout" svg:width="0.35cm" svg:height="0.581cm" svg:x="10.291cm" svg:y="1.35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702cm" svg:y="1.5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1.417cm" svg:y="1.69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2.233cm" svg:y="1.35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515cm" svg:height="0.035cm" svg:x="12.87cm" svg:y="1.69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5.139cm" svg:y="0.7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5.56cm" svg:y="0.7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482cm" svg:height="0.035cm" svg:x="13.746cm" svg:y="1.69cm" svg:viewBox="0 0 3483 36" draw:points="1741,36 0,36 0,0 3483,0 3483,36">
            <text:p/>
          </draw:polygon>
          <draw:path draw:style-name="gr3" draw:text-style-name="P8" draw:layer="layout" svg:width="0.337cm" svg:height="0.564cm" svg:x="13.788cm" svg:y="1.9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659cm" svg:height="0.844cm" svg:x="14.227cm" svg:y="1.859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4.869cm" svg:y="1.859cm" svg:viewBox="0 0 2358 36" draw:points="1179,36 0,36 0,0 2358,0 2358,36">
            <text:p/>
          </draw:polygon>
          <draw:path draw:style-name="gr3" draw:text-style-name="P8" draw:layer="layout" svg:width="0.35cm" svg:height="0.581cm" svg:x="14.905cm" svg:y="1.993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5.316cm" svg:y="2.1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6.03cm" svg:y="2.3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6.846cm" svg:y="1.9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224cm" svg:height="2.025cm" svg:x="17.34cm" svg:y="0.695cm" svg:viewBox="0 0 225 2026" draw:points="177,1980 0,1980 0,2026 225,2026 225,0 0,0 0,46 177,46">
            <text:p/>
          </draw:polygon>
          <draw:path draw:style-name="gr3" draw:text-style-name="P8" draw:layer="layout" svg:width="0.402cm" svg:height="0.596cm" svg:x="17.947cm" svg:y="1.3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8.377cm" svg:y="1.5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349" draw:id="id349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1" draw:id="id351">
          <svg:title>TexMaths</svg:title>
          <svg:desc>24§display§= \frac{2}{3}  \left[ \int ( 3x - 2 )^\frac{1}{2}\ dx - \frac{11}{2} \int \frac{1}{ \sqrt{3x - 2} } dx \right]§svg§600§FALSE§</svg:desc>
          <draw:polygon draw:style-name="gr2" draw:text-style-name="P7" draw:layer="layout" svg:width="15.224cm" svg:height="1.941cm" svg:x="6.511cm" svg:y="3.037cm" svg:viewBox="0 0 15225 1942" draw:points="7612,1942 0,1942 0,0 15225,0 15225,1942">
            <text:p/>
          </draw:polygon>
          <draw:path draw:style-name="gr3" draw:text-style-name="P8" draw:layer="layout" svg:width="0.562cm" svg:height="0.199cm" svg:x="6.517cm" svg:y="3.9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7.502cm" svg:y="3.0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423cm" svg:height="0.035cm" svg:x="7.459cm" svg:y="3.99cm" svg:viewBox="0 0 424 36" draw:points="211,36 0,36 0,0 424,0 424,36">
            <text:p/>
          </draw:polygon>
          <draw:path draw:style-name="gr3" draw:text-style-name="P8" draw:layer="layout" svg:width="0.35cm" svg:height="0.581cm" svg:x="7.496cm" svg:y="4.2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8" draw:layer="layout" svg:width="0.224cm" svg:height="2.025cm" svg:x="8.335cm" svg:y="2.995cm" svg:viewBox="0 0 225 2026" draw:points="0,2026 225,2026 225,1980 46,1980 46,46 225,46 225,0 0,0">
            <text:p/>
          </draw:polygon>
          <draw:path draw:style-name="gr3" draw:text-style-name="P8" draw:layer="layout" svg:width="0.75cm" svg:height="1.875cm" svg:x="8.617cm" svg:y="3.07cm" svg:viewBox="0 0 751 1876" svg:d="M40 1838c27 0 43-19 43-41 0-28-22-42-41-42-21 0-42 14-42 42 0 45 42 79 94 79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197cm" svg:height="0.844cm" svg:x="9.496cm" svg:y="3.58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777cm" svg:y="3.65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188cm" svg:y="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0.902cm" svg:y="3.99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1.718cm" svg:y="3.65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12.144cm" svg:y="3.58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174cm" svg:height="0.281cm" svg:x="12.586cm" svg:y="3.362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2.526cm" svg:y="3.707cm" svg:viewBox="0 0 288 31" draw:points="144,31 0,31 0,0 288,0 288,31">
            <text:p/>
          </draw:polygon>
          <draw:path draw:style-name="gr3" draw:text-style-name="P8" draw:layer="layout" svg:width="0.21cm" svg:height="0.281cm" svg:x="12.564cm" svg:y="3.792cm" svg:viewBox="0 0 211 282" svg:d="M211 202h-17c-2 7-6 34-12 38-3 2-40 2-46 2h-84c29-21 61-44 86-61 39-27 73-52 73-97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8" draw:layer="layout" svg:width="0.402cm" svg:height="0.596cm" svg:x="13.271cm" svg:y="3.63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13.701cm" svg:y="3.8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4.415cm" svg:y="3.99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5.366cm" svg:y="3.0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5.788cm" svg:y="3.0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0.844cm" svg:height="0.035cm" svg:x="15.291cm" svg:y="3.99cm" svg:viewBox="0 0 845 36" draw:points="422,36 0,36 0,0 845,0 845,36">
            <text:p/>
          </draw:polygon>
          <draw:path draw:style-name="gr3" draw:text-style-name="P8" draw:layer="layout" svg:width="0.337cm" svg:height="0.564cm" svg:x="15.544cm" svg:y="4.2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75cm" svg:height="1.875cm" svg:x="16.423cm" svg:y="3.07cm" svg:viewBox="0 0 751 1876" svg:d="M40 1838c27 0 43-19 43-41 0-28-22-42-41-42-21 0-42 14-42 42 0 45 42 79 94 79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79cm" svg:height="0.564cm" svg:x="18.856cm" svg:y="3.0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059cm" svg:height="0.035cm" svg:x="17.462cm" svg:y="3.99cm" svg:viewBox="0 0 3060 36" draw:points="1530,36 0,36 0,0 3060,0 3060,36">
            <text:p/>
          </draw:polygon>
          <draw:path draw:style-name="gr3" draw:text-style-name="P8" draw:layer="layout" svg:width="0.659cm" svg:height="0.844cm" svg:x="17.524cm" svg:y="4.159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8" draw:layer="layout" svg:width="2.357cm" svg:height="0.035cm" svg:x="18.165cm" svg:y="4.159cm" svg:viewBox="0 0 2358 36" draw:points="1179,36 0,36 0,0 2358,0 2358,36">
            <text:p/>
          </draw:polygon>
          <draw:path draw:style-name="gr3" draw:text-style-name="P8" draw:layer="layout" svg:width="0.35cm" svg:height="0.581cm" svg:x="18.199cm" svg:y="4.29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8.61cm" svg:y="4.4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9.326cm" svg:y="4.6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20.14cm" svg:y="4.2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02cm" svg:height="0.596cm" svg:x="20.655cm" svg:y="3.6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21.085cm" svg:y="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8" draw:layer="layout" svg:width="0.224cm" svg:height="2.025cm" svg:x="21.555cm" svg:y="2.995cm" svg:viewBox="0 0 225 2026" draw:points="177,1980 0,1980 0,2026 225,2026 225,0 0,0 0,46 177,46">
            <text:p/>
          </draw:polygon>
        </draw:g>
        <draw:g xml:id="id352" draw:id="id352">
          <svg:title>TexMaths</svg:title>
          <svg:desc>24§display§= \frac{2}{3}  \left[ \frac{( 3x - 2 )^\frac{3}{2}}{\frac{3}{2} (3)} - \frac{11}{2} \times \frac{2 \sqrt{3x - 2}}{ 3 } \right] + c§svg§600§FALSE§</svg:desc>
          <draw:polygon draw:style-name="gr2" draw:text-style-name="P7" draw:layer="layout" svg:width="14.487cm" svg:height="2.445cm" svg:x="6.511cm" svg:y="5.337cm" svg:viewBox="0 0 14488 2446" draw:points="7244,2446 0,2446 0,0 14488,0 14488,2446">
            <text:p/>
          </draw:polygon>
          <draw:path draw:style-name="gr3" draw:text-style-name="P8" draw:layer="layout" svg:width="0.562cm" svg:height="0.199cm" svg:x="6.517cm" svg:y="6.4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02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0.423cm" svg:height="0.035cm" svg:x="7.459cm" svg:y="6.543cm" svg:viewBox="0 0 424 36" draw:points="211,36 0,36 0,0 424,0 424,36">
            <text:p/>
          </draw:polygon>
          <draw:path draw:style-name="gr3" draw:text-style-name="P8" draw:layer="layout" svg:width="0.35cm" svg:height="0.581cm" svg:x="7.496cm" svg:y="6.7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8" draw:layer="layout" svg:width="0.251cm" svg:height="2.531cm" svg:x="8.356cm" svg:y="5.295cm" svg:viewBox="0 0 252 2532" draw:points="0,2532 252,2532 252,2478 52,2478 52,52 252,52 252,0 0,0">
            <text:p/>
          </draw:polygon>
          <draw:path draw:style-name="gr3" draw:text-style-name="P8" draw:layer="layout" svg:width="0.197cm" svg:height="0.844cm" svg:x="8.801cm" svg:y="5.5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08cm" svg:y="5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491cm" svg:y="5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0.207cm" svg:y="5.97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1.023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" draw:text-style-name="P8" draw:layer="layout" svg:width="0.197cm" svg:height="0.844cm" svg:x="11.449cm" svg:y="5.5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1.864cm" svg:y="5.387cm" svg:viewBox="0 0 221 292" svg:d="M106 142c40 0 65 25 65 67s-27 66-63 66c-6 0-56 0-77-22 17-3 21-17 21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1.831cm" svg:y="5.733cm" svg:viewBox="0 0 288 31" draw:points="144,31 0,31 0,0 288,0 288,31">
            <text:p/>
          </draw:polygon>
          <draw:path draw:style-name="gr3" draw:text-style-name="P8" draw:layer="layout" svg:width="0.21cm" svg:height="0.281cm" svg:x="11.87cm" svg:y="5.817cm" svg:viewBox="0 0 211 282" svg:d="M211 202h-17c-2 7-6 34-12 38-3 2-40 2-46 2h-82c27-21 59-44 84-62 39-26 73-51 73-96 0-53-50-84-111-84-58 0-100 33-100 75 0 21 19 25 25 25 11 0 25-8 25-25 0-15-12-23-25-25 11-19 36-31 65-31 42 0 77 25 77 65 0 37-25 64-58 91l-103 88c-6 4-6 4-6 8v11h198z">
            <text:p/>
          </draw:path>
          <draw:polygon draw:style-name="gr3" draw:text-style-name="P8" draw:layer="layout" svg:width="3.545cm" svg:height="0.035cm" svg:x="8.717cm" svg:y="6.543cm" svg:viewBox="0 0 3546 36" draw:points="1772,36 0,36 0,0 3546,0 3546,36">
            <text:p/>
          </draw:polygon>
          <draw:path draw:style-name="gr3" draw:text-style-name="P8" draw:layer="layout" svg:width="0.272cm" svg:height="0.404cm" svg:x="9.813cm" svg:y="6.66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8" draw:layer="layout" svg:width="0.337cm" svg:height="0.035cm" svg:x="9.783cm" svg:y="7.163cm" svg:viewBox="0 0 338 36" draw:points="169,36 0,36 0,0 338,0 338,36">
            <text:p/>
          </draw:polygon>
          <draw:path draw:style-name="gr3" draw:text-style-name="P8" draw:layer="layout" svg:width="0.262cm" svg:height="0.393cm" svg:x="9.819cm" svg:y="7.29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0.303cm" svg:y="6.75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0.583cm" svg:y="6.82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1.017cm" svg:y="6.75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15cm" svg:height="0.035cm" svg:x="12.62cm" svg:y="6.543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13.571cm" svg:y="5.639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279cm" svg:height="0.563cm" svg:x="13.991cm" svg:y="5.639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8" draw:layer="layout" svg:width="0.844cm" svg:height="0.035cm" svg:x="13.494cm" svg:y="6.543cm" svg:viewBox="0 0 845 36" draw:points="422,36 0,36 0,0 845,0 845,36">
            <text:p/>
          </draw:polygon>
          <draw:path draw:style-name="gr3" draw:text-style-name="P8" draw:layer="layout" svg:width="0.337cm" svg:height="0.563cm" svg:x="13.747cm" svg:y="6.78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408cm" svg:height="0.408cm" svg:x="14.751cm" svg:y="6.357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8" draw:layer="layout" svg:width="0.337cm" svg:height="0.563cm" svg:x="15.613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659cm" svg:height="0.844cm" svg:x="16.055cm" svg:y="5.504cm" svg:viewBox="0 0 660 845" svg:d="M267 756l-148-328c-6-13-11-13-13-13 0 0-6 0-14 5l-80 62c-12 8-12 11-12 13 0 4 2 10 8 10 5 0 21-12 28-19 6-4 20-14 27-20l167 365c6 14 12 14 20 14 11 0 13-4 21-16l384-794c5-14 5-16 5-18 0-9-7-17-17-17-8 0-13 4-19 17z">
            <text:p/>
          </draw:path>
          <draw:polygon draw:style-name="gr3" draw:text-style-name="P8" draw:layer="layout" svg:width="2.357cm" svg:height="0.035cm" svg:x="16.696cm" svg:y="5.504cm" svg:viewBox="0 0 2358 36" draw:points="1179,36 0,36 0,0 2358,0 2358,36">
            <text:p/>
          </draw:polygon>
          <draw:path draw:style-name="gr3" draw:text-style-name="P8" draw:layer="layout" svg:width="0.35cm" svg:height="0.581cm" svg:x="16.731cm" svg:y="5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7.142cm" svg:y="5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7.858cm" svg:y="5.97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8.674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3.482cm" svg:height="0.035cm" svg:x="15.571cm" svg:y="6.543cm" svg:viewBox="0 0 3483 36" draw:points="1741,36 0,36 0,0 3483,0 3483,36">
            <text:p/>
          </draw:polygon>
          <draw:path draw:style-name="gr3" draw:text-style-name="P8" draw:layer="layout" svg:width="0.35cm" svg:height="0.581cm" svg:x="17.136cm" svg:y="6.7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8" draw:layer="layout" svg:width="0.251cm" svg:height="2.531cm" svg:x="19.163cm" svg:y="5.295cm" svg:viewBox="0 0 252 2532" draw:points="200,2478 0,2478 0,2532 252,2532 252,0 0,0 0,52 200,52">
            <text:p/>
          </draw:polygon>
          <draw:path draw:style-name="gr3" draw:text-style-name="P8" draw:layer="layout" svg:width="0.562cm" svg:height="0.563cm" svg:x="19.879cm" svg:y="6.2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20.711cm" svg:y="6.399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355" draw:id="id355">
          <svg:title>TexMaths</svg:title>
          <svg:desc>24§display§=  \frac{4( 3x - 2 )^\frac{3}{2}}{27} - \frac{22 \sqrt{3x - 2}}{ 9 } + c§svg§600§FALSE§</svg:desc>
          <draw:polygon draw:style-name="gr2" draw:text-style-name="P7" draw:layer="layout" svg:width="11.506cm" svg:height="1.897cm" svg:x="6.512cm" svg:y="8.137cm" svg:viewBox="0 0 11507 1898" draw:points="5752,1898 0,1898 0,0 11507,0 11507,1898">
            <text:p/>
          </draw:polygon>
          <draw:path draw:style-name="gr3" draw:text-style-name="P8" draw:layer="layout" svg:width="0.562cm" svg:height="0.199cm" svg:x="6.518cm" svg:y="9.1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75cm" svg:height="0.571cm" svg:x="7.485cm" svg:y="8.33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197cm" svg:height="0.843cm" svg:x="7.967cm" svg:y="8.275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8" draw:layer="layout" svg:width="0.35cm" svg:height="0.58cm" svg:x="8.246cm" svg:y="8.34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8" draw:layer="layout" svg:width="0.421cm" svg:height="0.383cm" svg:x="8.657cm" svg:y="8.536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0 65 89 0 137-110 137-131 0-7-8-7-10-7-8 0-10 2-12 7-26 92-86 112-113 112-33 0-46-27-46-56 0-19 6-37 15-75z">
            <text:p/>
          </draw:path>
          <draw:path draw:style-name="gr3" draw:text-style-name="P8" draw:layer="layout" svg:width="0.515cm" svg:height="0.035cm" svg:x="9.373cm" svg:y="8.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0.189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ath draw:style-name="gr3" draw:text-style-name="P8" draw:layer="layout" svg:width="0.197cm" svg:height="0.843cm" svg:x="10.615cm" svg:y="8.275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8" draw:layer="layout" svg:width="0.22cm" svg:height="0.291cm" svg:x="11.03cm" svg:y="8.095cm" svg:viewBox="0 0 221 292" svg:d="M106 142c40 0 65 25 65 67s-27 65-63 65c-6 0-56 0-77-21 17-4 21-17 21-27 0-15-12-25-25-25-14 0-27 8-27 27 0 44 50 64 108 64 71 0 113-43 113-83 0-34-31-65-79-77 50-15 63-48 63-71 0-36-42-61-96-61-51 0-94 21-94 59 0 22 16 25 23 25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0.997cm" svg:y="8.44cm" svg:viewBox="0 0 288 31" draw:points="144,31 0,31 0,0 288,0 288,31">
            <text:p/>
          </draw:polygon>
          <draw:path draw:style-name="gr3" draw:text-style-name="P8" draw:layer="layout" svg:width="0.21cm" svg:height="0.281cm" svg:x="11.036cm" svg:y="8.525cm" svg:viewBox="0 0 211 282" svg:d="M211 201h-17c-2 8-6 35-12 39-3 2-40 2-46 2h-82c27-21 59-44 84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8" draw:layer="layout" svg:width="3.968cm" svg:height="0.035cm" svg:x="7.46cm" svg:y="9.25cm" svg:viewBox="0 0 3969 36" draw:points="1983,36 0,36 0,0 3969,0 3969,36">
            <text:p/>
          </draw:polygon>
          <draw:path draw:style-name="gr3" draw:text-style-name="P8" draw:layer="layout" svg:width="0.337cm" svg:height="0.563cm" svg:x="9.066cm" svg:y="9.49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362cm" svg:height="0.59cm" svg:x="9.492cm" svg:y="9.486cm" svg:viewBox="0 0 363 591" svg:d="M355 58c8-12 8-14 8-31h-206c-103 0-105-12-107-27h-21l-29 175h21c2-14 10-68 21-77 6-6 73-6 83-6h176c-9 14-76 106-96 134-74 114-103 231-103 317 0 10 0 48 38 48 40 0 40-38 40-48v-42c0-46 2-94 10-138 2-20 14-92 52-146z">
            <text:p/>
          </draw:path>
          <draw:path draw:style-name="gr3" draw:text-style-name="P8" draw:layer="layout" svg:width="0.515cm" svg:height="0.035cm" svg:x="11.786cm" svg:y="9.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2.702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337cm" svg:height="0.563cm" svg:x="13.125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659cm" svg:height="0.843cm" svg:x="13.566cm" svg:y="8.212cm" svg:viewBox="0 0 660 844" svg:d="M267 756l-148-328c-6-14-11-14-13-14 0 0-6 0-14 6l-80 62c-12 7-12 11-12 13 0 4 2 10 8 10 5 0 21-12 28-20 6-3 20-13 27-19l167 365c6 13 12 13 20 13 11 0 13-4 21-15l384-794c5-14 5-16 5-18 0-9-7-17-17-17-7 0-13 4-19 17z">
            <text:p/>
          </draw:path>
          <draw:polygon draw:style-name="gr3" draw:text-style-name="P8" draw:layer="layout" svg:width="2.357cm" svg:height="0.035cm" svg:x="14.207cm" svg:y="8.212cm" svg:viewBox="0 0 2358 36" draw:points="1179,36 0,36 0,0 2358,0 2358,36">
            <text:p/>
          </draw:polygon>
          <draw:path draw:style-name="gr3" draw:text-style-name="P8" draw:layer="layout" svg:width="0.35cm" svg:height="0.58cm" svg:x="14.242cm" svg:y="8.34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8" draw:layer="layout" svg:width="0.421cm" svg:height="0.383cm" svg:x="14.653cm" svg:y="8.536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2 65 87 0 135-110 135-131 0-7-8-7-10-7-8 0-10 2-12 7-26 92-86 112-113 112-33 0-46-27-46-56 0-19 6-37 15-75z">
            <text:p/>
          </draw:path>
          <draw:path draw:style-name="gr3" draw:text-style-name="P8" draw:layer="layout" svg:width="0.515cm" svg:height="0.035cm" svg:x="15.369cm" svg:y="8.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6.185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olygon draw:style-name="gr3" draw:text-style-name="P8" draw:layer="layout" svg:width="3.904cm" svg:height="0.035cm" svg:x="12.66cm" svg:y="9.25cm" svg:viewBox="0 0 3905 36" draw:points="1953,36 0,36 0,0 3905,0 3905,36">
            <text:p/>
          </draw:polygon>
          <draw:path draw:style-name="gr3" draw:text-style-name="P8" draw:layer="layout" svg:width="0.35cm" svg:height="0.58cm" svg:x="14.436cm" svg:y="9.496cm" svg:viewBox="0 0 351 581" svg:d="M276 294v26c0 200-88 238-138 238-15 0-59-2-82-30 36 0 44-25 44-39 0-27-21-40-40-40-14 0-39 8-39 42 0 56 46 90 117 90 110 0 213-115 213-295 0-228-98-286-172-286-47 0-89 15-125 54-35 38-54 73-54 136 0 105 75 188 169 188 52 0 86-35 107-84zM171 359c-14 0-54 0-79-52-15-33-15-75-15-115 0-46 0-86 17-117 23-42 56-54 85-54 40 0 67 29 82 67 10 27 14 81 14 119 0 71-29 152-104 152z">
            <text:p/>
          </draw:path>
          <draw:path draw:style-name="gr3" draw:text-style-name="P8" draw:layer="layout" svg:width="0.562cm" svg:height="0.563cm" svg:x="16.899cm" svg:y="8.98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7.731cm" svg:y="9.106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54" draw:id="id354">
          <svg:title>TexMaths</svg:title>
          <svg:desc>28§display§\text {I}§svg§600§FALSE§</svg:desc>
          <draw:polygon draw:style-name="gr2" draw:text-style-name="P7" draw:layer="layout" svg:width="0.229cm" svg:height="0.575cm" svg:x="5.732cm" svg:y="8.943cm" svg:viewBox="0 0 230 576" draw:points="116,576 0,576 0,0 230,0 230,576">
            <text:p/>
          </draw:polygon>
          <draw:path draw:style-name="gr3" draw:text-style-name="P8" draw:layer="layout" svg:width="0.301cm" svg:height="0.674cm" svg:x="5.71cm" svg:y="8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3" draw:id="id353">
          <svg:title>TexMaths</svg:title>
          <svg:desc>28§display§\therefore§svg§600§FALSE§</svg:desc>
          <draw:polygon draw:style-name="gr2" draw:text-style-name="P7" draw:layer="layout" svg:width="0.528cm" svg:height="0.433cm" svg:x="3.905cm" svg:y="9.023cm" svg:viewBox="0 0 529 434" draw:points="265,434 0,434 0,0 529,0 529,434">
            <text:p/>
          </draw:polygon>
          <draw:path draw:style-name="gr3" draw:text-style-name="P8" draw:layer="layout" svg:width="0.598cm" svg:height="0.531cm" svg:x="3.885cm" svg:y="8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57" draw:id="id357">
          <svg:title>TexMaths</svg:title>
          <svg:desc>28§display§\text {Let,}§svg§600§FALSE§</svg:desc>
          <draw:polygon draw:style-name="gr2" draw:text-style-name="P7" draw:layer="layout" svg:width="1.538cm" svg:height="0.765cm" svg:x="3.627cm" svg:y="11.242cm" svg:viewBox="0 0 1539 766" draw:points="768,766 0,766 0,0 1539,0 1539,766">
            <text:p/>
          </draw:polygon>
          <draw:path draw:style-name="gr3" draw:text-style-name="P8" draw:layer="layout" svg:width="0.541cm" svg:height="0.673cm" svg:x="3.609cm" svg:y="11.1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1cm" svg:y="11.4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8cm" svg:y="11.2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7cm" svg:y="11.7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58" draw:id="id358">
          <svg:title>TexMaths</svg:title>
          <svg:desc>28§display§\text {I}§svg§600§FALSE§</svg:desc>
          <draw:polygon draw:style-name="gr2" draw:text-style-name="P7" draw:layer="layout" svg:width="0.229cm" svg:height="0.575cm" svg:x="5.733cm" svg:y="11.244cm" svg:viewBox="0 0 230 576" draw:points="116,576 0,576 0,0 230,0 230,576">
            <text:p/>
          </draw:polygon>
          <draw:path draw:style-name="gr3" draw:text-style-name="P8" draw:layer="layout" svg:width="0.301cm" svg:height="0.674cm" svg:x="5.711cm" svg:y="11.1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6" draw:id="id356">
          <svg:title>TexMaths</svg:title>
          <svg:desc>28§display§(4)§svg§600§FALSE§</svg:desc>
          <draw:polygon draw:style-name="gr2" draw:text-style-name="P7" draw:layer="layout" svg:width="1.061cm" svg:height="0.886cm" svg:x="2.21cm" svg:y="11.144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1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2.571cm" svg:y="11.167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3.093cm" svg:y="11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59" draw:id="id359">
          <svg:title>TexMaths</svg:title>
          <svg:desc>24§display§= \int \left( \frac{1}{ 1 + \sin 3x } \right)dx§svg§600§FALSE§</svg:desc>
          <draw:polygon draw:style-name="gr2" draw:text-style-name="P7" draw:layer="layout" svg:width="7.793cm" svg:height="1.941cm" svg:x="6.514cm" svg:y="10.537cm" svg:viewBox="0 0 7794 1942" draw:points="3896,1942 0,1942 0,0 7794,0 7794,1942">
            <text:p/>
          </draw:polygon>
          <draw:path draw:style-name="gr3" draw:text-style-name="P8" draw:layer="layout" svg:width="0.562cm" svg:height="0.199cm" svg:x="6.52cm" svg:y="11.4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9cm" svg:y="10.5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2cm" svg:y="10.495cm" svg:viewBox="0 0 417 2026" svg:d="M417 2018c0-4-2-5-4-7-31-33-89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10.7cm" svg:y="10.58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3.534cm" svg:height="0.035cm" svg:x="9.068cm" svg:y="11.49cm" svg:viewBox="0 0 3535 36" draw:points="1767,36 0,36 0,0 3535,0 3535,36">
            <text:p/>
          </draw:polygon>
          <draw:path draw:style-name="gr3" draw:text-style-name="P8" draw:layer="layout" svg:width="0.279cm" svg:height="0.564cm" svg:x="9.143cm" svg:y="11.7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9.724cm" svg:y="11.80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0.548cm" svg:y="11.9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2cm" svg:y="11.7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5cm" svg:y="11.9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3cm" svg:y="11.7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4cm" svg:y="11.9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416cm" svg:height="2.025cm" svg:x="12.731cm" svg:y="10.4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497cm" svg:y="11.1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928cm" svg:y="11.3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60" draw:id="id360">
          <svg:title>TexMaths</svg:title>
          <svg:desc>24§display§= \int \left( \frac{1}{ 1 + \sin 3x } \times \frac{1 - \sin 3x}{1 - \sin 3x} \right)dx§svg§600§FALSE§</svg:desc>
          <draw:polygon draw:style-name="gr2" draw:text-style-name="P7" draw:layer="layout" svg:width="12.557cm" svg:height="1.941cm" svg:x="6.515cm" svg:y="12.937cm" svg:viewBox="0 0 12558 1942" draw:points="6280,1942 0,1942 0,0 12558,0 12558,1942">
            <text:p/>
          </draw:polygon>
          <draw:path draw:style-name="gr3" draw:text-style-name="P8" draw:layer="layout" svg:width="0.562cm" svg:height="0.199cm" svg:x="6.521cm" svg:y="13.8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1cm" svg:y="12.97cm" svg:viewBox="0 0 751 1876" svg:d="M40 1838c27 0 43-19 43-41 0-28-22-42-41-42-21 0-42 14-42 42 0 45 42 79 94 79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3cm" svg:y="12.895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0.7cm" svg:y="12.98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3.533cm" svg:height="0.035cm" svg:x="9.068cm" svg:y="13.89cm" svg:viewBox="0 0 3534 36" draw:points="1766,36 0,36 0,0 3534,0 3534,36">
            <text:p/>
          </draw:polygon>
          <draw:path draw:style-name="gr3" draw:text-style-name="P8" draw:layer="layout" svg:width="0.279cm" svg:height="0.564cm" svg:x="9.143cm" svg:y="14.1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9.725cm" svg:y="14.205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277cm" svg:height="0.389cm" svg:x="10.549cm" svg:y="14.3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3cm" svg:y="14.1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5cm" svg:y="14.3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3cm" svg:y="14.1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4cm" svg:y="14.32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8" draw:layer="layout" svg:width="0.408cm" svg:height="0.408cm" svg:x="13.014cm" svg:y="13.70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279cm" svg:height="0.564cm" svg:x="13.91cm" svg:y="12.9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4.515cm" svg:y="13.319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5.316cm" svg:y="13.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5.648cm" svg:y="12.9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882cm" svg:y="13.1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498cm" svg:y="12.9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6.909cm" svg:y="1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olygon draw:style-name="gr3" draw:text-style-name="P8" draw:layer="layout" svg:width="3.533cm" svg:height="0.035cm" svg:x="13.835cm" svg:y="13.89cm" svg:viewBox="0 0 3534 36" draw:points="1766,36 0,36 0,0 3534,0 3534,36">
            <text:p/>
          </draw:polygon>
          <draw:path draw:style-name="gr3" draw:text-style-name="P8" draw:layer="layout" svg:width="0.279cm" svg:height="0.564cm" svg:x="13.91cm" svg:y="14.1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4.515cm" svg:y="14.47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5.316cm" svg:y="14.3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5.648cm" svg:y="14.1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882cm" svg:y="14.3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498cm" svg:y="14.1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6.909cm" svg:y="14.32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8" draw:layer="layout" svg:width="0.416cm" svg:height="2.025cm" svg:x="17.498cm" svg:y="12.89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8.265cm" svg:y="13.533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8.693cm" svg:y="13.7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6" smil:attributeName="visibility" smil:to="visible"/>
                  <anim:animate smil:dur="0.5s" smil:fill="hold" smil:targetElement="id356" smil:attributeName="width" smil:values="width*0.05;width" smil:keyTimes="0;1"/>
                  <anim:animate smil:dur="0.5s" smil:fill="hold" smil:targetElement="id356" smil:attributeName="height" smil:values="height;height" smil:keyTimes="0;1"/>
                  <anim:animate smil:dur="0.5s" smil:fill="hold" smil:targetElement="id356" smil:attributeName="x" smil:values="x-.2;x" smil:keyTimes="0;1"/>
                  <anim:animate smil:dur="0.5s" smil:fill="hold" smil:targetElement="id356" smil:attributeName="y" smil:values="y;y" smil:keyTimes="0;1"/>
                  <anim:transitionFilter smil:dur="0.5s" smil:targetElement="id35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7" smil:attributeName="visibility" smil:to="visible"/>
                  <anim:animate smil:dur="0.5s" smil:fill="hold" smil:targetElement="id357" smil:attributeName="width" smil:values="width*0.05;width" smil:keyTimes="0;1"/>
                  <anim:animate smil:dur="0.5s" smil:fill="hold" smil:targetElement="id357" smil:attributeName="height" smil:values="height;height" smil:keyTimes="0;1"/>
                  <anim:animate smil:dur="0.5s" smil:fill="hold" smil:targetElement="id357" smil:attributeName="x" smil:values="x-.2;x" smil:keyTimes="0;1"/>
                  <anim:animate smil:dur="0.5s" smil:fill="hold" smil:targetElement="id357" smil:attributeName="y" smil:values="y;y" smil:keyTimes="0;1"/>
                  <anim:transitionFilter smil:dur="0.5s" smil:targetElement="id35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62" draw:id="id362">
          <svg:title>TexMaths</svg:title>
          <svg:desc>24§display§= \int \left( \frac{1 - \sin 3x}{1 - \sin^2 3x} \right)dx§svg§600§FALSE§</svg:desc>
          <draw:polygon draw:style-name="gr2" draw:text-style-name="P7" draw:layer="layout" svg:width="8.17cm" svg:height="1.941cm" svg:x="6.513cm" svg:y="0.738cm" svg:viewBox="0 0 8171 1942" draw:points="4085,1942 0,1942 0,0 8171,0 8171,1942">
            <text:p/>
          </draw:polygon>
          <draw:path draw:style-name="gr3" draw:text-style-name="P8" draw:layer="layout" svg:width="0.562cm" svg:height="0.199cm" svg:x="6.519cm" svg:y="1.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8cm" svg:y="0.771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ath draw:style-name="gr3" draw:text-style-name="P8" draw:layer="layout" svg:width="0.416cm" svg:height="2.025cm" svg:x="8.521cm" svg:y="0.69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9.331cm" svg:y="0.78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9.936cm" svg:y="1.12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0.737cm" svg:y="0.97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069cm" svg:y="0.78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303cm" svg:y="0.9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921cm" svg:y="0.786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332cm" svg:y="0.97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8" draw:layer="layout" svg:width="3.912cm" svg:height="0.035cm" svg:x="9.066cm" svg:y="1.691cm" svg:viewBox="0 0 3913 36" draw:points="1956,36 0,36 0,0 3913,0 3913,36">
            <text:p/>
          </draw:polygon>
          <draw:path draw:style-name="gr3" draw:text-style-name="P8" draw:layer="layout" svg:width="0.279cm" svg:height="0.564cm" svg:x="9.141cm" svg:y="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9.746cm" svg:y="2.334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0.547cm" svg:y="2.1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1cm" svg:y="1.99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3cm" svg:y="2.18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1.593cm" svg:y="1.81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2.109cm" svg:y="2cm" svg:viewBox="0 0 351 582" svg:d="M211 265c69-21 117-81 117-148 0-69-75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52cm" svg:y="2.18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8" draw:layer="layout" svg:width="0.416cm" svg:height="2.025cm" svg:x="13.11cm" svg:y="0.69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874cm" svg:y="1.334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14.304cm" svg:y="1.54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61" draw:id="id361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3" draw:id="id363">
          <svg:title>TexMaths</svg:title>
          <svg:desc>24§display§= \int \left( \frac{1 - \sin 3x}{\cos^2 3x} \right)dx§svg§600§FALSE§</svg:desc>
          <draw:polygon draw:style-name="gr2" draw:text-style-name="P7" draw:layer="layout" svg:width="7.793cm" svg:height="1.941cm" svg:x="6.511cm" svg:y="3.137cm" svg:viewBox="0 0 7794 1942" draw:points="3896,1942 0,1942 0,0 7794,0 7794,1942">
            <text:p/>
          </draw:polygon>
          <draw:path draw:style-name="gr3" draw:text-style-name="P8" draw:layer="layout" svg:width="0.562cm" svg:height="0.199cm" svg:x="6.517cm" svg:y="4.0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3.1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3.095cm" svg:viewBox="0 0 417 2026" svg:d="M417 2018c0-4-2-5-4-7-31-33-89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9.14cm" svg:y="3.1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9.744cm" svg:y="3.519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0.545cm" svg:y="3.3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79cm" svg:y="3.1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2cm" svg:y="3.3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cm" svg:y="3.1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1cm" svg:y="3.37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8" draw:layer="layout" svg:width="3.534cm" svg:height="0.035cm" svg:x="9.065cm" svg:y="4.09cm" svg:viewBox="0 0 3535 36" draw:points="1767,36 0,36 0,0 3535,0 3535,36">
            <text:p/>
          </draw:polygon>
          <draw:path draw:style-name="gr3" draw:text-style-name="P8" draw:layer="layout" svg:width="0.322cm" svg:height="0.389cm" svg:x="9.585cm" svg:y="4.5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9.954cm" svg:y="4.5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38cm" svg:y="4.5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0.722cm" svg:y="4.2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1.24cm" svg:y="4.33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1.651cm" svg:y="4.5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416cm" svg:height="2.025cm" svg:x="12.728cm" svg:y="3.0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494cm" svg:y="3.7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925cm" svg:y="3.9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64" draw:id="id364">
          <svg:title>TexMaths</svg:title>
          <svg:desc>24§display§= \int \left( \frac{1}{\cos^2 3x} -  \frac{ \sin 3x }{\cos^2 3x} \right)dx§svg§600§FALSE§</svg:desc>
          <draw:polygon draw:style-name="gr2" draw:text-style-name="P7" draw:layer="layout" svg:width="10.599cm" svg:height="1.941cm" svg:x="6.511cm" svg:y="5.637cm" svg:viewBox="0 0 10600 1942" draw:points="5300,1942 0,1942 0,0 10600,0 10600,1942">
            <text:p/>
          </draw:polygon>
          <draw:path draw:style-name="gr3" draw:text-style-name="P8" draw:layer="layout" svg:width="0.562cm" svg:height="0.199cm" svg:x="6.517cm" svg:y="6.5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5.67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cm" svg:y="5.595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10.206cm" svg:y="5.6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2.553cm" svg:height="0.035cm" svg:x="9.065cm" svg:y="6.59cm" svg:viewBox="0 0 2554 36" draw:points="1277,36 0,36 0,0 2554,0 2554,36">
            <text:p/>
          </draw:polygon>
          <draw:path draw:style-name="gr3" draw:text-style-name="P8" draw:layer="layout" svg:width="0.322cm" svg:height="0.389cm" svg:x="9.094cm" svg:y="7.02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375cm" svg:height="0.389cm" svg:x="9.464cm" svg:y="7.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891cm" svg:y="7.02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262cm" svg:height="0.393cm" svg:x="10.232cm" svg:y="6.7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0.749cm" svg:y="6.83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1.16cm" svg:y="7.02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8" draw:layer="layout" svg:width="0.516cm" svg:height="0.035cm" svg:x="11.976cm" svg:y="6.59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3.115cm" svg:y="5.8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181cm" svg:height="0.566cm" svg:x="13.449cm" svg:y="5.6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3.681cm" svg:y="5.8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4.3cm" svg:y="5.6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71cm" svg:y="5.875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8" draw:layer="layout" svg:width="2.553cm" svg:height="0.035cm" svg:x="12.852cm" svg:y="6.59cm" svg:viewBox="0 0 2554 36" draw:points="1277,36 0,36 0,0 2554,0 2554,36">
            <text:p/>
          </draw:polygon>
          <draw:path draw:style-name="gr3" draw:text-style-name="P8" draw:layer="layout" svg:width="0.322cm" svg:height="0.389cm" svg:x="12.88cm" svg:y="7.02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375cm" svg:height="0.389cm" svg:x="13.251cm" svg:y="7.0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3.675cm" svg:y="7.02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262cm" svg:height="0.393cm" svg:x="14.019cm" svg:y="6.7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4.536cm" svg:y="6.8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947cm" svg:y="7.0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416cm" svg:height="2.025cm" svg:x="15.534cm" svg:y="5.5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6.3cm" svg:y="6.2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6.731cm" svg:y="6.4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365" draw:id="id365">
          <svg:title>TexMaths</svg:title>
          <svg:desc>24§display§=   \smallint  \sec^2 3x \ dx -  \smallint \sec 3x \tan 3x \ dx§svg§600§FALSE§</svg:desc>
          <draw:polygon draw:style-name="gr2" draw:text-style-name="P7" draw:layer="layout" svg:width="12.413cm" svg:height="0.838cm" svg:x="6.511cm" svg:y="8.337cm" svg:viewBox="0 0 12414 839" draw:points="6206,839 0,839 0,0 12414,0 12414,839">
            <text:p/>
          </draw:polygon>
          <draw:path draw:style-name="gr3" draw:text-style-name="P8" draw:layer="layout" svg:width="0.562cm" svg:height="0.199cm" svg:x="6.517cm" svg:y="8.7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7cm" svg:x="7.406cm" svg:y="8.4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8" draw:layer="layout" svg:width="0.277cm" svg:height="0.389cm" svg:x="7.972cm" svg:y="8.65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8.301cm" svg:y="8.658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8.681cm" svg:y="8.658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262cm" svg:height="0.393cm" svg:x="9.065cm" svg:y="8.29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8" draw:layer="layout" svg:width="0.35cm" svg:height="0.581cm" svg:x="9.581cm" svg:y="8.474cm" svg:viewBox="0 0 351 582" svg:d="M211 265c69-21 117-81 117-148 0-69-73-117-155-117-85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992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6cm" svg:x="10.766cm" svg:y="8.451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4-21-24-38 0-21 1-27 5-41zM227 486c-4 15-4 17-18 33-36 46-71 59-94 59-42 0-55-46-55-79 0-42 26-147 48-186 24-50 63-81 97-81 54 0 68 70 68 75 0 4-2 10-4 14z">
            <text:p/>
          </draw:path>
          <draw:path draw:style-name="gr3" draw:text-style-name="P8" draw:layer="layout" svg:width="0.421cm" svg:height="0.383cm" svg:x="11.196cm" svg:y="8.6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516cm" svg:height="0.035cm" svg:x="11.91cm" svg:y="8.808cm" svg:viewBox="0 0 517 36" svg:d="M488 36c13 0 29 0 29-19 0-17-16-17-29-17h-459c-14 0-29 0-29 17 0 19 15 19 29 19z">
            <text:p/>
          </draw:path>
          <draw:path draw:style-name="gr3" draw:text-style-name="P8" draw:layer="layout" svg:width="0.352cm" svg:height="0.787cm" svg:x="12.73cm" svg:y="8.4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8" draw:layer="layout" svg:width="0.277cm" svg:height="0.389cm" svg:x="13.297cm" svg:y="8.65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3.625cm" svg:y="8.658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14.005cm" svg:y="8.658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35cm" svg:height="0.581cm" svg:x="14.528cm" svg:y="8.474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939cm" svg:y="8.6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266cm" svg:height="0.529cm" svg:x="15.553cm" svg:y="8.516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8" draw:layer="layout" svg:width="0.381cm" svg:height="0.389cm" svg:x="15.901cm" svg:y="8.658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6.313cm" svg:y="8.66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932cm" svg:y="8.474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7.343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402cm" svg:height="0.596cm" svg:x="18.114cm" svg:y="8.451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4-21-24-38 0-21 1-27 5-41zM227 486c-4 15-4 17-18 33-36 46-71 59-94 59-44 0-55-46-55-79 0-42 26-147 48-186 24-50 63-81 97-81 54 0 68 70 68 75 0 4-2 10-4 14z">
            <text:p/>
          </draw:path>
          <draw:path draw:style-name="gr3" draw:text-style-name="P8" draw:layer="layout" svg:width="0.421cm" svg:height="0.383cm" svg:x="18.545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</draw:g>
        <draw:g xml:id="id368" draw:id="id368">
          <svg:title>TexMaths</svg:title>
          <svg:desc>24§display§=  \frac{\tan 3x}{3} -  \frac{\sec 3x}{3} + c§svg§600§FALSE§</svg:desc>
          <draw:polygon draw:style-name="gr2" draw:text-style-name="P7" draw:layer="layout" svg:width="8.026cm" svg:height="1.647cm" svg:x="6.512cm" svg:y="10.038cm" svg:viewBox="0 0 8027 1648" draw:points="4012,1648 0,1648 0,0 8027,0 8027,1648">
            <text:p/>
          </draw:polygon>
          <draw:path draw:style-name="gr3" draw:text-style-name="P8" draw:layer="layout" svg:width="0.562cm" svg:height="0.199cm" svg:x="6.518cm" svg:y="10.8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66cm" svg:height="0.529cm" svg:x="7.478cm" svg:y="10.038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8" draw:layer="layout" svg:width="0.381cm" svg:height="0.389cm" svg:x="7.825cm" svg:y="10.18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8.238cm" svg:y="10.18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8.856cm" svg:y="9.996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267cm" svg:y="10.18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8" draw:layer="layout" svg:width="2.264cm" svg:height="0.036cm" svg:x="7.46cm" svg:y="10.901cm" svg:viewBox="0 0 2265 37" draw:points="1133,37 0,37 0,0 2265,0 2265,37">
            <text:p/>
          </draw:polygon>
          <draw:path draw:style-name="gr3" draw:text-style-name="P8" draw:layer="layout" svg:width="0.35cm" svg:height="0.581cm" svg:x="8.416cm" svg:y="11.147cm" svg:viewBox="0 0 351 582" svg:d="M211 265c69-21 117-81 117-148 0-69-73-117-155-117-85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2-135-140-154z">
            <text:p/>
          </draw:path>
          <draw:path draw:style-name="gr3" draw:text-style-name="P8" draw:layer="layout" svg:width="0.515cm" svg:height="0.036cm" svg:x="10.083cm" svg:y="10.901cm" svg:viewBox="0 0 516 37" svg:d="M488 37c13 0 28 0 28-20 0-17-15-17-28-17h-459c-14 0-29 0-29 17 0 20 15 20 29 20z">
            <text:p/>
          </draw:path>
          <draw:path draw:style-name="gr3" draw:text-style-name="P8" draw:layer="layout" svg:width="0.277cm" svg:height="0.389cm" svg:x="10.985cm" svg:y="10.18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1.313cm" svg:y="10.1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1.694cm" svg:y="10.18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5cm" svg:height="0.581cm" svg:x="12.216cm" svg:y="9.996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2.627cm" svg:y="10.184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8" draw:layer="layout" svg:width="2.128cm" svg:height="0.036cm" svg:x="10.956cm" svg:y="10.901cm" svg:viewBox="0 0 2129 37" draw:points="1064,37 0,37 0,0 2129,0 2129,37">
            <text:p/>
          </draw:polygon>
          <draw:path draw:style-name="gr3" draw:text-style-name="P8" draw:layer="layout" svg:width="0.35cm" svg:height="0.581cm" svg:x="11.845cm" svg:y="11.147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562cm" svg:height="0.564cm" svg:x="13.42cm" svg:y="10.638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8" draw:layer="layout" svg:width="0.329cm" svg:height="0.383cm" svg:x="14.251cm" svg:y="10.757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67" draw:id="id367">
          <svg:title>TexMaths</svg:title>
          <svg:desc>28§display§\text {I}§svg§600§FALSE§</svg:desc>
          <draw:polygon draw:style-name="gr2" draw:text-style-name="P7" draw:layer="layout" svg:width="0.229cm" svg:height="0.575cm" svg:x="5.733cm" svg:y="10.5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10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6" draw:id="id366">
          <svg:title>TexMaths</svg:title>
          <svg:desc>28§display§\therefore§svg§600§FALSE§</svg:desc>
          <draw:polygon draw:style-name="gr2" draw:text-style-name="P7" draw:layer="layout" svg:width="0.528cm" svg:height="0.433cm" svg:x="3.906cm" svg:y="10.623cm" svg:viewBox="0 0 529 434" draw:points="265,434 0,434 0,0 529,0 529,434">
            <text:p/>
          </draw:polygon>
          <draw:path draw:style-name="gr3" draw:text-style-name="P8" draw:layer="layout" svg:width="0.598cm" svg:height="0.531cm" svg:x="3.886cm" svg:y="10.5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69" draw:id="id369">
          <svg:title>TexMaths</svg:title>
          <svg:desc>24§display§=  \frac{1}{3}\left( \tan 3x - \sec 3x \right)§svg§600§FALSE§</svg:desc>
          <draw:polygon draw:style-name="gr2" draw:text-style-name="P7" draw:layer="layout" svg:width="7.565cm" svg:height="1.647cm" svg:x="15.213cm" svg:y="10.04cm" svg:viewBox="0 0 7566 1648" draw:points="3783,1648 0,1648 0,0 7566,0 7566,1648">
            <text:p/>
          </draw:polygon>
          <draw:path draw:style-name="gr3" draw:text-style-name="P8" draw:layer="layout" svg:width="0.562cm" svg:height="0.199cm" svg:x="15.219cm" svg:y="10.82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6.238cm" svg:y="9.998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6.162cm" svg:y="10.903cm" svg:viewBox="0 0 424 37" draw:points="211,37 0,37 0,0 424,0 424,37">
            <text:p/>
          </draw:polygon>
          <draw:path draw:style-name="gr3" draw:text-style-name="P8" draw:layer="layout" svg:width="0.35cm" svg:height="0.581cm" svg:x="16.198cm" svg:y="11.14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197cm" svg:height="0.844cm" svg:x="16.91cm" svg:y="10.498cm" svg:viewBox="0 0 198 845" svg:d="M198 838c0-2 0-4-16-20-105-105-132-265-132-395 0-146 33-294 136-400 12-10 12-11 12-15 0-6-4-8-10-8-7 0-84 58-134 165-44 92-54 187-54 258 0 67 10 169 56 265 52 104 125 157 132 157 6 0 10-2 10-7z">
            <text:p/>
          </draw:path>
          <draw:path draw:style-name="gr3" draw:text-style-name="P8" draw:layer="layout" svg:width="0.264cm" svg:height="0.529cm" svg:x="17.17cm" svg:y="10.613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7.517cm" svg:y="10.753cm" svg:viewBox="0 0 382 390" svg:d="M246 315c4 35 27 69 67 69 17 0 69-11 69-80v-47h-21v47c0 50-21 55-31 55-27 0-30-38-30-42v-171c0-35 0-67-31-100-33-33-75-46-115-46-71 0-129 40-129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8" draw:layer="layout" svg:width="0.425cm" svg:height="0.374cm" svg:x="17.93cm" svg:y="10.75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8.548cm" svg:y="10.56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8.959cm" svg:y="10.759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8" draw:layer="layout" svg:width="0.516cm" svg:height="0.036cm" svg:x="19.676cm" svg:y="10.903cm" svg:viewBox="0 0 517 37" svg:d="M488 37c13 0 29 0 29-20 0-17-16-17-29-17h-459c-14 0-29 0-29 17 0 20 15 20 29 20z">
            <text:p/>
          </draw:path>
          <draw:path draw:style-name="gr3" draw:text-style-name="P8" draw:layer="layout" svg:width="0.277cm" svg:height="0.389cm" svg:x="20.476cm" svg:y="10.753cm" svg:viewBox="0 0 278 390" svg:d="M148 215c19 4 88 17 88 79 0 42-29 77-96 77-71 0-102-48-117-121-2-10-4-14-11-14-12 0-12 6-12 21v112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8" draw:layer="layout" svg:width="0.327cm" svg:height="0.389cm" svg:x="20.805cm" svg:y="10.753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8" draw:layer="layout" svg:width="0.322cm" svg:height="0.389cm" svg:x="21.185cm" svg:y="10.753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35cm" svg:height="0.581cm" svg:x="21.707cm" svg:y="10.569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22.118cm" svg:y="10.759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197cm" svg:height="0.844cm" svg:x="22.623cm" svg:y="10.498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 xml:id="id371" draw:id="id371">
          <svg:title>TexMaths</svg:title>
          <svg:desc>28§display§\text {Let,}§svg§600§FALSE§</svg:desc>
          <draw:polygon draw:style-name="gr2" draw:text-style-name="P7" draw:layer="layout" svg:width="1.538cm" svg:height="0.765cm" svg:x="3.627cm" svg:y="12.942cm" svg:viewBox="0 0 1539 766" draw:points="768,766 0,766 0,0 1539,0 1539,766">
            <text:p/>
          </draw:polygon>
          <draw:path draw:style-name="gr3" draw:text-style-name="P8" draw:layer="layout" svg:width="0.541cm" svg:height="0.673cm" svg:x="3.609cm" svg:y="12.8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1cm" svg:y="13.1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8cm" svg:y="12.9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7cm" svg:y="13.4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72" draw:id="id372">
          <svg:title>TexMaths</svg:title>
          <svg:desc>28§display§\text {I}§svg§600§FALSE§</svg:desc>
          <draw:polygon draw:style-name="gr2" draw:text-style-name="P7" draw:layer="layout" svg:width="0.229cm" svg:height="0.575cm" svg:x="5.733cm" svg:y="12.944cm" svg:viewBox="0 0 230 576" draw:points="116,576 0,576 0,0 230,0 230,576">
            <text:p/>
          </draw:polygon>
          <draw:path draw:style-name="gr3" draw:text-style-name="P8" draw:layer="layout" svg:width="0.301cm" svg:height="0.674cm" svg:x="5.711cm" svg:y="12.8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0" draw:id="id370">
          <svg:title>TexMaths</svg:title>
          <svg:desc>28§display§(5)§svg§600§FALSE§</svg:desc>
          <draw:polygon draw:style-name="gr2" draw:text-style-name="P7" draw:layer="layout" svg:width="1.061cm" svg:height="0.886cm" svg:x="2.21cm" svg:y="12.844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2.7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593cm" svg:y="12.878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093cm" svg:y="12.7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73" draw:id="id373">
          <svg:title>TexMaths</svg:title>
          <svg:desc>24§display§=  \int \left( \frac{\cos (2x - 5)}{ 1 - \cos (2x - 5)} \right)dx§svg§600§FALSE§</svg:desc>
          <draw:polygon draw:style-name="gr2" draw:text-style-name="P7" draw:layer="layout" svg:width="9.855cm" svg:height="1.941cm" svg:x="6.513cm" svg:y="12.239cm" svg:viewBox="0 0 9856 1942" draw:points="4927,1942 0,1942 0,0 9856,0 9856,1942">
            <text:p/>
          </draw:polygon>
          <draw:path draw:style-name="gr3" draw:text-style-name="P8" draw:layer="layout" svg:width="0.562cm" svg:height="0.199cm" svg:x="6.519cm" svg:y="13.1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8cm" svg:y="12.27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1cm" svg:y="12.197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9.823cm" svg:y="12.4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192cm" svg:y="12.4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618cm" svg:y="12.4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1.006cm" svg:y="12.2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294cm" svg:y="12.28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1.697cm" svg:y="12.4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6cm" svg:height="0.035cm" svg:x="12.413cm" svg:y="12.62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3.228cm" svg:y="12.28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3.656cm" svg:y="12.2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9.067cm" svg:y="13.192cm" svg:viewBox="0 0 5597 36" draw:points="2798,36 0,36 0,0 5597,0 5597,36">
            <text:p/>
          </draw:polygon>
          <draw:path draw:style-name="gr3" draw:text-style-name="P8" draw:layer="layout" svg:width="0.279cm" svg:height="0.564cm" svg:x="9.142cm" svg:y="13.4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9.746cm" svg:y="13.772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10.549cm" svg:y="13.62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92cm" svg:y="13.6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1.344cm" svg:y="13.6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1.734cm" svg:y="13.3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2.02cm" svg:y="13.4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423cm" svg:y="13.6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3.139cm" svg:y="13.77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3.955cm" svg:y="13.43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381cm" svg:y="13.3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4.792cm" svg:y="12.197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5.558cm" svg:y="12.835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5.989cm" svg:y="13.04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75" draw:id="id375">
          <svg:title>TexMaths</svg:title>
          <svg:desc>24§display§= \int \left( \frac{\cos (2x - 5)}{ 1 - \cos (2x - 5)} \times \frac{1 + \cos (2x - 5)}{1 + \cos (2x - 5)}\right)dx§svg§600§FALSE§</svg:desc>
          <draw:polygon draw:style-name="gr2" draw:text-style-name="P7" draw:layer="layout" svg:width="16.683cm" svg:height="1.941cm" svg:x="3.513cm" svg:y="0.738cm" svg:viewBox="0 0 16684 1942" draw:points="8341,1942 0,1942 0,0 16684,0 16684,1942">
            <text:p/>
          </draw:polygon>
          <draw:path draw:style-name="gr3" draw:text-style-name="P8" draw:layer="layout" svg:width="0.562cm" svg:height="0.199cm" svg:x="3.519cm" svg:y="1.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0.771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0.69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823cm" svg:y="0.97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192cm" svg:y="0.9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7.618cm" svg:y="0.9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006cm" svg:y="0.715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8.294cm" svg:y="0.7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697cm" svg:y="0.9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6cm" svg:height="0.035cm" svg:x="9.413cm" svg:y="1.1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0.228cm" svg:y="0.78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0.656cm" svg:y="0.71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6.067cm" svg:y="1.691cm" svg:viewBox="0 0 5597 36" draw:points="2798,36 0,36 0,0 5597,0 5597,36">
            <text:p/>
          </draw:polygon>
          <draw:path draw:style-name="gr3" draw:text-style-name="P8" draw:layer="layout" svg:width="0.279cm" svg:height="0.564cm" svg:x="6.142cm" svg:y="1.93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6.746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7.549cm" svg:y="2.12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92cm" svg:y="2.1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8.344cm" svg:y="2.1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734cm" svg:y="1.86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9.02cm" svg:y="1.93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9.423cm" svg:y="2.1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0.139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0.955cm" svg:y="1.93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1.382cm" svg:y="1.86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08cm" svg:height="0.408cm" svg:x="12.075cm" svg:y="1.504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279cm" svg:height="0.564cm" svg:x="12.971cm" svg:y="0.7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3.553cm" svg:y="0.85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4.377cm" svg:y="0.97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4.748cm" svg:y="0.9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5.174cm" svg:y="0.9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5.562cm" svg:y="0.715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5.848cm" svg:y="0.7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6.253cm" svg:y="0.9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6.967cm" svg:y="1.1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7.783cm" svg:y="0.78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8.211cm" svg:y="0.71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12.897cm" svg:y="1.691cm" svg:viewBox="0 0 5597 36" draw:points="2798,36 0,36 0,0 5597,0 5597,36">
            <text:p/>
          </draw:polygon>
          <draw:path draw:style-name="gr3" draw:text-style-name="P8" draw:layer="layout" svg:width="0.279cm" svg:height="0.564cm" svg:x="12.971cm" svg:y="1.93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3.553cm" svg:y="2.0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4.377cm" svg:y="2.12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4.748cm" svg:y="2.1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5.174cm" svg:y="2.1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5.562cm" svg:y="1.86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5.848cm" svg:y="1.93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6.253cm" svg:y="2.1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6.967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7.783cm" svg:y="1.93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8.211cm" svg:y="1.86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8.622cm" svg:y="0.696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9.386cm" svg:y="1.33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9.817cm" svg:y="1.5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draw:g xml:id="id374" draw:id="id374">
          <svg:title>TexMaths</svg:title>
          <svg:desc>28§display§\text {I}§svg§600§FALSE§</svg:desc>
          <draw:polygon draw:style-name="gr2" draw:text-style-name="P7" draw:layer="layout" svg:width="0.229cm" svg:height="0.575cm" svg:x="2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2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6" draw:id="id376">
          <svg:title>TexMaths</svg:title>
          <svg:desc>24§display§= \int \left(  \frac{\cos (2x - 5) + \cos^2 (2x - 5)}{1 - \cos^2 (2x - 5)}\right)dx§svg§600§FALSE§</svg:desc>
          <draw:polygon draw:style-name="gr2" draw:text-style-name="P7" draw:layer="layout" svg:width="13.952cm" svg:height="1.986cm" svg:x="3.513cm" svg:y="3.24cm" svg:viewBox="0 0 13953 1987" draw:points="6977,1987 0,1987 0,0 13953,0 13953,1987">
            <text:p/>
          </draw:polygon>
          <draw:path draw:style-name="gr3" draw:text-style-name="P8" draw:layer="layout" svg:width="0.562cm" svg:height="0.199cm" svg:x="3.519cm" svg:y="4.15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4.408cm" svg:y="3.319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5.521cm" svg:y="3.244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322cm" svg:height="0.389cm" svg:x="6.095cm" svg:y="3.51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6.466cm" svg:y="3.51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892cm" svg:y="3.51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97cm" svg:height="0.844cm" svg:x="7.28cm" svg:y="3.26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7.566cm" svg:y="3.33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7.971cm" svg:y="3.5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8.686cm" svg:y="3.6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02cm" svg:y="3.334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5 2 0 6 0 15 0 27 0 42-21 42-40 0-21-15-42-42-42-13 0-42 6-42 46 0 71 58 154 154 154 98 0 184-81 184-189z">
            <text:p/>
          </draw:path>
          <draw:path draw:style-name="gr3" draw:text-style-name="P8" draw:layer="layout" svg:width="0.197cm" svg:height="0.844cm" svg:x="9.93cm" svg:y="3.26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562cm" svg:height="0.563cm" svg:x="10.444cm" svg:y="3.40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1.27cm" svg:y="3.519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639cm" svg:y="3.51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065cm" svg:y="3.51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407cm" svg:y="3.19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197cm" svg:height="0.844cm" svg:x="12.831cm" svg:y="3.26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13.119cm" svg:y="3.33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421cm" svg:height="0.383cm" svg:x="13.522cm" svg:y="3.52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4.238cm" svg:y="3.6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052cm" svg:y="3.334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9 0 80-21 115-19 33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4cm" svg:x="15.481cm" svg:y="3.26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8" draw:layer="layout" svg:width="9.695cm" svg:height="0.035cm" svg:x="6.067cm" svg:y="4.238cm" svg:viewBox="0 0 9696 36" draw:points="4848,36 0,36 0,0 9696,0 9696,36">
            <text:p/>
          </draw:polygon>
          <draw:path draw:style-name="gr3" draw:text-style-name="P8" draw:layer="layout" svg:width="0.279cm" svg:height="0.563cm" svg:x="8.002cm" svg:y="4.484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8.607cm" svg:y="4.81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9.409cm" svg:y="4.666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778cm" svg:y="4.6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204cm" svg:y="4.6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0.546cm" svg:y="4.40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197cm" svg:height="0.844cm" svg:x="10.972cm" svg:y="4.41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11.258cm" svg:y="4.48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11.662cm" svg:y="4.6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12.378cm" svg:y="4.81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194cm" svg:y="4.484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5 2 0 6 0 15 0 27 0 42-21 42-40 0-21-15-42-42-42-13 0-42 6-42 46 0 71 58 154 154 154 98 0 184-81 184-189z">
            <text:p/>
          </draw:path>
          <draw:path draw:style-name="gr3" draw:text-style-name="P8" draw:layer="layout" svg:width="0.197cm" svg:height="0.844cm" svg:x="13.62cm" svg:y="4.41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416cm" svg:height="2.024cm" svg:x="15.891cm" svg:y="3.244cm" svg:viewBox="0 0 417 2025" svg:d="M417 1013c0-332-77-666-292-919-17-19-48-54-83-84-11-10-13-10-25-10-9 0-17 0-17 8 0 4 4 7 6 9 29 31 86 87 142 179 136 217 200 491 200 816 0 228-31 520-171 771-68 121-139 190-173 227-2 1-4 3-4 7 0 8 8 8 17 8 12 0 14 0 27-14 284-257 373-642 373-998z">
            <text:p/>
          </draw:path>
          <draw:path draw:style-name="gr3" draw:text-style-name="P8" draw:layer="layout" svg:width="0.402cm" svg:height="0.596cm" svg:x="16.658cm" svg:y="3.88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088cm" svg:y="4.09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77" draw:id="id377">
          <svg:title>TexMaths</svg:title>
          <svg:desc>24§display§= \int \left(  \frac{\cos (2x - 5) + \cos^2 (2x - 5)}{\sin^2 (2x - 5)}\right)dx§svg§600§FALSE§</svg:desc>
          <draw:polygon draw:style-name="gr2" draw:text-style-name="P7" draw:layer="layout" svg:width="13.952cm" svg:height="2.039cm" svg:x="3.513cm" svg:y="5.841cm" svg:viewBox="0 0 13953 2040" draw:points="6977,2040 0,2040 0,0 13953,0 13953,2040">
            <text:p/>
          </draw:polygon>
          <draw:path draw:style-name="gr3" draw:text-style-name="P8" draw:layer="layout" svg:width="0.562cm" svg:height="0.199cm" svg:x="3.519cm" svg:y="6.7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5.92cm" svg:viewBox="0 0 751 1876" svg:d="M40 1838c27 0 43-19 43-40 0-29-22-43-41-43-21 0-42 14-42 43 0 44 42 78 94 78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5.845cm" svg:viewBox="0 0 417 2026" svg:d="M417 2018c0-3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095cm" svg:y="6.1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466cm" svg:y="6.1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892cm" svg:y="6.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28cm" svg:y="5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566cm" svg:y="5.93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71cm" svg:y="6.1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8.686cm" svg:y="6.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02cm" svg:y="5.93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3cm" svg:y="5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0.444cm" svg:y="6.0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1.27cm" svg:y="6.1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639cm" svg:y="6.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065cm" svg:y="6.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407cm" svg:y="5.79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2.831cm" svg:y="5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119cm" svg:y="5.93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21cm" svg:height="0.383cm" svg:x="13.522cm" svg:y="6.1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4.238cm" svg:y="6.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052cm" svg:y="5.93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5.481cm" svg:y="5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9.695cm" svg:height="0.035cm" svg:x="6.067cm" svg:y="6.84cm" svg:viewBox="0 0 9696 36" draw:points="4848,36 0,36 0,0 9696,0 9696,36">
            <text:p/>
          </draw:polygon>
          <draw:path draw:style-name="gr3" draw:text-style-name="P8" draw:layer="layout" svg:width="0.277cm" svg:height="0.389cm" svg:x="8.728cm" svg:y="7.33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062cm" svg:y="7.14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294cm" svg:y="7.33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9.774cm" svg:y="6.96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0.199cm" svg:y="7.078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0.485cm" svg:y="7.14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0.89cm" svg:y="7.33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1.604cm" svg:y="7.48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2.42cm" svg:y="7.14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2.848cm" svg:y="7.078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5.891cm" svg:y="5.845cm" svg:viewBox="0 0 417 2026" svg:d="M417 1014c0-332-77-666-292-920-17-19-48-54-83-84-11-10-13-10-25-10-9 0-17 0-17 8 0 4 4 7 6 9 29 31 86 87 142 179 136 217 200 492 200 816 0 229-31 521-171 772-68 121-139 190-173 227-2 2-4 4-4 7 0 8 8 8 17 8 12 0 14 0 27-13 284-258 373-644 373-999z">
            <text:p/>
          </draw:path>
          <draw:path draw:style-name="gr3" draw:text-style-name="P8" draw:layer="layout" svg:width="0.402cm" svg:height="0.596cm" svg:x="16.658cm" svg:y="6.48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8" draw:layer="layout" svg:width="0.421cm" svg:height="0.383cm" svg:x="17.088cm" svg:y="6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</draw:g>
        <draw:g xml:id="id378" draw:id="id378">
          <svg:title>TexMaths</svg:title>
          <svg:desc>24§display§= \int \left(  \frac{\cos (2x - 5) }{\sin^2 (2x - 5)} +  \frac{\cos^2 (2x - 5)}{\sin^2 (2x - 5)} \right)dx§svg§600§FALSE§</svg:desc>
          <draw:polygon draw:style-name="gr2" draw:text-style-name="P7" draw:layer="layout" svg:width="14.439cm" svg:height="2.039cm" svg:x="3.513cm" svg:y="8.342cm" svg:viewBox="0 0 14440 2040" draw:points="7221,2040 0,2040 0,0 14440,0 14440,2040">
            <text:p/>
          </draw:polygon>
          <draw:path draw:style-name="gr3" draw:text-style-name="P8" draw:layer="layout" svg:width="0.562cm" svg:height="0.199cm" svg:x="3.519cm" svg:y="9.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8.421cm" svg:viewBox="0 0 751 1876" svg:d="M40 1838c27 0 43-19 43-40 0-29-22-43-41-43-21 0-42 14-42 43 0 44 42 78 94 78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8.346cm" svg:viewBox="0 0 417 2026" svg:d="M417 2018c0-3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237cm" svg:y="8.62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608cm" svg:y="8.62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7.034cm" svg:y="8.6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422cm" svg:y="8.36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71cm" svg:y="8.4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113cm" svg:y="8.6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8.827cm" svg:y="8.7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643cm" svg:y="8.4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0.071cm" svg:y="8.36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4.428cm" svg:height="0.035cm" svg:x="6.067cm" svg:y="9.341cm" svg:viewBox="0 0 4429 36" draw:points="2214,36 0,36 0,0 4429,0 4429,36">
            <text:p/>
          </draw:polygon>
          <draw:path draw:style-name="gr3" draw:text-style-name="P8" draw:layer="layout" svg:width="0.277cm" svg:height="0.389cm" svg:x="6.095cm" svg:y="9.8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6.427cm" svg:y="9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6.662cm" svg:y="9.8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7.14cm" svg:y="9.46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7.564cm" svg:y="9.57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852cm" svg:y="9.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255cm" svg:y="9.83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8.971cm" svg:y="9.98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785cm" svg:y="9.6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214cm" svg:y="9.57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0.83cm" svg:y="9.0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1.755cm" svg:y="8.62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126cm" svg:y="8.6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52cm" svg:y="8.6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894cm" svg:y="8.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3.318cm" svg:y="8.36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604cm" svg:y="8.4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4.009cm" svg:y="8.6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4.723cm" svg:y="8.7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539cm" svg:y="8.4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5.968cm" svg:y="8.36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4.52cm" svg:height="0.035cm" svg:x="11.726cm" svg:y="9.341cm" svg:viewBox="0 0 4521 36" draw:points="2262,36 0,36 0,0 4521,0 4521,36">
            <text:p/>
          </draw:polygon>
          <draw:path draw:style-name="gr3" draw:text-style-name="P8" draw:layer="layout" svg:width="0.277cm" svg:height="0.389cm" svg:x="11.801cm" svg:y="9.8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2.133cm" svg:y="9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2.368cm" svg:y="9.8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2.846cm" svg:y="9.46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3.272cm" svg:y="9.57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558cm" svg:y="9.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21cm" svg:height="0.383cm" svg:x="13.961cm" svg:y="9.83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4.677cm" svg:y="9.98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493cm" svg:y="9.6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5.92cm" svg:y="9.57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6.378cm" svg:y="8.346cm" svg:viewBox="0 0 417 2026" svg:d="M417 1014c0-332-77-666-292-920-17-19-48-54-83-84-11-10-13-10-25-10-9 0-17 0-17 8 0 4 4 7 6 9 29 31 86 87 142 179 136 217 198 492 198 816 0 229-29 521-169 772-68 121-139 190-173 227-2 2-4 4-4 7 0 8 8 8 17 8 12 0 14 0 27-13 284-258 373-644 373-999z">
            <text:p/>
          </draw:path>
          <draw:path draw:style-name="gr3" draw:text-style-name="P8" draw:layer="layout" svg:width="0.402cm" svg:height="0.596cm" svg:x="17.144cm" svg:y="8.98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8" draw:layer="layout" svg:width="0.421cm" svg:height="0.383cm" svg:x="17.573cm" svg:y="9.19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</draw:g>
        <draw:g xml:id="id379" draw:id="id379">
          <svg:title>TexMaths</svg:title>
          <svg:desc>24§display§= \smallint \left( \text {cosec}(2x - 5) \cot (2x - 5) +  \cot^2 (2x - 5) \right)dx§svg§600§FALSE§</svg:desc>
          <draw:polygon draw:style-name="gr2" draw:text-style-name="P7" draw:layer="layout" svg:width="17.907cm" svg:height="0.952cm" svg:x="3.513cm" svg:y="10.844cm" svg:viewBox="0 0 17908 953" draw:points="8953,953 0,953 0,0 17908,0 17908,953">
            <text:p/>
          </draw:polygon>
          <draw:path draw:style-name="gr3" draw:text-style-name="P8" draw:layer="layout" svg:width="0.562cm" svg:height="0.199cm" svg:x="3.519cm" svg:y="11.2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4.408cm" svg:y="10.93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22cm" svg:height="1.013cm" svg:x="5.076cm" svg:y="10.825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8" draw:layer="layout" svg:width="0.322cm" svg:height="0.389cm" svg:x="5.362cm" svg:y="11.16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5.733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6.159cm" svg:y="11.16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6.487cm" svg:y="11.16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6.867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97cm" svg:height="0.844cm" svg:x="7.295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83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87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8.703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17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45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322cm" svg:height="0.389cm" svg:x="10.394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765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1.178cm" svg:y="11.02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197cm" svg:height="0.844cm" svg:x="11.573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861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264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2.98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795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223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4.737cm" svg:y="11.0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5.563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5.933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6.346cm" svg:y="11.02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262cm" svg:height="0.393cm" svg:x="16.696cm" svg:y="10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7.12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7.408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7.811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8.525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9.341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9.77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222cm" svg:height="1.013cm" svg:x="20.086cm" svg:y="10.825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8" draw:layer="layout" svg:width="0.402cm" svg:height="0.596cm" svg:x="20.611cm" svg:y="10.95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21.041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380" draw:id="id380">
          <svg:title>TexMaths</svg:title>
          <svg:desc>24§display§= \smallint \left( \text {cosec}(2x - 5) \cot (2x - 5) +  \text {cosec}^2 (2x - 5) - 1 \right)dx§svg§600§FALSE§</svg:desc>
          <draw:polygon draw:style-name="gr2" draw:text-style-name="P7" draw:layer="layout" svg:width="20.112cm" svg:height="0.952cm" svg:x="3.515cm" svg:y="12.246cm" svg:viewBox="0 0 20113 953" draw:points="10056,953 0,953 0,0 20113,0 20113,953">
            <text:p/>
          </draw:polygon>
          <draw:path draw:style-name="gr3" draw:text-style-name="P8" draw:layer="layout" svg:width="0.562cm" svg:height="0.199cm" svg:x="3.521cm" svg:y="12.6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4.41cm" svg:y="12.34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22cm" svg:height="1.013cm" svg:x="5.078cm" svg:y="12.227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8" draw:layer="layout" svg:width="0.322cm" svg:height="0.389cm" svg:x="5.364cm" svg:y="12.56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5.734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6.161cm" svg:y="12.5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6.489cm" svg:y="12.5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6.869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97cm" svg:height="0.844cm" svg:x="7.297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85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88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4-109 134-131 0-7-7-7-9-7-8 0-10 2-12 7-27 93-84 112-113 112-33 0-46-27-46-56 0-19 6-36 15-75z">
            <text:p/>
          </draw:path>
          <draw:path draw:style-name="gr3" draw:text-style-name="P8" draw:layer="layout" svg:width="0.515cm" svg:height="0.035cm" svg:x="8.704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18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47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322cm" svg:height="0.389cm" svg:x="10.396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766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1.179cm" svg:y="12.425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197cm" svg:height="0.844cm" svg:x="11.575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863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266cm" svg:y="12.571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4-109 134-131 0-7-7-7-9-7-8 0-10 2-12 7-27 93-86 112-113 112-33 0-46-27-46-56 0-19 6-36 15-75z">
            <text:p/>
          </draw:path>
          <draw:path draw:style-name="gr3" draw:text-style-name="P8" draw:layer="layout" svg:width="0.515cm" svg:height="0.035cm" svg:x="12.982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796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224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4.739cm" svg:y="12.45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5.564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5.935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6.359cm" svg:y="12.5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6.687cm" svg:y="12.5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7.068cm" svg:y="12.56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262cm" svg:height="0.393cm" svg:x="17.451cm" svg:y="12.2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7.876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8.164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8.567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6 93-84 112-113 112-33 0-46-27-46-56 0-19 6-36 15-75z">
            <text:p/>
          </draw:path>
          <draw:path draw:style-name="gr3" draw:text-style-name="P8" draw:layer="layout" svg:width="0.515cm" svg:height="0.035cm" svg:x="19.281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0.097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20.525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15cm" svg:height="0.035cm" svg:x="21.063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21.911cm" svg:y="12.38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22cm" svg:height="1.013cm" svg:x="22.295cm" svg:y="12.227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8" draw:layer="layout" svg:width="0.402cm" svg:height="0.596cm" svg:x="22.819cm" svg:y="12.36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23.248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81" draw:id="id381">
          <svg:title>TexMaths</svg:title>
          <svg:desc>24§display§= \smallint \text {cosec}(2x - 5) \cot (2x - 5)\ dx +  \smallint \text {cosec}^2 (2x - 5)\ dx - \smallint dx §svg§600§FALSE§</svg:desc>
          <draw:polygon draw:style-name="gr2" draw:text-style-name="P7" draw:layer="layout" svg:width="22.354cm" svg:height="0.867cm" svg:x="3.517cm" svg:y="13.648cm" svg:viewBox="0 0 22355 868" draw:points="11178,868 0,868 0,0 22355,0 22355,868">
            <text:p/>
          </draw:polygon>
          <draw:path draw:style-name="gr3" draw:text-style-name="P8" draw:layer="layout" svg:width="0.562cm" svg:height="0.199cm" svg:x="3.523cm" svg:y="14.0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2cm" svg:height="0.787cm" svg:x="4.412cm" svg:y="13.742cm" svg:viewBox="0 0 353 788" svg:d="M321 35c-29 2-37 23-37 34 0 21 17 35 35 35 17 0 34-12 34-37 0-32-27-67-67-67-71 0-86 92-100 158-23 126-40 234-54 382-3 44-9 92-15 132-8 64-21 98-52 98-13 0-27-9-32-17 28 0 36-21 36-34 0-20-17-33-34-33-18 0-35 10-35 35 0 32 27 67 67 67 71 0 87-91 100-160 23-121 40-228 54-378 4-46 9-94 15-135 8-63 21-96 52-96 15 0 27 8 33 16z">
            <text:p/>
          </draw:path>
          <draw:path draw:style-name="gr3" draw:text-style-name="P8" draw:layer="layout" svg:width="0.322cm" svg:height="0.389cm" svg:x="4.98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5.349cm" svg:y="13.9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5.775cm" svg:y="13.9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6.103cm" svg:y="13.9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6.483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97cm" svg:height="0.844cm" svg:x="6.914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7.2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7.605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515cm" svg:height="0.036cm" svg:x="8.319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9.135cm" svg:y="13.785cm" svg:viewBox="0 0 338 582" svg:d="M338 394c0-100-69-186-161-186-41 0-77 13-108 44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2 58 154 154 154 98 0 184-81 184-188z">
            <text:p/>
          </draw:path>
          <draw:path draw:style-name="gr3" draw:text-style-name="P8" draw:layer="layout" svg:width="0.197cm" svg:height="0.844cm" svg:x="9.563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322cm" svg:height="0.389cm" svg:x="10.012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0.381cm" svg:y="13.9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64cm" svg:height="0.529cm" svg:x="10.796cm" svg:y="13.827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197cm" svg:height="0.844cm" svg:x="11.191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1.477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1.883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15cm" svg:height="0.036cm" svg:x="12.597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3.413cm" svg:y="13.785cm" svg:viewBox="0 0 338 582" svg:d="M338 394c0-100-69-186-161-186-41 0-77 13-108 44v-166c17 6 46 12 73 12 104 0 163-77 163-88 0-6-2-10-7-10-2 0-4 0-8 2-17 8-58 25-115 25-35 0-73-6-114-23-5-4-7-4-9-4-8 0-8 8-8 21v250c0 15 0 23 12 23 5 0 7-2 11-8 8-13 41-59 108-59 44 0 67 38 73 54 13 32 15 65 15 107 0 29 0 81-21 115-19 33-52 56-90 56-62 0-110-44-125-94 2 0 6 0 15 0 27 0 42-21 42-40 0-22-15-43-42-43-13 0-42 6-42 46 0 72 60 154 154 154 98 0 184-81 184-188z">
            <text:p/>
          </draw:path>
          <draw:path draw:style-name="gr3" draw:text-style-name="P8" draw:layer="layout" svg:width="0.197cm" svg:height="0.844cm" svg:x="13.841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14.436cm" svg:y="13.7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4.864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5.557cm" svg:y="13.85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2cm" svg:height="0.787cm" svg:x="16.4cm" svg:y="13.742cm" svg:viewBox="0 0 353 788" svg:d="M321 35c-29 2-37 23-37 34 0 21 17 35 35 35 17 0 34-12 34-37 0-32-27-67-67-67-71 0-86 92-100 158-23 126-40 234-54 382-3 44-9 92-15 132-8 64-21 98-52 98-15 0-27-9-32-17 28 0 36-21 36-34 0-20-17-33-34-33-18 0-35 10-35 35 0 32 27 67 67 67 71 0 87-91 100-160 21-121 40-228 54-378 4-46 9-94 15-135 8-63 21-96 52-96 15 0 27 8 33 16z">
            <text:p/>
          </draw:path>
          <draw:path draw:style-name="gr3" draw:text-style-name="P8" draw:layer="layout" svg:width="0.322cm" svg:height="0.389cm" svg:x="16.969cm" svg:y="13.9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7.337cm" svg:y="13.9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7.764cm" svg:y="13.9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8.092cm" svg:y="13.9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8.472cm" svg:y="13.9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262cm" svg:height="0.393cm" svg:x="18.856cm" svg:y="13.6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197cm" svg:height="0.844cm" svg:x="19.28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9.568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9.972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15cm" svg:height="0.036cm" svg:x="20.686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21.502cm" svg:y="13.785cm" svg:viewBox="0 0 338 582" svg:d="M338 394c0-100-69-186-161-186-41 0-77 13-108 44v-166c17 6 46 12 73 12 104 0 163-77 163-88 0-6-2-10-7-10-2 0-4 0-8 2-17 8-58 25-115 25-35 0-73-6-114-23-5-4-7-4-9-4-8 0-8 8-8 21v250c0 15 0 23 12 23 5 0 7-2 11-8 8-13 41-59 108-59 44 0 67 38 73 54 13 32 15 65 15 107 0 29 0 81-21 115-19 33-52 56-90 56-62 0-110-44-125-94 2 0 6 0 15 0 27 0 42-21 42-40 0-22-15-43-42-43-13 0-42 6-42 46 0 72 60 154 154 154 98 0 184-81 184-188z">
            <text:p/>
          </draw:path>
          <draw:path draw:style-name="gr3" draw:text-style-name="P8" draw:layer="layout" svg:width="0.197cm" svg:height="0.844cm" svg:x="21.93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22.525cm" svg:y="13.7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22.955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5cm" svg:height="0.036cm" svg:x="23.669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52cm" svg:height="0.787cm" svg:x="24.489cm" svg:y="13.742cm" svg:viewBox="0 0 353 788" svg:d="M321 35c-29 2-37 23-37 34 0 21 17 35 35 35 17 0 34-12 34-37 0-32-27-67-67-67-71 0-86 92-100 158-23 126-40 234-54 382-3 44-9 92-15 132-8 64-21 98-52 98-15 0-27-9-32-17 28 0 36-21 36-34 0-20-17-33-34-33-18 0-35 10-35 35 0 32 27 67 67 67 71 0 87-91 100-160 21-121 40-228 54-378 4-46 9-94 15-135 8-63 21-96 52-96 15 0 27 8 33 16z">
            <text:p/>
          </draw:path>
          <draw:path draw:style-name="gr3" draw:text-style-name="P8" draw:layer="layout" svg:width="0.402cm" svg:height="0.597cm" svg:x="25.063cm" svg:y="13.7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25.492cm" svg:y="13.973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83" draw:id="id383">
          <svg:title>TexMaths</svg:title>
          <svg:desc>24§display§= - \frac{\text {cosec}(2x - 5)}{2} - \frac{\cot (2x - 5)}{2} - x + c§svg§600§FALSE§</svg:desc>
          <draw:polygon draw:style-name="gr2" draw:text-style-name="P7" draw:layer="layout" svg:width="14.835cm" svg:height="1.698cm" svg:x="6.513cm" svg:y="0.739cm" svg:viewBox="0 0 14836 1699" draw:points="7417,1699 0,1699 0,0 14836,0 14836,1699">
            <text:p/>
          </draw:polygon>
          <draw:path draw:style-name="gr3" draw:text-style-name="P8" draw:layer="layout" svg:width="0.562cm" svg:height="0.199cm" svg:x="6.519cm" svg:y="1.5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5cm" svg:height="0.035cm" svg:x="7.431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8.147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8.517cm" svg:y="0.9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8" draw:layer="layout" svg:width="0.277cm" svg:height="0.389cm" svg:x="8.944cm" svg:y="0.952cm" svg:viewBox="0 0 278 390" svg:d="M148 215c19 4 88 17 88 79 0 42-29 76-96 76-71 0-102-48-117-120-2-10-4-14-11-14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9.272cm" svg:y="0.9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8" draw:layer="layout" svg:width="0.322cm" svg:height="0.389cm" svg:x="9.652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197cm" svg:height="0.843cm" svg:x="10.08cm" svg:y="0.6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8" draw:layer="layout" svg:width="0.337cm" svg:height="0.563cm" svg:x="10.368cm" svg:y="0.768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421cm" svg:height="0.383cm" svg:x="10.772cm" svg:y="0.9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1.488cm" svg:y="1.102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2.302cm" svg:y="0.768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3cm" svg:x="12.73cm" svg:y="0.6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8" draw:layer="layout" svg:width="4.893cm" svg:height="0.035cm" svg:x="8.118cm" svg:y="1.672cm" svg:viewBox="0 0 4894 36" draw:points="2446,36 0,36 0,0 4894,0 4894,36">
            <text:p/>
          </draw:polygon>
          <draw:path draw:style-name="gr3" draw:text-style-name="P8" draw:layer="layout" svg:width="0.337cm" svg:height="0.563cm" svg:x="10.395cm" svg:y="1.916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515cm" svg:height="0.035cm" svg:x="13.369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4.272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14.642cm" svg:y="0.9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8" draw:layer="layout" svg:width="0.264cm" svg:height="0.529cm" svg:x="15.057cm" svg:y="0.81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8" draw:layer="layout" svg:width="0.197cm" svg:height="0.843cm" svg:x="15.452cm" svg:y="0.6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8" draw:layer="layout" svg:width="0.337cm" svg:height="0.563cm" svg:x="15.739cm" svg:y="0.768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9 75-6 8-62 8-79 8z">
            <text:p/>
          </draw:path>
          <draw:path draw:style-name="gr3" draw:text-style-name="P8" draw:layer="layout" svg:width="0.421cm" svg:height="0.383cm" svg:x="16.142cm" svg:y="0.9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6.858cm" svg:y="1.102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7.674cm" svg:y="0.768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3cm" svg:x="18.1cm" svg:y="0.6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8" draw:layer="layout" svg:width="4.138cm" svg:height="0.035cm" svg:x="14.243cm" svg:y="1.672cm" svg:viewBox="0 0 4139 36" draw:points="2070,36 0,36 0,0 4139,0 4139,36">
            <text:p/>
          </draw:polygon>
          <draw:path draw:style-name="gr3" draw:text-style-name="P8" draw:layer="layout" svg:width="0.337cm" svg:height="0.563cm" svg:x="16.144cm" svg:y="1.916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515cm" svg:height="0.035cm" svg:x="18.739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421cm" svg:height="0.383cm" svg:x="19.538cm" svg:y="1.52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62cm" svg:height="0.563cm" svg:x="20.229cm" svg:y="1.40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21.061cm" svg:y="1.528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 xml:id="id382" draw:id="id382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7" draw:id="id387">
          <svg:title>TexMaths</svg:title>
          <svg:desc>24§display§= \smallint \sqrt{ 1 + \sin 6x}\  dx§svg§600§FALSE§</svg:desc>
          <draw:polygon draw:style-name="gr2" draw:text-style-name="P7" draw:layer="layout" svg:width="6.793cm" svg:height="0.846cm" svg:x="6.514cm" svg:y="3.242cm" svg:viewBox="0 0 6794 847" draw:points="3397,847 0,847 0,0 6794,0 6794,847">
            <text:p/>
          </draw:polygon>
          <draw:path draw:style-name="gr3" draw:text-style-name="P8" draw:layer="layout" svg:width="0.562cm" svg:height="0.199cm" svg:x="6.52cm" svg:y="3.63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09cm" svg:y="3.344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66cm" svg:height="0.844cm" svg:x="8.01cm" svg:y="3.2cm" svg:viewBox="0 0 661 845" svg:d="M267 756l-148-328c-6-13-11-13-13-13 0 0-6 0-14 5l-80 62c-12 7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3.534cm" svg:height="0.035cm" svg:x="8.651cm" svg:y="3.2cm" svg:viewBox="0 0 3535 36" draw:points="1767,36 0,36 0,0 3535,0 3535,36">
            <text:p/>
          </draw:polygon>
          <draw:path draw:style-name="gr3" draw:text-style-name="P8" draw:layer="layout" svg:width="0.279cm" svg:height="0.563cm" svg:x="8.726cm" svg:y="3.386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562cm" svg:height="0.563cm" svg:x="9.308cm" svg:y="3.45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7cm" svg:height="0.389cm" svg:x="10.132cm" svg:y="3.569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10.464cm" svg:y="3.382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698cm" svg:y="3.57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11.317cm" svg:y="3.386cm" svg:viewBox="0 0 351 582" svg:d="M77 286v-21c0-213 105-244 148-244 21 0 55 6 75 35-14 0-47 0-47 36 0 27 20 40 39 40 13 0 38-7 38-40 0-52-36-92-107-92-108 0-223 109-223 296 0 226 98 286 177 286 94 0 174-79 174-190 0-108-74-190-169-190-57 0-88 44-105 84zM177 559c-54 0-79-52-83-64-15-40-15-107-15-123 0-65 27-151 103-151 14 0 52 0 79 54 16 30 16 74 16 115 0 40 0 82-16 113-25 52-65 56-84 56z">
            <text:p/>
          </draw:path>
          <draw:path draw:style-name="gr3" draw:text-style-name="P8" draw:layer="layout" svg:width="0.421cm" svg:height="0.383cm" svg:x="11.727cm" svg:y="3.57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8" draw:layer="layout" svg:width="0.402cm" svg:height="0.596cm" svg:x="12.499cm" svg:y="3.36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2.93cm" svg:y="3.57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</draw:g>
        <draw:g xml:id="id385" draw:id="id385">
          <svg:title>TexMaths</svg:title>
          <svg:desc>28§display§\text {Let,}§svg§600§FALSE§</svg:desc>
          <draw:polygon draw:style-name="gr2" draw:text-style-name="P7" draw:layer="layout" svg:width="1.538cm" svg:height="0.765cm" svg:x="3.628cm" svg:y="3.443cm" svg:viewBox="0 0 1539 766" draw:points="768,766 0,766 0,0 1539,0 1539,766">
            <text:p/>
          </draw:polygon>
          <draw:path draw:style-name="gr3" draw:text-style-name="P8" draw:layer="layout" svg:width="0.541cm" svg:height="0.673cm" svg:x="3.61cm" svg:y="3.3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2cm" svg:y="3.6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9cm" svg:y="3.4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8cm" svg:y="3.9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86" draw:id="id386">
          <svg:title>TexMaths</svg:title>
          <svg:desc>28§display§\text {I}§svg§600§FALSE§</svg:desc>
          <draw:polygon draw:style-name="gr2" draw:text-style-name="P7" draw:layer="layout" svg:width="0.229cm" svg:height="0.575cm" svg:x="5.734cm" svg:y="3.445cm" svg:viewBox="0 0 230 576" draw:points="116,576 0,576 0,0 230,0 230,576">
            <text:p/>
          </draw:polygon>
          <draw:path draw:style-name="gr3" draw:text-style-name="P8" draw:layer="layout" svg:width="0.301cm" svg:height="0.674cm" svg:x="5.712cm" svg:y="3.3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4" draw:id="id384">
          <svg:title>TexMaths</svg:title>
          <svg:desc>28§display§(6)§svg§600§FALSE§</svg:desc>
          <draw:polygon draw:style-name="gr2" draw:text-style-name="P7" draw:layer="layout" svg:width="1.061cm" svg:height="0.886cm" svg:x="2.21cm" svg:y="3.445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3.3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4cm" svg:y="3.479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3.093cm" svg:y="3.3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88" draw:id="id388">
          <svg:title>TexMaths</svg:title>
          <svg:desc>24§display§= \smallint \sqrt{ ( \cos 3x + \sin 3x )^2 }\  dx§svg§600§FALSE§</svg:desc>
          <draw:polygon draw:style-name="gr2" draw:text-style-name="P7" draw:layer="layout" svg:width="9.72cm" svg:height="0.928cm" svg:x="6.515cm" svg:y="4.844cm" svg:viewBox="0 0 9721 929" draw:points="4859,929 0,929 0,0 9721,0 9721,929">
            <text:p/>
          </draw:polygon>
          <draw:path draw:style-name="gr3" draw:text-style-name="P8" draw:layer="layout" svg:width="0.562cm" svg:height="0.199cm" svg:x="6.521cm" svg:y="5.2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cm" svg:y="4.994cm" svg:viewBox="0 0 353 787" svg:d="M321 35c-29 1-37 23-37 34 0 21 17 35 35 35 17 0 34-12 34-37 0-32-27-67-67-67-71 0-86 92-100 157-23 127-40 234-54 382-3 44-9 92-15 132-8 64-21 98-52 98-13 0-27-9-32-17 28 0 36-21 36-34 0-20-17-33-34-33-18 0-35 10-35 34 0 33 27 68 67 68 71 0 87-91 100-160 23-121 40-228 54-378 4-46 9-94 15-134 8-63 21-96 52-96 15 0 27 8 33 16z">
            <text:p/>
          </draw:path>
          <draw:path draw:style-name="gr3" draw:text-style-name="P8" draw:layer="layout" svg:width="0.769cm" svg:height="1.012cm" svg:x="8.041cm" svg:y="4.802cm" svg:viewBox="0 0 770 1013" svg:d="M265 1013c27 0 27 0 36-17l463-963c6-12 6-14 6-16 0-9-8-17-17-17-12 0-16 8-20 17l-435 908-181-418-117 90 13 13 60-46z">
            <text:p/>
          </draw:path>
          <draw:polygon draw:style-name="gr3" draw:text-style-name="P8" draw:layer="layout" svg:width="6.32cm" svg:height="0.035cm" svg:x="8.792cm" svg:y="4.802cm" svg:viewBox="0 0 6321 36" draw:points="3160,36 0,36 0,0 6321,0 6321,36">
            <text:p/>
          </draw:polygon>
          <draw:path draw:style-name="gr3" draw:text-style-name="P8" draw:layer="layout" svg:width="0.197cm" svg:height="0.843cm" svg:x="8.877cm" svg:y="4.965cm" svg:viewBox="0 0 198 844" svg:d="M198 836c0-1 0-3-16-19-105-105-132-264-132-395 0-146 33-293 136-399 12-10 12-11 12-15 0-6-4-8-10-8-8 0-84 58-134 165-44 92-54 186-54 257 0 67 10 169 56 265 52 103 124 157 132 157 6 0 10-2 10-8z">
            <text:p/>
          </draw:path>
          <draw:path draw:style-name="gr3" draw:text-style-name="P8" draw:layer="layout" svg:width="0.322cm" svg:height="0.388cm" svg:x="9.149cm" svg:y="5.22cm" svg:viewBox="0 0 323 389" svg:d="M71 196c0-138 69-175 113-175 8 0 62 0 92 31-36 4-40 29-40 40 0 21 16 38 39 38s40-15 40-40c0-57-65-90-131-90-105 0-184 92-184 196 0 109 84 193 182 193 114 0 141-101 141-111 0-7-8-7-10-7-8 0-10 3-12 7-25 79-80 90-111 90-44 0-119-36-119-172z">
            <text:p/>
          </draw:path>
          <draw:path draw:style-name="gr3" draw:text-style-name="P8" draw:layer="layout" svg:width="0.375cm" svg:height="0.388cm" svg:x="9.52cm" svg:y="5.22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277cm" svg:height="0.388cm" svg:x="9.944cm" svg:y="5.22cm" svg:viewBox="0 0 278 389" svg:d="M148 215c19 4 88 17 88 79 0 42-29 76-96 76-71 0-102-48-117-121-2-9-4-13-11-13-12 0-12 6-12 21v111c0 16 0 21 10 21 3 0 5-1 21-17 2-2 2-4 17-19 36 35 75 36 92 36 98 0 138-57 138-118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cm" svg:x="10.426cm" svg:y="5.036cm" svg:viewBox="0 0 351 581" svg:d="M211 265c69-21 117-81 117-148 0-69-75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3-48 50 0 77 79 132 171 132 104 0 180-76 180-163 0-69-53-134-140-153z">
            <text:p/>
          </draw:path>
          <draw:path draw:style-name="gr3" draw:text-style-name="P8" draw:layer="layout" svg:width="0.421cm" svg:height="0.383cm" svg:x="10.837cm" svg:y="5.224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6 10 33 40 66 92 66 87 0 135-110 135-131 0-7-8-7-10-7-8 0-10 1-12 7-26 92-84 112-113 112-33 0-46-27-46-56 0-19 6-37 15-75z">
            <text:p/>
          </draw:path>
          <draw:path draw:style-name="gr3" draw:text-style-name="P8" draw:layer="layout" svg:width="0.562cm" svg:height="0.563cm" svg:x="11.528cm" svg:y="5.10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7cm" svg:height="0.388cm" svg:x="12.354cm" svg:y="5.22cm" svg:viewBox="0 0 278 389" svg:d="M148 215c19 4 88 17 88 79 0 42-29 76-96 76-71 0-102-48-117-121-2-9-4-13-11-13-12 0-12 6-12 21v111c0 16 0 21 10 21 3 0 5-1 21-17 2-2 2-4 17-19 36 35 75 36 92 36 98 0 138-57 138-118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2.686cm" svg:y="5.03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12.92cm" svg:y="5.224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8" draw:layer="layout" svg:width="0.35cm" svg:height="0.58cm" svg:x="13.536cm" svg:y="5.03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3-48 50 0 77 79 132 171 132 104 0 180-76 180-163 0-69-53-134-140-153z">
            <text:p/>
          </draw:path>
          <draw:path draw:style-name="gr3" draw:text-style-name="P8" draw:layer="layout" svg:width="0.421cm" svg:height="0.383cm" svg:x="13.947cm" svg:y="5.224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6-60 90-66 10 33 40 66 90 66 89 0 137-110 137-131 0-7-8-7-10-7-8 0-10 1-12 7-28 92-86 112-113 112-33 0-46-27-46-56 0-19 6-37 15-75z">
            <text:p/>
          </draw:path>
          <draw:path draw:style-name="gr3" draw:text-style-name="P8" draw:layer="layout" svg:width="0.197cm" svg:height="0.843cm" svg:x="14.454cm" svg:y="4.965cm" svg:viewBox="0 0 198 844" svg:d="M198 422c0-65-10-167-56-263-52-103-125-159-134-159-4 0-8 4-8 8s0 5 15 21c85 82 133 217 133 393 0 144-31 294-136 399-12 12-12 14-12 15 0 6 4 8 8 8 9 0 86-57 136-165 44-92 54-186 54-257z">
            <text:p/>
          </draw:path>
          <draw:path draw:style-name="gr3" draw:text-style-name="P8" draw:layer="layout" svg:width="0.262cm" svg:height="0.392cm" svg:x="14.771cm" svg:y="4.96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02cm" svg:height="0.596cm" svg:x="15.426cm" svg:y="5.013cm" svg:viewBox="0 0 403 597" svg:d="M403 10c0-2 0-10-11-10-12 0-92 8-108 10-6 0-11 3-11 15 0 11 7 11 21 11 40 0 42 6 42 14l-4 17-50 200c-15-31-40-54-78-54-98 0-204 125-204 247 0 81 46 137 113 137 18 0 60-4 110-64 7 35 36 64 77 64 30 0 49-20 63-48 13-29 25-81 25-83 0-9-8-9-10-9-9 0-9 3-11 15-16 56-31 105-66 105-23 0-25-21-25-38 0-21 2-27 6-40zM227 485c-4 16-4 18-18 33-36 46-71 59-94 59-44 0-55-46-55-78 0-42 26-148 48-186 24-50 63-81 97-81 54 0 68 69 68 75 0 4-2 10-4 13z">
            <text:p/>
          </draw:path>
          <draw:path draw:style-name="gr3" draw:text-style-name="P8" draw:layer="layout" svg:width="0.421cm" svg:height="0.383cm" svg:x="15.856cm" svg:y="5.224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6 10 33 40 66 92 66 87 0 135-110 135-131 0-7-8-7-10-7-8 0-10 1-12 7-26 92-84 112-113 112-33 0-46-27-46-56 0-19 6-37 15-75z">
            <text:p/>
          </draw:path>
        </draw:g>
        <draw:g xml:id="id390" draw:id="id390">
          <svg:title>TexMaths</svg:title>
          <svg:desc>24§display§= \smallint ( \cos 3x + \sin 3x )\  dx§svg§600§FALSE§</svg:desc>
          <draw:polygon draw:style-name="gr2" draw:text-style-name="P7" draw:layer="layout" svg:width="8.357cm" svg:height="0.76cm" svg:x="6.517cm" svg:y="6.647cm" svg:viewBox="0 0 8358 761" draw:points="4180,761 0,761 0,0 8358,0 8358,761">
            <text:p/>
          </draw:polygon>
          <draw:path draw:style-name="gr3" draw:text-style-name="P8" draw:layer="layout" svg:width="0.562cm" svg:height="0.199cm" svg:x="6.523cm" svg:y="6.9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6.634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197cm" svg:height="0.844cm" svg:x="7.894cm" svg:y="6.60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22cm" svg:height="0.389cm" svg:x="8.166cm" svg:y="6.8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8.537cm" svg:y="6.8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963cm" svg:y="6.8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5cm" svg:height="0.581cm" svg:x="9.443cm" svg:y="6.67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9.854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0.547cm" svg:y="6.74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1.371cm" svg:y="6.8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703cm" svg:y="6.6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937cm" svg:y="6.86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2.555cm" svg:y="6.67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966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13.471cm" svg:y="6.60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4.067cm" svg:y="6.65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8" draw:layer="layout" svg:width="0.421cm" svg:height="0.383cm" svg:x="14.497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91" draw:id="id391">
          <svg:title>TexMaths</svg:title>
          <svg:desc>24§display§= \smallint \cos 3x\ dx + \smallint \sin 3x \  dx§svg§600§FALSE§</svg:desc>
          <draw:polygon draw:style-name="gr2" draw:text-style-name="P7" draw:layer="layout" svg:width="9.629cm" svg:height="0.702cm" svg:x="6.517cm" svg:y="7.949cm" svg:viewBox="0 0 9630 703" draw:points="4815,703 0,703 0,0 9630,0 9630,703">
            <text:p/>
          </draw:polygon>
          <draw:path draw:style-name="gr3" draw:text-style-name="P8" draw:layer="layout" svg:width="0.562cm" svg:height="0.199cm" svg:x="6.523cm" svg:y="8.2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7.90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7.98cm" svg:y="8.134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8.348cm" svg:y="8.13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775cm" svg:y="8.134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9.257cm" svg:y="7.949cm" svg:viewBox="0 0 351 582" svg:d="M211 265c69-21 117-81 117-148 0-69-75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667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402cm" svg:height="0.596cm" svg:x="10.439cm" svg:y="7.926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0.869cm" svg:y="8.13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8" draw:layer="layout" svg:width="0.562cm" svg:height="0.563cm" svg:x="11.56cm" svg:y="8.01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8" draw:layer="layout" svg:width="0.352cm" svg:height="0.786cm" svg:x="12.403cm" svg:y="7.90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12.971cm" svg:y="8.134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3.304cm" svg:y="7.94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3.538cm" svg:y="8.13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14.154cm" svg:y="7.949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4.565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402cm" svg:height="0.596cm" svg:x="15.339cm" svg:y="7.926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5.767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</draw:g>
        <draw:g xml:id="id394" draw:id="id394">
          <svg:title>TexMaths</svg:title>
          <svg:desc>24§display§= \frac{\sin 3x}{3} - \frac{\cos 3x}{3} + c§svg§600§FALSE§</svg:desc>
          <draw:polygon draw:style-name="gr2" draw:text-style-name="P7" draw:layer="layout" svg:width="7.891cm" svg:height="1.648cm" svg:x="6.514cm" svg:y="9.24cm" svg:viewBox="0 0 7892 1649" draw:points="3946,1649 0,1649 0,0 7892,0 7892,1649">
            <text:p/>
          </draw:polygon>
          <draw:path draw:style-name="gr3" draw:text-style-name="P8" draw:layer="layout" svg:width="0.562cm" svg:height="0.199cm" svg:x="6.52cm" svg:y="10.0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7.491cm" svg:y="9.38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7.824cm" svg:y="9.19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8.058cm" svg:y="9.3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8.676cm" svg:y="9.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9.085cm" svg:y="9.3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2.08cm" svg:height="0.035cm" svg:x="7.463cm" svg:y="10.104cm" svg:viewBox="0 0 2081 36" draw:points="1041,36 0,36 0,0 2081,0 2081,36">
            <text:p/>
          </draw:polygon>
          <draw:path draw:style-name="gr3" draw:text-style-name="P8" draw:layer="layout" svg:width="0.35cm" svg:height="0.581cm" svg:x="8.329cm" svg:y="10.34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516cm" svg:height="0.035cm" svg:x="9.903cm" svg:y="10.104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10.806cm" svg:y="9.38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11.176cm" svg:y="9.38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8" draw:layer="layout" svg:width="0.277cm" svg:height="0.389cm" svg:x="11.602cm" svg:y="9.38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2.082cm" svg:y="9.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2.493cm" svg:y="9.3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2.175cm" svg:height="0.035cm" svg:x="10.777cm" svg:y="10.104cm" svg:viewBox="0 0 2176 36" draw:points="1089,36 0,36 0,0 2176,0 2176,36">
            <text:p/>
          </draw:polygon>
          <draw:path draw:style-name="gr3" draw:text-style-name="P8" draw:layer="layout" svg:width="0.35cm" svg:height="0.581cm" svg:x="11.689cm" svg:y="10.34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562cm" svg:height="0.563cm" svg:x="13.286cm" svg:y="9.841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4.118cm" svg:y="9.96cm" svg:viewBox="0 0 330 384" svg:d="M301 52c-13 0-25 0-38 13-13 12-15 27-15 33 0 19 15 29 32 29 25 0 48-20 48-54 0-42-40-73-101-73-114 0-227 121-227 240 0 77 50 144 138 144 121 0 192-90 192-100 0-6-5-11-9-11-6 0-8 1-12 9-67 83-159 83-171 83-52 0-75-41-75-92 0-35 18-118 46-169 25-48 73-85 119-85 29 0 62 10 73 33z">
            <text:p/>
          </draw:path>
        </draw:g>
        <draw:g xml:id="id396" draw:id="id396">
          <svg:title>TexMaths</svg:title>
          <svg:desc>28§display§\text {Let,}§svg§600§FALSE§</svg:desc>
          <draw:polygon draw:style-name="gr2" draw:text-style-name="P7" draw:layer="layout" svg:width="1.538cm" svg:height="0.765cm" svg:x="3.628cm" svg:y="11.543cm" svg:viewBox="0 0 1539 766" draw:points="768,766 0,766 0,0 1539,0 1539,766">
            <text:p/>
          </draw:polygon>
          <draw:path draw:style-name="gr3" draw:text-style-name="P8" draw:layer="layout" svg:width="0.541cm" svg:height="0.673cm" svg:x="3.61cm" svg:y="11.4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2cm" svg:y="11.7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9cm" svg:y="11.5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8cm" svg:y="12.0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97" draw:id="id397">
          <svg:title>TexMaths</svg:title>
          <svg:desc>28§display§\text {I}§svg§600§FALSE§</svg:desc>
          <draw:polygon draw:style-name="gr2" draw:text-style-name="P7" draw:layer="layout" svg:width="0.229cm" svg:height="0.575cm" svg:x="5.734cm" svg:y="11.545cm" svg:viewBox="0 0 230 576" draw:points="116,576 0,576 0,0 230,0 230,576">
            <text:p/>
          </draw:polygon>
          <draw:path draw:style-name="gr3" draw:text-style-name="P8" draw:layer="layout" svg:width="0.301cm" svg:height="0.674cm" svg:x="5.712cm" svg:y="11.4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5" draw:id="id395">
          <svg:title>TexMaths</svg:title>
          <svg:desc>28§display§(7)§svg§600§FALSE§</svg:desc>
          <draw:polygon draw:style-name="gr2" draw:text-style-name="P7" draw:layer="layout" svg:width="1.061cm" svg:height="0.886cm" svg:x="2.21cm" svg:y="11.546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1.4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8cm" svg:y="11.571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3cm" svg:y="11.4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93" draw:id="id393">
          <svg:title>TexMaths</svg:title>
          <svg:desc>28§display§\text {I}§svg§600§FALSE§</svg:desc>
          <draw:polygon draw:style-name="gr2" draw:text-style-name="P7" draw:layer="layout" svg:width="0.229cm" svg:height="0.575cm" svg:x="5.734cm" svg:y="9.846cm" svg:viewBox="0 0 230 576" draw:points="116,576 0,576 0,0 230,0 230,576">
            <text:p/>
          </draw:polygon>
          <draw:path draw:style-name="gr3" draw:text-style-name="P8" draw:layer="layout" svg:width="0.301cm" svg:height="0.674cm" svg:x="5.712cm" svg:y="9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2" draw:id="id392">
          <svg:title>TexMaths</svg:title>
          <svg:desc>28§display§\therefore§svg§600§FALSE§</svg:desc>
          <draw:polygon draw:style-name="gr2" draw:text-style-name="P7" draw:layer="layout" svg:width="0.528cm" svg:height="0.433cm" svg:x="3.907cm" svg:y="9.923cm" svg:viewBox="0 0 529 434" draw:points="265,434 0,434 0,0 529,0 529,434">
            <text:p/>
          </draw:polygon>
          <draw:path draw:style-name="gr3" draw:text-style-name="P8" draw:layer="layout" svg:width="0.598cm" svg:height="0.531cm" svg:x="3.887cm" svg:y="9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98" draw:id="id398">
          <svg:title>TexMaths</svg:title>
          <svg:desc>24§display§= \smallint \sin^3 2x\  dx§svg§600§FALSE§</svg:desc>
          <draw:polygon draw:style-name="gr2" draw:text-style-name="P7" draw:layer="layout" svg:width="5.016cm" svg:height="0.845cm" svg:x="6.516cm" svg:y="11.345cm" svg:viewBox="0 0 5017 846" draw:points="2507,846 0,846 0,0 5017,0 5017,846">
            <text:p/>
          </draw:polygon>
          <draw:path draw:style-name="gr3" draw:text-style-name="P8" draw:layer="layout" svg:width="0.562cm" svg:height="0.199cm" svg:x="6.522cm" svg:y="11.74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1cm" svg:y="11.445cm" svg:viewBox="0 0 353 787" svg:d="M321 35c-29 1-37 23-37 34 0 21 17 35 35 35 17 0 34-12 34-37 0-32-27-67-67-67-71 0-86 92-100 157-23 127-40 235-54 382-3 45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7.977cm" svg:y="11.67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8.311cm" svg:y="11.48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8.543cm" svg:y="11.67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72cm" svg:height="0.404cm" svg:x="9.018cm" svg:y="11.303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8" draw:layer="layout" svg:width="0.337cm" svg:height="0.563cm" svg:x="9.546cm" svg:y="11.48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9.951cm" svg:y="11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402cm" svg:height="0.596cm" svg:x="10.723cm" svg:y="11.464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1.153cm" svg:y="11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99" draw:id="id399">
          <svg:title>TexMaths</svg:title>
          <svg:desc>24§display§.\ .\ .\ \ [\ \sin 3\theta = 3 \sin \theta - 4 \sin^3 \theta \ ]§svg§600§FALSE§</svg:desc>
          <draw:polygon draw:style-name="gr2" draw:text-style-name="P7" draw:layer="layout" svg:width="11.542cm" svg:height="0.875cm" svg:x="13.518cm" svg:y="11.346cm" svg:viewBox="0 0 11543 876" draw:points="5771,876 0,876 0,0 11543,0 11543,876">
            <text:p/>
          </draw:polygon>
          <draw:path draw:style-name="gr3" draw:text-style-name="P8" draw:layer="layout" svg:width="0.091cm" svg:height="0.091cm" svg:x="13.549cm" svg:y="11.96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4.063cm" svg:y="11.96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4.58cm" svg:y="11.96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5.403cm" svg:y="11.419cm" svg:viewBox="0 0 117 845" draw:points="117,845 117,812 35,812 35,35 117,35 117,0 0,0 0,845">
            <text:p/>
          </draw:polygon>
          <draw:path draw:style-name="gr3" draw:text-style-name="P8" draw:layer="layout" svg:width="0.277cm" svg:height="0.389cm" svg:x="15.847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16.179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6.413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7.03cm" svg:y="11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348cm" svg:height="0.606cm" svg:x="17.452cm" svg:y="11.456cm" svg:viewBox="0 0 349 607" svg:d="M349 173c0-56-13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62cm" svg:height="0.199cm" svg:x="18.118cm" svg:y="11.7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18.996cm" svg:y="11.48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277cm" svg:height="0.389cm" svg:x="19.55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19.883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117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48cm" svg:height="0.606cm" svg:x="20.735cm" svg:y="11.456cm" svg:viewBox="0 0 349 607" svg:d="M349 173c0-56-15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15cm" svg:height="0.035cm" svg:x="21.376cm" svg:y="11.822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22.173cm" svg:y="11.48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277cm" svg:height="0.389cm" svg:x="22.74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23.072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3.306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272cm" svg:height="0.404cm" svg:x="23.78cm" svg:y="11.304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8" draw:layer="layout" svg:width="0.348cm" svg:height="0.606cm" svg:x="24.302cm" svg:y="11.456cm" svg:viewBox="0 0 349 607" svg:d="M349 173c0-56-15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olygon draw:style-name="gr3" draw:text-style-name="P8" draw:layer="layout" svg:width="0.116cm" svg:height="0.844cm" svg:x="24.986cm" svg:y="11.419cm" svg:viewBox="0 0 117 845" draw:points="117,0 0,0 0,35 83,35 83,812 0,812 0,845 117,845">
            <text:p/>
          </draw:polygon>
        </draw:g>
        <draw:g xml:id="id400" draw:id="id400">
          <svg:title>TexMaths</svg:title>
          <svg:desc>24§display§= \frac{1}{4} \smallint 4\sin^3 2x\  dx§svg§600§FALSE§</svg:desc>
          <draw:polygon draw:style-name="gr2" draw:text-style-name="P7" draw:layer="layout" svg:width="6.343cm" svg:height="1.628cm" svg:x="6.517cm" svg:y="12.746cm" svg:viewBox="0 0 6344 1629" draw:points="3172,1629 0,1629 0,0 6344,0 6344,1629">
            <text:p/>
          </draw:polygon>
          <draw:path draw:style-name="gr3" draw:text-style-name="P8" draw:layer="layout" svg:width="0.562cm" svg:height="0.199cm" svg:x="6.523cm" svg:y="13.5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42cm" svg:y="12.7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5cm" svg:y="13.609cm" svg:viewBox="0 0 424 37" draw:points="211,37 0,37 0,0 424,0 424,37">
            <text:p/>
          </draw:polygon>
          <draw:path draw:style-name="gr3" draw:text-style-name="P8" draw:layer="layout" svg:width="0.375cm" svg:height="0.572cm" svg:x="7.49cm" svg:y="13.84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52cm" svg:height="0.787cm" svg:x="8.176cm" svg:y="13.232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375cm" svg:height="0.572cm" svg:x="8.738cm" svg:y="13.26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277cm" svg:height="0.389cm" svg:x="9.307cm" svg:y="13.459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639cm" svg:y="13.27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9.871cm" svg:y="13.46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272cm" svg:height="0.404cm" svg:x="10.346cm" svg:y="13.09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29-13 29-30 0-18-12-29-29-31 21-27 61-33 82-33 27 0 66 14 66 66 0 25-8 52-25 69-19 23-35 25-65 27-16 0-16 0-20 2 0 0-5 0-5 7 0 8 5 8 15 8z">
            <text:p/>
          </draw:path>
          <draw:path draw:style-name="gr3" draw:text-style-name="P8" draw:layer="layout" svg:width="0.337cm" svg:height="0.564cm" svg:x="10.875cm" svg:y="13.275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1.279cm" svg:y="13.4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7cm" svg:x="12.051cm" svg:y="13.25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4 0 68 69 68 74 0 4-2 10-4 14z">
            <text:p/>
          </draw:path>
          <draw:path draw:style-name="gr3" draw:text-style-name="P8" draw:layer="layout" svg:width="0.421cm" svg:height="0.383cm" svg:x="12.481cm" svg:y="13.465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389" draw:id="id389">
          <svg:title>TexMaths</svg:title>
          <svg:desc>18§display§\left[ 1 + \sin \theta = \left( \cos \left( \frac{\theta}{2} \right) + \sin \left( \frac{\theta }{2} \right) \right)^2 \right]§svg§600§FALSE§</svg:desc>
          <draw:polygon draw:style-name="gr2" draw:text-style-name="P7" draw:layer="layout" svg:width="10.252cm" svg:height="1.833cm" svg:x="17.118cm" svg:y="4.536cm" svg:viewBox="0 0 10253 1834" draw:points="5127,1834 0,1834 0,0 10253,0 10253,1834">
            <text:p/>
          </draw:polygon>
          <draw:polygon draw:style-name="gr3" draw:text-style-name="P8" draw:layer="layout" svg:width="0.188cm" svg:height="1.898cm" svg:x="17.261cm" svg:y="4.504cm" svg:viewBox="0 0 189 1899" draw:points="0,1899 189,1899 189,1859 39,1859 39,39 189,39 189,0 0,0">
            <text:p/>
          </draw:polygon>
          <draw:path draw:style-name="gr3" draw:text-style-name="P8" draw:layer="layout" svg:width="0.209cm" svg:height="0.422cm" svg:x="17.511cm" svg:y="5.189cm" svg:viewBox="0 0 210 423" svg:d="M131 16c0-15 0-16-14-16-41 40-97 40-117 40v20c13 0 50 0 84-17v330c0 23-2 30-60 30h-20v20c22-3 78-3 103-3s80 0 103 3v-20h-20c-58 0-59-7-59-30z">
            <text:p/>
          </draw:path>
          <draw:path draw:style-name="gr3" draw:text-style-name="P8" draw:layer="layout" svg:width="0.421cm" svg:height="0.422cm" svg:x="17.947cm" svg:y="5.24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8" draw:layer="layout" svg:width="0.208cm" svg:height="0.291cm" svg:x="18.565cm" svg:y="5.32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8" draw:layer="layout" svg:width="0.136cm" svg:height="0.424cm" svg:x="18.816cm" svg:y="5.18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8" draw:layer="layout" svg:width="0.319cm" svg:height="0.28cm" svg:x="18.99cm" svg:y="5.33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8" draw:layer="layout" svg:width="0.261cm" svg:height="0.454cm" svg:x="19.454cm" svg:y="5.165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8" draw:layer="layout" svg:width="0.421cm" svg:height="0.149cm" svg:x="19.954cm" svg:y="5.37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8" draw:layer="layout" svg:width="0.311cm" svg:height="1.518cm" svg:x="20.717cm" svg:y="4.694cm" svg:viewBox="0 0 312 1519" svg:d="M312 1513c0-3-1-4-2-6-23-24-67-66-108-135-103-163-149-369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8" draw:layer="layout" svg:width="0.241cm" svg:height="0.291cm" svg:x="21.072cm" svg:y="5.328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8" draw:layer="layout" svg:width="0.281cm" svg:height="0.291cm" svg:x="21.35cm" svg:y="5.328cm" svg:viewBox="0 0 282 292" svg:d="M282 148c0-80-65-148-141-148-79 0-141 69-141 148 0 82 66 144 141 144 76 0 141-63 141-144zM141 276c-27 0-55-14-72-43-16-27-16-66-16-89 0-25 0-59 15-88 17-29 47-42 73-42 27 0 55 13 71 41 17 27 17 64 17 89 0 23 0 58-14 85-13 29-42 47-74 47z">
            <text:p/>
          </draw:path>
          <draw:path draw:style-name="gr3" draw:text-style-name="P8" draw:layer="layout" svg:width="0.208cm" svg:height="0.291cm" svg:x="21.67cm" svg:y="5.32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8" draw:layer="layout" svg:width="0.311cm" svg:height="1.518cm" svg:x="22.135cm" svg:y="4.694cm" svg:viewBox="0 0 312 1519" svg:d="M312 1513c0-3-1-4-2-6-23-24-67-66-108-135-103-163-149-369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8" draw:layer="layout" svg:width="0.261cm" svg:height="0.454cm" svg:x="22.573cm" svg:y="4.737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olygon draw:style-name="gr3" draw:text-style-name="P8" draw:layer="layout" svg:width="0.317cm" svg:height="0.026cm" svg:x="22.546cm" svg:y="5.44cm" svg:viewBox="0 0 318 27" draw:points="158,27 0,27 0,0 318,0 318,27">
            <text:p/>
          </draw:polygon>
          <draw:path draw:style-name="gr3" draw:text-style-name="P8" draw:layer="layout" svg:width="0.252cm" svg:height="0.422cm" svg:x="22.577cm" svg:y="5.62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8" draw:layer="layout" svg:width="0.311cm" svg:height="1.518cm" svg:x="22.959cm" svg:y="4.694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  <draw:path draw:style-name="gr3" draw:text-style-name="P8" draw:layer="layout" svg:width="0.421cm" svg:height="0.422cm" svg:x="23.58cm" svg:y="5.24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8" draw:layer="layout" svg:width="0.208cm" svg:height="0.291cm" svg:x="24.197cm" svg:y="5.32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8" draw:layer="layout" svg:width="0.136cm" svg:height="0.424cm" svg:x="24.447cm" svg:y="5.18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8" draw:layer="layout" svg:width="0.319cm" svg:height="0.28cm" svg:x="24.622cm" svg:y="5.33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8" draw:layer="layout" svg:width="0.311cm" svg:height="1.518cm" svg:x="25.19cm" svg:y="4.694cm" svg:viewBox="0 0 312 1519" svg:d="M312 1513c0-3-1-4-2-6-23-24-67-66-108-135-103-163-149-369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8" draw:layer="layout" svg:width="0.261cm" svg:height="0.454cm" svg:x="25.627cm" svg:y="4.737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olygon draw:style-name="gr3" draw:text-style-name="P8" draw:layer="layout" svg:width="0.317cm" svg:height="0.026cm" svg:x="25.6cm" svg:y="5.44cm" svg:viewBox="0 0 318 27" draw:points="158,27 0,27 0,0 318,0 318,27">
            <text:p/>
          </draw:polygon>
          <draw:path draw:style-name="gr3" draw:text-style-name="P8" draw:layer="layout" svg:width="0.252cm" svg:height="0.422cm" svg:x="25.632cm" svg:y="5.62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8" draw:layer="layout" svg:width="0.311cm" svg:height="1.518cm" svg:x="26.015cm" svg:y="4.69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8" draw:layer="layout" svg:width="0.311cm" svg:height="1.518cm" svg:x="26.48cm" svg:y="4.69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8" draw:layer="layout" svg:width="0.196cm" svg:height="0.294cm" svg:x="26.952cm" svg:y="4.556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olygon draw:style-name="gr3" draw:text-style-name="P8" draw:layer="layout" svg:width="0.188cm" svg:height="1.898cm" svg:x="27.214cm" svg:y="4.504cm" svg:viewBox="0 0 189 1899" draw:points="150,1859 0,1859 0,1899 189,1899 189,0 0,0 0,39 150,39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4" smil:attributeName="visibility" smil:to="visible"/>
                  <anim:animate smil:dur="0.5s" smil:fill="hold" smil:targetElement="id384" smil:attributeName="width" smil:values="width*0.05;width" smil:keyTimes="0;1"/>
                  <anim:animate smil:dur="0.5s" smil:fill="hold" smil:targetElement="id384" smil:attributeName="height" smil:values="height;height" smil:keyTimes="0;1"/>
                  <anim:animate smil:dur="0.5s" smil:fill="hold" smil:targetElement="id384" smil:attributeName="x" smil:values="x-.2;x" smil:keyTimes="0;1"/>
                  <anim:animate smil:dur="0.5s" smil:fill="hold" smil:targetElement="id384" smil:attributeName="y" smil:values="y;y" smil:keyTimes="0;1"/>
                  <anim:transitionFilter smil:dur="0.5s" smil:targetElement="id38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5" smil:attributeName="visibility" smil:to="visible"/>
                  <anim:animate smil:dur="0.5s" smil:fill="hold" smil:targetElement="id385" smil:attributeName="width" smil:values="width*0.05;width" smil:keyTimes="0;1"/>
                  <anim:animate smil:dur="0.5s" smil:fill="hold" smil:targetElement="id385" smil:attributeName="height" smil:values="height;height" smil:keyTimes="0;1"/>
                  <anim:animate smil:dur="0.5s" smil:fill="hold" smil:targetElement="id385" smil:attributeName="x" smil:values="x-.2;x" smil:keyTimes="0;1"/>
                  <anim:animate smil:dur="0.5s" smil:fill="hold" smil:targetElement="id385" smil:attributeName="y" smil:values="y;y" smil:keyTimes="0;1"/>
                  <anim:transitionFilter smil:dur="0.5s" smil:targetElement="id38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6" smil:attributeName="visibility" smil:to="visible"/>
                  <anim:animate smil:dur="0.5s" smil:fill="hold" smil:targetElement="id386" smil:attributeName="width" smil:values="width*0.05;width" smil:keyTimes="0;1"/>
                  <anim:animate smil:dur="0.5s" smil:fill="hold" smil:targetElement="id386" smil:attributeName="height" smil:values="height;height" smil:keyTimes="0;1"/>
                  <anim:animate smil:dur="0.5s" smil:fill="hold" smil:targetElement="id386" smil:attributeName="x" smil:values="x-.2;x" smil:keyTimes="0;1"/>
                  <anim:animate smil:dur="0.5s" smil:fill="hold" smil:targetElement="id386" smil:attributeName="y" smil:values="y;y" smil:keyTimes="0;1"/>
                  <anim:transitionFilter smil:dur="0.5s" smil:targetElement="id3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1+width/2;x" smil:keyTimes="0;1"/>
                  <anim:animate smil:dur="0.5s" smil:fill="hold" smil:targetElement="id38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x;x" smil:keyTimes="0;1"/>
                  <anim:animate smil:dur="0.5s" smil:fill="hold" smil:targetElement="id3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7" smil:attributeName="visibility" smil:to="visible"/>
                  <anim:animate smil:dur="0.5s" smil:fill="hold" smil:targetElement="id397" smil:attributeName="width" smil:values="width*0.05;width" smil:keyTimes="0;1"/>
                  <anim:animate smil:dur="0.5s" smil:fill="hold" smil:targetElement="id397" smil:attributeName="height" smil:values="height;height" smil:keyTimes="0;1"/>
                  <anim:animate smil:dur="0.5s" smil:fill="hold" smil:targetElement="id397" smil:attributeName="x" smil:values="x-.2;x" smil:keyTimes="0;1"/>
                  <anim:animate smil:dur="0.5s" smil:fill="hold" smil:targetElement="id397" smil:attributeName="y" smil:values="y;y" smil:keyTimes="0;1"/>
                  <anim:transitionFilter smil:dur="0.5s" smil:targetElement="id3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x;x" smil:keyTimes="0;1"/>
                  <anim:animate smil:dur="0.5s" smil:fill="hold" smil:targetElement="id3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1+width/2;x" smil:keyTimes="0;1"/>
                  <anim:animate smil:dur="0.5s" smil:fill="hold" smil:targetElement="id3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3" draw:text-style-name="P15" draw:layer="layout" svg:width="26.4cm" svg:height="14.7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402" draw:id="id402">
          <svg:title>TexMaths</svg:title>
          <svg:desc>24§display§= \frac{1}{4} \smallint ( 3\sin 2x - \sin 6x )\  dx§svg§600§FALSE§</svg:desc>
          <draw:polygon draw:style-name="gr2" draw:text-style-name="P7" draw:layer="layout" svg:width="9.591cm" svg:height="1.628cm" svg:x="6.514cm" svg:y="0.739cm" svg:viewBox="0 0 9592 1629" draw:points="4796,1629 0,1629 0,0 9592,0 9592,1629">
            <text:p/>
          </draw:polygon>
          <draw:path draw:style-name="gr3" draw:text-style-name="P8" draw:layer="layout" svg:width="0.562cm" svg:height="0.199cm" svg:x="6.52cm" svg:y="1.5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9cm" svg:y="0.69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2cm" svg:y="1.602cm" svg:viewBox="0 0 424 37" draw:points="211,37 0,37 0,0 424,0 424,37">
            <text:p/>
          </draw:polygon>
          <draw:path draw:style-name="gr3" draw:text-style-name="P8" draw:layer="layout" svg:width="0.375cm" svg:height="0.572cm" svg:x="7.487cm" svg:y="1.838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52cm" svg:height="0.787cm" svg:x="8.173cm" svg:y="1.225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197cm" svg:height="0.844cm" svg:x="8.655cm" svg:y="1.197cm" svg:viewBox="0 0 198 845" svg:d="M198 838c0-2 0-4-16-19-105-106-132-266-132-396 0-146 33-294 136-400 12-10 12-11 12-15 0-6-4-8-10-8-8 0-84 58-134 165-44 92-54 187-54 258 0 67 10 169 56 265 52 104 124 157 132 157 6 0 10-1 10-7z">
            <text:p/>
          </draw:path>
          <draw:path draw:style-name="gr3" draw:text-style-name="P8" draw:layer="layout" svg:width="0.35cm" svg:height="0.581cm" svg:x="8.935cm" svg:y="1.26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277cm" svg:height="0.389cm" svg:x="9.49cm" svg:y="1.4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822cm" svg:y="1.2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0.056cm" svg:y="1.4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37cm" svg:height="0.564cm" svg:x="10.68cm" svg:y="1.268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1.085cm" svg:y="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8" draw:layer="layout" svg:width="0.515cm" svg:height="0.036cm" svg:x="11.799cm" svg:y="1.602cm" svg:viewBox="0 0 516 37" svg:d="M488 37c13 0 28 0 28-20 0-17-15-17-28-17h-459c-14 0-29 0-29 17 0 20 15 20 29 20z">
            <text:p/>
          </draw:path>
          <draw:path draw:style-name="gr3" draw:text-style-name="P8" draw:layer="layout" svg:width="0.277cm" svg:height="0.389cm" svg:x="12.6cm" svg:y="1.4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2.934cm" svg:y="1.2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3.166cm" svg:y="1.4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3.785cm" svg:y="1.268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1 15 75 15 115s0 83-15 113c-25 52-63 56-84 56z">
            <text:p/>
          </draw:path>
          <draw:path draw:style-name="gr3" draw:text-style-name="P8" draw:layer="layout" svg:width="0.421cm" svg:height="0.383cm" svg:x="14.195cm" svg:y="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8" draw:layer="layout" svg:width="0.197cm" svg:height="0.844cm" svg:x="14.7cm" svg:y="1.197cm" svg:viewBox="0 0 198 845" svg:d="M198 423c0-66-10-167-56-264-52-103-125-159-134-159-4 0-8 4-8 8s0 5 15 21c85 82 133 217 133 394 0 144-31 294-136 399-12 12-12 14-12 16 0 6 4 7 8 7 9 0 86-57 136-165 44-92 54-186 54-257z">
            <text:p/>
          </draw:path>
          <draw:path draw:style-name="gr3" draw:text-style-name="P8" draw:layer="layout" svg:width="0.402cm" svg:height="0.597cm" svg:x="15.296cm" svg:y="1.245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4 0 68 69 68 74 0 4-2 10-4 14z">
            <text:p/>
          </draw:path>
          <draw:path draw:style-name="gr3" draw:text-style-name="P8" draw:layer="layout" svg:width="0.421cm" svg:height="0.383cm" svg:x="15.726cm" svg:y="1.45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401" draw:id="id401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3" draw:id="id403">
          <svg:title>TexMaths</svg:title>
          <svg:desc>22§display§.\ .\ .\  \ [\ 4 \sin^3 \theta= 3 \sin \theta - \sin 3\theta  \ ]§svg§600§FALSE§</svg:desc>
          <draw:polygon draw:style-name="gr2" draw:text-style-name="P7" draw:layer="layout" svg:width="10.579cm" svg:height="0.802cm" svg:x="16.624cm" svg:y="1.143cm" svg:viewBox="0 0 10580 803" draw:points="5290,803 0,803 0,0 10580,0 10580,803">
            <text:p/>
          </draw:polygon>
          <draw:path draw:style-name="gr3" draw:text-style-name="P8" draw:layer="layout" svg:width="0.083cm" svg:height="0.083cm" svg:x="16.652cm" svg:y="1.70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124cm" svg:y="1.70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597cm" svg:y="1.706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8.352cm" svg:y="1.21cm" svg:viewBox="0 0 107 774" draw:points="107,774 107,744 32,744 32,32 107,32 107,0 0,0 0,774">
            <text:p/>
          </draw:polygon>
          <draw:path draw:style-name="gr3" draw:text-style-name="P8" draw:layer="layout" svg:width="0.344cm" svg:height="0.523cm" svg:x="18.755cm" svg:y="1.266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254cm" svg:height="0.356cm" svg:x="19.274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9.579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9.794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9cm" svg:height="0.37cm" svg:x="20.226cm" svg:y="1.10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319cm" svg:height="0.555cm" svg:x="20.705cm" svg:y="1.243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8" draw:layer="layout" svg:width="0.515cm" svg:height="0.182cm" svg:x="21.316cm" svg:y="1.5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2.122cm" svg:y="1.2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254cm" svg:height="0.356cm" svg:x="22.629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2.935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3.148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19cm" svg:height="0.555cm" svg:x="23.714cm" svg:y="1.243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8" draw:layer="layout" svg:width="0.472cm" svg:height="0.032cm" svg:x="24.302cm" svg:y="1.57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25.038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5.342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5.555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21cm" svg:height="0.532cm" svg:x="26.122cm" svg:y="1.2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19cm" svg:height="0.555cm" svg:x="26.509cm" svg:y="1.243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olygon draw:style-name="gr3" draw:text-style-name="P8" draw:layer="layout" svg:width="0.106cm" svg:height="0.773cm" svg:x="27.136cm" svg:y="1.21cm" svg:viewBox="0 0 107 774" draw:points="107,0 0,0 0,32 76,32 76,744 0,744 0,774 107,774">
            <text:p/>
          </draw:polygon>
        </draw:g>
        <draw:g xml:id="id404" draw:id="id404">
          <svg:title>TexMaths</svg:title>
          <svg:desc>24§display§= \frac{3}{4} \smallint \sin 2x \ dx - \frac{1}{4} \smallint \sin 6x \  dx§svg§600§FALSE§</svg:desc>
          <draw:polygon draw:style-name="gr2" draw:text-style-name="P7" draw:layer="layout" svg:width="11.067cm" svg:height="1.628cm" svg:x="6.514cm" svg:y="2.839cm" svg:viewBox="0 0 11068 1629" draw:points="5534,1629 0,1629 0,0 11068,0 11068,1629">
            <text:p/>
          </draw:polygon>
          <draw:path draw:style-name="gr3" draw:text-style-name="P8" draw:layer="layout" svg:width="0.562cm" svg:height="0.199cm" svg:x="6.52cm" svg:y="3.6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7.499cm" svg:y="2.79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8" draw:layer="layout" svg:width="0.423cm" svg:height="0.036cm" svg:x="7.463cm" svg:y="3.702cm" svg:viewBox="0 0 424 37" draw:points="211,37 0,37 0,0 424,0 424,37">
            <text:p/>
          </draw:polygon>
          <draw:path draw:style-name="gr3" draw:text-style-name="P8" draw:layer="layout" svg:width="0.375cm" svg:height="0.572cm" svg:x="7.488cm" svg:y="3.938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52cm" svg:height="0.787cm" svg:x="8.173cm" svg:y="3.325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277cm" svg:height="0.389cm" svg:x="8.741cm" svg:y="3.5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074cm" svg:y="3.3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9.308cm" svg:y="3.5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37cm" svg:height="0.564cm" svg:x="9.932cm" svg:y="3.368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0.335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7cm" svg:x="11.109cm" svg:y="3.345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4-21-24-38 0-21 1-27 5-40zM227 486c-4 16-4 17-18 33-36 46-71 59-94 59-44 0-55-46-55-78 0-43 26-148 48-187 24-50 63-80 97-80 54 0 68 69 68 74 0 4-2 10-4 14z">
            <text:p/>
          </draw:path>
          <draw:path draw:style-name="gr3" draw:text-style-name="P8" draw:layer="layout" svg:width="0.421cm" svg:height="0.383cm" svg:x="11.537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6cm" svg:height="0.036cm" svg:x="12.253cm" svg:y="3.702cm" svg:viewBox="0 0 517 37" svg:d="M488 37c13 0 29 0 29-20 0-17-16-17-29-17h-459c-14 0-29 0-29 17 0 20 15 20 29 20z">
            <text:p/>
          </draw:path>
          <draw:path draw:style-name="gr3" draw:text-style-name="P8" draw:layer="layout" svg:width="0.279cm" svg:height="0.564cm" svg:x="13.202cm" svg:y="2.79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3.127cm" svg:y="3.702cm" svg:viewBox="0 0 424 37" draw:points="211,37 0,37 0,0 424,0 424,37">
            <text:p/>
          </draw:polygon>
          <draw:path draw:style-name="gr3" draw:text-style-name="P8" draw:layer="layout" svg:width="0.375cm" svg:height="0.572cm" svg:x="13.152cm" svg:y="3.938cm" svg:viewBox="0 0 376 573" svg:d="M227 434v73c0 31-2 41-66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52cm" svg:height="0.787cm" svg:x="13.837cm" svg:y="3.325cm" svg:viewBox="0 0 353 788" svg:d="M321 35c-29 2-37 23-37 34 0 21 17 35 35 35 17 0 34-12 34-37 0-32-27-67-67-67-71 0-86 92-100 158-23 126-40 234-54 382-3 44-9 92-15 133-8 63-21 98-52 98-15 0-27-10-32-18 28 0 36-21 36-34 0-20-17-33-34-33-18 0-35 10-35 35 0 32 27 67 67 67 71 0 87-90 100-160 21-121 40-228 54-378 4-46 9-94 15-135 8-63 21-96 52-96 15 0 27 8 33 16z">
            <text:p/>
          </draw:path>
          <draw:path draw:style-name="gr3" draw:text-style-name="P8" draw:layer="layout" svg:width="0.277cm" svg:height="0.389cm" svg:x="14.406cm" svg:y="3.5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4.738cm" svg:y="3.3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4.97cm" svg:y="3.5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5.589cm" svg:y="3.368cm" svg:viewBox="0 0 351 582" svg:d="M77 286v-21c0-213 105-244 148-244 21 0 55 6 75 35-14 0-47 0-47 36 0 27 20 41 39 41 13 0 38-8 38-41 0-52-36-92-107-92-108 0-223 110-223 296 0 227 98 286 177 286 94 0 174-79 174-190 0-108-74-190-169-190-57 0-88 44-105 84zM177 559c-52 0-79-52-83-63-15-41-15-108-15-123 0-66 27-152 103-152 14 0 52 0 79 54 16 31 16 75 16 115s0 83-16 113c-25 52-65 56-84 56z">
            <text:p/>
          </draw:path>
          <draw:path draw:style-name="gr3" draw:text-style-name="P8" draw:layer="layout" svg:width="0.421cm" svg:height="0.383cm" svg:x="16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402cm" svg:height="0.597cm" svg:x="16.771cm" svg:y="3.345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4-21-24-38 0-21 1-27 5-40zM227 486c-4 16-4 17-18 33-36 46-71 59-94 59-42 0-55-46-55-78 0-43 26-148 48-187 24-50 63-80 97-80 56 0 68 69 68 74 0 4-2 10-4 14z">
            <text:p/>
          </draw:path>
          <draw:path draw:style-name="gr3" draw:text-style-name="P8" draw:layer="layout" svg:width="0.421cm" svg:height="0.383cm" svg:x="17.202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405" draw:id="id405">
          <svg:title>TexMaths</svg:title>
          <svg:desc>24§display§= \frac{3}{4} \times - \frac{\cos 2x}{2} - \frac{1}{4} \times - \frac{\cos 6x}{6} + c§svg§600§FALSE§</svg:desc>
          <draw:polygon draw:style-name="gr2" draw:text-style-name="P7" draw:layer="layout" svg:width="12.605cm" svg:height="1.647cm" svg:x="6.514cm" svg:y="5.04cm" svg:viewBox="0 0 12606 1648" draw:points="6303,1648 0,1648 0,0 12606,0 12606,1648">
            <text:p/>
          </draw:polygon>
          <draw:path draw:style-name="gr3" draw:text-style-name="P8" draw:layer="layout" svg:width="0.562cm" svg:height="0.199cm" svg:x="6.52cm" svg:y="5.82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7.499cm" svg:y="4.99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8" draw:layer="layout" svg:width="0.423cm" svg:height="0.036cm" svg:x="7.462cm" svg:y="5.903cm" svg:viewBox="0 0 424 37" draw:points="211,37 0,37 0,0 424,0 424,37">
            <text:p/>
          </draw:polygon>
          <draw:path draw:style-name="gr3" draw:text-style-name="P8" draw:layer="layout" svg:width="0.375cm" svg:height="0.572cm" svg:x="7.487cm" svg:y="6.1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08cm" svg:height="0.408cm" svg:x="8.298cm" svg:y="5.717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8" draw:layer="layout" svg:width="0.515cm" svg:height="0.036cm" svg:x="9.087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322cm" svg:height="0.389cm" svg:x="9.803cm" svg:y="5.18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0.173cm" svg:y="5.18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0.599cm" svg:y="5.182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37cm" svg:height="0.564cm" svg:x="11.087cm" svg:y="4.998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8" draw:layer="layout" svg:width="0.421cm" svg:height="0.383cm" svg:x="11.49cm" svg:y="5.186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8" draw:layer="layout" svg:width="2.174cm" svg:height="0.036cm" svg:x="9.774cm" svg:y="5.903cm" svg:viewBox="0 0 2175 37" draw:points="1089,37 0,37 0,0 2175,0 2175,37">
            <text:p/>
          </draw:polygon>
          <draw:path draw:style-name="gr3" draw:text-style-name="P8" draw:layer="layout" svg:width="0.337cm" svg:height="0.564cm" svg:x="10.692cm" svg:y="6.14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8" draw:layer="layout" svg:width="0.515cm" svg:height="0.036cm" svg:x="12.306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279cm" svg:height="0.564cm" svg:x="13.257cm" svg:y="4.998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3.182cm" svg:y="5.903cm" svg:viewBox="0 0 424 37" draw:points="211,37 0,37 0,0 424,0 424,37">
            <text:p/>
          </draw:polygon>
          <draw:path draw:style-name="gr3" draw:text-style-name="P8" draw:layer="layout" svg:width="0.375cm" svg:height="0.572cm" svg:x="13.205cm" svg:y="6.1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08cm" svg:height="0.408cm" svg:x="14.015cm" svg:y="5.717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8" draw:layer="layout" svg:width="0.515cm" svg:height="0.036cm" svg:x="14.806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322cm" svg:height="0.389cm" svg:x="15.52cm" svg:y="5.182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5.891cm" svg:y="5.182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16.317cm" svg:y="5.182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5cm" svg:height="0.581cm" svg:x="16.797cm" svg:y="4.998cm" svg:viewBox="0 0 351 582" svg:d="M77 286v-21c0-213 105-244 148-244 21 0 55 6 74 35-13 0-46 0-46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421cm" svg:height="0.383cm" svg:x="17.208cm" svg:y="5.18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8" draw:layer="layout" svg:width="2.174cm" svg:height="0.036cm" svg:x="15.493cm" svg:y="5.903cm" svg:viewBox="0 0 2175 37" draw:points="1089,37 0,37 0,0 2175,0 2175,37">
            <text:p/>
          </draw:polygon>
          <draw:path draw:style-name="gr3" draw:text-style-name="P8" draw:layer="layout" svg:width="0.35cm" svg:height="0.581cm" svg:x="16.403cm" svg:y="6.149cm" svg:viewBox="0 0 351 582" svg:d="M77 286v-21c0-213 105-244 148-244 21 0 55 6 74 35-13 0-46 0-46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8" draw:layer="layout" svg:width="0.562cm" svg:height="0.564cm" svg:x="18.002cm" svg:y="5.64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8" draw:layer="layout" svg:width="0.329cm" svg:height="0.383cm" svg:x="18.832cm" svg:y="5.759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408" draw:id="id408">
          <svg:title>TexMaths</svg:title>
          <svg:desc>24§display§= - \frac{3\cos 2x}{8} +  \frac{\cos 6x}{24} + c§svg§600§FALSE§</svg:desc>
          <draw:polygon draw:style-name="gr2" draw:text-style-name="P7" draw:layer="layout" svg:width="9.202cm" svg:height="1.647cm" svg:x="6.515cm" svg:y="7.242cm" svg:viewBox="0 0 9203 1648" draw:points="4602,1648 0,1648 0,0 9203,0 9203,1648">
            <text:p/>
          </draw:polygon>
          <draw:path draw:style-name="gr3" draw:text-style-name="P8" draw:layer="layout" svg:width="0.562cm" svg:height="0.199cm" svg:x="6.521cm" svg:y="8.0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15cm" svg:height="0.036cm" svg:x="7.433cm" svg:y="8.105cm" svg:viewBox="0 0 516 37" svg:d="M488 37c13 0 28 0 28-20 0-17-15-17-28-17h-459c-14 0-29 0-29 17 0 20 15 20 29 20z">
            <text:p/>
          </draw:path>
          <draw:path draw:style-name="gr3" draw:text-style-name="P8" draw:layer="layout" svg:width="0.35cm" svg:height="0.581cm" svg:x="8.157cm" svg:y="7.2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322cm" svg:height="0.389cm" svg:x="8.712cm" svg:y="7.38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9.082cm" svg:y="7.38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9.506cm" svg:y="7.38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37cm" svg:height="0.564cm" svg:x="9.994cm" svg:y="7.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0.399cm" svg:y="7.3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olygon draw:style-name="gr3" draw:text-style-name="P8" draw:layer="layout" svg:width="2.737cm" svg:height="0.036cm" svg:x="8.12cm" svg:y="8.105cm" svg:viewBox="0 0 2738 37" draw:points="1369,37 0,37 0,0 2738,0 2738,37">
            <text:p/>
          </draw:polygon>
          <draw:path draw:style-name="gr3" draw:text-style-name="P8" draw:layer="layout" svg:width="0.35cm" svg:height="0.581cm" svg:x="9.313cm" svg:y="8.351cm" svg:viewBox="0 0 351 582" svg:d="M102 177c-39-25-42-54-42-69 0-50 55-87 115-87 63 0 117 44 117 106 0 48-33 88-85 117zM227 257c61-30 101-74 101-130 0-79-75-127-151-127-85 0-154 63-154 142 0 16 2 52 37 92 9 10 42 31 63 47-50 24-123 71-123 155 0 90 86 146 175 146 96 0 176-69 176-159 0-31-9-69-40-106-17-17-31-25-84-60zM142 294l104 65c23 16 63 41 63 93 0 63-63 107-132 107-73 0-135-52-135-123 0-50 27-104 100-142z">
            <text:p/>
          </draw:path>
          <draw:path draw:style-name="gr3" draw:text-style-name="P8" draw:layer="layout" svg:width="0.562cm" svg:height="0.564cm" svg:x="11.192cm" svg:y="7.84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2cm" svg:height="0.389cm" svg:x="12.12cm" svg:y="7.38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2.488cm" svg:y="7.38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2.914cm" svg:y="7.38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5cm" svg:height="0.581cm" svg:x="13.395cm" svg:y="7.2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5 56-84 56z">
            <text:p/>
          </draw:path>
          <draw:path draw:style-name="gr3" draw:text-style-name="P8" draw:layer="layout" svg:width="0.421cm" svg:height="0.383cm" svg:x="13.805cm" svg:y="7.3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olygon draw:style-name="gr3" draw:text-style-name="P8" draw:layer="layout" svg:width="2.174cm" svg:height="0.036cm" svg:x="12.091cm" svg:y="8.105cm" svg:viewBox="0 0 2175 37" draw:points="1089,37 0,37 0,0 2175,0 2175,37">
            <text:p/>
          </draw:polygon>
          <draw:path draw:style-name="gr3" draw:text-style-name="P8" draw:layer="layout" svg:width="0.337cm" svg:height="0.564cm" svg:x="12.797cm" svg:y="8.351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8" draw:layer="layout" svg:width="0.375cm" svg:height="0.572cm" svg:x="13.201cm" svg:y="8.341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562cm" svg:height="0.564cm" svg:x="14.6cm" svg:y="7.84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9cm" svg:height="0.383cm" svg:x="15.43cm" svg:y="7.961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</draw:g>
        <draw:g xml:id="id407" draw:id="id407">
          <svg:title>TexMaths</svg:title>
          <svg:desc>28§display§\text {I}§svg§600§FALSE§</svg:desc>
          <draw:polygon draw:style-name="gr2" draw:text-style-name="P7" draw:layer="layout" svg:width="0.229cm" svg:height="0.575cm" svg:x="5.735cm" svg:y="7.846cm" svg:viewBox="0 0 230 576" draw:points="116,576 0,576 0,0 230,0 230,576">
            <text:p/>
          </draw:polygon>
          <draw:path draw:style-name="gr3" draw:text-style-name="P8" draw:layer="layout" svg:width="0.301cm" svg:height="0.674cm" svg:x="5.713cm" svg:y="7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6" draw:id="id406">
          <svg:title>TexMaths</svg:title>
          <svg:desc>28§display§\therefore§svg§600§FALSE§</svg:desc>
          <draw:polygon draw:style-name="gr2" draw:text-style-name="P7" draw:layer="layout" svg:width="0.528cm" svg:height="0.433cm" svg:x="3.908cm" svg:y="7.923cm" svg:viewBox="0 0 529 434" draw:points="265,434 0,434 0,0 529,0 529,434">
            <text:p/>
          </draw:polygon>
          <draw:path draw:style-name="gr3" draw:text-style-name="P8" draw:layer="layout" svg:width="0.598cm" svg:height="0.531cm" svg:x="3.888cm" svg:y="7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10" draw:id="id410">
          <svg:title>TexMaths</svg:title>
          <svg:desc>28§display§\text {Let,}§svg§600§FALSE§</svg:desc>
          <draw:polygon draw:style-name="gr2" draw:text-style-name="P7" draw:layer="layout" svg:width="1.538cm" svg:height="0.765cm" svg:x="3.629cm" svg:y="9.844cm" svg:viewBox="0 0 1539 766" draw:points="768,766 0,766 0,0 1539,0 1539,766">
            <text:p/>
          </draw:polygon>
          <draw:path draw:style-name="gr3" draw:text-style-name="P8" draw:layer="layout" svg:width="0.541cm" svg:height="0.673cm" svg:x="3.611cm" svg:y="9.7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3cm" svg:y="10.0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5cm" svg:y="9.8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9cm" svg:y="10.3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411" draw:id="id411">
          <svg:title>TexMaths</svg:title>
          <svg:desc>28§display§\text {I}§svg§600§FALSE§</svg:desc>
          <draw:polygon draw:style-name="gr2" draw:text-style-name="P7" draw:layer="layout" svg:width="0.229cm" svg:height="0.575cm" svg:x="5.735cm" svg:y="9.846cm" svg:viewBox="0 0 230 576" draw:points="116,576 0,576 0,0 230,0 230,576">
            <text:p/>
          </draw:polygon>
          <draw:path draw:style-name="gr3" draw:text-style-name="P8" draw:layer="layout" svg:width="0.301cm" svg:height="0.674cm" svg:x="5.713cm" svg:y="9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9" draw:id="id409">
          <svg:title>TexMaths</svg:title>
          <svg:desc>28§display§(7)§svg§600§FALSE§</svg:desc>
          <draw:polygon draw:style-name="gr2" draw:text-style-name="P7" draw:layer="layout" svg:width="1.061cm" svg:height="0.886cm" svg:x="2.211cm" svg:y="9.847cm" svg:viewBox="0 0 1062 887" draw:points="531,887 0,887 0,0 1062,0 1062,887">
            <text:p/>
          </draw:polygon>
          <draw:path draw:style-name="gr3" draw:text-style-name="P8" draw:layer="layout" svg:width="0.23cm" svg:height="0.985cm" svg:x="2.258cm" svg:y="9.7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9cm" svg:y="9.872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4cm" svg:y="9.7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412" draw:id="id412">
          <svg:title>TexMaths</svg:title>
          <svg:desc>24§display§= \smallint \cos 3x \cos 7x\  dx§svg§600§FALSE§</svg:desc>
          <draw:polygon draw:style-name="gr2" draw:text-style-name="P7" draw:layer="layout" svg:width="7.047cm" svg:height="0.702cm" svg:x="6.517cm" svg:y="9.748cm" svg:viewBox="0 0 7048 703" draw:points="3524,703 0,703 0,0 7048,0 7048,703">
            <text:p/>
          </draw:polygon>
          <draw:path draw:style-name="gr3" draw:text-style-name="P8" draw:layer="layout" svg:width="0.562cm" svg:height="0.199cm" svg:x="6.523cm" svg:y="10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9.706cm" svg:viewBox="0 0 353 787" svg:d="M321 35c-29 1-37 23-37 34 0 21 17 35 35 35 17 0 34-12 34-37 0-32-27-67-67-67-71 0-86 92-100 157-23 127-40 235-53 382-4 45-10 93-16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7.98cm" svg:y="9.933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8" draw:layer="layout" svg:width="0.375cm" svg:height="0.389cm" svg:x="8.349cm" svg:y="9.93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775cm" svg:y="9.933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5cm" svg:height="0.581cm" svg:x="9.257cm" svg:y="9.74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s-100-16-131-66c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668cm" svg:y="9.936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8" draw:layer="layout" svg:width="0.322cm" svg:height="0.389cm" svg:x="10.294cm" svg:y="9.933cm" svg:viewBox="0 0 323 390" svg:d="M71 196c0-138 69-175 113-175 8 0 62 0 93 31-37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8" draw:layer="layout" svg:width="0.375cm" svg:height="0.389cm" svg:x="10.665cm" svg:y="9.93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1.091cm" svg:y="9.933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62cm" svg:height="0.59cm" svg:x="11.583cm" svg:y="9.741cm" svg:viewBox="0 0 363 591" svg:d="M355 58c8-12 8-14 8-31h-206c-103 0-105-12-107-27h-21l-29 175h21c2-14 10-68 21-77 6-6 73-6 83-6h176c-9 14-76 106-96 135-74 113-103 230-103 316 0 10 0 48 38 48 41 0 41-38 41-48v-42c0-46 1-94 9-138 2-19 14-92 52-146z">
            <text:p/>
          </draw:path>
          <draw:path draw:style-name="gr3" draw:text-style-name="P8" draw:layer="layout" svg:width="0.421cm" svg:height="0.383cm" svg:x="11.982cm" svg:y="9.936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8" draw:layer="layout" svg:width="0.402cm" svg:height="0.596cm" svg:x="12.754cm" svg:y="9.725cm" svg:viewBox="0 0 403 597" svg:d="M403 10c0-2 0-10-11-10-12 0-92 8-108 10-6 0-11 3-11 15 0 11 7 11 21 11 40 0 42 6 42 14l-4 17-50 200c-15-31-40-54-78-54-98 0-204 125-204 248 0 80 46 136 113 136 18 0 60-4 110-63 7 34 36 63 77 63 30 0 50-19 63-48s25-81 25-83c0-9-8-9-10-9-9 0-9 4-11 15-16 56-31 106-66 106-23 0-24-21-24-39 0-21 1-26 5-40zM227 486c-4 15-4 17-18 32-36 46-71 60-94 60-42 0-55-46-55-79 0-42 26-148 48-186 25-50 63-81 97-81 54 0 68 69 68 75 0 4-2 10-4 14z">
            <text:p/>
          </draw:path>
          <draw:path draw:style-name="gr3" draw:text-style-name="P8" draw:layer="layout" svg:width="0.421cm" svg:height="0.383cm" svg:x="13.185cm" svg:y="9.936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10 137-131 0-7-8-7-10-7-8 0-10 2-12 7-28 93-86 112-113 112-32 0-46-27-46-56 0-19 6-36 15-75z">
            <text:p/>
          </draw:path>
        </draw:g>
        <draw:g xml:id="id413" draw:id="id413">
          <svg:title>TexMaths</svg:title>
          <svg:desc>24§display§= \frac{1}{2} \smallint 2 \cos 7x \cos 3x \  dx§svg§600§FALSE§</svg:desc>
          <draw:polygon draw:style-name="gr2" draw:text-style-name="P7" draw:layer="layout" svg:width="8.371cm" svg:height="1.627cm" svg:x="6.518cm" svg:y="11.048cm" svg:viewBox="0 0 8372 1628" draw:points="4187,1628 0,1628 0,0 8372,0 8372,1628">
            <text:p/>
          </draw:polygon>
          <draw:path draw:style-name="gr3" draw:text-style-name="P8" draw:layer="layout" svg:width="0.561cm" svg:height="0.199cm" svg:x="6.524cm" svg:y="11.82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279cm" svg:height="0.563cm" svg:x="7.543cm" svg:y="11.006cm" svg:viewBox="0 0 280 564" svg:d="M175 21c0-19 0-21-20-21-53 54-128 54-155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6cm" svg:y="11.91cm" svg:viewBox="0 0 424 36" draw:points="211,36 0,36 0,0 424,0 424,36">
            <text:p/>
          </draw:polygon>
          <draw:path draw:style-name="gr3" draw:text-style-name="P8" draw:layer="layout" svg:width="0.337cm" svg:height="0.563cm" svg:x="7.509cm" svg:y="12.156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52cm" svg:height="0.786cm" svg:x="8.177cm" svg:y="11.534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ath draw:style-name="gr3" draw:text-style-name="P8" draw:layer="layout" svg:width="0.337cm" svg:height="0.563cm" svg:x="8.758cm" svg:y="11.576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22cm" svg:height="0.389cm" svg:x="9.307cm" svg:y="11.76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678cm" svg:y="11.76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102cm" svg:y="11.76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62cm" svg:height="0.59cm" svg:x="10.595cm" svg:y="11.568cm" svg:viewBox="0 0 363 591" svg:d="M355 58c8-12 8-14 8-31h-206c-103 0-105-12-107-27h-21l-29 175h21c2-14 10-68 21-77 6-6 73-6 83-6h176c-9 14-76 106-96 134-74 114-103 231-103 317 0 10 0 48 38 48 40 0 40-38 40-48v-42c0-46 2-94 8-138 4-19 15-92 54-146z">
            <text:p/>
          </draw:path>
          <draw:path draw:style-name="gr3" draw:text-style-name="P8" draw:layer="layout" svg:width="0.421cm" svg:height="0.383cm" svg:x="10.995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8" draw:layer="layout" svg:width="0.322cm" svg:height="0.389cm" svg:x="11.621cm" svg:y="11.76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991cm" svg:y="11.76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417cm" svg:y="11.76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2.897cm" svg:y="11.576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3.308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8" draw:layer="layout" svg:width="0.402cm" svg:height="0.596cm" svg:x="14.082cm" svg:y="11.553cm" svg:viewBox="0 0 403 597" svg:d="M403 10c0-2 0-10-11-10-12 0-93 8-108 10-6 0-11 3-11 15 0 11 7 11 21 11 40 0 42 6 42 14l-2 17-52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4.51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414" draw:id="id414">
          <svg:title>TexMaths</svg:title>
          <svg:desc>24§display§= \frac{1}{2} \smallint [ \cos 10x + \cos 4x ]\  dx§svg§600§FALSE§</svg:desc>
          <draw:polygon draw:style-name="gr2" draw:text-style-name="P7" draw:layer="layout" svg:width="9.449cm" svg:height="1.627cm" svg:x="6.52cm" svg:y="13.149cm" svg:viewBox="0 0 9450 1628" draw:points="4725,1628 0,1628 0,0 9450,0 9450,1628">
            <text:p/>
          </draw:polygon>
          <draw:path draw:style-name="gr3" draw:text-style-name="P8" draw:layer="layout" svg:width="0.562cm" svg:height="0.199cm" svg:x="6.526cm" svg:y="13.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45cm" svg:y="13.10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8cm" svg:y="14.011cm" svg:viewBox="0 0 424 36" draw:points="211,36 0,36 0,0 424,0 424,36">
            <text:p/>
          </draw:polygon>
          <draw:path draw:style-name="gr3" draw:text-style-name="P8" draw:layer="layout" svg:width="0.337cm" svg:height="0.563cm" svg:x="7.511cm" svg:y="14.25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352cm" svg:height="0.786cm" svg:x="8.179cm" svg:y="13.63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olygon draw:style-name="gr3" draw:text-style-name="P8" draw:layer="layout" svg:width="0.116cm" svg:height="0.844cm" svg:x="8.678cm" svg:y="13.606cm" svg:viewBox="0 0 117 845" draw:points="117,845 117,812 35,812 35,35 117,35 117,0 0,0 0,845">
            <text:p/>
          </draw:polygon>
          <draw:path draw:style-name="gr3" draw:text-style-name="P8" draw:layer="layout" svg:width="0.322cm" svg:height="0.389cm" svg:x="8.841cm" svg:y="13.86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21cm" svg:y="13.861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636cm" svg:y="13.86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79cm" svg:height="0.563cm" svg:x="10.156cm" svg:y="13.67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56cm" svg:height="0.581cm" svg:x="10.536cm" svg:y="13.677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3 0 121-10 175-11 80-59 107-97 107z">
            <text:p/>
          </draw:path>
          <draw:path draw:style-name="gr3" draw:text-style-name="P8" draw:layer="layout" svg:width="0.421cm" svg:height="0.383cm" svg:x="10.949cm" svg:y="13.86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1.642cm" svg:y="13.74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2.468cm" svg:y="13.86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837cm" svg:y="13.86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3.263cm" svg:y="13.86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75cm" svg:height="0.571cm" svg:x="13.731cm" svg:y="13.66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421cm" svg:height="0.383cm" svg:x="14.156cm" svg:y="13.86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0.116cm" svg:height="0.844cm" svg:x="14.632cm" svg:y="13.606cm" svg:viewBox="0 0 117 845" draw:points="117,0 0,0 0,35 83,35 83,812 0,812 0,845 117,845">
            <text:p/>
          </draw:polygon>
          <draw:path draw:style-name="gr3" draw:text-style-name="P8" draw:layer="layout" svg:width="0.402cm" svg:height="0.596cm" svg:x="15.162cm" svg:y="13.654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15.592cm" svg:y="13.8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415" draw:id="id415">
          <svg:title>TexMaths</svg:title>
          <svg:desc>16§display§.\ .\ .\ \ [\ 2 \cos A \cos B = \cos (A + B) + \cos (A - B)\ ]§svg§600§FALSE§</svg:desc>
          <draw:polygon draw:style-name="gr2" draw:text-style-name="P7" draw:layer="layout" svg:width="11.766cm" svg:height="0.506cm" svg:x="14.522cm" svg:y="14.537cm" svg:viewBox="0 0 11767 507" draw:points="5884,507 0,507 0,0 11767,0 11767,507">
            <text:p/>
          </draw:polygon>
          <draw:path draw:style-name="gr3" draw:text-style-name="P8" draw:layer="layout" svg:width="0.06cm" svg:height="0.06cm" svg:x="14.542cm" svg:y="14.871cm" svg:viewBox="0 0 61 61" svg:d="M61 31c0-17-14-31-30-31-17 0-31 14-31 31 0 16 14 30 31 30 16 0 30-14 30-30z">
            <text:p/>
          </draw:path>
          <draw:path draw:style-name="gr3" draw:text-style-name="P8" draw:layer="layout" svg:width="0.06cm" svg:height="0.06cm" svg:x="14.886cm" svg:y="14.871cm" svg:viewBox="0 0 61 61" svg:d="M61 31c0-17-14-31-30-31-17 0-31 14-31 31 0 16 14 30 31 30 16 0 30-14 30-30z">
            <text:p/>
          </draw:path>
          <draw:path draw:style-name="gr3" draw:text-style-name="P8" draw:layer="layout" svg:width="0.06cm" svg:height="0.06cm" svg:x="15.23cm" svg:y="14.871cm" svg:viewBox="0 0 61 61" svg:d="M61 31c0-17-14-31-30-31-17 0-31 14-31 31 0 16 14 30 31 30 16 0 30-14 30-30z">
            <text:p/>
          </draw:path>
          <draw:polygon draw:style-name="gr3" draw:text-style-name="P8" draw:layer="layout" svg:width="0.077cm" svg:height="0.562cm" svg:x="15.779cm" svg:y="14.509cm" svg:viewBox="0 0 78 563" draw:points="78,563 78,541 23,541 23,23 78,23 78,0 0,0 0,563">
            <text:p/>
          </draw:polygon>
          <draw:path draw:style-name="gr3" draw:text-style-name="P8" draw:layer="layout" svg:width="0.224cm" svg:height="0.375cm" svg:x="16.084cm" svg:y="14.55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8" draw:layer="layout" svg:width="0.214cm" svg:height="0.259cm" svg:x="16.45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16.697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16.981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386cm" svg:height="0.403cm" svg:x="17.297cm" svg:y="14.528cm" svg:viewBox="0 0 387 404" svg:d="M81 339c-22 37-44 46-69 47-7 0-12 0-12 12 0 2 3 6 8 6 15 0 32-2 48-2 18 0 39 2 57 2 2 0 10 0 10-11 0-7-5-7-9-7-13-1-27-6-27-20 0-6 4-13 9-21l42-71h142c0 11 9 88 9 93 0 18-29 19-41 19-7 0-14 0-14 12 0 6 8 6 9 6 23 0 48-2 71-2 14 0 48 2 62 2 4 0 11 0 11-11 0-7-6-7-13-7-35 0-35-3-36-20l-35-352c-1-11-1-14-11-14-9 0-12 4-14 9zM148 256l112-186 18 186z">
            <text:p/>
          </draw:path>
          <draw:path draw:style-name="gr3" draw:text-style-name="P8" draw:layer="layout" svg:width="0.214cm" svg:height="0.259cm" svg:x="17.812cm" svg:y="14.679cm" svg:viewBox="0 0 215 260" svg:d="M47 131c0-93 46-117 76-117 5 0 41 0 61 21-23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18.059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18.343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402cm" svg:height="0.384cm" svg:x="18.663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374cm" svg:height="0.132cm" svg:x="19.282cm" svg:y="14.72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8" draw:layer="layout" svg:width="0.214cm" svg:height="0.259cm" svg:x="19.863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20.109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20.393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131cm" svg:height="0.562cm" svg:x="20.653cm" svg:y="14.50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8" draw:layer="layout" svg:width="0.386cm" svg:height="0.403cm" svg:x="20.835cm" svg:y="14.528cm" svg:viewBox="0 0 387 404" svg:d="M81 339c-22 37-44 46-69 47-7 0-12 0-12 12 0 2 3 6 8 6 15 0 32-2 48-2 18 0 39 2 57 2 2 0 10 0 10-11 0-7-5-7-9-7-13-1-27-6-27-20 0-6 4-13 9-21l42-71h142c0 11 9 88 9 93 0 18-29 19-41 19-7 0-14 0-14 12 0 6 8 6 9 6 23 0 48-2 71-2 14 0 48 2 62 2 4 0 11 0 11-11 0-7-6-7-13-7-35 0-35-3-36-20l-35-352c-1-11-1-14-11-14-9 0-12 4-14 9zM148 256l112-186 18 186z">
            <text:p/>
          </draw:path>
          <draw:path draw:style-name="gr3" draw:text-style-name="P8" draw:layer="layout" svg:width="0.374cm" svg:height="0.375cm" svg:x="21.394cm" svg:y="14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" draw:text-style-name="P8" draw:layer="layout" svg:width="0.402cm" svg:height="0.384cm" svg:x="21.948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131cm" svg:height="0.562cm" svg:x="22.412cm" svg:y="14.509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3" draw:text-style-name="P8" draw:layer="layout" svg:width="0.374cm" svg:height="0.375cm" svg:x="22.755cm" svg:y="14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" draw:text-style-name="P8" draw:layer="layout" svg:width="0.214cm" svg:height="0.259cm" svg:x="23.304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23.551cm" svg:y="14.679cm" svg:viewBox="0 0 251 260" svg:d="M251 132c0-72-58-132-126-132-70 0-125 61-125 132 0 73 59 128 125 128 68 0 126-57 126-128zM125 246c-24 0-48-13-64-39-14-24-14-59-14-79 0-22 0-53 13-78 16-26 42-37 65-37 25 0 49 11 64 36 15 24 15 57 15 79 0 20 0 51-13 75-12 26-37 43-66 43z">
            <text:p/>
          </draw:path>
          <draw:path draw:style-name="gr3" draw:text-style-name="P8" draw:layer="layout" svg:width="0.185cm" svg:height="0.259cm" svg:x="23.835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131cm" svg:height="0.562cm" svg:x="24.094cm" svg:y="14.50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8" draw:layer="layout" svg:width="0.386cm" svg:height="0.403cm" svg:x="24.277cm" svg:y="14.528cm" svg:viewBox="0 0 387 404" svg:d="M81 339c-22 37-44 46-69 47-7 0-12 0-12 12 0 2 3 6 8 6 15 0 32-2 48-2 18 0 39 2 57 2 2 0 10 0 10-11 0-7-5-7-9-7-13-1-27-6-27-20 0-6 4-13 9-21l42-71h142c2 11 9 88 9 93 0 18-29 19-41 19-7 0-14 0-14 12 0 6 8 6 9 6 23 0 48-2 71-2 14 0 48 2 62 2 4 0 11 0 11-11 0-7-6-7-13-7-35 0-35-3-36-20l-35-352c-1-11-1-14-11-14-9 0-10 4-14 9zM148 256l112-186 18 186z">
            <text:p/>
          </draw:path>
          <draw:path draw:style-name="gr3" draw:text-style-name="P8" draw:layer="layout" svg:width="0.343cm" svg:height="0.023cm" svg:x="24.85cm" svg:y="14.779cm" svg:viewBox="0 0 344 24" svg:d="M325 24c9 0 19 0 19-12s-10-12-19-12h-306c-9 0-19 0-19 12s10 12 19 12z">
            <text:p/>
          </draw:path>
          <draw:path draw:style-name="gr3" draw:text-style-name="P8" draw:layer="layout" svg:width="0.402cm" svg:height="0.384cm" svg:x="25.389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131cm" svg:height="0.562cm" svg:x="25.852cm" svg:y="14.509cm" svg:viewBox="0 0 132 563" svg:d="M132 282c0-44-7-112-37-176-35-69-83-106-90-106-2 0-5 3-5 5 0 3 0 4 10 14 57 55 89 145 89 263 0 95-21 195-91 266-8 7-8 9-8 10 0 4 3 5 5 5 7 0 58-38 91-110 29-61 36-124 36-171z">
            <text:p/>
          </draw:path>
          <draw:polygon draw:style-name="gr3" draw:text-style-name="P8" draw:layer="layout" svg:width="0.077cm" svg:height="0.562cm" svg:x="26.239cm" svg:y="14.509cm" svg:viewBox="0 0 78 563" draw:points="78,0 0,0 0,23 55,23 55,541 0,541 0,563 78,563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1+width/2;x" smil:keyTimes="0;1"/>
                  <anim:animate smil:dur="0.5s" smil:fill="hold" smil:targetElement="id40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width*0.05;width" smil:keyTimes="0;1"/>
                  <anim:animate smil:dur="0.5s" smil:fill="hold" smil:targetElement="id409" smil:attributeName="height" smil:values="height;height" smil:keyTimes="0;1"/>
                  <anim:animate smil:dur="0.5s" smil:fill="hold" smil:targetElement="id409" smil:attributeName="x" smil:values="x-.2;x" smil:keyTimes="0;1"/>
                  <anim:animate smil:dur="0.5s" smil:fill="hold" smil:targetElement="id409" smil:attributeName="y" smil:values="y;y" smil:keyTimes="0;1"/>
                  <anim:transitionFilter smil:dur="0.5s" smil:targetElement="id40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x;x" smil:keyTimes="0;1"/>
                  <anim:animate smil:dur="0.5s" smil:fill="hold" smil:targetElement="id4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xml:id="id422" text:id="id422"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4"> <text:s text:c="16"/></text:span><text:span text:style-name="T13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#####</text:span><text:span text:style-name="T15"><text:tab/></text:span><text:span text:style-name="T15"><text:tab/></text:span><text:span text:style-name="T15">DONE</text:span><text:span text:style-name="T15"><text:tab/></text:span><text:span text:style-name="T15"><text:tab/></text:span><text:span text:style-name="T15">#####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417" draw:id="id417">
          <svg:title>TexMaths</svg:title>
          <svg:desc>24§display§= \frac{1}{2}  [ \smallint \cos 10x \ dx + \smallint \cos 4x \ dx ]§svg§600§FALSE§</svg:desc>
          <draw:polygon draw:style-name="gr2" draw:text-style-name="P7" draw:layer="layout" svg:width="11.175cm" svg:height="1.627cm" svg:x="6.514cm" svg:y="0.739cm" svg:viewBox="0 0 11176 1628" draw:points="5589,1628 0,1628 0,0 11176,0 11176,1628">
            <text:p/>
          </draw:polygon>
          <draw:path draw:style-name="gr3" draw:text-style-name="P8" draw:layer="layout" svg:width="0.562cm" svg:height="0.199cm" svg:x="6.52cm" svg:y="1.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39cm" svg:y="0.69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2cm" svg:y="1.601cm" svg:viewBox="0 0 424 36" draw:points="211,36 0,36 0,0 424,0 424,36">
            <text:p/>
          </draw:polygon>
          <draw:path draw:style-name="gr3" draw:text-style-name="P8" draw:layer="layout" svg:width="0.337cm" svg:height="0.563cm" svg:x="7.505cm" svg:y="1.84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116cm" svg:height="0.844cm" svg:x="8.086cm" svg:y="1.196cm" svg:viewBox="0 0 117 845" draw:points="117,845 117,812 35,812 35,35 117,35 117,0 0,0 0,845">
            <text:p/>
          </draw:polygon>
          <draw:path draw:style-name="gr3" draw:text-style-name="P8" draw:layer="layout" svg:width="0.352cm" svg:height="0.786cm" svg:x="8.267cm" svg:y="1.22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8.835cm" svg:y="1.45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204cm" svg:y="1.451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63cm" svg:y="1.45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79cm" svg:height="0.563cm" svg:x="10.15cm" svg:y="1.26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56cm" svg:height="0.581cm" svg:x="10.53cm" svg:y="1.267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3 0 121-10 175-11 80-59 107-97 107z">
            <text:p/>
          </draw:path>
          <draw:path draw:style-name="gr3" draw:text-style-name="P8" draw:layer="layout" svg:width="0.421cm" svg:height="0.383cm" svg:x="10.943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402cm" svg:height="0.596cm" svg:x="11.717cm" svg:y="1.2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2.147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2.838cm" svg:y="1.33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52cm" svg:height="0.786cm" svg:x="13.681cm" svg:y="1.22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14.249cm" svg:y="1.45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4.62cm" svg:y="1.45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5.044cm" svg:y="1.45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75cm" svg:height="0.571cm" svg:x="15.515cm" svg:y="1.25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421cm" svg:height="0.383cm" svg:x="15.937cm" svg:y="1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402cm" svg:height="0.596cm" svg:x="16.709cm" svg:y="1.2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139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0.116cm" svg:height="0.844cm" svg:x="17.615cm" svg:y="1.196cm" svg:viewBox="0 0 117 845" draw:points="117,0 0,0 0,35 83,35 83,812 0,812 0,845 117,845">
            <text:p/>
          </draw:polygon>
        </draw:g>
        <draw:g xml:id="id416" draw:id="id416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8" draw:id="id418">
          <svg:title>TexMaths</svg:title>
          <svg:desc>24§display§= \frac{1}{2}  \left[ \frac{\sin 10x}{10} + \frac{\sin 4x}{4} \right] + c§svg§600§FALSE§</svg:desc>
          <draw:polygon draw:style-name="gr2" draw:text-style-name="P7" draw:layer="layout" svg:width="9.874cm" svg:height="1.941cm" svg:x="6.515cm" svg:y="2.939cm" svg:viewBox="0 0 9875 1942" draw:points="4936,1942 0,1942 0,0 9875,0 9875,1942">
            <text:p/>
          </draw:polygon>
          <draw:path draw:style-name="gr3" draw:text-style-name="P8" draw:layer="layout" svg:width="0.562cm" svg:height="0.199cm" svg:x="6.521cm" svg:y="3.8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7.54cm" svg:y="2.98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0.423cm" svg:height="0.035cm" svg:x="7.463cm" svg:y="3.892cm" svg:viewBox="0 0 424 36" draw:points="211,36 0,36 0,0 424,0 424,36">
            <text:p/>
          </draw:polygon>
          <draw:path draw:style-name="gr3" draw:text-style-name="P8" draw:layer="layout" svg:width="0.337cm" svg:height="0.564cm" svg:x="7.506cm" svg:y="4.1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224cm" svg:height="2.025cm" svg:x="8.339cm" svg:y="2.897cm" svg:viewBox="0 0 225 2026" draw:points="0,2026 225,2026 225,1980 46,1980 46,46 225,46 225,0 0,0">
            <text:p/>
          </draw:polygon>
          <draw:path draw:style-name="gr3" draw:text-style-name="P8" draw:layer="layout" svg:width="0.277cm" svg:height="0.389cm" svg:x="8.702cm" svg:y="3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034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268cm" svg:y="3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79cm" svg:height="0.564cm" svg:x="9.925cm" svg:y="2.98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10.305cm" svg:y="2.98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421cm" svg:height="0.383cm" svg:x="10.718cm" svg:y="3.1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8" draw:layer="layout" svg:width="2.503cm" svg:height="0.035cm" svg:x="8.675cm" svg:y="3.892cm" svg:viewBox="0 0 2504 36" draw:points="1252,36 0,36 0,0 2504,0 2504,36">
            <text:p/>
          </draw:polygon>
          <draw:path draw:style-name="gr3" draw:text-style-name="P8" draw:layer="layout" svg:width="0.279cm" svg:height="0.564cm" svg:x="9.579cm" svg:y="4.1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9.958cm" svg:y="4.13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562cm" svg:height="0.564cm" svg:x="11.513cm" svg:y="3.62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2.438cm" svg:y="3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2.77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3.003cm" svg:y="3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571cm" svg:x="13.61cm" svg:y="2.978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421cm" svg:height="0.383cm" svg:x="14.032cm" svg:y="3.1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olygon draw:style-name="gr3" draw:text-style-name="P8" draw:layer="layout" svg:width="2.08cm" svg:height="0.035cm" svg:x="12.41cm" svg:y="3.892cm" svg:viewBox="0 0 2081 36" draw:points="1041,36 0,36 0,0 2081,0 2081,36">
            <text:p/>
          </draw:polygon>
          <draw:path draw:style-name="gr3" draw:text-style-name="P8" draw:layer="layout" svg:width="0.375cm" svg:height="0.571cm" svg:x="13.262cm" svg:y="4.128cm" svg:viewBox="0 0 376 572" svg:d="M225 434v73c0 31 0 40-64 40h-17v25c35-2 79-2 113-2 37 0 81 0 115 2v-25h-17c-63 0-65-9-65-40v-73h86v-27h-86v-386c0-15 0-21-14-21-7 0-9 0-15 10l-261 397v27zM230 407h-207l207-315z">
            <text:p/>
          </draw:path>
          <draw:polygon draw:style-name="gr3" draw:text-style-name="P8" draw:layer="layout" svg:width="0.224cm" svg:height="2.025cm" svg:x="14.602cm" svg:y="2.897cm" svg:viewBox="0 0 225 2026" draw:points="177,1980 0,1980 0,2026 225,2026 225,0 0,0 0,46 177,46">
            <text:p/>
          </draw:polygon>
          <draw:path draw:style-name="gr3" draw:text-style-name="P8" draw:layer="layout" svg:width="0.562cm" svg:height="0.564cm" svg:x="15.27cm" svg:y="3.62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9cm" svg:height="0.383cm" svg:x="16.102cm" svg:y="3.74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20" draw:id="id420">
          <svg:title>TexMaths</svg:title>
          <svg:desc>28§display§\text {I}§svg§600§FALSE§</svg:desc>
          <draw:polygon draw:style-name="gr2" draw:text-style-name="P7" draw:layer="layout" svg:width="0.229cm" svg:height="0.575cm" svg:x="5.734cm" svg:y="5.943cm" svg:viewBox="0 0 230 576" draw:points="116,576 0,576 0,0 230,0 230,576">
            <text:p/>
          </draw:polygon>
          <draw:path draw:style-name="gr3" draw:text-style-name="P8" draw:layer="layout" svg:width="0.301cm" svg:height="0.674cm" svg:x="5.712cm" svg:y="5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9" draw:id="id419">
          <svg:title>TexMaths</svg:title>
          <svg:desc>28§display§\therefore§svg§600§FALSE§</svg:desc>
          <draw:polygon draw:style-name="gr2" draw:text-style-name="P7" draw:layer="layout" svg:width="0.528cm" svg:height="0.433cm" svg:x="3.907cm" svg:y="6.023cm" svg:viewBox="0 0 529 434" draw:points="265,434 0,434 0,0 529,0 529,434">
            <text:p/>
          </draw:polygon>
          <draw:path draw:style-name="gr3" draw:text-style-name="P8" draw:layer="layout" svg:width="0.598cm" svg:height="0.531cm" svg:x="3.887cm" svg:y="5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21" draw:id="id421">
          <svg:title>TexMaths</svg:title>
          <svg:desc>24§display§= \frac{\sin 10x}{20} + \frac{\sin 4x}{8} + c§svg§600§FALSE§</svg:desc>
          <draw:polygon draw:style-name="gr2" draw:text-style-name="P7" draw:layer="layout" svg:width="8.218cm" svg:height="1.656cm" svg:x="6.517cm" svg:y="5.339cm" svg:viewBox="0 0 8219 1657" draw:points="4108,1657 0,1657 0,0 8219,0 8219,1657">
            <text:p/>
          </draw:polygon>
          <draw:path draw:style-name="gr3" draw:text-style-name="P8" draw:layer="layout" svg:width="0.562cm" svg:height="0.199cm" svg:x="6.523cm" svg:y="6.1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7.494cm" svg:y="5.49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7.826cm" svg:y="5.3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8.061cm" svg:y="5.4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279cm" svg:height="0.564cm" svg:x="8.717cm" svg:y="5.3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9.097cm" svg:y="5.307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4 16 99 98 8 48 8 112 8 165 0 64 0 121-10 175-11 81-59 108-97 108z">
            <text:p/>
          </draw:path>
          <draw:path draw:style-name="gr3" draw:text-style-name="P8" draw:layer="layout" svg:width="0.421cm" svg:height="0.383cm" svg:x="9.51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2.502cm" svg:height="0.035cm" svg:x="7.465cm" svg:y="6.211cm" svg:viewBox="0 0 2503 36" draw:points="1252,36 0,36 0,0 2503,0 2503,36">
            <text:p/>
          </draw:polygon>
          <draw:path draw:style-name="gr3" draw:text-style-name="P8" draw:layer="layout" svg:width="0.337cm" svg:height="0.564cm" svg:x="8.337cm" svg:y="6.455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8 75-7 7-63 7-80 7z">
            <text:p/>
          </draw:path>
          <draw:path draw:style-name="gr3" draw:text-style-name="P8" draw:layer="layout" svg:width="0.356cm" svg:height="0.581cm" svg:x="8.75cm" svg:y="6.455cm" svg:viewBox="0 0 357 582" svg:d="M357 294c0-69-4-137-34-200-39-81-108-94-144-94-50 0-114 21-148 100-27 59-31 125-31 194 0 63 4 138 38 203 37 68 98 85 141 85 46 0 109-17 147-98 27-58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562cm" svg:height="0.564cm" svg:x="10.303cm" svg:y="5.9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277cm" svg:height="0.389cm" svg:x="11.228cm" svg:y="5.49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562cm" svg:y="5.3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1.795cm" svg:y="5.4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571cm" svg:x="12.401cm" svg:y="5.29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421cm" svg:height="0.383cm" svg:x="12.824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2.08cm" svg:height="0.035cm" svg:x="11.201cm" svg:y="6.211cm" svg:viewBox="0 0 2081 36" draw:points="1041,36 0,36 0,0 2081,0 2081,36">
            <text:p/>
          </draw:polygon>
          <draw:path draw:style-name="gr3" draw:text-style-name="P8" draw:layer="layout" svg:width="0.35cm" svg:height="0.581cm" svg:x="12.065cm" svg:y="6.455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6 63 40 63 92 0 64-63 108-132 108-73 0-135-52-135-123 0-50 27-104 100-142z">
            <text:p/>
          </draw:path>
          <draw:path draw:style-name="gr3" draw:text-style-name="P8" draw:layer="layout" svg:width="0.562cm" svg:height="0.564cm" svg:x="13.617cm" svg:y="5.9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329cm" svg:height="0.383cm" svg:x="14.448cm" svg:y="6.065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22" anim:sub-item="text" smil:attributeName="visibility" smil:to="visible"/>
                  <anim:animate smil:dur="1s" smil:fill="hold" smil:targetElement="id422" anim:sub-item="text" smil:attributeName="width" smil:values="0;width" smil:keyTimes="0;1"/>
                  <anim:animate smil:dur="1s" smil:fill="hold" smil:targetElement="id422" anim:sub-item="text" smil:attributeName="height" smil:values="0;height" smil:keyTimes="0;1"/>
                  <anim:animate smil:dur="1s" smil:fill="hold" smil:targetElement="id422" anim:sub-item="text" smil:attributeName="x" smil:values="0;1" smil:keyTimes="0;1" anim:formula="x+(cos(-2*pi*(1-$))*-x-sin(-2*pi*(1-$))*(1-y))*(1-$)"/>
                  <anim:animate smil:dur="1s" smil:fill="hold" smil:targetElement="id42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9">
        <office:forms form:automatic-focus="false" form:apply-design-mode="false"/>
        <draw:frame presentation:style-name="pr14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423" text:id="id423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23" anim:sub-item="text" smil:attributeName="visibility" smil:to="visible"/>
                  <anim:transitionFilter smil:dur="2s" smil:targetElement="id423" anim:sub-item="text" smil:type="fade" smil:subtype="crossfade"/>
                  <anim:animate smil:dur="2s" smil:fill="hold" smil:targetElement="id423" anim:sub-item="text" smil:attributeName="rotate" smil:values="720;0" smil:keyTimes="0;1"/>
                  <anim:animate smil:dur="2s" smil:fill="hold" smil:targetElement="id423" anim:sub-item="text" smil:attributeName="height" smil:values="0;height" smil:keyTimes="0;1"/>
                  <anim:animate smil:dur="2s" smil:fill="hold" smil:targetElement="id423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2T19">
        <office:forms form:automatic-focus="false" form:apply-design-mode="false"/>
        <draw:frame presentation:style-name="pr15" draw:text-style-name="P16" draw:layer="layout" svg:width="25.201cm" svg:height="9.999cm" draw:transform="rotate (0.00314159265358979) translate (1.383cm 1.839cm)" presentation:class="title" presentation:user-transformed="true">
          <draw:text-box>
            <text:p xml:id="id424" text:id="id424"><text:span text:style-name="T16">This is a presentation in</text:span><text:span text:style-name="T16"><text:line-break/></text:span><text:span text:style-name="T17">LI</text:span><text:span text:style-name="T17"><text:tab/></text:span><text:span text:style-name="T17">BREOFFICE – IMPRESS</text:span><text:span text:style-name="T16"><text:line-break/></text:span><text:span text:style-name="T16">By</text:span><text:span text:style-name="T16"><text:line-break/></text:span><text:span text:style-name="T18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24" anim:sub-item="text" smil:attributeName="visibility" smil:to="visible"/>
                  <anim:transitionFilter smil:dur="0.8s" smil:decelerate="1" smil:targetElement="id424" anim:sub-item="text" smil:type="fade" smil:subtype="crossfade"/>
                  <anim:animate smil:dur="0.8s" smil:fill="hold" smil:decelerate="1" smil:targetElement="id424" anim:sub-item="text" smil:attributeName="rotate" smil:values="-90;0" smil:keyTimes="0;1"/>
                  <anim:animate smil:dur="0.8s" smil:fill="hold" smil:decelerate="1" smil:targetElement="id424" anim:sub-item="text" smil:attributeName="x" smil:values="x+0.4;x-0.05" smil:keyTimes="0;1"/>
                  <anim:animate smil:dur="0.8s" smil:fill="hold" smil:decelerate="1" smil:targetElement="id424" anim:sub-item="text" smil:attributeName="y" smil:values="y-0.4;y+0.1" smil:keyTimes="0;1"/>
                  <anim:animate smil:begin="0.8s" smil:dur="0.2s" smil:fill="hold" smil:accelerate="1" smil:targetElement="id424" anim:sub-item="text" smil:attributeName="x" smil:values="x-0.05;x" smil:keyTimes="0;1"/>
                  <anim:animate smil:begin="0.8s" smil:dur="0.2s" smil:fill="hold" smil:accelerate="1" smil:targetElement="id424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05T18:51:20.667428813</dc:date>
    <meta:editing-duration>PT21H45M40S</meta:editing-duration>
    <meta:editing-cycles>371</meta:editing-cycles>
    <meta:generator>LibreOffice/6.0.7.3$Linux_X86_64 LibreOffice_project/00m0$Build-3</meta:generator>
    <meta:document-statistic meta:object-count="5935"/>
  </office:meta>
</office:document-meta>
</file>